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26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07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0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Tabelle1" table:style-name="ta1">
        <table:table-column table:style-name="co1" table:number-columns-repeated="1024" table:default-cell-style-name="ce10"/>
        <table:table-row table:style-name="ro1"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number-columns-repeated="1018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number-columns-repeated="1018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1" table:number-columns-repeated="10"/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9"/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8"/>
          <table:table-cell table:number-columns-repeated="101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 table:number-columns-repeated="6"/>
          <table:table-cell table:number-columns-repeated="101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number-columns-repeated="5"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101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number-columns-repeated="5"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1" table:number-columns-repeated="4"/>
          <table:table-cell table:number-columns-repeated="101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number-columns-repeated="5" table:style-name="ce11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.</text:p>
          </table:table-cell>
          <table:table-cell table:style-name="ce11" table:number-columns-repeated="3"/>
          <table:table-cell table:number-columns-repeated="101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number-columns-repeated="5" table:style-name="ce1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number-columns-repeated="9" table:style-name="ce11" office:value-type="string" calcext:value-type="string">
            <text:p>x</text:p>
          </table:table-cell>
          <table:table-cell table:style-name="ce11"/>
          <table:table-cell table:number-columns-repeated="1013"/>
        </table:table-row>
        <table:table-row table:style-name="ro1" table:number-rows-repeated="14">
          <table:table-cell table:style-name="ce9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fgabe2" table:style-name="ta1">
        <table:table-column table:style-name="co2" table:number-columns-repeated="30" table:default-cell-style-name="ce10"/>
        <table:table-column table:style-name="co3" table:default-cell-style-name="ce10"/>
        <table:table-column table:style-name="co4" table:number-columns-repeated="993" table:default-cell-style-name="ce10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formula="of:=CONCATENATE(&quot;&lt;grammatik-regel&gt;&lt;grammatik-links&gt;&lt;grammatik-nts&gt;&quot;;[.A1];&quot;&lt;/grammatik-nts&gt;&lt;/grammatik-links&gt;&lt;grammatik-pfeil&gt;&amp;rarr;&lt;/grammatik-pfeil&gt;&lt;grammatik-rechts&gt;&quot;)" office:value-type="string" office:string-value="&lt;grammatik-regel&gt;&lt;grammatik-links&gt;&lt;grammatik-nts&gt;S&lt;/grammatik-nts&gt;&lt;/grammatik-links&gt;&lt;grammatik-pfeil&gt;&amp;rarr;&lt;/grammatik-pfeil&gt;&lt;grammatik-rechts&gt;" calcext:value-type="string">
            <text:p>&lt;grammatik-regel&gt;&lt;grammatik-links&gt;&lt;grammatik-nts&gt;S&lt;/grammatik-nts&gt;&lt;/grammatik-links&gt;&lt;grammatik-pfeil&gt;&amp;rarr;&lt;/grammatik-pfeil&gt;&lt;grammatik-rechts&gt;</text:p>
          </table:table-cell>
          <table:table-cell table:formula="of:=IF(ISBLANK([.B1]);[.A31];[.A31] &amp; IF([.B1]=&quot;|&quot;;&quot;|&quot;;    IF(AND(CODE([.B1]) &gt;= 65; CODE([.B1]) &lt;= 90)  ; &quot;&lt;grammatik-nts&gt;&quot; &amp; [.B1] &amp; &quot;&lt;/grammatik-nts&gt;&quot;   ;   &quot;&lt;grammatik-ts&gt;&quot; &amp; [.B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</text:p>
          </table:table-cell>
          <table:table-cell table:formula="of:=IF(ISBLANK([.C1]);[.B31];[.B31] &amp; IF([.C1]=&quot;|&quot;; &quot;&lt;regel-oder&gt; | &lt;/regel-oder&gt;&quot; ;    IF(AND(CODE([.C1]) &gt;= 65; CODE([.C1]) &lt;= 90)  ; &quot;&lt;grammatik-nts&gt;&quot; &amp; [.C1] &amp; &quot;&lt;/grammatik-nts&gt;&quot;   ;   &quot;&lt;grammatik-ts&gt;&quot; &amp; [.C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</text:p>
          </table:table-cell>
          <table:table-cell table:formula="of:=IF(ISBLANK([.D1]);[.C31];[.C31] &amp; IF([.D1]=&quot;|&quot;; &quot;&lt;regel-oder&gt; | &lt;/regel-oder&gt;&quot; ;    IF(AND(CODE([.D1]) &gt;= 65; CODE([.D1]) &lt;= 90)  ; &quot;&lt;grammatik-nts&gt;&quot; &amp; [.D1] &amp; &quot;&lt;/grammatik-nts&gt;&quot;   ;   &quot;&lt;grammatik-ts&gt;&quot; &amp; [.D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</text:p>
          </table:table-cell>
          <table:table-cell table:formula="of:=IF(ISBLANK([.E1]);[.D31];[.D31] &amp; IF([.E1]=&quot;|&quot;; &quot;&lt;regel-oder&gt; | &lt;/regel-oder&gt;&quot; ;    IF(AND(CODE([.E1]) &gt;= 65; CODE([.E1]) &lt;= 90)  ; &quot;&lt;grammatik-nts&gt;&quot; &amp; [.E1] &amp; &quot;&lt;/grammatik-nts&gt;&quot;   ;   &quot;&lt;grammatik-ts&gt;&quot; &amp; [.E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</text:p>
          </table:table-cell>
          <table:table-cell table:formula="of:=IF(ISBLANK([.F1]);[.E31];[.E31] &amp; IF([.F1]=&quot;|&quot;; &quot;&lt;regel-oder&gt; | &lt;/regel-oder&gt;&quot; ;    IF(AND(CODE([.F1]) &gt;= 65; CODE([.F1]) &lt;= 90)  ; &quot;&lt;grammatik-nts&gt;&quot; &amp; [.F1] &amp; &quot;&lt;/grammatik-nts&gt;&quot;   ;   &quot;&lt;grammatik-ts&gt;&quot; &amp; [.F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G1]);[.F31];[.F31] &amp; IF([.G1]=&quot;|&quot;; &quot;&lt;regel-oder&gt; | &lt;/regel-oder&gt;&quot; ;    IF(AND(CODE([.G1]) &gt;= 65; CODE([.G1]) &lt;= 90)  ; &quot;&lt;grammatik-nts&gt;&quot; &amp; [.G1] &amp; &quot;&lt;/grammatik-nts&gt;&quot;   ;   &quot;&lt;grammatik-ts&gt;&quot; &amp; [.G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H1]);[.G31];[.G31] &amp; IF([.H1]=&quot;|&quot;; &quot;&lt;regel-oder&gt; | &lt;/regel-oder&gt;&quot; ;    IF(AND(CODE([.H1]) &gt;= 65; CODE([.H1]) &lt;= 90)  ; &quot;&lt;grammatik-nts&gt;&quot; &amp; [.H1] &amp; &quot;&lt;/grammatik-nts&gt;&quot;   ;   &quot;&lt;grammatik-ts&gt;&quot; &amp; [.H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I1]);[.H31];[.H31] &amp; IF([.I1]=&quot;|&quot;; &quot;&lt;regel-oder&gt; | &lt;/regel-oder&gt;&quot; ;    IF(AND(CODE([.I1]) &gt;= 65; CODE([.I1]) &lt;= 90)  ; &quot;&lt;grammatik-nts&gt;&quot; &amp; [.I1] &amp; &quot;&lt;/grammatik-nts&gt;&quot;   ;   &quot;&lt;grammatik-ts&gt;&quot; &amp; [.I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J1]);[.I31];[.I31] &amp; IF([.J1]=&quot;|&quot;; &quot;&lt;regel-oder&gt; | &lt;/regel-oder&gt;&quot; ;    IF(AND(CODE([.J1]) &gt;= 65; CODE([.J1]) &lt;= 90)  ; &quot;&lt;grammatik-nts&gt;&quot; &amp; [.J1] &amp; &quot;&lt;/grammatik-nts&gt;&quot;   ;   &quot;&lt;grammatik-ts&gt;&quot; &amp; [.J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K1]);[.J31];[.J31] &amp; IF([.K1]=&quot;|&quot;; &quot;&lt;regel-oder&gt; | &lt;/regel-oder&gt;&quot; ;    IF(AND(CODE([.K1]) &gt;= 65; CODE([.K1]) &lt;= 90)  ; &quot;&lt;grammatik-nts&gt;&quot; &amp; [.K1] &amp; &quot;&lt;/grammatik-nts&gt;&quot;   ;   &quot;&lt;grammatik-ts&gt;&quot; &amp; [.K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L1]);[.K31];[.K31] &amp; IF([.L1]=&quot;|&quot;; &quot;&lt;regel-oder&gt; | &lt;/regel-oder&gt;&quot; ;    IF(AND(CODE([.L1]) &gt;= 65; CODE([.L1]) &lt;= 90)  ; &quot;&lt;grammatik-nts&gt;&quot; &amp; [.L1] &amp; &quot;&lt;/grammatik-nts&gt;&quot;   ;   &quot;&lt;grammatik-ts&gt;&quot; &amp; [.L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M1]);[.L31];[.L31] &amp; IF([.M1]=&quot;|&quot;; &quot;&lt;regel-oder&gt; | &lt;/regel-oder&gt;&quot; ;    IF(AND(CODE([.M1]) &gt;= 65; CODE([.M1]) &lt;= 90)  ; &quot;&lt;grammatik-nts&gt;&quot; &amp; [.M1] &amp; &quot;&lt;/grammatik-nts&gt;&quot;   ;   &quot;&lt;grammatik-ts&gt;&quot; &amp; [.M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N1]);[.M31];[.M31] &amp; IF([.N1]=&quot;|&quot;; &quot;&lt;regel-oder&gt; | &lt;/regel-oder&gt;&quot; ;    IF(AND(CODE([.N1]) &gt;= 65; CODE([.N1]) &lt;= 90)  ; &quot;&lt;grammatik-nts&gt;&quot; &amp; [.N1] &amp; &quot;&lt;/grammatik-nts&gt;&quot;   ;   &quot;&lt;grammatik-ts&gt;&quot; &amp; [.N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O1]);[.N31];[.N31] &amp; IF([.O1]=&quot;|&quot;; &quot;&lt;regel-oder&gt; | &lt;/regel-oder&gt;&quot; ;    IF(AND(CODE([.O1]) &gt;= 65; CODE([.O1]) &lt;= 90)  ; &quot;&lt;grammatik-nts&gt;&quot; &amp; [.O1] &amp; &quot;&lt;/grammatik-nts&gt;&quot;   ;   &quot;&lt;grammatik-ts&gt;&quot; &amp; [.O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P1]);[.O31];[.O31] &amp; IF([.P1]=&quot;|&quot;; &quot;&lt;regel-oder&gt; | &lt;/regel-oder&gt;&quot; ;    IF(AND(CODE([.P1]) &gt;= 65; CODE([.P1]) &lt;= 90)  ; &quot;&lt;grammatik-nts&gt;&quot; &amp; [.P1] &amp; &quot;&lt;/grammatik-nts&gt;&quot;   ;   &quot;&lt;grammatik-ts&gt;&quot; &amp; [.P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Q1]);[.P31];[.P31] &amp; IF([.Q1]=&quot;|&quot;; &quot;&lt;regel-oder&gt; | &lt;/regel-oder&gt;&quot; ;    IF(AND(CODE([.Q1]) &gt;= 65; CODE([.Q1]) &lt;= 90)  ; &quot;&lt;grammatik-nts&gt;&quot; &amp; [.Q1] &amp; &quot;&lt;/grammatik-nts&gt;&quot;   ;   &quot;&lt;grammatik-ts&gt;&quot; &amp; [.Q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R1]);[.Q31];[.Q31] &amp; IF([.R1]=&quot;|&quot;; &quot;&lt;regel-oder&gt; | &lt;/regel-oder&gt;&quot; ;    IF(AND(CODE([.R1]) &gt;= 65; CODE([.R1]) &lt;= 90)  ; &quot;&lt;grammatik-nts&gt;&quot; &amp; [.R1] &amp; &quot;&lt;/grammatik-nts&gt;&quot;   ;   &quot;&lt;grammatik-ts&gt;&quot; &amp; [.R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S1]);[.R31];[.R31] &amp; IF([.S1]=&quot;|&quot;; &quot;&lt;regel-oder&gt; | &lt;/regel-oder&gt;&quot; ;    IF(AND(CODE([.S1]) &gt;= 65; CODE([.S1]) &lt;= 90)  ; &quot;&lt;grammatik-nts&gt;&quot; &amp; [.S1] &amp; &quot;&lt;/grammatik-nts&gt;&quot;   ;   &quot;&lt;grammatik-ts&gt;&quot; &amp; [.S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T1]);[.S31];[.S31] &amp; IF([.T1]=&quot;|&quot;; &quot;&lt;regel-oder&gt; | &lt;/regel-oder&gt;&quot; ;    IF(AND(CODE([.T1]) &gt;= 65; CODE([.T1]) &lt;= 90)  ; &quot;&lt;grammatik-nts&gt;&quot; &amp; [.T1] &amp; &quot;&lt;/grammatik-nts&gt;&quot;   ;   &quot;&lt;grammatik-ts&gt;&quot; &amp; [.T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U1]);[.T31];[.T31] &amp; IF([.U1]=&quot;|&quot;; &quot;&lt;regel-oder&gt; | &lt;/regel-oder&gt;&quot; ;    IF(AND(CODE([.U1]) &gt;= 65; CODE([.U1]) &lt;= 90)  ; &quot;&lt;grammatik-nts&gt;&quot; &amp; [.U1] &amp; &quot;&lt;/grammatik-nts&gt;&quot;   ;   &quot;&lt;grammatik-ts&gt;&quot; &amp; [.U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V1]);[.U31];[.U31] &amp; IF([.V1]=&quot;|&quot;; &quot;&lt;regel-oder&gt; | &lt;/regel-oder&gt;&quot; ;    IF(AND(CODE([.V1]) &gt;= 65; CODE([.V1]) &lt;= 90)  ; &quot;&lt;grammatik-nts&gt;&quot; &amp; [.V1] &amp; &quot;&lt;/grammatik-nts&gt;&quot;   ;   &quot;&lt;grammatik-ts&gt;&quot; &amp; [.V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W1]);[.V31];[.V31] &amp; IF([.W1]=&quot;|&quot;; &quot;&lt;regel-oder&gt; | &lt;/regel-oder&gt;&quot; ;    IF(AND(CODE([.W1]) &gt;= 65; CODE([.W1]) &lt;= 90)  ; &quot;&lt;grammatik-nts&gt;&quot; &amp; [.W1] &amp; &quot;&lt;/grammatik-nts&gt;&quot;   ;   &quot;&lt;grammatik-ts&gt;&quot; &amp; [.W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X1]);[.W31];[.W31] &amp; IF([.X1]=&quot;|&quot;; &quot;&lt;regel-oder&gt; | &lt;/regel-oder&gt;&quot; ;    IF(AND(CODE([.X1]) &gt;= 65; CODE([.X1]) &lt;= 90)  ; &quot;&lt;grammatik-nts&gt;&quot; &amp; [.X1] &amp; &quot;&lt;/grammatik-nts&gt;&quot;   ;   &quot;&lt;grammatik-ts&gt;&quot; &amp; [.X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Y1]);[.X31];[.X31] &amp; IF([.Y1]=&quot;|&quot;; &quot;&lt;regel-oder&gt; | &lt;/regel-oder&gt;&quot; ;    IF(AND(CODE([.Y1]) &gt;= 65; CODE([.Y1]) &lt;= 90)  ; &quot;&lt;grammatik-nts&gt;&quot; &amp; [.Y1] &amp; &quot;&lt;/grammatik-nts&gt;&quot;   ;   &quot;&lt;grammatik-ts&gt;&quot; &amp; [.Y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Z1]);[.Y31];[.Y31] &amp; IF([.Z1]=&quot;|&quot;; &quot;&lt;regel-oder&gt; | &lt;/regel-oder&gt;&quot; ;    IF(AND(CODE([.Z1]) &gt;= 65; CODE([.Z1]) &lt;= 90)  ; &quot;&lt;grammatik-nts&gt;&quot; &amp; [.Z1] &amp; &quot;&lt;/grammatik-nts&gt;&quot;   ;   &quot;&lt;grammatik-ts&gt;&quot; &amp; [.Z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AA1]);[.Z31];[.Z31] &amp; IF([.AA1]=&quot;|&quot;; &quot;&lt;regel-oder&gt; | &lt;/regel-oder&gt;&quot; ;    IF(AND(CODE([.AA1]) &gt;= 65; CODE([.AA1]) &lt;= 90)  ; &quot;&lt;grammatik-nts&gt;&quot; &amp; [.AA1] &amp; &quot;&lt;/grammatik-nts&gt;&quot;   ;   &quot;&lt;grammatik-ts&gt;&quot; &amp; [.AA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AB1]);[.AA31];[.AA31] &amp; IF([.AB1]=&quot;|&quot;; &quot;&lt;regel-oder&gt; | &lt;/regel-oder&gt;&quot; ;    IF(AND(CODE([.AB1]) &gt;= 65; CODE([.AB1]) &lt;= 90)  ; &quot;&lt;grammatik-nts&gt;&quot; &amp; [.AB1] &amp; &quot;&lt;/grammatik-nts&gt;&quot;   ;   &quot;&lt;grammatik-ts&gt;&quot; &amp; [.AB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AC1]);[.AB31];[.AB31] &amp; IF([.AC1]=&quot;|&quot;; &quot;&lt;regel-oder&gt; | &lt;/regel-oder&gt;&quot; ;    IF(AND(CODE([.AC1]) &gt;= 65; CODE([.AC1]) &lt;= 90)  ; &quot;&lt;grammatik-nts&gt;&quot; &amp; [.AC1] &amp; &quot;&lt;/grammatik-nts&gt;&quot;   ;   &quot;&lt;grammatik-ts&gt;&quot; &amp; [.AC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AD1]);[.AC31];[.AC31] &amp; IF([.AD1]=&quot;|&quot;; &quot;&lt;regel-oder&gt; | &lt;/regel-oder&gt;&quot; ;    IF(AND(CODE([.AD1]) &gt;= 65; CODE([.AD1]) &lt;= 90)  ; &quot;&lt;grammatik-nts&gt;&quot; &amp; [.AD1] &amp; &quot;&lt;/grammatik-nts&gt;&quot;   ;   &quot;&lt;grammatik-ts&gt;&quot; &amp; [.AD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CONCATENATE([.AD31];&quot;&lt;/grammatik-rechts&gt;&lt;/grammatik-regel&gt;&lt;br /&gt;&quot; &amp; CHAR(13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&lt;/grammatik-rechts&gt;&lt;/grammatik-regel&gt;&lt;br /&gt;&#13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];&quot;&lt;/grammatik-nts&gt;&lt;/grammatik-links&gt;&lt;grammatik-pfeil&gt;&amp;rarr;&lt;/grammatik-pfeil&gt;&lt;grammatik-rechts&gt;&quot;)" office:value-type="string" office:string-value="&lt;grammatik-regel&gt;&lt;grammatik-links&gt;&lt;grammatik-nts&gt;C&lt;/grammatik-nts&gt;&lt;/grammatik-links&gt;&lt;grammatik-pfeil&gt;&amp;rarr;&lt;/grammatik-pfeil&gt;&lt;grammatik-rechts&gt;" calcext:value-type="string">
            <text:p>&lt;grammatik-regel&gt;&lt;grammatik-links&gt;&lt;grammatik-nts&gt;C&lt;/grammatik-nts&gt;&lt;/grammatik-links&gt;&lt;grammatik-pfeil&gt;&amp;rarr;&lt;/grammatik-pfeil&gt;&lt;grammatik-rechts&gt;</text:p>
          </table:table-cell>
          <table:table-cell table:formula="of:=IF(ISBLANK([.B2]);[.A32];[.A32] &amp; IF([.B2]=&quot;|&quot;;&quot;|&quot;;    IF(AND(CODE([.B2]) &gt;= 65; CODE([.B2]) &lt;= 90)  ; &quot;&lt;grammatik-nts&gt;&quot; &amp; [.B2] &amp; &quot;&lt;/grammatik-nts&gt;&quot;   ;   &quot;&lt;grammatik-ts&gt;&quot; &amp; [.B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</text:p>
          </table:table-cell>
          <table:table-cell table:formula="of:=IF(ISBLANK([.C2]);[.B32];[.B32] &amp; IF([.C2]=&quot;|&quot;; &quot;&lt;regel-oder&gt; | &lt;/regel-oder&gt;&quot; ;    IF(AND(CODE([.C2]) &gt;= 65; CODE([.C2]) &lt;= 90)  ; &quot;&lt;grammatik-nts&gt;&quot; &amp; [.C2] &amp; &quot;&lt;/grammatik-nts&gt;&quot;   ;   &quot;&lt;grammatik-ts&gt;&quot; &amp; [.C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</text:p>
          </table:table-cell>
          <table:table-cell table:formula="of:=IF(ISBLANK([.D2]);[.C32];[.C32] &amp; IF([.D2]=&quot;|&quot;; &quot;&lt;regel-oder&gt; | &lt;/regel-oder&gt;&quot; ;    IF(AND(CODE([.D2]) &gt;= 65; CODE([.D2]) &lt;= 90)  ; &quot;&lt;grammatik-nts&gt;&quot; &amp; [.D2] &amp; &quot;&lt;/grammatik-nts&gt;&quot;   ;   &quot;&lt;grammatik-ts&gt;&quot; &amp; [.D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</text:p>
          </table:table-cell>
          <table:table-cell table:formula="of:=IF(ISBLANK([.E2]);[.D32];[.D32] &amp; IF([.E2]=&quot;|&quot;; &quot;&lt;regel-oder&gt; | &lt;/regel-oder&gt;&quot; ;    IF(AND(CODE([.E2]) &gt;= 65; CODE([.E2]) &lt;= 90)  ; &quot;&lt;grammatik-nts&gt;&quot; &amp; [.E2] &amp; &quot;&lt;/grammatik-nts&gt;&quot;   ;   &quot;&lt;grammatik-ts&gt;&quot; &amp; [.E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</text:p>
          </table:table-cell>
          <table:table-cell table:formula="of:=IF(ISBLANK([.F2]);[.E32];[.E32] &amp; IF([.F2]=&quot;|&quot;; &quot;&lt;regel-oder&gt; | &lt;/regel-oder&gt;&quot; ;    IF(AND(CODE([.F2]) &gt;= 65; CODE([.F2]) &lt;= 90)  ; &quot;&lt;grammatik-nts&gt;&quot; &amp; [.F2] &amp; &quot;&lt;/grammatik-nts&gt;&quot;   ;   &quot;&lt;grammatik-ts&gt;&quot; &amp; [.F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</text:p>
          </table:table-cell>
          <table:table-cell table:formula="of:=IF(ISBLANK([.G2]);[.F32];[.F32] &amp; IF([.G2]=&quot;|&quot;; &quot;&lt;regel-oder&gt; | &lt;/regel-oder&gt;&quot; ;    IF(AND(CODE([.G2]) &gt;= 65; CODE([.G2]) &lt;= 90)  ; &quot;&lt;grammatik-nts&gt;&quot; &amp; [.G2] &amp; &quot;&lt;/grammatik-nts&gt;&quot;   ;   &quot;&lt;grammatik-ts&gt;&quot; &amp; [.G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H2]);[.G32];[.G32] &amp; IF([.H2]=&quot;|&quot;; &quot;&lt;regel-oder&gt; | &lt;/regel-oder&gt;&quot; ;    IF(AND(CODE([.H2]) &gt;= 65; CODE([.H2]) &lt;= 90)  ; &quot;&lt;grammatik-nts&gt;&quot; &amp; [.H2] &amp; &quot;&lt;/grammatik-nts&gt;&quot;   ;   &quot;&lt;grammatik-ts&gt;&quot; &amp; [.H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I2]);[.H32];[.H32] &amp; IF([.I2]=&quot;|&quot;; &quot;&lt;regel-oder&gt; | &lt;/regel-oder&gt;&quot; ;    IF(AND(CODE([.I2]) &gt;= 65; CODE([.I2]) &lt;= 90)  ; &quot;&lt;grammatik-nts&gt;&quot; &amp; [.I2] &amp; &quot;&lt;/grammatik-nts&gt;&quot;   ;   &quot;&lt;grammatik-ts&gt;&quot; &amp; [.I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J2]);[.I32];[.I32] &amp; IF([.J2]=&quot;|&quot;; &quot;&lt;regel-oder&gt; | &lt;/regel-oder&gt;&quot; ;    IF(AND(CODE([.J2]) &gt;= 65; CODE([.J2]) &lt;= 90)  ; &quot;&lt;grammatik-nts&gt;&quot; &amp; [.J2] &amp; &quot;&lt;/grammatik-nts&gt;&quot;   ;   &quot;&lt;grammatik-ts&gt;&quot; &amp; [.J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K2]);[.J32];[.J32] &amp; IF([.K2]=&quot;|&quot;; &quot;&lt;regel-oder&gt; | &lt;/regel-oder&gt;&quot; ;    IF(AND(CODE([.K2]) &gt;= 65; CODE([.K2]) &lt;= 90)  ; &quot;&lt;grammatik-nts&gt;&quot; &amp; [.K2] &amp; &quot;&lt;/grammatik-nts&gt;&quot;   ;   &quot;&lt;grammatik-ts&gt;&quot; &amp; [.K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L2]);[.K32];[.K32] &amp; IF([.L2]=&quot;|&quot;; &quot;&lt;regel-oder&gt; | &lt;/regel-oder&gt;&quot; ;    IF(AND(CODE([.L2]) &gt;= 65; CODE([.L2]) &lt;= 90)  ; &quot;&lt;grammatik-nts&gt;&quot; &amp; [.L2] &amp; &quot;&lt;/grammatik-nts&gt;&quot;   ;   &quot;&lt;grammatik-ts&gt;&quot; &amp; [.L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M2]);[.L32];[.L32] &amp; IF([.M2]=&quot;|&quot;; &quot;&lt;regel-oder&gt; | &lt;/regel-oder&gt;&quot; ;    IF(AND(CODE([.M2]) &gt;= 65; CODE([.M2]) &lt;= 90)  ; &quot;&lt;grammatik-nts&gt;&quot; &amp; [.M2] &amp; &quot;&lt;/grammatik-nts&gt;&quot;   ;   &quot;&lt;grammatik-ts&gt;&quot; &amp; [.M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N2]);[.M32];[.M32] &amp; IF([.N2]=&quot;|&quot;; &quot;&lt;regel-oder&gt; | &lt;/regel-oder&gt;&quot; ;    IF(AND(CODE([.N2]) &gt;= 65; CODE([.N2]) &lt;= 90)  ; &quot;&lt;grammatik-nts&gt;&quot; &amp; [.N2] &amp; &quot;&lt;/grammatik-nts&gt;&quot;   ;   &quot;&lt;grammatik-ts&gt;&quot; &amp; [.N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O2]);[.N32];[.N32] &amp; IF([.O2]=&quot;|&quot;; &quot;&lt;regel-oder&gt; | &lt;/regel-oder&gt;&quot; ;    IF(AND(CODE([.O2]) &gt;= 65; CODE([.O2]) &lt;= 90)  ; &quot;&lt;grammatik-nts&gt;&quot; &amp; [.O2] &amp; &quot;&lt;/grammatik-nts&gt;&quot;   ;   &quot;&lt;grammatik-ts&gt;&quot; &amp; [.O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P2]);[.O32];[.O32] &amp; IF([.P2]=&quot;|&quot;; &quot;&lt;regel-oder&gt; | &lt;/regel-oder&gt;&quot; ;    IF(AND(CODE([.P2]) &gt;= 65; CODE([.P2]) &lt;= 90)  ; &quot;&lt;grammatik-nts&gt;&quot; &amp; [.P2] &amp; &quot;&lt;/grammatik-nts&gt;&quot;   ;   &quot;&lt;grammatik-ts&gt;&quot; &amp; [.P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Q2]);[.P32];[.P32] &amp; IF([.Q2]=&quot;|&quot;; &quot;&lt;regel-oder&gt; | &lt;/regel-oder&gt;&quot; ;    IF(AND(CODE([.Q2]) &gt;= 65; CODE([.Q2]) &lt;= 90)  ; &quot;&lt;grammatik-nts&gt;&quot; &amp; [.Q2] &amp; &quot;&lt;/grammatik-nts&gt;&quot;   ;   &quot;&lt;grammatik-ts&gt;&quot; &amp; [.Q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R2]);[.Q32];[.Q32] &amp; IF([.R2]=&quot;|&quot;; &quot;&lt;regel-oder&gt; | &lt;/regel-oder&gt;&quot; ;    IF(AND(CODE([.R2]) &gt;= 65; CODE([.R2]) &lt;= 90)  ; &quot;&lt;grammatik-nts&gt;&quot; &amp; [.R2] &amp; &quot;&lt;/grammatik-nts&gt;&quot;   ;   &quot;&lt;grammatik-ts&gt;&quot; &amp; [.R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S2]);[.R32];[.R32] &amp; IF([.S2]=&quot;|&quot;; &quot;&lt;regel-oder&gt; | &lt;/regel-oder&gt;&quot; ;    IF(AND(CODE([.S2]) &gt;= 65; CODE([.S2]) &lt;= 90)  ; &quot;&lt;grammatik-nts&gt;&quot; &amp; [.S2] &amp; &quot;&lt;/grammatik-nts&gt;&quot;   ;   &quot;&lt;grammatik-ts&gt;&quot; &amp; [.S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T2]);[.S32];[.S32] &amp; IF([.T2]=&quot;|&quot;; &quot;&lt;regel-oder&gt; | &lt;/regel-oder&gt;&quot; ;    IF(AND(CODE([.T2]) &gt;= 65; CODE([.T2]) &lt;= 90)  ; &quot;&lt;grammatik-nts&gt;&quot; &amp; [.T2] &amp; &quot;&lt;/grammatik-nts&gt;&quot;   ;   &quot;&lt;grammatik-ts&gt;&quot; &amp; [.T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U2]);[.T32];[.T32] &amp; IF([.U2]=&quot;|&quot;; &quot;&lt;regel-oder&gt; | &lt;/regel-oder&gt;&quot; ;    IF(AND(CODE([.U2]) &gt;= 65; CODE([.U2]) &lt;= 90)  ; &quot;&lt;grammatik-nts&gt;&quot; &amp; [.U2] &amp; &quot;&lt;/grammatik-nts&gt;&quot;   ;   &quot;&lt;grammatik-ts&gt;&quot; &amp; [.U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V2]);[.U32];[.U32] &amp; IF([.V2]=&quot;|&quot;; &quot;&lt;regel-oder&gt; | &lt;/regel-oder&gt;&quot; ;    IF(AND(CODE([.V2]) &gt;= 65; CODE([.V2]) &lt;= 90)  ; &quot;&lt;grammatik-nts&gt;&quot; &amp; [.V2] &amp; &quot;&lt;/grammatik-nts&gt;&quot;   ;   &quot;&lt;grammatik-ts&gt;&quot; &amp; [.V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W2]);[.V32];[.V32] &amp; IF([.W2]=&quot;|&quot;; &quot;&lt;regel-oder&gt; | &lt;/regel-oder&gt;&quot; ;    IF(AND(CODE([.W2]) &gt;= 65; CODE([.W2]) &lt;= 90)  ; &quot;&lt;grammatik-nts&gt;&quot; &amp; [.W2] &amp; &quot;&lt;/grammatik-nts&gt;&quot;   ;   &quot;&lt;grammatik-ts&gt;&quot; &amp; [.W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X2]);[.W32];[.W32] &amp; IF([.X2]=&quot;|&quot;; &quot;&lt;regel-oder&gt; | &lt;/regel-oder&gt;&quot; ;    IF(AND(CODE([.X2]) &gt;= 65; CODE([.X2]) &lt;= 90)  ; &quot;&lt;grammatik-nts&gt;&quot; &amp; [.X2] &amp; &quot;&lt;/grammatik-nts&gt;&quot;   ;   &quot;&lt;grammatik-ts&gt;&quot; &amp; [.X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Y2]);[.X32];[.X32] &amp; IF([.Y2]=&quot;|&quot;; &quot;&lt;regel-oder&gt; | &lt;/regel-oder&gt;&quot; ;    IF(AND(CODE([.Y2]) &gt;= 65; CODE([.Y2]) &lt;= 90)  ; &quot;&lt;grammatik-nts&gt;&quot; &amp; [.Y2] &amp; &quot;&lt;/grammatik-nts&gt;&quot;   ;   &quot;&lt;grammatik-ts&gt;&quot; &amp; [.Y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Z2]);[.Y32];[.Y32] &amp; IF([.Z2]=&quot;|&quot;; &quot;&lt;regel-oder&gt; | &lt;/regel-oder&gt;&quot; ;    IF(AND(CODE([.Z2]) &gt;= 65; CODE([.Z2]) &lt;= 90)  ; &quot;&lt;grammatik-nts&gt;&quot; &amp; [.Z2] &amp; &quot;&lt;/grammatik-nts&gt;&quot;   ;   &quot;&lt;grammatik-ts&gt;&quot; &amp; [.Z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A2]);[.Z32];[.Z32] &amp; IF([.AA2]=&quot;|&quot;; &quot;&lt;regel-oder&gt; | &lt;/regel-oder&gt;&quot; ;    IF(AND(CODE([.AA2]) &gt;= 65; CODE([.AA2]) &lt;= 90)  ; &quot;&lt;grammatik-nts&gt;&quot; &amp; [.AA2] &amp; &quot;&lt;/grammatik-nts&gt;&quot;   ;   &quot;&lt;grammatik-ts&gt;&quot; &amp; [.AA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B2]);[.AA32];[.AA32] &amp; IF([.AB2]=&quot;|&quot;; &quot;&lt;regel-oder&gt; | &lt;/regel-oder&gt;&quot; ;    IF(AND(CODE([.AB2]) &gt;= 65; CODE([.AB2]) &lt;= 90)  ; &quot;&lt;grammatik-nts&gt;&quot; &amp; [.AB2] &amp; &quot;&lt;/grammatik-nts&gt;&quot;   ;   &quot;&lt;grammatik-ts&gt;&quot; &amp; [.AB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C2]);[.AB32];[.AB32] &amp; IF([.AC2]=&quot;|&quot;; &quot;&lt;regel-oder&gt; | &lt;/regel-oder&gt;&quot; ;    IF(AND(CODE([.AC2]) &gt;= 65; CODE([.AC2]) &lt;= 90)  ; &quot;&lt;grammatik-nts&gt;&quot; &amp; [.AC2] &amp; &quot;&lt;/grammatik-nts&gt;&quot;   ;   &quot;&lt;grammatik-ts&gt;&quot; &amp; [.AC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D2]);[.AC32];[.AC32] &amp; IF([.AD2]=&quot;|&quot;; &quot;&lt;regel-oder&gt; | &lt;/regel-oder&gt;&quot; ;    IF(AND(CODE([.AD2]) &gt;= 65; CODE([.AD2]) &lt;= 90)  ; &quot;&lt;grammatik-nts&gt;&quot; &amp; [.AD2] &amp; &quot;&lt;/grammatik-nts&gt;&quot;   ;   &quot;&lt;grammatik-ts&gt;&quot; &amp; [.AD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CONCATENATE([.AD32];&quot;&lt;/grammatik-rechts&gt;&lt;/grammatik-regel&gt;&lt;br /&gt;&quot; &amp; CHAR(13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&lt;/grammatik-rechts&gt;&lt;/grammatik-regel&gt;&lt;br /&gt;&#13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3];&quot;&lt;/grammatik-nts&gt;&lt;/grammatik-links&gt;&lt;grammatik-pfeil&gt;&amp;rarr;&lt;/grammatik-pfeil&gt;&lt;grammatik-rechts&gt;&quot;)" office:value-type="string" office:string-value="&lt;grammatik-regel&gt;&lt;grammatik-links&gt;&lt;grammatik-nts&gt;B&lt;/grammatik-nts&gt;&lt;/grammatik-links&gt;&lt;grammatik-pfeil&gt;&amp;rarr;&lt;/grammatik-pfeil&gt;&lt;grammatik-rechts&gt;" calcext:value-type="string">
            <text:p>&lt;grammatik-regel&gt;&lt;grammatik-links&gt;&lt;grammatik-nts&gt;B&lt;/grammatik-nts&gt;&lt;/grammatik-links&gt;&lt;grammatik-pfeil&gt;&amp;rarr;&lt;/grammatik-pfeil&gt;&lt;grammatik-rechts&gt;</text:p>
          </table:table-cell>
          <table:table-cell table:formula="of:=IF(ISBLANK([.B3]);[.A33];[.A33] &amp; IF([.B3]=&quot;|&quot;;&quot;|&quot;;    IF(AND(CODE([.B3]) &gt;= 65; CODE([.B3]) &lt;= 90)  ; &quot;&lt;grammatik-nts&gt;&quot; &amp; [.B3] &amp; &quot;&lt;/grammatik-nts&gt;&quot;   ;   &quot;&lt;grammatik-ts&gt;&quot; &amp; [.B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</text:p>
          </table:table-cell>
          <table:table-cell table:formula="of:=IF(ISBLANK([.C3]);[.B33];[.B33] &amp; IF([.C3]=&quot;|&quot;; &quot;&lt;regel-oder&gt; | &lt;/regel-oder&gt;&quot; ;    IF(AND(CODE([.C3]) &gt;= 65; CODE([.C3]) &lt;= 90)  ; &quot;&lt;grammatik-nts&gt;&quot; &amp; [.C3] &amp; &quot;&lt;/grammatik-nts&gt;&quot;   ;   &quot;&lt;grammatik-ts&gt;&quot; &amp; [.C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</text:p>
          </table:table-cell>
          <table:table-cell table:formula="of:=IF(ISBLANK([.D3]);[.C33];[.C33] &amp; IF([.D3]=&quot;|&quot;; &quot;&lt;regel-oder&gt; | &lt;/regel-oder&gt;&quot; ;    IF(AND(CODE([.D3]) &gt;= 65; CODE([.D3]) &lt;= 90)  ; &quot;&lt;grammatik-nts&gt;&quot; &amp; [.D3] &amp; &quot;&lt;/grammatik-nts&gt;&quot;   ;   &quot;&lt;grammatik-ts&gt;&quot; &amp; [.D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</text:p>
          </table:table-cell>
          <table:table-cell table:formula="of:=IF(ISBLANK([.E3]);[.D33];[.D33] &amp; IF([.E3]=&quot;|&quot;; &quot;&lt;regel-oder&gt; | &lt;/regel-oder&gt;&quot; ;    IF(AND(CODE([.E3]) &gt;= 65; CODE([.E3]) &lt;= 90)  ; &quot;&lt;grammatik-nts&gt;&quot; &amp; [.E3] &amp; &quot;&lt;/grammatik-nts&gt;&quot;   ;   &quot;&lt;grammatik-ts&gt;&quot; &amp; [.E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</text:p>
          </table:table-cell>
          <table:table-cell table:formula="of:=IF(ISBLANK([.F3]);[.E33];[.E33] &amp; IF([.F3]=&quot;|&quot;; &quot;&lt;regel-oder&gt; | &lt;/regel-oder&gt;&quot; ;    IF(AND(CODE([.F3]) &gt;= 65; CODE([.F3]) &lt;= 90)  ; &quot;&lt;grammatik-nts&gt;&quot; &amp; [.F3] &amp; &quot;&lt;/grammatik-nts&gt;&quot;   ;   &quot;&lt;grammatik-ts&gt;&quot; &amp; [.F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</text:p>
          </table:table-cell>
          <table:table-cell table:formula="of:=IF(ISBLANK([.G3]);[.F33];[.F33] &amp; IF([.G3]=&quot;|&quot;; &quot;&lt;regel-oder&gt; | &lt;/regel-oder&gt;&quot; ;    IF(AND(CODE([.G3]) &gt;= 65; CODE([.G3]) &lt;= 90)  ; &quot;&lt;grammatik-nts&gt;&quot; &amp; [.G3] &amp; &quot;&lt;/grammatik-nts&gt;&quot;   ;   &quot;&lt;grammatik-ts&gt;&quot; &amp; [.G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H3]);[.G33];[.G33] &amp; IF([.H3]=&quot;|&quot;; &quot;&lt;regel-oder&gt; | &lt;/regel-oder&gt;&quot; ;    IF(AND(CODE([.H3]) &gt;= 65; CODE([.H3]) &lt;= 90)  ; &quot;&lt;grammatik-nts&gt;&quot; &amp; [.H3] &amp; &quot;&lt;/grammatik-nts&gt;&quot;   ;   &quot;&lt;grammatik-ts&gt;&quot; &amp; [.H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I3]);[.H33];[.H33] &amp; IF([.I3]=&quot;|&quot;; &quot;&lt;regel-oder&gt; | &lt;/regel-oder&gt;&quot; ;    IF(AND(CODE([.I3]) &gt;= 65; CODE([.I3]) &lt;= 90)  ; &quot;&lt;grammatik-nts&gt;&quot; &amp; [.I3] &amp; &quot;&lt;/grammatik-nts&gt;&quot;   ;   &quot;&lt;grammatik-ts&gt;&quot; &amp; [.I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J3]);[.I33];[.I33] &amp; IF([.J3]=&quot;|&quot;; &quot;&lt;regel-oder&gt; | &lt;/regel-oder&gt;&quot; ;    IF(AND(CODE([.J3]) &gt;= 65; CODE([.J3]) &lt;= 90)  ; &quot;&lt;grammatik-nts&gt;&quot; &amp; [.J3] &amp; &quot;&lt;/grammatik-nts&gt;&quot;   ;   &quot;&lt;grammatik-ts&gt;&quot; &amp; [.J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K3]);[.J33];[.J33] &amp; IF([.K3]=&quot;|&quot;; &quot;&lt;regel-oder&gt; | &lt;/regel-oder&gt;&quot; ;    IF(AND(CODE([.K3]) &gt;= 65; CODE([.K3]) &lt;= 90)  ; &quot;&lt;grammatik-nts&gt;&quot; &amp; [.K3] &amp; &quot;&lt;/grammatik-nts&gt;&quot;   ;   &quot;&lt;grammatik-ts&gt;&quot; &amp; [.K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L3]);[.K33];[.K33] &amp; IF([.L3]=&quot;|&quot;; &quot;&lt;regel-oder&gt; | &lt;/regel-oder&gt;&quot; ;    IF(AND(CODE([.L3]) &gt;= 65; CODE([.L3]) &lt;= 90)  ; &quot;&lt;grammatik-nts&gt;&quot; &amp; [.L3] &amp; &quot;&lt;/grammatik-nts&gt;&quot;   ;   &quot;&lt;grammatik-ts&gt;&quot; &amp; [.L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M3]);[.L33];[.L33] &amp; IF([.M3]=&quot;|&quot;; &quot;&lt;regel-oder&gt; | &lt;/regel-oder&gt;&quot; ;    IF(AND(CODE([.M3]) &gt;= 65; CODE([.M3]) &lt;= 90)  ; &quot;&lt;grammatik-nts&gt;&quot; &amp; [.M3] &amp; &quot;&lt;/grammatik-nts&gt;&quot;   ;   &quot;&lt;grammatik-ts&gt;&quot; &amp; [.M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N3]);[.M33];[.M33] &amp; IF([.N3]=&quot;|&quot;; &quot;&lt;regel-oder&gt; | &lt;/regel-oder&gt;&quot; ;    IF(AND(CODE([.N3]) &gt;= 65; CODE([.N3]) &lt;= 90)  ; &quot;&lt;grammatik-nts&gt;&quot; &amp; [.N3] &amp; &quot;&lt;/grammatik-nts&gt;&quot;   ;   &quot;&lt;grammatik-ts&gt;&quot; &amp; [.N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O3]);[.N33];[.N33] &amp; IF([.O3]=&quot;|&quot;; &quot;&lt;regel-oder&gt; | &lt;/regel-oder&gt;&quot; ;    IF(AND(CODE([.O3]) &gt;= 65; CODE([.O3]) &lt;= 90)  ; &quot;&lt;grammatik-nts&gt;&quot; &amp; [.O3] &amp; &quot;&lt;/grammatik-nts&gt;&quot;   ;   &quot;&lt;grammatik-ts&gt;&quot; &amp; [.O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P3]);[.O33];[.O33] &amp; IF([.P3]=&quot;|&quot;; &quot;&lt;regel-oder&gt; | &lt;/regel-oder&gt;&quot; ;    IF(AND(CODE([.P3]) &gt;= 65; CODE([.P3]) &lt;= 90)  ; &quot;&lt;grammatik-nts&gt;&quot; &amp; [.P3] &amp; &quot;&lt;/grammatik-nts&gt;&quot;   ;   &quot;&lt;grammatik-ts&gt;&quot; &amp; [.P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Q3]);[.P33];[.P33] &amp; IF([.Q3]=&quot;|&quot;; &quot;&lt;regel-oder&gt; | &lt;/regel-oder&gt;&quot; ;    IF(AND(CODE([.Q3]) &gt;= 65; CODE([.Q3]) &lt;= 90)  ; &quot;&lt;grammatik-nts&gt;&quot; &amp; [.Q3] &amp; &quot;&lt;/grammatik-nts&gt;&quot;   ;   &quot;&lt;grammatik-ts&gt;&quot; &amp; [.Q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R3]);[.Q33];[.Q33] &amp; IF([.R3]=&quot;|&quot;; &quot;&lt;regel-oder&gt; | &lt;/regel-oder&gt;&quot; ;    IF(AND(CODE([.R3]) &gt;= 65; CODE([.R3]) &lt;= 90)  ; &quot;&lt;grammatik-nts&gt;&quot; &amp; [.R3] &amp; &quot;&lt;/grammatik-nts&gt;&quot;   ;   &quot;&lt;grammatik-ts&gt;&quot; &amp; [.R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S3]);[.R33];[.R33] &amp; IF([.S3]=&quot;|&quot;; &quot;&lt;regel-oder&gt; | &lt;/regel-oder&gt;&quot; ;    IF(AND(CODE([.S3]) &gt;= 65; CODE([.S3]) &lt;= 90)  ; &quot;&lt;grammatik-nts&gt;&quot; &amp; [.S3] &amp; &quot;&lt;/grammatik-nts&gt;&quot;   ;   &quot;&lt;grammatik-ts&gt;&quot; &amp; [.S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T3]);[.S33];[.S33] &amp; IF([.T3]=&quot;|&quot;; &quot;&lt;regel-oder&gt; | &lt;/regel-oder&gt;&quot; ;    IF(AND(CODE([.T3]) &gt;= 65; CODE([.T3]) &lt;= 90)  ; &quot;&lt;grammatik-nts&gt;&quot; &amp; [.T3] &amp; &quot;&lt;/grammatik-nts&gt;&quot;   ;   &quot;&lt;grammatik-ts&gt;&quot; &amp; [.T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U3]);[.T33];[.T33] &amp; IF([.U3]=&quot;|&quot;; &quot;&lt;regel-oder&gt; | &lt;/regel-oder&gt;&quot; ;    IF(AND(CODE([.U3]) &gt;= 65; CODE([.U3]) &lt;= 90)  ; &quot;&lt;grammatik-nts&gt;&quot; &amp; [.U3] &amp; &quot;&lt;/grammatik-nts&gt;&quot;   ;   &quot;&lt;grammatik-ts&gt;&quot; &amp; [.U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V3]);[.U33];[.U33] &amp; IF([.V3]=&quot;|&quot;; &quot;&lt;regel-oder&gt; | &lt;/regel-oder&gt;&quot; ;    IF(AND(CODE([.V3]) &gt;= 65; CODE([.V3]) &lt;= 90)  ; &quot;&lt;grammatik-nts&gt;&quot; &amp; [.V3] &amp; &quot;&lt;/grammatik-nts&gt;&quot;   ;   &quot;&lt;grammatik-ts&gt;&quot; &amp; [.V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W3]);[.V33];[.V33] &amp; IF([.W3]=&quot;|&quot;; &quot;&lt;regel-oder&gt; | &lt;/regel-oder&gt;&quot; ;    IF(AND(CODE([.W3]) &gt;= 65; CODE([.W3]) &lt;= 90)  ; &quot;&lt;grammatik-nts&gt;&quot; &amp; [.W3] &amp; &quot;&lt;/grammatik-nts&gt;&quot;   ;   &quot;&lt;grammatik-ts&gt;&quot; &amp; [.W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X3]);[.W33];[.W33] &amp; IF([.X3]=&quot;|&quot;; &quot;&lt;regel-oder&gt; | &lt;/regel-oder&gt;&quot; ;    IF(AND(CODE([.X3]) &gt;= 65; CODE([.X3]) &lt;= 90)  ; &quot;&lt;grammatik-nts&gt;&quot; &amp; [.X3] &amp; &quot;&lt;/grammatik-nts&gt;&quot;   ;   &quot;&lt;grammatik-ts&gt;&quot; &amp; [.X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Y3]);[.X33];[.X33] &amp; IF([.Y3]=&quot;|&quot;; &quot;&lt;regel-oder&gt; | &lt;/regel-oder&gt;&quot; ;    IF(AND(CODE([.Y3]) &gt;= 65; CODE([.Y3]) &lt;= 90)  ; &quot;&lt;grammatik-nts&gt;&quot; &amp; [.Y3] &amp; &quot;&lt;/grammatik-nts&gt;&quot;   ;   &quot;&lt;grammatik-ts&gt;&quot; &amp; [.Y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Z3]);[.Y33];[.Y33] &amp; IF([.Z3]=&quot;|&quot;; &quot;&lt;regel-oder&gt; | &lt;/regel-oder&gt;&quot; ;    IF(AND(CODE([.Z3]) &gt;= 65; CODE([.Z3]) &lt;= 90)  ; &quot;&lt;grammatik-nts&gt;&quot; &amp; [.Z3] &amp; &quot;&lt;/grammatik-nts&gt;&quot;   ;   &quot;&lt;grammatik-ts&gt;&quot; &amp; [.Z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AA3]);[.Z33];[.Z33] &amp; IF([.AA3]=&quot;|&quot;; &quot;&lt;regel-oder&gt; | &lt;/regel-oder&gt;&quot; ;    IF(AND(CODE([.AA3]) &gt;= 65; CODE([.AA3]) &lt;= 90)  ; &quot;&lt;grammatik-nts&gt;&quot; &amp; [.AA3] &amp; &quot;&lt;/grammatik-nts&gt;&quot;   ;   &quot;&lt;grammatik-ts&gt;&quot; &amp; [.AA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AB3]);[.AA33];[.AA33] &amp; IF([.AB3]=&quot;|&quot;; &quot;&lt;regel-oder&gt; | &lt;/regel-oder&gt;&quot; ;    IF(AND(CODE([.AB3]) &gt;= 65; CODE([.AB3]) &lt;= 90)  ; &quot;&lt;grammatik-nts&gt;&quot; &amp; [.AB3] &amp; &quot;&lt;/grammatik-nts&gt;&quot;   ;   &quot;&lt;grammatik-ts&gt;&quot; &amp; [.AB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AC3]);[.AB33];[.AB33] &amp; IF([.AC3]=&quot;|&quot;; &quot;&lt;regel-oder&gt; | &lt;/regel-oder&gt;&quot; ;    IF(AND(CODE([.AC3]) &gt;= 65; CODE([.AC3]) &lt;= 90)  ; &quot;&lt;grammatik-nts&gt;&quot; &amp; [.AC3] &amp; &quot;&lt;/grammatik-nts&gt;&quot;   ;   &quot;&lt;grammatik-ts&gt;&quot; &amp; [.AC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AD3]);[.AC33];[.AC33] &amp; IF([.AD3]=&quot;|&quot;; &quot;&lt;regel-oder&gt; | &lt;/regel-oder&gt;&quot; ;    IF(AND(CODE([.AD3]) &gt;= 65; CODE([.AD3]) &lt;= 90)  ; &quot;&lt;grammatik-nts&gt;&quot; &amp; [.AD3] &amp; &quot;&lt;/grammatik-nts&gt;&quot;   ;   &quot;&lt;grammatik-ts&gt;&quot; &amp; [.AD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CONCATENATE([.AD33];&quot;&lt;/grammatik-rechts&gt;&lt;/grammatik-regel&gt;&lt;br /&gt;&quot; &amp; CHAR(13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&lt;/grammatik-rechts&gt;&lt;/grammatik-regel&gt;&lt;br /&gt;&#13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4];&quot;&lt;/grammatik-nts&gt;&lt;/grammatik-links&gt;&lt;grammatik-pfeil&gt;&amp;rarr;&lt;/grammatik-pfeil&gt;&lt;grammatik-rechts&gt;&quot;)" office:value-type="string" office:string-value="&lt;grammatik-regel&gt;&lt;grammatik-links&gt;&lt;grammatik-nts&gt;A&lt;/grammatik-nts&gt;&lt;/grammatik-links&gt;&lt;grammatik-pfeil&gt;&amp;rarr;&lt;/grammatik-pfeil&gt;&lt;grammatik-rechts&gt;" calcext:value-type="string">
            <text:p>&lt;grammatik-regel&gt;&lt;grammatik-links&gt;&lt;grammatik-nts&gt;A&lt;/grammatik-nts&gt;&lt;/grammatik-links&gt;&lt;grammatik-pfeil&gt;&amp;rarr;&lt;/grammatik-pfeil&gt;&lt;grammatik-rechts&gt;</text:p>
          </table:table-cell>
          <table:table-cell table:formula="of:=IF(ISBLANK([.B4]);[.A34];[.A34] &amp; IF([.B4]=&quot;|&quot;;&quot;|&quot;;    IF(AND(CODE([.B4]) &gt;= 65; CODE([.B4]) &lt;= 90)  ; &quot;&lt;grammatik-nts&gt;&quot; &amp; [.B4] &amp; &quot;&lt;/grammatik-nts&gt;&quot;   ;   &quot;&lt;grammatik-ts&gt;&quot; &amp; [.B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C4]);[.B34];[.B34] &amp; IF([.C4]=&quot;|&quot;; &quot;&lt;regel-oder&gt; | &lt;/regel-oder&gt;&quot; ;    IF(AND(CODE([.C4]) &gt;= 65; CODE([.C4]) &lt;= 90)  ; &quot;&lt;grammatik-nts&gt;&quot; &amp; [.C4] &amp; &quot;&lt;/grammatik-nts&gt;&quot;   ;   &quot;&lt;grammatik-ts&gt;&quot; &amp; [.C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</text:p>
          </table:table-cell>
          <table:table-cell table:formula="of:=IF(ISBLANK([.D4]);[.C34];[.C34] &amp; IF([.D4]=&quot;|&quot;; &quot;&lt;regel-oder&gt; | &lt;/regel-oder&gt;&quot; ;    IF(AND(CODE([.D4]) &gt;= 65; CODE([.D4]) &lt;= 90)  ; &quot;&lt;grammatik-nts&gt;&quot; &amp; [.D4] &amp; &quot;&lt;/grammatik-nts&gt;&quot;   ;   &quot;&lt;grammatik-ts&gt;&quot; &amp; [.D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</text:p>
          </table:table-cell>
          <table:table-cell table:formula="of:=IF(ISBLANK([.E4]);[.D34];[.D34] &amp; IF([.E4]=&quot;|&quot;; &quot;&lt;regel-oder&gt; | &lt;/regel-oder&gt;&quot; ;    IF(AND(CODE([.E4]) &gt;= 65; CODE([.E4]) &lt;= 90)  ; &quot;&lt;grammatik-nts&gt;&quot; &amp; [.E4] &amp; &quot;&lt;/grammatik-nts&gt;&quot;   ;   &quot;&lt;grammatik-ts&gt;&quot; &amp; [.E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</text:p>
          </table:table-cell>
          <table:table-cell table:formula="of:=IF(ISBLANK([.F4]);[.E34];[.E34] &amp; IF([.F4]=&quot;|&quot;; &quot;&lt;regel-oder&gt; | &lt;/regel-oder&gt;&quot; ;    IF(AND(CODE([.F4]) &gt;= 65; CODE([.F4]) &lt;= 90)  ; &quot;&lt;grammatik-nts&gt;&quot; &amp; [.F4] &amp; &quot;&lt;/grammatik-nts&gt;&quot;   ;   &quot;&lt;grammatik-ts&gt;&quot; &amp; [.F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</text:p>
          </table:table-cell>
          <table:table-cell table:formula="of:=IF(ISBLANK([.G4]);[.F34];[.F34] &amp; IF([.G4]=&quot;|&quot;; &quot;&lt;regel-oder&gt; | &lt;/regel-oder&gt;&quot; ;    IF(AND(CODE([.G4]) &gt;= 65; CODE([.G4]) &lt;= 90)  ; &quot;&lt;grammatik-nts&gt;&quot; &amp; [.G4] &amp; &quot;&lt;/grammatik-nts&gt;&quot;   ;   &quot;&lt;grammatik-ts&gt;&quot; &amp; [.G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</text:p>
          </table:table-cell>
          <table:table-cell table:formula="of:=IF(ISBLANK([.H4]);[.G34];[.G34] &amp; IF([.H4]=&quot;|&quot;; &quot;&lt;regel-oder&gt; | &lt;/regel-oder&gt;&quot; ;    IF(AND(CODE([.H4]) &gt;= 65; CODE([.H4]) &lt;= 90)  ; &quot;&lt;grammatik-nts&gt;&quot; &amp; [.H4] &amp; &quot;&lt;/grammatik-nts&gt;&quot;   ;   &quot;&lt;grammatik-ts&gt;&quot; &amp; [.H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</text:p>
          </table:table-cell>
          <table:table-cell table:formula="of:=IF(ISBLANK([.I4]);[.H34];[.H34] &amp; IF([.I4]=&quot;|&quot;; &quot;&lt;regel-oder&gt; | &lt;/regel-oder&gt;&quot; ;    IF(AND(CODE([.I4]) &gt;= 65; CODE([.I4]) &lt;= 90)  ; &quot;&lt;grammatik-nts&gt;&quot; &amp; [.I4] &amp; &quot;&lt;/grammatik-nts&gt;&quot;   ;   &quot;&lt;grammatik-ts&gt;&quot; &amp; [.I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J4]);[.I34];[.I34] &amp; IF([.J4]=&quot;|&quot;; &quot;&lt;regel-oder&gt; | &lt;/regel-oder&gt;&quot; ;    IF(AND(CODE([.J4]) &gt;= 65; CODE([.J4]) &lt;= 90)  ; &quot;&lt;grammatik-nts&gt;&quot; &amp; [.J4] &amp; &quot;&lt;/grammatik-nts&gt;&quot;   ;   &quot;&lt;grammatik-ts&gt;&quot; &amp; [.J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K4]);[.J34];[.J34] &amp; IF([.K4]=&quot;|&quot;; &quot;&lt;regel-oder&gt; | &lt;/regel-oder&gt;&quot; ;    IF(AND(CODE([.K4]) &gt;= 65; CODE([.K4]) &lt;= 90)  ; &quot;&lt;grammatik-nts&gt;&quot; &amp; [.K4] &amp; &quot;&lt;/grammatik-nts&gt;&quot;   ;   &quot;&lt;grammatik-ts&gt;&quot; &amp; [.K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L4]);[.K34];[.K34] &amp; IF([.L4]=&quot;|&quot;; &quot;&lt;regel-oder&gt; | &lt;/regel-oder&gt;&quot; ;    IF(AND(CODE([.L4]) &gt;= 65; CODE([.L4]) &lt;= 90)  ; &quot;&lt;grammatik-nts&gt;&quot; &amp; [.L4] &amp; &quot;&lt;/grammatik-nts&gt;&quot;   ;   &quot;&lt;grammatik-ts&gt;&quot; &amp; [.L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M4]);[.L34];[.L34] &amp; IF([.M4]=&quot;|&quot;; &quot;&lt;regel-oder&gt; | &lt;/regel-oder&gt;&quot; ;    IF(AND(CODE([.M4]) &gt;= 65; CODE([.M4]) &lt;= 90)  ; &quot;&lt;grammatik-nts&gt;&quot; &amp; [.M4] &amp; &quot;&lt;/grammatik-nts&gt;&quot;   ;   &quot;&lt;grammatik-ts&gt;&quot; &amp; [.M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N4]);[.M34];[.M34] &amp; IF([.N4]=&quot;|&quot;; &quot;&lt;regel-oder&gt; | &lt;/regel-oder&gt;&quot; ;    IF(AND(CODE([.N4]) &gt;= 65; CODE([.N4]) &lt;= 90)  ; &quot;&lt;grammatik-nts&gt;&quot; &amp; [.N4] &amp; &quot;&lt;/grammatik-nts&gt;&quot;   ;   &quot;&lt;grammatik-ts&gt;&quot; &amp; [.N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O4]);[.N34];[.N34] &amp; IF([.O4]=&quot;|&quot;; &quot;&lt;regel-oder&gt; | &lt;/regel-oder&gt;&quot; ;    IF(AND(CODE([.O4]) &gt;= 65; CODE([.O4]) &lt;= 90)  ; &quot;&lt;grammatik-nts&gt;&quot; &amp; [.O4] &amp; &quot;&lt;/grammatik-nts&gt;&quot;   ;   &quot;&lt;grammatik-ts&gt;&quot; &amp; [.O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P4]);[.O34];[.O34] &amp; IF([.P4]=&quot;|&quot;; &quot;&lt;regel-oder&gt; | &lt;/regel-oder&gt;&quot; ;    IF(AND(CODE([.P4]) &gt;= 65; CODE([.P4]) &lt;= 90)  ; &quot;&lt;grammatik-nts&gt;&quot; &amp; [.P4] &amp; &quot;&lt;/grammatik-nts&gt;&quot;   ;   &quot;&lt;grammatik-ts&gt;&quot; &amp; [.P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Q4]);[.P34];[.P34] &amp; IF([.Q4]=&quot;|&quot;; &quot;&lt;regel-oder&gt; | &lt;/regel-oder&gt;&quot; ;    IF(AND(CODE([.Q4]) &gt;= 65; CODE([.Q4]) &lt;= 90)  ; &quot;&lt;grammatik-nts&gt;&quot; &amp; [.Q4] &amp; &quot;&lt;/grammatik-nts&gt;&quot;   ;   &quot;&lt;grammatik-ts&gt;&quot; &amp; [.Q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R4]);[.Q34];[.Q34] &amp; IF([.R4]=&quot;|&quot;; &quot;&lt;regel-oder&gt; | &lt;/regel-oder&gt;&quot; ;    IF(AND(CODE([.R4]) &gt;= 65; CODE([.R4]) &lt;= 90)  ; &quot;&lt;grammatik-nts&gt;&quot; &amp; [.R4] &amp; &quot;&lt;/grammatik-nts&gt;&quot;   ;   &quot;&lt;grammatik-ts&gt;&quot; &amp; [.R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S4]);[.R34];[.R34] &amp; IF([.S4]=&quot;|&quot;; &quot;&lt;regel-oder&gt; | &lt;/regel-oder&gt;&quot; ;    IF(AND(CODE([.S4]) &gt;= 65; CODE([.S4]) &lt;= 90)  ; &quot;&lt;grammatik-nts&gt;&quot; &amp; [.S4] &amp; &quot;&lt;/grammatik-nts&gt;&quot;   ;   &quot;&lt;grammatik-ts&gt;&quot; &amp; [.S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T4]);[.S34];[.S34] &amp; IF([.T4]=&quot;|&quot;; &quot;&lt;regel-oder&gt; | &lt;/regel-oder&gt;&quot; ;    IF(AND(CODE([.T4]) &gt;= 65; CODE([.T4]) &lt;= 90)  ; &quot;&lt;grammatik-nts&gt;&quot; &amp; [.T4] &amp; &quot;&lt;/grammatik-nts&gt;&quot;   ;   &quot;&lt;grammatik-ts&gt;&quot; &amp; [.T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U4]);[.T34];[.T34] &amp; IF([.U4]=&quot;|&quot;; &quot;&lt;regel-oder&gt; | &lt;/regel-oder&gt;&quot; ;    IF(AND(CODE([.U4]) &gt;= 65; CODE([.U4]) &lt;= 90)  ; &quot;&lt;grammatik-nts&gt;&quot; &amp; [.U4] &amp; &quot;&lt;/grammatik-nts&gt;&quot;   ;   &quot;&lt;grammatik-ts&gt;&quot; &amp; [.U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V4]);[.U34];[.U34] &amp; IF([.V4]=&quot;|&quot;; &quot;&lt;regel-oder&gt; | &lt;/regel-oder&gt;&quot; ;    IF(AND(CODE([.V4]) &gt;= 65; CODE([.V4]) &lt;= 90)  ; &quot;&lt;grammatik-nts&gt;&quot; &amp; [.V4] &amp; &quot;&lt;/grammatik-nts&gt;&quot;   ;   &quot;&lt;grammatik-ts&gt;&quot; &amp; [.V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W4]);[.V34];[.V34] &amp; IF([.W4]=&quot;|&quot;; &quot;&lt;regel-oder&gt; | &lt;/regel-oder&gt;&quot; ;    IF(AND(CODE([.W4]) &gt;= 65; CODE([.W4]) &lt;= 90)  ; &quot;&lt;grammatik-nts&gt;&quot; &amp; [.W4] &amp; &quot;&lt;/grammatik-nts&gt;&quot;   ;   &quot;&lt;grammatik-ts&gt;&quot; &amp; [.W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X4]);[.W34];[.W34] &amp; IF([.X4]=&quot;|&quot;; &quot;&lt;regel-oder&gt; | &lt;/regel-oder&gt;&quot; ;    IF(AND(CODE([.X4]) &gt;= 65; CODE([.X4]) &lt;= 90)  ; &quot;&lt;grammatik-nts&gt;&quot; &amp; [.X4] &amp; &quot;&lt;/grammatik-nts&gt;&quot;   ;   &quot;&lt;grammatik-ts&gt;&quot; &amp; [.X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Y4]);[.X34];[.X34] &amp; IF([.Y4]=&quot;|&quot;; &quot;&lt;regel-oder&gt; | &lt;/regel-oder&gt;&quot; ;    IF(AND(CODE([.Y4]) &gt;= 65; CODE([.Y4]) &lt;= 90)  ; &quot;&lt;grammatik-nts&gt;&quot; &amp; [.Y4] &amp; &quot;&lt;/grammatik-nts&gt;&quot;   ;   &quot;&lt;grammatik-ts&gt;&quot; &amp; [.Y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Z4]);[.Y34];[.Y34] &amp; IF([.Z4]=&quot;|&quot;; &quot;&lt;regel-oder&gt; | &lt;/regel-oder&gt;&quot; ;    IF(AND(CODE([.Z4]) &gt;= 65; CODE([.Z4]) &lt;= 90)  ; &quot;&lt;grammatik-nts&gt;&quot; &amp; [.Z4] &amp; &quot;&lt;/grammatik-nts&gt;&quot;   ;   &quot;&lt;grammatik-ts&gt;&quot; &amp; [.Z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AA4]);[.Z34];[.Z34] &amp; IF([.AA4]=&quot;|&quot;; &quot;&lt;regel-oder&gt; | &lt;/regel-oder&gt;&quot; ;    IF(AND(CODE([.AA4]) &gt;= 65; CODE([.AA4]) &lt;= 90)  ; &quot;&lt;grammatik-nts&gt;&quot; &amp; [.AA4] &amp; &quot;&lt;/grammatik-nts&gt;&quot;   ;   &quot;&lt;grammatik-ts&gt;&quot; &amp; [.AA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AB4]);[.AA34];[.AA34] &amp; IF([.AB4]=&quot;|&quot;; &quot;&lt;regel-oder&gt; | &lt;/regel-oder&gt;&quot; ;    IF(AND(CODE([.AB4]) &gt;= 65; CODE([.AB4]) &lt;= 90)  ; &quot;&lt;grammatik-nts&gt;&quot; &amp; [.AB4] &amp; &quot;&lt;/grammatik-nts&gt;&quot;   ;   &quot;&lt;grammatik-ts&gt;&quot; &amp; [.AB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AC4]);[.AB34];[.AB34] &amp; IF([.AC4]=&quot;|&quot;; &quot;&lt;regel-oder&gt; | &lt;/regel-oder&gt;&quot; ;    IF(AND(CODE([.AC4]) &gt;= 65; CODE([.AC4]) &lt;= 90)  ; &quot;&lt;grammatik-nts&gt;&quot; &amp; [.AC4] &amp; &quot;&lt;/grammatik-nts&gt;&quot;   ;   &quot;&lt;grammatik-ts&gt;&quot; &amp; [.AC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AD4]);[.AC34];[.AC34] &amp; IF([.AD4]=&quot;|&quot;; &quot;&lt;regel-oder&gt; | &lt;/regel-oder&gt;&quot; ;    IF(AND(CODE([.AD4]) &gt;= 65; CODE([.AD4]) &lt;= 90)  ; &quot;&lt;grammatik-nts&gt;&quot; &amp; [.AD4] &amp; &quot;&lt;/grammatik-nts&gt;&quot;   ;   &quot;&lt;grammatik-ts&gt;&quot; &amp; [.AD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CONCATENATE([.AD34];&quot;&lt;/grammatik-rechts&gt;&lt;/grammatik-regel&gt;&lt;br /&gt;&quot; &amp; CHAR(13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&lt;/grammatik-rechts&gt;&lt;/grammatik-regel&gt;&lt;br /&gt;&#13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5];&quot;&lt;/grammatik-nts&gt;&lt;/grammatik-links&gt;&lt;grammatik-pfeil&gt;&amp;rarr;&lt;/grammatik-pfeil&gt;&lt;grammatik-rechts&gt;&quot;)" office:value-type="string" office:string-value="&lt;grammatik-regel&gt;&lt;grammatik-links&gt;&lt;grammatik-nts&gt;D&lt;/grammatik-nts&gt;&lt;/grammatik-links&gt;&lt;grammatik-pfeil&gt;&amp;rarr;&lt;/grammatik-pfeil&gt;&lt;grammatik-rechts&gt;" calcext:value-type="string">
            <text:p>&lt;grammatik-regel&gt;&lt;grammatik-links&gt;&lt;grammatik-nts&gt;D&lt;/grammatik-nts&gt;&lt;/grammatik-links&gt;&lt;grammatik-pfeil&gt;&amp;rarr;&lt;/grammatik-pfeil&gt;&lt;grammatik-rechts&gt;</text:p>
          </table:table-cell>
          <table:table-cell table:formula="of:=IF(ISBLANK([.B5]);[.A35];[.A35] &amp; IF([.B5]=&quot;|&quot;;&quot;|&quot;;    IF(AND(CODE([.B5]) &gt;= 65; CODE([.B5]) &lt;= 90)  ; &quot;&lt;grammatik-nts&gt;&quot; &amp; [.B5] &amp; &quot;&lt;/grammatik-nts&gt;&quot;   ;   &quot;&lt;grammatik-ts&gt;&quot; &amp; [.B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</text:p>
          </table:table-cell>
          <table:table-cell table:formula="of:=IF(ISBLANK([.C5]);[.B35];[.B35] &amp; IF([.C5]=&quot;|&quot;; &quot;&lt;regel-oder&gt; | &lt;/regel-oder&gt;&quot; ;    IF(AND(CODE([.C5]) &gt;= 65; CODE([.C5]) &lt;= 90)  ; &quot;&lt;grammatik-nts&gt;&quot; &amp; [.C5] &amp; &quot;&lt;/grammatik-nts&gt;&quot;   ;   &quot;&lt;grammatik-ts&gt;&quot; &amp; [.C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</text:p>
          </table:table-cell>
          <table:table-cell table:formula="of:=IF(ISBLANK([.D5]);[.C35];[.C35] &amp; IF([.D5]=&quot;|&quot;; &quot;&lt;regel-oder&gt; | &lt;/regel-oder&gt;&quot; ;    IF(AND(CODE([.D5]) &gt;= 65; CODE([.D5]) &lt;= 90)  ; &quot;&lt;grammatik-nts&gt;&quot; &amp; [.D5] &amp; &quot;&lt;/grammatik-nts&gt;&quot;   ;   &quot;&lt;grammatik-ts&gt;&quot; &amp; [.D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</text:p>
          </table:table-cell>
          <table:table-cell table:formula="of:=IF(ISBLANK([.E5]);[.D35];[.D35] &amp; IF([.E5]=&quot;|&quot;; &quot;&lt;regel-oder&gt; | &lt;/regel-oder&gt;&quot; ;    IF(AND(CODE([.E5]) &gt;= 65; CODE([.E5]) &lt;= 90)  ; &quot;&lt;grammatik-nts&gt;&quot; &amp; [.E5] &amp; &quot;&lt;/grammatik-nts&gt;&quot;   ;   &quot;&lt;grammatik-ts&gt;&quot; &amp; [.E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</text:p>
          </table:table-cell>
          <table:table-cell table:formula="of:=IF(ISBLANK([.F5]);[.E35];[.E35] &amp; IF([.F5]=&quot;|&quot;; &quot;&lt;regel-oder&gt; | &lt;/regel-oder&gt;&quot; ;    IF(AND(CODE([.F5]) &gt;= 65; CODE([.F5]) &lt;= 90)  ; &quot;&lt;grammatik-nts&gt;&quot; &amp; [.F5] &amp; &quot;&lt;/grammatik-nts&gt;&quot;   ;   &quot;&lt;grammatik-ts&gt;&quot; &amp; [.F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</text:p>
          </table:table-cell>
          <table:table-cell table:formula="of:=IF(ISBLANK([.G5]);[.F35];[.F35] &amp; IF([.G5]=&quot;|&quot;; &quot;&lt;regel-oder&gt; | &lt;/regel-oder&gt;&quot; ;    IF(AND(CODE([.G5]) &gt;= 65; CODE([.G5]) &lt;= 90)  ; &quot;&lt;grammatik-nts&gt;&quot; &amp; [.G5] &amp; &quot;&lt;/grammatik-nts&gt;&quot;   ;   &quot;&lt;grammatik-ts&gt;&quot; &amp; [.G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H5]);[.G35];[.G35] &amp; IF([.H5]=&quot;|&quot;; &quot;&lt;regel-oder&gt; | &lt;/regel-oder&gt;&quot; ;    IF(AND(CODE([.H5]) &gt;= 65; CODE([.H5]) &lt;= 90)  ; &quot;&lt;grammatik-nts&gt;&quot; &amp; [.H5] &amp; &quot;&lt;/grammatik-nts&gt;&quot;   ;   &quot;&lt;grammatik-ts&gt;&quot; &amp; [.H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I5]);[.H35];[.H35] &amp; IF([.I5]=&quot;|&quot;; &quot;&lt;regel-oder&gt; | &lt;/regel-oder&gt;&quot; ;    IF(AND(CODE([.I5]) &gt;= 65; CODE([.I5]) &lt;= 90)  ; &quot;&lt;grammatik-nts&gt;&quot; &amp; [.I5] &amp; &quot;&lt;/grammatik-nts&gt;&quot;   ;   &quot;&lt;grammatik-ts&gt;&quot; &amp; [.I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J5]);[.I35];[.I35] &amp; IF([.J5]=&quot;|&quot;; &quot;&lt;regel-oder&gt; | &lt;/regel-oder&gt;&quot; ;    IF(AND(CODE([.J5]) &gt;= 65; CODE([.J5]) &lt;= 90)  ; &quot;&lt;grammatik-nts&gt;&quot; &amp; [.J5] &amp; &quot;&lt;/grammatik-nts&gt;&quot;   ;   &quot;&lt;grammatik-ts&gt;&quot; &amp; [.J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K5]);[.J35];[.J35] &amp; IF([.K5]=&quot;|&quot;; &quot;&lt;regel-oder&gt; | &lt;/regel-oder&gt;&quot; ;    IF(AND(CODE([.K5]) &gt;= 65; CODE([.K5]) &lt;= 90)  ; &quot;&lt;grammatik-nts&gt;&quot; &amp; [.K5] &amp; &quot;&lt;/grammatik-nts&gt;&quot;   ;   &quot;&lt;grammatik-ts&gt;&quot; &amp; [.K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L5]);[.K35];[.K35] &amp; IF([.L5]=&quot;|&quot;; &quot;&lt;regel-oder&gt; | &lt;/regel-oder&gt;&quot; ;    IF(AND(CODE([.L5]) &gt;= 65; CODE([.L5]) &lt;= 90)  ; &quot;&lt;grammatik-nts&gt;&quot; &amp; [.L5] &amp; &quot;&lt;/grammatik-nts&gt;&quot;   ;   &quot;&lt;grammatik-ts&gt;&quot; &amp; [.L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M5]);[.L35];[.L35] &amp; IF([.M5]=&quot;|&quot;; &quot;&lt;regel-oder&gt; | &lt;/regel-oder&gt;&quot; ;    IF(AND(CODE([.M5]) &gt;= 65; CODE([.M5]) &lt;= 90)  ; &quot;&lt;grammatik-nts&gt;&quot; &amp; [.M5] &amp; &quot;&lt;/grammatik-nts&gt;&quot;   ;   &quot;&lt;grammatik-ts&gt;&quot; &amp; [.M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N5]);[.M35];[.M35] &amp; IF([.N5]=&quot;|&quot;; &quot;&lt;regel-oder&gt; | &lt;/regel-oder&gt;&quot; ;    IF(AND(CODE([.N5]) &gt;= 65; CODE([.N5]) &lt;= 90)  ; &quot;&lt;grammatik-nts&gt;&quot; &amp; [.N5] &amp; &quot;&lt;/grammatik-nts&gt;&quot;   ;   &quot;&lt;grammatik-ts&gt;&quot; &amp; [.N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O5]);[.N35];[.N35] &amp; IF([.O5]=&quot;|&quot;; &quot;&lt;regel-oder&gt; | &lt;/regel-oder&gt;&quot; ;    IF(AND(CODE([.O5]) &gt;= 65; CODE([.O5]) &lt;= 90)  ; &quot;&lt;grammatik-nts&gt;&quot; &amp; [.O5] &amp; &quot;&lt;/grammatik-nts&gt;&quot;   ;   &quot;&lt;grammatik-ts&gt;&quot; &amp; [.O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P5]);[.O35];[.O35] &amp; IF([.P5]=&quot;|&quot;; &quot;&lt;regel-oder&gt; | &lt;/regel-oder&gt;&quot; ;    IF(AND(CODE([.P5]) &gt;= 65; CODE([.P5]) &lt;= 90)  ; &quot;&lt;grammatik-nts&gt;&quot; &amp; [.P5] &amp; &quot;&lt;/grammatik-nts&gt;&quot;   ;   &quot;&lt;grammatik-ts&gt;&quot; &amp; [.P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Q5]);[.P35];[.P35] &amp; IF([.Q5]=&quot;|&quot;; &quot;&lt;regel-oder&gt; | &lt;/regel-oder&gt;&quot; ;    IF(AND(CODE([.Q5]) &gt;= 65; CODE([.Q5]) &lt;= 90)  ; &quot;&lt;grammatik-nts&gt;&quot; &amp; [.Q5] &amp; &quot;&lt;/grammatik-nts&gt;&quot;   ;   &quot;&lt;grammatik-ts&gt;&quot; &amp; [.Q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R5]);[.Q35];[.Q35] &amp; IF([.R5]=&quot;|&quot;; &quot;&lt;regel-oder&gt; | &lt;/regel-oder&gt;&quot; ;    IF(AND(CODE([.R5]) &gt;= 65; CODE([.R5]) &lt;= 90)  ; &quot;&lt;grammatik-nts&gt;&quot; &amp; [.R5] &amp; &quot;&lt;/grammatik-nts&gt;&quot;   ;   &quot;&lt;grammatik-ts&gt;&quot; &amp; [.R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S5]);[.R35];[.R35] &amp; IF([.S5]=&quot;|&quot;; &quot;&lt;regel-oder&gt; | &lt;/regel-oder&gt;&quot; ;    IF(AND(CODE([.S5]) &gt;= 65; CODE([.S5]) &lt;= 90)  ; &quot;&lt;grammatik-nts&gt;&quot; &amp; [.S5] &amp; &quot;&lt;/grammatik-nts&gt;&quot;   ;   &quot;&lt;grammatik-ts&gt;&quot; &amp; [.S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T5]);[.S35];[.S35] &amp; IF([.T5]=&quot;|&quot;; &quot;&lt;regel-oder&gt; | &lt;/regel-oder&gt;&quot; ;    IF(AND(CODE([.T5]) &gt;= 65; CODE([.T5]) &lt;= 90)  ; &quot;&lt;grammatik-nts&gt;&quot; &amp; [.T5] &amp; &quot;&lt;/grammatik-nts&gt;&quot;   ;   &quot;&lt;grammatik-ts&gt;&quot; &amp; [.T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U5]);[.T35];[.T35] &amp; IF([.U5]=&quot;|&quot;; &quot;&lt;regel-oder&gt; | &lt;/regel-oder&gt;&quot; ;    IF(AND(CODE([.U5]) &gt;= 65; CODE([.U5]) &lt;= 90)  ; &quot;&lt;grammatik-nts&gt;&quot; &amp; [.U5] &amp; &quot;&lt;/grammatik-nts&gt;&quot;   ;   &quot;&lt;grammatik-ts&gt;&quot; &amp; [.U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V5]);[.U35];[.U35] &amp; IF([.V5]=&quot;|&quot;; &quot;&lt;regel-oder&gt; | &lt;/regel-oder&gt;&quot; ;    IF(AND(CODE([.V5]) &gt;= 65; CODE([.V5]) &lt;= 90)  ; &quot;&lt;grammatik-nts&gt;&quot; &amp; [.V5] &amp; &quot;&lt;/grammatik-nts&gt;&quot;   ;   &quot;&lt;grammatik-ts&gt;&quot; &amp; [.V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W5]);[.V35];[.V35] &amp; IF([.W5]=&quot;|&quot;; &quot;&lt;regel-oder&gt; | &lt;/regel-oder&gt;&quot; ;    IF(AND(CODE([.W5]) &gt;= 65; CODE([.W5]) &lt;= 90)  ; &quot;&lt;grammatik-nts&gt;&quot; &amp; [.W5] &amp; &quot;&lt;/grammatik-nts&gt;&quot;   ;   &quot;&lt;grammatik-ts&gt;&quot; &amp; [.W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X5]);[.W35];[.W35] &amp; IF([.X5]=&quot;|&quot;; &quot;&lt;regel-oder&gt; | &lt;/regel-oder&gt;&quot; ;    IF(AND(CODE([.X5]) &gt;= 65; CODE([.X5]) &lt;= 90)  ; &quot;&lt;grammatik-nts&gt;&quot; &amp; [.X5] &amp; &quot;&lt;/grammatik-nts&gt;&quot;   ;   &quot;&lt;grammatik-ts&gt;&quot; &amp; [.X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Y5]);[.X35];[.X35] &amp; IF([.Y5]=&quot;|&quot;; &quot;&lt;regel-oder&gt; | &lt;/regel-oder&gt;&quot; ;    IF(AND(CODE([.Y5]) &gt;= 65; CODE([.Y5]) &lt;= 90)  ; &quot;&lt;grammatik-nts&gt;&quot; &amp; [.Y5] &amp; &quot;&lt;/grammatik-nts&gt;&quot;   ;   &quot;&lt;grammatik-ts&gt;&quot; &amp; [.Y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Z5]);[.Y35];[.Y35] &amp; IF([.Z5]=&quot;|&quot;; &quot;&lt;regel-oder&gt; | &lt;/regel-oder&gt;&quot; ;    IF(AND(CODE([.Z5]) &gt;= 65; CODE([.Z5]) &lt;= 90)  ; &quot;&lt;grammatik-nts&gt;&quot; &amp; [.Z5] &amp; &quot;&lt;/grammatik-nts&gt;&quot;   ;   &quot;&lt;grammatik-ts&gt;&quot; &amp; [.Z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AA5]);[.Z35];[.Z35] &amp; IF([.AA5]=&quot;|&quot;; &quot;&lt;regel-oder&gt; | &lt;/regel-oder&gt;&quot; ;    IF(AND(CODE([.AA5]) &gt;= 65; CODE([.AA5]) &lt;= 90)  ; &quot;&lt;grammatik-nts&gt;&quot; &amp; [.AA5] &amp; &quot;&lt;/grammatik-nts&gt;&quot;   ;   &quot;&lt;grammatik-ts&gt;&quot; &amp; [.AA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AB5]);[.AA35];[.AA35] &amp; IF([.AB5]=&quot;|&quot;; &quot;&lt;regel-oder&gt; | &lt;/regel-oder&gt;&quot; ;    IF(AND(CODE([.AB5]) &gt;= 65; CODE([.AB5]) &lt;= 90)  ; &quot;&lt;grammatik-nts&gt;&quot; &amp; [.AB5] &amp; &quot;&lt;/grammatik-nts&gt;&quot;   ;   &quot;&lt;grammatik-ts&gt;&quot; &amp; [.AB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AC5]);[.AB35];[.AB35] &amp; IF([.AC5]=&quot;|&quot;; &quot;&lt;regel-oder&gt; | &lt;/regel-oder&gt;&quot; ;    IF(AND(CODE([.AC5]) &gt;= 65; CODE([.AC5]) &lt;= 90)  ; &quot;&lt;grammatik-nts&gt;&quot; &amp; [.AC5] &amp; &quot;&lt;/grammatik-nts&gt;&quot;   ;   &quot;&lt;grammatik-ts&gt;&quot; &amp; [.AC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AD5]);[.AC35];[.AC35] &amp; IF([.AD5]=&quot;|&quot;; &quot;&lt;regel-oder&gt; | &lt;/regel-oder&gt;&quot; ;    IF(AND(CODE([.AD5]) &gt;= 65; CODE([.AD5]) &lt;= 90)  ; &quot;&lt;grammatik-nts&gt;&quot; &amp; [.AD5] &amp; &quot;&lt;/grammatik-nts&gt;&quot;   ;   &quot;&lt;grammatik-ts&gt;&quot; &amp; [.AD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CONCATENATE([.AD35];&quot;&lt;/grammatik-rechts&gt;&lt;/grammatik-regel&gt;&lt;br /&gt;&quot; &amp; CHAR(13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&lt;/grammatik-rechts&gt;&lt;/grammatik-regel&gt;&lt;br /&gt;&#13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6];&quot;&lt;/grammatik-nts&gt;&lt;/grammatik-links&gt;&lt;grammatik-pfeil&gt;&amp;rarr;&lt;/grammatik-pfeil&gt;&lt;grammatik-rechts&gt;&quot;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B6]);[.A36];[.A36] &amp; IF([.B6]=&quot;|&quot;;&quot;|&quot;;    IF(AND(CODE([.B6]) &gt;= 65; CODE([.B6]) &lt;= 90)  ; &quot;&lt;grammatik-nts&gt;&quot; &amp; [.B6] &amp; &quot;&lt;/grammatik-nts&gt;&quot;   ;   &quot;&lt;grammatik-ts&gt;&quot; &amp; [.B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C6]);[.B36];[.B36] &amp; IF([.C6]=&quot;|&quot;; &quot;&lt;regel-oder&gt; | &lt;/regel-oder&gt;&quot; ;    IF(AND(CODE([.C6]) &gt;= 65; CODE([.C6]) &lt;= 90)  ; &quot;&lt;grammatik-nts&gt;&quot; &amp; [.C6] &amp; &quot;&lt;/grammatik-nts&gt;&quot;   ;   &quot;&lt;grammatik-ts&gt;&quot; &amp; [.C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D6]);[.C36];[.C36] &amp; IF([.D6]=&quot;|&quot;; &quot;&lt;regel-oder&gt; | &lt;/regel-oder&gt;&quot; ;    IF(AND(CODE([.D6]) &gt;= 65; CODE([.D6]) &lt;= 90)  ; &quot;&lt;grammatik-nts&gt;&quot; &amp; [.D6] &amp; &quot;&lt;/grammatik-nts&gt;&quot;   ;   &quot;&lt;grammatik-ts&gt;&quot; &amp; [.D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E6]);[.D36];[.D36] &amp; IF([.E6]=&quot;|&quot;; &quot;&lt;regel-oder&gt; | &lt;/regel-oder&gt;&quot; ;    IF(AND(CODE([.E6]) &gt;= 65; CODE([.E6]) &lt;= 90)  ; &quot;&lt;grammatik-nts&gt;&quot; &amp; [.E6] &amp; &quot;&lt;/grammatik-nts&gt;&quot;   ;   &quot;&lt;grammatik-ts&gt;&quot; &amp; [.E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F6]);[.E36];[.E36] &amp; IF([.F6]=&quot;|&quot;; &quot;&lt;regel-oder&gt; | &lt;/regel-oder&gt;&quot; ;    IF(AND(CODE([.F6]) &gt;= 65; CODE([.F6]) &lt;= 90)  ; &quot;&lt;grammatik-nts&gt;&quot; &amp; [.F6] &amp; &quot;&lt;/grammatik-nts&gt;&quot;   ;   &quot;&lt;grammatik-ts&gt;&quot; &amp; [.F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G6]);[.F36];[.F36] &amp; IF([.G6]=&quot;|&quot;; &quot;&lt;regel-oder&gt; | &lt;/regel-oder&gt;&quot; ;    IF(AND(CODE([.G6]) &gt;= 65; CODE([.G6]) &lt;= 90)  ; &quot;&lt;grammatik-nts&gt;&quot; &amp; [.G6] &amp; &quot;&lt;/grammatik-nts&gt;&quot;   ;   &quot;&lt;grammatik-ts&gt;&quot; &amp; [.G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H6]);[.G36];[.G36] &amp; IF([.H6]=&quot;|&quot;; &quot;&lt;regel-oder&gt; | &lt;/regel-oder&gt;&quot; ;    IF(AND(CODE([.H6]) &gt;= 65; CODE([.H6]) &lt;= 90)  ; &quot;&lt;grammatik-nts&gt;&quot; &amp; [.H6] &amp; &quot;&lt;/grammatik-nts&gt;&quot;   ;   &quot;&lt;grammatik-ts&gt;&quot; &amp; [.H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I6]);[.H36];[.H36] &amp; IF([.I6]=&quot;|&quot;; &quot;&lt;regel-oder&gt; | &lt;/regel-oder&gt;&quot; ;    IF(AND(CODE([.I6]) &gt;= 65; CODE([.I6]) &lt;= 90)  ; &quot;&lt;grammatik-nts&gt;&quot; &amp; [.I6] &amp; &quot;&lt;/grammatik-nts&gt;&quot;   ;   &quot;&lt;grammatik-ts&gt;&quot; &amp; [.I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J6]);[.I36];[.I36] &amp; IF([.J6]=&quot;|&quot;; &quot;&lt;regel-oder&gt; | &lt;/regel-oder&gt;&quot; ;    IF(AND(CODE([.J6]) &gt;= 65; CODE([.J6]) &lt;= 90)  ; &quot;&lt;grammatik-nts&gt;&quot; &amp; [.J6] &amp; &quot;&lt;/grammatik-nts&gt;&quot;   ;   &quot;&lt;grammatik-ts&gt;&quot; &amp; [.J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K6]);[.J36];[.J36] &amp; IF([.K6]=&quot;|&quot;; &quot;&lt;regel-oder&gt; | &lt;/regel-oder&gt;&quot; ;    IF(AND(CODE([.K6]) &gt;= 65; CODE([.K6]) &lt;= 90)  ; &quot;&lt;grammatik-nts&gt;&quot; &amp; [.K6] &amp; &quot;&lt;/grammatik-nts&gt;&quot;   ;   &quot;&lt;grammatik-ts&gt;&quot; &amp; [.K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L6]);[.K36];[.K36] &amp; IF([.L6]=&quot;|&quot;; &quot;&lt;regel-oder&gt; | &lt;/regel-oder&gt;&quot; ;    IF(AND(CODE([.L6]) &gt;= 65; CODE([.L6]) &lt;= 90)  ; &quot;&lt;grammatik-nts&gt;&quot; &amp; [.L6] &amp; &quot;&lt;/grammatik-nts&gt;&quot;   ;   &quot;&lt;grammatik-ts&gt;&quot; &amp; [.L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M6]);[.L36];[.L36] &amp; IF([.M6]=&quot;|&quot;; &quot;&lt;regel-oder&gt; | &lt;/regel-oder&gt;&quot; ;    IF(AND(CODE([.M6]) &gt;= 65; CODE([.M6]) &lt;= 90)  ; &quot;&lt;grammatik-nts&gt;&quot; &amp; [.M6] &amp; &quot;&lt;/grammatik-nts&gt;&quot;   ;   &quot;&lt;grammatik-ts&gt;&quot; &amp; [.M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N6]);[.M36];[.M36] &amp; IF([.N6]=&quot;|&quot;; &quot;&lt;regel-oder&gt; | &lt;/regel-oder&gt;&quot; ;    IF(AND(CODE([.N6]) &gt;= 65; CODE([.N6]) &lt;= 90)  ; &quot;&lt;grammatik-nts&gt;&quot; &amp; [.N6] &amp; &quot;&lt;/grammatik-nts&gt;&quot;   ;   &quot;&lt;grammatik-ts&gt;&quot; &amp; [.N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O6]);[.N36];[.N36] &amp; IF([.O6]=&quot;|&quot;; &quot;&lt;regel-oder&gt; | &lt;/regel-oder&gt;&quot; ;    IF(AND(CODE([.O6]) &gt;= 65; CODE([.O6]) &lt;= 90)  ; &quot;&lt;grammatik-nts&gt;&quot; &amp; [.O6] &amp; &quot;&lt;/grammatik-nts&gt;&quot;   ;   &quot;&lt;grammatik-ts&gt;&quot; &amp; [.O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P6]);[.O36];[.O36] &amp; IF([.P6]=&quot;|&quot;; &quot;&lt;regel-oder&gt; | &lt;/regel-oder&gt;&quot; ;    IF(AND(CODE([.P6]) &gt;= 65; CODE([.P6]) &lt;= 90)  ; &quot;&lt;grammatik-nts&gt;&quot; &amp; [.P6] &amp; &quot;&lt;/grammatik-nts&gt;&quot;   ;   &quot;&lt;grammatik-ts&gt;&quot; &amp; [.P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Q6]);[.P36];[.P36] &amp; IF([.Q6]=&quot;|&quot;; &quot;&lt;regel-oder&gt; | &lt;/regel-oder&gt;&quot; ;    IF(AND(CODE([.Q6]) &gt;= 65; CODE([.Q6]) &lt;= 90)  ; &quot;&lt;grammatik-nts&gt;&quot; &amp; [.Q6] &amp; &quot;&lt;/grammatik-nts&gt;&quot;   ;   &quot;&lt;grammatik-ts&gt;&quot; &amp; [.Q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R6]);[.Q36];[.Q36] &amp; IF([.R6]=&quot;|&quot;; &quot;&lt;regel-oder&gt; | &lt;/regel-oder&gt;&quot; ;    IF(AND(CODE([.R6]) &gt;= 65; CODE([.R6]) &lt;= 90)  ; &quot;&lt;grammatik-nts&gt;&quot; &amp; [.R6] &amp; &quot;&lt;/grammatik-nts&gt;&quot;   ;   &quot;&lt;grammatik-ts&gt;&quot; &amp; [.R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S6]);[.R36];[.R36] &amp; IF([.S6]=&quot;|&quot;; &quot;&lt;regel-oder&gt; | &lt;/regel-oder&gt;&quot; ;    IF(AND(CODE([.S6]) &gt;= 65; CODE([.S6]) &lt;= 90)  ; &quot;&lt;grammatik-nts&gt;&quot; &amp; [.S6] &amp; &quot;&lt;/grammatik-nts&gt;&quot;   ;   &quot;&lt;grammatik-ts&gt;&quot; &amp; [.S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T6]);[.S36];[.S36] &amp; IF([.T6]=&quot;|&quot;; &quot;&lt;regel-oder&gt; | &lt;/regel-oder&gt;&quot; ;    IF(AND(CODE([.T6]) &gt;= 65; CODE([.T6]) &lt;= 90)  ; &quot;&lt;grammatik-nts&gt;&quot; &amp; [.T6] &amp; &quot;&lt;/grammatik-nts&gt;&quot;   ;   &quot;&lt;grammatik-ts&gt;&quot; &amp; [.T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U6]);[.T36];[.T36] &amp; IF([.U6]=&quot;|&quot;; &quot;&lt;regel-oder&gt; | &lt;/regel-oder&gt;&quot; ;    IF(AND(CODE([.U6]) &gt;= 65; CODE([.U6]) &lt;= 90)  ; &quot;&lt;grammatik-nts&gt;&quot; &amp; [.U6] &amp; &quot;&lt;/grammatik-nts&gt;&quot;   ;   &quot;&lt;grammatik-ts&gt;&quot; &amp; [.U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V6]);[.U36];[.U36] &amp; IF([.V6]=&quot;|&quot;; &quot;&lt;regel-oder&gt; | &lt;/regel-oder&gt;&quot; ;    IF(AND(CODE([.V6]) &gt;= 65; CODE([.V6]) &lt;= 90)  ; &quot;&lt;grammatik-nts&gt;&quot; &amp; [.V6] &amp; &quot;&lt;/grammatik-nts&gt;&quot;   ;   &quot;&lt;grammatik-ts&gt;&quot; &amp; [.V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W6]);[.V36];[.V36] &amp; IF([.W6]=&quot;|&quot;; &quot;&lt;regel-oder&gt; | &lt;/regel-oder&gt;&quot; ;    IF(AND(CODE([.W6]) &gt;= 65; CODE([.W6]) &lt;= 90)  ; &quot;&lt;grammatik-nts&gt;&quot; &amp; [.W6] &amp; &quot;&lt;/grammatik-nts&gt;&quot;   ;   &quot;&lt;grammatik-ts&gt;&quot; &amp; [.W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X6]);[.W36];[.W36] &amp; IF([.X6]=&quot;|&quot;; &quot;&lt;regel-oder&gt; | &lt;/regel-oder&gt;&quot; ;    IF(AND(CODE([.X6]) &gt;= 65; CODE([.X6]) &lt;= 90)  ; &quot;&lt;grammatik-nts&gt;&quot; &amp; [.X6] &amp; &quot;&lt;/grammatik-nts&gt;&quot;   ;   &quot;&lt;grammatik-ts&gt;&quot; &amp; [.X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Y6]);[.X36];[.X36] &amp; IF([.Y6]=&quot;|&quot;; &quot;&lt;regel-oder&gt; | &lt;/regel-oder&gt;&quot; ;    IF(AND(CODE([.Y6]) &gt;= 65; CODE([.Y6]) &lt;= 90)  ; &quot;&lt;grammatik-nts&gt;&quot; &amp; [.Y6] &amp; &quot;&lt;/grammatik-nts&gt;&quot;   ;   &quot;&lt;grammatik-ts&gt;&quot; &amp; [.Y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Z6]);[.Y36];[.Y36] &amp; IF([.Z6]=&quot;|&quot;; &quot;&lt;regel-oder&gt; | &lt;/regel-oder&gt;&quot; ;    IF(AND(CODE([.Z6]) &gt;= 65; CODE([.Z6]) &lt;= 90)  ; &quot;&lt;grammatik-nts&gt;&quot; &amp; [.Z6] &amp; &quot;&lt;/grammatik-nts&gt;&quot;   ;   &quot;&lt;grammatik-ts&gt;&quot; &amp; [.Z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A6]);[.Z36];[.Z36] &amp; IF([.AA6]=&quot;|&quot;; &quot;&lt;regel-oder&gt; | &lt;/regel-oder&gt;&quot; ;    IF(AND(CODE([.AA6]) &gt;= 65; CODE([.AA6]) &lt;= 90)  ; &quot;&lt;grammatik-nts&gt;&quot; &amp; [.AA6] &amp; &quot;&lt;/grammatik-nts&gt;&quot;   ;   &quot;&lt;grammatik-ts&gt;&quot; &amp; [.AA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B6]);[.AA36];[.AA36] &amp; IF([.AB6]=&quot;|&quot;; &quot;&lt;regel-oder&gt; | &lt;/regel-oder&gt;&quot; ;    IF(AND(CODE([.AB6]) &gt;= 65; CODE([.AB6]) &lt;= 90)  ; &quot;&lt;grammatik-nts&gt;&quot; &amp; [.AB6] &amp; &quot;&lt;/grammatik-nts&gt;&quot;   ;   &quot;&lt;grammatik-ts&gt;&quot; &amp; [.AB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C6]);[.AB36];[.AB36] &amp; IF([.AC6]=&quot;|&quot;; &quot;&lt;regel-oder&gt; | &lt;/regel-oder&gt;&quot; ;    IF(AND(CODE([.AC6]) &gt;= 65; CODE([.AC6]) &lt;= 90)  ; &quot;&lt;grammatik-nts&gt;&quot; &amp; [.AC6] &amp; &quot;&lt;/grammatik-nts&gt;&quot;   ;   &quot;&lt;grammatik-ts&gt;&quot; &amp; [.AC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D6]);[.AC36];[.AC36] &amp; IF([.AD6]=&quot;|&quot;; &quot;&lt;regel-oder&gt; | &lt;/regel-oder&gt;&quot; ;    IF(AND(CODE([.AD6]) &gt;= 65; CODE([.AD6]) &lt;= 90)  ; &quot;&lt;grammatik-nts&gt;&quot; &amp; [.AD6] &amp; &quot;&lt;/grammatik-nts&gt;&quot;   ;   &quot;&lt;grammatik-ts&gt;&quot; &amp; [.AD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CONCATENATE([.AD36];&quot;&lt;/grammatik-rechts&gt;&lt;/grammatik-regel&gt;&lt;br /&gt;&quot; &amp; CHAR(13))" office:value-type="string" office:string-value="&lt;grammatik-regel&gt;&lt;grammatik-links&gt;&lt;grammatik-nts&gt;&lt;/grammatik-nts&gt;&lt;/grammatik-links&gt;&lt;grammatik-pfeil&gt;&amp;rarr;&lt;/grammatik-pfeil&gt;&lt;grammatik-rechts&gt;&lt;/grammatik-rechts&gt;&lt;/grammatik-regel&gt;&lt;br /&gt;&#13;" calcext:value-type="string">
            <text:p>&lt;grammatik-regel&gt;&lt;grammatik-links&gt;&lt;grammatik-nts&gt;&lt;/grammatik-nts&gt;&lt;/grammatik-links&gt;&lt;grammatik-pfeil&gt;&amp;rarr;&lt;/grammatik-pfeil&gt;&lt;grammatik-rech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formula="of:=CONCATENATE(&quot;&lt;grammatik-regel&gt;&lt;grammatik-links&gt;&lt;grammatik-nts&gt;&quot;;[.A8];&quot;&lt;/grammatik-nts&gt;&lt;/grammatik-links&gt;&lt;grammatik-pfeil&gt;&amp;rarr;&lt;/grammatik-pfeil&gt;&lt;grammatik-rechts&gt;&quot;)" office:value-type="string" office:string-value="&lt;grammatik-regel&gt;&lt;grammatik-links&gt;&lt;grammatik-nts&gt;C&lt;/grammatik-nts&gt;&lt;/grammatik-links&gt;&lt;grammatik-pfeil&gt;&amp;rarr;&lt;/grammatik-pfeil&gt;&lt;grammatik-rechts&gt;" calcext:value-type="string">
            <text:p>&lt;grammatik-regel&gt;&lt;grammatik-links&gt;&lt;grammatik-nts&gt;C&lt;/grammatik-nts&gt;&lt;/grammatik-links&gt;&lt;grammatik-pfeil&gt;&amp;rarr;&lt;/grammatik-pfeil&gt;&lt;grammatik-rechts&gt;</text:p>
          </table:table-cell>
          <table:table-cell table:formula="of:=IF(ISBLANK([.B8]);[.A38];[.A38] &amp; IF([.B8]=&quot;|&quot;;&quot;|&quot;;    IF(AND(CODE([.B8]) &gt;= 65; CODE([.B8]) &lt;= 90)  ; &quot;&lt;grammatik-nts&gt;&quot; &amp; [.B8] &amp; &quot;&lt;/grammatik-nts&gt;&quot;   ;   &quot;&lt;grammatik-ts&gt;&quot; &amp; [.B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</text:p>
          </table:table-cell>
          <table:table-cell table:formula="of:=IF(ISBLANK([.C8]);[.B38];[.B38] &amp; IF([.C8]=&quot;|&quot;; &quot;&lt;regel-oder&gt; | &lt;/regel-oder&gt;&quot; ;    IF(AND(CODE([.C8]) &gt;= 65; CODE([.C8]) &lt;= 90)  ; &quot;&lt;grammatik-nts&gt;&quot; &amp; [.C8] &amp; &quot;&lt;/grammatik-nts&gt;&quot;   ;   &quot;&lt;grammatik-ts&gt;&quot; &amp; [.C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</text:p>
          </table:table-cell>
          <table:table-cell table:formula="of:=IF(ISBLANK([.D8]);[.C38];[.C38] &amp; IF([.D8]=&quot;|&quot;; &quot;&lt;regel-oder&gt; | &lt;/regel-oder&gt;&quot; ;    IF(AND(CODE([.D8]) &gt;= 65; CODE([.D8]) &lt;= 90)  ; &quot;&lt;grammatik-nts&gt;&quot; &amp; [.D8] &amp; &quot;&lt;/grammatik-nts&gt;&quot;   ;   &quot;&lt;grammatik-ts&gt;&quot; &amp; [.D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</text:p>
          </table:table-cell>
          <table:table-cell table:formula="of:=IF(ISBLANK([.E8]);[.D38];[.D38] &amp; IF([.E8]=&quot;|&quot;; &quot;&lt;regel-oder&gt; | &lt;/regel-oder&gt;&quot; ;    IF(AND(CODE([.E8]) &gt;= 65; CODE([.E8]) &lt;= 90)  ; &quot;&lt;grammatik-nts&gt;&quot; &amp; [.E8] &amp; &quot;&lt;/grammatik-nts&gt;&quot;   ;   &quot;&lt;grammatik-ts&gt;&quot; &amp; [.E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</text:p>
          </table:table-cell>
          <table:table-cell table:formula="of:=IF(ISBLANK([.F8]);[.E38];[.E38] &amp; IF([.F8]=&quot;|&quot;; &quot;&lt;regel-oder&gt; | &lt;/regel-oder&gt;&quot; ;    IF(AND(CODE([.F8]) &gt;= 65; CODE([.F8]) &lt;= 90)  ; &quot;&lt;grammatik-nts&gt;&quot; &amp; [.F8] &amp; &quot;&lt;/grammatik-nts&gt;&quot;   ;   &quot;&lt;grammatik-ts&gt;&quot; &amp; [.F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</text:p>
          </table:table-cell>
          <table:table-cell table:formula="of:=IF(ISBLANK([.G8]);[.F38];[.F38] &amp; IF([.G8]=&quot;|&quot;; &quot;&lt;regel-oder&gt; | &lt;/regel-oder&gt;&quot; ;    IF(AND(CODE([.G8]) &gt;= 65; CODE([.G8]) &lt;= 90)  ; &quot;&lt;grammatik-nts&gt;&quot; &amp; [.G8] &amp; &quot;&lt;/grammatik-nts&gt;&quot;   ;   &quot;&lt;grammatik-ts&gt;&quot; &amp; [.G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</text:p>
          </table:table-cell>
          <table:table-cell table:formula="of:=IF(ISBLANK([.H8]);[.G38];[.G38] &amp; IF([.H8]=&quot;|&quot;; &quot;&lt;regel-oder&gt; | &lt;/regel-oder&gt;&quot; ;    IF(AND(CODE([.H8]) &gt;= 65; CODE([.H8]) &lt;= 90)  ; &quot;&lt;grammatik-nts&gt;&quot; &amp; [.H8] &amp; &quot;&lt;/grammatik-nts&gt;&quot;   ;   &quot;&lt;grammatik-ts&gt;&quot; &amp; [.H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</text:p>
          </table:table-cell>
          <table:table-cell table:formula="of:=IF(ISBLANK([.I8]);[.H38];[.H38] &amp; IF([.I8]=&quot;|&quot;; &quot;&lt;regel-oder&gt; | &lt;/regel-oder&gt;&quot; ;    IF(AND(CODE([.I8]) &gt;= 65; CODE([.I8]) &lt;= 90)  ; &quot;&lt;grammatik-nts&gt;&quot; &amp; [.I8] &amp; &quot;&lt;/grammatik-nts&gt;&quot;   ;   &quot;&lt;grammatik-ts&gt;&quot; &amp; [.I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</text:p>
          </table:table-cell>
          <table:table-cell table:formula="of:=IF(ISBLANK([.J8]);[.I38];[.I38] &amp; IF([.J8]=&quot;|&quot;; &quot;&lt;regel-oder&gt; | &lt;/regel-oder&gt;&quot; ;    IF(AND(CODE([.J8]) &gt;= 65; CODE([.J8]) &lt;= 90)  ; &quot;&lt;grammatik-nts&gt;&quot; &amp; [.J8] &amp; &quot;&lt;/grammatik-nts&gt;&quot;   ;   &quot;&lt;grammatik-ts&gt;&quot; &amp; [.J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</text:p>
          </table:table-cell>
          <table:table-cell table:formula="of:=IF(ISBLANK([.K8]);[.J38];[.J38] &amp; IF([.K8]=&quot;|&quot;; &quot;&lt;regel-oder&gt; | &lt;/regel-oder&gt;&quot; ;    IF(AND(CODE([.K8]) &gt;= 65; CODE([.K8]) &lt;= 90)  ; &quot;&lt;grammatik-nts&gt;&quot; &amp; [.K8] &amp; &quot;&lt;/grammatik-nts&gt;&quot;   ;   &quot;&lt;grammatik-ts&gt;&quot; &amp; [.K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L8]);[.K38];[.K38] &amp; IF([.L8]=&quot;|&quot;; &quot;&lt;regel-oder&gt; | &lt;/regel-oder&gt;&quot; ;    IF(AND(CODE([.L8]) &gt;= 65; CODE([.L8]) &lt;= 90)  ; &quot;&lt;grammatik-nts&gt;&quot; &amp; [.L8] &amp; &quot;&lt;/grammatik-nts&gt;&quot;   ;   &quot;&lt;grammatik-ts&gt;&quot; &amp; [.L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M8]);[.L38];[.L38] &amp; IF([.M8]=&quot;|&quot;; &quot;&lt;regel-oder&gt; | &lt;/regel-oder&gt;&quot; ;    IF(AND(CODE([.M8]) &gt;= 65; CODE([.M8]) &lt;= 90)  ; &quot;&lt;grammatik-nts&gt;&quot; &amp; [.M8] &amp; &quot;&lt;/grammatik-nts&gt;&quot;   ;   &quot;&lt;grammatik-ts&gt;&quot; &amp; [.M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N8]);[.M38];[.M38] &amp; IF([.N8]=&quot;|&quot;; &quot;&lt;regel-oder&gt; | &lt;/regel-oder&gt;&quot; ;    IF(AND(CODE([.N8]) &gt;= 65; CODE([.N8]) &lt;= 90)  ; &quot;&lt;grammatik-nts&gt;&quot; &amp; [.N8] &amp; &quot;&lt;/grammatik-nts&gt;&quot;   ;   &quot;&lt;grammatik-ts&gt;&quot; &amp; [.N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</text:p>
          </table:table-cell>
          <table:table-cell table:formula="of:=IF(ISBLANK([.O8]);[.N38];[.N38] &amp; IF([.O8]=&quot;|&quot;; &quot;&lt;regel-oder&gt; | &lt;/regel-oder&gt;&quot; ;    IF(AND(CODE([.O8]) &gt;= 65; CODE([.O8]) &lt;= 90)  ; &quot;&lt;grammatik-nts&gt;&quot; &amp; [.O8] &amp; &quot;&lt;/grammatik-nts&gt;&quot;   ;   &quot;&lt;grammatik-ts&gt;&quot; &amp; [.O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</text:p>
          </table:table-cell>
          <table:table-cell table:formula="of:=IF(ISBLANK([.P8]);[.O38];[.O38] &amp; IF([.P8]=&quot;|&quot;; &quot;&lt;regel-oder&gt; | &lt;/regel-oder&gt;&quot; ;    IF(AND(CODE([.P8]) &gt;= 65; CODE([.P8]) &lt;= 90)  ; &quot;&lt;grammatik-nts&gt;&quot; &amp; [.P8] &amp; &quot;&lt;/grammatik-nts&gt;&quot;   ;   &quot;&lt;grammatik-ts&gt;&quot; &amp; [.P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Q8]);[.P38];[.P38] &amp; IF([.Q8]=&quot;|&quot;; &quot;&lt;regel-oder&gt; | &lt;/regel-oder&gt;&quot; ;    IF(AND(CODE([.Q8]) &gt;= 65; CODE([.Q8]) &lt;= 90)  ; &quot;&lt;grammatik-nts&gt;&quot; &amp; [.Q8] &amp; &quot;&lt;/grammatik-nts&gt;&quot;   ;   &quot;&lt;grammatik-ts&gt;&quot; &amp; [.Q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</text:p>
          </table:table-cell>
          <table:table-cell table:formula="of:=IF(ISBLANK([.R8]);[.Q38];[.Q38] &amp; IF([.R8]=&quot;|&quot;; &quot;&lt;regel-oder&gt; | &lt;/regel-oder&gt;&quot; ;    IF(AND(CODE([.R8]) &gt;= 65; CODE([.R8]) &lt;= 90)  ; &quot;&lt;grammatik-nts&gt;&quot; &amp; [.R8] &amp; &quot;&lt;/grammatik-nts&gt;&quot;   ;   &quot;&lt;grammatik-ts&gt;&quot; &amp; [.R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</text:p>
          </table:table-cell>
          <table:table-cell table:formula="of:=IF(ISBLANK([.S8]);[.R38];[.R38] &amp; IF([.S8]=&quot;|&quot;; &quot;&lt;regel-oder&gt; | &lt;/regel-oder&gt;&quot; ;    IF(AND(CODE([.S8]) &gt;= 65; CODE([.S8]) &lt;= 90)  ; &quot;&lt;grammatik-nts&gt;&quot; &amp; [.S8] &amp; &quot;&lt;/grammatik-nts&gt;&quot;   ;   &quot;&lt;grammatik-ts&gt;&quot; &amp; [.S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</text:p>
          </table:table-cell>
          <table:table-cell table:formula="of:=IF(ISBLANK([.T8]);[.S38];[.S38] &amp; IF([.T8]=&quot;|&quot;; &quot;&lt;regel-oder&gt; | &lt;/regel-oder&gt;&quot; ;    IF(AND(CODE([.T8]) &gt;= 65; CODE([.T8]) &lt;= 90)  ; &quot;&lt;grammatik-nts&gt;&quot; &amp; [.T8] &amp; &quot;&lt;/grammatik-nts&gt;&quot;   ;   &quot;&lt;grammatik-ts&gt;&quot; &amp; [.T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</text:p>
          </table:table-cell>
          <table:table-cell table:formula="of:=IF(ISBLANK([.U8]);[.T38];[.T38] &amp; IF([.U8]=&quot;|&quot;; &quot;&lt;regel-oder&gt; | &lt;/regel-oder&gt;&quot; ;    IF(AND(CODE([.U8]) &gt;= 65; CODE([.U8]) &lt;= 90)  ; &quot;&lt;grammatik-nts&gt;&quot; &amp; [.U8] &amp; &quot;&lt;/grammatik-nts&gt;&quot;   ;   &quot;&lt;grammatik-ts&gt;&quot; &amp; [.U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V8]);[.U38];[.U38] &amp; IF([.V8]=&quot;|&quot;; &quot;&lt;regel-oder&gt; | &lt;/regel-oder&gt;&quot; ;    IF(AND(CODE([.V8]) &gt;= 65; CODE([.V8]) &lt;= 90)  ; &quot;&lt;grammatik-nts&gt;&quot; &amp; [.V8] &amp; &quot;&lt;/grammatik-nts&gt;&quot;   ;   &quot;&lt;grammatik-ts&gt;&quot; &amp; [.V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</text:p>
          </table:table-cell>
          <table:table-cell table:formula="of:=IF(ISBLANK([.W8]);[.V38];[.V38] &amp; IF([.W8]=&quot;|&quot;; &quot;&lt;regel-oder&gt; | &lt;/regel-oder&gt;&quot; ;    IF(AND(CODE([.W8]) &gt;= 65; CODE([.W8]) &lt;= 90)  ; &quot;&lt;grammatik-nts&gt;&quot; &amp; [.W8] &amp; &quot;&lt;/grammatik-nts&gt;&quot;   ;   &quot;&lt;grammatik-ts&gt;&quot; &amp; [.W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</text:p>
          </table:table-cell>
          <table:table-cell table:formula="of:=IF(ISBLANK([.X8]);[.W38];[.W38] &amp; IF([.X8]=&quot;|&quot;; &quot;&lt;regel-oder&gt; | &lt;/regel-oder&gt;&quot; ;    IF(AND(CODE([.X8]) &gt;= 65; CODE([.X8]) &lt;= 90)  ; &quot;&lt;grammatik-nts&gt;&quot; &amp; [.X8] &amp; &quot;&lt;/grammatik-nts&gt;&quot;   ;   &quot;&lt;grammatik-ts&gt;&quot; &amp; [.X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</text:p>
          </table:table-cell>
          <table:table-cell table:formula="of:=IF(ISBLANK([.Y8]);[.X38];[.X38] &amp; IF([.Y8]=&quot;|&quot;; &quot;&lt;regel-oder&gt; | &lt;/regel-oder&gt;&quot; ;    IF(AND(CODE([.Y8]) &gt;= 65; CODE([.Y8]) &lt;= 90)  ; &quot;&lt;grammatik-nts&gt;&quot; &amp; [.Y8] &amp; &quot;&lt;/grammatik-nts&gt;&quot;   ;   &quot;&lt;grammatik-ts&gt;&quot; &amp; [.Y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</text:p>
          </table:table-cell>
          <table:table-cell table:formula="of:=IF(ISBLANK([.Z8]);[.Y38];[.Y38] &amp; IF([.Z8]=&quot;|&quot;; &quot;&lt;regel-oder&gt; | &lt;/regel-oder&gt;&quot; ;    IF(AND(CODE([.Z8]) &gt;= 65; CODE([.Z8]) &lt;= 90)  ; &quot;&lt;grammatik-nts&gt;&quot; &amp; [.Z8] &amp; &quot;&lt;/grammatik-nts&gt;&quot;   ;   &quot;&lt;grammatik-ts&gt;&quot; &amp; [.Z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A8]);[.Z38];[.Z38] &amp; IF([.AA8]=&quot;|&quot;; &quot;&lt;regel-oder&gt; | &lt;/regel-oder&gt;&quot; ;    IF(AND(CODE([.AA8]) &gt;= 65; CODE([.AA8]) &lt;= 90)  ; &quot;&lt;grammatik-nts&gt;&quot; &amp; [.AA8] &amp; &quot;&lt;/grammatik-nts&gt;&quot;   ;   &quot;&lt;grammatik-ts&gt;&quot; &amp; [.AA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B8]);[.AA38];[.AA38] &amp; IF([.AB8]=&quot;|&quot;; &quot;&lt;regel-oder&gt; | &lt;/regel-oder&gt;&quot; ;    IF(AND(CODE([.AB8]) &gt;= 65; CODE([.AB8]) &lt;= 90)  ; &quot;&lt;grammatik-nts&gt;&quot; &amp; [.AB8] &amp; &quot;&lt;/grammatik-nts&gt;&quot;   ;   &quot;&lt;grammatik-ts&gt;&quot; &amp; [.AB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C8]);[.AB38];[.AB38] &amp; IF([.AC8]=&quot;|&quot;; &quot;&lt;regel-oder&gt; | &lt;/regel-oder&gt;&quot; ;    IF(AND(CODE([.AC8]) &gt;= 65; CODE([.AC8]) &lt;= 90)  ; &quot;&lt;grammatik-nts&gt;&quot; &amp; [.AC8] &amp; &quot;&lt;/grammatik-nts&gt;&quot;   ;   &quot;&lt;grammatik-ts&gt;&quot; &amp; [.AC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D8]);[.AC38];[.AC38] &amp; IF([.AD8]=&quot;|&quot;; &quot;&lt;regel-oder&gt; | &lt;/regel-oder&gt;&quot; ;    IF(AND(CODE([.AD8]) &gt;= 65; CODE([.AD8]) &lt;= 90)  ; &quot;&lt;grammatik-nts&gt;&quot; &amp; [.AD8] &amp; &quot;&lt;/grammatik-nts&gt;&quot;   ;   &quot;&lt;grammatik-ts&gt;&quot; &amp; [.AD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CONCATENATE([.AD38];&quot;&lt;/grammatik-rechts&gt;&lt;/grammatik-regel&gt;&lt;br /&gt;&quot; &amp; CHAR(13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&lt;/grammatik-rechts&gt;&lt;/grammatik-regel&gt;&lt;br /&gt;&#13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9];&quot;&lt;/grammatik-nts&gt;&lt;/grammatik-links&gt;&lt;grammatik-pfeil&gt;&amp;rarr;&lt;/grammatik-pfeil&gt;&lt;grammatik-rechts&gt;&quot;)" office:value-type="string" office:string-value="&lt;grammatik-regel&gt;&lt;grammatik-links&gt;&lt;grammatik-nts&gt;D&lt;/grammatik-nts&gt;&lt;/grammatik-links&gt;&lt;grammatik-pfeil&gt;&amp;rarr;&lt;/grammatik-pfeil&gt;&lt;grammatik-rechts&gt;" calcext:value-type="string">
            <text:p>&lt;grammatik-regel&gt;&lt;grammatik-links&gt;&lt;grammatik-nts&gt;D&lt;/grammatik-nts&gt;&lt;/grammatik-links&gt;&lt;grammatik-pfeil&gt;&amp;rarr;&lt;/grammatik-pfeil&gt;&lt;grammatik-rechts&gt;</text:p>
          </table:table-cell>
          <table:table-cell table:formula="of:=IF(ISBLANK([.B9]);[.A39];[.A39] &amp; IF([.B9]=&quot;|&quot;;&quot;|&quot;;    IF(AND(CODE([.B9]) &gt;= 65; CODE([.B9]) &lt;= 90)  ; &quot;&lt;grammatik-nts&gt;&quot; &amp; [.B9] &amp; &quot;&lt;/grammatik-nts&gt;&quot;   ;   &quot;&lt;grammatik-ts&gt;&quot; &amp; [.B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</text:p>
          </table:table-cell>
          <table:table-cell table:formula="of:=IF(ISBLANK([.C9]);[.B39];[.B39] &amp; IF([.C9]=&quot;|&quot;; &quot;&lt;regel-oder&gt; | &lt;/regel-oder&gt;&quot; ;    IF(AND(CODE([.C9]) &gt;= 65; CODE([.C9]) &lt;= 90)  ; &quot;&lt;grammatik-nts&gt;&quot; &amp; [.C9] &amp; &quot;&lt;/grammatik-nts&gt;&quot;   ;   &quot;&lt;grammatik-ts&gt;&quot; &amp; [.C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</text:p>
          </table:table-cell>
          <table:table-cell table:formula="of:=IF(ISBLANK([.D9]);[.C39];[.C39] &amp; IF([.D9]=&quot;|&quot;; &quot;&lt;regel-oder&gt; | &lt;/regel-oder&gt;&quot; ;    IF(AND(CODE([.D9]) &gt;= 65; CODE([.D9]) &lt;= 90)  ; &quot;&lt;grammatik-nts&gt;&quot; &amp; [.D9] &amp; &quot;&lt;/grammatik-nts&gt;&quot;   ;   &quot;&lt;grammatik-ts&gt;&quot; &amp; [.D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</text:p>
          </table:table-cell>
          <table:table-cell table:formula="of:=IF(ISBLANK([.E9]);[.D39];[.D39] &amp; IF([.E9]=&quot;|&quot;; &quot;&lt;regel-oder&gt; | &lt;/regel-oder&gt;&quot; ;    IF(AND(CODE([.E9]) &gt;= 65; CODE([.E9]) &lt;= 90)  ; &quot;&lt;grammatik-nts&gt;&quot; &amp; [.E9] &amp; &quot;&lt;/grammatik-nts&gt;&quot;   ;   &quot;&lt;grammatik-ts&gt;&quot; &amp; [.E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</text:p>
          </table:table-cell>
          <table:table-cell table:formula="of:=IF(ISBLANK([.F9]);[.E39];[.E39] &amp; IF([.F9]=&quot;|&quot;; &quot;&lt;regel-oder&gt; | &lt;/regel-oder&gt;&quot; ;    IF(AND(CODE([.F9]) &gt;= 65; CODE([.F9]) &lt;= 90)  ; &quot;&lt;grammatik-nts&gt;&quot; &amp; [.F9] &amp; &quot;&lt;/grammatik-nts&gt;&quot;   ;   &quot;&lt;grammatik-ts&gt;&quot; &amp; [.F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</text:p>
          </table:table-cell>
          <table:table-cell table:formula="of:=IF(ISBLANK([.G9]);[.F39];[.F39] &amp; IF([.G9]=&quot;|&quot;; &quot;&lt;regel-oder&gt; | &lt;/regel-oder&gt;&quot; ;    IF(AND(CODE([.G9]) &gt;= 65; CODE([.G9]) &lt;= 90)  ; &quot;&lt;grammatik-nts&gt;&quot; &amp; [.G9] &amp; &quot;&lt;/grammatik-nts&gt;&quot;   ;   &quot;&lt;grammatik-ts&gt;&quot; &amp; [.G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</text:p>
          </table:table-cell>
          <table:table-cell table:formula="of:=IF(ISBLANK([.H9]);[.G39];[.G39] &amp; IF([.H9]=&quot;|&quot;; &quot;&lt;regel-oder&gt; | &lt;/regel-oder&gt;&quot; ;    IF(AND(CODE([.H9]) &gt;= 65; CODE([.H9]) &lt;= 90)  ; &quot;&lt;grammatik-nts&gt;&quot; &amp; [.H9] &amp; &quot;&lt;/grammatik-nts&gt;&quot;   ;   &quot;&lt;grammatik-ts&gt;&quot; &amp; [.H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</text:p>
          </table:table-cell>
          <table:table-cell table:formula="of:=IF(ISBLANK([.I9]);[.H39];[.H39] &amp; IF([.I9]=&quot;|&quot;; &quot;&lt;regel-oder&gt; | &lt;/regel-oder&gt;&quot; ;    IF(AND(CODE([.I9]) &gt;= 65; CODE([.I9]) &lt;= 90)  ; &quot;&lt;grammatik-nts&gt;&quot; &amp; [.I9] &amp; &quot;&lt;/grammatik-nts&gt;&quot;   ;   &quot;&lt;grammatik-ts&gt;&quot; &amp; [.I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</text:p>
          </table:table-cell>
          <table:table-cell table:formula="of:=IF(ISBLANK([.J9]);[.I39];[.I39] &amp; IF([.J9]=&quot;|&quot;; &quot;&lt;regel-oder&gt; | &lt;/regel-oder&gt;&quot; ;    IF(AND(CODE([.J9]) &gt;= 65; CODE([.J9]) &lt;= 90)  ; &quot;&lt;grammatik-nts&gt;&quot; &amp; [.J9] &amp; &quot;&lt;/grammatik-nts&gt;&quot;   ;   &quot;&lt;grammatik-ts&gt;&quot; &amp; [.J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</text:p>
          </table:table-cell>
          <table:table-cell table:formula="of:=IF(ISBLANK([.K9]);[.J39];[.J39] &amp; IF([.K9]=&quot;|&quot;; &quot;&lt;regel-oder&gt; | &lt;/regel-oder&gt;&quot; ;    IF(AND(CODE([.K9]) &gt;= 65; CODE([.K9]) &lt;= 90)  ; &quot;&lt;grammatik-nts&gt;&quot; &amp; [.K9] &amp; &quot;&lt;/grammatik-nts&gt;&quot;   ;   &quot;&lt;grammatik-ts&gt;&quot; &amp; [.K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L9]);[.K39];[.K39] &amp; IF([.L9]=&quot;|&quot;; &quot;&lt;regel-oder&gt; | &lt;/regel-oder&gt;&quot; ;    IF(AND(CODE([.L9]) &gt;= 65; CODE([.L9]) &lt;= 90)  ; &quot;&lt;grammatik-nts&gt;&quot; &amp; [.L9] &amp; &quot;&lt;/grammatik-nts&gt;&quot;   ;   &quot;&lt;grammatik-ts&gt;&quot; &amp; [.L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M9]);[.L39];[.L39] &amp; IF([.M9]=&quot;|&quot;; &quot;&lt;regel-oder&gt; | &lt;/regel-oder&gt;&quot; ;    IF(AND(CODE([.M9]) &gt;= 65; CODE([.M9]) &lt;= 90)  ; &quot;&lt;grammatik-nts&gt;&quot; &amp; [.M9] &amp; &quot;&lt;/grammatik-nts&gt;&quot;   ;   &quot;&lt;grammatik-ts&gt;&quot; &amp; [.M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N9]);[.M39];[.M39] &amp; IF([.N9]=&quot;|&quot;; &quot;&lt;regel-oder&gt; | &lt;/regel-oder&gt;&quot; ;    IF(AND(CODE([.N9]) &gt;= 65; CODE([.N9]) &lt;= 90)  ; &quot;&lt;grammatik-nts&gt;&quot; &amp; [.N9] &amp; &quot;&lt;/grammatik-nts&gt;&quot;   ;   &quot;&lt;grammatik-ts&gt;&quot; &amp; [.N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</text:p>
          </table:table-cell>
          <table:table-cell table:formula="of:=IF(ISBLANK([.O9]);[.N39];[.N39] &amp; IF([.O9]=&quot;|&quot;; &quot;&lt;regel-oder&gt; | &lt;/regel-oder&gt;&quot; ;    IF(AND(CODE([.O9]) &gt;= 65; CODE([.O9]) &lt;= 90)  ; &quot;&lt;grammatik-nts&gt;&quot; &amp; [.O9] &amp; &quot;&lt;/grammatik-nts&gt;&quot;   ;   &quot;&lt;grammatik-ts&gt;&quot; &amp; [.O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</text:p>
          </table:table-cell>
          <table:table-cell table:formula="of:=IF(ISBLANK([.P9]);[.O39];[.O39] &amp; IF([.P9]=&quot;|&quot;; &quot;&lt;regel-oder&gt; | &lt;/regel-oder&gt;&quot; ;    IF(AND(CODE([.P9]) &gt;= 65; CODE([.P9]) &lt;= 90)  ; &quot;&lt;grammatik-nts&gt;&quot; &amp; [.P9] &amp; &quot;&lt;/grammatik-nts&gt;&quot;   ;   &quot;&lt;grammatik-ts&gt;&quot; &amp; [.P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Q9]);[.P39];[.P39] &amp; IF([.Q9]=&quot;|&quot;; &quot;&lt;regel-oder&gt; | &lt;/regel-oder&gt;&quot; ;    IF(AND(CODE([.Q9]) &gt;= 65; CODE([.Q9]) &lt;= 90)  ; &quot;&lt;grammatik-nts&gt;&quot; &amp; [.Q9] &amp; &quot;&lt;/grammatik-nts&gt;&quot;   ;   &quot;&lt;grammatik-ts&gt;&quot; &amp; [.Q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</text:p>
          </table:table-cell>
          <table:table-cell table:formula="of:=IF(ISBLANK([.R9]);[.Q39];[.Q39] &amp; IF([.R9]=&quot;|&quot;; &quot;&lt;regel-oder&gt; | &lt;/regel-oder&gt;&quot; ;    IF(AND(CODE([.R9]) &gt;= 65; CODE([.R9]) &lt;= 90)  ; &quot;&lt;grammatik-nts&gt;&quot; &amp; [.R9] &amp; &quot;&lt;/grammatik-nts&gt;&quot;   ;   &quot;&lt;grammatik-ts&gt;&quot; &amp; [.R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</text:p>
          </table:table-cell>
          <table:table-cell table:formula="of:=IF(ISBLANK([.S9]);[.R39];[.R39] &amp; IF([.S9]=&quot;|&quot;; &quot;&lt;regel-oder&gt; | &lt;/regel-oder&gt;&quot; ;    IF(AND(CODE([.S9]) &gt;= 65; CODE([.S9]) &lt;= 90)  ; &quot;&lt;grammatik-nts&gt;&quot; &amp; [.S9] &amp; &quot;&lt;/grammatik-nts&gt;&quot;   ;   &quot;&lt;grammatik-ts&gt;&quot; &amp; [.S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</text:p>
          </table:table-cell>
          <table:table-cell table:formula="of:=IF(ISBLANK([.T9]);[.S39];[.S39] &amp; IF([.T9]=&quot;|&quot;; &quot;&lt;regel-oder&gt; | &lt;/regel-oder&gt;&quot; ;    IF(AND(CODE([.T9]) &gt;= 65; CODE([.T9]) &lt;= 90)  ; &quot;&lt;grammatik-nts&gt;&quot; &amp; [.T9] &amp; &quot;&lt;/grammatik-nts&gt;&quot;   ;   &quot;&lt;grammatik-ts&gt;&quot; &amp; [.T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</text:p>
          </table:table-cell>
          <table:table-cell table:formula="of:=IF(ISBLANK([.U9]);[.T39];[.T39] &amp; IF([.U9]=&quot;|&quot;; &quot;&lt;regel-oder&gt; | &lt;/regel-oder&gt;&quot; ;    IF(AND(CODE([.U9]) &gt;= 65; CODE([.U9]) &lt;= 90)  ; &quot;&lt;grammatik-nts&gt;&quot; &amp; [.U9] &amp; &quot;&lt;/grammatik-nts&gt;&quot;   ;   &quot;&lt;grammatik-ts&gt;&quot; &amp; [.U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V9]);[.U39];[.U39] &amp; IF([.V9]=&quot;|&quot;; &quot;&lt;regel-oder&gt; | &lt;/regel-oder&gt;&quot; ;    IF(AND(CODE([.V9]) &gt;= 65; CODE([.V9]) &lt;= 90)  ; &quot;&lt;grammatik-nts&gt;&quot; &amp; [.V9] &amp; &quot;&lt;/grammatik-nts&gt;&quot;   ;   &quot;&lt;grammatik-ts&gt;&quot; &amp; [.V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W9]);[.V39];[.V39] &amp; IF([.W9]=&quot;|&quot;; &quot;&lt;regel-oder&gt; | &lt;/regel-oder&gt;&quot; ;    IF(AND(CODE([.W9]) &gt;= 65; CODE([.W9]) &lt;= 90)  ; &quot;&lt;grammatik-nts&gt;&quot; &amp; [.W9] &amp; &quot;&lt;/grammatik-nts&gt;&quot;   ;   &quot;&lt;grammatik-ts&gt;&quot; &amp; [.W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X9]);[.W39];[.W39] &amp; IF([.X9]=&quot;|&quot;; &quot;&lt;regel-oder&gt; | &lt;/regel-oder&gt;&quot; ;    IF(AND(CODE([.X9]) &gt;= 65; CODE([.X9]) &lt;= 90)  ; &quot;&lt;grammatik-nts&gt;&quot; &amp; [.X9] &amp; &quot;&lt;/grammatik-nts&gt;&quot;   ;   &quot;&lt;grammatik-ts&gt;&quot; &amp; [.X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Y9]);[.X39];[.X39] &amp; IF([.Y9]=&quot;|&quot;; &quot;&lt;regel-oder&gt; | &lt;/regel-oder&gt;&quot; ;    IF(AND(CODE([.Y9]) &gt;= 65; CODE([.Y9]) &lt;= 90)  ; &quot;&lt;grammatik-nts&gt;&quot; &amp; [.Y9] &amp; &quot;&lt;/grammatik-nts&gt;&quot;   ;   &quot;&lt;grammatik-ts&gt;&quot; &amp; [.Y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Z9]);[.Y39];[.Y39] &amp; IF([.Z9]=&quot;|&quot;; &quot;&lt;regel-oder&gt; | &lt;/regel-oder&gt;&quot; ;    IF(AND(CODE([.Z9]) &gt;= 65; CODE([.Z9]) &lt;= 90)  ; &quot;&lt;grammatik-nts&gt;&quot; &amp; [.Z9] &amp; &quot;&lt;/grammatik-nts&gt;&quot;   ;   &quot;&lt;grammatik-ts&gt;&quot; &amp; [.Z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A9]);[.Z39];[.Z39] &amp; IF([.AA9]=&quot;|&quot;; &quot;&lt;regel-oder&gt; | &lt;/regel-oder&gt;&quot; ;    IF(AND(CODE([.AA9]) &gt;= 65; CODE([.AA9]) &lt;= 90)  ; &quot;&lt;grammatik-nts&gt;&quot; &amp; [.AA9] &amp; &quot;&lt;/grammatik-nts&gt;&quot;   ;   &quot;&lt;grammatik-ts&gt;&quot; &amp; [.AA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B9]);[.AA39];[.AA39] &amp; IF([.AB9]=&quot;|&quot;; &quot;&lt;regel-oder&gt; | &lt;/regel-oder&gt;&quot; ;    IF(AND(CODE([.AB9]) &gt;= 65; CODE([.AB9]) &lt;= 90)  ; &quot;&lt;grammatik-nts&gt;&quot; &amp; [.AB9] &amp; &quot;&lt;/grammatik-nts&gt;&quot;   ;   &quot;&lt;grammatik-ts&gt;&quot; &amp; [.AB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C9]);[.AB39];[.AB39] &amp; IF([.AC9]=&quot;|&quot;; &quot;&lt;regel-oder&gt; | &lt;/regel-oder&gt;&quot; ;    IF(AND(CODE([.AC9]) &gt;= 65; CODE([.AC9]) &lt;= 90)  ; &quot;&lt;grammatik-nts&gt;&quot; &amp; [.AC9] &amp; &quot;&lt;/grammatik-nts&gt;&quot;   ;   &quot;&lt;grammatik-ts&gt;&quot; &amp; [.AC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D9]);[.AC39];[.AC39] &amp; IF([.AD9]=&quot;|&quot;; &quot;&lt;regel-oder&gt; | &lt;/regel-oder&gt;&quot; ;    IF(AND(CODE([.AD9]) &gt;= 65; CODE([.AD9]) &lt;= 90)  ; &quot;&lt;grammatik-nts&gt;&quot; &amp; [.AD9] &amp; &quot;&lt;/grammatik-nts&gt;&quot;   ;   &quot;&lt;grammatik-ts&gt;&quot; &amp; [.AD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CONCATENATE([.AD39];&quot;&lt;/grammatik-rechts&gt;&lt;/grammatik-regel&gt;&lt;br /&gt;&quot; &amp; CHAR(13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/grammatik-rechts&gt;&lt;/grammatik-regel&gt;&lt;br /&gt;&#13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0];&quot;&lt;/grammatik-nts&gt;&lt;/grammatik-links&gt;&lt;grammatik-pfeil&gt;&amp;rarr;&lt;/grammatik-pfeil&gt;&lt;grammatik-rechts&gt;&quot;)" office:value-type="string" office:string-value="&lt;grammatik-regel&gt;&lt;grammatik-links&gt;&lt;grammatik-nts&gt;S&lt;/grammatik-nts&gt;&lt;/grammatik-links&gt;&lt;grammatik-pfeil&gt;&amp;rarr;&lt;/grammatik-pfeil&gt;&lt;grammatik-rechts&gt;" calcext:value-type="string">
            <text:p>&lt;grammatik-regel&gt;&lt;grammatik-links&gt;&lt;grammatik-nts&gt;S&lt;/grammatik-nts&gt;&lt;/grammatik-links&gt;&lt;grammatik-pfeil&gt;&amp;rarr;&lt;/grammatik-pfeil&gt;&lt;grammatik-rechts&gt;</text:p>
          </table:table-cell>
          <table:table-cell table:formula="of:=IF(ISBLANK([.B10]);[.A40];[.A40] &amp; IF([.B10]=&quot;|&quot;;&quot;|&quot;;    IF(AND(CODE([.B10]) &gt;= 65; CODE([.B10]) &lt;= 90)  ; &quot;&lt;grammatik-nts&gt;&quot; &amp; [.B10] &amp; &quot;&lt;/grammatik-nts&gt;&quot;   ;   &quot;&lt;grammatik-ts&gt;&quot; &amp; [.B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</text:p>
          </table:table-cell>
          <table:table-cell table:formula="of:=IF(ISBLANK([.C10]);[.B40];[.B40] &amp; IF([.C10]=&quot;|&quot;; &quot;&lt;regel-oder&gt; | &lt;/regel-oder&gt;&quot; ;    IF(AND(CODE([.C10]) &gt;= 65; CODE([.C10]) &lt;= 90)  ; &quot;&lt;grammatik-nts&gt;&quot; &amp; [.C10] &amp; &quot;&lt;/grammatik-nts&gt;&quot;   ;   &quot;&lt;grammatik-ts&gt;&quot; &amp; [.C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</text:p>
          </table:table-cell>
          <table:table-cell table:formula="of:=IF(ISBLANK([.D10]);[.C40];[.C40] &amp; IF([.D10]=&quot;|&quot;; &quot;&lt;regel-oder&gt; | &lt;/regel-oder&gt;&quot; ;    IF(AND(CODE([.D10]) &gt;= 65; CODE([.D10]) &lt;= 90)  ; &quot;&lt;grammatik-nts&gt;&quot; &amp; [.D10] &amp; &quot;&lt;/grammatik-nts&gt;&quot;   ;   &quot;&lt;grammatik-ts&gt;&quot; &amp; [.D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</text:p>
          </table:table-cell>
          <table:table-cell table:formula="of:=IF(ISBLANK([.E10]);[.D40];[.D40] &amp; IF([.E10]=&quot;|&quot;; &quot;&lt;regel-oder&gt; | &lt;/regel-oder&gt;&quot; ;    IF(AND(CODE([.E10]) &gt;= 65; CODE([.E10]) &lt;= 90)  ; &quot;&lt;grammatik-nts&gt;&quot; &amp; [.E10] &amp; &quot;&lt;/grammatik-nts&gt;&quot;   ;   &quot;&lt;grammatik-ts&gt;&quot; &amp; [.E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</text:p>
          </table:table-cell>
          <table:table-cell table:formula="of:=IF(ISBLANK([.F10]);[.E40];[.E40] &amp; IF([.F10]=&quot;|&quot;; &quot;&lt;regel-oder&gt; | &lt;/regel-oder&gt;&quot; ;    IF(AND(CODE([.F10]) &gt;= 65; CODE([.F10]) &lt;= 90)  ; &quot;&lt;grammatik-nts&gt;&quot; &amp; [.F10] &amp; &quot;&lt;/grammatik-nts&gt;&quot;   ;   &quot;&lt;grammatik-ts&gt;&quot; &amp; [.F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</text:p>
          </table:table-cell>
          <table:table-cell table:formula="of:=IF(ISBLANK([.G10]);[.F40];[.F40] &amp; IF([.G10]=&quot;|&quot;; &quot;&lt;regel-oder&gt; | &lt;/regel-oder&gt;&quot; ;    IF(AND(CODE([.G10]) &gt;= 65; CODE([.G10]) &lt;= 90)  ; &quot;&lt;grammatik-nts&gt;&quot; &amp; [.G10] &amp; &quot;&lt;/grammatik-nts&gt;&quot;   ;   &quot;&lt;grammatik-ts&gt;&quot; &amp; [.G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</text:p>
          </table:table-cell>
          <table:table-cell table:formula="of:=IF(ISBLANK([.H10]);[.G40];[.G40] &amp; IF([.H10]=&quot;|&quot;; &quot;&lt;regel-oder&gt; | &lt;/regel-oder&gt;&quot; ;    IF(AND(CODE([.H10]) &gt;= 65; CODE([.H10]) &lt;= 90)  ; &quot;&lt;grammatik-nts&gt;&quot; &amp; [.H10] &amp; &quot;&lt;/grammatik-nts&gt;&quot;   ;   &quot;&lt;grammatik-ts&gt;&quot; &amp; [.H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</text:p>
          </table:table-cell>
          <table:table-cell table:formula="of:=IF(ISBLANK([.I10]);[.H40];[.H40] &amp; IF([.I10]=&quot;|&quot;; &quot;&lt;regel-oder&gt; | &lt;/regel-oder&gt;&quot; ;    IF(AND(CODE([.I10]) &gt;= 65; CODE([.I10]) &lt;= 90)  ; &quot;&lt;grammatik-nts&gt;&quot; &amp; [.I10] &amp; &quot;&lt;/grammatik-nts&gt;&quot;   ;   &quot;&lt;grammatik-ts&gt;&quot; &amp; [.I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</text:p>
          </table:table-cell>
          <table:table-cell table:formula="of:=IF(ISBLANK([.J10]);[.I40];[.I40] &amp; IF([.J10]=&quot;|&quot;; &quot;&lt;regel-oder&gt; | &lt;/regel-oder&gt;&quot; ;    IF(AND(CODE([.J10]) &gt;= 65; CODE([.J10]) &lt;= 90)  ; &quot;&lt;grammatik-nts&gt;&quot; &amp; [.J10] &amp; &quot;&lt;/grammatik-nts&gt;&quot;   ;   &quot;&lt;grammatik-ts&gt;&quot; &amp; [.J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</text:p>
          </table:table-cell>
          <table:table-cell table:formula="of:=IF(ISBLANK([.K10]);[.J40];[.J40] &amp; IF([.K10]=&quot;|&quot;; &quot;&lt;regel-oder&gt; | &lt;/regel-oder&gt;&quot; ;    IF(AND(CODE([.K10]) &gt;= 65; CODE([.K10]) &lt;= 90)  ; &quot;&lt;grammatik-nts&gt;&quot; &amp; [.K10] &amp; &quot;&lt;/grammatik-nts&gt;&quot;   ;   &quot;&lt;grammatik-ts&gt;&quot; &amp; [.K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L10]);[.K40];[.K40] &amp; IF([.L10]=&quot;|&quot;; &quot;&lt;regel-oder&gt; | &lt;/regel-oder&gt;&quot; ;    IF(AND(CODE([.L10]) &gt;= 65; CODE([.L10]) &lt;= 90)  ; &quot;&lt;grammatik-nts&gt;&quot; &amp; [.L10] &amp; &quot;&lt;/grammatik-nts&gt;&quot;   ;   &quot;&lt;grammatik-ts&gt;&quot; &amp; [.L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M10]);[.L40];[.L40] &amp; IF([.M10]=&quot;|&quot;; &quot;&lt;regel-oder&gt; | &lt;/regel-oder&gt;&quot; ;    IF(AND(CODE([.M10]) &gt;= 65; CODE([.M10]) &lt;= 90)  ; &quot;&lt;grammatik-nts&gt;&quot; &amp; [.M10] &amp; &quot;&lt;/grammatik-nts&gt;&quot;   ;   &quot;&lt;grammatik-ts&gt;&quot; &amp; [.M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N10]);[.M40];[.M40] &amp; IF([.N10]=&quot;|&quot;; &quot;&lt;regel-oder&gt; | &lt;/regel-oder&gt;&quot; ;    IF(AND(CODE([.N10]) &gt;= 65; CODE([.N10]) &lt;= 90)  ; &quot;&lt;grammatik-nts&gt;&quot; &amp; [.N10] &amp; &quot;&lt;/grammatik-nts&gt;&quot;   ;   &quot;&lt;grammatik-ts&gt;&quot; &amp; [.N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</text:p>
          </table:table-cell>
          <table:table-cell table:formula="of:=IF(ISBLANK([.O10]);[.N40];[.N40] &amp; IF([.O10]=&quot;|&quot;; &quot;&lt;regel-oder&gt; | &lt;/regel-oder&gt;&quot; ;    IF(AND(CODE([.O10]) &gt;= 65; CODE([.O10]) &lt;= 90)  ; &quot;&lt;grammatik-nts&gt;&quot; &amp; [.O10] &amp; &quot;&lt;/grammatik-nts&gt;&quot;   ;   &quot;&lt;grammatik-ts&gt;&quot; &amp; [.O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</text:p>
          </table:table-cell>
          <table:table-cell table:formula="of:=IF(ISBLANK([.P10]);[.O40];[.O40] &amp; IF([.P10]=&quot;|&quot;; &quot;&lt;regel-oder&gt; | &lt;/regel-oder&gt;&quot; ;    IF(AND(CODE([.P10]) &gt;= 65; CODE([.P10]) &lt;= 90)  ; &quot;&lt;grammatik-nts&gt;&quot; &amp; [.P10] &amp; &quot;&lt;/grammatik-nts&gt;&quot;   ;   &quot;&lt;grammatik-ts&gt;&quot; &amp; [.P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Q10]);[.P40];[.P40] &amp; IF([.Q10]=&quot;|&quot;; &quot;&lt;regel-oder&gt; | &lt;/regel-oder&gt;&quot; ;    IF(AND(CODE([.Q10]) &gt;= 65; CODE([.Q10]) &lt;= 90)  ; &quot;&lt;grammatik-nts&gt;&quot; &amp; [.Q10] &amp; &quot;&lt;/grammatik-nts&gt;&quot;   ;   &quot;&lt;grammatik-ts&gt;&quot; &amp; [.Q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R10]);[.Q40];[.Q40] &amp; IF([.R10]=&quot;|&quot;; &quot;&lt;regel-oder&gt; | &lt;/regel-oder&gt;&quot; ;    IF(AND(CODE([.R10]) &gt;= 65; CODE([.R10]) &lt;= 90)  ; &quot;&lt;grammatik-nts&gt;&quot; &amp; [.R10] &amp; &quot;&lt;/grammatik-nts&gt;&quot;   ;   &quot;&lt;grammatik-ts&gt;&quot; &amp; [.R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S10]);[.R40];[.R40] &amp; IF([.S10]=&quot;|&quot;; &quot;&lt;regel-oder&gt; | &lt;/regel-oder&gt;&quot; ;    IF(AND(CODE([.S10]) &gt;= 65; CODE([.S10]) &lt;= 90)  ; &quot;&lt;grammatik-nts&gt;&quot; &amp; [.S10] &amp; &quot;&lt;/grammatik-nts&gt;&quot;   ;   &quot;&lt;grammatik-ts&gt;&quot; &amp; [.S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T10]);[.S40];[.S40] &amp; IF([.T10]=&quot;|&quot;; &quot;&lt;regel-oder&gt; | &lt;/regel-oder&gt;&quot; ;    IF(AND(CODE([.T10]) &gt;= 65; CODE([.T10]) &lt;= 90)  ; &quot;&lt;grammatik-nts&gt;&quot; &amp; [.T10] &amp; &quot;&lt;/grammatik-nts&gt;&quot;   ;   &quot;&lt;grammatik-ts&gt;&quot; &amp; [.T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U10]);[.T40];[.T40] &amp; IF([.U10]=&quot;|&quot;; &quot;&lt;regel-oder&gt; | &lt;/regel-oder&gt;&quot; ;    IF(AND(CODE([.U10]) &gt;= 65; CODE([.U10]) &lt;= 90)  ; &quot;&lt;grammatik-nts&gt;&quot; &amp; [.U10] &amp; &quot;&lt;/grammatik-nts&gt;&quot;   ;   &quot;&lt;grammatik-ts&gt;&quot; &amp; [.U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V10]);[.U40];[.U40] &amp; IF([.V10]=&quot;|&quot;; &quot;&lt;regel-oder&gt; | &lt;/regel-oder&gt;&quot; ;    IF(AND(CODE([.V10]) &gt;= 65; CODE([.V10]) &lt;= 90)  ; &quot;&lt;grammatik-nts&gt;&quot; &amp; [.V10] &amp; &quot;&lt;/grammatik-nts&gt;&quot;   ;   &quot;&lt;grammatik-ts&gt;&quot; &amp; [.V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W10]);[.V40];[.V40] &amp; IF([.W10]=&quot;|&quot;; &quot;&lt;regel-oder&gt; | &lt;/regel-oder&gt;&quot; ;    IF(AND(CODE([.W10]) &gt;= 65; CODE([.W10]) &lt;= 90)  ; &quot;&lt;grammatik-nts&gt;&quot; &amp; [.W10] &amp; &quot;&lt;/grammatik-nts&gt;&quot;   ;   &quot;&lt;grammatik-ts&gt;&quot; &amp; [.W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X10]);[.W40];[.W40] &amp; IF([.X10]=&quot;|&quot;; &quot;&lt;regel-oder&gt; | &lt;/regel-oder&gt;&quot; ;    IF(AND(CODE([.X10]) &gt;= 65; CODE([.X10]) &lt;= 90)  ; &quot;&lt;grammatik-nts&gt;&quot; &amp; [.X10] &amp; &quot;&lt;/grammatik-nts&gt;&quot;   ;   &quot;&lt;grammatik-ts&gt;&quot; &amp; [.X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Y10]);[.X40];[.X40] &amp; IF([.Y10]=&quot;|&quot;; &quot;&lt;regel-oder&gt; | &lt;/regel-oder&gt;&quot; ;    IF(AND(CODE([.Y10]) &gt;= 65; CODE([.Y10]) &lt;= 90)  ; &quot;&lt;grammatik-nts&gt;&quot; &amp; [.Y10] &amp; &quot;&lt;/grammatik-nts&gt;&quot;   ;   &quot;&lt;grammatik-ts&gt;&quot; &amp; [.Y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Z10]);[.Y40];[.Y40] &amp; IF([.Z10]=&quot;|&quot;; &quot;&lt;regel-oder&gt; | &lt;/regel-oder&gt;&quot; ;    IF(AND(CODE([.Z10]) &gt;= 65; CODE([.Z10]) &lt;= 90)  ; &quot;&lt;grammatik-nts&gt;&quot; &amp; [.Z10] &amp; &quot;&lt;/grammatik-nts&gt;&quot;   ;   &quot;&lt;grammatik-ts&gt;&quot; &amp; [.Z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AA10]);[.Z40];[.Z40] &amp; IF([.AA10]=&quot;|&quot;; &quot;&lt;regel-oder&gt; | &lt;/regel-oder&gt;&quot; ;    IF(AND(CODE([.AA10]) &gt;= 65; CODE([.AA10]) &lt;= 90)  ; &quot;&lt;grammatik-nts&gt;&quot; &amp; [.AA10] &amp; &quot;&lt;/grammatik-nts&gt;&quot;   ;   &quot;&lt;grammatik-ts&gt;&quot; &amp; [.AA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AB10]);[.AA40];[.AA40] &amp; IF([.AB10]=&quot;|&quot;; &quot;&lt;regel-oder&gt; | &lt;/regel-oder&gt;&quot; ;    IF(AND(CODE([.AB10]) &gt;= 65; CODE([.AB10]) &lt;= 90)  ; &quot;&lt;grammatik-nts&gt;&quot; &amp; [.AB10] &amp; &quot;&lt;/grammatik-nts&gt;&quot;   ;   &quot;&lt;grammatik-ts&gt;&quot; &amp; [.AB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AC10]);[.AB40];[.AB40] &amp; IF([.AC10]=&quot;|&quot;; &quot;&lt;regel-oder&gt; | &lt;/regel-oder&gt;&quot; ;    IF(AND(CODE([.AC10]) &gt;= 65; CODE([.AC10]) &lt;= 90)  ; &quot;&lt;grammatik-nts&gt;&quot; &amp; [.AC10] &amp; &quot;&lt;/grammatik-nts&gt;&quot;   ;   &quot;&lt;grammatik-ts&gt;&quot; &amp; [.AC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AD10]);[.AC40];[.AC40] &amp; IF([.AD10]=&quot;|&quot;; &quot;&lt;regel-oder&gt; | &lt;/regel-oder&gt;&quot; ;    IF(AND(CODE([.AD10]) &gt;= 65; CODE([.AD10]) &lt;= 90)  ; &quot;&lt;grammatik-nts&gt;&quot; &amp; [.AD10] &amp; &quot;&lt;/grammatik-nts&gt;&quot;   ;   &quot;&lt;grammatik-ts&gt;&quot; &amp; [.AD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CONCATENATE([.AD40];&quot;&lt;/grammatik-rechts&gt;&lt;/grammatik-regel&gt;&lt;br /&gt;&quot; &amp; CHAR(13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/grammatik-rechts&gt;&lt;/grammatik-regel&gt;&lt;br /&gt;&#13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1];&quot;&lt;/grammatik-nts&gt;&lt;/grammatik-links&gt;&lt;grammatik-pfeil&gt;&amp;rarr;&lt;/grammatik-pfeil&gt;&lt;grammatik-rechts&gt;&quot;)" office:value-type="string" office:string-value="&lt;grammatik-regel&gt;&lt;grammatik-links&gt;&lt;grammatik-nts&gt;A&lt;/grammatik-nts&gt;&lt;/grammatik-links&gt;&lt;grammatik-pfeil&gt;&amp;rarr;&lt;/grammatik-pfeil&gt;&lt;grammatik-rechts&gt;" calcext:value-type="string">
            <text:p>&lt;grammatik-regel&gt;&lt;grammatik-links&gt;&lt;grammatik-nts&gt;A&lt;/grammatik-nts&gt;&lt;/grammatik-links&gt;&lt;grammatik-pfeil&gt;&amp;rarr;&lt;/grammatik-pfeil&gt;&lt;grammatik-rechts&gt;</text:p>
          </table:table-cell>
          <table:table-cell table:formula="of:=IF(ISBLANK([.B11]);[.A41];[.A41] &amp; IF([.B11]=&quot;|&quot;;&quot;|&quot;;    IF(AND(CODE([.B11]) &gt;= 65; CODE([.B11]) &lt;= 90)  ; &quot;&lt;grammatik-nts&gt;&quot; &amp; [.B11] &amp; &quot;&lt;/grammatik-nts&gt;&quot;   ;   &quot;&lt;grammatik-ts&gt;&quot; &amp; [.B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C11]);[.B41];[.B41] &amp; IF([.C11]=&quot;|&quot;; &quot;&lt;regel-oder&gt; | &lt;/regel-oder&gt;&quot; ;    IF(AND(CODE([.C11]) &gt;= 65; CODE([.C11]) &lt;= 90)  ; &quot;&lt;grammatik-nts&gt;&quot; &amp; [.C11] &amp; &quot;&lt;/grammatik-nts&gt;&quot;   ;   &quot;&lt;grammatik-ts&gt;&quot; &amp; [.C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</text:p>
          </table:table-cell>
          <table:table-cell table:formula="of:=IF(ISBLANK([.D11]);[.C41];[.C41] &amp; IF([.D11]=&quot;|&quot;; &quot;&lt;regel-oder&gt; | &lt;/regel-oder&gt;&quot; ;    IF(AND(CODE([.D11]) &gt;= 65; CODE([.D11]) &lt;= 90)  ; &quot;&lt;grammatik-nts&gt;&quot; &amp; [.D11] &amp; &quot;&lt;/grammatik-nts&gt;&quot;   ;   &quot;&lt;grammatik-ts&gt;&quot; &amp; [.D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</text:p>
          </table:table-cell>
          <table:table-cell table:formula="of:=IF(ISBLANK([.E11]);[.D41];[.D41] &amp; IF([.E11]=&quot;|&quot;; &quot;&lt;regel-oder&gt; | &lt;/regel-oder&gt;&quot; ;    IF(AND(CODE([.E11]) &gt;= 65; CODE([.E11]) &lt;= 90)  ; &quot;&lt;grammatik-nts&gt;&quot; &amp; [.E11] &amp; &quot;&lt;/grammatik-nts&gt;&quot;   ;   &quot;&lt;grammatik-ts&gt;&quot; &amp; [.E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</text:p>
          </table:table-cell>
          <table:table-cell table:formula="of:=IF(ISBLANK([.F11]);[.E41];[.E41] &amp; IF([.F11]=&quot;|&quot;; &quot;&lt;regel-oder&gt; | &lt;/regel-oder&gt;&quot; ;    IF(AND(CODE([.F11]) &gt;= 65; CODE([.F11]) &lt;= 90)  ; &quot;&lt;grammatik-nts&gt;&quot; &amp; [.F11] &amp; &quot;&lt;/grammatik-nts&gt;&quot;   ;   &quot;&lt;grammatik-ts&gt;&quot; &amp; [.F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</text:p>
          </table:table-cell>
          <table:table-cell table:formula="of:=IF(ISBLANK([.G11]);[.F41];[.F41] &amp; IF([.G11]=&quot;|&quot;; &quot;&lt;regel-oder&gt; | &lt;/regel-oder&gt;&quot; ;    IF(AND(CODE([.G11]) &gt;= 65; CODE([.G11]) &lt;= 90)  ; &quot;&lt;grammatik-nts&gt;&quot; &amp; [.G11] &amp; &quot;&lt;/grammatik-nts&gt;&quot;   ;   &quot;&lt;grammatik-ts&gt;&quot; &amp; [.G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</text:p>
          </table:table-cell>
          <table:table-cell table:formula="of:=IF(ISBLANK([.H11]);[.G41];[.G41] &amp; IF([.H11]=&quot;|&quot;; &quot;&lt;regel-oder&gt; | &lt;/regel-oder&gt;&quot; ;    IF(AND(CODE([.H11]) &gt;= 65; CODE([.H11]) &lt;= 90)  ; &quot;&lt;grammatik-nts&gt;&quot; &amp; [.H11] &amp; &quot;&lt;/grammatik-nts&gt;&quot;   ;   &quot;&lt;grammatik-ts&gt;&quot; &amp; [.H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</text:p>
          </table:table-cell>
          <table:table-cell table:formula="of:=IF(ISBLANK([.I11]);[.H41];[.H41] &amp; IF([.I11]=&quot;|&quot;; &quot;&lt;regel-oder&gt; | &lt;/regel-oder&gt;&quot; ;    IF(AND(CODE([.I11]) &gt;= 65; CODE([.I11]) &lt;= 90)  ; &quot;&lt;grammatik-nts&gt;&quot; &amp; [.I11] &amp; &quot;&lt;/grammatik-nts&gt;&quot;   ;   &quot;&lt;grammatik-ts&gt;&quot; &amp; [.I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</text:p>
          </table:table-cell>
          <table:table-cell table:formula="of:=IF(ISBLANK([.J11]);[.I41];[.I41] &amp; IF([.J11]=&quot;|&quot;; &quot;&lt;regel-oder&gt; | &lt;/regel-oder&gt;&quot; ;    IF(AND(CODE([.J11]) &gt;= 65; CODE([.J11]) &lt;= 90)  ; &quot;&lt;grammatik-nts&gt;&quot; &amp; [.J11] &amp; &quot;&lt;/grammatik-nts&gt;&quot;   ;   &quot;&lt;grammatik-ts&gt;&quot; &amp; [.J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</text:p>
          </table:table-cell>
          <table:table-cell table:formula="of:=IF(ISBLANK([.K11]);[.J41];[.J41] &amp; IF([.K11]=&quot;|&quot;; &quot;&lt;regel-oder&gt; | &lt;/regel-oder&gt;&quot; ;    IF(AND(CODE([.K11]) &gt;= 65; CODE([.K11]) &lt;= 90)  ; &quot;&lt;grammatik-nts&gt;&quot; &amp; [.K11] &amp; &quot;&lt;/grammatik-nts&gt;&quot;   ;   &quot;&lt;grammatik-ts&gt;&quot; &amp; [.K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L11]);[.K41];[.K41] &amp; IF([.L11]=&quot;|&quot;; &quot;&lt;regel-oder&gt; | &lt;/regel-oder&gt;&quot; ;    IF(AND(CODE([.L11]) &gt;= 65; CODE([.L11]) &lt;= 90)  ; &quot;&lt;grammatik-nts&gt;&quot; &amp; [.L11] &amp; &quot;&lt;/grammatik-nts&gt;&quot;   ;   &quot;&lt;grammatik-ts&gt;&quot; &amp; [.L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M11]);[.L41];[.L41] &amp; IF([.M11]=&quot;|&quot;; &quot;&lt;regel-oder&gt; | &lt;/regel-oder&gt;&quot; ;    IF(AND(CODE([.M11]) &gt;= 65; CODE([.M11]) &lt;= 90)  ; &quot;&lt;grammatik-nts&gt;&quot; &amp; [.M11] &amp; &quot;&lt;/grammatik-nts&gt;&quot;   ;   &quot;&lt;grammatik-ts&gt;&quot; &amp; [.M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N11]);[.M41];[.M41] &amp; IF([.N11]=&quot;|&quot;; &quot;&lt;regel-oder&gt; | &lt;/regel-oder&gt;&quot; ;    IF(AND(CODE([.N11]) &gt;= 65; CODE([.N11]) &lt;= 90)  ; &quot;&lt;grammatik-nts&gt;&quot; &amp; [.N11] &amp; &quot;&lt;/grammatik-nts&gt;&quot;   ;   &quot;&lt;grammatik-ts&gt;&quot; &amp; [.N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O11]);[.N41];[.N41] &amp; IF([.O11]=&quot;|&quot;; &quot;&lt;regel-oder&gt; | &lt;/regel-oder&gt;&quot; ;    IF(AND(CODE([.O11]) &gt;= 65; CODE([.O11]) &lt;= 90)  ; &quot;&lt;grammatik-nts&gt;&quot; &amp; [.O11] &amp; &quot;&lt;/grammatik-nts&gt;&quot;   ;   &quot;&lt;grammatik-ts&gt;&quot; &amp; [.O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P11]);[.O41];[.O41] &amp; IF([.P11]=&quot;|&quot;; &quot;&lt;regel-oder&gt; | &lt;/regel-oder&gt;&quot; ;    IF(AND(CODE([.P11]) &gt;= 65; CODE([.P11]) &lt;= 90)  ; &quot;&lt;grammatik-nts&gt;&quot; &amp; [.P11] &amp; &quot;&lt;/grammatik-nts&gt;&quot;   ;   &quot;&lt;grammatik-ts&gt;&quot; &amp; [.P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Q11]);[.P41];[.P41] &amp; IF([.Q11]=&quot;|&quot;; &quot;&lt;regel-oder&gt; | &lt;/regel-oder&gt;&quot; ;    IF(AND(CODE([.Q11]) &gt;= 65; CODE([.Q11]) &lt;= 90)  ; &quot;&lt;grammatik-nts&gt;&quot; &amp; [.Q11] &amp; &quot;&lt;/grammatik-nts&gt;&quot;   ;   &quot;&lt;grammatik-ts&gt;&quot; &amp; [.Q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R11]);[.Q41];[.Q41] &amp; IF([.R11]=&quot;|&quot;; &quot;&lt;regel-oder&gt; | &lt;/regel-oder&gt;&quot; ;    IF(AND(CODE([.R11]) &gt;= 65; CODE([.R11]) &lt;= 90)  ; &quot;&lt;grammatik-nts&gt;&quot; &amp; [.R11] &amp; &quot;&lt;/grammatik-nts&gt;&quot;   ;   &quot;&lt;grammatik-ts&gt;&quot; &amp; [.R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S11]);[.R41];[.R41] &amp; IF([.S11]=&quot;|&quot;; &quot;&lt;regel-oder&gt; | &lt;/regel-oder&gt;&quot; ;    IF(AND(CODE([.S11]) &gt;= 65; CODE([.S11]) &lt;= 90)  ; &quot;&lt;grammatik-nts&gt;&quot; &amp; [.S11] &amp; &quot;&lt;/grammatik-nts&gt;&quot;   ;   &quot;&lt;grammatik-ts&gt;&quot; &amp; [.S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T11]);[.S41];[.S41] &amp; IF([.T11]=&quot;|&quot;; &quot;&lt;regel-oder&gt; | &lt;/regel-oder&gt;&quot; ;    IF(AND(CODE([.T11]) &gt;= 65; CODE([.T11]) &lt;= 90)  ; &quot;&lt;grammatik-nts&gt;&quot; &amp; [.T11] &amp; &quot;&lt;/grammatik-nts&gt;&quot;   ;   &quot;&lt;grammatik-ts&gt;&quot; &amp; [.T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U11]);[.T41];[.T41] &amp; IF([.U11]=&quot;|&quot;; &quot;&lt;regel-oder&gt; | &lt;/regel-oder&gt;&quot; ;    IF(AND(CODE([.U11]) &gt;= 65; CODE([.U11]) &lt;= 90)  ; &quot;&lt;grammatik-nts&gt;&quot; &amp; [.U11] &amp; &quot;&lt;/grammatik-nts&gt;&quot;   ;   &quot;&lt;grammatik-ts&gt;&quot; &amp; [.U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V11]);[.U41];[.U41] &amp; IF([.V11]=&quot;|&quot;; &quot;&lt;regel-oder&gt; | &lt;/regel-oder&gt;&quot; ;    IF(AND(CODE([.V11]) &gt;= 65; CODE([.V11]) &lt;= 90)  ; &quot;&lt;grammatik-nts&gt;&quot; &amp; [.V11] &amp; &quot;&lt;/grammatik-nts&gt;&quot;   ;   &quot;&lt;grammatik-ts&gt;&quot; &amp; [.V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W11]);[.V41];[.V41] &amp; IF([.W11]=&quot;|&quot;; &quot;&lt;regel-oder&gt; | &lt;/regel-oder&gt;&quot; ;    IF(AND(CODE([.W11]) &gt;= 65; CODE([.W11]) &lt;= 90)  ; &quot;&lt;grammatik-nts&gt;&quot; &amp; [.W11] &amp; &quot;&lt;/grammatik-nts&gt;&quot;   ;   &quot;&lt;grammatik-ts&gt;&quot; &amp; [.W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X11]);[.W41];[.W41] &amp; IF([.X11]=&quot;|&quot;; &quot;&lt;regel-oder&gt; | &lt;/regel-oder&gt;&quot; ;    IF(AND(CODE([.X11]) &gt;= 65; CODE([.X11]) &lt;= 90)  ; &quot;&lt;grammatik-nts&gt;&quot; &amp; [.X11] &amp; &quot;&lt;/grammatik-nts&gt;&quot;   ;   &quot;&lt;grammatik-ts&gt;&quot; &amp; [.X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Y11]);[.X41];[.X41] &amp; IF([.Y11]=&quot;|&quot;; &quot;&lt;regel-oder&gt; | &lt;/regel-oder&gt;&quot; ;    IF(AND(CODE([.Y11]) &gt;= 65; CODE([.Y11]) &lt;= 90)  ; &quot;&lt;grammatik-nts&gt;&quot; &amp; [.Y11] &amp; &quot;&lt;/grammatik-nts&gt;&quot;   ;   &quot;&lt;grammatik-ts&gt;&quot; &amp; [.Y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Z11]);[.Y41];[.Y41] &amp; IF([.Z11]=&quot;|&quot;; &quot;&lt;regel-oder&gt; | &lt;/regel-oder&gt;&quot; ;    IF(AND(CODE([.Z11]) &gt;= 65; CODE([.Z11]) &lt;= 90)  ; &quot;&lt;grammatik-nts&gt;&quot; &amp; [.Z11] &amp; &quot;&lt;/grammatik-nts&gt;&quot;   ;   &quot;&lt;grammatik-ts&gt;&quot; &amp; [.Z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A11]);[.Z41];[.Z41] &amp; IF([.AA11]=&quot;|&quot;; &quot;&lt;regel-oder&gt; | &lt;/regel-oder&gt;&quot; ;    IF(AND(CODE([.AA11]) &gt;= 65; CODE([.AA11]) &lt;= 90)  ; &quot;&lt;grammatik-nts&gt;&quot; &amp; [.AA11] &amp; &quot;&lt;/grammatik-nts&gt;&quot;   ;   &quot;&lt;grammatik-ts&gt;&quot; &amp; [.AA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B11]);[.AA41];[.AA41] &amp; IF([.AB11]=&quot;|&quot;; &quot;&lt;regel-oder&gt; | &lt;/regel-oder&gt;&quot; ;    IF(AND(CODE([.AB11]) &gt;= 65; CODE([.AB11]) &lt;= 90)  ; &quot;&lt;grammatik-nts&gt;&quot; &amp; [.AB11] &amp; &quot;&lt;/grammatik-nts&gt;&quot;   ;   &quot;&lt;grammatik-ts&gt;&quot; &amp; [.AB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C11]);[.AB41];[.AB41] &amp; IF([.AC11]=&quot;|&quot;; &quot;&lt;regel-oder&gt; | &lt;/regel-oder&gt;&quot; ;    IF(AND(CODE([.AC11]) &gt;= 65; CODE([.AC11]) &lt;= 90)  ; &quot;&lt;grammatik-nts&gt;&quot; &amp; [.AC11] &amp; &quot;&lt;/grammatik-nts&gt;&quot;   ;   &quot;&lt;grammatik-ts&gt;&quot; &amp; [.AC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D11]);[.AC41];[.AC41] &amp; IF([.AD11]=&quot;|&quot;; &quot;&lt;regel-oder&gt; | &lt;/regel-oder&gt;&quot; ;    IF(AND(CODE([.AD11]) &gt;= 65; CODE([.AD11]) &lt;= 90)  ; &quot;&lt;grammatik-nts&gt;&quot; &amp; [.AD11] &amp; &quot;&lt;/grammatik-nts&gt;&quot;   ;   &quot;&lt;grammatik-ts&gt;&quot; &amp; [.AD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CONCATENATE([.AD41];&quot;&lt;/grammatik-rechts&gt;&lt;/grammatik-regel&gt;&lt;br /&gt;&quot; &amp; CHAR(13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/grammatik-rechts&gt;&lt;/grammatik-regel&gt;&lt;br /&gt;&#13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formula="of:=CONCATENATE(&quot;&lt;grammatik-regel&gt;&lt;grammatik-links&gt;&lt;grammatik-nts&gt;&quot;;[.A13];&quot;&lt;/grammatik-nts&gt;&lt;/grammatik-links&gt;&lt;grammatik-pfeil&gt;&amp;rarr;&lt;/grammatik-pfeil&gt;&lt;grammatik-rechts&gt;&quot;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B13]);[.A43];[.A43] &amp; IF([.B13]=&quot;|&quot;;&quot;|&quot;;    IF(AND(CODE([.B13]) &gt;= 65; CODE([.B13]) &lt;= 90)  ; &quot;&lt;grammatik-nts&gt;&quot; &amp; [.B13] &amp; &quot;&lt;/grammatik-nts&gt;&quot;   ;   &quot;&lt;grammatik-ts&gt;&quot; &amp; [.B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C13]);[.B43];[.B43] &amp; IF([.C13]=&quot;|&quot;; &quot;&lt;regel-oder&gt; | &lt;/regel-oder&gt;&quot; ;    IF(AND(CODE([.C13]) &gt;= 65; CODE([.C13]) &lt;= 90)  ; &quot;&lt;grammatik-nts&gt;&quot; &amp; [.C13] &amp; &quot;&lt;/grammatik-nts&gt;&quot;   ;   &quot;&lt;grammatik-ts&gt;&quot; &amp; [.C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D13]);[.C43];[.C43] &amp; IF([.D13]=&quot;|&quot;; &quot;&lt;regel-oder&gt; | &lt;/regel-oder&gt;&quot; ;    IF(AND(CODE([.D13]) &gt;= 65; CODE([.D13]) &lt;= 90)  ; &quot;&lt;grammatik-nts&gt;&quot; &amp; [.D13] &amp; &quot;&lt;/grammatik-nts&gt;&quot;   ;   &quot;&lt;grammatik-ts&gt;&quot; &amp; [.D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E13]);[.D43];[.D43] &amp; IF([.E13]=&quot;|&quot;; &quot;&lt;regel-oder&gt; | &lt;/regel-oder&gt;&quot; ;    IF(AND(CODE([.E13]) &gt;= 65; CODE([.E13]) &lt;= 90)  ; &quot;&lt;grammatik-nts&gt;&quot; &amp; [.E13] &amp; &quot;&lt;/grammatik-nts&gt;&quot;   ;   &quot;&lt;grammatik-ts&gt;&quot; &amp; [.E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F13]);[.E43];[.E43] &amp; IF([.F13]=&quot;|&quot;; &quot;&lt;regel-oder&gt; | &lt;/regel-oder&gt;&quot; ;    IF(AND(CODE([.F13]) &gt;= 65; CODE([.F13]) &lt;= 90)  ; &quot;&lt;grammatik-nts&gt;&quot; &amp; [.F13] &amp; &quot;&lt;/grammatik-nts&gt;&quot;   ;   &quot;&lt;grammatik-ts&gt;&quot; &amp; [.F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G13]);[.F43];[.F43] &amp; IF([.G13]=&quot;|&quot;; &quot;&lt;regel-oder&gt; | &lt;/regel-oder&gt;&quot; ;    IF(AND(CODE([.G13]) &gt;= 65; CODE([.G13]) &lt;= 90)  ; &quot;&lt;grammatik-nts&gt;&quot; &amp; [.G13] &amp; &quot;&lt;/grammatik-nts&gt;&quot;   ;   &quot;&lt;grammatik-ts&gt;&quot; &amp; [.G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H13]);[.G43];[.G43] &amp; IF([.H13]=&quot;|&quot;; &quot;&lt;regel-oder&gt; | &lt;/regel-oder&gt;&quot; ;    IF(AND(CODE([.H13]) &gt;= 65; CODE([.H13]) &lt;= 90)  ; &quot;&lt;grammatik-nts&gt;&quot; &amp; [.H13] &amp; &quot;&lt;/grammatik-nts&gt;&quot;   ;   &quot;&lt;grammatik-ts&gt;&quot; &amp; [.H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I13]);[.H43];[.H43] &amp; IF([.I13]=&quot;|&quot;; &quot;&lt;regel-oder&gt; | &lt;/regel-oder&gt;&quot; ;    IF(AND(CODE([.I13]) &gt;= 65; CODE([.I13]) &lt;= 90)  ; &quot;&lt;grammatik-nts&gt;&quot; &amp; [.I13] &amp; &quot;&lt;/grammatik-nts&gt;&quot;   ;   &quot;&lt;grammatik-ts&gt;&quot; &amp; [.I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J13]);[.I43];[.I43] &amp; IF([.J13]=&quot;|&quot;; &quot;&lt;regel-oder&gt; | &lt;/regel-oder&gt;&quot; ;    IF(AND(CODE([.J13]) &gt;= 65; CODE([.J13]) &lt;= 90)  ; &quot;&lt;grammatik-nts&gt;&quot; &amp; [.J13] &amp; &quot;&lt;/grammatik-nts&gt;&quot;   ;   &quot;&lt;grammatik-ts&gt;&quot; &amp; [.J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K13]);[.J43];[.J43] &amp; IF([.K13]=&quot;|&quot;; &quot;&lt;regel-oder&gt; | &lt;/regel-oder&gt;&quot; ;    IF(AND(CODE([.K13]) &gt;= 65; CODE([.K13]) &lt;= 90)  ; &quot;&lt;grammatik-nts&gt;&quot; &amp; [.K13] &amp; &quot;&lt;/grammatik-nts&gt;&quot;   ;   &quot;&lt;grammatik-ts&gt;&quot; &amp; [.K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L13]);[.K43];[.K43] &amp; IF([.L13]=&quot;|&quot;; &quot;&lt;regel-oder&gt; | &lt;/regel-oder&gt;&quot; ;    IF(AND(CODE([.L13]) &gt;= 65; CODE([.L13]) &lt;= 90)  ; &quot;&lt;grammatik-nts&gt;&quot; &amp; [.L13] &amp; &quot;&lt;/grammatik-nts&gt;&quot;   ;   &quot;&lt;grammatik-ts&gt;&quot; &amp; [.L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M13]);[.L43];[.L43] &amp; IF([.M13]=&quot;|&quot;; &quot;&lt;regel-oder&gt; | &lt;/regel-oder&gt;&quot; ;    IF(AND(CODE([.M13]) &gt;= 65; CODE([.M13]) &lt;= 90)  ; &quot;&lt;grammatik-nts&gt;&quot; &amp; [.M13] &amp; &quot;&lt;/grammatik-nts&gt;&quot;   ;   &quot;&lt;grammatik-ts&gt;&quot; &amp; [.M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N13]);[.M43];[.M43] &amp; IF([.N13]=&quot;|&quot;; &quot;&lt;regel-oder&gt; | &lt;/regel-oder&gt;&quot; ;    IF(AND(CODE([.N13]) &gt;= 65; CODE([.N13]) &lt;= 90)  ; &quot;&lt;grammatik-nts&gt;&quot; &amp; [.N13] &amp; &quot;&lt;/grammatik-nts&gt;&quot;   ;   &quot;&lt;grammatik-ts&gt;&quot; &amp; [.N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O13]);[.N43];[.N43] &amp; IF([.O13]=&quot;|&quot;; &quot;&lt;regel-oder&gt; | &lt;/regel-oder&gt;&quot; ;    IF(AND(CODE([.O13]) &gt;= 65; CODE([.O13]) &lt;= 90)  ; &quot;&lt;grammatik-nts&gt;&quot; &amp; [.O13] &amp; &quot;&lt;/grammatik-nts&gt;&quot;   ;   &quot;&lt;grammatik-ts&gt;&quot; &amp; [.O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P13]);[.O43];[.O43] &amp; IF([.P13]=&quot;|&quot;; &quot;&lt;regel-oder&gt; | &lt;/regel-oder&gt;&quot; ;    IF(AND(CODE([.P13]) &gt;= 65; CODE([.P13]) &lt;= 90)  ; &quot;&lt;grammatik-nts&gt;&quot; &amp; [.P13] &amp; &quot;&lt;/grammatik-nts&gt;&quot;   ;   &quot;&lt;grammatik-ts&gt;&quot; &amp; [.P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Q13]);[.P43];[.P43] &amp; IF([.Q13]=&quot;|&quot;; &quot;&lt;regel-oder&gt; | &lt;/regel-oder&gt;&quot; ;    IF(AND(CODE([.Q13]) &gt;= 65; CODE([.Q13]) &lt;= 90)  ; &quot;&lt;grammatik-nts&gt;&quot; &amp; [.Q13] &amp; &quot;&lt;/grammatik-nts&gt;&quot;   ;   &quot;&lt;grammatik-ts&gt;&quot; &amp; [.Q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R13]);[.Q43];[.Q43] &amp; IF([.R13]=&quot;|&quot;; &quot;&lt;regel-oder&gt; | &lt;/regel-oder&gt;&quot; ;    IF(AND(CODE([.R13]) &gt;= 65; CODE([.R13]) &lt;= 90)  ; &quot;&lt;grammatik-nts&gt;&quot; &amp; [.R13] &amp; &quot;&lt;/grammatik-nts&gt;&quot;   ;   &quot;&lt;grammatik-ts&gt;&quot; &amp; [.R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S13]);[.R43];[.R43] &amp; IF([.S13]=&quot;|&quot;; &quot;&lt;regel-oder&gt; | &lt;/regel-oder&gt;&quot; ;    IF(AND(CODE([.S13]) &gt;= 65; CODE([.S13]) &lt;= 90)  ; &quot;&lt;grammatik-nts&gt;&quot; &amp; [.S13] &amp; &quot;&lt;/grammatik-nts&gt;&quot;   ;   &quot;&lt;grammatik-ts&gt;&quot; &amp; [.S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T13]);[.S43];[.S43] &amp; IF([.T13]=&quot;|&quot;; &quot;&lt;regel-oder&gt; | &lt;/regel-oder&gt;&quot; ;    IF(AND(CODE([.T13]) &gt;= 65; CODE([.T13]) &lt;= 90)  ; &quot;&lt;grammatik-nts&gt;&quot; &amp; [.T13] &amp; &quot;&lt;/grammatik-nts&gt;&quot;   ;   &quot;&lt;grammatik-ts&gt;&quot; &amp; [.T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U13]);[.T43];[.T43] &amp; IF([.U13]=&quot;|&quot;; &quot;&lt;regel-oder&gt; | &lt;/regel-oder&gt;&quot; ;    IF(AND(CODE([.U13]) &gt;= 65; CODE([.U13]) &lt;= 90)  ; &quot;&lt;grammatik-nts&gt;&quot; &amp; [.U13] &amp; &quot;&lt;/grammatik-nts&gt;&quot;   ;   &quot;&lt;grammatik-ts&gt;&quot; &amp; [.U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V13]);[.U43];[.U43] &amp; IF([.V13]=&quot;|&quot;; &quot;&lt;regel-oder&gt; | &lt;/regel-oder&gt;&quot; ;    IF(AND(CODE([.V13]) &gt;= 65; CODE([.V13]) &lt;= 90)  ; &quot;&lt;grammatik-nts&gt;&quot; &amp; [.V13] &amp; &quot;&lt;/grammatik-nts&gt;&quot;   ;   &quot;&lt;grammatik-ts&gt;&quot; &amp; [.V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W13]);[.V43];[.V43] &amp; IF([.W13]=&quot;|&quot;; &quot;&lt;regel-oder&gt; | &lt;/regel-oder&gt;&quot; ;    IF(AND(CODE([.W13]) &gt;= 65; CODE([.W13]) &lt;= 90)  ; &quot;&lt;grammatik-nts&gt;&quot; &amp; [.W13] &amp; &quot;&lt;/grammatik-nts&gt;&quot;   ;   &quot;&lt;grammatik-ts&gt;&quot; &amp; [.W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X13]);[.W43];[.W43] &amp; IF([.X13]=&quot;|&quot;; &quot;&lt;regel-oder&gt; | &lt;/regel-oder&gt;&quot; ;    IF(AND(CODE([.X13]) &gt;= 65; CODE([.X13]) &lt;= 90)  ; &quot;&lt;grammatik-nts&gt;&quot; &amp; [.X13] &amp; &quot;&lt;/grammatik-nts&gt;&quot;   ;   &quot;&lt;grammatik-ts&gt;&quot; &amp; [.X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Y13]);[.X43];[.X43] &amp; IF([.Y13]=&quot;|&quot;; &quot;&lt;regel-oder&gt; | &lt;/regel-oder&gt;&quot; ;    IF(AND(CODE([.Y13]) &gt;= 65; CODE([.Y13]) &lt;= 90)  ; &quot;&lt;grammatik-nts&gt;&quot; &amp; [.Y13] &amp; &quot;&lt;/grammatik-nts&gt;&quot;   ;   &quot;&lt;grammatik-ts&gt;&quot; &amp; [.Y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Z13]);[.Y43];[.Y43] &amp; IF([.Z13]=&quot;|&quot;; &quot;&lt;regel-oder&gt; | &lt;/regel-oder&gt;&quot; ;    IF(AND(CODE([.Z13]) &gt;= 65; CODE([.Z13]) &lt;= 90)  ; &quot;&lt;grammatik-nts&gt;&quot; &amp; [.Z13] &amp; &quot;&lt;/grammatik-nts&gt;&quot;   ;   &quot;&lt;grammatik-ts&gt;&quot; &amp; [.Z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A13]);[.Z43];[.Z43] &amp; IF([.AA13]=&quot;|&quot;; &quot;&lt;regel-oder&gt; | &lt;/regel-oder&gt;&quot; ;    IF(AND(CODE([.AA13]) &gt;= 65; CODE([.AA13]) &lt;= 90)  ; &quot;&lt;grammatik-nts&gt;&quot; &amp; [.AA13] &amp; &quot;&lt;/grammatik-nts&gt;&quot;   ;   &quot;&lt;grammatik-ts&gt;&quot; &amp; [.AA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B13]);[.AA43];[.AA43] &amp; IF([.AB13]=&quot;|&quot;; &quot;&lt;regel-oder&gt; | &lt;/regel-oder&gt;&quot; ;    IF(AND(CODE([.AB13]) &gt;= 65; CODE([.AB13]) &lt;= 90)  ; &quot;&lt;grammatik-nts&gt;&quot; &amp; [.AB13] &amp; &quot;&lt;/grammatik-nts&gt;&quot;   ;   &quot;&lt;grammatik-ts&gt;&quot; &amp; [.AB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C13]);[.AB43];[.AB43] &amp; IF([.AC13]=&quot;|&quot;; &quot;&lt;regel-oder&gt; | &lt;/regel-oder&gt;&quot; ;    IF(AND(CODE([.AC13]) &gt;= 65; CODE([.AC13]) &lt;= 90)  ; &quot;&lt;grammatik-nts&gt;&quot; &amp; [.AC13] &amp; &quot;&lt;/grammatik-nts&gt;&quot;   ;   &quot;&lt;grammatik-ts&gt;&quot; &amp; [.AC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D13]);[.AC43];[.AC43] &amp; IF([.AD13]=&quot;|&quot;; &quot;&lt;regel-oder&gt; | &lt;/regel-oder&gt;&quot; ;    IF(AND(CODE([.AD13]) &gt;= 65; CODE([.AD13]) &lt;= 90)  ; &quot;&lt;grammatik-nts&gt;&quot; &amp; [.AD13] &amp; &quot;&lt;/grammatik-nts&gt;&quot;   ;   &quot;&lt;grammatik-ts&gt;&quot; &amp; [.AD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CONCATENATE([.AD43];&quot;&lt;/grammatik-rechts&gt;&lt;/grammatik-regel&gt;&lt;br /&gt;&quot; &amp; CHAR(13))" office:value-type="string" office:string-value="&lt;grammatik-regel&gt;&lt;grammatik-links&gt;&lt;grammatik-nts&gt;&lt;/grammatik-nts&gt;&lt;/grammatik-links&gt;&lt;grammatik-pfeil&gt;&amp;rarr;&lt;/grammatik-pfeil&gt;&lt;grammatik-rechts&gt;&lt;/grammatik-rechts&gt;&lt;/grammatik-regel&gt;&lt;br /&gt;&#13;" calcext:value-type="string">
            <text:p>&lt;grammatik-regel&gt;&lt;grammatik-links&gt;&lt;grammatik-nts&gt;&lt;/grammatik-nts&gt;&lt;/grammatik-links&gt;&lt;grammatik-pfeil&gt;&amp;rarr;&lt;/grammatik-pfeil&gt;&lt;grammatik-rech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4];&quot;&lt;/grammatik-nts&gt;&lt;/grammatik-links&gt;&lt;grammatik-pfeil&gt;&amp;rarr;&lt;/grammatik-pfeil&gt;&lt;grammatik-rechts&gt;&quot;)" office:value-type="string" office:string-value="&lt;grammatik-regel&gt;&lt;grammatik-links&gt;&lt;grammatik-nts&gt;C&lt;/grammatik-nts&gt;&lt;/grammatik-links&gt;&lt;grammatik-pfeil&gt;&amp;rarr;&lt;/grammatik-pfeil&gt;&lt;grammatik-rechts&gt;" calcext:value-type="string">
            <text:p>&lt;grammatik-regel&gt;&lt;grammatik-links&gt;&lt;grammatik-nts&gt;C&lt;/grammatik-nts&gt;&lt;/grammatik-links&gt;&lt;grammatik-pfeil&gt;&amp;rarr;&lt;/grammatik-pfeil&gt;&lt;grammatik-rechts&gt;</text:p>
          </table:table-cell>
          <table:table-cell table:formula="of:=IF(ISBLANK([.B14]);[.A44];[.A44] &amp; IF([.B14]=&quot;|&quot;;&quot;|&quot;;    IF(AND(CODE([.B14]) &gt;= 65; CODE([.B14]) &lt;= 90)  ; &quot;&lt;grammatik-nts&gt;&quot; &amp; [.B14] &amp; &quot;&lt;/grammatik-nts&gt;&quot;   ;   &quot;&lt;grammatik-ts&gt;&quot; &amp; [.B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</text:p>
          </table:table-cell>
          <table:table-cell table:formula="of:=IF(ISBLANK([.C14]);[.B44];[.B44] &amp; IF([.C14]=&quot;|&quot;; &quot;&lt;regel-oder&gt; | &lt;/regel-oder&gt;&quot; ;    IF(AND(CODE([.C14]) &gt;= 65; CODE([.C14]) &lt;= 90)  ; &quot;&lt;grammatik-nts&gt;&quot; &amp; [.C14] &amp; &quot;&lt;/grammatik-nts&gt;&quot;   ;   &quot;&lt;grammatik-ts&gt;&quot; &amp; [.C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</text:p>
          </table:table-cell>
          <table:table-cell table:formula="of:=IF(ISBLANK([.D14]);[.C44];[.C44] &amp; IF([.D14]=&quot;|&quot;; &quot;&lt;regel-oder&gt; | &lt;/regel-oder&gt;&quot; ;    IF(AND(CODE([.D14]) &gt;= 65; CODE([.D14]) &lt;= 90)  ; &quot;&lt;grammatik-nts&gt;&quot; &amp; [.D14] &amp; &quot;&lt;/grammatik-nts&gt;&quot;   ;   &quot;&lt;grammatik-ts&gt;&quot; &amp; [.D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</text:p>
          </table:table-cell>
          <table:table-cell table:formula="of:=IF(ISBLANK([.E14]);[.D44];[.D44] &amp; IF([.E14]=&quot;|&quot;; &quot;&lt;regel-oder&gt; | &lt;/regel-oder&gt;&quot; ;    IF(AND(CODE([.E14]) &gt;= 65; CODE([.E14]) &lt;= 90)  ; &quot;&lt;grammatik-nts&gt;&quot; &amp; [.E14] &amp; &quot;&lt;/grammatik-nts&gt;&quot;   ;   &quot;&lt;grammatik-ts&gt;&quot; &amp; [.E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</text:p>
          </table:table-cell>
          <table:table-cell table:formula="of:=IF(ISBLANK([.F14]);[.E44];[.E44] &amp; IF([.F14]=&quot;|&quot;; &quot;&lt;regel-oder&gt; | &lt;/regel-oder&gt;&quot; ;    IF(AND(CODE([.F14]) &gt;= 65; CODE([.F14]) &lt;= 90)  ; &quot;&lt;grammatik-nts&gt;&quot; &amp; [.F14] &amp; &quot;&lt;/grammatik-nts&gt;&quot;   ;   &quot;&lt;grammatik-ts&gt;&quot; &amp; [.F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</text:p>
          </table:table-cell>
          <table:table-cell table:formula="of:=IF(ISBLANK([.G14]);[.F44];[.F44] &amp; IF([.G14]=&quot;|&quot;; &quot;&lt;regel-oder&gt; | &lt;/regel-oder&gt;&quot; ;    IF(AND(CODE([.G14]) &gt;= 65; CODE([.G14]) &lt;= 90)  ; &quot;&lt;grammatik-nts&gt;&quot; &amp; [.G14] &amp; &quot;&lt;/grammatik-nts&gt;&quot;   ;   &quot;&lt;grammatik-ts&gt;&quot; &amp; [.G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</text:p>
          </table:table-cell>
          <table:table-cell table:formula="of:=IF(ISBLANK([.H14]);[.G44];[.G44] &amp; IF([.H14]=&quot;|&quot;; &quot;&lt;regel-oder&gt; | &lt;/regel-oder&gt;&quot; ;    IF(AND(CODE([.H14]) &gt;= 65; CODE([.H14]) &lt;= 90)  ; &quot;&lt;grammatik-nts&gt;&quot; &amp; [.H14] &amp; &quot;&lt;/grammatik-nts&gt;&quot;   ;   &quot;&lt;grammatik-ts&gt;&quot; &amp; [.H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</text:p>
          </table:table-cell>
          <table:table-cell table:formula="of:=IF(ISBLANK([.I14]);[.H44];[.H44] &amp; IF([.I14]=&quot;|&quot;; &quot;&lt;regel-oder&gt; | &lt;/regel-oder&gt;&quot; ;    IF(AND(CODE([.I14]) &gt;= 65; CODE([.I14]) &lt;= 90)  ; &quot;&lt;grammatik-nts&gt;&quot; &amp; [.I14] &amp; &quot;&lt;/grammatik-nts&gt;&quot;   ;   &quot;&lt;grammatik-ts&gt;&quot; &amp; [.I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</text:p>
          </table:table-cell>
          <table:table-cell table:formula="of:=IF(ISBLANK([.J14]);[.I44];[.I44] &amp; IF([.J14]=&quot;|&quot;; &quot;&lt;regel-oder&gt; | &lt;/regel-oder&gt;&quot; ;    IF(AND(CODE([.J14]) &gt;= 65; CODE([.J14]) &lt;= 90)  ; &quot;&lt;grammatik-nts&gt;&quot; &amp; [.J14] &amp; &quot;&lt;/grammatik-nts&gt;&quot;   ;   &quot;&lt;grammatik-ts&gt;&quot; &amp; [.J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K14]);[.J44];[.J44] &amp; IF([.K14]=&quot;|&quot;; &quot;&lt;regel-oder&gt; | &lt;/regel-oder&gt;&quot; ;    IF(AND(CODE([.K14]) &gt;= 65; CODE([.K14]) &lt;= 90)  ; &quot;&lt;grammatik-nts&gt;&quot; &amp; [.K14] &amp; &quot;&lt;/grammatik-nts&gt;&quot;   ;   &quot;&lt;grammatik-ts&gt;&quot; &amp; [.K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L14]);[.K44];[.K44] &amp; IF([.L14]=&quot;|&quot;; &quot;&lt;regel-oder&gt; | &lt;/regel-oder&gt;&quot; ;    IF(AND(CODE([.L14]) &gt;= 65; CODE([.L14]) &lt;= 90)  ; &quot;&lt;grammatik-nts&gt;&quot; &amp; [.L14] &amp; &quot;&lt;/grammatik-nts&gt;&quot;   ;   &quot;&lt;grammatik-ts&gt;&quot; &amp; [.L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M14]);[.L44];[.L44] &amp; IF([.M14]=&quot;|&quot;; &quot;&lt;regel-oder&gt; | &lt;/regel-oder&gt;&quot; ;    IF(AND(CODE([.M14]) &gt;= 65; CODE([.M14]) &lt;= 90)  ; &quot;&lt;grammatik-nts&gt;&quot; &amp; [.M14] &amp; &quot;&lt;/grammatik-nts&gt;&quot;   ;   &quot;&lt;grammatik-ts&gt;&quot; &amp; [.M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</text:p>
          </table:table-cell>
          <table:table-cell table:formula="of:=IF(ISBLANK([.N14]);[.M44];[.M44] &amp; IF([.N14]=&quot;|&quot;; &quot;&lt;regel-oder&gt; | &lt;/regel-oder&gt;&quot; ;    IF(AND(CODE([.N14]) &gt;= 65; CODE([.N14]) &lt;= 90)  ; &quot;&lt;grammatik-nts&gt;&quot; &amp; [.N14] &amp; &quot;&lt;/grammatik-nts&gt;&quot;   ;   &quot;&lt;grammatik-ts&gt;&quot; &amp; [.N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O14]);[.N44];[.N44] &amp; IF([.O14]=&quot;|&quot;; &quot;&lt;regel-oder&gt; | &lt;/regel-oder&gt;&quot; ;    IF(AND(CODE([.O14]) &gt;= 65; CODE([.O14]) &lt;= 90)  ; &quot;&lt;grammatik-nts&gt;&quot; &amp; [.O14] &amp; &quot;&lt;/grammatik-nts&gt;&quot;   ;   &quot;&lt;grammatik-ts&gt;&quot; &amp; [.O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</text:p>
          </table:table-cell>
          <table:table-cell table:formula="of:=IF(ISBLANK([.P14]);[.O44];[.O44] &amp; IF([.P14]=&quot;|&quot;; &quot;&lt;regel-oder&gt; | &lt;/regel-oder&gt;&quot; ;    IF(AND(CODE([.P14]) &gt;= 65; CODE([.P14]) &lt;= 90)  ; &quot;&lt;grammatik-nts&gt;&quot; &amp; [.P14] &amp; &quot;&lt;/grammatik-nts&gt;&quot;   ;   &quot;&lt;grammatik-ts&gt;&quot; &amp; [.P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</text:p>
          </table:table-cell>
          <table:table-cell table:formula="of:=IF(ISBLANK([.Q14]);[.P44];[.P44] &amp; IF([.Q14]=&quot;|&quot;; &quot;&lt;regel-oder&gt; | &lt;/regel-oder&gt;&quot; ;    IF(AND(CODE([.Q14]) &gt;= 65; CODE([.Q14]) &lt;= 90)  ; &quot;&lt;grammatik-nts&gt;&quot; &amp; [.Q14] &amp; &quot;&lt;/grammatik-nts&gt;&quot;   ;   &quot;&lt;grammatik-ts&gt;&quot; &amp; [.Q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</text:p>
          </table:table-cell>
          <table:table-cell table:formula="of:=IF(ISBLANK([.R14]);[.Q44];[.Q44] &amp; IF([.R14]=&quot;|&quot;; &quot;&lt;regel-oder&gt; | &lt;/regel-oder&gt;&quot; ;    IF(AND(CODE([.R14]) &gt;= 65; CODE([.R14]) &lt;= 90)  ; &quot;&lt;grammatik-nts&gt;&quot; &amp; [.R14] &amp; &quot;&lt;/grammatik-nts&gt;&quot;   ;   &quot;&lt;grammatik-ts&gt;&quot; &amp; [.R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</text:p>
          </table:table-cell>
          <table:table-cell table:formula="of:=IF(ISBLANK([.S14]);[.R44];[.R44] &amp; IF([.S14]=&quot;|&quot;; &quot;&lt;regel-oder&gt; | &lt;/regel-oder&gt;&quot; ;    IF(AND(CODE([.S14]) &gt;= 65; CODE([.S14]) &lt;= 90)  ; &quot;&lt;grammatik-nts&gt;&quot; &amp; [.S14] &amp; &quot;&lt;/grammatik-nts&gt;&quot;   ;   &quot;&lt;grammatik-ts&gt;&quot; &amp; [.S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T14]);[.S44];[.S44] &amp; IF([.T14]=&quot;|&quot;; &quot;&lt;regel-oder&gt; | &lt;/regel-oder&gt;&quot; ;    IF(AND(CODE([.T14]) &gt;= 65; CODE([.T14]) &lt;= 90)  ; &quot;&lt;grammatik-nts&gt;&quot; &amp; [.T14] &amp; &quot;&lt;/grammatik-nts&gt;&quot;   ;   &quot;&lt;grammatik-ts&gt;&quot; &amp; [.T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</text:p>
          </table:table-cell>
          <table:table-cell table:formula="of:=IF(ISBLANK([.U14]);[.T44];[.T44] &amp; IF([.U14]=&quot;|&quot;; &quot;&lt;regel-oder&gt; | &lt;/regel-oder&gt;&quot; ;    IF(AND(CODE([.U14]) &gt;= 65; CODE([.U14]) &lt;= 90)  ; &quot;&lt;grammatik-nts&gt;&quot; &amp; [.U14] &amp; &quot;&lt;/grammatik-nts&gt;&quot;   ;   &quot;&lt;grammatik-ts&gt;&quot; &amp; [.U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</text:p>
          </table:table-cell>
          <table:table-cell table:formula="of:=IF(ISBLANK([.V14]);[.U44];[.U44] &amp; IF([.V14]=&quot;|&quot;; &quot;&lt;regel-oder&gt; | &lt;/regel-oder&gt;&quot; ;    IF(AND(CODE([.V14]) &gt;= 65; CODE([.V14]) &lt;= 90)  ; &quot;&lt;grammatik-nts&gt;&quot; &amp; [.V14] &amp; &quot;&lt;/grammatik-nts&gt;&quot;   ;   &quot;&lt;grammatik-ts&gt;&quot; &amp; [.V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W14]);[.V44];[.V44] &amp; IF([.W14]=&quot;|&quot;; &quot;&lt;regel-oder&gt; | &lt;/regel-oder&gt;&quot; ;    IF(AND(CODE([.W14]) &gt;= 65; CODE([.W14]) &lt;= 90)  ; &quot;&lt;grammatik-nts&gt;&quot; &amp; [.W14] &amp; &quot;&lt;/grammatik-nts&gt;&quot;   ;   &quot;&lt;grammatik-ts&gt;&quot; &amp; [.W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X14]);[.W44];[.W44] &amp; IF([.X14]=&quot;|&quot;; &quot;&lt;regel-oder&gt; | &lt;/regel-oder&gt;&quot; ;    IF(AND(CODE([.X14]) &gt;= 65; CODE([.X14]) &lt;= 90)  ; &quot;&lt;grammatik-nts&gt;&quot; &amp; [.X14] &amp; &quot;&lt;/grammatik-nts&gt;&quot;   ;   &quot;&lt;grammatik-ts&gt;&quot; &amp; [.X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Y14]);[.X44];[.X44] &amp; IF([.Y14]=&quot;|&quot;; &quot;&lt;regel-oder&gt; | &lt;/regel-oder&gt;&quot; ;    IF(AND(CODE([.Y14]) &gt;= 65; CODE([.Y14]) &lt;= 90)  ; &quot;&lt;grammatik-nts&gt;&quot; &amp; [.Y14] &amp; &quot;&lt;/grammatik-nts&gt;&quot;   ;   &quot;&lt;grammatik-ts&gt;&quot; &amp; [.Y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Z14]);[.Y44];[.Y44] &amp; IF([.Z14]=&quot;|&quot;; &quot;&lt;regel-oder&gt; | &lt;/regel-oder&gt;&quot; ;    IF(AND(CODE([.Z14]) &gt;= 65; CODE([.Z14]) &lt;= 90)  ; &quot;&lt;grammatik-nts&gt;&quot; &amp; [.Z14] &amp; &quot;&lt;/grammatik-nts&gt;&quot;   ;   &quot;&lt;grammatik-ts&gt;&quot; &amp; [.Z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AA14]);[.Z44];[.Z44] &amp; IF([.AA14]=&quot;|&quot;; &quot;&lt;regel-oder&gt; | &lt;/regel-oder&gt;&quot; ;    IF(AND(CODE([.AA14]) &gt;= 65; CODE([.AA14]) &lt;= 90)  ; &quot;&lt;grammatik-nts&gt;&quot; &amp; [.AA14] &amp; &quot;&lt;/grammatik-nts&gt;&quot;   ;   &quot;&lt;grammatik-ts&gt;&quot; &amp; [.AA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AB14]);[.AA44];[.AA44] &amp; IF([.AB14]=&quot;|&quot;; &quot;&lt;regel-oder&gt; | &lt;/regel-oder&gt;&quot; ;    IF(AND(CODE([.AB14]) &gt;= 65; CODE([.AB14]) &lt;= 90)  ; &quot;&lt;grammatik-nts&gt;&quot; &amp; [.AB14] &amp; &quot;&lt;/grammatik-nts&gt;&quot;   ;   &quot;&lt;grammatik-ts&gt;&quot; &amp; [.AB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AC14]);[.AB44];[.AB44] &amp; IF([.AC14]=&quot;|&quot;; &quot;&lt;regel-oder&gt; | &lt;/regel-oder&gt;&quot; ;    IF(AND(CODE([.AC14]) &gt;= 65; CODE([.AC14]) &lt;= 90)  ; &quot;&lt;grammatik-nts&gt;&quot; &amp; [.AC14] &amp; &quot;&lt;/grammatik-nts&gt;&quot;   ;   &quot;&lt;grammatik-ts&gt;&quot; &amp; [.AC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AD14]);[.AC44];[.AC44] &amp; IF([.AD14]=&quot;|&quot;; &quot;&lt;regel-oder&gt; | &lt;/regel-oder&gt;&quot; ;    IF(AND(CODE([.AD14]) &gt;= 65; CODE([.AD14]) &lt;= 90)  ; &quot;&lt;grammatik-nts&gt;&quot; &amp; [.AD14] &amp; &quot;&lt;/grammatik-nts&gt;&quot;   ;   &quot;&lt;grammatik-ts&gt;&quot; &amp; [.AD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CONCATENATE([.AD44];&quot;&lt;/grammatik-rechts&gt;&lt;/grammatik-regel&gt;&lt;br /&gt;&quot; &amp; CHAR(13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&lt;/grammatik-rechts&gt;&lt;/grammatik-regel&gt;&lt;br /&gt;&#13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5];&quot;&lt;/grammatik-nts&gt;&lt;/grammatik-links&gt;&lt;grammatik-pfeil&gt;&amp;rarr;&lt;/grammatik-pfeil&gt;&lt;grammatik-rechts&gt;&quot;)" office:value-type="string" office:string-value="&lt;grammatik-regel&gt;&lt;grammatik-links&gt;&lt;grammatik-nts&gt;D&lt;/grammatik-nts&gt;&lt;/grammatik-links&gt;&lt;grammatik-pfeil&gt;&amp;rarr;&lt;/grammatik-pfeil&gt;&lt;grammatik-rechts&gt;" calcext:value-type="string">
            <text:p>&lt;grammatik-regel&gt;&lt;grammatik-links&gt;&lt;grammatik-nts&gt;D&lt;/grammatik-nts&gt;&lt;/grammatik-links&gt;&lt;grammatik-pfeil&gt;&amp;rarr;&lt;/grammatik-pfeil&gt;&lt;grammatik-rechts&gt;</text:p>
          </table:table-cell>
          <table:table-cell table:formula="of:=IF(ISBLANK([.B15]);[.A45];[.A45] &amp; IF([.B15]=&quot;|&quot;;&quot;|&quot;;    IF(AND(CODE([.B15]) &gt;= 65; CODE([.B15]) &lt;= 90)  ; &quot;&lt;grammatik-nts&gt;&quot; &amp; [.B15] &amp; &quot;&lt;/grammatik-nts&gt;&quot;   ;   &quot;&lt;grammatik-ts&gt;&quot; &amp; [.B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</text:p>
          </table:table-cell>
          <table:table-cell table:formula="of:=IF(ISBLANK([.C15]);[.B45];[.B45] &amp; IF([.C15]=&quot;|&quot;; &quot;&lt;regel-oder&gt; | &lt;/regel-oder&gt;&quot; ;    IF(AND(CODE([.C15]) &gt;= 65; CODE([.C15]) &lt;= 90)  ; &quot;&lt;grammatik-nts&gt;&quot; &amp; [.C15] &amp; &quot;&lt;/grammatik-nts&gt;&quot;   ;   &quot;&lt;grammatik-ts&gt;&quot; &amp; [.C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</text:p>
          </table:table-cell>
          <table:table-cell table:formula="of:=IF(ISBLANK([.D15]);[.C45];[.C45] &amp; IF([.D15]=&quot;|&quot;; &quot;&lt;regel-oder&gt; | &lt;/regel-oder&gt;&quot; ;    IF(AND(CODE([.D15]) &gt;= 65; CODE([.D15]) &lt;= 90)  ; &quot;&lt;grammatik-nts&gt;&quot; &amp; [.D15] &amp; &quot;&lt;/grammatik-nts&gt;&quot;   ;   &quot;&lt;grammatik-ts&gt;&quot; &amp; [.D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</text:p>
          </table:table-cell>
          <table:table-cell table:formula="of:=IF(ISBLANK([.E15]);[.D45];[.D45] &amp; IF([.E15]=&quot;|&quot;; &quot;&lt;regel-oder&gt; | &lt;/regel-oder&gt;&quot; ;    IF(AND(CODE([.E15]) &gt;= 65; CODE([.E15]) &lt;= 90)  ; &quot;&lt;grammatik-nts&gt;&quot; &amp; [.E15] &amp; &quot;&lt;/grammatik-nts&gt;&quot;   ;   &quot;&lt;grammatik-ts&gt;&quot; &amp; [.E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</text:p>
          </table:table-cell>
          <table:table-cell table:formula="of:=IF(ISBLANK([.F15]);[.E45];[.E45] &amp; IF([.F15]=&quot;|&quot;; &quot;&lt;regel-oder&gt; | &lt;/regel-oder&gt;&quot; ;    IF(AND(CODE([.F15]) &gt;= 65; CODE([.F15]) &lt;= 90)  ; &quot;&lt;grammatik-nts&gt;&quot; &amp; [.F15] &amp; &quot;&lt;/grammatik-nts&gt;&quot;   ;   &quot;&lt;grammatik-ts&gt;&quot; &amp; [.F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</text:p>
          </table:table-cell>
          <table:table-cell table:formula="of:=IF(ISBLANK([.G15]);[.F45];[.F45] &amp; IF([.G15]=&quot;|&quot;; &quot;&lt;regel-oder&gt; | &lt;/regel-oder&gt;&quot; ;    IF(AND(CODE([.G15]) &gt;= 65; CODE([.G15]) &lt;= 90)  ; &quot;&lt;grammatik-nts&gt;&quot; &amp; [.G15] &amp; &quot;&lt;/grammatik-nts&gt;&quot;   ;   &quot;&lt;grammatik-ts&gt;&quot; &amp; [.G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</text:p>
          </table:table-cell>
          <table:table-cell table:formula="of:=IF(ISBLANK([.H15]);[.G45];[.G45] &amp; IF([.H15]=&quot;|&quot;; &quot;&lt;regel-oder&gt; | &lt;/regel-oder&gt;&quot; ;    IF(AND(CODE([.H15]) &gt;= 65; CODE([.H15]) &lt;= 90)  ; &quot;&lt;grammatik-nts&gt;&quot; &amp; [.H15] &amp; &quot;&lt;/grammatik-nts&gt;&quot;   ;   &quot;&lt;grammatik-ts&gt;&quot; &amp; [.H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</text:p>
          </table:table-cell>
          <table:table-cell table:formula="of:=IF(ISBLANK([.I15]);[.H45];[.H45] &amp; IF([.I15]=&quot;|&quot;; &quot;&lt;regel-oder&gt; | &lt;/regel-oder&gt;&quot; ;    IF(AND(CODE([.I15]) &gt;= 65; CODE([.I15]) &lt;= 90)  ; &quot;&lt;grammatik-nts&gt;&quot; &amp; [.I15] &amp; &quot;&lt;/grammatik-nts&gt;&quot;   ;   &quot;&lt;grammatik-ts&gt;&quot; &amp; [.I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</text:p>
          </table:table-cell>
          <table:table-cell table:formula="of:=IF(ISBLANK([.J15]);[.I45];[.I45] &amp; IF([.J15]=&quot;|&quot;; &quot;&lt;regel-oder&gt; | &lt;/regel-oder&gt;&quot; ;    IF(AND(CODE([.J15]) &gt;= 65; CODE([.J15]) &lt;= 90)  ; &quot;&lt;grammatik-nts&gt;&quot; &amp; [.J15] &amp; &quot;&lt;/grammatik-nts&gt;&quot;   ;   &quot;&lt;grammatik-ts&gt;&quot; &amp; [.J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K15]);[.J45];[.J45] &amp; IF([.K15]=&quot;|&quot;; &quot;&lt;regel-oder&gt; | &lt;/regel-oder&gt;&quot; ;    IF(AND(CODE([.K15]) &gt;= 65; CODE([.K15]) &lt;= 90)  ; &quot;&lt;grammatik-nts&gt;&quot; &amp; [.K15] &amp; &quot;&lt;/grammatik-nts&gt;&quot;   ;   &quot;&lt;grammatik-ts&gt;&quot; &amp; [.K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L15]);[.K45];[.K45] &amp; IF([.L15]=&quot;|&quot;; &quot;&lt;regel-oder&gt; | &lt;/regel-oder&gt;&quot; ;    IF(AND(CODE([.L15]) &gt;= 65; CODE([.L15]) &lt;= 90)  ; &quot;&lt;grammatik-nts&gt;&quot; &amp; [.L15] &amp; &quot;&lt;/grammatik-nts&gt;&quot;   ;   &quot;&lt;grammatik-ts&gt;&quot; &amp; [.L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M15]);[.L45];[.L45] &amp; IF([.M15]=&quot;|&quot;; &quot;&lt;regel-oder&gt; | &lt;/regel-oder&gt;&quot; ;    IF(AND(CODE([.M15]) &gt;= 65; CODE([.M15]) &lt;= 90)  ; &quot;&lt;grammatik-nts&gt;&quot; &amp; [.M15] &amp; &quot;&lt;/grammatik-nts&gt;&quot;   ;   &quot;&lt;grammatik-ts&gt;&quot; &amp; [.M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</text:p>
          </table:table-cell>
          <table:table-cell table:formula="of:=IF(ISBLANK([.N15]);[.M45];[.M45] &amp; IF([.N15]=&quot;|&quot;; &quot;&lt;regel-oder&gt; | &lt;/regel-oder&gt;&quot; ;    IF(AND(CODE([.N15]) &gt;= 65; CODE([.N15]) &lt;= 90)  ; &quot;&lt;grammatik-nts&gt;&quot; &amp; [.N15] &amp; &quot;&lt;/grammatik-nts&gt;&quot;   ;   &quot;&lt;grammatik-ts&gt;&quot; &amp; [.N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O15]);[.N45];[.N45] &amp; IF([.O15]=&quot;|&quot;; &quot;&lt;regel-oder&gt; | &lt;/regel-oder&gt;&quot; ;    IF(AND(CODE([.O15]) &gt;= 65; CODE([.O15]) &lt;= 90)  ; &quot;&lt;grammatik-nts&gt;&quot; &amp; [.O15] &amp; &quot;&lt;/grammatik-nts&gt;&quot;   ;   &quot;&lt;grammatik-ts&gt;&quot; &amp; [.O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</text:p>
          </table:table-cell>
          <table:table-cell table:formula="of:=IF(ISBLANK([.P15]);[.O45];[.O45] &amp; IF([.P15]=&quot;|&quot;; &quot;&lt;regel-oder&gt; | &lt;/regel-oder&gt;&quot; ;    IF(AND(CODE([.P15]) &gt;= 65; CODE([.P15]) &lt;= 90)  ; &quot;&lt;grammatik-nts&gt;&quot; &amp; [.P15] &amp; &quot;&lt;/grammatik-nts&gt;&quot;   ;   &quot;&lt;grammatik-ts&gt;&quot; &amp; [.P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</text:p>
          </table:table-cell>
          <table:table-cell table:formula="of:=IF(ISBLANK([.Q15]);[.P45];[.P45] &amp; IF([.Q15]=&quot;|&quot;; &quot;&lt;regel-oder&gt; | &lt;/regel-oder&gt;&quot; ;    IF(AND(CODE([.Q15]) &gt;= 65; CODE([.Q15]) &lt;= 90)  ; &quot;&lt;grammatik-nts&gt;&quot; &amp; [.Q15] &amp; &quot;&lt;/grammatik-nts&gt;&quot;   ;   &quot;&lt;grammatik-ts&gt;&quot; &amp; [.Q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</text:p>
          </table:table-cell>
          <table:table-cell table:formula="of:=IF(ISBLANK([.R15]);[.Q45];[.Q45] &amp; IF([.R15]=&quot;|&quot;; &quot;&lt;regel-oder&gt; | &lt;/regel-oder&gt;&quot; ;    IF(AND(CODE([.R15]) &gt;= 65; CODE([.R15]) &lt;= 90)  ; &quot;&lt;grammatik-nts&gt;&quot; &amp; [.R15] &amp; &quot;&lt;/grammatik-nts&gt;&quot;   ;   &quot;&lt;grammatik-ts&gt;&quot; &amp; [.R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</text:p>
          </table:table-cell>
          <table:table-cell table:formula="of:=IF(ISBLANK([.S15]);[.R45];[.R45] &amp; IF([.S15]=&quot;|&quot;; &quot;&lt;regel-oder&gt; | &lt;/regel-oder&gt;&quot; ;    IF(AND(CODE([.S15]) &gt;= 65; CODE([.S15]) &lt;= 90)  ; &quot;&lt;grammatik-nts&gt;&quot; &amp; [.S15] &amp; &quot;&lt;/grammatik-nts&gt;&quot;   ;   &quot;&lt;grammatik-ts&gt;&quot; &amp; [.S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T15]);[.S45];[.S45] &amp; IF([.T15]=&quot;|&quot;; &quot;&lt;regel-oder&gt; | &lt;/regel-oder&gt;&quot; ;    IF(AND(CODE([.T15]) &gt;= 65; CODE([.T15]) &lt;= 90)  ; &quot;&lt;grammatik-nts&gt;&quot; &amp; [.T15] &amp; &quot;&lt;/grammatik-nts&gt;&quot;   ;   &quot;&lt;grammatik-ts&gt;&quot; &amp; [.T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U15]);[.T45];[.T45] &amp; IF([.U15]=&quot;|&quot;; &quot;&lt;regel-oder&gt; | &lt;/regel-oder&gt;&quot; ;    IF(AND(CODE([.U15]) &gt;= 65; CODE([.U15]) &lt;= 90)  ; &quot;&lt;grammatik-nts&gt;&quot; &amp; [.U15] &amp; &quot;&lt;/grammatik-nts&gt;&quot;   ;   &quot;&lt;grammatik-ts&gt;&quot; &amp; [.U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V15]);[.U45];[.U45] &amp; IF([.V15]=&quot;|&quot;; &quot;&lt;regel-oder&gt; | &lt;/regel-oder&gt;&quot; ;    IF(AND(CODE([.V15]) &gt;= 65; CODE([.V15]) &lt;= 90)  ; &quot;&lt;grammatik-nts&gt;&quot; &amp; [.V15] &amp; &quot;&lt;/grammatik-nts&gt;&quot;   ;   &quot;&lt;grammatik-ts&gt;&quot; &amp; [.V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W15]);[.V45];[.V45] &amp; IF([.W15]=&quot;|&quot;; &quot;&lt;regel-oder&gt; | &lt;/regel-oder&gt;&quot; ;    IF(AND(CODE([.W15]) &gt;= 65; CODE([.W15]) &lt;= 90)  ; &quot;&lt;grammatik-nts&gt;&quot; &amp; [.W15] &amp; &quot;&lt;/grammatik-nts&gt;&quot;   ;   &quot;&lt;grammatik-ts&gt;&quot; &amp; [.W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X15]);[.W45];[.W45] &amp; IF([.X15]=&quot;|&quot;; &quot;&lt;regel-oder&gt; | &lt;/regel-oder&gt;&quot; ;    IF(AND(CODE([.X15]) &gt;= 65; CODE([.X15]) &lt;= 90)  ; &quot;&lt;grammatik-nts&gt;&quot; &amp; [.X15] &amp; &quot;&lt;/grammatik-nts&gt;&quot;   ;   &quot;&lt;grammatik-ts&gt;&quot; &amp; [.X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Y15]);[.X45];[.X45] &amp; IF([.Y15]=&quot;|&quot;; &quot;&lt;regel-oder&gt; | &lt;/regel-oder&gt;&quot; ;    IF(AND(CODE([.Y15]) &gt;= 65; CODE([.Y15]) &lt;= 90)  ; &quot;&lt;grammatik-nts&gt;&quot; &amp; [.Y15] &amp; &quot;&lt;/grammatik-nts&gt;&quot;   ;   &quot;&lt;grammatik-ts&gt;&quot; &amp; [.Y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Z15]);[.Y45];[.Y45] &amp; IF([.Z15]=&quot;|&quot;; &quot;&lt;regel-oder&gt; | &lt;/regel-oder&gt;&quot; ;    IF(AND(CODE([.Z15]) &gt;= 65; CODE([.Z15]) &lt;= 90)  ; &quot;&lt;grammatik-nts&gt;&quot; &amp; [.Z15] &amp; &quot;&lt;/grammatik-nts&gt;&quot;   ;   &quot;&lt;grammatik-ts&gt;&quot; &amp; [.Z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A15]);[.Z45];[.Z45] &amp; IF([.AA15]=&quot;|&quot;; &quot;&lt;regel-oder&gt; | &lt;/regel-oder&gt;&quot; ;    IF(AND(CODE([.AA15]) &gt;= 65; CODE([.AA15]) &lt;= 90)  ; &quot;&lt;grammatik-nts&gt;&quot; &amp; [.AA15] &amp; &quot;&lt;/grammatik-nts&gt;&quot;   ;   &quot;&lt;grammatik-ts&gt;&quot; &amp; [.AA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B15]);[.AA45];[.AA45] &amp; IF([.AB15]=&quot;|&quot;; &quot;&lt;regel-oder&gt; | &lt;/regel-oder&gt;&quot; ;    IF(AND(CODE([.AB15]) &gt;= 65; CODE([.AB15]) &lt;= 90)  ; &quot;&lt;grammatik-nts&gt;&quot; &amp; [.AB15] &amp; &quot;&lt;/grammatik-nts&gt;&quot;   ;   &quot;&lt;grammatik-ts&gt;&quot; &amp; [.AB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C15]);[.AB45];[.AB45] &amp; IF([.AC15]=&quot;|&quot;; &quot;&lt;regel-oder&gt; | &lt;/regel-oder&gt;&quot; ;    IF(AND(CODE([.AC15]) &gt;= 65; CODE([.AC15]) &lt;= 90)  ; &quot;&lt;grammatik-nts&gt;&quot; &amp; [.AC15] &amp; &quot;&lt;/grammatik-nts&gt;&quot;   ;   &quot;&lt;grammatik-ts&gt;&quot; &amp; [.AC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D15]);[.AC45];[.AC45] &amp; IF([.AD15]=&quot;|&quot;; &quot;&lt;regel-oder&gt; | &lt;/regel-oder&gt;&quot; ;    IF(AND(CODE([.AD15]) &gt;= 65; CODE([.AD15]) &lt;= 90)  ; &quot;&lt;grammatik-nts&gt;&quot; &amp; [.AD15] &amp; &quot;&lt;/grammatik-nts&gt;&quot;   ;   &quot;&lt;grammatik-ts&gt;&quot; &amp; [.AD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CONCATENATE([.AD45];&quot;&lt;/grammatik-rechts&gt;&lt;/grammatik-regel&gt;&lt;br /&gt;&quot; &amp; CHAR(13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/grammatik-rechts&gt;&lt;/grammatik-regel&gt;&lt;br /&gt;&#13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6];&quot;&lt;/grammatik-nts&gt;&lt;/grammatik-links&gt;&lt;grammatik-pfeil&gt;&amp;rarr;&lt;/grammatik-pfeil&gt;&lt;grammatik-rechts&gt;&quot;)" office:value-type="string" office:string-value="&lt;grammatik-regel&gt;&lt;grammatik-links&gt;&lt;grammatik-nts&gt;S&lt;/grammatik-nts&gt;&lt;/grammatik-links&gt;&lt;grammatik-pfeil&gt;&amp;rarr;&lt;/grammatik-pfeil&gt;&lt;grammatik-rechts&gt;" calcext:value-type="string">
            <text:p>&lt;grammatik-regel&gt;&lt;grammatik-links&gt;&lt;grammatik-nts&gt;S&lt;/grammatik-nts&gt;&lt;/grammatik-links&gt;&lt;grammatik-pfeil&gt;&amp;rarr;&lt;/grammatik-pfeil&gt;&lt;grammatik-rechts&gt;</text:p>
          </table:table-cell>
          <table:table-cell table:formula="of:=IF(ISBLANK([.B16]);[.A46];[.A46] &amp; IF([.B16]=&quot;|&quot;;&quot;|&quot;;    IF(AND(CODE([.B16]) &gt;= 65; CODE([.B16]) &lt;= 90)  ; &quot;&lt;grammatik-nts&gt;&quot; &amp; [.B16] &amp; &quot;&lt;/grammatik-nts&gt;&quot;   ;   &quot;&lt;grammatik-ts&gt;&quot; &amp; [.B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</text:p>
          </table:table-cell>
          <table:table-cell table:formula="of:=IF(ISBLANK([.C16]);[.B46];[.B46] &amp; IF([.C16]=&quot;|&quot;; &quot;&lt;regel-oder&gt; | &lt;/regel-oder&gt;&quot; ;    IF(AND(CODE([.C16]) &gt;= 65; CODE([.C16]) &lt;= 90)  ; &quot;&lt;grammatik-nts&gt;&quot; &amp; [.C16] &amp; &quot;&lt;/grammatik-nts&gt;&quot;   ;   &quot;&lt;grammatik-ts&gt;&quot; &amp; [.C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</text:p>
          </table:table-cell>
          <table:table-cell table:formula="of:=IF(ISBLANK([.D16]);[.C46];[.C46] &amp; IF([.D16]=&quot;|&quot;; &quot;&lt;regel-oder&gt; | &lt;/regel-oder&gt;&quot; ;    IF(AND(CODE([.D16]) &gt;= 65; CODE([.D16]) &lt;= 90)  ; &quot;&lt;grammatik-nts&gt;&quot; &amp; [.D16] &amp; &quot;&lt;/grammatik-nts&gt;&quot;   ;   &quot;&lt;grammatik-ts&gt;&quot; &amp; [.D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</text:p>
          </table:table-cell>
          <table:table-cell table:formula="of:=IF(ISBLANK([.E16]);[.D46];[.D46] &amp; IF([.E16]=&quot;|&quot;; &quot;&lt;regel-oder&gt; | &lt;/regel-oder&gt;&quot; ;    IF(AND(CODE([.E16]) &gt;= 65; CODE([.E16]) &lt;= 90)  ; &quot;&lt;grammatik-nts&gt;&quot; &amp; [.E16] &amp; &quot;&lt;/grammatik-nts&gt;&quot;   ;   &quot;&lt;grammatik-ts&gt;&quot; &amp; [.E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</text:p>
          </table:table-cell>
          <table:table-cell table:formula="of:=IF(ISBLANK([.F16]);[.E46];[.E46] &amp; IF([.F16]=&quot;|&quot;; &quot;&lt;regel-oder&gt; | &lt;/regel-oder&gt;&quot; ;    IF(AND(CODE([.F16]) &gt;= 65; CODE([.F16]) &lt;= 90)  ; &quot;&lt;grammatik-nts&gt;&quot; &amp; [.F16] &amp; &quot;&lt;/grammatik-nts&gt;&quot;   ;   &quot;&lt;grammatik-ts&gt;&quot; &amp; [.F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</text:p>
          </table:table-cell>
          <table:table-cell table:formula="of:=IF(ISBLANK([.G16]);[.F46];[.F46] &amp; IF([.G16]=&quot;|&quot;; &quot;&lt;regel-oder&gt; | &lt;/regel-oder&gt;&quot; ;    IF(AND(CODE([.G16]) &gt;= 65; CODE([.G16]) &lt;= 90)  ; &quot;&lt;grammatik-nts&gt;&quot; &amp; [.G16] &amp; &quot;&lt;/grammatik-nts&gt;&quot;   ;   &quot;&lt;grammatik-ts&gt;&quot; &amp; [.G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</text:p>
          </table:table-cell>
          <table:table-cell table:formula="of:=IF(ISBLANK([.H16]);[.G46];[.G46] &amp; IF([.H16]=&quot;|&quot;; &quot;&lt;regel-oder&gt; | &lt;/regel-oder&gt;&quot; ;    IF(AND(CODE([.H16]) &gt;= 65; CODE([.H16]) &lt;= 90)  ; &quot;&lt;grammatik-nts&gt;&quot; &amp; [.H16] &amp; &quot;&lt;/grammatik-nts&gt;&quot;   ;   &quot;&lt;grammatik-ts&gt;&quot; &amp; [.H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</text:p>
          </table:table-cell>
          <table:table-cell table:formula="of:=IF(ISBLANK([.I16]);[.H46];[.H46] &amp; IF([.I16]=&quot;|&quot;; &quot;&lt;regel-oder&gt; | &lt;/regel-oder&gt;&quot; ;    IF(AND(CODE([.I16]) &gt;= 65; CODE([.I16]) &lt;= 90)  ; &quot;&lt;grammatik-nts&gt;&quot; &amp; [.I16] &amp; &quot;&lt;/grammatik-nts&gt;&quot;   ;   &quot;&lt;grammatik-ts&gt;&quot; &amp; [.I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</text:p>
          </table:table-cell>
          <table:table-cell table:formula="of:=IF(ISBLANK([.J16]);[.I46];[.I46] &amp; IF([.J16]=&quot;|&quot;; &quot;&lt;regel-oder&gt; | &lt;/regel-oder&gt;&quot; ;    IF(AND(CODE([.J16]) &gt;= 65; CODE([.J16]) &lt;= 90)  ; &quot;&lt;grammatik-nts&gt;&quot; &amp; [.J16] &amp; &quot;&lt;/grammatik-nts&gt;&quot;   ;   &quot;&lt;grammatik-ts&gt;&quot; &amp; [.J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K16]);[.J46];[.J46] &amp; IF([.K16]=&quot;|&quot;; &quot;&lt;regel-oder&gt; | &lt;/regel-oder&gt;&quot; ;    IF(AND(CODE([.K16]) &gt;= 65; CODE([.K16]) &lt;= 90)  ; &quot;&lt;grammatik-nts&gt;&quot; &amp; [.K16] &amp; &quot;&lt;/grammatik-nts&gt;&quot;   ;   &quot;&lt;grammatik-ts&gt;&quot; &amp; [.K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L16]);[.K46];[.K46] &amp; IF([.L16]=&quot;|&quot;; &quot;&lt;regel-oder&gt; | &lt;/regel-oder&gt;&quot; ;    IF(AND(CODE([.L16]) &gt;= 65; CODE([.L16]) &lt;= 90)  ; &quot;&lt;grammatik-nts&gt;&quot; &amp; [.L16] &amp; &quot;&lt;/grammatik-nts&gt;&quot;   ;   &quot;&lt;grammatik-ts&gt;&quot; &amp; [.L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M16]);[.L46];[.L46] &amp; IF([.M16]=&quot;|&quot;; &quot;&lt;regel-oder&gt; | &lt;/regel-oder&gt;&quot; ;    IF(AND(CODE([.M16]) &gt;= 65; CODE([.M16]) &lt;= 90)  ; &quot;&lt;grammatik-nts&gt;&quot; &amp; [.M16] &amp; &quot;&lt;/grammatik-nts&gt;&quot;   ;   &quot;&lt;grammatik-ts&gt;&quot; &amp; [.M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</text:p>
          </table:table-cell>
          <table:table-cell table:formula="of:=IF(ISBLANK([.N16]);[.M46];[.M46] &amp; IF([.N16]=&quot;|&quot;; &quot;&lt;regel-oder&gt; | &lt;/regel-oder&gt;&quot; ;    IF(AND(CODE([.N16]) &gt;= 65; CODE([.N16]) &lt;= 90)  ; &quot;&lt;grammatik-nts&gt;&quot; &amp; [.N16] &amp; &quot;&lt;/grammatik-nts&gt;&quot;   ;   &quot;&lt;grammatik-ts&gt;&quot; &amp; [.N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O16]);[.N46];[.N46] &amp; IF([.O16]=&quot;|&quot;; &quot;&lt;regel-oder&gt; | &lt;/regel-oder&gt;&quot; ;    IF(AND(CODE([.O16]) &gt;= 65; CODE([.O16]) &lt;= 90)  ; &quot;&lt;grammatik-nts&gt;&quot; &amp; [.O16] &amp; &quot;&lt;/grammatik-nts&gt;&quot;   ;   &quot;&lt;grammatik-ts&gt;&quot; &amp; [.O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P16]);[.O46];[.O46] &amp; IF([.P16]=&quot;|&quot;; &quot;&lt;regel-oder&gt; | &lt;/regel-oder&gt;&quot; ;    IF(AND(CODE([.P16]) &gt;= 65; CODE([.P16]) &lt;= 90)  ; &quot;&lt;grammatik-nts&gt;&quot; &amp; [.P16] &amp; &quot;&lt;/grammatik-nts&gt;&quot;   ;   &quot;&lt;grammatik-ts&gt;&quot; &amp; [.P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Q16]);[.P46];[.P46] &amp; IF([.Q16]=&quot;|&quot;; &quot;&lt;regel-oder&gt; | &lt;/regel-oder&gt;&quot; ;    IF(AND(CODE([.Q16]) &gt;= 65; CODE([.Q16]) &lt;= 90)  ; &quot;&lt;grammatik-nts&gt;&quot; &amp; [.Q16] &amp; &quot;&lt;/grammatik-nts&gt;&quot;   ;   &quot;&lt;grammatik-ts&gt;&quot; &amp; [.Q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R16]);[.Q46];[.Q46] &amp; IF([.R16]=&quot;|&quot;; &quot;&lt;regel-oder&gt; | &lt;/regel-oder&gt;&quot; ;    IF(AND(CODE([.R16]) &gt;= 65; CODE([.R16]) &lt;= 90)  ; &quot;&lt;grammatik-nts&gt;&quot; &amp; [.R16] &amp; &quot;&lt;/grammatik-nts&gt;&quot;   ;   &quot;&lt;grammatik-ts&gt;&quot; &amp; [.R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S16]);[.R46];[.R46] &amp; IF([.S16]=&quot;|&quot;; &quot;&lt;regel-oder&gt; | &lt;/regel-oder&gt;&quot; ;    IF(AND(CODE([.S16]) &gt;= 65; CODE([.S16]) &lt;= 90)  ; &quot;&lt;grammatik-nts&gt;&quot; &amp; [.S16] &amp; &quot;&lt;/grammatik-nts&gt;&quot;   ;   &quot;&lt;grammatik-ts&gt;&quot; &amp; [.S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T16]);[.S46];[.S46] &amp; IF([.T16]=&quot;|&quot;; &quot;&lt;regel-oder&gt; | &lt;/regel-oder&gt;&quot; ;    IF(AND(CODE([.T16]) &gt;= 65; CODE([.T16]) &lt;= 90)  ; &quot;&lt;grammatik-nts&gt;&quot; &amp; [.T16] &amp; &quot;&lt;/grammatik-nts&gt;&quot;   ;   &quot;&lt;grammatik-ts&gt;&quot; &amp; [.T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U16]);[.T46];[.T46] &amp; IF([.U16]=&quot;|&quot;; &quot;&lt;regel-oder&gt; | &lt;/regel-oder&gt;&quot; ;    IF(AND(CODE([.U16]) &gt;= 65; CODE([.U16]) &lt;= 90)  ; &quot;&lt;grammatik-nts&gt;&quot; &amp; [.U16] &amp; &quot;&lt;/grammatik-nts&gt;&quot;   ;   &quot;&lt;grammatik-ts&gt;&quot; &amp; [.U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V16]);[.U46];[.U46] &amp; IF([.V16]=&quot;|&quot;; &quot;&lt;regel-oder&gt; | &lt;/regel-oder&gt;&quot; ;    IF(AND(CODE([.V16]) &gt;= 65; CODE([.V16]) &lt;= 90)  ; &quot;&lt;grammatik-nts&gt;&quot; &amp; [.V16] &amp; &quot;&lt;/grammatik-nts&gt;&quot;   ;   &quot;&lt;grammatik-ts&gt;&quot; &amp; [.V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W16]);[.V46];[.V46] &amp; IF([.W16]=&quot;|&quot;; &quot;&lt;regel-oder&gt; | &lt;/regel-oder&gt;&quot; ;    IF(AND(CODE([.W16]) &gt;= 65; CODE([.W16]) &lt;= 90)  ; &quot;&lt;grammatik-nts&gt;&quot; &amp; [.W16] &amp; &quot;&lt;/grammatik-nts&gt;&quot;   ;   &quot;&lt;grammatik-ts&gt;&quot; &amp; [.W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X16]);[.W46];[.W46] &amp; IF([.X16]=&quot;|&quot;; &quot;&lt;regel-oder&gt; | &lt;/regel-oder&gt;&quot; ;    IF(AND(CODE([.X16]) &gt;= 65; CODE([.X16]) &lt;= 90)  ; &quot;&lt;grammatik-nts&gt;&quot; &amp; [.X16] &amp; &quot;&lt;/grammatik-nts&gt;&quot;   ;   &quot;&lt;grammatik-ts&gt;&quot; &amp; [.X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Y16]);[.X46];[.X46] &amp; IF([.Y16]=&quot;|&quot;; &quot;&lt;regel-oder&gt; | &lt;/regel-oder&gt;&quot; ;    IF(AND(CODE([.Y16]) &gt;= 65; CODE([.Y16]) &lt;= 90)  ; &quot;&lt;grammatik-nts&gt;&quot; &amp; [.Y16] &amp; &quot;&lt;/grammatik-nts&gt;&quot;   ;   &quot;&lt;grammatik-ts&gt;&quot; &amp; [.Y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Z16]);[.Y46];[.Y46] &amp; IF([.Z16]=&quot;|&quot;; &quot;&lt;regel-oder&gt; | &lt;/regel-oder&gt;&quot; ;    IF(AND(CODE([.Z16]) &gt;= 65; CODE([.Z16]) &lt;= 90)  ; &quot;&lt;grammatik-nts&gt;&quot; &amp; [.Z16] &amp; &quot;&lt;/grammatik-nts&gt;&quot;   ;   &quot;&lt;grammatik-ts&gt;&quot; &amp; [.Z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AA16]);[.Z46];[.Z46] &amp; IF([.AA16]=&quot;|&quot;; &quot;&lt;regel-oder&gt; | &lt;/regel-oder&gt;&quot; ;    IF(AND(CODE([.AA16]) &gt;= 65; CODE([.AA16]) &lt;= 90)  ; &quot;&lt;grammatik-nts&gt;&quot; &amp; [.AA16] &amp; &quot;&lt;/grammatik-nts&gt;&quot;   ;   &quot;&lt;grammatik-ts&gt;&quot; &amp; [.AA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AB16]);[.AA46];[.AA46] &amp; IF([.AB16]=&quot;|&quot;; &quot;&lt;regel-oder&gt; | &lt;/regel-oder&gt;&quot; ;    IF(AND(CODE([.AB16]) &gt;= 65; CODE([.AB16]) &lt;= 90)  ; &quot;&lt;grammatik-nts&gt;&quot; &amp; [.AB16] &amp; &quot;&lt;/grammatik-nts&gt;&quot;   ;   &quot;&lt;grammatik-ts&gt;&quot; &amp; [.AB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AC16]);[.AB46];[.AB46] &amp; IF([.AC16]=&quot;|&quot;; &quot;&lt;regel-oder&gt; | &lt;/regel-oder&gt;&quot; ;    IF(AND(CODE([.AC16]) &gt;= 65; CODE([.AC16]) &lt;= 90)  ; &quot;&lt;grammatik-nts&gt;&quot; &amp; [.AC16] &amp; &quot;&lt;/grammatik-nts&gt;&quot;   ;   &quot;&lt;grammatik-ts&gt;&quot; &amp; [.AC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AD16]);[.AC46];[.AC46] &amp; IF([.AD16]=&quot;|&quot;; &quot;&lt;regel-oder&gt; | &lt;/regel-oder&gt;&quot; ;    IF(AND(CODE([.AD16]) &gt;= 65; CODE([.AD16]) &lt;= 90)  ; &quot;&lt;grammatik-nts&gt;&quot; &amp; [.AD16] &amp; &quot;&lt;/grammatik-nts&gt;&quot;   ;   &quot;&lt;grammatik-ts&gt;&quot; &amp; [.AD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CONCATENATE([.AD46];&quot;&lt;/grammatik-rechts&gt;&lt;/grammatik-regel&gt;&lt;br /&gt;&quot; &amp; CHAR(13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/grammatik-rechts&gt;&lt;/grammatik-regel&gt;&lt;br /&gt;&#13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7];&quot;&lt;/grammatik-nts&gt;&lt;/grammatik-links&gt;&lt;grammatik-pfeil&gt;&amp;rarr;&lt;/grammatik-pfeil&gt;&lt;grammatik-rechts&gt;&quot;)" office:value-type="string" office:string-value="&lt;grammatik-regel&gt;&lt;grammatik-links&gt;&lt;grammatik-nts&gt;A&lt;/grammatik-nts&gt;&lt;/grammatik-links&gt;&lt;grammatik-pfeil&gt;&amp;rarr;&lt;/grammatik-pfeil&gt;&lt;grammatik-rechts&gt;" calcext:value-type="string">
            <text:p>&lt;grammatik-regel&gt;&lt;grammatik-links&gt;&lt;grammatik-nts&gt;A&lt;/grammatik-nts&gt;&lt;/grammatik-links&gt;&lt;grammatik-pfeil&gt;&amp;rarr;&lt;/grammatik-pfeil&gt;&lt;grammatik-rechts&gt;</text:p>
          </table:table-cell>
          <table:table-cell table:formula="of:=IF(ISBLANK([.B17]);[.A47];[.A47] &amp; IF([.B17]=&quot;|&quot;;&quot;|&quot;;    IF(AND(CODE([.B17]) &gt;= 65; CODE([.B17]) &lt;= 90)  ; &quot;&lt;grammatik-nts&gt;&quot; &amp; [.B17] &amp; &quot;&lt;/grammatik-nts&gt;&quot;   ;   &quot;&lt;grammatik-ts&gt;&quot; &amp; [.B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</text:p>
          </table:table-cell>
          <table:table-cell table:formula="of:=IF(ISBLANK([.C17]);[.B47];[.B47] &amp; IF([.C17]=&quot;|&quot;; &quot;&lt;regel-oder&gt; | &lt;/regel-oder&gt;&quot; ;    IF(AND(CODE([.C17]) &gt;= 65; CODE([.C17]) &lt;= 90)  ; &quot;&lt;grammatik-nts&gt;&quot; &amp; [.C17] &amp; &quot;&lt;/grammatik-nts&gt;&quot;   ;   &quot;&lt;grammatik-ts&gt;&quot; &amp; [.C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</text:p>
          </table:table-cell>
          <table:table-cell table:formula="of:=IF(ISBLANK([.D17]);[.C47];[.C47] &amp; IF([.D17]=&quot;|&quot;; &quot;&lt;regel-oder&gt; | &lt;/regel-oder&gt;&quot; ;    IF(AND(CODE([.D17]) &gt;= 65; CODE([.D17]) &lt;= 90)  ; &quot;&lt;grammatik-nts&gt;&quot; &amp; [.D17] &amp; &quot;&lt;/grammatik-nts&gt;&quot;   ;   &quot;&lt;grammatik-ts&gt;&quot; &amp; [.D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</text:p>
          </table:table-cell>
          <table:table-cell table:formula="of:=IF(ISBLANK([.E17]);[.D47];[.D47] &amp; IF([.E17]=&quot;|&quot;; &quot;&lt;regel-oder&gt; | &lt;/regel-oder&gt;&quot; ;    IF(AND(CODE([.E17]) &gt;= 65; CODE([.E17]) &lt;= 90)  ; &quot;&lt;grammatik-nts&gt;&quot; &amp; [.E17] &amp; &quot;&lt;/grammatik-nts&gt;&quot;   ;   &quot;&lt;grammatik-ts&gt;&quot; &amp; [.E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</text:p>
          </table:table-cell>
          <table:table-cell table:formula="of:=IF(ISBLANK([.F17]);[.E47];[.E47] &amp; IF([.F17]=&quot;|&quot;; &quot;&lt;regel-oder&gt; | &lt;/regel-oder&gt;&quot; ;    IF(AND(CODE([.F17]) &gt;= 65; CODE([.F17]) &lt;= 90)  ; &quot;&lt;grammatik-nts&gt;&quot; &amp; [.F17] &amp; &quot;&lt;/grammatik-nts&gt;&quot;   ;   &quot;&lt;grammatik-ts&gt;&quot; &amp; [.F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</text:p>
          </table:table-cell>
          <table:table-cell table:formula="of:=IF(ISBLANK([.G17]);[.F47];[.F47] &amp; IF([.G17]=&quot;|&quot;; &quot;&lt;regel-oder&gt; | &lt;/regel-oder&gt;&quot; ;    IF(AND(CODE([.G17]) &gt;= 65; CODE([.G17]) &lt;= 90)  ; &quot;&lt;grammatik-nts&gt;&quot; &amp; [.G17] &amp; &quot;&lt;/grammatik-nts&gt;&quot;   ;   &quot;&lt;grammatik-ts&gt;&quot; &amp; [.G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</text:p>
          </table:table-cell>
          <table:table-cell table:formula="of:=IF(ISBLANK([.H17]);[.G47];[.G47] &amp; IF([.H17]=&quot;|&quot;; &quot;&lt;regel-oder&gt; | &lt;/regel-oder&gt;&quot; ;    IF(AND(CODE([.H17]) &gt;= 65; CODE([.H17]) &lt;= 90)  ; &quot;&lt;grammatik-nts&gt;&quot; &amp; [.H17] &amp; &quot;&lt;/grammatik-nts&gt;&quot;   ;   &quot;&lt;grammatik-ts&gt;&quot; &amp; [.H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</text:p>
          </table:table-cell>
          <table:table-cell table:formula="of:=IF(ISBLANK([.I17]);[.H47];[.H47] &amp; IF([.I17]=&quot;|&quot;; &quot;&lt;regel-oder&gt; | &lt;/regel-oder&gt;&quot; ;    IF(AND(CODE([.I17]) &gt;= 65; CODE([.I17]) &lt;= 90)  ; &quot;&lt;grammatik-nts&gt;&quot; &amp; [.I17] &amp; &quot;&lt;/grammatik-nts&gt;&quot;   ;   &quot;&lt;grammatik-ts&gt;&quot; &amp; [.I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</text:p>
          </table:table-cell>
          <table:table-cell table:formula="of:=IF(ISBLANK([.J17]);[.I47];[.I47] &amp; IF([.J17]=&quot;|&quot;; &quot;&lt;regel-oder&gt; | &lt;/regel-oder&gt;&quot; ;    IF(AND(CODE([.J17]) &gt;= 65; CODE([.J17]) &lt;= 90)  ; &quot;&lt;grammatik-nts&gt;&quot; &amp; [.J17] &amp; &quot;&lt;/grammatik-nts&gt;&quot;   ;   &quot;&lt;grammatik-ts&gt;&quot; &amp; [.J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K17]);[.J47];[.J47] &amp; IF([.K17]=&quot;|&quot;; &quot;&lt;regel-oder&gt; | &lt;/regel-oder&gt;&quot; ;    IF(AND(CODE([.K17]) &gt;= 65; CODE([.K17]) &lt;= 90)  ; &quot;&lt;grammatik-nts&gt;&quot; &amp; [.K17] &amp; &quot;&lt;/grammatik-nts&gt;&quot;   ;   &quot;&lt;grammatik-ts&gt;&quot; &amp; [.K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L17]);[.K47];[.K47] &amp; IF([.L17]=&quot;|&quot;; &quot;&lt;regel-oder&gt; | &lt;/regel-oder&gt;&quot; ;    IF(AND(CODE([.L17]) &gt;= 65; CODE([.L17]) &lt;= 90)  ; &quot;&lt;grammatik-nts&gt;&quot; &amp; [.L17] &amp; &quot;&lt;/grammatik-nts&gt;&quot;   ;   &quot;&lt;grammatik-ts&gt;&quot; &amp; [.L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M17]);[.L47];[.L47] &amp; IF([.M17]=&quot;|&quot;; &quot;&lt;regel-oder&gt; | &lt;/regel-oder&gt;&quot; ;    IF(AND(CODE([.M17]) &gt;= 65; CODE([.M17]) &lt;= 90)  ; &quot;&lt;grammatik-nts&gt;&quot; &amp; [.M17] &amp; &quot;&lt;/grammatik-nts&gt;&quot;   ;   &quot;&lt;grammatik-ts&gt;&quot; &amp; [.M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N17]);[.M47];[.M47] &amp; IF([.N17]=&quot;|&quot;; &quot;&lt;regel-oder&gt; | &lt;/regel-oder&gt;&quot; ;    IF(AND(CODE([.N17]) &gt;= 65; CODE([.N17]) &lt;= 90)  ; &quot;&lt;grammatik-nts&gt;&quot; &amp; [.N17] &amp; &quot;&lt;/grammatik-nts&gt;&quot;   ;   &quot;&lt;grammatik-ts&gt;&quot; &amp; [.N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O17]);[.N47];[.N47] &amp; IF([.O17]=&quot;|&quot;; &quot;&lt;regel-oder&gt; | &lt;/regel-oder&gt;&quot; ;    IF(AND(CODE([.O17]) &gt;= 65; CODE([.O17]) &lt;= 90)  ; &quot;&lt;grammatik-nts&gt;&quot; &amp; [.O17] &amp; &quot;&lt;/grammatik-nts&gt;&quot;   ;   &quot;&lt;grammatik-ts&gt;&quot; &amp; [.O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P17]);[.O47];[.O47] &amp; IF([.P17]=&quot;|&quot;; &quot;&lt;regel-oder&gt; | &lt;/regel-oder&gt;&quot; ;    IF(AND(CODE([.P17]) &gt;= 65; CODE([.P17]) &lt;= 90)  ; &quot;&lt;grammatik-nts&gt;&quot; &amp; [.P17] &amp; &quot;&lt;/grammatik-nts&gt;&quot;   ;   &quot;&lt;grammatik-ts&gt;&quot; &amp; [.P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Q17]);[.P47];[.P47] &amp; IF([.Q17]=&quot;|&quot;; &quot;&lt;regel-oder&gt; | &lt;/regel-oder&gt;&quot; ;    IF(AND(CODE([.Q17]) &gt;= 65; CODE([.Q17]) &lt;= 90)  ; &quot;&lt;grammatik-nts&gt;&quot; &amp; [.Q17] &amp; &quot;&lt;/grammatik-nts&gt;&quot;   ;   &quot;&lt;grammatik-ts&gt;&quot; &amp; [.Q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R17]);[.Q47];[.Q47] &amp; IF([.R17]=&quot;|&quot;; &quot;&lt;regel-oder&gt; | &lt;/regel-oder&gt;&quot; ;    IF(AND(CODE([.R17]) &gt;= 65; CODE([.R17]) &lt;= 90)  ; &quot;&lt;grammatik-nts&gt;&quot; &amp; [.R17] &amp; &quot;&lt;/grammatik-nts&gt;&quot;   ;   &quot;&lt;grammatik-ts&gt;&quot; &amp; [.R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S17]);[.R47];[.R47] &amp; IF([.S17]=&quot;|&quot;; &quot;&lt;regel-oder&gt; | &lt;/regel-oder&gt;&quot; ;    IF(AND(CODE([.S17]) &gt;= 65; CODE([.S17]) &lt;= 90)  ; &quot;&lt;grammatik-nts&gt;&quot; &amp; [.S17] &amp; &quot;&lt;/grammatik-nts&gt;&quot;   ;   &quot;&lt;grammatik-ts&gt;&quot; &amp; [.S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T17]);[.S47];[.S47] &amp; IF([.T17]=&quot;|&quot;; &quot;&lt;regel-oder&gt; | &lt;/regel-oder&gt;&quot; ;    IF(AND(CODE([.T17]) &gt;= 65; CODE([.T17]) &lt;= 90)  ; &quot;&lt;grammatik-nts&gt;&quot; &amp; [.T17] &amp; &quot;&lt;/grammatik-nts&gt;&quot;   ;   &quot;&lt;grammatik-ts&gt;&quot; &amp; [.T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U17]);[.T47];[.T47] &amp; IF([.U17]=&quot;|&quot;; &quot;&lt;regel-oder&gt; | &lt;/regel-oder&gt;&quot; ;    IF(AND(CODE([.U17]) &gt;= 65; CODE([.U17]) &lt;= 90)  ; &quot;&lt;grammatik-nts&gt;&quot; &amp; [.U17] &amp; &quot;&lt;/grammatik-nts&gt;&quot;   ;   &quot;&lt;grammatik-ts&gt;&quot; &amp; [.U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V17]);[.U47];[.U47] &amp; IF([.V17]=&quot;|&quot;; &quot;&lt;regel-oder&gt; | &lt;/regel-oder&gt;&quot; ;    IF(AND(CODE([.V17]) &gt;= 65; CODE([.V17]) &lt;= 90)  ; &quot;&lt;grammatik-nts&gt;&quot; &amp; [.V17] &amp; &quot;&lt;/grammatik-nts&gt;&quot;   ;   &quot;&lt;grammatik-ts&gt;&quot; &amp; [.V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W17]);[.V47];[.V47] &amp; IF([.W17]=&quot;|&quot;; &quot;&lt;regel-oder&gt; | &lt;/regel-oder&gt;&quot; ;    IF(AND(CODE([.W17]) &gt;= 65; CODE([.W17]) &lt;= 90)  ; &quot;&lt;grammatik-nts&gt;&quot; &amp; [.W17] &amp; &quot;&lt;/grammatik-nts&gt;&quot;   ;   &quot;&lt;grammatik-ts&gt;&quot; &amp; [.W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X17]);[.W47];[.W47] &amp; IF([.X17]=&quot;|&quot;; &quot;&lt;regel-oder&gt; | &lt;/regel-oder&gt;&quot; ;    IF(AND(CODE([.X17]) &gt;= 65; CODE([.X17]) &lt;= 90)  ; &quot;&lt;grammatik-nts&gt;&quot; &amp; [.X17] &amp; &quot;&lt;/grammatik-nts&gt;&quot;   ;   &quot;&lt;grammatik-ts&gt;&quot; &amp; [.X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Y17]);[.X47];[.X47] &amp; IF([.Y17]=&quot;|&quot;; &quot;&lt;regel-oder&gt; | &lt;/regel-oder&gt;&quot; ;    IF(AND(CODE([.Y17]) &gt;= 65; CODE([.Y17]) &lt;= 90)  ; &quot;&lt;grammatik-nts&gt;&quot; &amp; [.Y17] &amp; &quot;&lt;/grammatik-nts&gt;&quot;   ;   &quot;&lt;grammatik-ts&gt;&quot; &amp; [.Y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Z17]);[.Y47];[.Y47] &amp; IF([.Z17]=&quot;|&quot;; &quot;&lt;regel-oder&gt; | &lt;/regel-oder&gt;&quot; ;    IF(AND(CODE([.Z17]) &gt;= 65; CODE([.Z17]) &lt;= 90)  ; &quot;&lt;grammatik-nts&gt;&quot; &amp; [.Z17] &amp; &quot;&lt;/grammatik-nts&gt;&quot;   ;   &quot;&lt;grammatik-ts&gt;&quot; &amp; [.Z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A17]);[.Z47];[.Z47] &amp; IF([.AA17]=&quot;|&quot;; &quot;&lt;regel-oder&gt; | &lt;/regel-oder&gt;&quot; ;    IF(AND(CODE([.AA17]) &gt;= 65; CODE([.AA17]) &lt;= 90)  ; &quot;&lt;grammatik-nts&gt;&quot; &amp; [.AA17] &amp; &quot;&lt;/grammatik-nts&gt;&quot;   ;   &quot;&lt;grammatik-ts&gt;&quot; &amp; [.AA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B17]);[.AA47];[.AA47] &amp; IF([.AB17]=&quot;|&quot;; &quot;&lt;regel-oder&gt; | &lt;/regel-oder&gt;&quot; ;    IF(AND(CODE([.AB17]) &gt;= 65; CODE([.AB17]) &lt;= 90)  ; &quot;&lt;grammatik-nts&gt;&quot; &amp; [.AB17] &amp; &quot;&lt;/grammatik-nts&gt;&quot;   ;   &quot;&lt;grammatik-ts&gt;&quot; &amp; [.AB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C17]);[.AB47];[.AB47] &amp; IF([.AC17]=&quot;|&quot;; &quot;&lt;regel-oder&gt; | &lt;/regel-oder&gt;&quot; ;    IF(AND(CODE([.AC17]) &gt;= 65; CODE([.AC17]) &lt;= 90)  ; &quot;&lt;grammatik-nts&gt;&quot; &amp; [.AC17] &amp; &quot;&lt;/grammatik-nts&gt;&quot;   ;   &quot;&lt;grammatik-ts&gt;&quot; &amp; [.AC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D17]);[.AC47];[.AC47] &amp; IF([.AD17]=&quot;|&quot;; &quot;&lt;regel-oder&gt; | &lt;/regel-oder&gt;&quot; ;    IF(AND(CODE([.AD17]) &gt;= 65; CODE([.AD17]) &lt;= 90)  ; &quot;&lt;grammatik-nts&gt;&quot; &amp; [.AD17] &amp; &quot;&lt;/grammatik-nts&gt;&quot;   ;   &quot;&lt;grammatik-ts&gt;&quot; &amp; [.AD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CONCATENATE([.AD47];&quot;&lt;/grammatik-rechts&gt;&lt;/grammatik-regel&gt;&lt;br /&gt;&quot; &amp; CHAR(13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/grammatik-rechts&gt;&lt;/grammatik-regel&gt;&lt;br /&gt;&#13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8];&quot;&lt;/grammatik-nts&gt;&lt;/grammatik-links&gt;&lt;grammatik-pfeil&gt;&amp;rarr;&lt;/grammatik-pfeil&gt;&lt;grammatik-rechts&gt;&quot;)" office:value-type="string" office:string-value="&lt;grammatik-regel&gt;&lt;grammatik-links&gt;&lt;grammatik-nts&gt;X&lt;/grammatik-nts&gt;&lt;/grammatik-links&gt;&lt;grammatik-pfeil&gt;&amp;rarr;&lt;/grammatik-pfeil&gt;&lt;grammatik-rechts&gt;" calcext:value-type="string">
            <text:p>&lt;grammatik-regel&gt;&lt;grammatik-links&gt;&lt;grammatik-nts&gt;X&lt;/grammatik-nts&gt;&lt;/grammatik-links&gt;&lt;grammatik-pfeil&gt;&amp;rarr;&lt;/grammatik-pfeil&gt;&lt;grammatik-rechts&gt;</text:p>
          </table:table-cell>
          <table:table-cell table:formula="of:=IF(ISBLANK([.B18]);[.A48];[.A48] &amp; IF([.B18]=&quot;|&quot;;&quot;|&quot;;    IF(AND(CODE([.B18]) &gt;= 65; CODE([.B18]) &lt;= 90)  ; &quot;&lt;grammatik-nts&gt;&quot; &amp; [.B18] &amp; &quot;&lt;/grammatik-nts&gt;&quot;   ;   &quot;&lt;grammatik-ts&gt;&quot; &amp; [.B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C18]);[.B48];[.B48] &amp; IF([.C18]=&quot;|&quot;; &quot;&lt;regel-oder&gt; | &lt;/regel-oder&gt;&quot; ;    IF(AND(CODE([.C18]) &gt;= 65; CODE([.C18]) &lt;= 90)  ; &quot;&lt;grammatik-nts&gt;&quot; &amp; [.C18] &amp; &quot;&lt;/grammatik-nts&gt;&quot;   ;   &quot;&lt;grammatik-ts&gt;&quot; &amp; [.C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D18]);[.C48];[.C48] &amp; IF([.D18]=&quot;|&quot;; &quot;&lt;regel-oder&gt; | &lt;/regel-oder&gt;&quot; ;    IF(AND(CODE([.D18]) &gt;= 65; CODE([.D18]) &lt;= 90)  ; &quot;&lt;grammatik-nts&gt;&quot; &amp; [.D18] &amp; &quot;&lt;/grammatik-nts&gt;&quot;   ;   &quot;&lt;grammatik-ts&gt;&quot; &amp; [.D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E18]);[.D48];[.D48] &amp; IF([.E18]=&quot;|&quot;; &quot;&lt;regel-oder&gt; | &lt;/regel-oder&gt;&quot; ;    IF(AND(CODE([.E18]) &gt;= 65; CODE([.E18]) &lt;= 90)  ; &quot;&lt;grammatik-nts&gt;&quot; &amp; [.E18] &amp; &quot;&lt;/grammatik-nts&gt;&quot;   ;   &quot;&lt;grammatik-ts&gt;&quot; &amp; [.E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F18]);[.E48];[.E48] &amp; IF([.F18]=&quot;|&quot;; &quot;&lt;regel-oder&gt; | &lt;/regel-oder&gt;&quot; ;    IF(AND(CODE([.F18]) &gt;= 65; CODE([.F18]) &lt;= 90)  ; &quot;&lt;grammatik-nts&gt;&quot; &amp; [.F18] &amp; &quot;&lt;/grammatik-nts&gt;&quot;   ;   &quot;&lt;grammatik-ts&gt;&quot; &amp; [.F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G18]);[.F48];[.F48] &amp; IF([.G18]=&quot;|&quot;; &quot;&lt;regel-oder&gt; | &lt;/regel-oder&gt;&quot; ;    IF(AND(CODE([.G18]) &gt;= 65; CODE([.G18]) &lt;= 90)  ; &quot;&lt;grammatik-nts&gt;&quot; &amp; [.G18] &amp; &quot;&lt;/grammatik-nts&gt;&quot;   ;   &quot;&lt;grammatik-ts&gt;&quot; &amp; [.G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H18]);[.G48];[.G48] &amp; IF([.H18]=&quot;|&quot;; &quot;&lt;regel-oder&gt; | &lt;/regel-oder&gt;&quot; ;    IF(AND(CODE([.H18]) &gt;= 65; CODE([.H18]) &lt;= 90)  ; &quot;&lt;grammatik-nts&gt;&quot; &amp; [.H18] &amp; &quot;&lt;/grammatik-nts&gt;&quot;   ;   &quot;&lt;grammatik-ts&gt;&quot; &amp; [.H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I18]);[.H48];[.H48] &amp; IF([.I18]=&quot;|&quot;; &quot;&lt;regel-oder&gt; | &lt;/regel-oder&gt;&quot; ;    IF(AND(CODE([.I18]) &gt;= 65; CODE([.I18]) &lt;= 90)  ; &quot;&lt;grammatik-nts&gt;&quot; &amp; [.I18] &amp; &quot;&lt;/grammatik-nts&gt;&quot;   ;   &quot;&lt;grammatik-ts&gt;&quot; &amp; [.I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J18]);[.I48];[.I48] &amp; IF([.J18]=&quot;|&quot;; &quot;&lt;regel-oder&gt; | &lt;/regel-oder&gt;&quot; ;    IF(AND(CODE([.J18]) &gt;= 65; CODE([.J18]) &lt;= 90)  ; &quot;&lt;grammatik-nts&gt;&quot; &amp; [.J18] &amp; &quot;&lt;/grammatik-nts&gt;&quot;   ;   &quot;&lt;grammatik-ts&gt;&quot; &amp; [.J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K18]);[.J48];[.J48] &amp; IF([.K18]=&quot;|&quot;; &quot;&lt;regel-oder&gt; | &lt;/regel-oder&gt;&quot; ;    IF(AND(CODE([.K18]) &gt;= 65; CODE([.K18]) &lt;= 90)  ; &quot;&lt;grammatik-nts&gt;&quot; &amp; [.K18] &amp; &quot;&lt;/grammatik-nts&gt;&quot;   ;   &quot;&lt;grammatik-ts&gt;&quot; &amp; [.K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L18]);[.K48];[.K48] &amp; IF([.L18]=&quot;|&quot;; &quot;&lt;regel-oder&gt; | &lt;/regel-oder&gt;&quot; ;    IF(AND(CODE([.L18]) &gt;= 65; CODE([.L18]) &lt;= 90)  ; &quot;&lt;grammatik-nts&gt;&quot; &amp; [.L18] &amp; &quot;&lt;/grammatik-nts&gt;&quot;   ;   &quot;&lt;grammatik-ts&gt;&quot; &amp; [.L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M18]);[.L48];[.L48] &amp; IF([.M18]=&quot;|&quot;; &quot;&lt;regel-oder&gt; | &lt;/regel-oder&gt;&quot; ;    IF(AND(CODE([.M18]) &gt;= 65; CODE([.M18]) &lt;= 90)  ; &quot;&lt;grammatik-nts&gt;&quot; &amp; [.M18] &amp; &quot;&lt;/grammatik-nts&gt;&quot;   ;   &quot;&lt;grammatik-ts&gt;&quot; &amp; [.M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N18]);[.M48];[.M48] &amp; IF([.N18]=&quot;|&quot;; &quot;&lt;regel-oder&gt; | &lt;/regel-oder&gt;&quot; ;    IF(AND(CODE([.N18]) &gt;= 65; CODE([.N18]) &lt;= 90)  ; &quot;&lt;grammatik-nts&gt;&quot; &amp; [.N18] &amp; &quot;&lt;/grammatik-nts&gt;&quot;   ;   &quot;&lt;grammatik-ts&gt;&quot; &amp; [.N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O18]);[.N48];[.N48] &amp; IF([.O18]=&quot;|&quot;; &quot;&lt;regel-oder&gt; | &lt;/regel-oder&gt;&quot; ;    IF(AND(CODE([.O18]) &gt;= 65; CODE([.O18]) &lt;= 90)  ; &quot;&lt;grammatik-nts&gt;&quot; &amp; [.O18] &amp; &quot;&lt;/grammatik-nts&gt;&quot;   ;   &quot;&lt;grammatik-ts&gt;&quot; &amp; [.O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P18]);[.O48];[.O48] &amp; IF([.P18]=&quot;|&quot;; &quot;&lt;regel-oder&gt; | &lt;/regel-oder&gt;&quot; ;    IF(AND(CODE([.P18]) &gt;= 65; CODE([.P18]) &lt;= 90)  ; &quot;&lt;grammatik-nts&gt;&quot; &amp; [.P18] &amp; &quot;&lt;/grammatik-nts&gt;&quot;   ;   &quot;&lt;grammatik-ts&gt;&quot; &amp; [.P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Q18]);[.P48];[.P48] &amp; IF([.Q18]=&quot;|&quot;; &quot;&lt;regel-oder&gt; | &lt;/regel-oder&gt;&quot; ;    IF(AND(CODE([.Q18]) &gt;= 65; CODE([.Q18]) &lt;= 90)  ; &quot;&lt;grammatik-nts&gt;&quot; &amp; [.Q18] &amp; &quot;&lt;/grammatik-nts&gt;&quot;   ;   &quot;&lt;grammatik-ts&gt;&quot; &amp; [.Q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R18]);[.Q48];[.Q48] &amp; IF([.R18]=&quot;|&quot;; &quot;&lt;regel-oder&gt; | &lt;/regel-oder&gt;&quot; ;    IF(AND(CODE([.R18]) &gt;= 65; CODE([.R18]) &lt;= 90)  ; &quot;&lt;grammatik-nts&gt;&quot; &amp; [.R18] &amp; &quot;&lt;/grammatik-nts&gt;&quot;   ;   &quot;&lt;grammatik-ts&gt;&quot; &amp; [.R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S18]);[.R48];[.R48] &amp; IF([.S18]=&quot;|&quot;; &quot;&lt;regel-oder&gt; | &lt;/regel-oder&gt;&quot; ;    IF(AND(CODE([.S18]) &gt;= 65; CODE([.S18]) &lt;= 90)  ; &quot;&lt;grammatik-nts&gt;&quot; &amp; [.S18] &amp; &quot;&lt;/grammatik-nts&gt;&quot;   ;   &quot;&lt;grammatik-ts&gt;&quot; &amp; [.S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T18]);[.S48];[.S48] &amp; IF([.T18]=&quot;|&quot;; &quot;&lt;regel-oder&gt; | &lt;/regel-oder&gt;&quot; ;    IF(AND(CODE([.T18]) &gt;= 65; CODE([.T18]) &lt;= 90)  ; &quot;&lt;grammatik-nts&gt;&quot; &amp; [.T18] &amp; &quot;&lt;/grammatik-nts&gt;&quot;   ;   &quot;&lt;grammatik-ts&gt;&quot; &amp; [.T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U18]);[.T48];[.T48] &amp; IF([.U18]=&quot;|&quot;; &quot;&lt;regel-oder&gt; | &lt;/regel-oder&gt;&quot; ;    IF(AND(CODE([.U18]) &gt;= 65; CODE([.U18]) &lt;= 90)  ; &quot;&lt;grammatik-nts&gt;&quot; &amp; [.U18] &amp; &quot;&lt;/grammatik-nts&gt;&quot;   ;   &quot;&lt;grammatik-ts&gt;&quot; &amp; [.U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V18]);[.U48];[.U48] &amp; IF([.V18]=&quot;|&quot;; &quot;&lt;regel-oder&gt; | &lt;/regel-oder&gt;&quot; ;    IF(AND(CODE([.V18]) &gt;= 65; CODE([.V18]) &lt;= 90)  ; &quot;&lt;grammatik-nts&gt;&quot; &amp; [.V18] &amp; &quot;&lt;/grammatik-nts&gt;&quot;   ;   &quot;&lt;grammatik-ts&gt;&quot; &amp; [.V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W18]);[.V48];[.V48] &amp; IF([.W18]=&quot;|&quot;; &quot;&lt;regel-oder&gt; | &lt;/regel-oder&gt;&quot; ;    IF(AND(CODE([.W18]) &gt;= 65; CODE([.W18]) &lt;= 90)  ; &quot;&lt;grammatik-nts&gt;&quot; &amp; [.W18] &amp; &quot;&lt;/grammatik-nts&gt;&quot;   ;   &quot;&lt;grammatik-ts&gt;&quot; &amp; [.W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X18]);[.W48];[.W48] &amp; IF([.X18]=&quot;|&quot;; &quot;&lt;regel-oder&gt; | &lt;/regel-oder&gt;&quot; ;    IF(AND(CODE([.X18]) &gt;= 65; CODE([.X18]) &lt;= 90)  ; &quot;&lt;grammatik-nts&gt;&quot; &amp; [.X18] &amp; &quot;&lt;/grammatik-nts&gt;&quot;   ;   &quot;&lt;grammatik-ts&gt;&quot; &amp; [.X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Y18]);[.X48];[.X48] &amp; IF([.Y18]=&quot;|&quot;; &quot;&lt;regel-oder&gt; | &lt;/regel-oder&gt;&quot; ;    IF(AND(CODE([.Y18]) &gt;= 65; CODE([.Y18]) &lt;= 90)  ; &quot;&lt;grammatik-nts&gt;&quot; &amp; [.Y18] &amp; &quot;&lt;/grammatik-nts&gt;&quot;   ;   &quot;&lt;grammatik-ts&gt;&quot; &amp; [.Y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Z18]);[.Y48];[.Y48] &amp; IF([.Z18]=&quot;|&quot;; &quot;&lt;regel-oder&gt; | &lt;/regel-oder&gt;&quot; ;    IF(AND(CODE([.Z18]) &gt;= 65; CODE([.Z18]) &lt;= 90)  ; &quot;&lt;grammatik-nts&gt;&quot; &amp; [.Z18] &amp; &quot;&lt;/grammatik-nts&gt;&quot;   ;   &quot;&lt;grammatik-ts&gt;&quot; &amp; [.Z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AA18]);[.Z48];[.Z48] &amp; IF([.AA18]=&quot;|&quot;; &quot;&lt;regel-oder&gt; | &lt;/regel-oder&gt;&quot; ;    IF(AND(CODE([.AA18]) &gt;= 65; CODE([.AA18]) &lt;= 90)  ; &quot;&lt;grammatik-nts&gt;&quot; &amp; [.AA18] &amp; &quot;&lt;/grammatik-nts&gt;&quot;   ;   &quot;&lt;grammatik-ts&gt;&quot; &amp; [.AA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AB18]);[.AA48];[.AA48] &amp; IF([.AB18]=&quot;|&quot;; &quot;&lt;regel-oder&gt; | &lt;/regel-oder&gt;&quot; ;    IF(AND(CODE([.AB18]) &gt;= 65; CODE([.AB18]) &lt;= 90)  ; &quot;&lt;grammatik-nts&gt;&quot; &amp; [.AB18] &amp; &quot;&lt;/grammatik-nts&gt;&quot;   ;   &quot;&lt;grammatik-ts&gt;&quot; &amp; [.AB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AC18]);[.AB48];[.AB48] &amp; IF([.AC18]=&quot;|&quot;; &quot;&lt;regel-oder&gt; | &lt;/regel-oder&gt;&quot; ;    IF(AND(CODE([.AC18]) &gt;= 65; CODE([.AC18]) &lt;= 90)  ; &quot;&lt;grammatik-nts&gt;&quot; &amp; [.AC18] &amp; &quot;&lt;/grammatik-nts&gt;&quot;   ;   &quot;&lt;grammatik-ts&gt;&quot; &amp; [.AC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AD18]);[.AC48];[.AC48] &amp; IF([.AD18]=&quot;|&quot;; &quot;&lt;regel-oder&gt; | &lt;/regel-oder&gt;&quot; ;    IF(AND(CODE([.AD18]) &gt;= 65; CODE([.AD18]) &lt;= 90)  ; &quot;&lt;grammatik-nts&gt;&quot; &amp; [.AD18] &amp; &quot;&lt;/grammatik-nts&gt;&quot;   ;   &quot;&lt;grammatik-ts&gt;&quot; &amp; [.AD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CONCATENATE([.AD48];&quot;&lt;/grammatik-rechts&gt;&lt;/grammatik-regel&gt;&lt;br /&gt;&quot; &amp; CHAR(13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&lt;/grammatik-rechts&gt;&lt;/grammatik-regel&gt;&lt;br /&gt;&#13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9];&quot;&lt;/grammatik-nts&gt;&lt;/grammatik-links&gt;&lt;grammatik-pfeil&gt;&amp;rarr;&lt;/grammatik-pfeil&gt;&lt;grammatik-rechts&gt;&quot;)" office:value-type="string" office:string-value="&lt;grammatik-regel&gt;&lt;grammatik-links&gt;&lt;grammatik-nts&gt;Y&lt;/grammatik-nts&gt;&lt;/grammatik-links&gt;&lt;grammatik-pfeil&gt;&amp;rarr;&lt;/grammatik-pfeil&gt;&lt;grammatik-rechts&gt;" calcext:value-type="string">
            <text:p>&lt;grammatik-regel&gt;&lt;grammatik-links&gt;&lt;grammatik-nts&gt;Y&lt;/grammatik-nts&gt;&lt;/grammatik-links&gt;&lt;grammatik-pfeil&gt;&amp;rarr;&lt;/grammatik-pfeil&gt;&lt;grammatik-rechts&gt;</text:p>
          </table:table-cell>
          <table:table-cell table:formula="of:=IF(ISBLANK([.B19]);[.A49];[.A49] &amp; IF([.B19]=&quot;|&quot;;&quot;|&quot;;    IF(AND(CODE([.B19]) &gt;= 65; CODE([.B19]) &lt;= 90)  ; &quot;&lt;grammatik-nts&gt;&quot; &amp; [.B19] &amp; &quot;&lt;/grammatik-nts&gt;&quot;   ;   &quot;&lt;grammatik-ts&gt;&quot; &amp; [.B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C19]);[.B49];[.B49] &amp; IF([.C19]=&quot;|&quot;; &quot;&lt;regel-oder&gt; | &lt;/regel-oder&gt;&quot; ;    IF(AND(CODE([.C19]) &gt;= 65; CODE([.C19]) &lt;= 90)  ; &quot;&lt;grammatik-nts&gt;&quot; &amp; [.C19] &amp; &quot;&lt;/grammatik-nts&gt;&quot;   ;   &quot;&lt;grammatik-ts&gt;&quot; &amp; [.C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D19]);[.C49];[.C49] &amp; IF([.D19]=&quot;|&quot;; &quot;&lt;regel-oder&gt; | &lt;/regel-oder&gt;&quot; ;    IF(AND(CODE([.D19]) &gt;= 65; CODE([.D19]) &lt;= 90)  ; &quot;&lt;grammatik-nts&gt;&quot; &amp; [.D19] &amp; &quot;&lt;/grammatik-nts&gt;&quot;   ;   &quot;&lt;grammatik-ts&gt;&quot; &amp; [.D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E19]);[.D49];[.D49] &amp; IF([.E19]=&quot;|&quot;; &quot;&lt;regel-oder&gt; | &lt;/regel-oder&gt;&quot; ;    IF(AND(CODE([.E19]) &gt;= 65; CODE([.E19]) &lt;= 90)  ; &quot;&lt;grammatik-nts&gt;&quot; &amp; [.E19] &amp; &quot;&lt;/grammatik-nts&gt;&quot;   ;   &quot;&lt;grammatik-ts&gt;&quot; &amp; [.E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F19]);[.E49];[.E49] &amp; IF([.F19]=&quot;|&quot;; &quot;&lt;regel-oder&gt; | &lt;/regel-oder&gt;&quot; ;    IF(AND(CODE([.F19]) &gt;= 65; CODE([.F19]) &lt;= 90)  ; &quot;&lt;grammatik-nts&gt;&quot; &amp; [.F19] &amp; &quot;&lt;/grammatik-nts&gt;&quot;   ;   &quot;&lt;grammatik-ts&gt;&quot; &amp; [.F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G19]);[.F49];[.F49] &amp; IF([.G19]=&quot;|&quot;; &quot;&lt;regel-oder&gt; | &lt;/regel-oder&gt;&quot; ;    IF(AND(CODE([.G19]) &gt;= 65; CODE([.G19]) &lt;= 90)  ; &quot;&lt;grammatik-nts&gt;&quot; &amp; [.G19] &amp; &quot;&lt;/grammatik-nts&gt;&quot;   ;   &quot;&lt;grammatik-ts&gt;&quot; &amp; [.G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H19]);[.G49];[.G49] &amp; IF([.H19]=&quot;|&quot;; &quot;&lt;regel-oder&gt; | &lt;/regel-oder&gt;&quot; ;    IF(AND(CODE([.H19]) &gt;= 65; CODE([.H19]) &lt;= 90)  ; &quot;&lt;grammatik-nts&gt;&quot; &amp; [.H19] &amp; &quot;&lt;/grammatik-nts&gt;&quot;   ;   &quot;&lt;grammatik-ts&gt;&quot; &amp; [.H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I19]);[.H49];[.H49] &amp; IF([.I19]=&quot;|&quot;; &quot;&lt;regel-oder&gt; | &lt;/regel-oder&gt;&quot; ;    IF(AND(CODE([.I19]) &gt;= 65; CODE([.I19]) &lt;= 90)  ; &quot;&lt;grammatik-nts&gt;&quot; &amp; [.I19] &amp; &quot;&lt;/grammatik-nts&gt;&quot;   ;   &quot;&lt;grammatik-ts&gt;&quot; &amp; [.I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J19]);[.I49];[.I49] &amp; IF([.J19]=&quot;|&quot;; &quot;&lt;regel-oder&gt; | &lt;/regel-oder&gt;&quot; ;    IF(AND(CODE([.J19]) &gt;= 65; CODE([.J19]) &lt;= 90)  ; &quot;&lt;grammatik-nts&gt;&quot; &amp; [.J19] &amp; &quot;&lt;/grammatik-nts&gt;&quot;   ;   &quot;&lt;grammatik-ts&gt;&quot; &amp; [.J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K19]);[.J49];[.J49] &amp; IF([.K19]=&quot;|&quot;; &quot;&lt;regel-oder&gt; | &lt;/regel-oder&gt;&quot; ;    IF(AND(CODE([.K19]) &gt;= 65; CODE([.K19]) &lt;= 90)  ; &quot;&lt;grammatik-nts&gt;&quot; &amp; [.K19] &amp; &quot;&lt;/grammatik-nts&gt;&quot;   ;   &quot;&lt;grammatik-ts&gt;&quot; &amp; [.K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L19]);[.K49];[.K49] &amp; IF([.L19]=&quot;|&quot;; &quot;&lt;regel-oder&gt; | &lt;/regel-oder&gt;&quot; ;    IF(AND(CODE([.L19]) &gt;= 65; CODE([.L19]) &lt;= 90)  ; &quot;&lt;grammatik-nts&gt;&quot; &amp; [.L19] &amp; &quot;&lt;/grammatik-nts&gt;&quot;   ;   &quot;&lt;grammatik-ts&gt;&quot; &amp; [.L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M19]);[.L49];[.L49] &amp; IF([.M19]=&quot;|&quot;; &quot;&lt;regel-oder&gt; | &lt;/regel-oder&gt;&quot; ;    IF(AND(CODE([.M19]) &gt;= 65; CODE([.M19]) &lt;= 90)  ; &quot;&lt;grammatik-nts&gt;&quot; &amp; [.M19] &amp; &quot;&lt;/grammatik-nts&gt;&quot;   ;   &quot;&lt;grammatik-ts&gt;&quot; &amp; [.M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N19]);[.M49];[.M49] &amp; IF([.N19]=&quot;|&quot;; &quot;&lt;regel-oder&gt; | &lt;/regel-oder&gt;&quot; ;    IF(AND(CODE([.N19]) &gt;= 65; CODE([.N19]) &lt;= 90)  ; &quot;&lt;grammatik-nts&gt;&quot; &amp; [.N19] &amp; &quot;&lt;/grammatik-nts&gt;&quot;   ;   &quot;&lt;grammatik-ts&gt;&quot; &amp; [.N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O19]);[.N49];[.N49] &amp; IF([.O19]=&quot;|&quot;; &quot;&lt;regel-oder&gt; | &lt;/regel-oder&gt;&quot; ;    IF(AND(CODE([.O19]) &gt;= 65; CODE([.O19]) &lt;= 90)  ; &quot;&lt;grammatik-nts&gt;&quot; &amp; [.O19] &amp; &quot;&lt;/grammatik-nts&gt;&quot;   ;   &quot;&lt;grammatik-ts&gt;&quot; &amp; [.O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P19]);[.O49];[.O49] &amp; IF([.P19]=&quot;|&quot;; &quot;&lt;regel-oder&gt; | &lt;/regel-oder&gt;&quot; ;    IF(AND(CODE([.P19]) &gt;= 65; CODE([.P19]) &lt;= 90)  ; &quot;&lt;grammatik-nts&gt;&quot; &amp; [.P19] &amp; &quot;&lt;/grammatik-nts&gt;&quot;   ;   &quot;&lt;grammatik-ts&gt;&quot; &amp; [.P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Q19]);[.P49];[.P49] &amp; IF([.Q19]=&quot;|&quot;; &quot;&lt;regel-oder&gt; | &lt;/regel-oder&gt;&quot; ;    IF(AND(CODE([.Q19]) &gt;= 65; CODE([.Q19]) &lt;= 90)  ; &quot;&lt;grammatik-nts&gt;&quot; &amp; [.Q19] &amp; &quot;&lt;/grammatik-nts&gt;&quot;   ;   &quot;&lt;grammatik-ts&gt;&quot; &amp; [.Q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R19]);[.Q49];[.Q49] &amp; IF([.R19]=&quot;|&quot;; &quot;&lt;regel-oder&gt; | &lt;/regel-oder&gt;&quot; ;    IF(AND(CODE([.R19]) &gt;= 65; CODE([.R19]) &lt;= 90)  ; &quot;&lt;grammatik-nts&gt;&quot; &amp; [.R19] &amp; &quot;&lt;/grammatik-nts&gt;&quot;   ;   &quot;&lt;grammatik-ts&gt;&quot; &amp; [.R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S19]);[.R49];[.R49] &amp; IF([.S19]=&quot;|&quot;; &quot;&lt;regel-oder&gt; | &lt;/regel-oder&gt;&quot; ;    IF(AND(CODE([.S19]) &gt;= 65; CODE([.S19]) &lt;= 90)  ; &quot;&lt;grammatik-nts&gt;&quot; &amp; [.S19] &amp; &quot;&lt;/grammatik-nts&gt;&quot;   ;   &quot;&lt;grammatik-ts&gt;&quot; &amp; [.S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T19]);[.S49];[.S49] &amp; IF([.T19]=&quot;|&quot;; &quot;&lt;regel-oder&gt; | &lt;/regel-oder&gt;&quot; ;    IF(AND(CODE([.T19]) &gt;= 65; CODE([.T19]) &lt;= 90)  ; &quot;&lt;grammatik-nts&gt;&quot; &amp; [.T19] &amp; &quot;&lt;/grammatik-nts&gt;&quot;   ;   &quot;&lt;grammatik-ts&gt;&quot; &amp; [.T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U19]);[.T49];[.T49] &amp; IF([.U19]=&quot;|&quot;; &quot;&lt;regel-oder&gt; | &lt;/regel-oder&gt;&quot; ;    IF(AND(CODE([.U19]) &gt;= 65; CODE([.U19]) &lt;= 90)  ; &quot;&lt;grammatik-nts&gt;&quot; &amp; [.U19] &amp; &quot;&lt;/grammatik-nts&gt;&quot;   ;   &quot;&lt;grammatik-ts&gt;&quot; &amp; [.U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V19]);[.U49];[.U49] &amp; IF([.V19]=&quot;|&quot;; &quot;&lt;regel-oder&gt; | &lt;/regel-oder&gt;&quot; ;    IF(AND(CODE([.V19]) &gt;= 65; CODE([.V19]) &lt;= 90)  ; &quot;&lt;grammatik-nts&gt;&quot; &amp; [.V19] &amp; &quot;&lt;/grammatik-nts&gt;&quot;   ;   &quot;&lt;grammatik-ts&gt;&quot; &amp; [.V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W19]);[.V49];[.V49] &amp; IF([.W19]=&quot;|&quot;; &quot;&lt;regel-oder&gt; | &lt;/regel-oder&gt;&quot; ;    IF(AND(CODE([.W19]) &gt;= 65; CODE([.W19]) &lt;= 90)  ; &quot;&lt;grammatik-nts&gt;&quot; &amp; [.W19] &amp; &quot;&lt;/grammatik-nts&gt;&quot;   ;   &quot;&lt;grammatik-ts&gt;&quot; &amp; [.W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X19]);[.W49];[.W49] &amp; IF([.X19]=&quot;|&quot;; &quot;&lt;regel-oder&gt; | &lt;/regel-oder&gt;&quot; ;    IF(AND(CODE([.X19]) &gt;= 65; CODE([.X19]) &lt;= 90)  ; &quot;&lt;grammatik-nts&gt;&quot; &amp; [.X19] &amp; &quot;&lt;/grammatik-nts&gt;&quot;   ;   &quot;&lt;grammatik-ts&gt;&quot; &amp; [.X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Y19]);[.X49];[.X49] &amp; IF([.Y19]=&quot;|&quot;; &quot;&lt;regel-oder&gt; | &lt;/regel-oder&gt;&quot; ;    IF(AND(CODE([.Y19]) &gt;= 65; CODE([.Y19]) &lt;= 90)  ; &quot;&lt;grammatik-nts&gt;&quot; &amp; [.Y19] &amp; &quot;&lt;/grammatik-nts&gt;&quot;   ;   &quot;&lt;grammatik-ts&gt;&quot; &amp; [.Y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Z19]);[.Y49];[.Y49] &amp; IF([.Z19]=&quot;|&quot;; &quot;&lt;regel-oder&gt; | &lt;/regel-oder&gt;&quot; ;    IF(AND(CODE([.Z19]) &gt;= 65; CODE([.Z19]) &lt;= 90)  ; &quot;&lt;grammatik-nts&gt;&quot; &amp; [.Z19] &amp; &quot;&lt;/grammatik-nts&gt;&quot;   ;   &quot;&lt;grammatik-ts&gt;&quot; &amp; [.Z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AA19]);[.Z49];[.Z49] &amp; IF([.AA19]=&quot;|&quot;; &quot;&lt;regel-oder&gt; | &lt;/regel-oder&gt;&quot; ;    IF(AND(CODE([.AA19]) &gt;= 65; CODE([.AA19]) &lt;= 90)  ; &quot;&lt;grammatik-nts&gt;&quot; &amp; [.AA19] &amp; &quot;&lt;/grammatik-nts&gt;&quot;   ;   &quot;&lt;grammatik-ts&gt;&quot; &amp; [.AA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AB19]);[.AA49];[.AA49] &amp; IF([.AB19]=&quot;|&quot;; &quot;&lt;regel-oder&gt; | &lt;/regel-oder&gt;&quot; ;    IF(AND(CODE([.AB19]) &gt;= 65; CODE([.AB19]) &lt;= 90)  ; &quot;&lt;grammatik-nts&gt;&quot; &amp; [.AB19] &amp; &quot;&lt;/grammatik-nts&gt;&quot;   ;   &quot;&lt;grammatik-ts&gt;&quot; &amp; [.AB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AC19]);[.AB49];[.AB49] &amp; IF([.AC19]=&quot;|&quot;; &quot;&lt;regel-oder&gt; | &lt;/regel-oder&gt;&quot; ;    IF(AND(CODE([.AC19]) &gt;= 65; CODE([.AC19]) &lt;= 90)  ; &quot;&lt;grammatik-nts&gt;&quot; &amp; [.AC19] &amp; &quot;&lt;/grammatik-nts&gt;&quot;   ;   &quot;&lt;grammatik-ts&gt;&quot; &amp; [.AC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AD19]);[.AC49];[.AC49] &amp; IF([.AD19]=&quot;|&quot;; &quot;&lt;regel-oder&gt; | &lt;/regel-oder&gt;&quot; ;    IF(AND(CODE([.AD19]) &gt;= 65; CODE([.AD19]) &lt;= 90)  ; &quot;&lt;grammatik-nts&gt;&quot; &amp; [.AD19] &amp; &quot;&lt;/grammatik-nts&gt;&quot;   ;   &quot;&lt;grammatik-ts&gt;&quot; &amp; [.AD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CONCATENATE([.AD49];&quot;&lt;/grammatik-rechts&gt;&lt;/grammatik-regel&gt;&lt;br /&gt;&quot; &amp; CHAR(13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&lt;/grammatik-rechts&gt;&lt;/grammatik-regel&gt;&lt;br /&gt;&#13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0];&quot;&lt;/grammatik-nts&gt;&lt;/grammatik-links&gt;&lt;grammatik-pfeil&gt;&amp;rarr;&lt;/grammatik-pfeil&gt;&lt;grammatik-rechts&gt;&quot;)" office:value-type="string" office:string-value="&lt;grammatik-regel&gt;&lt;grammatik-links&gt;&lt;grammatik-nts&gt;Z&lt;/grammatik-nts&gt;&lt;/grammatik-links&gt;&lt;grammatik-pfeil&gt;&amp;rarr;&lt;/grammatik-pfeil&gt;&lt;grammatik-rechts&gt;" calcext:value-type="string">
            <text:p>&lt;grammatik-regel&gt;&lt;grammatik-links&gt;&lt;grammatik-nts&gt;Z&lt;/grammatik-nts&gt;&lt;/grammatik-links&gt;&lt;grammatik-pfeil&gt;&amp;rarr;&lt;/grammatik-pfeil&gt;&lt;grammatik-rechts&gt;</text:p>
          </table:table-cell>
          <table:table-cell table:formula="of:=IF(ISBLANK([.B20]);[.A50];[.A50] &amp; IF([.B20]=&quot;|&quot;;&quot;|&quot;;    IF(AND(CODE([.B20]) &gt;= 65; CODE([.B20]) &lt;= 90)  ; &quot;&lt;grammatik-nts&gt;&quot; &amp; [.B20] &amp; &quot;&lt;/grammatik-nts&gt;&quot;   ;   &quot;&lt;grammatik-ts&gt;&quot; &amp; [.B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C20]);[.B50];[.B50] &amp; IF([.C20]=&quot;|&quot;; &quot;&lt;regel-oder&gt; | &lt;/regel-oder&gt;&quot; ;    IF(AND(CODE([.C20]) &gt;= 65; CODE([.C20]) &lt;= 90)  ; &quot;&lt;grammatik-nts&gt;&quot; &amp; [.C20] &amp; &quot;&lt;/grammatik-nts&gt;&quot;   ;   &quot;&lt;grammatik-ts&gt;&quot; &amp; [.C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D20]);[.C50];[.C50] &amp; IF([.D20]=&quot;|&quot;; &quot;&lt;regel-oder&gt; | &lt;/regel-oder&gt;&quot; ;    IF(AND(CODE([.D20]) &gt;= 65; CODE([.D20]) &lt;= 90)  ; &quot;&lt;grammatik-nts&gt;&quot; &amp; [.D20] &amp; &quot;&lt;/grammatik-nts&gt;&quot;   ;   &quot;&lt;grammatik-ts&gt;&quot; &amp; [.D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E20]);[.D50];[.D50] &amp; IF([.E20]=&quot;|&quot;; &quot;&lt;regel-oder&gt; | &lt;/regel-oder&gt;&quot; ;    IF(AND(CODE([.E20]) &gt;= 65; CODE([.E20]) &lt;= 90)  ; &quot;&lt;grammatik-nts&gt;&quot; &amp; [.E20] &amp; &quot;&lt;/grammatik-nts&gt;&quot;   ;   &quot;&lt;grammatik-ts&gt;&quot; &amp; [.E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F20]);[.E50];[.E50] &amp; IF([.F20]=&quot;|&quot;; &quot;&lt;regel-oder&gt; | &lt;/regel-oder&gt;&quot; ;    IF(AND(CODE([.F20]) &gt;= 65; CODE([.F20]) &lt;= 90)  ; &quot;&lt;grammatik-nts&gt;&quot; &amp; [.F20] &amp; &quot;&lt;/grammatik-nts&gt;&quot;   ;   &quot;&lt;grammatik-ts&gt;&quot; &amp; [.F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G20]);[.F50];[.F50] &amp; IF([.G20]=&quot;|&quot;; &quot;&lt;regel-oder&gt; | &lt;/regel-oder&gt;&quot; ;    IF(AND(CODE([.G20]) &gt;= 65; CODE([.G20]) &lt;= 90)  ; &quot;&lt;grammatik-nts&gt;&quot; &amp; [.G20] &amp; &quot;&lt;/grammatik-nts&gt;&quot;   ;   &quot;&lt;grammatik-ts&gt;&quot; &amp; [.G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H20]);[.G50];[.G50] &amp; IF([.H20]=&quot;|&quot;; &quot;&lt;regel-oder&gt; | &lt;/regel-oder&gt;&quot; ;    IF(AND(CODE([.H20]) &gt;= 65; CODE([.H20]) &lt;= 90)  ; &quot;&lt;grammatik-nts&gt;&quot; &amp; [.H20] &amp; &quot;&lt;/grammatik-nts&gt;&quot;   ;   &quot;&lt;grammatik-ts&gt;&quot; &amp; [.H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I20]);[.H50];[.H50] &amp; IF([.I20]=&quot;|&quot;; &quot;&lt;regel-oder&gt; | &lt;/regel-oder&gt;&quot; ;    IF(AND(CODE([.I20]) &gt;= 65; CODE([.I20]) &lt;= 90)  ; &quot;&lt;grammatik-nts&gt;&quot; &amp; [.I20] &amp; &quot;&lt;/grammatik-nts&gt;&quot;   ;   &quot;&lt;grammatik-ts&gt;&quot; &amp; [.I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J20]);[.I50];[.I50] &amp; IF([.J20]=&quot;|&quot;; &quot;&lt;regel-oder&gt; | &lt;/regel-oder&gt;&quot; ;    IF(AND(CODE([.J20]) &gt;= 65; CODE([.J20]) &lt;= 90)  ; &quot;&lt;grammatik-nts&gt;&quot; &amp; [.J20] &amp; &quot;&lt;/grammatik-nts&gt;&quot;   ;   &quot;&lt;grammatik-ts&gt;&quot; &amp; [.J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K20]);[.J50];[.J50] &amp; IF([.K20]=&quot;|&quot;; &quot;&lt;regel-oder&gt; | &lt;/regel-oder&gt;&quot; ;    IF(AND(CODE([.K20]) &gt;= 65; CODE([.K20]) &lt;= 90)  ; &quot;&lt;grammatik-nts&gt;&quot; &amp; [.K20] &amp; &quot;&lt;/grammatik-nts&gt;&quot;   ;   &quot;&lt;grammatik-ts&gt;&quot; &amp; [.K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L20]);[.K50];[.K50] &amp; IF([.L20]=&quot;|&quot;; &quot;&lt;regel-oder&gt; | &lt;/regel-oder&gt;&quot; ;    IF(AND(CODE([.L20]) &gt;= 65; CODE([.L20]) &lt;= 90)  ; &quot;&lt;grammatik-nts&gt;&quot; &amp; [.L20] &amp; &quot;&lt;/grammatik-nts&gt;&quot;   ;   &quot;&lt;grammatik-ts&gt;&quot; &amp; [.L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M20]);[.L50];[.L50] &amp; IF([.M20]=&quot;|&quot;; &quot;&lt;regel-oder&gt; | &lt;/regel-oder&gt;&quot; ;    IF(AND(CODE([.M20]) &gt;= 65; CODE([.M20]) &lt;= 90)  ; &quot;&lt;grammatik-nts&gt;&quot; &amp; [.M20] &amp; &quot;&lt;/grammatik-nts&gt;&quot;   ;   &quot;&lt;grammatik-ts&gt;&quot; &amp; [.M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N20]);[.M50];[.M50] &amp; IF([.N20]=&quot;|&quot;; &quot;&lt;regel-oder&gt; | &lt;/regel-oder&gt;&quot; ;    IF(AND(CODE([.N20]) &gt;= 65; CODE([.N20]) &lt;= 90)  ; &quot;&lt;grammatik-nts&gt;&quot; &amp; [.N20] &amp; &quot;&lt;/grammatik-nts&gt;&quot;   ;   &quot;&lt;grammatik-ts&gt;&quot; &amp; [.N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O20]);[.N50];[.N50] &amp; IF([.O20]=&quot;|&quot;; &quot;&lt;regel-oder&gt; | &lt;/regel-oder&gt;&quot; ;    IF(AND(CODE([.O20]) &gt;= 65; CODE([.O20]) &lt;= 90)  ; &quot;&lt;grammatik-nts&gt;&quot; &amp; [.O20] &amp; &quot;&lt;/grammatik-nts&gt;&quot;   ;   &quot;&lt;grammatik-ts&gt;&quot; &amp; [.O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P20]);[.O50];[.O50] &amp; IF([.P20]=&quot;|&quot;; &quot;&lt;regel-oder&gt; | &lt;/regel-oder&gt;&quot; ;    IF(AND(CODE([.P20]) &gt;= 65; CODE([.P20]) &lt;= 90)  ; &quot;&lt;grammatik-nts&gt;&quot; &amp; [.P20] &amp; &quot;&lt;/grammatik-nts&gt;&quot;   ;   &quot;&lt;grammatik-ts&gt;&quot; &amp; [.P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Q20]);[.P50];[.P50] &amp; IF([.Q20]=&quot;|&quot;; &quot;&lt;regel-oder&gt; | &lt;/regel-oder&gt;&quot; ;    IF(AND(CODE([.Q20]) &gt;= 65; CODE([.Q20]) &lt;= 90)  ; &quot;&lt;grammatik-nts&gt;&quot; &amp; [.Q20] &amp; &quot;&lt;/grammatik-nts&gt;&quot;   ;   &quot;&lt;grammatik-ts&gt;&quot; &amp; [.Q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R20]);[.Q50];[.Q50] &amp; IF([.R20]=&quot;|&quot;; &quot;&lt;regel-oder&gt; | &lt;/regel-oder&gt;&quot; ;    IF(AND(CODE([.R20]) &gt;= 65; CODE([.R20]) &lt;= 90)  ; &quot;&lt;grammatik-nts&gt;&quot; &amp; [.R20] &amp; &quot;&lt;/grammatik-nts&gt;&quot;   ;   &quot;&lt;grammatik-ts&gt;&quot; &amp; [.R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S20]);[.R50];[.R50] &amp; IF([.S20]=&quot;|&quot;; &quot;&lt;regel-oder&gt; | &lt;/regel-oder&gt;&quot; ;    IF(AND(CODE([.S20]) &gt;= 65; CODE([.S20]) &lt;= 90)  ; &quot;&lt;grammatik-nts&gt;&quot; &amp; [.S20] &amp; &quot;&lt;/grammatik-nts&gt;&quot;   ;   &quot;&lt;grammatik-ts&gt;&quot; &amp; [.S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T20]);[.S50];[.S50] &amp; IF([.T20]=&quot;|&quot;; &quot;&lt;regel-oder&gt; | &lt;/regel-oder&gt;&quot; ;    IF(AND(CODE([.T20]) &gt;= 65; CODE([.T20]) &lt;= 90)  ; &quot;&lt;grammatik-nts&gt;&quot; &amp; [.T20] &amp; &quot;&lt;/grammatik-nts&gt;&quot;   ;   &quot;&lt;grammatik-ts&gt;&quot; &amp; [.T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U20]);[.T50];[.T50] &amp; IF([.U20]=&quot;|&quot;; &quot;&lt;regel-oder&gt; | &lt;/regel-oder&gt;&quot; ;    IF(AND(CODE([.U20]) &gt;= 65; CODE([.U20]) &lt;= 90)  ; &quot;&lt;grammatik-nts&gt;&quot; &amp; [.U20] &amp; &quot;&lt;/grammatik-nts&gt;&quot;   ;   &quot;&lt;grammatik-ts&gt;&quot; &amp; [.U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V20]);[.U50];[.U50] &amp; IF([.V20]=&quot;|&quot;; &quot;&lt;regel-oder&gt; | &lt;/regel-oder&gt;&quot; ;    IF(AND(CODE([.V20]) &gt;= 65; CODE([.V20]) &lt;= 90)  ; &quot;&lt;grammatik-nts&gt;&quot; &amp; [.V20] &amp; &quot;&lt;/grammatik-nts&gt;&quot;   ;   &quot;&lt;grammatik-ts&gt;&quot; &amp; [.V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W20]);[.V50];[.V50] &amp; IF([.W20]=&quot;|&quot;; &quot;&lt;regel-oder&gt; | &lt;/regel-oder&gt;&quot; ;    IF(AND(CODE([.W20]) &gt;= 65; CODE([.W20]) &lt;= 90)  ; &quot;&lt;grammatik-nts&gt;&quot; &amp; [.W20] &amp; &quot;&lt;/grammatik-nts&gt;&quot;   ;   &quot;&lt;grammatik-ts&gt;&quot; &amp; [.W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X20]);[.W50];[.W50] &amp; IF([.X20]=&quot;|&quot;; &quot;&lt;regel-oder&gt; | &lt;/regel-oder&gt;&quot; ;    IF(AND(CODE([.X20]) &gt;= 65; CODE([.X20]) &lt;= 90)  ; &quot;&lt;grammatik-nts&gt;&quot; &amp; [.X20] &amp; &quot;&lt;/grammatik-nts&gt;&quot;   ;   &quot;&lt;grammatik-ts&gt;&quot; &amp; [.X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Y20]);[.X50];[.X50] &amp; IF([.Y20]=&quot;|&quot;; &quot;&lt;regel-oder&gt; | &lt;/regel-oder&gt;&quot; ;    IF(AND(CODE([.Y20]) &gt;= 65; CODE([.Y20]) &lt;= 90)  ; &quot;&lt;grammatik-nts&gt;&quot; &amp; [.Y20] &amp; &quot;&lt;/grammatik-nts&gt;&quot;   ;   &quot;&lt;grammatik-ts&gt;&quot; &amp; [.Y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Z20]);[.Y50];[.Y50] &amp; IF([.Z20]=&quot;|&quot;; &quot;&lt;regel-oder&gt; | &lt;/regel-oder&gt;&quot; ;    IF(AND(CODE([.Z20]) &gt;= 65; CODE([.Z20]) &lt;= 90)  ; &quot;&lt;grammatik-nts&gt;&quot; &amp; [.Z20] &amp; &quot;&lt;/grammatik-nts&gt;&quot;   ;   &quot;&lt;grammatik-ts&gt;&quot; &amp; [.Z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AA20]);[.Z50];[.Z50] &amp; IF([.AA20]=&quot;|&quot;; &quot;&lt;regel-oder&gt; | &lt;/regel-oder&gt;&quot; ;    IF(AND(CODE([.AA20]) &gt;= 65; CODE([.AA20]) &lt;= 90)  ; &quot;&lt;grammatik-nts&gt;&quot; &amp; [.AA20] &amp; &quot;&lt;/grammatik-nts&gt;&quot;   ;   &quot;&lt;grammatik-ts&gt;&quot; &amp; [.AA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AB20]);[.AA50];[.AA50] &amp; IF([.AB20]=&quot;|&quot;; &quot;&lt;regel-oder&gt; | &lt;/regel-oder&gt;&quot; ;    IF(AND(CODE([.AB20]) &gt;= 65; CODE([.AB20]) &lt;= 90)  ; &quot;&lt;grammatik-nts&gt;&quot; &amp; [.AB20] &amp; &quot;&lt;/grammatik-nts&gt;&quot;   ;   &quot;&lt;grammatik-ts&gt;&quot; &amp; [.AB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AC20]);[.AB50];[.AB50] &amp; IF([.AC20]=&quot;|&quot;; &quot;&lt;regel-oder&gt; | &lt;/regel-oder&gt;&quot; ;    IF(AND(CODE([.AC20]) &gt;= 65; CODE([.AC20]) &lt;= 90)  ; &quot;&lt;grammatik-nts&gt;&quot; &amp; [.AC20] &amp; &quot;&lt;/grammatik-nts&gt;&quot;   ;   &quot;&lt;grammatik-ts&gt;&quot; &amp; [.AC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AD20]);[.AC50];[.AC50] &amp; IF([.AD20]=&quot;|&quot;; &quot;&lt;regel-oder&gt; | &lt;/regel-oder&gt;&quot; ;    IF(AND(CODE([.AD20]) &gt;= 65; CODE([.AD20]) &lt;= 90)  ; &quot;&lt;grammatik-nts&gt;&quot; &amp; [.AD20] &amp; &quot;&lt;/grammatik-nts&gt;&quot;   ;   &quot;&lt;grammatik-ts&gt;&quot; &amp; [.AD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CONCATENATE([.AD50];&quot;&lt;/grammatik-rechts&gt;&lt;/grammatik-regel&gt;&lt;br /&gt;&quot; &amp; CHAR(13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&lt;/grammatik-rechts&gt;&lt;/grammatik-regel&gt;&lt;br /&gt;&#13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1];&quot;&lt;/grammatik-nts&gt;&lt;/grammatik-links&gt;&lt;grammatik-pfeil&gt;&amp;rarr;&lt;/grammatik-pfeil&gt;&lt;grammatik-rechts&gt;&quot;)" office:value-type="string" office:string-value="&lt;grammatik-regel&gt;&lt;grammatik-links&gt;&lt;grammatik-nts&gt;F&lt;/grammatik-nts&gt;&lt;/grammatik-links&gt;&lt;grammatik-pfeil&gt;&amp;rarr;&lt;/grammatik-pfeil&gt;&lt;grammatik-rechts&gt;" calcext:value-type="string">
            <text:p>&lt;grammatik-regel&gt;&lt;grammatik-links&gt;&lt;grammatik-nts&gt;F&lt;/grammatik-nts&gt;&lt;/grammatik-links&gt;&lt;grammatik-pfeil&gt;&amp;rarr;&lt;/grammatik-pfeil&gt;&lt;grammatik-rechts&gt;</text:p>
          </table:table-cell>
          <table:table-cell table:formula="of:=IF(ISBLANK([.B21]);[.A51];[.A51] &amp; IF([.B21]=&quot;|&quot;;&quot;|&quot;;    IF(AND(CODE([.B21]) &gt;= 65; CODE([.B21]) &lt;= 90)  ; &quot;&lt;grammatik-nts&gt;&quot; &amp; [.B21] &amp; &quot;&lt;/grammatik-nts&gt;&quot;   ;   &quot;&lt;grammatik-ts&gt;&quot; &amp; [.B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</text:p>
          </table:table-cell>
          <table:table-cell table:formula="of:=IF(ISBLANK([.C21]);[.B51];[.B51] &amp; IF([.C21]=&quot;|&quot;; &quot;&lt;regel-oder&gt; | &lt;/regel-oder&gt;&quot; ;    IF(AND(CODE([.C21]) &gt;= 65; CODE([.C21]) &lt;= 90)  ; &quot;&lt;grammatik-nts&gt;&quot; &amp; [.C21] &amp; &quot;&lt;/grammatik-nts&gt;&quot;   ;   &quot;&lt;grammatik-ts&gt;&quot; &amp; [.C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D21]);[.C51];[.C51] &amp; IF([.D21]=&quot;|&quot;; &quot;&lt;regel-oder&gt; | &lt;/regel-oder&gt;&quot; ;    IF(AND(CODE([.D21]) &gt;= 65; CODE([.D21]) &lt;= 90)  ; &quot;&lt;grammatik-nts&gt;&quot; &amp; [.D21] &amp; &quot;&lt;/grammatik-nts&gt;&quot;   ;   &quot;&lt;grammatik-ts&gt;&quot; &amp; [.D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E21]);[.D51];[.D51] &amp; IF([.E21]=&quot;|&quot;; &quot;&lt;regel-oder&gt; | &lt;/regel-oder&gt;&quot; ;    IF(AND(CODE([.E21]) &gt;= 65; CODE([.E21]) &lt;= 90)  ; &quot;&lt;grammatik-nts&gt;&quot; &amp; [.E21] &amp; &quot;&lt;/grammatik-nts&gt;&quot;   ;   &quot;&lt;grammatik-ts&gt;&quot; &amp; [.E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F21]);[.E51];[.E51] &amp; IF([.F21]=&quot;|&quot;; &quot;&lt;regel-oder&gt; | &lt;/regel-oder&gt;&quot; ;    IF(AND(CODE([.F21]) &gt;= 65; CODE([.F21]) &lt;= 90)  ; &quot;&lt;grammatik-nts&gt;&quot; &amp; [.F21] &amp; &quot;&lt;/grammatik-nts&gt;&quot;   ;   &quot;&lt;grammatik-ts&gt;&quot; &amp; [.F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G21]);[.F51];[.F51] &amp; IF([.G21]=&quot;|&quot;; &quot;&lt;regel-oder&gt; | &lt;/regel-oder&gt;&quot; ;    IF(AND(CODE([.G21]) &gt;= 65; CODE([.G21]) &lt;= 90)  ; &quot;&lt;grammatik-nts&gt;&quot; &amp; [.G21] &amp; &quot;&lt;/grammatik-nts&gt;&quot;   ;   &quot;&lt;grammatik-ts&gt;&quot; &amp; [.G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H21]);[.G51];[.G51] &amp; IF([.H21]=&quot;|&quot;; &quot;&lt;regel-oder&gt; | &lt;/regel-oder&gt;&quot; ;    IF(AND(CODE([.H21]) &gt;= 65; CODE([.H21]) &lt;= 90)  ; &quot;&lt;grammatik-nts&gt;&quot; &amp; [.H21] &amp; &quot;&lt;/grammatik-nts&gt;&quot;   ;   &quot;&lt;grammatik-ts&gt;&quot; &amp; [.H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I21]);[.H51];[.H51] &amp; IF([.I21]=&quot;|&quot;; &quot;&lt;regel-oder&gt; | &lt;/regel-oder&gt;&quot; ;    IF(AND(CODE([.I21]) &gt;= 65; CODE([.I21]) &lt;= 90)  ; &quot;&lt;grammatik-nts&gt;&quot; &amp; [.I21] &amp; &quot;&lt;/grammatik-nts&gt;&quot;   ;   &quot;&lt;grammatik-ts&gt;&quot; &amp; [.I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J21]);[.I51];[.I51] &amp; IF([.J21]=&quot;|&quot;; &quot;&lt;regel-oder&gt; | &lt;/regel-oder&gt;&quot; ;    IF(AND(CODE([.J21]) &gt;= 65; CODE([.J21]) &lt;= 90)  ; &quot;&lt;grammatik-nts&gt;&quot; &amp; [.J21] &amp; &quot;&lt;/grammatik-nts&gt;&quot;   ;   &quot;&lt;grammatik-ts&gt;&quot; &amp; [.J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K21]);[.J51];[.J51] &amp; IF([.K21]=&quot;|&quot;; &quot;&lt;regel-oder&gt; | &lt;/regel-oder&gt;&quot; ;    IF(AND(CODE([.K21]) &gt;= 65; CODE([.K21]) &lt;= 90)  ; &quot;&lt;grammatik-nts&gt;&quot; &amp; [.K21] &amp; &quot;&lt;/grammatik-nts&gt;&quot;   ;   &quot;&lt;grammatik-ts&gt;&quot; &amp; [.K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L21]);[.K51];[.K51] &amp; IF([.L21]=&quot;|&quot;; &quot;&lt;regel-oder&gt; | &lt;/regel-oder&gt;&quot; ;    IF(AND(CODE([.L21]) &gt;= 65; CODE([.L21]) &lt;= 90)  ; &quot;&lt;grammatik-nts&gt;&quot; &amp; [.L21] &amp; &quot;&lt;/grammatik-nts&gt;&quot;   ;   &quot;&lt;grammatik-ts&gt;&quot; &amp; [.L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M21]);[.L51];[.L51] &amp; IF([.M21]=&quot;|&quot;; &quot;&lt;regel-oder&gt; | &lt;/regel-oder&gt;&quot; ;    IF(AND(CODE([.M21]) &gt;= 65; CODE([.M21]) &lt;= 90)  ; &quot;&lt;grammatik-nts&gt;&quot; &amp; [.M21] &amp; &quot;&lt;/grammatik-nts&gt;&quot;   ;   &quot;&lt;grammatik-ts&gt;&quot; &amp; [.M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N21]);[.M51];[.M51] &amp; IF([.N21]=&quot;|&quot;; &quot;&lt;regel-oder&gt; | &lt;/regel-oder&gt;&quot; ;    IF(AND(CODE([.N21]) &gt;= 65; CODE([.N21]) &lt;= 90)  ; &quot;&lt;grammatik-nts&gt;&quot; &amp; [.N21] &amp; &quot;&lt;/grammatik-nts&gt;&quot;   ;   &quot;&lt;grammatik-ts&gt;&quot; &amp; [.N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O21]);[.N51];[.N51] &amp; IF([.O21]=&quot;|&quot;; &quot;&lt;regel-oder&gt; | &lt;/regel-oder&gt;&quot; ;    IF(AND(CODE([.O21]) &gt;= 65; CODE([.O21]) &lt;= 90)  ; &quot;&lt;grammatik-nts&gt;&quot; &amp; [.O21] &amp; &quot;&lt;/grammatik-nts&gt;&quot;   ;   &quot;&lt;grammatik-ts&gt;&quot; &amp; [.O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P21]);[.O51];[.O51] &amp; IF([.P21]=&quot;|&quot;; &quot;&lt;regel-oder&gt; | &lt;/regel-oder&gt;&quot; ;    IF(AND(CODE([.P21]) &gt;= 65; CODE([.P21]) &lt;= 90)  ; &quot;&lt;grammatik-nts&gt;&quot; &amp; [.P21] &amp; &quot;&lt;/grammatik-nts&gt;&quot;   ;   &quot;&lt;grammatik-ts&gt;&quot; &amp; [.P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Q21]);[.P51];[.P51] &amp; IF([.Q21]=&quot;|&quot;; &quot;&lt;regel-oder&gt; | &lt;/regel-oder&gt;&quot; ;    IF(AND(CODE([.Q21]) &gt;= 65; CODE([.Q21]) &lt;= 90)  ; &quot;&lt;grammatik-nts&gt;&quot; &amp; [.Q21] &amp; &quot;&lt;/grammatik-nts&gt;&quot;   ;   &quot;&lt;grammatik-ts&gt;&quot; &amp; [.Q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R21]);[.Q51];[.Q51] &amp; IF([.R21]=&quot;|&quot;; &quot;&lt;regel-oder&gt; | &lt;/regel-oder&gt;&quot; ;    IF(AND(CODE([.R21]) &gt;= 65; CODE([.R21]) &lt;= 90)  ; &quot;&lt;grammatik-nts&gt;&quot; &amp; [.R21] &amp; &quot;&lt;/grammatik-nts&gt;&quot;   ;   &quot;&lt;grammatik-ts&gt;&quot; &amp; [.R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S21]);[.R51];[.R51] &amp; IF([.S21]=&quot;|&quot;; &quot;&lt;regel-oder&gt; | &lt;/regel-oder&gt;&quot; ;    IF(AND(CODE([.S21]) &gt;= 65; CODE([.S21]) &lt;= 90)  ; &quot;&lt;grammatik-nts&gt;&quot; &amp; [.S21] &amp; &quot;&lt;/grammatik-nts&gt;&quot;   ;   &quot;&lt;grammatik-ts&gt;&quot; &amp; [.S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T21]);[.S51];[.S51] &amp; IF([.T21]=&quot;|&quot;; &quot;&lt;regel-oder&gt; | &lt;/regel-oder&gt;&quot; ;    IF(AND(CODE([.T21]) &gt;= 65; CODE([.T21]) &lt;= 90)  ; &quot;&lt;grammatik-nts&gt;&quot; &amp; [.T21] &amp; &quot;&lt;/grammatik-nts&gt;&quot;   ;   &quot;&lt;grammatik-ts&gt;&quot; &amp; [.T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U21]);[.T51];[.T51] &amp; IF([.U21]=&quot;|&quot;; &quot;&lt;regel-oder&gt; | &lt;/regel-oder&gt;&quot; ;    IF(AND(CODE([.U21]) &gt;= 65; CODE([.U21]) &lt;= 90)  ; &quot;&lt;grammatik-nts&gt;&quot; &amp; [.U21] &amp; &quot;&lt;/grammatik-nts&gt;&quot;   ;   &quot;&lt;grammatik-ts&gt;&quot; &amp; [.U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V21]);[.U51];[.U51] &amp; IF([.V21]=&quot;|&quot;; &quot;&lt;regel-oder&gt; | &lt;/regel-oder&gt;&quot; ;    IF(AND(CODE([.V21]) &gt;= 65; CODE([.V21]) &lt;= 90)  ; &quot;&lt;grammatik-nts&gt;&quot; &amp; [.V21] &amp; &quot;&lt;/grammatik-nts&gt;&quot;   ;   &quot;&lt;grammatik-ts&gt;&quot; &amp; [.V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W21]);[.V51];[.V51] &amp; IF([.W21]=&quot;|&quot;; &quot;&lt;regel-oder&gt; | &lt;/regel-oder&gt;&quot; ;    IF(AND(CODE([.W21]) &gt;= 65; CODE([.W21]) &lt;= 90)  ; &quot;&lt;grammatik-nts&gt;&quot; &amp; [.W21] &amp; &quot;&lt;/grammatik-nts&gt;&quot;   ;   &quot;&lt;grammatik-ts&gt;&quot; &amp; [.W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X21]);[.W51];[.W51] &amp; IF([.X21]=&quot;|&quot;; &quot;&lt;regel-oder&gt; | &lt;/regel-oder&gt;&quot; ;    IF(AND(CODE([.X21]) &gt;= 65; CODE([.X21]) &lt;= 90)  ; &quot;&lt;grammatik-nts&gt;&quot; &amp; [.X21] &amp; &quot;&lt;/grammatik-nts&gt;&quot;   ;   &quot;&lt;grammatik-ts&gt;&quot; &amp; [.X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Y21]);[.X51];[.X51] &amp; IF([.Y21]=&quot;|&quot;; &quot;&lt;regel-oder&gt; | &lt;/regel-oder&gt;&quot; ;    IF(AND(CODE([.Y21]) &gt;= 65; CODE([.Y21]) &lt;= 90)  ; &quot;&lt;grammatik-nts&gt;&quot; &amp; [.Y21] &amp; &quot;&lt;/grammatik-nts&gt;&quot;   ;   &quot;&lt;grammatik-ts&gt;&quot; &amp; [.Y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Z21]);[.Y51];[.Y51] &amp; IF([.Z21]=&quot;|&quot;; &quot;&lt;regel-oder&gt; | &lt;/regel-oder&gt;&quot; ;    IF(AND(CODE([.Z21]) &gt;= 65; CODE([.Z21]) &lt;= 90)  ; &quot;&lt;grammatik-nts&gt;&quot; &amp; [.Z21] &amp; &quot;&lt;/grammatik-nts&gt;&quot;   ;   &quot;&lt;grammatik-ts&gt;&quot; &amp; [.Z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AA21]);[.Z51];[.Z51] &amp; IF([.AA21]=&quot;|&quot;; &quot;&lt;regel-oder&gt; | &lt;/regel-oder&gt;&quot; ;    IF(AND(CODE([.AA21]) &gt;= 65; CODE([.AA21]) &lt;= 90)  ; &quot;&lt;grammatik-nts&gt;&quot; &amp; [.AA21] &amp; &quot;&lt;/grammatik-nts&gt;&quot;   ;   &quot;&lt;grammatik-ts&gt;&quot; &amp; [.AA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AB21]);[.AA51];[.AA51] &amp; IF([.AB21]=&quot;|&quot;; &quot;&lt;regel-oder&gt; | &lt;/regel-oder&gt;&quot; ;    IF(AND(CODE([.AB21]) &gt;= 65; CODE([.AB21]) &lt;= 90)  ; &quot;&lt;grammatik-nts&gt;&quot; &amp; [.AB21] &amp; &quot;&lt;/grammatik-nts&gt;&quot;   ;   &quot;&lt;grammatik-ts&gt;&quot; &amp; [.AB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AC21]);[.AB51];[.AB51] &amp; IF([.AC21]=&quot;|&quot;; &quot;&lt;regel-oder&gt; | &lt;/regel-oder&gt;&quot; ;    IF(AND(CODE([.AC21]) &gt;= 65; CODE([.AC21]) &lt;= 90)  ; &quot;&lt;grammatik-nts&gt;&quot; &amp; [.AC21] &amp; &quot;&lt;/grammatik-nts&gt;&quot;   ;   &quot;&lt;grammatik-ts&gt;&quot; &amp; [.AC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AD21]);[.AC51];[.AC51] &amp; IF([.AD21]=&quot;|&quot;; &quot;&lt;regel-oder&gt; | &lt;/regel-oder&gt;&quot; ;    IF(AND(CODE([.AD21]) &gt;= 65; CODE([.AD21]) &lt;= 90)  ; &quot;&lt;grammatik-nts&gt;&quot; &amp; [.AD21] &amp; &quot;&lt;/grammatik-nts&gt;&quot;   ;   &quot;&lt;grammatik-ts&gt;&quot; &amp; [.AD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CONCATENATE([.AD51];&quot;&lt;/grammatik-rechts&gt;&lt;/grammatik-regel&gt;&lt;br /&gt;&quot; &amp; CHAR(13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&lt;/grammatik-rechts&gt;&lt;/grammatik-regel&gt;&lt;br /&gt;&#13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2];&quot;&lt;/grammatik-nts&gt;&lt;/grammatik-links&gt;&lt;grammatik-pfeil&gt;&amp;rarr;&lt;/grammatik-pfeil&gt;&lt;grammatik-rechts&gt;&quot;)" office:value-type="string" office:string-value="&lt;grammatik-regel&gt;&lt;grammatik-links&gt;&lt;grammatik-nts&gt;G&lt;/grammatik-nts&gt;&lt;/grammatik-links&gt;&lt;grammatik-pfeil&gt;&amp;rarr;&lt;/grammatik-pfeil&gt;&lt;grammatik-rechts&gt;" calcext:value-type="string">
            <text:p>&lt;grammatik-regel&gt;&lt;grammatik-links&gt;&lt;grammatik-nts&gt;G&lt;/grammatik-nts&gt;&lt;/grammatik-links&gt;&lt;grammatik-pfeil&gt;&amp;rarr;&lt;/grammatik-pfeil&gt;&lt;grammatik-rechts&gt;</text:p>
          </table:table-cell>
          <table:table-cell table:formula="of:=IF(ISBLANK([.B22]);[.A52];[.A52] &amp; IF([.B22]=&quot;|&quot;;&quot;|&quot;;    IF(AND(CODE([.B22]) &gt;= 65; CODE([.B22]) &lt;= 90)  ; &quot;&lt;grammatik-nts&gt;&quot; &amp; [.B22] &amp; &quot;&lt;/grammatik-nts&gt;&quot;   ;   &quot;&lt;grammatik-ts&gt;&quot; &amp; [.B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</text:p>
          </table:table-cell>
          <table:table-cell table:formula="of:=IF(ISBLANK([.C22]);[.B52];[.B52] &amp; IF([.C22]=&quot;|&quot;; &quot;&lt;regel-oder&gt; | &lt;/regel-oder&gt;&quot; ;    IF(AND(CODE([.C22]) &gt;= 65; CODE([.C22]) &lt;= 90)  ; &quot;&lt;grammatik-nts&gt;&quot; &amp; [.C22] &amp; &quot;&lt;/grammatik-nts&gt;&quot;   ;   &quot;&lt;grammatik-ts&gt;&quot; &amp; [.C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D22]);[.C52];[.C52] &amp; IF([.D22]=&quot;|&quot;; &quot;&lt;regel-oder&gt; | &lt;/regel-oder&gt;&quot; ;    IF(AND(CODE([.D22]) &gt;= 65; CODE([.D22]) &lt;= 90)  ; &quot;&lt;grammatik-nts&gt;&quot; &amp; [.D22] &amp; &quot;&lt;/grammatik-nts&gt;&quot;   ;   &quot;&lt;grammatik-ts&gt;&quot; &amp; [.D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E22]);[.D52];[.D52] &amp; IF([.E22]=&quot;|&quot;; &quot;&lt;regel-oder&gt; | &lt;/regel-oder&gt;&quot; ;    IF(AND(CODE([.E22]) &gt;= 65; CODE([.E22]) &lt;= 90)  ; &quot;&lt;grammatik-nts&gt;&quot; &amp; [.E22] &amp; &quot;&lt;/grammatik-nts&gt;&quot;   ;   &quot;&lt;grammatik-ts&gt;&quot; &amp; [.E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F22]);[.E52];[.E52] &amp; IF([.F22]=&quot;|&quot;; &quot;&lt;regel-oder&gt; | &lt;/regel-oder&gt;&quot; ;    IF(AND(CODE([.F22]) &gt;= 65; CODE([.F22]) &lt;= 90)  ; &quot;&lt;grammatik-nts&gt;&quot; &amp; [.F22] &amp; &quot;&lt;/grammatik-nts&gt;&quot;   ;   &quot;&lt;grammatik-ts&gt;&quot; &amp; [.F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G22]);[.F52];[.F52] &amp; IF([.G22]=&quot;|&quot;; &quot;&lt;regel-oder&gt; | &lt;/regel-oder&gt;&quot; ;    IF(AND(CODE([.G22]) &gt;= 65; CODE([.G22]) &lt;= 90)  ; &quot;&lt;grammatik-nts&gt;&quot; &amp; [.G22] &amp; &quot;&lt;/grammatik-nts&gt;&quot;   ;   &quot;&lt;grammatik-ts&gt;&quot; &amp; [.G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H22]);[.G52];[.G52] &amp; IF([.H22]=&quot;|&quot;; &quot;&lt;regel-oder&gt; | &lt;/regel-oder&gt;&quot; ;    IF(AND(CODE([.H22]) &gt;= 65; CODE([.H22]) &lt;= 90)  ; &quot;&lt;grammatik-nts&gt;&quot; &amp; [.H22] &amp; &quot;&lt;/grammatik-nts&gt;&quot;   ;   &quot;&lt;grammatik-ts&gt;&quot; &amp; [.H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I22]);[.H52];[.H52] &amp; IF([.I22]=&quot;|&quot;; &quot;&lt;regel-oder&gt; | &lt;/regel-oder&gt;&quot; ;    IF(AND(CODE([.I22]) &gt;= 65; CODE([.I22]) &lt;= 90)  ; &quot;&lt;grammatik-nts&gt;&quot; &amp; [.I22] &amp; &quot;&lt;/grammatik-nts&gt;&quot;   ;   &quot;&lt;grammatik-ts&gt;&quot; &amp; [.I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J22]);[.I52];[.I52] &amp; IF([.J22]=&quot;|&quot;; &quot;&lt;regel-oder&gt; | &lt;/regel-oder&gt;&quot; ;    IF(AND(CODE([.J22]) &gt;= 65; CODE([.J22]) &lt;= 90)  ; &quot;&lt;grammatik-nts&gt;&quot; &amp; [.J22] &amp; &quot;&lt;/grammatik-nts&gt;&quot;   ;   &quot;&lt;grammatik-ts&gt;&quot; &amp; [.J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K22]);[.J52];[.J52] &amp; IF([.K22]=&quot;|&quot;; &quot;&lt;regel-oder&gt; | &lt;/regel-oder&gt;&quot; ;    IF(AND(CODE([.K22]) &gt;= 65; CODE([.K22]) &lt;= 90)  ; &quot;&lt;grammatik-nts&gt;&quot; &amp; [.K22] &amp; &quot;&lt;/grammatik-nts&gt;&quot;   ;   &quot;&lt;grammatik-ts&gt;&quot; &amp; [.K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L22]);[.K52];[.K52] &amp; IF([.L22]=&quot;|&quot;; &quot;&lt;regel-oder&gt; | &lt;/regel-oder&gt;&quot; ;    IF(AND(CODE([.L22]) &gt;= 65; CODE([.L22]) &lt;= 90)  ; &quot;&lt;grammatik-nts&gt;&quot; &amp; [.L22] &amp; &quot;&lt;/grammatik-nts&gt;&quot;   ;   &quot;&lt;grammatik-ts&gt;&quot; &amp; [.L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M22]);[.L52];[.L52] &amp; IF([.M22]=&quot;|&quot;; &quot;&lt;regel-oder&gt; | &lt;/regel-oder&gt;&quot; ;    IF(AND(CODE([.M22]) &gt;= 65; CODE([.M22]) &lt;= 90)  ; &quot;&lt;grammatik-nts&gt;&quot; &amp; [.M22] &amp; &quot;&lt;/grammatik-nts&gt;&quot;   ;   &quot;&lt;grammatik-ts&gt;&quot; &amp; [.M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N22]);[.M52];[.M52] &amp; IF([.N22]=&quot;|&quot;; &quot;&lt;regel-oder&gt; | &lt;/regel-oder&gt;&quot; ;    IF(AND(CODE([.N22]) &gt;= 65; CODE([.N22]) &lt;= 90)  ; &quot;&lt;grammatik-nts&gt;&quot; &amp; [.N22] &amp; &quot;&lt;/grammatik-nts&gt;&quot;   ;   &quot;&lt;grammatik-ts&gt;&quot; &amp; [.N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O22]);[.N52];[.N52] &amp; IF([.O22]=&quot;|&quot;; &quot;&lt;regel-oder&gt; | &lt;/regel-oder&gt;&quot; ;    IF(AND(CODE([.O22]) &gt;= 65; CODE([.O22]) &lt;= 90)  ; &quot;&lt;grammatik-nts&gt;&quot; &amp; [.O22] &amp; &quot;&lt;/grammatik-nts&gt;&quot;   ;   &quot;&lt;grammatik-ts&gt;&quot; &amp; [.O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P22]);[.O52];[.O52] &amp; IF([.P22]=&quot;|&quot;; &quot;&lt;regel-oder&gt; | &lt;/regel-oder&gt;&quot; ;    IF(AND(CODE([.P22]) &gt;= 65; CODE([.P22]) &lt;= 90)  ; &quot;&lt;grammatik-nts&gt;&quot; &amp; [.P22] &amp; &quot;&lt;/grammatik-nts&gt;&quot;   ;   &quot;&lt;grammatik-ts&gt;&quot; &amp; [.P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Q22]);[.P52];[.P52] &amp; IF([.Q22]=&quot;|&quot;; &quot;&lt;regel-oder&gt; | &lt;/regel-oder&gt;&quot; ;    IF(AND(CODE([.Q22]) &gt;= 65; CODE([.Q22]) &lt;= 90)  ; &quot;&lt;grammatik-nts&gt;&quot; &amp; [.Q22] &amp; &quot;&lt;/grammatik-nts&gt;&quot;   ;   &quot;&lt;grammatik-ts&gt;&quot; &amp; [.Q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R22]);[.Q52];[.Q52] &amp; IF([.R22]=&quot;|&quot;; &quot;&lt;regel-oder&gt; | &lt;/regel-oder&gt;&quot; ;    IF(AND(CODE([.R22]) &gt;= 65; CODE([.R22]) &lt;= 90)  ; &quot;&lt;grammatik-nts&gt;&quot; &amp; [.R22] &amp; &quot;&lt;/grammatik-nts&gt;&quot;   ;   &quot;&lt;grammatik-ts&gt;&quot; &amp; [.R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S22]);[.R52];[.R52] &amp; IF([.S22]=&quot;|&quot;; &quot;&lt;regel-oder&gt; | &lt;/regel-oder&gt;&quot; ;    IF(AND(CODE([.S22]) &gt;= 65; CODE([.S22]) &lt;= 90)  ; &quot;&lt;grammatik-nts&gt;&quot; &amp; [.S22] &amp; &quot;&lt;/grammatik-nts&gt;&quot;   ;   &quot;&lt;grammatik-ts&gt;&quot; &amp; [.S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T22]);[.S52];[.S52] &amp; IF([.T22]=&quot;|&quot;; &quot;&lt;regel-oder&gt; | &lt;/regel-oder&gt;&quot; ;    IF(AND(CODE([.T22]) &gt;= 65; CODE([.T22]) &lt;= 90)  ; &quot;&lt;grammatik-nts&gt;&quot; &amp; [.T22] &amp; &quot;&lt;/grammatik-nts&gt;&quot;   ;   &quot;&lt;grammatik-ts&gt;&quot; &amp; [.T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U22]);[.T52];[.T52] &amp; IF([.U22]=&quot;|&quot;; &quot;&lt;regel-oder&gt; | &lt;/regel-oder&gt;&quot; ;    IF(AND(CODE([.U22]) &gt;= 65; CODE([.U22]) &lt;= 90)  ; &quot;&lt;grammatik-nts&gt;&quot; &amp; [.U22] &amp; &quot;&lt;/grammatik-nts&gt;&quot;   ;   &quot;&lt;grammatik-ts&gt;&quot; &amp; [.U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V22]);[.U52];[.U52] &amp; IF([.V22]=&quot;|&quot;; &quot;&lt;regel-oder&gt; | &lt;/regel-oder&gt;&quot; ;    IF(AND(CODE([.V22]) &gt;= 65; CODE([.V22]) &lt;= 90)  ; &quot;&lt;grammatik-nts&gt;&quot; &amp; [.V22] &amp; &quot;&lt;/grammatik-nts&gt;&quot;   ;   &quot;&lt;grammatik-ts&gt;&quot; &amp; [.V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W22]);[.V52];[.V52] &amp; IF([.W22]=&quot;|&quot;; &quot;&lt;regel-oder&gt; | &lt;/regel-oder&gt;&quot; ;    IF(AND(CODE([.W22]) &gt;= 65; CODE([.W22]) &lt;= 90)  ; &quot;&lt;grammatik-nts&gt;&quot; &amp; [.W22] &amp; &quot;&lt;/grammatik-nts&gt;&quot;   ;   &quot;&lt;grammatik-ts&gt;&quot; &amp; [.W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X22]);[.W52];[.W52] &amp; IF([.X22]=&quot;|&quot;; &quot;&lt;regel-oder&gt; | &lt;/regel-oder&gt;&quot; ;    IF(AND(CODE([.X22]) &gt;= 65; CODE([.X22]) &lt;= 90)  ; &quot;&lt;grammatik-nts&gt;&quot; &amp; [.X22] &amp; &quot;&lt;/grammatik-nts&gt;&quot;   ;   &quot;&lt;grammatik-ts&gt;&quot; &amp; [.X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Y22]);[.X52];[.X52] &amp; IF([.Y22]=&quot;|&quot;; &quot;&lt;regel-oder&gt; | &lt;/regel-oder&gt;&quot; ;    IF(AND(CODE([.Y22]) &gt;= 65; CODE([.Y22]) &lt;= 90)  ; &quot;&lt;grammatik-nts&gt;&quot; &amp; [.Y22] &amp; &quot;&lt;/grammatik-nts&gt;&quot;   ;   &quot;&lt;grammatik-ts&gt;&quot; &amp; [.Y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Z22]);[.Y52];[.Y52] &amp; IF([.Z22]=&quot;|&quot;; &quot;&lt;regel-oder&gt; | &lt;/regel-oder&gt;&quot; ;    IF(AND(CODE([.Z22]) &gt;= 65; CODE([.Z22]) &lt;= 90)  ; &quot;&lt;grammatik-nts&gt;&quot; &amp; [.Z22] &amp; &quot;&lt;/grammatik-nts&gt;&quot;   ;   &quot;&lt;grammatik-ts&gt;&quot; &amp; [.Z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AA22]);[.Z52];[.Z52] &amp; IF([.AA22]=&quot;|&quot;; &quot;&lt;regel-oder&gt; | &lt;/regel-oder&gt;&quot; ;    IF(AND(CODE([.AA22]) &gt;= 65; CODE([.AA22]) &lt;= 90)  ; &quot;&lt;grammatik-nts&gt;&quot; &amp; [.AA22] &amp; &quot;&lt;/grammatik-nts&gt;&quot;   ;   &quot;&lt;grammatik-ts&gt;&quot; &amp; [.AA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AB22]);[.AA52];[.AA52] &amp; IF([.AB22]=&quot;|&quot;; &quot;&lt;regel-oder&gt; | &lt;/regel-oder&gt;&quot; ;    IF(AND(CODE([.AB22]) &gt;= 65; CODE([.AB22]) &lt;= 90)  ; &quot;&lt;grammatik-nts&gt;&quot; &amp; [.AB22] &amp; &quot;&lt;/grammatik-nts&gt;&quot;   ;   &quot;&lt;grammatik-ts&gt;&quot; &amp; [.AB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AC22]);[.AB52];[.AB52] &amp; IF([.AC22]=&quot;|&quot;; &quot;&lt;regel-oder&gt; | &lt;/regel-oder&gt;&quot; ;    IF(AND(CODE([.AC22]) &gt;= 65; CODE([.AC22]) &lt;= 90)  ; &quot;&lt;grammatik-nts&gt;&quot; &amp; [.AC22] &amp; &quot;&lt;/grammatik-nts&gt;&quot;   ;   &quot;&lt;grammatik-ts&gt;&quot; &amp; [.AC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AD22]);[.AC52];[.AC52] &amp; IF([.AD22]=&quot;|&quot;; &quot;&lt;regel-oder&gt; | &lt;/regel-oder&gt;&quot; ;    IF(AND(CODE([.AD22]) &gt;= 65; CODE([.AD22]) &lt;= 90)  ; &quot;&lt;grammatik-nts&gt;&quot; &amp; [.AD22] &amp; &quot;&lt;/grammatik-nts&gt;&quot;   ;   &quot;&lt;grammatik-ts&gt;&quot; &amp; [.AD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CONCATENATE([.AD52];&quot;&lt;/grammatik-rechts&gt;&lt;/grammatik-regel&gt;&lt;br /&gt;&quot; &amp; CHAR(13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&lt;/grammatik-rechts&gt;&lt;/grammatik-regel&gt;&lt;br /&gt;&#13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3];&quot;&lt;/grammatik-nts&gt;&lt;/grammatik-links&gt;&lt;grammatik-pfeil&gt;&amp;rarr;&lt;/grammatik-pfeil&gt;&lt;grammatik-rechts&gt;&quot;)" office:value-type="string" office:string-value="&lt;grammatik-regel&gt;&lt;grammatik-links&gt;&lt;grammatik-nts&gt;H&lt;/grammatik-nts&gt;&lt;/grammatik-links&gt;&lt;grammatik-pfeil&gt;&amp;rarr;&lt;/grammatik-pfeil&gt;&lt;grammatik-rechts&gt;" calcext:value-type="string">
            <text:p>&lt;grammatik-regel&gt;&lt;grammatik-links&gt;&lt;grammatik-nts&gt;H&lt;/grammatik-nts&gt;&lt;/grammatik-links&gt;&lt;grammatik-pfeil&gt;&amp;rarr;&lt;/grammatik-pfeil&gt;&lt;grammatik-rechts&gt;</text:p>
          </table:table-cell>
          <table:table-cell table:formula="of:=IF(ISBLANK([.B23]);[.A53];[.A53] &amp; IF([.B23]=&quot;|&quot;;&quot;|&quot;;    IF(AND(CODE([.B23]) &gt;= 65; CODE([.B23]) &lt;= 90)  ; &quot;&lt;grammatik-nts&gt;&quot; &amp; [.B23] &amp; &quot;&lt;/grammatik-nts&gt;&quot;   ;   &quot;&lt;grammatik-ts&gt;&quot; &amp; [.B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</text:p>
          </table:table-cell>
          <table:table-cell table:formula="of:=IF(ISBLANK([.C23]);[.B53];[.B53] &amp; IF([.C23]=&quot;|&quot;; &quot;&lt;regel-oder&gt; | &lt;/regel-oder&gt;&quot; ;    IF(AND(CODE([.C23]) &gt;= 65; CODE([.C23]) &lt;= 90)  ; &quot;&lt;grammatik-nts&gt;&quot; &amp; [.C23] &amp; &quot;&lt;/grammatik-nts&gt;&quot;   ;   &quot;&lt;grammatik-ts&gt;&quot; &amp; [.C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D23]);[.C53];[.C53] &amp; IF([.D23]=&quot;|&quot;; &quot;&lt;regel-oder&gt; | &lt;/regel-oder&gt;&quot; ;    IF(AND(CODE([.D23]) &gt;= 65; CODE([.D23]) &lt;= 90)  ; &quot;&lt;grammatik-nts&gt;&quot; &amp; [.D23] &amp; &quot;&lt;/grammatik-nts&gt;&quot;   ;   &quot;&lt;grammatik-ts&gt;&quot; &amp; [.D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E23]);[.D53];[.D53] &amp; IF([.E23]=&quot;|&quot;; &quot;&lt;regel-oder&gt; | &lt;/regel-oder&gt;&quot; ;    IF(AND(CODE([.E23]) &gt;= 65; CODE([.E23]) &lt;= 90)  ; &quot;&lt;grammatik-nts&gt;&quot; &amp; [.E23] &amp; &quot;&lt;/grammatik-nts&gt;&quot;   ;   &quot;&lt;grammatik-ts&gt;&quot; &amp; [.E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F23]);[.E53];[.E53] &amp; IF([.F23]=&quot;|&quot;; &quot;&lt;regel-oder&gt; | &lt;/regel-oder&gt;&quot; ;    IF(AND(CODE([.F23]) &gt;= 65; CODE([.F23]) &lt;= 90)  ; &quot;&lt;grammatik-nts&gt;&quot; &amp; [.F23] &amp; &quot;&lt;/grammatik-nts&gt;&quot;   ;   &quot;&lt;grammatik-ts&gt;&quot; &amp; [.F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G23]);[.F53];[.F53] &amp; IF([.G23]=&quot;|&quot;; &quot;&lt;regel-oder&gt; | &lt;/regel-oder&gt;&quot; ;    IF(AND(CODE([.G23]) &gt;= 65; CODE([.G23]) &lt;= 90)  ; &quot;&lt;grammatik-nts&gt;&quot; &amp; [.G23] &amp; &quot;&lt;/grammatik-nts&gt;&quot;   ;   &quot;&lt;grammatik-ts&gt;&quot; &amp; [.G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H23]);[.G53];[.G53] &amp; IF([.H23]=&quot;|&quot;; &quot;&lt;regel-oder&gt; | &lt;/regel-oder&gt;&quot; ;    IF(AND(CODE([.H23]) &gt;= 65; CODE([.H23]) &lt;= 90)  ; &quot;&lt;grammatik-nts&gt;&quot; &amp; [.H23] &amp; &quot;&lt;/grammatik-nts&gt;&quot;   ;   &quot;&lt;grammatik-ts&gt;&quot; &amp; [.H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I23]);[.H53];[.H53] &amp; IF([.I23]=&quot;|&quot;; &quot;&lt;regel-oder&gt; | &lt;/regel-oder&gt;&quot; ;    IF(AND(CODE([.I23]) &gt;= 65; CODE([.I23]) &lt;= 90)  ; &quot;&lt;grammatik-nts&gt;&quot; &amp; [.I23] &amp; &quot;&lt;/grammatik-nts&gt;&quot;   ;   &quot;&lt;grammatik-ts&gt;&quot; &amp; [.I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J23]);[.I53];[.I53] &amp; IF([.J23]=&quot;|&quot;; &quot;&lt;regel-oder&gt; | &lt;/regel-oder&gt;&quot; ;    IF(AND(CODE([.J23]) &gt;= 65; CODE([.J23]) &lt;= 90)  ; &quot;&lt;grammatik-nts&gt;&quot; &amp; [.J23] &amp; &quot;&lt;/grammatik-nts&gt;&quot;   ;   &quot;&lt;grammatik-ts&gt;&quot; &amp; [.J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K23]);[.J53];[.J53] &amp; IF([.K23]=&quot;|&quot;; &quot;&lt;regel-oder&gt; | &lt;/regel-oder&gt;&quot; ;    IF(AND(CODE([.K23]) &gt;= 65; CODE([.K23]) &lt;= 90)  ; &quot;&lt;grammatik-nts&gt;&quot; &amp; [.K23] &amp; &quot;&lt;/grammatik-nts&gt;&quot;   ;   &quot;&lt;grammatik-ts&gt;&quot; &amp; [.K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L23]);[.K53];[.K53] &amp; IF([.L23]=&quot;|&quot;; &quot;&lt;regel-oder&gt; | &lt;/regel-oder&gt;&quot; ;    IF(AND(CODE([.L23]) &gt;= 65; CODE([.L23]) &lt;= 90)  ; &quot;&lt;grammatik-nts&gt;&quot; &amp; [.L23] &amp; &quot;&lt;/grammatik-nts&gt;&quot;   ;   &quot;&lt;grammatik-ts&gt;&quot; &amp; [.L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M23]);[.L53];[.L53] &amp; IF([.M23]=&quot;|&quot;; &quot;&lt;regel-oder&gt; | &lt;/regel-oder&gt;&quot; ;    IF(AND(CODE([.M23]) &gt;= 65; CODE([.M23]) &lt;= 90)  ; &quot;&lt;grammatik-nts&gt;&quot; &amp; [.M23] &amp; &quot;&lt;/grammatik-nts&gt;&quot;   ;   &quot;&lt;grammatik-ts&gt;&quot; &amp; [.M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N23]);[.M53];[.M53] &amp; IF([.N23]=&quot;|&quot;; &quot;&lt;regel-oder&gt; | &lt;/regel-oder&gt;&quot; ;    IF(AND(CODE([.N23]) &gt;= 65; CODE([.N23]) &lt;= 90)  ; &quot;&lt;grammatik-nts&gt;&quot; &amp; [.N23] &amp; &quot;&lt;/grammatik-nts&gt;&quot;   ;   &quot;&lt;grammatik-ts&gt;&quot; &amp; [.N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O23]);[.N53];[.N53] &amp; IF([.O23]=&quot;|&quot;; &quot;&lt;regel-oder&gt; | &lt;/regel-oder&gt;&quot; ;    IF(AND(CODE([.O23]) &gt;= 65; CODE([.O23]) &lt;= 90)  ; &quot;&lt;grammatik-nts&gt;&quot; &amp; [.O23] &amp; &quot;&lt;/grammatik-nts&gt;&quot;   ;   &quot;&lt;grammatik-ts&gt;&quot; &amp; [.O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P23]);[.O53];[.O53] &amp; IF([.P23]=&quot;|&quot;; &quot;&lt;regel-oder&gt; | &lt;/regel-oder&gt;&quot; ;    IF(AND(CODE([.P23]) &gt;= 65; CODE([.P23]) &lt;= 90)  ; &quot;&lt;grammatik-nts&gt;&quot; &amp; [.P23] &amp; &quot;&lt;/grammatik-nts&gt;&quot;   ;   &quot;&lt;grammatik-ts&gt;&quot; &amp; [.P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Q23]);[.P53];[.P53] &amp; IF([.Q23]=&quot;|&quot;; &quot;&lt;regel-oder&gt; | &lt;/regel-oder&gt;&quot; ;    IF(AND(CODE([.Q23]) &gt;= 65; CODE([.Q23]) &lt;= 90)  ; &quot;&lt;grammatik-nts&gt;&quot; &amp; [.Q23] &amp; &quot;&lt;/grammatik-nts&gt;&quot;   ;   &quot;&lt;grammatik-ts&gt;&quot; &amp; [.Q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R23]);[.Q53];[.Q53] &amp; IF([.R23]=&quot;|&quot;; &quot;&lt;regel-oder&gt; | &lt;/regel-oder&gt;&quot; ;    IF(AND(CODE([.R23]) &gt;= 65; CODE([.R23]) &lt;= 90)  ; &quot;&lt;grammatik-nts&gt;&quot; &amp; [.R23] &amp; &quot;&lt;/grammatik-nts&gt;&quot;   ;   &quot;&lt;grammatik-ts&gt;&quot; &amp; [.R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S23]);[.R53];[.R53] &amp; IF([.S23]=&quot;|&quot;; &quot;&lt;regel-oder&gt; | &lt;/regel-oder&gt;&quot; ;    IF(AND(CODE([.S23]) &gt;= 65; CODE([.S23]) &lt;= 90)  ; &quot;&lt;grammatik-nts&gt;&quot; &amp; [.S23] &amp; &quot;&lt;/grammatik-nts&gt;&quot;   ;   &quot;&lt;grammatik-ts&gt;&quot; &amp; [.S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T23]);[.S53];[.S53] &amp; IF([.T23]=&quot;|&quot;; &quot;&lt;regel-oder&gt; | &lt;/regel-oder&gt;&quot; ;    IF(AND(CODE([.T23]) &gt;= 65; CODE([.T23]) &lt;= 90)  ; &quot;&lt;grammatik-nts&gt;&quot; &amp; [.T23] &amp; &quot;&lt;/grammatik-nts&gt;&quot;   ;   &quot;&lt;grammatik-ts&gt;&quot; &amp; [.T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U23]);[.T53];[.T53] &amp; IF([.U23]=&quot;|&quot;; &quot;&lt;regel-oder&gt; | &lt;/regel-oder&gt;&quot; ;    IF(AND(CODE([.U23]) &gt;= 65; CODE([.U23]) &lt;= 90)  ; &quot;&lt;grammatik-nts&gt;&quot; &amp; [.U23] &amp; &quot;&lt;/grammatik-nts&gt;&quot;   ;   &quot;&lt;grammatik-ts&gt;&quot; &amp; [.U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V23]);[.U53];[.U53] &amp; IF([.V23]=&quot;|&quot;; &quot;&lt;regel-oder&gt; | &lt;/regel-oder&gt;&quot; ;    IF(AND(CODE([.V23]) &gt;= 65; CODE([.V23]) &lt;= 90)  ; &quot;&lt;grammatik-nts&gt;&quot; &amp; [.V23] &amp; &quot;&lt;/grammatik-nts&gt;&quot;   ;   &quot;&lt;grammatik-ts&gt;&quot; &amp; [.V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W23]);[.V53];[.V53] &amp; IF([.W23]=&quot;|&quot;; &quot;&lt;regel-oder&gt; | &lt;/regel-oder&gt;&quot; ;    IF(AND(CODE([.W23]) &gt;= 65; CODE([.W23]) &lt;= 90)  ; &quot;&lt;grammatik-nts&gt;&quot; &amp; [.W23] &amp; &quot;&lt;/grammatik-nts&gt;&quot;   ;   &quot;&lt;grammatik-ts&gt;&quot; &amp; [.W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X23]);[.W53];[.W53] &amp; IF([.X23]=&quot;|&quot;; &quot;&lt;regel-oder&gt; | &lt;/regel-oder&gt;&quot; ;    IF(AND(CODE([.X23]) &gt;= 65; CODE([.X23]) &lt;= 90)  ; &quot;&lt;grammatik-nts&gt;&quot; &amp; [.X23] &amp; &quot;&lt;/grammatik-nts&gt;&quot;   ;   &quot;&lt;grammatik-ts&gt;&quot; &amp; [.X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Y23]);[.X53];[.X53] &amp; IF([.Y23]=&quot;|&quot;; &quot;&lt;regel-oder&gt; | &lt;/regel-oder&gt;&quot; ;    IF(AND(CODE([.Y23]) &gt;= 65; CODE([.Y23]) &lt;= 90)  ; &quot;&lt;grammatik-nts&gt;&quot; &amp; [.Y23] &amp; &quot;&lt;/grammatik-nts&gt;&quot;   ;   &quot;&lt;grammatik-ts&gt;&quot; &amp; [.Y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Z23]);[.Y53];[.Y53] &amp; IF([.Z23]=&quot;|&quot;; &quot;&lt;regel-oder&gt; | &lt;/regel-oder&gt;&quot; ;    IF(AND(CODE([.Z23]) &gt;= 65; CODE([.Z23]) &lt;= 90)  ; &quot;&lt;grammatik-nts&gt;&quot; &amp; [.Z23] &amp; &quot;&lt;/grammatik-nts&gt;&quot;   ;   &quot;&lt;grammatik-ts&gt;&quot; &amp; [.Z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AA23]);[.Z53];[.Z53] &amp; IF([.AA23]=&quot;|&quot;; &quot;&lt;regel-oder&gt; | &lt;/regel-oder&gt;&quot; ;    IF(AND(CODE([.AA23]) &gt;= 65; CODE([.AA23]) &lt;= 90)  ; &quot;&lt;grammatik-nts&gt;&quot; &amp; [.AA23] &amp; &quot;&lt;/grammatik-nts&gt;&quot;   ;   &quot;&lt;grammatik-ts&gt;&quot; &amp; [.AA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AB23]);[.AA53];[.AA53] &amp; IF([.AB23]=&quot;|&quot;; &quot;&lt;regel-oder&gt; | &lt;/regel-oder&gt;&quot; ;    IF(AND(CODE([.AB23]) &gt;= 65; CODE([.AB23]) &lt;= 90)  ; &quot;&lt;grammatik-nts&gt;&quot; &amp; [.AB23] &amp; &quot;&lt;/grammatik-nts&gt;&quot;   ;   &quot;&lt;grammatik-ts&gt;&quot; &amp; [.AB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AC23]);[.AB53];[.AB53] &amp; IF([.AC23]=&quot;|&quot;; &quot;&lt;regel-oder&gt; | &lt;/regel-oder&gt;&quot; ;    IF(AND(CODE([.AC23]) &gt;= 65; CODE([.AC23]) &lt;= 90)  ; &quot;&lt;grammatik-nts&gt;&quot; &amp; [.AC23] &amp; &quot;&lt;/grammatik-nts&gt;&quot;   ;   &quot;&lt;grammatik-ts&gt;&quot; &amp; [.AC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AD23]);[.AC53];[.AC53] &amp; IF([.AD23]=&quot;|&quot;; &quot;&lt;regel-oder&gt; | &lt;/regel-oder&gt;&quot; ;    IF(AND(CODE([.AD23]) &gt;= 65; CODE([.AD23]) &lt;= 90)  ; &quot;&lt;grammatik-nts&gt;&quot; &amp; [.AD23] &amp; &quot;&lt;/grammatik-nts&gt;&quot;   ;   &quot;&lt;grammatik-ts&gt;&quot; &amp; [.AD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CONCATENATE([.AD53];&quot;&lt;/grammatik-rechts&gt;&lt;/grammatik-regel&gt;&lt;br /&gt;&quot; &amp; CHAR(13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&lt;/grammatik-rechts&gt;&lt;/grammatik-regel&gt;&lt;br /&gt;&#13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4];&quot;&lt;/grammatik-nts&gt;&lt;/grammatik-links&gt;&lt;grammatik-pfeil&gt;&amp;rarr;&lt;/grammatik-pfeil&gt;&lt;grammatik-rechts&gt;&quot;)" office:value-type="string" office:string-value="&lt;grammatik-regel&gt;&lt;grammatik-links&gt;&lt;grammatik-nts&gt;J&lt;/grammatik-nts&gt;&lt;/grammatik-links&gt;&lt;grammatik-pfeil&gt;&amp;rarr;&lt;/grammatik-pfeil&gt;&lt;grammatik-rechts&gt;" calcext:value-type="string">
            <text:p>&lt;grammatik-regel&gt;&lt;grammatik-links&gt;&lt;grammatik-nts&gt;J&lt;/grammatik-nts&gt;&lt;/grammatik-links&gt;&lt;grammatik-pfeil&gt;&amp;rarr;&lt;/grammatik-pfeil&gt;&lt;grammatik-rechts&gt;</text:p>
          </table:table-cell>
          <table:table-cell table:formula="of:=IF(ISBLANK([.B24]);[.A54];[.A54] &amp; IF([.B24]=&quot;|&quot;;&quot;|&quot;;    IF(AND(CODE([.B24]) &gt;= 65; CODE([.B24]) &lt;= 90)  ; &quot;&lt;grammatik-nts&gt;&quot; &amp; [.B24] &amp; &quot;&lt;/grammatik-nts&gt;&quot;   ;   &quot;&lt;grammatik-ts&gt;&quot; &amp; [.B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</text:p>
          </table:table-cell>
          <table:table-cell table:formula="of:=IF(ISBLANK([.C24]);[.B54];[.B54] &amp; IF([.C24]=&quot;|&quot;; &quot;&lt;regel-oder&gt; | &lt;/regel-oder&gt;&quot; ;    IF(AND(CODE([.C24]) &gt;= 65; CODE([.C24]) &lt;= 90)  ; &quot;&lt;grammatik-nts&gt;&quot; &amp; [.C24] &amp; &quot;&lt;/grammatik-nts&gt;&quot;   ;   &quot;&lt;grammatik-ts&gt;&quot; &amp; [.C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D24]);[.C54];[.C54] &amp; IF([.D24]=&quot;|&quot;; &quot;&lt;regel-oder&gt; | &lt;/regel-oder&gt;&quot; ;    IF(AND(CODE([.D24]) &gt;= 65; CODE([.D24]) &lt;= 90)  ; &quot;&lt;grammatik-nts&gt;&quot; &amp; [.D24] &amp; &quot;&lt;/grammatik-nts&gt;&quot;   ;   &quot;&lt;grammatik-ts&gt;&quot; &amp; [.D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E24]);[.D54];[.D54] &amp; IF([.E24]=&quot;|&quot;; &quot;&lt;regel-oder&gt; | &lt;/regel-oder&gt;&quot; ;    IF(AND(CODE([.E24]) &gt;= 65; CODE([.E24]) &lt;= 90)  ; &quot;&lt;grammatik-nts&gt;&quot; &amp; [.E24] &amp; &quot;&lt;/grammatik-nts&gt;&quot;   ;   &quot;&lt;grammatik-ts&gt;&quot; &amp; [.E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F24]);[.E54];[.E54] &amp; IF([.F24]=&quot;|&quot;; &quot;&lt;regel-oder&gt; | &lt;/regel-oder&gt;&quot; ;    IF(AND(CODE([.F24]) &gt;= 65; CODE([.F24]) &lt;= 90)  ; &quot;&lt;grammatik-nts&gt;&quot; &amp; [.F24] &amp; &quot;&lt;/grammatik-nts&gt;&quot;   ;   &quot;&lt;grammatik-ts&gt;&quot; &amp; [.F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G24]);[.F54];[.F54] &amp; IF([.G24]=&quot;|&quot;; &quot;&lt;regel-oder&gt; | &lt;/regel-oder&gt;&quot; ;    IF(AND(CODE([.G24]) &gt;= 65; CODE([.G24]) &lt;= 90)  ; &quot;&lt;grammatik-nts&gt;&quot; &amp; [.G24] &amp; &quot;&lt;/grammatik-nts&gt;&quot;   ;   &quot;&lt;grammatik-ts&gt;&quot; &amp; [.G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H24]);[.G54];[.G54] &amp; IF([.H24]=&quot;|&quot;; &quot;&lt;regel-oder&gt; | &lt;/regel-oder&gt;&quot; ;    IF(AND(CODE([.H24]) &gt;= 65; CODE([.H24]) &lt;= 90)  ; &quot;&lt;grammatik-nts&gt;&quot; &amp; [.H24] &amp; &quot;&lt;/grammatik-nts&gt;&quot;   ;   &quot;&lt;grammatik-ts&gt;&quot; &amp; [.H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I24]);[.H54];[.H54] &amp; IF([.I24]=&quot;|&quot;; &quot;&lt;regel-oder&gt; | &lt;/regel-oder&gt;&quot; ;    IF(AND(CODE([.I24]) &gt;= 65; CODE([.I24]) &lt;= 90)  ; &quot;&lt;grammatik-nts&gt;&quot; &amp; [.I24] &amp; &quot;&lt;/grammatik-nts&gt;&quot;   ;   &quot;&lt;grammatik-ts&gt;&quot; &amp; [.I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J24]);[.I54];[.I54] &amp; IF([.J24]=&quot;|&quot;; &quot;&lt;regel-oder&gt; | &lt;/regel-oder&gt;&quot; ;    IF(AND(CODE([.J24]) &gt;= 65; CODE([.J24]) &lt;= 90)  ; &quot;&lt;grammatik-nts&gt;&quot; &amp; [.J24] &amp; &quot;&lt;/grammatik-nts&gt;&quot;   ;   &quot;&lt;grammatik-ts&gt;&quot; &amp; [.J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K24]);[.J54];[.J54] &amp; IF([.K24]=&quot;|&quot;; &quot;&lt;regel-oder&gt; | &lt;/regel-oder&gt;&quot; ;    IF(AND(CODE([.K24]) &gt;= 65; CODE([.K24]) &lt;= 90)  ; &quot;&lt;grammatik-nts&gt;&quot; &amp; [.K24] &amp; &quot;&lt;/grammatik-nts&gt;&quot;   ;   &quot;&lt;grammatik-ts&gt;&quot; &amp; [.K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L24]);[.K54];[.K54] &amp; IF([.L24]=&quot;|&quot;; &quot;&lt;regel-oder&gt; | &lt;/regel-oder&gt;&quot; ;    IF(AND(CODE([.L24]) &gt;= 65; CODE([.L24]) &lt;= 90)  ; &quot;&lt;grammatik-nts&gt;&quot; &amp; [.L24] &amp; &quot;&lt;/grammatik-nts&gt;&quot;   ;   &quot;&lt;grammatik-ts&gt;&quot; &amp; [.L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M24]);[.L54];[.L54] &amp; IF([.M24]=&quot;|&quot;; &quot;&lt;regel-oder&gt; | &lt;/regel-oder&gt;&quot; ;    IF(AND(CODE([.M24]) &gt;= 65; CODE([.M24]) &lt;= 90)  ; &quot;&lt;grammatik-nts&gt;&quot; &amp; [.M24] &amp; &quot;&lt;/grammatik-nts&gt;&quot;   ;   &quot;&lt;grammatik-ts&gt;&quot; &amp; [.M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N24]);[.M54];[.M54] &amp; IF([.N24]=&quot;|&quot;; &quot;&lt;regel-oder&gt; | &lt;/regel-oder&gt;&quot; ;    IF(AND(CODE([.N24]) &gt;= 65; CODE([.N24]) &lt;= 90)  ; &quot;&lt;grammatik-nts&gt;&quot; &amp; [.N24] &amp; &quot;&lt;/grammatik-nts&gt;&quot;   ;   &quot;&lt;grammatik-ts&gt;&quot; &amp; [.N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O24]);[.N54];[.N54] &amp; IF([.O24]=&quot;|&quot;; &quot;&lt;regel-oder&gt; | &lt;/regel-oder&gt;&quot; ;    IF(AND(CODE([.O24]) &gt;= 65; CODE([.O24]) &lt;= 90)  ; &quot;&lt;grammatik-nts&gt;&quot; &amp; [.O24] &amp; &quot;&lt;/grammatik-nts&gt;&quot;   ;   &quot;&lt;grammatik-ts&gt;&quot; &amp; [.O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P24]);[.O54];[.O54] &amp; IF([.P24]=&quot;|&quot;; &quot;&lt;regel-oder&gt; | &lt;/regel-oder&gt;&quot; ;    IF(AND(CODE([.P24]) &gt;= 65; CODE([.P24]) &lt;= 90)  ; &quot;&lt;grammatik-nts&gt;&quot; &amp; [.P24] &amp; &quot;&lt;/grammatik-nts&gt;&quot;   ;   &quot;&lt;grammatik-ts&gt;&quot; &amp; [.P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Q24]);[.P54];[.P54] &amp; IF([.Q24]=&quot;|&quot;; &quot;&lt;regel-oder&gt; | &lt;/regel-oder&gt;&quot; ;    IF(AND(CODE([.Q24]) &gt;= 65; CODE([.Q24]) &lt;= 90)  ; &quot;&lt;grammatik-nts&gt;&quot; &amp; [.Q24] &amp; &quot;&lt;/grammatik-nts&gt;&quot;   ;   &quot;&lt;grammatik-ts&gt;&quot; &amp; [.Q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R24]);[.Q54];[.Q54] &amp; IF([.R24]=&quot;|&quot;; &quot;&lt;regel-oder&gt; | &lt;/regel-oder&gt;&quot; ;    IF(AND(CODE([.R24]) &gt;= 65; CODE([.R24]) &lt;= 90)  ; &quot;&lt;grammatik-nts&gt;&quot; &amp; [.R24] &amp; &quot;&lt;/grammatik-nts&gt;&quot;   ;   &quot;&lt;grammatik-ts&gt;&quot; &amp; [.R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S24]);[.R54];[.R54] &amp; IF([.S24]=&quot;|&quot;; &quot;&lt;regel-oder&gt; | &lt;/regel-oder&gt;&quot; ;    IF(AND(CODE([.S24]) &gt;= 65; CODE([.S24]) &lt;= 90)  ; &quot;&lt;grammatik-nts&gt;&quot; &amp; [.S24] &amp; &quot;&lt;/grammatik-nts&gt;&quot;   ;   &quot;&lt;grammatik-ts&gt;&quot; &amp; [.S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T24]);[.S54];[.S54] &amp; IF([.T24]=&quot;|&quot;; &quot;&lt;regel-oder&gt; | &lt;/regel-oder&gt;&quot; ;    IF(AND(CODE([.T24]) &gt;= 65; CODE([.T24]) &lt;= 90)  ; &quot;&lt;grammatik-nts&gt;&quot; &amp; [.T24] &amp; &quot;&lt;/grammatik-nts&gt;&quot;   ;   &quot;&lt;grammatik-ts&gt;&quot; &amp; [.T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U24]);[.T54];[.T54] &amp; IF([.U24]=&quot;|&quot;; &quot;&lt;regel-oder&gt; | &lt;/regel-oder&gt;&quot; ;    IF(AND(CODE([.U24]) &gt;= 65; CODE([.U24]) &lt;= 90)  ; &quot;&lt;grammatik-nts&gt;&quot; &amp; [.U24] &amp; &quot;&lt;/grammatik-nts&gt;&quot;   ;   &quot;&lt;grammatik-ts&gt;&quot; &amp; [.U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V24]);[.U54];[.U54] &amp; IF([.V24]=&quot;|&quot;; &quot;&lt;regel-oder&gt; | &lt;/regel-oder&gt;&quot; ;    IF(AND(CODE([.V24]) &gt;= 65; CODE([.V24]) &lt;= 90)  ; &quot;&lt;grammatik-nts&gt;&quot; &amp; [.V24] &amp; &quot;&lt;/grammatik-nts&gt;&quot;   ;   &quot;&lt;grammatik-ts&gt;&quot; &amp; [.V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W24]);[.V54];[.V54] &amp; IF([.W24]=&quot;|&quot;; &quot;&lt;regel-oder&gt; | &lt;/regel-oder&gt;&quot; ;    IF(AND(CODE([.W24]) &gt;= 65; CODE([.W24]) &lt;= 90)  ; &quot;&lt;grammatik-nts&gt;&quot; &amp; [.W24] &amp; &quot;&lt;/grammatik-nts&gt;&quot;   ;   &quot;&lt;grammatik-ts&gt;&quot; &amp; [.W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X24]);[.W54];[.W54] &amp; IF([.X24]=&quot;|&quot;; &quot;&lt;regel-oder&gt; | &lt;/regel-oder&gt;&quot; ;    IF(AND(CODE([.X24]) &gt;= 65; CODE([.X24]) &lt;= 90)  ; &quot;&lt;grammatik-nts&gt;&quot; &amp; [.X24] &amp; &quot;&lt;/grammatik-nts&gt;&quot;   ;   &quot;&lt;grammatik-ts&gt;&quot; &amp; [.X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Y24]);[.X54];[.X54] &amp; IF([.Y24]=&quot;|&quot;; &quot;&lt;regel-oder&gt; | &lt;/regel-oder&gt;&quot; ;    IF(AND(CODE([.Y24]) &gt;= 65; CODE([.Y24]) &lt;= 90)  ; &quot;&lt;grammatik-nts&gt;&quot; &amp; [.Y24] &amp; &quot;&lt;/grammatik-nts&gt;&quot;   ;   &quot;&lt;grammatik-ts&gt;&quot; &amp; [.Y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Z24]);[.Y54];[.Y54] &amp; IF([.Z24]=&quot;|&quot;; &quot;&lt;regel-oder&gt; | &lt;/regel-oder&gt;&quot; ;    IF(AND(CODE([.Z24]) &gt;= 65; CODE([.Z24]) &lt;= 90)  ; &quot;&lt;grammatik-nts&gt;&quot; &amp; [.Z24] &amp; &quot;&lt;/grammatik-nts&gt;&quot;   ;   &quot;&lt;grammatik-ts&gt;&quot; &amp; [.Z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AA24]);[.Z54];[.Z54] &amp; IF([.AA24]=&quot;|&quot;; &quot;&lt;regel-oder&gt; | &lt;/regel-oder&gt;&quot; ;    IF(AND(CODE([.AA24]) &gt;= 65; CODE([.AA24]) &lt;= 90)  ; &quot;&lt;grammatik-nts&gt;&quot; &amp; [.AA24] &amp; &quot;&lt;/grammatik-nts&gt;&quot;   ;   &quot;&lt;grammatik-ts&gt;&quot; &amp; [.AA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AB24]);[.AA54];[.AA54] &amp; IF([.AB24]=&quot;|&quot;; &quot;&lt;regel-oder&gt; | &lt;/regel-oder&gt;&quot; ;    IF(AND(CODE([.AB24]) &gt;= 65; CODE([.AB24]) &lt;= 90)  ; &quot;&lt;grammatik-nts&gt;&quot; &amp; [.AB24] &amp; &quot;&lt;/grammatik-nts&gt;&quot;   ;   &quot;&lt;grammatik-ts&gt;&quot; &amp; [.AB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AC24]);[.AB54];[.AB54] &amp; IF([.AC24]=&quot;|&quot;; &quot;&lt;regel-oder&gt; | &lt;/regel-oder&gt;&quot; ;    IF(AND(CODE([.AC24]) &gt;= 65; CODE([.AC24]) &lt;= 90)  ; &quot;&lt;grammatik-nts&gt;&quot; &amp; [.AC24] &amp; &quot;&lt;/grammatik-nts&gt;&quot;   ;   &quot;&lt;grammatik-ts&gt;&quot; &amp; [.AC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AD24]);[.AC54];[.AC54] &amp; IF([.AD24]=&quot;|&quot;; &quot;&lt;regel-oder&gt; | &lt;/regel-oder&gt;&quot; ;    IF(AND(CODE([.AD24]) &gt;= 65; CODE([.AD24]) &lt;= 90)  ; &quot;&lt;grammatik-nts&gt;&quot; &amp; [.AD24] &amp; &quot;&lt;/grammatik-nts&gt;&quot;   ;   &quot;&lt;grammatik-ts&gt;&quot; &amp; [.AD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CONCATENATE([.AD54];&quot;&lt;/grammatik-rechts&gt;&lt;/grammatik-regel&gt;&lt;br /&gt;&quot; &amp; CHAR(13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&lt;/grammatik-rechts&gt;&lt;/grammatik-regel&gt;&lt;br /&gt;&#13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formula="of:=CONCATENATE(&quot;&lt;grammatik-regel&gt;&lt;grammatik-links&gt;&lt;grammatik-nts&gt;&quot;;[.A26];&quot;&lt;/grammatik-nts&gt;&lt;/grammatik-links&gt;&lt;grammatik-pfeil&gt;&amp;rarr;&lt;/grammatik-pfeil&gt;&lt;grammatik-rechts&gt;&quot;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B26]);[.A56];[.A56] &amp; IF([.B26]=&quot;|&quot;;&quot;|&quot;;    IF(AND(CODE([.B26]) &gt;= 65; CODE([.B26]) &lt;= 90)  ; &quot;&lt;grammatik-nts&gt;&quot; &amp; [.B26] &amp; &quot;&lt;/grammatik-nts&gt;&quot;   ;   &quot;&lt;grammatik-ts&gt;&quot; &amp; [.B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C26]);[.B56];[.B56] &amp; IF([.C26]=&quot;|&quot;; &quot;&lt;regel-oder&gt; | &lt;/regel-oder&gt;&quot; ;    IF(AND(CODE([.C26]) &gt;= 65; CODE([.C26]) &lt;= 90)  ; &quot;&lt;grammatik-nts&gt;&quot; &amp; [.C26] &amp; &quot;&lt;/grammatik-nts&gt;&quot;   ;   &quot;&lt;grammatik-ts&gt;&quot; &amp; [.C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D26]);[.C56];[.C56] &amp; IF([.D26]=&quot;|&quot;; &quot;&lt;regel-oder&gt; | &lt;/regel-oder&gt;&quot; ;    IF(AND(CODE([.D26]) &gt;= 65; CODE([.D26]) &lt;= 90)  ; &quot;&lt;grammatik-nts&gt;&quot; &amp; [.D26] &amp; &quot;&lt;/grammatik-nts&gt;&quot;   ;   &quot;&lt;grammatik-ts&gt;&quot; &amp; [.D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E26]);[.D56];[.D56] &amp; IF([.E26]=&quot;|&quot;; &quot;&lt;regel-oder&gt; | &lt;/regel-oder&gt;&quot; ;    IF(AND(CODE([.E26]) &gt;= 65; CODE([.E26]) &lt;= 90)  ; &quot;&lt;grammatik-nts&gt;&quot; &amp; [.E26] &amp; &quot;&lt;/grammatik-nts&gt;&quot;   ;   &quot;&lt;grammatik-ts&gt;&quot; &amp; [.E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F26]);[.E56];[.E56] &amp; IF([.F26]=&quot;|&quot;; &quot;&lt;regel-oder&gt; | &lt;/regel-oder&gt;&quot; ;    IF(AND(CODE([.F26]) &gt;= 65; CODE([.F26]) &lt;= 90)  ; &quot;&lt;grammatik-nts&gt;&quot; &amp; [.F26] &amp; &quot;&lt;/grammatik-nts&gt;&quot;   ;   &quot;&lt;grammatik-ts&gt;&quot; &amp; [.F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G26]);[.F56];[.F56] &amp; IF([.G26]=&quot;|&quot;; &quot;&lt;regel-oder&gt; | &lt;/regel-oder&gt;&quot; ;    IF(AND(CODE([.G26]) &gt;= 65; CODE([.G26]) &lt;= 90)  ; &quot;&lt;grammatik-nts&gt;&quot; &amp; [.G26] &amp; &quot;&lt;/grammatik-nts&gt;&quot;   ;   &quot;&lt;grammatik-ts&gt;&quot; &amp; [.G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H26]);[.G56];[.G56] &amp; IF([.H26]=&quot;|&quot;; &quot;&lt;regel-oder&gt; | &lt;/regel-oder&gt;&quot; ;    IF(AND(CODE([.H26]) &gt;= 65; CODE([.H26]) &lt;= 90)  ; &quot;&lt;grammatik-nts&gt;&quot; &amp; [.H26] &amp; &quot;&lt;/grammatik-nts&gt;&quot;   ;   &quot;&lt;grammatik-ts&gt;&quot; &amp; [.H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I26]);[.H56];[.H56] &amp; IF([.I26]=&quot;|&quot;; &quot;&lt;regel-oder&gt; | &lt;/regel-oder&gt;&quot; ;    IF(AND(CODE([.I26]) &gt;= 65; CODE([.I26]) &lt;= 90)  ; &quot;&lt;grammatik-nts&gt;&quot; &amp; [.I26] &amp; &quot;&lt;/grammatik-nts&gt;&quot;   ;   &quot;&lt;grammatik-ts&gt;&quot; &amp; [.I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J26]);[.I56];[.I56] &amp; IF([.J26]=&quot;|&quot;; &quot;&lt;regel-oder&gt; | &lt;/regel-oder&gt;&quot; ;    IF(AND(CODE([.J26]) &gt;= 65; CODE([.J26]) &lt;= 90)  ; &quot;&lt;grammatik-nts&gt;&quot; &amp; [.J26] &amp; &quot;&lt;/grammatik-nts&gt;&quot;   ;   &quot;&lt;grammatik-ts&gt;&quot; &amp; [.J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K26]);[.J56];[.J56] &amp; IF([.K26]=&quot;|&quot;; &quot;&lt;regel-oder&gt; | &lt;/regel-oder&gt;&quot; ;    IF(AND(CODE([.K26]) &gt;= 65; CODE([.K26]) &lt;= 90)  ; &quot;&lt;grammatik-nts&gt;&quot; &amp; [.K26] &amp; &quot;&lt;/grammatik-nts&gt;&quot;   ;   &quot;&lt;grammatik-ts&gt;&quot; &amp; [.K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L26]);[.K56];[.K56] &amp; IF([.L26]=&quot;|&quot;; &quot;&lt;regel-oder&gt; | &lt;/regel-oder&gt;&quot; ;    IF(AND(CODE([.L26]) &gt;= 65; CODE([.L26]) &lt;= 90)  ; &quot;&lt;grammatik-nts&gt;&quot; &amp; [.L26] &amp; &quot;&lt;/grammatik-nts&gt;&quot;   ;   &quot;&lt;grammatik-ts&gt;&quot; &amp; [.L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M26]);[.L56];[.L56] &amp; IF([.M26]=&quot;|&quot;; &quot;&lt;regel-oder&gt; | &lt;/regel-oder&gt;&quot; ;    IF(AND(CODE([.M26]) &gt;= 65; CODE([.M26]) &lt;= 90)  ; &quot;&lt;grammatik-nts&gt;&quot; &amp; [.M26] &amp; &quot;&lt;/grammatik-nts&gt;&quot;   ;   &quot;&lt;grammatik-ts&gt;&quot; &amp; [.M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N26]);[.M56];[.M56] &amp; IF([.N26]=&quot;|&quot;; &quot;&lt;regel-oder&gt; | &lt;/regel-oder&gt;&quot; ;    IF(AND(CODE([.N26]) &gt;= 65; CODE([.N26]) &lt;= 90)  ; &quot;&lt;grammatik-nts&gt;&quot; &amp; [.N26] &amp; &quot;&lt;/grammatik-nts&gt;&quot;   ;   &quot;&lt;grammatik-ts&gt;&quot; &amp; [.N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O26]);[.N56];[.N56] &amp; IF([.O26]=&quot;|&quot;; &quot;&lt;regel-oder&gt; | &lt;/regel-oder&gt;&quot; ;    IF(AND(CODE([.O26]) &gt;= 65; CODE([.O26]) &lt;= 90)  ; &quot;&lt;grammatik-nts&gt;&quot; &amp; [.O26] &amp; &quot;&lt;/grammatik-nts&gt;&quot;   ;   &quot;&lt;grammatik-ts&gt;&quot; &amp; [.O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P26]);[.O56];[.O56] &amp; IF([.P26]=&quot;|&quot;; &quot;&lt;regel-oder&gt; | &lt;/regel-oder&gt;&quot; ;    IF(AND(CODE([.P26]) &gt;= 65; CODE([.P26]) &lt;= 90)  ; &quot;&lt;grammatik-nts&gt;&quot; &amp; [.P26] &amp; &quot;&lt;/grammatik-nts&gt;&quot;   ;   &quot;&lt;grammatik-ts&gt;&quot; &amp; [.P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Q26]);[.P56];[.P56] &amp; IF([.Q26]=&quot;|&quot;; &quot;&lt;regel-oder&gt; | &lt;/regel-oder&gt;&quot; ;    IF(AND(CODE([.Q26]) &gt;= 65; CODE([.Q26]) &lt;= 90)  ; &quot;&lt;grammatik-nts&gt;&quot; &amp; [.Q26] &amp; &quot;&lt;/grammatik-nts&gt;&quot;   ;   &quot;&lt;grammatik-ts&gt;&quot; &amp; [.Q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R26]);[.Q56];[.Q56] &amp; IF([.R26]=&quot;|&quot;; &quot;&lt;regel-oder&gt; | &lt;/regel-oder&gt;&quot; ;    IF(AND(CODE([.R26]) &gt;= 65; CODE([.R26]) &lt;= 90)  ; &quot;&lt;grammatik-nts&gt;&quot; &amp; [.R26] &amp; &quot;&lt;/grammatik-nts&gt;&quot;   ;   &quot;&lt;grammatik-ts&gt;&quot; &amp; [.R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S26]);[.R56];[.R56] &amp; IF([.S26]=&quot;|&quot;; &quot;&lt;regel-oder&gt; | &lt;/regel-oder&gt;&quot; ;    IF(AND(CODE([.S26]) &gt;= 65; CODE([.S26]) &lt;= 90)  ; &quot;&lt;grammatik-nts&gt;&quot; &amp; [.S26] &amp; &quot;&lt;/grammatik-nts&gt;&quot;   ;   &quot;&lt;grammatik-ts&gt;&quot; &amp; [.S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T26]);[.S56];[.S56] &amp; IF([.T26]=&quot;|&quot;; &quot;&lt;regel-oder&gt; | &lt;/regel-oder&gt;&quot; ;    IF(AND(CODE([.T26]) &gt;= 65; CODE([.T26]) &lt;= 90)  ; &quot;&lt;grammatik-nts&gt;&quot; &amp; [.T26] &amp; &quot;&lt;/grammatik-nts&gt;&quot;   ;   &quot;&lt;grammatik-ts&gt;&quot; &amp; [.T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U26]);[.T56];[.T56] &amp; IF([.U26]=&quot;|&quot;; &quot;&lt;regel-oder&gt; | &lt;/regel-oder&gt;&quot; ;    IF(AND(CODE([.U26]) &gt;= 65; CODE([.U26]) &lt;= 90)  ; &quot;&lt;grammatik-nts&gt;&quot; &amp; [.U26] &amp; &quot;&lt;/grammatik-nts&gt;&quot;   ;   &quot;&lt;grammatik-ts&gt;&quot; &amp; [.U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V26]);[.U56];[.U56] &amp; IF([.V26]=&quot;|&quot;; &quot;&lt;regel-oder&gt; | &lt;/regel-oder&gt;&quot; ;    IF(AND(CODE([.V26]) &gt;= 65; CODE([.V26]) &lt;= 90)  ; &quot;&lt;grammatik-nts&gt;&quot; &amp; [.V26] &amp; &quot;&lt;/grammatik-nts&gt;&quot;   ;   &quot;&lt;grammatik-ts&gt;&quot; &amp; [.V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W26]);[.V56];[.V56] &amp; IF([.W26]=&quot;|&quot;; &quot;&lt;regel-oder&gt; | &lt;/regel-oder&gt;&quot; ;    IF(AND(CODE([.W26]) &gt;= 65; CODE([.W26]) &lt;= 90)  ; &quot;&lt;grammatik-nts&gt;&quot; &amp; [.W26] &amp; &quot;&lt;/grammatik-nts&gt;&quot;   ;   &quot;&lt;grammatik-ts&gt;&quot; &amp; [.W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X26]);[.W56];[.W56] &amp; IF([.X26]=&quot;|&quot;; &quot;&lt;regel-oder&gt; | &lt;/regel-oder&gt;&quot; ;    IF(AND(CODE([.X26]) &gt;= 65; CODE([.X26]) &lt;= 90)  ; &quot;&lt;grammatik-nts&gt;&quot; &amp; [.X26] &amp; &quot;&lt;/grammatik-nts&gt;&quot;   ;   &quot;&lt;grammatik-ts&gt;&quot; &amp; [.X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Y26]);[.X56];[.X56] &amp; IF([.Y26]=&quot;|&quot;; &quot;&lt;regel-oder&gt; | &lt;/regel-oder&gt;&quot; ;    IF(AND(CODE([.Y26]) &gt;= 65; CODE([.Y26]) &lt;= 90)  ; &quot;&lt;grammatik-nts&gt;&quot; &amp; [.Y26] &amp; &quot;&lt;/grammatik-nts&gt;&quot;   ;   &quot;&lt;grammatik-ts&gt;&quot; &amp; [.Y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Z26]);[.Y56];[.Y56] &amp; IF([.Z26]=&quot;|&quot;; &quot;&lt;regel-oder&gt; | &lt;/regel-oder&gt;&quot; ;    IF(AND(CODE([.Z26]) &gt;= 65; CODE([.Z26]) &lt;= 90)  ; &quot;&lt;grammatik-nts&gt;&quot; &amp; [.Z26] &amp; &quot;&lt;/grammatik-nts&gt;&quot;   ;   &quot;&lt;grammatik-ts&gt;&quot; &amp; [.Z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A26]);[.Z56];[.Z56] &amp; IF([.AA26]=&quot;|&quot;; &quot;&lt;regel-oder&gt; | &lt;/regel-oder&gt;&quot; ;    IF(AND(CODE([.AA26]) &gt;= 65; CODE([.AA26]) &lt;= 90)  ; &quot;&lt;grammatik-nts&gt;&quot; &amp; [.AA26] &amp; &quot;&lt;/grammatik-nts&gt;&quot;   ;   &quot;&lt;grammatik-ts&gt;&quot; &amp; [.AA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B26]);[.AA56];[.AA56] &amp; IF([.AB26]=&quot;|&quot;; &quot;&lt;regel-oder&gt; | &lt;/regel-oder&gt;&quot; ;    IF(AND(CODE([.AB26]) &gt;= 65; CODE([.AB26]) &lt;= 90)  ; &quot;&lt;grammatik-nts&gt;&quot; &amp; [.AB26] &amp; &quot;&lt;/grammatik-nts&gt;&quot;   ;   &quot;&lt;grammatik-ts&gt;&quot; &amp; [.AB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C26]);[.AB56];[.AB56] &amp; IF([.AC26]=&quot;|&quot;; &quot;&lt;regel-oder&gt; | &lt;/regel-oder&gt;&quot; ;    IF(AND(CODE([.AC26]) &gt;= 65; CODE([.AC26]) &lt;= 90)  ; &quot;&lt;grammatik-nts&gt;&quot; &amp; [.AC26] &amp; &quot;&lt;/grammatik-nts&gt;&quot;   ;   &quot;&lt;grammatik-ts&gt;&quot; &amp; [.AC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D26]);[.AC56];[.AC56] &amp; IF([.AD26]=&quot;|&quot;; &quot;&lt;regel-oder&gt; | &lt;/regel-oder&gt;&quot; ;    IF(AND(CODE([.AD26]) &gt;= 65; CODE([.AD26]) &lt;= 90)  ; &quot;&lt;grammatik-nts&gt;&quot; &amp; [.AD26] &amp; &quot;&lt;/grammatik-nts&gt;&quot;   ;   &quot;&lt;grammatik-ts&gt;&quot; &amp; [.AD2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CONCATENATE([.AD56];&quot;&lt;/grammatik-rechts&gt;&lt;/grammatik-regel&gt;&lt;br /&gt;&quot; &amp; CHAR(13))" office:value-type="string" office:string-value="&lt;grammatik-regel&gt;&lt;grammatik-links&gt;&lt;grammatik-nts&gt;&lt;/grammatik-nts&gt;&lt;/grammatik-links&gt;&lt;grammatik-pfeil&gt;&amp;rarr;&lt;/grammatik-pfeil&gt;&lt;grammatik-rechts&gt;&lt;/grammatik-rechts&gt;&lt;/grammatik-regel&gt;&lt;br /&gt;&#13;" calcext:value-type="string">
            <text:p>&lt;grammatik-regel&gt;&lt;grammatik-links&gt;&lt;grammatik-nts&gt;&lt;/grammatik-nts&gt;&lt;/grammatik-links&gt;&lt;grammatik-pfeil&gt;&amp;rarr;&lt;/grammatik-pfeil&gt;&lt;grammatik-rech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7];&quot;&lt;/grammatik-nts&gt;&lt;/grammatik-links&gt;&lt;grammatik-pfeil&gt;&amp;rarr;&lt;/grammatik-pfeil&gt;&lt;grammatik-rechts&gt;&quot;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B27]);[.A57];[.A57] &amp; IF([.B27]=&quot;|&quot;;&quot;|&quot;;    IF(AND(CODE([.B27]) &gt;= 65; CODE([.B27]) &lt;= 90)  ; &quot;&lt;grammatik-nts&gt;&quot; &amp; [.B27] &amp; &quot;&lt;/grammatik-nts&gt;&quot;   ;   &quot;&lt;grammatik-ts&gt;&quot; &amp; [.B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C27]);[.B57];[.B57] &amp; IF([.C27]=&quot;|&quot;; &quot;&lt;regel-oder&gt; | &lt;/regel-oder&gt;&quot; ;    IF(AND(CODE([.C27]) &gt;= 65; CODE([.C27]) &lt;= 90)  ; &quot;&lt;grammatik-nts&gt;&quot; &amp; [.C27] &amp; &quot;&lt;/grammatik-nts&gt;&quot;   ;   &quot;&lt;grammatik-ts&gt;&quot; &amp; [.C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D27]);[.C57];[.C57] &amp; IF([.D27]=&quot;|&quot;; &quot;&lt;regel-oder&gt; | &lt;/regel-oder&gt;&quot; ;    IF(AND(CODE([.D27]) &gt;= 65; CODE([.D27]) &lt;= 90)  ; &quot;&lt;grammatik-nts&gt;&quot; &amp; [.D27] &amp; &quot;&lt;/grammatik-nts&gt;&quot;   ;   &quot;&lt;grammatik-ts&gt;&quot; &amp; [.D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E27]);[.D57];[.D57] &amp; IF([.E27]=&quot;|&quot;; &quot;&lt;regel-oder&gt; | &lt;/regel-oder&gt;&quot; ;    IF(AND(CODE([.E27]) &gt;= 65; CODE([.E27]) &lt;= 90)  ; &quot;&lt;grammatik-nts&gt;&quot; &amp; [.E27] &amp; &quot;&lt;/grammatik-nts&gt;&quot;   ;   &quot;&lt;grammatik-ts&gt;&quot; &amp; [.E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F27]);[.E57];[.E57] &amp; IF([.F27]=&quot;|&quot;; &quot;&lt;regel-oder&gt; | &lt;/regel-oder&gt;&quot; ;    IF(AND(CODE([.F27]) &gt;= 65; CODE([.F27]) &lt;= 90)  ; &quot;&lt;grammatik-nts&gt;&quot; &amp; [.F27] &amp; &quot;&lt;/grammatik-nts&gt;&quot;   ;   &quot;&lt;grammatik-ts&gt;&quot; &amp; [.F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G27]);[.F57];[.F57] &amp; IF([.G27]=&quot;|&quot;; &quot;&lt;regel-oder&gt; | &lt;/regel-oder&gt;&quot; ;    IF(AND(CODE([.G27]) &gt;= 65; CODE([.G27]) &lt;= 90)  ; &quot;&lt;grammatik-nts&gt;&quot; &amp; [.G27] &amp; &quot;&lt;/grammatik-nts&gt;&quot;   ;   &quot;&lt;grammatik-ts&gt;&quot; &amp; [.G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H27]);[.G57];[.G57] &amp; IF([.H27]=&quot;|&quot;; &quot;&lt;regel-oder&gt; | &lt;/regel-oder&gt;&quot; ;    IF(AND(CODE([.H27]) &gt;= 65; CODE([.H27]) &lt;= 90)  ; &quot;&lt;grammatik-nts&gt;&quot; &amp; [.H27] &amp; &quot;&lt;/grammatik-nts&gt;&quot;   ;   &quot;&lt;grammatik-ts&gt;&quot; &amp; [.H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I27]);[.H57];[.H57] &amp; IF([.I27]=&quot;|&quot;; &quot;&lt;regel-oder&gt; | &lt;/regel-oder&gt;&quot; ;    IF(AND(CODE([.I27]) &gt;= 65; CODE([.I27]) &lt;= 90)  ; &quot;&lt;grammatik-nts&gt;&quot; &amp; [.I27] &amp; &quot;&lt;/grammatik-nts&gt;&quot;   ;   &quot;&lt;grammatik-ts&gt;&quot; &amp; [.I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J27]);[.I57];[.I57] &amp; IF([.J27]=&quot;|&quot;; &quot;&lt;regel-oder&gt; | &lt;/regel-oder&gt;&quot; ;    IF(AND(CODE([.J27]) &gt;= 65; CODE([.J27]) &lt;= 90)  ; &quot;&lt;grammatik-nts&gt;&quot; &amp; [.J27] &amp; &quot;&lt;/grammatik-nts&gt;&quot;   ;   &quot;&lt;grammatik-ts&gt;&quot; &amp; [.J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K27]);[.J57];[.J57] &amp; IF([.K27]=&quot;|&quot;; &quot;&lt;regel-oder&gt; | &lt;/regel-oder&gt;&quot; ;    IF(AND(CODE([.K27]) &gt;= 65; CODE([.K27]) &lt;= 90)  ; &quot;&lt;grammatik-nts&gt;&quot; &amp; [.K27] &amp; &quot;&lt;/grammatik-nts&gt;&quot;   ;   &quot;&lt;grammatik-ts&gt;&quot; &amp; [.K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L27]);[.K57];[.K57] &amp; IF([.L27]=&quot;|&quot;; &quot;&lt;regel-oder&gt; | &lt;/regel-oder&gt;&quot; ;    IF(AND(CODE([.L27]) &gt;= 65; CODE([.L27]) &lt;= 90)  ; &quot;&lt;grammatik-nts&gt;&quot; &amp; [.L27] &amp; &quot;&lt;/grammatik-nts&gt;&quot;   ;   &quot;&lt;grammatik-ts&gt;&quot; &amp; [.L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M27]);[.L57];[.L57] &amp; IF([.M27]=&quot;|&quot;; &quot;&lt;regel-oder&gt; | &lt;/regel-oder&gt;&quot; ;    IF(AND(CODE([.M27]) &gt;= 65; CODE([.M27]) &lt;= 90)  ; &quot;&lt;grammatik-nts&gt;&quot; &amp; [.M27] &amp; &quot;&lt;/grammatik-nts&gt;&quot;   ;   &quot;&lt;grammatik-ts&gt;&quot; &amp; [.M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N27]);[.M57];[.M57] &amp; IF([.N27]=&quot;|&quot;; &quot;&lt;regel-oder&gt; | &lt;/regel-oder&gt;&quot; ;    IF(AND(CODE([.N27]) &gt;= 65; CODE([.N27]) &lt;= 90)  ; &quot;&lt;grammatik-nts&gt;&quot; &amp; [.N27] &amp; &quot;&lt;/grammatik-nts&gt;&quot;   ;   &quot;&lt;grammatik-ts&gt;&quot; &amp; [.N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O27]);[.N57];[.N57] &amp; IF([.O27]=&quot;|&quot;; &quot;&lt;regel-oder&gt; | &lt;/regel-oder&gt;&quot; ;    IF(AND(CODE([.O27]) &gt;= 65; CODE([.O27]) &lt;= 90)  ; &quot;&lt;grammatik-nts&gt;&quot; &amp; [.O27] &amp; &quot;&lt;/grammatik-nts&gt;&quot;   ;   &quot;&lt;grammatik-ts&gt;&quot; &amp; [.O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P27]);[.O57];[.O57] &amp; IF([.P27]=&quot;|&quot;; &quot;&lt;regel-oder&gt; | &lt;/regel-oder&gt;&quot; ;    IF(AND(CODE([.P27]) &gt;= 65; CODE([.P27]) &lt;= 90)  ; &quot;&lt;grammatik-nts&gt;&quot; &amp; [.P27] &amp; &quot;&lt;/grammatik-nts&gt;&quot;   ;   &quot;&lt;grammatik-ts&gt;&quot; &amp; [.P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Q27]);[.P57];[.P57] &amp; IF([.Q27]=&quot;|&quot;; &quot;&lt;regel-oder&gt; | &lt;/regel-oder&gt;&quot; ;    IF(AND(CODE([.Q27]) &gt;= 65; CODE([.Q27]) &lt;= 90)  ; &quot;&lt;grammatik-nts&gt;&quot; &amp; [.Q27] &amp; &quot;&lt;/grammatik-nts&gt;&quot;   ;   &quot;&lt;grammatik-ts&gt;&quot; &amp; [.Q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R27]);[.Q57];[.Q57] &amp; IF([.R27]=&quot;|&quot;; &quot;&lt;regel-oder&gt; | &lt;/regel-oder&gt;&quot; ;    IF(AND(CODE([.R27]) &gt;= 65; CODE([.R27]) &lt;= 90)  ; &quot;&lt;grammatik-nts&gt;&quot; &amp; [.R27] &amp; &quot;&lt;/grammatik-nts&gt;&quot;   ;   &quot;&lt;grammatik-ts&gt;&quot; &amp; [.R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S27]);[.R57];[.R57] &amp; IF([.S27]=&quot;|&quot;; &quot;&lt;regel-oder&gt; | &lt;/regel-oder&gt;&quot; ;    IF(AND(CODE([.S27]) &gt;= 65; CODE([.S27]) &lt;= 90)  ; &quot;&lt;grammatik-nts&gt;&quot; &amp; [.S27] &amp; &quot;&lt;/grammatik-nts&gt;&quot;   ;   &quot;&lt;grammatik-ts&gt;&quot; &amp; [.S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T27]);[.S57];[.S57] &amp; IF([.T27]=&quot;|&quot;; &quot;&lt;regel-oder&gt; | &lt;/regel-oder&gt;&quot; ;    IF(AND(CODE([.T27]) &gt;= 65; CODE([.T27]) &lt;= 90)  ; &quot;&lt;grammatik-nts&gt;&quot; &amp; [.T27] &amp; &quot;&lt;/grammatik-nts&gt;&quot;   ;   &quot;&lt;grammatik-ts&gt;&quot; &amp; [.T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U27]);[.T57];[.T57] &amp; IF([.U27]=&quot;|&quot;; &quot;&lt;regel-oder&gt; | &lt;/regel-oder&gt;&quot; ;    IF(AND(CODE([.U27]) &gt;= 65; CODE([.U27]) &lt;= 90)  ; &quot;&lt;grammatik-nts&gt;&quot; &amp; [.U27] &amp; &quot;&lt;/grammatik-nts&gt;&quot;   ;   &quot;&lt;grammatik-ts&gt;&quot; &amp; [.U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V27]);[.U57];[.U57] &amp; IF([.V27]=&quot;|&quot;; &quot;&lt;regel-oder&gt; | &lt;/regel-oder&gt;&quot; ;    IF(AND(CODE([.V27]) &gt;= 65; CODE([.V27]) &lt;= 90)  ; &quot;&lt;grammatik-nts&gt;&quot; &amp; [.V27] &amp; &quot;&lt;/grammatik-nts&gt;&quot;   ;   &quot;&lt;grammatik-ts&gt;&quot; &amp; [.V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W27]);[.V57];[.V57] &amp; IF([.W27]=&quot;|&quot;; &quot;&lt;regel-oder&gt; | &lt;/regel-oder&gt;&quot; ;    IF(AND(CODE([.W27]) &gt;= 65; CODE([.W27]) &lt;= 90)  ; &quot;&lt;grammatik-nts&gt;&quot; &amp; [.W27] &amp; &quot;&lt;/grammatik-nts&gt;&quot;   ;   &quot;&lt;grammatik-ts&gt;&quot; &amp; [.W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X27]);[.W57];[.W57] &amp; IF([.X27]=&quot;|&quot;; &quot;&lt;regel-oder&gt; | &lt;/regel-oder&gt;&quot; ;    IF(AND(CODE([.X27]) &gt;= 65; CODE([.X27]) &lt;= 90)  ; &quot;&lt;grammatik-nts&gt;&quot; &amp; [.X27] &amp; &quot;&lt;/grammatik-nts&gt;&quot;   ;   &quot;&lt;grammatik-ts&gt;&quot; &amp; [.X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Y27]);[.X57];[.X57] &amp; IF([.Y27]=&quot;|&quot;; &quot;&lt;regel-oder&gt; | &lt;/regel-oder&gt;&quot; ;    IF(AND(CODE([.Y27]) &gt;= 65; CODE([.Y27]) &lt;= 90)  ; &quot;&lt;grammatik-nts&gt;&quot; &amp; [.Y27] &amp; &quot;&lt;/grammatik-nts&gt;&quot;   ;   &quot;&lt;grammatik-ts&gt;&quot; &amp; [.Y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Z27]);[.Y57];[.Y57] &amp; IF([.Z27]=&quot;|&quot;; &quot;&lt;regel-oder&gt; | &lt;/regel-oder&gt;&quot; ;    IF(AND(CODE([.Z27]) &gt;= 65; CODE([.Z27]) &lt;= 90)  ; &quot;&lt;grammatik-nts&gt;&quot; &amp; [.Z27] &amp; &quot;&lt;/grammatik-nts&gt;&quot;   ;   &quot;&lt;grammatik-ts&gt;&quot; &amp; [.Z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A27]);[.Z57];[.Z57] &amp; IF([.AA27]=&quot;|&quot;; &quot;&lt;regel-oder&gt; | &lt;/regel-oder&gt;&quot; ;    IF(AND(CODE([.AA27]) &gt;= 65; CODE([.AA27]) &lt;= 90)  ; &quot;&lt;grammatik-nts&gt;&quot; &amp; [.AA27] &amp; &quot;&lt;/grammatik-nts&gt;&quot;   ;   &quot;&lt;grammatik-ts&gt;&quot; &amp; [.AA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B27]);[.AA57];[.AA57] &amp; IF([.AB27]=&quot;|&quot;; &quot;&lt;regel-oder&gt; | &lt;/regel-oder&gt;&quot; ;    IF(AND(CODE([.AB27]) &gt;= 65; CODE([.AB27]) &lt;= 90)  ; &quot;&lt;grammatik-nts&gt;&quot; &amp; [.AB27] &amp; &quot;&lt;/grammatik-nts&gt;&quot;   ;   &quot;&lt;grammatik-ts&gt;&quot; &amp; [.AB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C27]);[.AB57];[.AB57] &amp; IF([.AC27]=&quot;|&quot;; &quot;&lt;regel-oder&gt; | &lt;/regel-oder&gt;&quot; ;    IF(AND(CODE([.AC27]) &gt;= 65; CODE([.AC27]) &lt;= 90)  ; &quot;&lt;grammatik-nts&gt;&quot; &amp; [.AC27] &amp; &quot;&lt;/grammatik-nts&gt;&quot;   ;   &quot;&lt;grammatik-ts&gt;&quot; &amp; [.AC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D27]);[.AC57];[.AC57] &amp; IF([.AD27]=&quot;|&quot;; &quot;&lt;regel-oder&gt; | &lt;/regel-oder&gt;&quot; ;    IF(AND(CODE([.AD27]) &gt;= 65; CODE([.AD27]) &lt;= 90)  ; &quot;&lt;grammatik-nts&gt;&quot; &amp; [.AD27] &amp; &quot;&lt;/grammatik-nts&gt;&quot;   ;   &quot;&lt;grammatik-ts&gt;&quot; &amp; [.AD27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CONCATENATE([.AD57];&quot;&lt;/grammatik-rechts&gt;&lt;/grammatik-regel&gt;&lt;br /&gt;&quot; &amp; CHAR(13))" office:value-type="string" office:string-value="&lt;grammatik-regel&gt;&lt;grammatik-links&gt;&lt;grammatik-nts&gt;&lt;/grammatik-nts&gt;&lt;/grammatik-links&gt;&lt;grammatik-pfeil&gt;&amp;rarr;&lt;/grammatik-pfeil&gt;&lt;grammatik-rechts&gt;&lt;/grammatik-rechts&gt;&lt;/grammatik-regel&gt;&lt;br /&gt;&#13;" calcext:value-type="string">
            <text:p>&lt;grammatik-regel&gt;&lt;grammatik-links&gt;&lt;grammatik-nts&gt;&lt;/grammatik-nts&gt;&lt;/grammatik-links&gt;&lt;grammatik-pfeil&gt;&amp;rarr;&lt;/grammatik-pfeil&gt;&lt;grammatik-rechts&gt;&lt;/grammatik-rechts&gt;&lt;/grammatik-regel&gt;&lt;br /&gt;</text:p>
          </table:table-cell>
          <table:table-cell table:number-columns-repeated="99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fgabe3" table:style-name="ta1">
        <table:table-column table:style-name="co2" table:number-columns-repeated="30" table:default-cell-style-name="ce10"/>
        <table:table-column table:style-name="co3" table:default-cell-style-name="ce10"/>
        <table:table-column table:style-name="co4" table:number-columns-repeated="993" table:default-cell-style-name="ce10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CONCATENATE(&quot;&lt;grammatik-regel&gt;&lt;grammatik-links&gt;&lt;grammatik-nts&gt;&quot;;[.A1];&quot;&lt;/grammatik-nts&gt;&lt;/grammatik-links&gt;&lt;grammatik-pfeil&gt;&amp;rarr;&lt;/grammatik-pfeil&gt;&lt;grammatik-rechts&gt;&quot;)" office:value-type="string" office:string-value="&lt;grammatik-regel&gt;&lt;grammatik-links&gt;&lt;grammatik-nts&gt;S&lt;/grammatik-nts&gt;&lt;/grammatik-links&gt;&lt;grammatik-pfeil&gt;&amp;rarr;&lt;/grammatik-pfeil&gt;&lt;grammatik-rechts&gt;" calcext:value-type="string">
            <text:p>&lt;grammatik-regel&gt;&lt;grammatik-links&gt;&lt;grammatik-nts&gt;S&lt;/grammatik-nts&gt;&lt;/grammatik-links&gt;&lt;grammatik-pfeil&gt;&amp;rarr;&lt;/grammatik-pfeil&gt;&lt;grammatik-rechts&gt;</text:p>
          </table:table-cell>
          <table:table-cell table:formula="of:=IF(ISBLANK([.B1]);[.A35];[.A35] &amp; IF([.B1]=&quot;|&quot;;&quot;|&quot;;    IF(AND(CODE([.B1]) &gt;= 65; CODE([.B1]) &lt;= 90)  ; &quot;&lt;grammatik-nts&gt;&quot; &amp; [.B1] &amp; &quot;&lt;/grammatik-nts&gt;&quot;   ;   &quot;&lt;grammatik-ts&gt;&quot; &amp; [.B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</text:p>
          </table:table-cell>
          <table:table-cell table:formula="of:=IF(ISBLANK([.C1]);[.B35];[.B35] &amp; IF([.C1]=&quot;|&quot;; &quot;&lt;regel-oder&gt; | &lt;/regel-oder&gt;&quot; ;    IF(AND(CODE([.C1]) &gt;= 65; CODE([.C1]) &lt;= 90)  ; &quot;&lt;grammatik-nts&gt;&quot; &amp; [.C1] &amp; &quot;&lt;/grammatik-nts&gt;&quot;   ;   &quot;&lt;grammatik-ts&gt;&quot; &amp; [.C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</text:p>
          </table:table-cell>
          <table:table-cell table:formula="of:=IF(ISBLANK([.D1]);[.C35];[.C35] &amp; IF([.D1]=&quot;|&quot;; &quot;&lt;regel-oder&gt; | &lt;/regel-oder&gt;&quot; ;    IF(AND(CODE([.D1]) &gt;= 65; CODE([.D1]) &lt;= 90)  ; &quot;&lt;grammatik-nts&gt;&quot; &amp; [.D1] &amp; &quot;&lt;/grammatik-nts&gt;&quot;   ;   &quot;&lt;grammatik-ts&gt;&quot; &amp; [.D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</text:p>
          </table:table-cell>
          <table:table-cell table:formula="of:=IF(ISBLANK([.E1]);[.D35];[.D35] &amp; IF([.E1]=&quot;|&quot;; &quot;&lt;regel-oder&gt; | &lt;/regel-oder&gt;&quot; ;    IF(AND(CODE([.E1]) &gt;= 65; CODE([.E1]) &lt;= 90)  ; &quot;&lt;grammatik-nts&gt;&quot; &amp; [.E1] &amp; &quot;&lt;/grammatik-nts&gt;&quot;   ;   &quot;&lt;grammatik-ts&gt;&quot; &amp; [.E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</text:p>
          </table:table-cell>
          <table:table-cell table:formula="of:=IF(ISBLANK([.F1]);[.E35];[.E35] &amp; IF([.F1]=&quot;|&quot;; &quot;&lt;regel-oder&gt; | &lt;/regel-oder&gt;&quot; ;    IF(AND(CODE([.F1]) &gt;= 65; CODE([.F1]) &lt;= 90)  ; &quot;&lt;grammatik-nts&gt;&quot; &amp; [.F1] &amp; &quot;&lt;/grammatik-nts&gt;&quot;   ;   &quot;&lt;grammatik-ts&gt;&quot; &amp; [.F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G1]);[.F35];[.F35] &amp; IF([.G1]=&quot;|&quot;; &quot;&lt;regel-oder&gt; | &lt;/regel-oder&gt;&quot; ;    IF(AND(CODE([.G1]) &gt;= 65; CODE([.G1]) &lt;= 90)  ; &quot;&lt;grammatik-nts&gt;&quot; &amp; [.G1] &amp; &quot;&lt;/grammatik-nts&gt;&quot;   ;   &quot;&lt;grammatik-ts&gt;&quot; &amp; [.G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H1]);[.G35];[.G35] &amp; IF([.H1]=&quot;|&quot;; &quot;&lt;regel-oder&gt; | &lt;/regel-oder&gt;&quot; ;    IF(AND(CODE([.H1]) &gt;= 65; CODE([.H1]) &lt;= 90)  ; &quot;&lt;grammatik-nts&gt;&quot; &amp; [.H1] &amp; &quot;&lt;/grammatik-nts&gt;&quot;   ;   &quot;&lt;grammatik-ts&gt;&quot; &amp; [.H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I1]);[.H35];[.H35] &amp; IF([.I1]=&quot;|&quot;; &quot;&lt;regel-oder&gt; | &lt;/regel-oder&gt;&quot; ;    IF(AND(CODE([.I1]) &gt;= 65; CODE([.I1]) &lt;= 90)  ; &quot;&lt;grammatik-nts&gt;&quot; &amp; [.I1] &amp; &quot;&lt;/grammatik-nts&gt;&quot;   ;   &quot;&lt;grammatik-ts&gt;&quot; &amp; [.I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J1]);[.I35];[.I35] &amp; IF([.J1]=&quot;|&quot;; &quot;&lt;regel-oder&gt; | &lt;/regel-oder&gt;&quot; ;    IF(AND(CODE([.J1]) &gt;= 65; CODE([.J1]) &lt;= 90)  ; &quot;&lt;grammatik-nts&gt;&quot; &amp; [.J1] &amp; &quot;&lt;/grammatik-nts&gt;&quot;   ;   &quot;&lt;grammatik-ts&gt;&quot; &amp; [.J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K1]);[.J35];[.J35] &amp; IF([.K1]=&quot;|&quot;; &quot;&lt;regel-oder&gt; | &lt;/regel-oder&gt;&quot; ;    IF(AND(CODE([.K1]) &gt;= 65; CODE([.K1]) &lt;= 90)  ; &quot;&lt;grammatik-nts&gt;&quot; &amp; [.K1] &amp; &quot;&lt;/grammatik-nts&gt;&quot;   ;   &quot;&lt;grammatik-ts&gt;&quot; &amp; [.K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L1]);[.K35];[.K35] &amp; IF([.L1]=&quot;|&quot;; &quot;&lt;regel-oder&gt; | &lt;/regel-oder&gt;&quot; ;    IF(AND(CODE([.L1]) &gt;= 65; CODE([.L1]) &lt;= 90)  ; &quot;&lt;grammatik-nts&gt;&quot; &amp; [.L1] &amp; &quot;&lt;/grammatik-nts&gt;&quot;   ;   &quot;&lt;grammatik-ts&gt;&quot; &amp; [.L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M1]);[.L35];[.L35] &amp; IF([.M1]=&quot;|&quot;; &quot;&lt;regel-oder&gt; | &lt;/regel-oder&gt;&quot; ;    IF(AND(CODE([.M1]) &gt;= 65; CODE([.M1]) &lt;= 90)  ; &quot;&lt;grammatik-nts&gt;&quot; &amp; [.M1] &amp; &quot;&lt;/grammatik-nts&gt;&quot;   ;   &quot;&lt;grammatik-ts&gt;&quot; &amp; [.M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N1]);[.M35];[.M35] &amp; IF([.N1]=&quot;|&quot;; &quot;&lt;regel-oder&gt; | &lt;/regel-oder&gt;&quot; ;    IF(AND(CODE([.N1]) &gt;= 65; CODE([.N1]) &lt;= 90)  ; &quot;&lt;grammatik-nts&gt;&quot; &amp; [.N1] &amp; &quot;&lt;/grammatik-nts&gt;&quot;   ;   &quot;&lt;grammatik-ts&gt;&quot; &amp; [.N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O1]);[.N35];[.N35] &amp; IF([.O1]=&quot;|&quot;; &quot;&lt;regel-oder&gt; | &lt;/regel-oder&gt;&quot; ;    IF(AND(CODE([.O1]) &gt;= 65; CODE([.O1]) &lt;= 90)  ; &quot;&lt;grammatik-nts&gt;&quot; &amp; [.O1] &amp; &quot;&lt;/grammatik-nts&gt;&quot;   ;   &quot;&lt;grammatik-ts&gt;&quot; &amp; [.O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P1]);[.O35];[.O35] &amp; IF([.P1]=&quot;|&quot;; &quot;&lt;regel-oder&gt; | &lt;/regel-oder&gt;&quot; ;    IF(AND(CODE([.P1]) &gt;= 65; CODE([.P1]) &lt;= 90)  ; &quot;&lt;grammatik-nts&gt;&quot; &amp; [.P1] &amp; &quot;&lt;/grammatik-nts&gt;&quot;   ;   &quot;&lt;grammatik-ts&gt;&quot; &amp; [.P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Q1]);[.P35];[.P35] &amp; IF([.Q1]=&quot;|&quot;; &quot;&lt;regel-oder&gt; | &lt;/regel-oder&gt;&quot; ;    IF(AND(CODE([.Q1]) &gt;= 65; CODE([.Q1]) &lt;= 90)  ; &quot;&lt;grammatik-nts&gt;&quot; &amp; [.Q1] &amp; &quot;&lt;/grammatik-nts&gt;&quot;   ;   &quot;&lt;grammatik-ts&gt;&quot; &amp; [.Q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R1]);[.Q35];[.Q35] &amp; IF([.R1]=&quot;|&quot;; &quot;&lt;regel-oder&gt; | &lt;/regel-oder&gt;&quot; ;    IF(AND(CODE([.R1]) &gt;= 65; CODE([.R1]) &lt;= 90)  ; &quot;&lt;grammatik-nts&gt;&quot; &amp; [.R1] &amp; &quot;&lt;/grammatik-nts&gt;&quot;   ;   &quot;&lt;grammatik-ts&gt;&quot; &amp; [.R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S1]);[.R35];[.R35] &amp; IF([.S1]=&quot;|&quot;; &quot;&lt;regel-oder&gt; | &lt;/regel-oder&gt;&quot; ;    IF(AND(CODE([.S1]) &gt;= 65; CODE([.S1]) &lt;= 90)  ; &quot;&lt;grammatik-nts&gt;&quot; &amp; [.S1] &amp; &quot;&lt;/grammatik-nts&gt;&quot;   ;   &quot;&lt;grammatik-ts&gt;&quot; &amp; [.S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T1]);[.S35];[.S35] &amp; IF([.T1]=&quot;|&quot;; &quot;&lt;regel-oder&gt; | &lt;/regel-oder&gt;&quot; ;    IF(AND(CODE([.T1]) &gt;= 65; CODE([.T1]) &lt;= 90)  ; &quot;&lt;grammatik-nts&gt;&quot; &amp; [.T1] &amp; &quot;&lt;/grammatik-nts&gt;&quot;   ;   &quot;&lt;grammatik-ts&gt;&quot; &amp; [.T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U1]);[.T35];[.T35] &amp; IF([.U1]=&quot;|&quot;; &quot;&lt;regel-oder&gt; | &lt;/regel-oder&gt;&quot; ;    IF(AND(CODE([.U1]) &gt;= 65; CODE([.U1]) &lt;= 90)  ; &quot;&lt;grammatik-nts&gt;&quot; &amp; [.U1] &amp; &quot;&lt;/grammatik-nts&gt;&quot;   ;   &quot;&lt;grammatik-ts&gt;&quot; &amp; [.U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V1]);[.U35];[.U35] &amp; IF([.V1]=&quot;|&quot;; &quot;&lt;regel-oder&gt; | &lt;/regel-oder&gt;&quot; ;    IF(AND(CODE([.V1]) &gt;= 65; CODE([.V1]) &lt;= 90)  ; &quot;&lt;grammatik-nts&gt;&quot; &amp; [.V1] &amp; &quot;&lt;/grammatik-nts&gt;&quot;   ;   &quot;&lt;grammatik-ts&gt;&quot; &amp; [.V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W1]);[.V35];[.V35] &amp; IF([.W1]=&quot;|&quot;; &quot;&lt;regel-oder&gt; | &lt;/regel-oder&gt;&quot; ;    IF(AND(CODE([.W1]) &gt;= 65; CODE([.W1]) &lt;= 90)  ; &quot;&lt;grammatik-nts&gt;&quot; &amp; [.W1] &amp; &quot;&lt;/grammatik-nts&gt;&quot;   ;   &quot;&lt;grammatik-ts&gt;&quot; &amp; [.W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X1]);[.W35];[.W35] &amp; IF([.X1]=&quot;|&quot;; &quot;&lt;regel-oder&gt; | &lt;/regel-oder&gt;&quot; ;    IF(AND(CODE([.X1]) &gt;= 65; CODE([.X1]) &lt;= 90)  ; &quot;&lt;grammatik-nts&gt;&quot; &amp; [.X1] &amp; &quot;&lt;/grammatik-nts&gt;&quot;   ;   &quot;&lt;grammatik-ts&gt;&quot; &amp; [.X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Y1]);[.X35];[.X35] &amp; IF([.Y1]=&quot;|&quot;; &quot;&lt;regel-oder&gt; | &lt;/regel-oder&gt;&quot; ;    IF(AND(CODE([.Y1]) &gt;= 65; CODE([.Y1]) &lt;= 90)  ; &quot;&lt;grammatik-nts&gt;&quot; &amp; [.Y1] &amp; &quot;&lt;/grammatik-nts&gt;&quot;   ;   &quot;&lt;grammatik-ts&gt;&quot; &amp; [.Y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Z1]);[.Y35];[.Y35] &amp; IF([.Z1]=&quot;|&quot;; &quot;&lt;regel-oder&gt; | &lt;/regel-oder&gt;&quot; ;    IF(AND(CODE([.Z1]) &gt;= 65; CODE([.Z1]) &lt;= 90)  ; &quot;&lt;grammatik-nts&gt;&quot; &amp; [.Z1] &amp; &quot;&lt;/grammatik-nts&gt;&quot;   ;   &quot;&lt;grammatik-ts&gt;&quot; &amp; [.Z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AA1]);[.Z35];[.Z35] &amp; IF([.AA1]=&quot;|&quot;; &quot;&lt;regel-oder&gt; | &lt;/regel-oder&gt;&quot; ;    IF(AND(CODE([.AA1]) &gt;= 65; CODE([.AA1]) &lt;= 90)  ; &quot;&lt;grammatik-nts&gt;&quot; &amp; [.AA1] &amp; &quot;&lt;/grammatik-nts&gt;&quot;   ;   &quot;&lt;grammatik-ts&gt;&quot; &amp; [.AA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AB1]);[.AA35];[.AA35] &amp; IF([.AB1]=&quot;|&quot;; &quot;&lt;regel-oder&gt; | &lt;/regel-oder&gt;&quot; ;    IF(AND(CODE([.AB1]) &gt;= 65; CODE([.AB1]) &lt;= 90)  ; &quot;&lt;grammatik-nts&gt;&quot; &amp; [.AB1] &amp; &quot;&lt;/grammatik-nts&gt;&quot;   ;   &quot;&lt;grammatik-ts&gt;&quot; &amp; [.AB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AC1]);[.AB35];[.AB35] &amp; IF([.AC1]=&quot;|&quot;; &quot;&lt;regel-oder&gt; | &lt;/regel-oder&gt;&quot; ;    IF(AND(CODE([.AC1]) &gt;= 65; CODE([.AC1]) &lt;= 90)  ; &quot;&lt;grammatik-nts&gt;&quot; &amp; [.AC1] &amp; &quot;&lt;/grammatik-nts&gt;&quot;   ;   &quot;&lt;grammatik-ts&gt;&quot; &amp; [.AC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IF(ISBLANK([.AD1]);[.AC35];[.AC35] &amp; IF([.AD1]=&quot;|&quot;; &quot;&lt;regel-oder&gt; | &lt;/regel-oder&gt;&quot; ;    IF(AND(CODE([.AD1]) &gt;= 65; CODE([.AD1]) &lt;= 90)  ; &quot;&lt;grammatik-nts&gt;&quot; &amp; [.AD1] &amp; &quot;&lt;/grammatik-nts&gt;&quot;   ;   &quot;&lt;grammatik-ts&gt;&quot; &amp; [.AD1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</text:p>
          </table:table-cell>
          <table:table-cell table:formula="of:=CONCATENATE([.AD35];&quot;&lt;/grammatik-rechts&gt;&lt;/grammatik-regel&gt;&lt;br /&gt;&quot; &amp; CHAR(13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&lt;/grammatik-rechts&gt;&lt;/grammatik-regel&gt;&lt;br /&gt;&#13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grammatik-nts&gt;D&lt;/grammatik-nts&gt;&lt;regel-oder&gt; | &lt;/regel-oder&gt;&lt;grammatik-nts&gt;A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];&quot;&lt;/grammatik-nts&gt;&lt;/grammatik-links&gt;&lt;grammatik-pfeil&gt;&amp;rarr;&lt;/grammatik-pfeil&gt;&lt;grammatik-rechts&gt;&quot;)" office:value-type="string" office:string-value="&lt;grammatik-regel&gt;&lt;grammatik-links&gt;&lt;grammatik-nts&gt;C&lt;/grammatik-nts&gt;&lt;/grammatik-links&gt;&lt;grammatik-pfeil&gt;&amp;rarr;&lt;/grammatik-pfeil&gt;&lt;grammatik-rechts&gt;" calcext:value-type="string">
            <text:p>&lt;grammatik-regel&gt;&lt;grammatik-links&gt;&lt;grammatik-nts&gt;C&lt;/grammatik-nts&gt;&lt;/grammatik-links&gt;&lt;grammatik-pfeil&gt;&amp;rarr;&lt;/grammatik-pfeil&gt;&lt;grammatik-rechts&gt;</text:p>
          </table:table-cell>
          <table:table-cell table:formula="of:=IF(ISBLANK([.B2]);[.A36];[.A36] &amp; IF([.B2]=&quot;|&quot;;&quot;|&quot;;    IF(AND(CODE([.B2]) &gt;= 65; CODE([.B2]) &lt;= 90)  ; &quot;&lt;grammatik-nts&gt;&quot; &amp; [.B2] &amp; &quot;&lt;/grammatik-nts&gt;&quot;   ;   &quot;&lt;grammatik-ts&gt;&quot; &amp; [.B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</text:p>
          </table:table-cell>
          <table:table-cell table:formula="of:=IF(ISBLANK([.C2]);[.B36];[.B36] &amp; IF([.C2]=&quot;|&quot;; &quot;&lt;regel-oder&gt; | &lt;/regel-oder&gt;&quot; ;    IF(AND(CODE([.C2]) &gt;= 65; CODE([.C2]) &lt;= 90)  ; &quot;&lt;grammatik-nts&gt;&quot; &amp; [.C2] &amp; &quot;&lt;/grammatik-nts&gt;&quot;   ;   &quot;&lt;grammatik-ts&gt;&quot; &amp; [.C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</text:p>
          </table:table-cell>
          <table:table-cell table:formula="of:=IF(ISBLANK([.D2]);[.C36];[.C36] &amp; IF([.D2]=&quot;|&quot;; &quot;&lt;regel-oder&gt; | &lt;/regel-oder&gt;&quot; ;    IF(AND(CODE([.D2]) &gt;= 65; CODE([.D2]) &lt;= 90)  ; &quot;&lt;grammatik-nts&gt;&quot; &amp; [.D2] &amp; &quot;&lt;/grammatik-nts&gt;&quot;   ;   &quot;&lt;grammatik-ts&gt;&quot; &amp; [.D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</text:p>
          </table:table-cell>
          <table:table-cell table:formula="of:=IF(ISBLANK([.E2]);[.D36];[.D36] &amp; IF([.E2]=&quot;|&quot;; &quot;&lt;regel-oder&gt; | &lt;/regel-oder&gt;&quot; ;    IF(AND(CODE([.E2]) &gt;= 65; CODE([.E2]) &lt;= 90)  ; &quot;&lt;grammatik-nts&gt;&quot; &amp; [.E2] &amp; &quot;&lt;/grammatik-nts&gt;&quot;   ;   &quot;&lt;grammatik-ts&gt;&quot; &amp; [.E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</text:p>
          </table:table-cell>
          <table:table-cell table:formula="of:=IF(ISBLANK([.F2]);[.E36];[.E36] &amp; IF([.F2]=&quot;|&quot;; &quot;&lt;regel-oder&gt; | &lt;/regel-oder&gt;&quot; ;    IF(AND(CODE([.F2]) &gt;= 65; CODE([.F2]) &lt;= 90)  ; &quot;&lt;grammatik-nts&gt;&quot; &amp; [.F2] &amp; &quot;&lt;/grammatik-nts&gt;&quot;   ;   &quot;&lt;grammatik-ts&gt;&quot; &amp; [.F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</text:p>
          </table:table-cell>
          <table:table-cell table:formula="of:=IF(ISBLANK([.G2]);[.F36];[.F36] &amp; IF([.G2]=&quot;|&quot;; &quot;&lt;regel-oder&gt; | &lt;/regel-oder&gt;&quot; ;    IF(AND(CODE([.G2]) &gt;= 65; CODE([.G2]) &lt;= 90)  ; &quot;&lt;grammatik-nts&gt;&quot; &amp; [.G2] &amp; &quot;&lt;/grammatik-nts&gt;&quot;   ;   &quot;&lt;grammatik-ts&gt;&quot; &amp; [.G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H2]);[.G36];[.G36] &amp; IF([.H2]=&quot;|&quot;; &quot;&lt;regel-oder&gt; | &lt;/regel-oder&gt;&quot; ;    IF(AND(CODE([.H2]) &gt;= 65; CODE([.H2]) &lt;= 90)  ; &quot;&lt;grammatik-nts&gt;&quot; &amp; [.H2] &amp; &quot;&lt;/grammatik-nts&gt;&quot;   ;   &quot;&lt;grammatik-ts&gt;&quot; &amp; [.H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I2]);[.H36];[.H36] &amp; IF([.I2]=&quot;|&quot;; &quot;&lt;regel-oder&gt; | &lt;/regel-oder&gt;&quot; ;    IF(AND(CODE([.I2]) &gt;= 65; CODE([.I2]) &lt;= 90)  ; &quot;&lt;grammatik-nts&gt;&quot; &amp; [.I2] &amp; &quot;&lt;/grammatik-nts&gt;&quot;   ;   &quot;&lt;grammatik-ts&gt;&quot; &amp; [.I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J2]);[.I36];[.I36] &amp; IF([.J2]=&quot;|&quot;; &quot;&lt;regel-oder&gt; | &lt;/regel-oder&gt;&quot; ;    IF(AND(CODE([.J2]) &gt;= 65; CODE([.J2]) &lt;= 90)  ; &quot;&lt;grammatik-nts&gt;&quot; &amp; [.J2] &amp; &quot;&lt;/grammatik-nts&gt;&quot;   ;   &quot;&lt;grammatik-ts&gt;&quot; &amp; [.J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K2]);[.J36];[.J36] &amp; IF([.K2]=&quot;|&quot;; &quot;&lt;regel-oder&gt; | &lt;/regel-oder&gt;&quot; ;    IF(AND(CODE([.K2]) &gt;= 65; CODE([.K2]) &lt;= 90)  ; &quot;&lt;grammatik-nts&gt;&quot; &amp; [.K2] &amp; &quot;&lt;/grammatik-nts&gt;&quot;   ;   &quot;&lt;grammatik-ts&gt;&quot; &amp; [.K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L2]);[.K36];[.K36] &amp; IF([.L2]=&quot;|&quot;; &quot;&lt;regel-oder&gt; | &lt;/regel-oder&gt;&quot; ;    IF(AND(CODE([.L2]) &gt;= 65; CODE([.L2]) &lt;= 90)  ; &quot;&lt;grammatik-nts&gt;&quot; &amp; [.L2] &amp; &quot;&lt;/grammatik-nts&gt;&quot;   ;   &quot;&lt;grammatik-ts&gt;&quot; &amp; [.L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M2]);[.L36];[.L36] &amp; IF([.M2]=&quot;|&quot;; &quot;&lt;regel-oder&gt; | &lt;/regel-oder&gt;&quot; ;    IF(AND(CODE([.M2]) &gt;= 65; CODE([.M2]) &lt;= 90)  ; &quot;&lt;grammatik-nts&gt;&quot; &amp; [.M2] &amp; &quot;&lt;/grammatik-nts&gt;&quot;   ;   &quot;&lt;grammatik-ts&gt;&quot; &amp; [.M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N2]);[.M36];[.M36] &amp; IF([.N2]=&quot;|&quot;; &quot;&lt;regel-oder&gt; | &lt;/regel-oder&gt;&quot; ;    IF(AND(CODE([.N2]) &gt;= 65; CODE([.N2]) &lt;= 90)  ; &quot;&lt;grammatik-nts&gt;&quot; &amp; [.N2] &amp; &quot;&lt;/grammatik-nts&gt;&quot;   ;   &quot;&lt;grammatik-ts&gt;&quot; &amp; [.N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O2]);[.N36];[.N36] &amp; IF([.O2]=&quot;|&quot;; &quot;&lt;regel-oder&gt; | &lt;/regel-oder&gt;&quot; ;    IF(AND(CODE([.O2]) &gt;= 65; CODE([.O2]) &lt;= 90)  ; &quot;&lt;grammatik-nts&gt;&quot; &amp; [.O2] &amp; &quot;&lt;/grammatik-nts&gt;&quot;   ;   &quot;&lt;grammatik-ts&gt;&quot; &amp; [.O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P2]);[.O36];[.O36] &amp; IF([.P2]=&quot;|&quot;; &quot;&lt;regel-oder&gt; | &lt;/regel-oder&gt;&quot; ;    IF(AND(CODE([.P2]) &gt;= 65; CODE([.P2]) &lt;= 90)  ; &quot;&lt;grammatik-nts&gt;&quot; &amp; [.P2] &amp; &quot;&lt;/grammatik-nts&gt;&quot;   ;   &quot;&lt;grammatik-ts&gt;&quot; &amp; [.P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Q2]);[.P36];[.P36] &amp; IF([.Q2]=&quot;|&quot;; &quot;&lt;regel-oder&gt; | &lt;/regel-oder&gt;&quot; ;    IF(AND(CODE([.Q2]) &gt;= 65; CODE([.Q2]) &lt;= 90)  ; &quot;&lt;grammatik-nts&gt;&quot; &amp; [.Q2] &amp; &quot;&lt;/grammatik-nts&gt;&quot;   ;   &quot;&lt;grammatik-ts&gt;&quot; &amp; [.Q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R2]);[.Q36];[.Q36] &amp; IF([.R2]=&quot;|&quot;; &quot;&lt;regel-oder&gt; | &lt;/regel-oder&gt;&quot; ;    IF(AND(CODE([.R2]) &gt;= 65; CODE([.R2]) &lt;= 90)  ; &quot;&lt;grammatik-nts&gt;&quot; &amp; [.R2] &amp; &quot;&lt;/grammatik-nts&gt;&quot;   ;   &quot;&lt;grammatik-ts&gt;&quot; &amp; [.R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S2]);[.R36];[.R36] &amp; IF([.S2]=&quot;|&quot;; &quot;&lt;regel-oder&gt; | &lt;/regel-oder&gt;&quot; ;    IF(AND(CODE([.S2]) &gt;= 65; CODE([.S2]) &lt;= 90)  ; &quot;&lt;grammatik-nts&gt;&quot; &amp; [.S2] &amp; &quot;&lt;/grammatik-nts&gt;&quot;   ;   &quot;&lt;grammatik-ts&gt;&quot; &amp; [.S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T2]);[.S36];[.S36] &amp; IF([.T2]=&quot;|&quot;; &quot;&lt;regel-oder&gt; | &lt;/regel-oder&gt;&quot; ;    IF(AND(CODE([.T2]) &gt;= 65; CODE([.T2]) &lt;= 90)  ; &quot;&lt;grammatik-nts&gt;&quot; &amp; [.T2] &amp; &quot;&lt;/grammatik-nts&gt;&quot;   ;   &quot;&lt;grammatik-ts&gt;&quot; &amp; [.T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U2]);[.T36];[.T36] &amp; IF([.U2]=&quot;|&quot;; &quot;&lt;regel-oder&gt; | &lt;/regel-oder&gt;&quot; ;    IF(AND(CODE([.U2]) &gt;= 65; CODE([.U2]) &lt;= 90)  ; &quot;&lt;grammatik-nts&gt;&quot; &amp; [.U2] &amp; &quot;&lt;/grammatik-nts&gt;&quot;   ;   &quot;&lt;grammatik-ts&gt;&quot; &amp; [.U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V2]);[.U36];[.U36] &amp; IF([.V2]=&quot;|&quot;; &quot;&lt;regel-oder&gt; | &lt;/regel-oder&gt;&quot; ;    IF(AND(CODE([.V2]) &gt;= 65; CODE([.V2]) &lt;= 90)  ; &quot;&lt;grammatik-nts&gt;&quot; &amp; [.V2] &amp; &quot;&lt;/grammatik-nts&gt;&quot;   ;   &quot;&lt;grammatik-ts&gt;&quot; &amp; [.V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W2]);[.V36];[.V36] &amp; IF([.W2]=&quot;|&quot;; &quot;&lt;regel-oder&gt; | &lt;/regel-oder&gt;&quot; ;    IF(AND(CODE([.W2]) &gt;= 65; CODE([.W2]) &lt;= 90)  ; &quot;&lt;grammatik-nts&gt;&quot; &amp; [.W2] &amp; &quot;&lt;/grammatik-nts&gt;&quot;   ;   &quot;&lt;grammatik-ts&gt;&quot; &amp; [.W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X2]);[.W36];[.W36] &amp; IF([.X2]=&quot;|&quot;; &quot;&lt;regel-oder&gt; | &lt;/regel-oder&gt;&quot; ;    IF(AND(CODE([.X2]) &gt;= 65; CODE([.X2]) &lt;= 90)  ; &quot;&lt;grammatik-nts&gt;&quot; &amp; [.X2] &amp; &quot;&lt;/grammatik-nts&gt;&quot;   ;   &quot;&lt;grammatik-ts&gt;&quot; &amp; [.X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Y2]);[.X36];[.X36] &amp; IF([.Y2]=&quot;|&quot;; &quot;&lt;regel-oder&gt; | &lt;/regel-oder&gt;&quot; ;    IF(AND(CODE([.Y2]) &gt;= 65; CODE([.Y2]) &lt;= 90)  ; &quot;&lt;grammatik-nts&gt;&quot; &amp; [.Y2] &amp; &quot;&lt;/grammatik-nts&gt;&quot;   ;   &quot;&lt;grammatik-ts&gt;&quot; &amp; [.Y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Z2]);[.Y36];[.Y36] &amp; IF([.Z2]=&quot;|&quot;; &quot;&lt;regel-oder&gt; | &lt;/regel-oder&gt;&quot; ;    IF(AND(CODE([.Z2]) &gt;= 65; CODE([.Z2]) &lt;= 90)  ; &quot;&lt;grammatik-nts&gt;&quot; &amp; [.Z2] &amp; &quot;&lt;/grammatik-nts&gt;&quot;   ;   &quot;&lt;grammatik-ts&gt;&quot; &amp; [.Z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A2]);[.Z36];[.Z36] &amp; IF([.AA2]=&quot;|&quot;; &quot;&lt;regel-oder&gt; | &lt;/regel-oder&gt;&quot; ;    IF(AND(CODE([.AA2]) &gt;= 65; CODE([.AA2]) &lt;= 90)  ; &quot;&lt;grammatik-nts&gt;&quot; &amp; [.AA2] &amp; &quot;&lt;/grammatik-nts&gt;&quot;   ;   &quot;&lt;grammatik-ts&gt;&quot; &amp; [.AA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B2]);[.AA36];[.AA36] &amp; IF([.AB2]=&quot;|&quot;; &quot;&lt;regel-oder&gt; | &lt;/regel-oder&gt;&quot; ;    IF(AND(CODE([.AB2]) &gt;= 65; CODE([.AB2]) &lt;= 90)  ; &quot;&lt;grammatik-nts&gt;&quot; &amp; [.AB2] &amp; &quot;&lt;/grammatik-nts&gt;&quot;   ;   &quot;&lt;grammatik-ts&gt;&quot; &amp; [.AB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C2]);[.AB36];[.AB36] &amp; IF([.AC2]=&quot;|&quot;; &quot;&lt;regel-oder&gt; | &lt;/regel-oder&gt;&quot; ;    IF(AND(CODE([.AC2]) &gt;= 65; CODE([.AC2]) &lt;= 90)  ; &quot;&lt;grammatik-nts&gt;&quot; &amp; [.AC2] &amp; &quot;&lt;/grammatik-nts&gt;&quot;   ;   &quot;&lt;grammatik-ts&gt;&quot; &amp; [.AC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D2]);[.AC36];[.AC36] &amp; IF([.AD2]=&quot;|&quot;; &quot;&lt;regel-oder&gt; | &lt;/regel-oder&gt;&quot; ;    IF(AND(CODE([.AD2]) &gt;= 65; CODE([.AD2]) &lt;= 90)  ; &quot;&lt;grammatik-nts&gt;&quot; &amp; [.AD2] &amp; &quot;&lt;/grammatik-nts&gt;&quot;   ;   &quot;&lt;grammatik-ts&gt;&quot; &amp; [.AD2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CONCATENATE([.AD36];&quot;&lt;/grammatik-rechts&gt;&lt;/grammatik-regel&gt;&lt;br /&gt;&quot; &amp; CHAR(13))" office:value-type="string" office:string-value="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&lt;/grammatik-rechts&gt;&lt;/grammatik-regel&gt;&lt;br /&gt;&#13;" calcext:value-type="string">
            <text:p>&lt;grammatik-regel&gt;&lt;grammatik-links&gt;&lt;grammatik-nts&gt;C&lt;/grammatik-nts&gt;&lt;/grammatik-links&gt;&lt;grammatik-pfeil&gt;&amp;rarr;&lt;/grammatik-pfeil&gt;&lt;grammatik-rechts&gt;&lt;grammatik-nts&gt;D&lt;/grammatik-nts&gt;&lt;regel-oder&gt; | &lt;/regel-oder&gt;&lt;grammatik-ts&gt;a&lt;/grammatik-ts&gt;&lt;grammatik-ts&gt;b&lt;/grammatik-ts&gt;&lt;grammatik-ts&gt;d&lt;/grammatik-ts&gt;&lt;grammatik-ts&gt;d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3];&quot;&lt;/grammatik-nts&gt;&lt;/grammatik-links&gt;&lt;grammatik-pfeil&gt;&amp;rarr;&lt;/grammatik-pfeil&gt;&lt;grammatik-rechts&gt;&quot;)" office:value-type="string" office:string-value="&lt;grammatik-regel&gt;&lt;grammatik-links&gt;&lt;grammatik-nts&gt;B&lt;/grammatik-nts&gt;&lt;/grammatik-links&gt;&lt;grammatik-pfeil&gt;&amp;rarr;&lt;/grammatik-pfeil&gt;&lt;grammatik-rechts&gt;" calcext:value-type="string">
            <text:p>&lt;grammatik-regel&gt;&lt;grammatik-links&gt;&lt;grammatik-nts&gt;B&lt;/grammatik-nts&gt;&lt;/grammatik-links&gt;&lt;grammatik-pfeil&gt;&amp;rarr;&lt;/grammatik-pfeil&gt;&lt;grammatik-rechts&gt;</text:p>
          </table:table-cell>
          <table:table-cell table:formula="of:=IF(ISBLANK([.B3]);[.A37];[.A37] &amp; IF([.B3]=&quot;|&quot;;&quot;|&quot;;    IF(AND(CODE([.B3]) &gt;= 65; CODE([.B3]) &lt;= 90)  ; &quot;&lt;grammatik-nts&gt;&quot; &amp; [.B3] &amp; &quot;&lt;/grammatik-nts&gt;&quot;   ;   &quot;&lt;grammatik-ts&gt;&quot; &amp; [.B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</text:p>
          </table:table-cell>
          <table:table-cell table:formula="of:=IF(ISBLANK([.C3]);[.B37];[.B37] &amp; IF([.C3]=&quot;|&quot;; &quot;&lt;regel-oder&gt; | &lt;/regel-oder&gt;&quot; ;    IF(AND(CODE([.C3]) &gt;= 65; CODE([.C3]) &lt;= 90)  ; &quot;&lt;grammatik-nts&gt;&quot; &amp; [.C3] &amp; &quot;&lt;/grammatik-nts&gt;&quot;   ;   &quot;&lt;grammatik-ts&gt;&quot; &amp; [.C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</text:p>
          </table:table-cell>
          <table:table-cell table:formula="of:=IF(ISBLANK([.D3]);[.C37];[.C37] &amp; IF([.D3]=&quot;|&quot;; &quot;&lt;regel-oder&gt; | &lt;/regel-oder&gt;&quot; ;    IF(AND(CODE([.D3]) &gt;= 65; CODE([.D3]) &lt;= 90)  ; &quot;&lt;grammatik-nts&gt;&quot; &amp; [.D3] &amp; &quot;&lt;/grammatik-nts&gt;&quot;   ;   &quot;&lt;grammatik-ts&gt;&quot; &amp; [.D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</text:p>
          </table:table-cell>
          <table:table-cell table:formula="of:=IF(ISBLANK([.E3]);[.D37];[.D37] &amp; IF([.E3]=&quot;|&quot;; &quot;&lt;regel-oder&gt; | &lt;/regel-oder&gt;&quot; ;    IF(AND(CODE([.E3]) &gt;= 65; CODE([.E3]) &lt;= 90)  ; &quot;&lt;grammatik-nts&gt;&quot; &amp; [.E3] &amp; &quot;&lt;/grammatik-nts&gt;&quot;   ;   &quot;&lt;grammatik-ts&gt;&quot; &amp; [.E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</text:p>
          </table:table-cell>
          <table:table-cell table:formula="of:=IF(ISBLANK([.F3]);[.E37];[.E37] &amp; IF([.F3]=&quot;|&quot;; &quot;&lt;regel-oder&gt; | &lt;/regel-oder&gt;&quot; ;    IF(AND(CODE([.F3]) &gt;= 65; CODE([.F3]) &lt;= 90)  ; &quot;&lt;grammatik-nts&gt;&quot; &amp; [.F3] &amp; &quot;&lt;/grammatik-nts&gt;&quot;   ;   &quot;&lt;grammatik-ts&gt;&quot; &amp; [.F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</text:p>
          </table:table-cell>
          <table:table-cell table:formula="of:=IF(ISBLANK([.G3]);[.F37];[.F37] &amp; IF([.G3]=&quot;|&quot;; &quot;&lt;regel-oder&gt; | &lt;/regel-oder&gt;&quot; ;    IF(AND(CODE([.G3]) &gt;= 65; CODE([.G3]) &lt;= 90)  ; &quot;&lt;grammatik-nts&gt;&quot; &amp; [.G3] &amp; &quot;&lt;/grammatik-nts&gt;&quot;   ;   &quot;&lt;grammatik-ts&gt;&quot; &amp; [.G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H3]);[.G37];[.G37] &amp; IF([.H3]=&quot;|&quot;; &quot;&lt;regel-oder&gt; | &lt;/regel-oder&gt;&quot; ;    IF(AND(CODE([.H3]) &gt;= 65; CODE([.H3]) &lt;= 90)  ; &quot;&lt;grammatik-nts&gt;&quot; &amp; [.H3] &amp; &quot;&lt;/grammatik-nts&gt;&quot;   ;   &quot;&lt;grammatik-ts&gt;&quot; &amp; [.H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I3]);[.H37];[.H37] &amp; IF([.I3]=&quot;|&quot;; &quot;&lt;regel-oder&gt; | &lt;/regel-oder&gt;&quot; ;    IF(AND(CODE([.I3]) &gt;= 65; CODE([.I3]) &lt;= 90)  ; &quot;&lt;grammatik-nts&gt;&quot; &amp; [.I3] &amp; &quot;&lt;/grammatik-nts&gt;&quot;   ;   &quot;&lt;grammatik-ts&gt;&quot; &amp; [.I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J3]);[.I37];[.I37] &amp; IF([.J3]=&quot;|&quot;; &quot;&lt;regel-oder&gt; | &lt;/regel-oder&gt;&quot; ;    IF(AND(CODE([.J3]) &gt;= 65; CODE([.J3]) &lt;= 90)  ; &quot;&lt;grammatik-nts&gt;&quot; &amp; [.J3] &amp; &quot;&lt;/grammatik-nts&gt;&quot;   ;   &quot;&lt;grammatik-ts&gt;&quot; &amp; [.J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K3]);[.J37];[.J37] &amp; IF([.K3]=&quot;|&quot;; &quot;&lt;regel-oder&gt; | &lt;/regel-oder&gt;&quot; ;    IF(AND(CODE([.K3]) &gt;= 65; CODE([.K3]) &lt;= 90)  ; &quot;&lt;grammatik-nts&gt;&quot; &amp; [.K3] &amp; &quot;&lt;/grammatik-nts&gt;&quot;   ;   &quot;&lt;grammatik-ts&gt;&quot; &amp; [.K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L3]);[.K37];[.K37] &amp; IF([.L3]=&quot;|&quot;; &quot;&lt;regel-oder&gt; | &lt;/regel-oder&gt;&quot; ;    IF(AND(CODE([.L3]) &gt;= 65; CODE([.L3]) &lt;= 90)  ; &quot;&lt;grammatik-nts&gt;&quot; &amp; [.L3] &amp; &quot;&lt;/grammatik-nts&gt;&quot;   ;   &quot;&lt;grammatik-ts&gt;&quot; &amp; [.L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M3]);[.L37];[.L37] &amp; IF([.M3]=&quot;|&quot;; &quot;&lt;regel-oder&gt; | &lt;/regel-oder&gt;&quot; ;    IF(AND(CODE([.M3]) &gt;= 65; CODE([.M3]) &lt;= 90)  ; &quot;&lt;grammatik-nts&gt;&quot; &amp; [.M3] &amp; &quot;&lt;/grammatik-nts&gt;&quot;   ;   &quot;&lt;grammatik-ts&gt;&quot; &amp; [.M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N3]);[.M37];[.M37] &amp; IF([.N3]=&quot;|&quot;; &quot;&lt;regel-oder&gt; | &lt;/regel-oder&gt;&quot; ;    IF(AND(CODE([.N3]) &gt;= 65; CODE([.N3]) &lt;= 90)  ; &quot;&lt;grammatik-nts&gt;&quot; &amp; [.N3] &amp; &quot;&lt;/grammatik-nts&gt;&quot;   ;   &quot;&lt;grammatik-ts&gt;&quot; &amp; [.N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O3]);[.N37];[.N37] &amp; IF([.O3]=&quot;|&quot;; &quot;&lt;regel-oder&gt; | &lt;/regel-oder&gt;&quot; ;    IF(AND(CODE([.O3]) &gt;= 65; CODE([.O3]) &lt;= 90)  ; &quot;&lt;grammatik-nts&gt;&quot; &amp; [.O3] &amp; &quot;&lt;/grammatik-nts&gt;&quot;   ;   &quot;&lt;grammatik-ts&gt;&quot; &amp; [.O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P3]);[.O37];[.O37] &amp; IF([.P3]=&quot;|&quot;; &quot;&lt;regel-oder&gt; | &lt;/regel-oder&gt;&quot; ;    IF(AND(CODE([.P3]) &gt;= 65; CODE([.P3]) &lt;= 90)  ; &quot;&lt;grammatik-nts&gt;&quot; &amp; [.P3] &amp; &quot;&lt;/grammatik-nts&gt;&quot;   ;   &quot;&lt;grammatik-ts&gt;&quot; &amp; [.P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Q3]);[.P37];[.P37] &amp; IF([.Q3]=&quot;|&quot;; &quot;&lt;regel-oder&gt; | &lt;/regel-oder&gt;&quot; ;    IF(AND(CODE([.Q3]) &gt;= 65; CODE([.Q3]) &lt;= 90)  ; &quot;&lt;grammatik-nts&gt;&quot; &amp; [.Q3] &amp; &quot;&lt;/grammatik-nts&gt;&quot;   ;   &quot;&lt;grammatik-ts&gt;&quot; &amp; [.Q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R3]);[.Q37];[.Q37] &amp; IF([.R3]=&quot;|&quot;; &quot;&lt;regel-oder&gt; | &lt;/regel-oder&gt;&quot; ;    IF(AND(CODE([.R3]) &gt;= 65; CODE([.R3]) &lt;= 90)  ; &quot;&lt;grammatik-nts&gt;&quot; &amp; [.R3] &amp; &quot;&lt;/grammatik-nts&gt;&quot;   ;   &quot;&lt;grammatik-ts&gt;&quot; &amp; [.R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S3]);[.R37];[.R37] &amp; IF([.S3]=&quot;|&quot;; &quot;&lt;regel-oder&gt; | &lt;/regel-oder&gt;&quot; ;    IF(AND(CODE([.S3]) &gt;= 65; CODE([.S3]) &lt;= 90)  ; &quot;&lt;grammatik-nts&gt;&quot; &amp; [.S3] &amp; &quot;&lt;/grammatik-nts&gt;&quot;   ;   &quot;&lt;grammatik-ts&gt;&quot; &amp; [.S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T3]);[.S37];[.S37] &amp; IF([.T3]=&quot;|&quot;; &quot;&lt;regel-oder&gt; | &lt;/regel-oder&gt;&quot; ;    IF(AND(CODE([.T3]) &gt;= 65; CODE([.T3]) &lt;= 90)  ; &quot;&lt;grammatik-nts&gt;&quot; &amp; [.T3] &amp; &quot;&lt;/grammatik-nts&gt;&quot;   ;   &quot;&lt;grammatik-ts&gt;&quot; &amp; [.T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U3]);[.T37];[.T37] &amp; IF([.U3]=&quot;|&quot;; &quot;&lt;regel-oder&gt; | &lt;/regel-oder&gt;&quot; ;    IF(AND(CODE([.U3]) &gt;= 65; CODE([.U3]) &lt;= 90)  ; &quot;&lt;grammatik-nts&gt;&quot; &amp; [.U3] &amp; &quot;&lt;/grammatik-nts&gt;&quot;   ;   &quot;&lt;grammatik-ts&gt;&quot; &amp; [.U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V3]);[.U37];[.U37] &amp; IF([.V3]=&quot;|&quot;; &quot;&lt;regel-oder&gt; | &lt;/regel-oder&gt;&quot; ;    IF(AND(CODE([.V3]) &gt;= 65; CODE([.V3]) &lt;= 90)  ; &quot;&lt;grammatik-nts&gt;&quot; &amp; [.V3] &amp; &quot;&lt;/grammatik-nts&gt;&quot;   ;   &quot;&lt;grammatik-ts&gt;&quot; &amp; [.V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W3]);[.V37];[.V37] &amp; IF([.W3]=&quot;|&quot;; &quot;&lt;regel-oder&gt; | &lt;/regel-oder&gt;&quot; ;    IF(AND(CODE([.W3]) &gt;= 65; CODE([.W3]) &lt;= 90)  ; &quot;&lt;grammatik-nts&gt;&quot; &amp; [.W3] &amp; &quot;&lt;/grammatik-nts&gt;&quot;   ;   &quot;&lt;grammatik-ts&gt;&quot; &amp; [.W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X3]);[.W37];[.W37] &amp; IF([.X3]=&quot;|&quot;; &quot;&lt;regel-oder&gt; | &lt;/regel-oder&gt;&quot; ;    IF(AND(CODE([.X3]) &gt;= 65; CODE([.X3]) &lt;= 90)  ; &quot;&lt;grammatik-nts&gt;&quot; &amp; [.X3] &amp; &quot;&lt;/grammatik-nts&gt;&quot;   ;   &quot;&lt;grammatik-ts&gt;&quot; &amp; [.X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Y3]);[.X37];[.X37] &amp; IF([.Y3]=&quot;|&quot;; &quot;&lt;regel-oder&gt; | &lt;/regel-oder&gt;&quot; ;    IF(AND(CODE([.Y3]) &gt;= 65; CODE([.Y3]) &lt;= 90)  ; &quot;&lt;grammatik-nts&gt;&quot; &amp; [.Y3] &amp; &quot;&lt;/grammatik-nts&gt;&quot;   ;   &quot;&lt;grammatik-ts&gt;&quot; &amp; [.Y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Z3]);[.Y37];[.Y37] &amp; IF([.Z3]=&quot;|&quot;; &quot;&lt;regel-oder&gt; | &lt;/regel-oder&gt;&quot; ;    IF(AND(CODE([.Z3]) &gt;= 65; CODE([.Z3]) &lt;= 90)  ; &quot;&lt;grammatik-nts&gt;&quot; &amp; [.Z3] &amp; &quot;&lt;/grammatik-nts&gt;&quot;   ;   &quot;&lt;grammatik-ts&gt;&quot; &amp; [.Z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AA3]);[.Z37];[.Z37] &amp; IF([.AA3]=&quot;|&quot;; &quot;&lt;regel-oder&gt; | &lt;/regel-oder&gt;&quot; ;    IF(AND(CODE([.AA3]) &gt;= 65; CODE([.AA3]) &lt;= 90)  ; &quot;&lt;grammatik-nts&gt;&quot; &amp; [.AA3] &amp; &quot;&lt;/grammatik-nts&gt;&quot;   ;   &quot;&lt;grammatik-ts&gt;&quot; &amp; [.AA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AB3]);[.AA37];[.AA37] &amp; IF([.AB3]=&quot;|&quot;; &quot;&lt;regel-oder&gt; | &lt;/regel-oder&gt;&quot; ;    IF(AND(CODE([.AB3]) &gt;= 65; CODE([.AB3]) &lt;= 90)  ; &quot;&lt;grammatik-nts&gt;&quot; &amp; [.AB3] &amp; &quot;&lt;/grammatik-nts&gt;&quot;   ;   &quot;&lt;grammatik-ts&gt;&quot; &amp; [.AB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AC3]);[.AB37];[.AB37] &amp; IF([.AC3]=&quot;|&quot;; &quot;&lt;regel-oder&gt; | &lt;/regel-oder&gt;&quot; ;    IF(AND(CODE([.AC3]) &gt;= 65; CODE([.AC3]) &lt;= 90)  ; &quot;&lt;grammatik-nts&gt;&quot; &amp; [.AC3] &amp; &quot;&lt;/grammatik-nts&gt;&quot;   ;   &quot;&lt;grammatik-ts&gt;&quot; &amp; [.AC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IF(ISBLANK([.AD3]);[.AC37];[.AC37] &amp; IF([.AD3]=&quot;|&quot;; &quot;&lt;regel-oder&gt; | &lt;/regel-oder&gt;&quot; ;    IF(AND(CODE([.AD3]) &gt;= 65; CODE([.AD3]) &lt;= 90)  ; &quot;&lt;grammatik-nts&gt;&quot; &amp; [.AD3] &amp; &quot;&lt;/grammatik-nts&gt;&quot;   ;   &quot;&lt;grammatik-ts&gt;&quot; &amp; [.AD3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</text:p>
          </table:table-cell>
          <table:table-cell table:formula="of:=CONCATENATE([.AD37];&quot;&lt;/grammatik-rechts&gt;&lt;/grammatik-regel&gt;&lt;br /&gt;&quot; &amp; CHAR(13))" office:value-type="string" office:string-value="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&lt;/grammatik-rechts&gt;&lt;/grammatik-regel&gt;&lt;br /&gt;&#13;" calcext:value-type="string">
            <text:p>&lt;grammatik-regel&gt;&lt;grammatik-links&gt;&lt;grammatik-nts&gt;B&lt;/grammatik-nts&gt;&lt;/grammatik-links&gt;&lt;grammatik-pfeil&gt;&amp;rarr;&lt;/grammatik-pfeil&gt;&lt;grammatik-rechts&gt;&lt;grammatik-ts&gt;b&lt;/grammatik-ts&gt;&lt;regel-oder&gt; | &lt;/regel-oder&gt;&lt;grammatik-nts&gt;A&lt;/grammatik-nts&gt;&lt;regel-oder&gt; | &lt;/regel-oder&gt;&lt;grammatik-nts&gt;A&lt;/grammatik-nts&gt;&lt;grammatik-nts&gt;A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4];&quot;&lt;/grammatik-nts&gt;&lt;/grammatik-links&gt;&lt;grammatik-pfeil&gt;&amp;rarr;&lt;/grammatik-pfeil&gt;&lt;grammatik-rechts&gt;&quot;)" office:value-type="string" office:string-value="&lt;grammatik-regel&gt;&lt;grammatik-links&gt;&lt;grammatik-nts&gt;A&lt;/grammatik-nts&gt;&lt;/grammatik-links&gt;&lt;grammatik-pfeil&gt;&amp;rarr;&lt;/grammatik-pfeil&gt;&lt;grammatik-rechts&gt;" calcext:value-type="string">
            <text:p>&lt;grammatik-regel&gt;&lt;grammatik-links&gt;&lt;grammatik-nts&gt;A&lt;/grammatik-nts&gt;&lt;/grammatik-links&gt;&lt;grammatik-pfeil&gt;&amp;rarr;&lt;/grammatik-pfeil&gt;&lt;grammatik-rechts&gt;</text:p>
          </table:table-cell>
          <table:table-cell table:formula="of:=IF(ISBLANK([.B4]);[.A38];[.A38] &amp; IF([.B4]=&quot;|&quot;;&quot;|&quot;;    IF(AND(CODE([.B4]) &gt;= 65; CODE([.B4]) &lt;= 90)  ; &quot;&lt;grammatik-nts&gt;&quot; &amp; [.B4] &amp; &quot;&lt;/grammatik-nts&gt;&quot;   ;   &quot;&lt;grammatik-ts&gt;&quot; &amp; [.B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C4]);[.B38];[.B38] &amp; IF([.C4]=&quot;|&quot;; &quot;&lt;regel-oder&gt; | &lt;/regel-oder&gt;&quot; ;    IF(AND(CODE([.C4]) &gt;= 65; CODE([.C4]) &lt;= 90)  ; &quot;&lt;grammatik-nts&gt;&quot; &amp; [.C4] &amp; &quot;&lt;/grammatik-nts&gt;&quot;   ;   &quot;&lt;grammatik-ts&gt;&quot; &amp; [.C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</text:p>
          </table:table-cell>
          <table:table-cell table:formula="of:=IF(ISBLANK([.D4]);[.C38];[.C38] &amp; IF([.D4]=&quot;|&quot;; &quot;&lt;regel-oder&gt; | &lt;/regel-oder&gt;&quot; ;    IF(AND(CODE([.D4]) &gt;= 65; CODE([.D4]) &lt;= 90)  ; &quot;&lt;grammatik-nts&gt;&quot; &amp; [.D4] &amp; &quot;&lt;/grammatik-nts&gt;&quot;   ;   &quot;&lt;grammatik-ts&gt;&quot; &amp; [.D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</text:p>
          </table:table-cell>
          <table:table-cell table:formula="of:=IF(ISBLANK([.E4]);[.D38];[.D38] &amp; IF([.E4]=&quot;|&quot;; &quot;&lt;regel-oder&gt; | &lt;/regel-oder&gt;&quot; ;    IF(AND(CODE([.E4]) &gt;= 65; CODE([.E4]) &lt;= 90)  ; &quot;&lt;grammatik-nts&gt;&quot; &amp; [.E4] &amp; &quot;&lt;/grammatik-nts&gt;&quot;   ;   &quot;&lt;grammatik-ts&gt;&quot; &amp; [.E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</text:p>
          </table:table-cell>
          <table:table-cell table:formula="of:=IF(ISBLANK([.F4]);[.E38];[.E38] &amp; IF([.F4]=&quot;|&quot;; &quot;&lt;regel-oder&gt; | &lt;/regel-oder&gt;&quot; ;    IF(AND(CODE([.F4]) &gt;= 65; CODE([.F4]) &lt;= 90)  ; &quot;&lt;grammatik-nts&gt;&quot; &amp; [.F4] &amp; &quot;&lt;/grammatik-nts&gt;&quot;   ;   &quot;&lt;grammatik-ts&gt;&quot; &amp; [.F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</text:p>
          </table:table-cell>
          <table:table-cell table:formula="of:=IF(ISBLANK([.G4]);[.F38];[.F38] &amp; IF([.G4]=&quot;|&quot;; &quot;&lt;regel-oder&gt; | &lt;/regel-oder&gt;&quot; ;    IF(AND(CODE([.G4]) &gt;= 65; CODE([.G4]) &lt;= 90)  ; &quot;&lt;grammatik-nts&gt;&quot; &amp; [.G4] &amp; &quot;&lt;/grammatik-nts&gt;&quot;   ;   &quot;&lt;grammatik-ts&gt;&quot; &amp; [.G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</text:p>
          </table:table-cell>
          <table:table-cell table:formula="of:=IF(ISBLANK([.H4]);[.G38];[.G38] &amp; IF([.H4]=&quot;|&quot;; &quot;&lt;regel-oder&gt; | &lt;/regel-oder&gt;&quot; ;    IF(AND(CODE([.H4]) &gt;= 65; CODE([.H4]) &lt;= 90)  ; &quot;&lt;grammatik-nts&gt;&quot; &amp; [.H4] &amp; &quot;&lt;/grammatik-nts&gt;&quot;   ;   &quot;&lt;grammatik-ts&gt;&quot; &amp; [.H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</text:p>
          </table:table-cell>
          <table:table-cell table:formula="of:=IF(ISBLANK([.I4]);[.H38];[.H38] &amp; IF([.I4]=&quot;|&quot;; &quot;&lt;regel-oder&gt; | &lt;/regel-oder&gt;&quot; ;    IF(AND(CODE([.I4]) &gt;= 65; CODE([.I4]) &lt;= 90)  ; &quot;&lt;grammatik-nts&gt;&quot; &amp; [.I4] &amp; &quot;&lt;/grammatik-nts&gt;&quot;   ;   &quot;&lt;grammatik-ts&gt;&quot; &amp; [.I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J4]);[.I38];[.I38] &amp; IF([.J4]=&quot;|&quot;; &quot;&lt;regel-oder&gt; | &lt;/regel-oder&gt;&quot; ;    IF(AND(CODE([.J4]) &gt;= 65; CODE([.J4]) &lt;= 90)  ; &quot;&lt;grammatik-nts&gt;&quot; &amp; [.J4] &amp; &quot;&lt;/grammatik-nts&gt;&quot;   ;   &quot;&lt;grammatik-ts&gt;&quot; &amp; [.J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K4]);[.J38];[.J38] &amp; IF([.K4]=&quot;|&quot;; &quot;&lt;regel-oder&gt; | &lt;/regel-oder&gt;&quot; ;    IF(AND(CODE([.K4]) &gt;= 65; CODE([.K4]) &lt;= 90)  ; &quot;&lt;grammatik-nts&gt;&quot; &amp; [.K4] &amp; &quot;&lt;/grammatik-nts&gt;&quot;   ;   &quot;&lt;grammatik-ts&gt;&quot; &amp; [.K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L4]);[.K38];[.K38] &amp; IF([.L4]=&quot;|&quot;; &quot;&lt;regel-oder&gt; | &lt;/regel-oder&gt;&quot; ;    IF(AND(CODE([.L4]) &gt;= 65; CODE([.L4]) &lt;= 90)  ; &quot;&lt;grammatik-nts&gt;&quot; &amp; [.L4] &amp; &quot;&lt;/grammatik-nts&gt;&quot;   ;   &quot;&lt;grammatik-ts&gt;&quot; &amp; [.L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M4]);[.L38];[.L38] &amp; IF([.M4]=&quot;|&quot;; &quot;&lt;regel-oder&gt; | &lt;/regel-oder&gt;&quot; ;    IF(AND(CODE([.M4]) &gt;= 65; CODE([.M4]) &lt;= 90)  ; &quot;&lt;grammatik-nts&gt;&quot; &amp; [.M4] &amp; &quot;&lt;/grammatik-nts&gt;&quot;   ;   &quot;&lt;grammatik-ts&gt;&quot; &amp; [.M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N4]);[.M38];[.M38] &amp; IF([.N4]=&quot;|&quot;; &quot;&lt;regel-oder&gt; | &lt;/regel-oder&gt;&quot; ;    IF(AND(CODE([.N4]) &gt;= 65; CODE([.N4]) &lt;= 90)  ; &quot;&lt;grammatik-nts&gt;&quot; &amp; [.N4] &amp; &quot;&lt;/grammatik-nts&gt;&quot;   ;   &quot;&lt;grammatik-ts&gt;&quot; &amp; [.N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O4]);[.N38];[.N38] &amp; IF([.O4]=&quot;|&quot;; &quot;&lt;regel-oder&gt; | &lt;/regel-oder&gt;&quot; ;    IF(AND(CODE([.O4]) &gt;= 65; CODE([.O4]) &lt;= 90)  ; &quot;&lt;grammatik-nts&gt;&quot; &amp; [.O4] &amp; &quot;&lt;/grammatik-nts&gt;&quot;   ;   &quot;&lt;grammatik-ts&gt;&quot; &amp; [.O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P4]);[.O38];[.O38] &amp; IF([.P4]=&quot;|&quot;; &quot;&lt;regel-oder&gt; | &lt;/regel-oder&gt;&quot; ;    IF(AND(CODE([.P4]) &gt;= 65; CODE([.P4]) &lt;= 90)  ; &quot;&lt;grammatik-nts&gt;&quot; &amp; [.P4] &amp; &quot;&lt;/grammatik-nts&gt;&quot;   ;   &quot;&lt;grammatik-ts&gt;&quot; &amp; [.P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Q4]);[.P38];[.P38] &amp; IF([.Q4]=&quot;|&quot;; &quot;&lt;regel-oder&gt; | &lt;/regel-oder&gt;&quot; ;    IF(AND(CODE([.Q4]) &gt;= 65; CODE([.Q4]) &lt;= 90)  ; &quot;&lt;grammatik-nts&gt;&quot; &amp; [.Q4] &amp; &quot;&lt;/grammatik-nts&gt;&quot;   ;   &quot;&lt;grammatik-ts&gt;&quot; &amp; [.Q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R4]);[.Q38];[.Q38] &amp; IF([.R4]=&quot;|&quot;; &quot;&lt;regel-oder&gt; | &lt;/regel-oder&gt;&quot; ;    IF(AND(CODE([.R4]) &gt;= 65; CODE([.R4]) &lt;= 90)  ; &quot;&lt;grammatik-nts&gt;&quot; &amp; [.R4] &amp; &quot;&lt;/grammatik-nts&gt;&quot;   ;   &quot;&lt;grammatik-ts&gt;&quot; &amp; [.R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S4]);[.R38];[.R38] &amp; IF([.S4]=&quot;|&quot;; &quot;&lt;regel-oder&gt; | &lt;/regel-oder&gt;&quot; ;    IF(AND(CODE([.S4]) &gt;= 65; CODE([.S4]) &lt;= 90)  ; &quot;&lt;grammatik-nts&gt;&quot; &amp; [.S4] &amp; &quot;&lt;/grammatik-nts&gt;&quot;   ;   &quot;&lt;grammatik-ts&gt;&quot; &amp; [.S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T4]);[.S38];[.S38] &amp; IF([.T4]=&quot;|&quot;; &quot;&lt;regel-oder&gt; | &lt;/regel-oder&gt;&quot; ;    IF(AND(CODE([.T4]) &gt;= 65; CODE([.T4]) &lt;= 90)  ; &quot;&lt;grammatik-nts&gt;&quot; &amp; [.T4] &amp; &quot;&lt;/grammatik-nts&gt;&quot;   ;   &quot;&lt;grammatik-ts&gt;&quot; &amp; [.T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U4]);[.T38];[.T38] &amp; IF([.U4]=&quot;|&quot;; &quot;&lt;regel-oder&gt; | &lt;/regel-oder&gt;&quot; ;    IF(AND(CODE([.U4]) &gt;= 65; CODE([.U4]) &lt;= 90)  ; &quot;&lt;grammatik-nts&gt;&quot; &amp; [.U4] &amp; &quot;&lt;/grammatik-nts&gt;&quot;   ;   &quot;&lt;grammatik-ts&gt;&quot; &amp; [.U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V4]);[.U38];[.U38] &amp; IF([.V4]=&quot;|&quot;; &quot;&lt;regel-oder&gt; | &lt;/regel-oder&gt;&quot; ;    IF(AND(CODE([.V4]) &gt;= 65; CODE([.V4]) &lt;= 90)  ; &quot;&lt;grammatik-nts&gt;&quot; &amp; [.V4] &amp; &quot;&lt;/grammatik-nts&gt;&quot;   ;   &quot;&lt;grammatik-ts&gt;&quot; &amp; [.V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W4]);[.V38];[.V38] &amp; IF([.W4]=&quot;|&quot;; &quot;&lt;regel-oder&gt; | &lt;/regel-oder&gt;&quot; ;    IF(AND(CODE([.W4]) &gt;= 65; CODE([.W4]) &lt;= 90)  ; &quot;&lt;grammatik-nts&gt;&quot; &amp; [.W4] &amp; &quot;&lt;/grammatik-nts&gt;&quot;   ;   &quot;&lt;grammatik-ts&gt;&quot; &amp; [.W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X4]);[.W38];[.W38] &amp; IF([.X4]=&quot;|&quot;; &quot;&lt;regel-oder&gt; | &lt;/regel-oder&gt;&quot; ;    IF(AND(CODE([.X4]) &gt;= 65; CODE([.X4]) &lt;= 90)  ; &quot;&lt;grammatik-nts&gt;&quot; &amp; [.X4] &amp; &quot;&lt;/grammatik-nts&gt;&quot;   ;   &quot;&lt;grammatik-ts&gt;&quot; &amp; [.X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Y4]);[.X38];[.X38] &amp; IF([.Y4]=&quot;|&quot;; &quot;&lt;regel-oder&gt; | &lt;/regel-oder&gt;&quot; ;    IF(AND(CODE([.Y4]) &gt;= 65; CODE([.Y4]) &lt;= 90)  ; &quot;&lt;grammatik-nts&gt;&quot; &amp; [.Y4] &amp; &quot;&lt;/grammatik-nts&gt;&quot;   ;   &quot;&lt;grammatik-ts&gt;&quot; &amp; [.Y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Z4]);[.Y38];[.Y38] &amp; IF([.Z4]=&quot;|&quot;; &quot;&lt;regel-oder&gt; | &lt;/regel-oder&gt;&quot; ;    IF(AND(CODE([.Z4]) &gt;= 65; CODE([.Z4]) &lt;= 90)  ; &quot;&lt;grammatik-nts&gt;&quot; &amp; [.Z4] &amp; &quot;&lt;/grammatik-nts&gt;&quot;   ;   &quot;&lt;grammatik-ts&gt;&quot; &amp; [.Z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AA4]);[.Z38];[.Z38] &amp; IF([.AA4]=&quot;|&quot;; &quot;&lt;regel-oder&gt; | &lt;/regel-oder&gt;&quot; ;    IF(AND(CODE([.AA4]) &gt;= 65; CODE([.AA4]) &lt;= 90)  ; &quot;&lt;grammatik-nts&gt;&quot; &amp; [.AA4] &amp; &quot;&lt;/grammatik-nts&gt;&quot;   ;   &quot;&lt;grammatik-ts&gt;&quot; &amp; [.AA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AB4]);[.AA38];[.AA38] &amp; IF([.AB4]=&quot;|&quot;; &quot;&lt;regel-oder&gt; | &lt;/regel-oder&gt;&quot; ;    IF(AND(CODE([.AB4]) &gt;= 65; CODE([.AB4]) &lt;= 90)  ; &quot;&lt;grammatik-nts&gt;&quot; &amp; [.AB4] &amp; &quot;&lt;/grammatik-nts&gt;&quot;   ;   &quot;&lt;grammatik-ts&gt;&quot; &amp; [.AB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AC4]);[.AB38];[.AB38] &amp; IF([.AC4]=&quot;|&quot;; &quot;&lt;regel-oder&gt; | &lt;/regel-oder&gt;&quot; ;    IF(AND(CODE([.AC4]) &gt;= 65; CODE([.AC4]) &lt;= 90)  ; &quot;&lt;grammatik-nts&gt;&quot; &amp; [.AC4] &amp; &quot;&lt;/grammatik-nts&gt;&quot;   ;   &quot;&lt;grammatik-ts&gt;&quot; &amp; [.AC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IF(ISBLANK([.AD4]);[.AC38];[.AC38] &amp; IF([.AD4]=&quot;|&quot;; &quot;&lt;regel-oder&gt; | &lt;/regel-oder&gt;&quot; ;    IF(AND(CODE([.AD4]) &gt;= 65; CODE([.AD4]) &lt;= 90)  ; &quot;&lt;grammatik-nts&gt;&quot; &amp; [.AD4] &amp; &quot;&lt;/grammatik-nts&gt;&quot;   ;   &quot;&lt;grammatik-ts&gt;&quot; &amp; [.AD4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</text:p>
          </table:table-cell>
          <table:table-cell table:formula="of:=CONCATENATE([.AD38];&quot;&lt;/grammatik-rechts&gt;&lt;/grammatik-regel&gt;&lt;br /&gt;&quot; &amp; CHAR(13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&lt;/grammatik-rechts&gt;&lt;/grammatik-regel&gt;&lt;br /&gt;&#13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B&lt;/grammatik-nts&gt;&lt;regel-oder&gt; | &lt;/regel-oder&gt;&lt;grammatik-ts&gt;b&lt;/grammatik-ts&gt;&lt;grammatik-nts&gt;A&lt;/grammatik-nts&gt;&lt;grammatik-nts&gt;B&lt;/grammatik-nts&gt;&lt;regel-oder&gt; | &lt;/regel-oder&gt;&lt;grammatik-nts&gt;B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5];&quot;&lt;/grammatik-nts&gt;&lt;/grammatik-links&gt;&lt;grammatik-pfeil&gt;&amp;rarr;&lt;/grammatik-pfeil&gt;&lt;grammatik-rechts&gt;&quot;)" office:value-type="string" office:string-value="&lt;grammatik-regel&gt;&lt;grammatik-links&gt;&lt;grammatik-nts&gt;D&lt;/grammatik-nts&gt;&lt;/grammatik-links&gt;&lt;grammatik-pfeil&gt;&amp;rarr;&lt;/grammatik-pfeil&gt;&lt;grammatik-rechts&gt;" calcext:value-type="string">
            <text:p>&lt;grammatik-regel&gt;&lt;grammatik-links&gt;&lt;grammatik-nts&gt;D&lt;/grammatik-nts&gt;&lt;/grammatik-links&gt;&lt;grammatik-pfeil&gt;&amp;rarr;&lt;/grammatik-pfeil&gt;&lt;grammatik-rechts&gt;</text:p>
          </table:table-cell>
          <table:table-cell table:formula="of:=IF(ISBLANK([.B5]);[.A39];[.A39] &amp; IF([.B5]=&quot;|&quot;;&quot;|&quot;;    IF(AND(CODE([.B5]) &gt;= 65; CODE([.B5]) &lt;= 90)  ; &quot;&lt;grammatik-nts&gt;&quot; &amp; [.B5] &amp; &quot;&lt;/grammatik-nts&gt;&quot;   ;   &quot;&lt;grammatik-ts&gt;&quot; &amp; [.B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</text:p>
          </table:table-cell>
          <table:table-cell table:formula="of:=IF(ISBLANK([.C5]);[.B39];[.B39] &amp; IF([.C5]=&quot;|&quot;; &quot;&lt;regel-oder&gt; | &lt;/regel-oder&gt;&quot; ;    IF(AND(CODE([.C5]) &gt;= 65; CODE([.C5]) &lt;= 90)  ; &quot;&lt;grammatik-nts&gt;&quot; &amp; [.C5] &amp; &quot;&lt;/grammatik-nts&gt;&quot;   ;   &quot;&lt;grammatik-ts&gt;&quot; &amp; [.C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</text:p>
          </table:table-cell>
          <table:table-cell table:formula="of:=IF(ISBLANK([.D5]);[.C39];[.C39] &amp; IF([.D5]=&quot;|&quot;; &quot;&lt;regel-oder&gt; | &lt;/regel-oder&gt;&quot; ;    IF(AND(CODE([.D5]) &gt;= 65; CODE([.D5]) &lt;= 90)  ; &quot;&lt;grammatik-nts&gt;&quot; &amp; [.D5] &amp; &quot;&lt;/grammatik-nts&gt;&quot;   ;   &quot;&lt;grammatik-ts&gt;&quot; &amp; [.D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</text:p>
          </table:table-cell>
          <table:table-cell table:formula="of:=IF(ISBLANK([.E5]);[.D39];[.D39] &amp; IF([.E5]=&quot;|&quot;; &quot;&lt;regel-oder&gt; | &lt;/regel-oder&gt;&quot; ;    IF(AND(CODE([.E5]) &gt;= 65; CODE([.E5]) &lt;= 90)  ; &quot;&lt;grammatik-nts&gt;&quot; &amp; [.E5] &amp; &quot;&lt;/grammatik-nts&gt;&quot;   ;   &quot;&lt;grammatik-ts&gt;&quot; &amp; [.E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</text:p>
          </table:table-cell>
          <table:table-cell table:formula="of:=IF(ISBLANK([.F5]);[.E39];[.E39] &amp; IF([.F5]=&quot;|&quot;; &quot;&lt;regel-oder&gt; | &lt;/regel-oder&gt;&quot; ;    IF(AND(CODE([.F5]) &gt;= 65; CODE([.F5]) &lt;= 90)  ; &quot;&lt;grammatik-nts&gt;&quot; &amp; [.F5] &amp; &quot;&lt;/grammatik-nts&gt;&quot;   ;   &quot;&lt;grammatik-ts&gt;&quot; &amp; [.F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</text:p>
          </table:table-cell>
          <table:table-cell table:formula="of:=IF(ISBLANK([.G5]);[.F39];[.F39] &amp; IF([.G5]=&quot;|&quot;; &quot;&lt;regel-oder&gt; | &lt;/regel-oder&gt;&quot; ;    IF(AND(CODE([.G5]) &gt;= 65; CODE([.G5]) &lt;= 90)  ; &quot;&lt;grammatik-nts&gt;&quot; &amp; [.G5] &amp; &quot;&lt;/grammatik-nts&gt;&quot;   ;   &quot;&lt;grammatik-ts&gt;&quot; &amp; [.G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H5]);[.G39];[.G39] &amp; IF([.H5]=&quot;|&quot;; &quot;&lt;regel-oder&gt; | &lt;/regel-oder&gt;&quot; ;    IF(AND(CODE([.H5]) &gt;= 65; CODE([.H5]) &lt;= 90)  ; &quot;&lt;grammatik-nts&gt;&quot; &amp; [.H5] &amp; &quot;&lt;/grammatik-nts&gt;&quot;   ;   &quot;&lt;grammatik-ts&gt;&quot; &amp; [.H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I5]);[.H39];[.H39] &amp; IF([.I5]=&quot;|&quot;; &quot;&lt;regel-oder&gt; | &lt;/regel-oder&gt;&quot; ;    IF(AND(CODE([.I5]) &gt;= 65; CODE([.I5]) &lt;= 90)  ; &quot;&lt;grammatik-nts&gt;&quot; &amp; [.I5] &amp; &quot;&lt;/grammatik-nts&gt;&quot;   ;   &quot;&lt;grammatik-ts&gt;&quot; &amp; [.I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J5]);[.I39];[.I39] &amp; IF([.J5]=&quot;|&quot;; &quot;&lt;regel-oder&gt; | &lt;/regel-oder&gt;&quot; ;    IF(AND(CODE([.J5]) &gt;= 65; CODE([.J5]) &lt;= 90)  ; &quot;&lt;grammatik-nts&gt;&quot; &amp; [.J5] &amp; &quot;&lt;/grammatik-nts&gt;&quot;   ;   &quot;&lt;grammatik-ts&gt;&quot; &amp; [.J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K5]);[.J39];[.J39] &amp; IF([.K5]=&quot;|&quot;; &quot;&lt;regel-oder&gt; | &lt;/regel-oder&gt;&quot; ;    IF(AND(CODE([.K5]) &gt;= 65; CODE([.K5]) &lt;= 90)  ; &quot;&lt;grammatik-nts&gt;&quot; &amp; [.K5] &amp; &quot;&lt;/grammatik-nts&gt;&quot;   ;   &quot;&lt;grammatik-ts&gt;&quot; &amp; [.K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L5]);[.K39];[.K39] &amp; IF([.L5]=&quot;|&quot;; &quot;&lt;regel-oder&gt; | &lt;/regel-oder&gt;&quot; ;    IF(AND(CODE([.L5]) &gt;= 65; CODE([.L5]) &lt;= 90)  ; &quot;&lt;grammatik-nts&gt;&quot; &amp; [.L5] &amp; &quot;&lt;/grammatik-nts&gt;&quot;   ;   &quot;&lt;grammatik-ts&gt;&quot; &amp; [.L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M5]);[.L39];[.L39] &amp; IF([.M5]=&quot;|&quot;; &quot;&lt;regel-oder&gt; | &lt;/regel-oder&gt;&quot; ;    IF(AND(CODE([.M5]) &gt;= 65; CODE([.M5]) &lt;= 90)  ; &quot;&lt;grammatik-nts&gt;&quot; &amp; [.M5] &amp; &quot;&lt;/grammatik-nts&gt;&quot;   ;   &quot;&lt;grammatik-ts&gt;&quot; &amp; [.M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N5]);[.M39];[.M39] &amp; IF([.N5]=&quot;|&quot;; &quot;&lt;regel-oder&gt; | &lt;/regel-oder&gt;&quot; ;    IF(AND(CODE([.N5]) &gt;= 65; CODE([.N5]) &lt;= 90)  ; &quot;&lt;grammatik-nts&gt;&quot; &amp; [.N5] &amp; &quot;&lt;/grammatik-nts&gt;&quot;   ;   &quot;&lt;grammatik-ts&gt;&quot; &amp; [.N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O5]);[.N39];[.N39] &amp; IF([.O5]=&quot;|&quot;; &quot;&lt;regel-oder&gt; | &lt;/regel-oder&gt;&quot; ;    IF(AND(CODE([.O5]) &gt;= 65; CODE([.O5]) &lt;= 90)  ; &quot;&lt;grammatik-nts&gt;&quot; &amp; [.O5] &amp; &quot;&lt;/grammatik-nts&gt;&quot;   ;   &quot;&lt;grammatik-ts&gt;&quot; &amp; [.O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P5]);[.O39];[.O39] &amp; IF([.P5]=&quot;|&quot;; &quot;&lt;regel-oder&gt; | &lt;/regel-oder&gt;&quot; ;    IF(AND(CODE([.P5]) &gt;= 65; CODE([.P5]) &lt;= 90)  ; &quot;&lt;grammatik-nts&gt;&quot; &amp; [.P5] &amp; &quot;&lt;/grammatik-nts&gt;&quot;   ;   &quot;&lt;grammatik-ts&gt;&quot; &amp; [.P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Q5]);[.P39];[.P39] &amp; IF([.Q5]=&quot;|&quot;; &quot;&lt;regel-oder&gt; | &lt;/regel-oder&gt;&quot; ;    IF(AND(CODE([.Q5]) &gt;= 65; CODE([.Q5]) &lt;= 90)  ; &quot;&lt;grammatik-nts&gt;&quot; &amp; [.Q5] &amp; &quot;&lt;/grammatik-nts&gt;&quot;   ;   &quot;&lt;grammatik-ts&gt;&quot; &amp; [.Q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R5]);[.Q39];[.Q39] &amp; IF([.R5]=&quot;|&quot;; &quot;&lt;regel-oder&gt; | &lt;/regel-oder&gt;&quot; ;    IF(AND(CODE([.R5]) &gt;= 65; CODE([.R5]) &lt;= 90)  ; &quot;&lt;grammatik-nts&gt;&quot; &amp; [.R5] &amp; &quot;&lt;/grammatik-nts&gt;&quot;   ;   &quot;&lt;grammatik-ts&gt;&quot; &amp; [.R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S5]);[.R39];[.R39] &amp; IF([.S5]=&quot;|&quot;; &quot;&lt;regel-oder&gt; | &lt;/regel-oder&gt;&quot; ;    IF(AND(CODE([.S5]) &gt;= 65; CODE([.S5]) &lt;= 90)  ; &quot;&lt;grammatik-nts&gt;&quot; &amp; [.S5] &amp; &quot;&lt;/grammatik-nts&gt;&quot;   ;   &quot;&lt;grammatik-ts&gt;&quot; &amp; [.S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T5]);[.S39];[.S39] &amp; IF([.T5]=&quot;|&quot;; &quot;&lt;regel-oder&gt; | &lt;/regel-oder&gt;&quot; ;    IF(AND(CODE([.T5]) &gt;= 65; CODE([.T5]) &lt;= 90)  ; &quot;&lt;grammatik-nts&gt;&quot; &amp; [.T5] &amp; &quot;&lt;/grammatik-nts&gt;&quot;   ;   &quot;&lt;grammatik-ts&gt;&quot; &amp; [.T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U5]);[.T39];[.T39] &amp; IF([.U5]=&quot;|&quot;; &quot;&lt;regel-oder&gt; | &lt;/regel-oder&gt;&quot; ;    IF(AND(CODE([.U5]) &gt;= 65; CODE([.U5]) &lt;= 90)  ; &quot;&lt;grammatik-nts&gt;&quot; &amp; [.U5] &amp; &quot;&lt;/grammatik-nts&gt;&quot;   ;   &quot;&lt;grammatik-ts&gt;&quot; &amp; [.U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V5]);[.U39];[.U39] &amp; IF([.V5]=&quot;|&quot;; &quot;&lt;regel-oder&gt; | &lt;/regel-oder&gt;&quot; ;    IF(AND(CODE([.V5]) &gt;= 65; CODE([.V5]) &lt;= 90)  ; &quot;&lt;grammatik-nts&gt;&quot; &amp; [.V5] &amp; &quot;&lt;/grammatik-nts&gt;&quot;   ;   &quot;&lt;grammatik-ts&gt;&quot; &amp; [.V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W5]);[.V39];[.V39] &amp; IF([.W5]=&quot;|&quot;; &quot;&lt;regel-oder&gt; | &lt;/regel-oder&gt;&quot; ;    IF(AND(CODE([.W5]) &gt;= 65; CODE([.W5]) &lt;= 90)  ; &quot;&lt;grammatik-nts&gt;&quot; &amp; [.W5] &amp; &quot;&lt;/grammatik-nts&gt;&quot;   ;   &quot;&lt;grammatik-ts&gt;&quot; &amp; [.W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X5]);[.W39];[.W39] &amp; IF([.X5]=&quot;|&quot;; &quot;&lt;regel-oder&gt; | &lt;/regel-oder&gt;&quot; ;    IF(AND(CODE([.X5]) &gt;= 65; CODE([.X5]) &lt;= 90)  ; &quot;&lt;grammatik-nts&gt;&quot; &amp; [.X5] &amp; &quot;&lt;/grammatik-nts&gt;&quot;   ;   &quot;&lt;grammatik-ts&gt;&quot; &amp; [.X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Y5]);[.X39];[.X39] &amp; IF([.Y5]=&quot;|&quot;; &quot;&lt;regel-oder&gt; | &lt;/regel-oder&gt;&quot; ;    IF(AND(CODE([.Y5]) &gt;= 65; CODE([.Y5]) &lt;= 90)  ; &quot;&lt;grammatik-nts&gt;&quot; &amp; [.Y5] &amp; &quot;&lt;/grammatik-nts&gt;&quot;   ;   &quot;&lt;grammatik-ts&gt;&quot; &amp; [.Y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Z5]);[.Y39];[.Y39] &amp; IF([.Z5]=&quot;|&quot;; &quot;&lt;regel-oder&gt; | &lt;/regel-oder&gt;&quot; ;    IF(AND(CODE([.Z5]) &gt;= 65; CODE([.Z5]) &lt;= 90)  ; &quot;&lt;grammatik-nts&gt;&quot; &amp; [.Z5] &amp; &quot;&lt;/grammatik-nts&gt;&quot;   ;   &quot;&lt;grammatik-ts&gt;&quot; &amp; [.Z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AA5]);[.Z39];[.Z39] &amp; IF([.AA5]=&quot;|&quot;; &quot;&lt;regel-oder&gt; | &lt;/regel-oder&gt;&quot; ;    IF(AND(CODE([.AA5]) &gt;= 65; CODE([.AA5]) &lt;= 90)  ; &quot;&lt;grammatik-nts&gt;&quot; &amp; [.AA5] &amp; &quot;&lt;/grammatik-nts&gt;&quot;   ;   &quot;&lt;grammatik-ts&gt;&quot; &amp; [.AA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AB5]);[.AA39];[.AA39] &amp; IF([.AB5]=&quot;|&quot;; &quot;&lt;regel-oder&gt; | &lt;/regel-oder&gt;&quot; ;    IF(AND(CODE([.AB5]) &gt;= 65; CODE([.AB5]) &lt;= 90)  ; &quot;&lt;grammatik-nts&gt;&quot; &amp; [.AB5] &amp; &quot;&lt;/grammatik-nts&gt;&quot;   ;   &quot;&lt;grammatik-ts&gt;&quot; &amp; [.AB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AC5]);[.AB39];[.AB39] &amp; IF([.AC5]=&quot;|&quot;; &quot;&lt;regel-oder&gt; | &lt;/regel-oder&gt;&quot; ;    IF(AND(CODE([.AC5]) &gt;= 65; CODE([.AC5]) &lt;= 90)  ; &quot;&lt;grammatik-nts&gt;&quot; &amp; [.AC5] &amp; &quot;&lt;/grammatik-nts&gt;&quot;   ;   &quot;&lt;grammatik-ts&gt;&quot; &amp; [.AC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IF(ISBLANK([.AD5]);[.AC39];[.AC39] &amp; IF([.AD5]=&quot;|&quot;; &quot;&lt;regel-oder&gt; | &lt;/regel-oder&gt;&quot; ;    IF(AND(CODE([.AD5]) &gt;= 65; CODE([.AD5]) &lt;= 90)  ; &quot;&lt;grammatik-nts&gt;&quot; &amp; [.AD5] &amp; &quot;&lt;/grammatik-nts&gt;&quot;   ;   &quot;&lt;grammatik-ts&gt;&quot; &amp; [.AD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</text:p>
          </table:table-cell>
          <table:table-cell table:formula="of:=CONCATENATE([.AD39];&quot;&lt;/grammatik-rechts&gt;&lt;/grammatik-regel&gt;&lt;br /&gt;&quot; &amp; CHAR(13))" office:value-type="string" office:string-value="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&lt;/grammatik-rechts&gt;&lt;/grammatik-regel&gt;&lt;br /&gt;&#13;" calcext:value-type="string">
            <text:p>&lt;grammatik-regel&gt;&lt;grammatik-links&gt;&lt;grammatik-nts&gt;D&lt;/grammatik-nts&gt;&lt;/grammatik-links&gt;&lt;grammatik-pfeil&gt;&amp;rarr;&lt;/grammatik-pfeil&gt;&lt;grammatik-rechts&gt;&lt;grammatik-ts&gt;d&lt;/grammatik-ts&gt;&lt;regel-oder&gt; | &lt;/regel-oder&gt;&lt;grammatik-nts&gt;S&lt;/grammatik-nts&gt;&lt;regel-oder&gt; | &lt;/regel-oder&gt;&lt;grammatik-nts&gt;C&lt;/grammatik-nts&gt;&lt;grammatik-nts&gt;C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6];&quot;&lt;/grammatik-nts&gt;&lt;/grammatik-links&gt;&lt;grammatik-pfeil&gt;&amp;rarr;&lt;/grammatik-pfeil&gt;&lt;grammatik-rechts&gt;&quot;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B6]);[.A40];[.A40] &amp; IF([.B6]=&quot;|&quot;;&quot;|&quot;;    IF(AND(CODE([.B6]) &gt;= 65; CODE([.B6]) &lt;= 90)  ; &quot;&lt;grammatik-nts&gt;&quot; &amp; [.B6] &amp; &quot;&lt;/grammatik-nts&gt;&quot;   ;   &quot;&lt;grammatik-ts&gt;&quot; &amp; [.B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C6]);[.B40];[.B40] &amp; IF([.C6]=&quot;|&quot;; &quot;&lt;regel-oder&gt; | &lt;/regel-oder&gt;&quot; ;    IF(AND(CODE([.C6]) &gt;= 65; CODE([.C6]) &lt;= 90)  ; &quot;&lt;grammatik-nts&gt;&quot; &amp; [.C6] &amp; &quot;&lt;/grammatik-nts&gt;&quot;   ;   &quot;&lt;grammatik-ts&gt;&quot; &amp; [.C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D6]);[.C40];[.C40] &amp; IF([.D6]=&quot;|&quot;; &quot;&lt;regel-oder&gt; | &lt;/regel-oder&gt;&quot; ;    IF(AND(CODE([.D6]) &gt;= 65; CODE([.D6]) &lt;= 90)  ; &quot;&lt;grammatik-nts&gt;&quot; &amp; [.D6] &amp; &quot;&lt;/grammatik-nts&gt;&quot;   ;   &quot;&lt;grammatik-ts&gt;&quot; &amp; [.D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E6]);[.D40];[.D40] &amp; IF([.E6]=&quot;|&quot;; &quot;&lt;regel-oder&gt; | &lt;/regel-oder&gt;&quot; ;    IF(AND(CODE([.E6]) &gt;= 65; CODE([.E6]) &lt;= 90)  ; &quot;&lt;grammatik-nts&gt;&quot; &amp; [.E6] &amp; &quot;&lt;/grammatik-nts&gt;&quot;   ;   &quot;&lt;grammatik-ts&gt;&quot; &amp; [.E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F6]);[.E40];[.E40] &amp; IF([.F6]=&quot;|&quot;; &quot;&lt;regel-oder&gt; | &lt;/regel-oder&gt;&quot; ;    IF(AND(CODE([.F6]) &gt;= 65; CODE([.F6]) &lt;= 90)  ; &quot;&lt;grammatik-nts&gt;&quot; &amp; [.F6] &amp; &quot;&lt;/grammatik-nts&gt;&quot;   ;   &quot;&lt;grammatik-ts&gt;&quot; &amp; [.F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G6]);[.F40];[.F40] &amp; IF([.G6]=&quot;|&quot;; &quot;&lt;regel-oder&gt; | &lt;/regel-oder&gt;&quot; ;    IF(AND(CODE([.G6]) &gt;= 65; CODE([.G6]) &lt;= 90)  ; &quot;&lt;grammatik-nts&gt;&quot; &amp; [.G6] &amp; &quot;&lt;/grammatik-nts&gt;&quot;   ;   &quot;&lt;grammatik-ts&gt;&quot; &amp; [.G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H6]);[.G40];[.G40] &amp; IF([.H6]=&quot;|&quot;; &quot;&lt;regel-oder&gt; | &lt;/regel-oder&gt;&quot; ;    IF(AND(CODE([.H6]) &gt;= 65; CODE([.H6]) &lt;= 90)  ; &quot;&lt;grammatik-nts&gt;&quot; &amp; [.H6] &amp; &quot;&lt;/grammatik-nts&gt;&quot;   ;   &quot;&lt;grammatik-ts&gt;&quot; &amp; [.H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I6]);[.H40];[.H40] &amp; IF([.I6]=&quot;|&quot;; &quot;&lt;regel-oder&gt; | &lt;/regel-oder&gt;&quot; ;    IF(AND(CODE([.I6]) &gt;= 65; CODE([.I6]) &lt;= 90)  ; &quot;&lt;grammatik-nts&gt;&quot; &amp; [.I6] &amp; &quot;&lt;/grammatik-nts&gt;&quot;   ;   &quot;&lt;grammatik-ts&gt;&quot; &amp; [.I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J6]);[.I40];[.I40] &amp; IF([.J6]=&quot;|&quot;; &quot;&lt;regel-oder&gt; | &lt;/regel-oder&gt;&quot; ;    IF(AND(CODE([.J6]) &gt;= 65; CODE([.J6]) &lt;= 90)  ; &quot;&lt;grammatik-nts&gt;&quot; &amp; [.J6] &amp; &quot;&lt;/grammatik-nts&gt;&quot;   ;   &quot;&lt;grammatik-ts&gt;&quot; &amp; [.J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K6]);[.J40];[.J40] &amp; IF([.K6]=&quot;|&quot;; &quot;&lt;regel-oder&gt; | &lt;/regel-oder&gt;&quot; ;    IF(AND(CODE([.K6]) &gt;= 65; CODE([.K6]) &lt;= 90)  ; &quot;&lt;grammatik-nts&gt;&quot; &amp; [.K6] &amp; &quot;&lt;/grammatik-nts&gt;&quot;   ;   &quot;&lt;grammatik-ts&gt;&quot; &amp; [.K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L6]);[.K40];[.K40] &amp; IF([.L6]=&quot;|&quot;; &quot;&lt;regel-oder&gt; | &lt;/regel-oder&gt;&quot; ;    IF(AND(CODE([.L6]) &gt;= 65; CODE([.L6]) &lt;= 90)  ; &quot;&lt;grammatik-nts&gt;&quot; &amp; [.L6] &amp; &quot;&lt;/grammatik-nts&gt;&quot;   ;   &quot;&lt;grammatik-ts&gt;&quot; &amp; [.L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M6]);[.L40];[.L40] &amp; IF([.M6]=&quot;|&quot;; &quot;&lt;regel-oder&gt; | &lt;/regel-oder&gt;&quot; ;    IF(AND(CODE([.M6]) &gt;= 65; CODE([.M6]) &lt;= 90)  ; &quot;&lt;grammatik-nts&gt;&quot; &amp; [.M6] &amp; &quot;&lt;/grammatik-nts&gt;&quot;   ;   &quot;&lt;grammatik-ts&gt;&quot; &amp; [.M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N6]);[.M40];[.M40] &amp; IF([.N6]=&quot;|&quot;; &quot;&lt;regel-oder&gt; | &lt;/regel-oder&gt;&quot; ;    IF(AND(CODE([.N6]) &gt;= 65; CODE([.N6]) &lt;= 90)  ; &quot;&lt;grammatik-nts&gt;&quot; &amp; [.N6] &amp; &quot;&lt;/grammatik-nts&gt;&quot;   ;   &quot;&lt;grammatik-ts&gt;&quot; &amp; [.N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O6]);[.N40];[.N40] &amp; IF([.O6]=&quot;|&quot;; &quot;&lt;regel-oder&gt; | &lt;/regel-oder&gt;&quot; ;    IF(AND(CODE([.O6]) &gt;= 65; CODE([.O6]) &lt;= 90)  ; &quot;&lt;grammatik-nts&gt;&quot; &amp; [.O6] &amp; &quot;&lt;/grammatik-nts&gt;&quot;   ;   &quot;&lt;grammatik-ts&gt;&quot; &amp; [.O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P6]);[.O40];[.O40] &amp; IF([.P6]=&quot;|&quot;; &quot;&lt;regel-oder&gt; | &lt;/regel-oder&gt;&quot; ;    IF(AND(CODE([.P6]) &gt;= 65; CODE([.P6]) &lt;= 90)  ; &quot;&lt;grammatik-nts&gt;&quot; &amp; [.P6] &amp; &quot;&lt;/grammatik-nts&gt;&quot;   ;   &quot;&lt;grammatik-ts&gt;&quot; &amp; [.P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Q6]);[.P40];[.P40] &amp; IF([.Q6]=&quot;|&quot;; &quot;&lt;regel-oder&gt; | &lt;/regel-oder&gt;&quot; ;    IF(AND(CODE([.Q6]) &gt;= 65; CODE([.Q6]) &lt;= 90)  ; &quot;&lt;grammatik-nts&gt;&quot; &amp; [.Q6] &amp; &quot;&lt;/grammatik-nts&gt;&quot;   ;   &quot;&lt;grammatik-ts&gt;&quot; &amp; [.Q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R6]);[.Q40];[.Q40] &amp; IF([.R6]=&quot;|&quot;; &quot;&lt;regel-oder&gt; | &lt;/regel-oder&gt;&quot; ;    IF(AND(CODE([.R6]) &gt;= 65; CODE([.R6]) &lt;= 90)  ; &quot;&lt;grammatik-nts&gt;&quot; &amp; [.R6] &amp; &quot;&lt;/grammatik-nts&gt;&quot;   ;   &quot;&lt;grammatik-ts&gt;&quot; &amp; [.R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S6]);[.R40];[.R40] &amp; IF([.S6]=&quot;|&quot;; &quot;&lt;regel-oder&gt; | &lt;/regel-oder&gt;&quot; ;    IF(AND(CODE([.S6]) &gt;= 65; CODE([.S6]) &lt;= 90)  ; &quot;&lt;grammatik-nts&gt;&quot; &amp; [.S6] &amp; &quot;&lt;/grammatik-nts&gt;&quot;   ;   &quot;&lt;grammatik-ts&gt;&quot; &amp; [.S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T6]);[.S40];[.S40] &amp; IF([.T6]=&quot;|&quot;; &quot;&lt;regel-oder&gt; | &lt;/regel-oder&gt;&quot; ;    IF(AND(CODE([.T6]) &gt;= 65; CODE([.T6]) &lt;= 90)  ; &quot;&lt;grammatik-nts&gt;&quot; &amp; [.T6] &amp; &quot;&lt;/grammatik-nts&gt;&quot;   ;   &quot;&lt;grammatik-ts&gt;&quot; &amp; [.T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U6]);[.T40];[.T40] &amp; IF([.U6]=&quot;|&quot;; &quot;&lt;regel-oder&gt; | &lt;/regel-oder&gt;&quot; ;    IF(AND(CODE([.U6]) &gt;= 65; CODE([.U6]) &lt;= 90)  ; &quot;&lt;grammatik-nts&gt;&quot; &amp; [.U6] &amp; &quot;&lt;/grammatik-nts&gt;&quot;   ;   &quot;&lt;grammatik-ts&gt;&quot; &amp; [.U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V6]);[.U40];[.U40] &amp; IF([.V6]=&quot;|&quot;; &quot;&lt;regel-oder&gt; | &lt;/regel-oder&gt;&quot; ;    IF(AND(CODE([.V6]) &gt;= 65; CODE([.V6]) &lt;= 90)  ; &quot;&lt;grammatik-nts&gt;&quot; &amp; [.V6] &amp; &quot;&lt;/grammatik-nts&gt;&quot;   ;   &quot;&lt;grammatik-ts&gt;&quot; &amp; [.V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W6]);[.V40];[.V40] &amp; IF([.W6]=&quot;|&quot;; &quot;&lt;regel-oder&gt; | &lt;/regel-oder&gt;&quot; ;    IF(AND(CODE([.W6]) &gt;= 65; CODE([.W6]) &lt;= 90)  ; &quot;&lt;grammatik-nts&gt;&quot; &amp; [.W6] &amp; &quot;&lt;/grammatik-nts&gt;&quot;   ;   &quot;&lt;grammatik-ts&gt;&quot; &amp; [.W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X6]);[.W40];[.W40] &amp; IF([.X6]=&quot;|&quot;; &quot;&lt;regel-oder&gt; | &lt;/regel-oder&gt;&quot; ;    IF(AND(CODE([.X6]) &gt;= 65; CODE([.X6]) &lt;= 90)  ; &quot;&lt;grammatik-nts&gt;&quot; &amp; [.X6] &amp; &quot;&lt;/grammatik-nts&gt;&quot;   ;   &quot;&lt;grammatik-ts&gt;&quot; &amp; [.X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Y6]);[.X40];[.X40] &amp; IF([.Y6]=&quot;|&quot;; &quot;&lt;regel-oder&gt; | &lt;/regel-oder&gt;&quot; ;    IF(AND(CODE([.Y6]) &gt;= 65; CODE([.Y6]) &lt;= 90)  ; &quot;&lt;grammatik-nts&gt;&quot; &amp; [.Y6] &amp; &quot;&lt;/grammatik-nts&gt;&quot;   ;   &quot;&lt;grammatik-ts&gt;&quot; &amp; [.Y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Z6]);[.Y40];[.Y40] &amp; IF([.Z6]=&quot;|&quot;; &quot;&lt;regel-oder&gt; | &lt;/regel-oder&gt;&quot; ;    IF(AND(CODE([.Z6]) &gt;= 65; CODE([.Z6]) &lt;= 90)  ; &quot;&lt;grammatik-nts&gt;&quot; &amp; [.Z6] &amp; &quot;&lt;/grammatik-nts&gt;&quot;   ;   &quot;&lt;grammatik-ts&gt;&quot; &amp; [.Z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A6]);[.Z40];[.Z40] &amp; IF([.AA6]=&quot;|&quot;; &quot;&lt;regel-oder&gt; | &lt;/regel-oder&gt;&quot; ;    IF(AND(CODE([.AA6]) &gt;= 65; CODE([.AA6]) &lt;= 90)  ; &quot;&lt;grammatik-nts&gt;&quot; &amp; [.AA6] &amp; &quot;&lt;/grammatik-nts&gt;&quot;   ;   &quot;&lt;grammatik-ts&gt;&quot; &amp; [.AA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B6]);[.AA40];[.AA40] &amp; IF([.AB6]=&quot;|&quot;; &quot;&lt;regel-oder&gt; | &lt;/regel-oder&gt;&quot; ;    IF(AND(CODE([.AB6]) &gt;= 65; CODE([.AB6]) &lt;= 90)  ; &quot;&lt;grammatik-nts&gt;&quot; &amp; [.AB6] &amp; &quot;&lt;/grammatik-nts&gt;&quot;   ;   &quot;&lt;grammatik-ts&gt;&quot; &amp; [.AB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C6]);[.AB40];[.AB40] &amp; IF([.AC6]=&quot;|&quot;; &quot;&lt;regel-oder&gt; | &lt;/regel-oder&gt;&quot; ;    IF(AND(CODE([.AC6]) &gt;= 65; CODE([.AC6]) &lt;= 90)  ; &quot;&lt;grammatik-nts&gt;&quot; &amp; [.AC6] &amp; &quot;&lt;/grammatik-nts&gt;&quot;   ;   &quot;&lt;grammatik-ts&gt;&quot; &amp; [.AC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D6]);[.AC40];[.AC40] &amp; IF([.AD6]=&quot;|&quot;; &quot;&lt;regel-oder&gt; | &lt;/regel-oder&gt;&quot; ;    IF(AND(CODE([.AD6]) &gt;= 65; CODE([.AD6]) &lt;= 90)  ; &quot;&lt;grammatik-nts&gt;&quot; &amp; [.AD6] &amp; &quot;&lt;/grammatik-nts&gt;&quot;   ;   &quot;&lt;grammatik-ts&gt;&quot; &amp; [.AD6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CONCATENATE([.AD40];&quot;&lt;/grammatik-rechts&gt;&lt;/grammatik-regel&gt;&lt;br /&gt;&quot; &amp; CHAR(13))" office:value-type="string" office:string-value="&lt;grammatik-regel&gt;&lt;grammatik-links&gt;&lt;grammatik-nts&gt;&lt;/grammatik-nts&gt;&lt;/grammatik-links&gt;&lt;grammatik-pfeil&gt;&amp;rarr;&lt;/grammatik-pfeil&gt;&lt;grammatik-rechts&gt;&lt;/grammatik-rechts&gt;&lt;/grammatik-regel&gt;&lt;br /&gt;&#13;" calcext:value-type="string">
            <text:p>&lt;grammatik-regel&gt;&lt;grammatik-links&gt;&lt;grammatik-nts&gt;&lt;/grammatik-nts&gt;&lt;/grammatik-links&gt;&lt;grammatik-pfeil&gt;&amp;rarr;&lt;/grammatik-pfeil&gt;&lt;grammatik-rech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formula="of:=CONCATENATE(&quot;&lt;grammatik-regel&gt;&lt;grammatik-links&gt;&lt;grammatik-nts&gt;&quot;;[.A8];&quot;&lt;/grammatik-nts&gt;&lt;/grammatik-links&gt;&lt;grammatik-pfeil&gt;&amp;rarr;&lt;/grammatik-pfeil&gt;&lt;grammatik-rechts&gt;&quot;)" office:value-type="string" office:string-value="&lt;grammatik-regel&gt;&lt;grammatik-links&gt;&lt;grammatik-nts&gt;C&lt;/grammatik-nts&gt;&lt;/grammatik-links&gt;&lt;grammatik-pfeil&gt;&amp;rarr;&lt;/grammatik-pfeil&gt;&lt;grammatik-rechts&gt;" calcext:value-type="string">
            <text:p>&lt;grammatik-regel&gt;&lt;grammatik-links&gt;&lt;grammatik-nts&gt;C&lt;/grammatik-nts&gt;&lt;/grammatik-links&gt;&lt;grammatik-pfeil&gt;&amp;rarr;&lt;/grammatik-pfeil&gt;&lt;grammatik-rechts&gt;</text:p>
          </table:table-cell>
          <table:table-cell table:formula="of:=IF(ISBLANK([.B8]);[.A42];[.A42] &amp; IF([.B8]=&quot;|&quot;;&quot;|&quot;;    IF(AND(CODE([.B8]) &gt;= 65; CODE([.B8]) &lt;= 90)  ; &quot;&lt;grammatik-nts&gt;&quot; &amp; [.B8] &amp; &quot;&lt;/grammatik-nts&gt;&quot;   ;   &quot;&lt;grammatik-ts&gt;&quot; &amp; [.B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</text:p>
          </table:table-cell>
          <table:table-cell table:formula="of:=IF(ISBLANK([.C8]);[.B42];[.B42] &amp; IF([.C8]=&quot;|&quot;; &quot;&lt;regel-oder&gt; | &lt;/regel-oder&gt;&quot; ;    IF(AND(CODE([.C8]) &gt;= 65; CODE([.C8]) &lt;= 90)  ; &quot;&lt;grammatik-nts&gt;&quot; &amp; [.C8] &amp; &quot;&lt;/grammatik-nts&gt;&quot;   ;   &quot;&lt;grammatik-ts&gt;&quot; &amp; [.C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</text:p>
          </table:table-cell>
          <table:table-cell table:formula="of:=IF(ISBLANK([.D8]);[.C42];[.C42] &amp; IF([.D8]=&quot;|&quot;; &quot;&lt;regel-oder&gt; | &lt;/regel-oder&gt;&quot; ;    IF(AND(CODE([.D8]) &gt;= 65; CODE([.D8]) &lt;= 90)  ; &quot;&lt;grammatik-nts&gt;&quot; &amp; [.D8] &amp; &quot;&lt;/grammatik-nts&gt;&quot;   ;   &quot;&lt;grammatik-ts&gt;&quot; &amp; [.D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</text:p>
          </table:table-cell>
          <table:table-cell table:formula="of:=IF(ISBLANK([.E8]);[.D42];[.D42] &amp; IF([.E8]=&quot;|&quot;; &quot;&lt;regel-oder&gt; | &lt;/regel-oder&gt;&quot; ;    IF(AND(CODE([.E8]) &gt;= 65; CODE([.E8]) &lt;= 90)  ; &quot;&lt;grammatik-nts&gt;&quot; &amp; [.E8] &amp; &quot;&lt;/grammatik-nts&gt;&quot;   ;   &quot;&lt;grammatik-ts&gt;&quot; &amp; [.E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</text:p>
          </table:table-cell>
          <table:table-cell table:formula="of:=IF(ISBLANK([.F8]);[.E42];[.E42] &amp; IF([.F8]=&quot;|&quot;; &quot;&lt;regel-oder&gt; | &lt;/regel-oder&gt;&quot; ;    IF(AND(CODE([.F8]) &gt;= 65; CODE([.F8]) &lt;= 90)  ; &quot;&lt;grammatik-nts&gt;&quot; &amp; [.F8] &amp; &quot;&lt;/grammatik-nts&gt;&quot;   ;   &quot;&lt;grammatik-ts&gt;&quot; &amp; [.F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</text:p>
          </table:table-cell>
          <table:table-cell table:formula="of:=IF(ISBLANK([.G8]);[.F42];[.F42] &amp; IF([.G8]=&quot;|&quot;; &quot;&lt;regel-oder&gt; | &lt;/regel-oder&gt;&quot; ;    IF(AND(CODE([.G8]) &gt;= 65; CODE([.G8]) &lt;= 90)  ; &quot;&lt;grammatik-nts&gt;&quot; &amp; [.G8] &amp; &quot;&lt;/grammatik-nts&gt;&quot;   ;   &quot;&lt;grammatik-ts&gt;&quot; &amp; [.G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</text:p>
          </table:table-cell>
          <table:table-cell table:formula="of:=IF(ISBLANK([.H8]);[.G42];[.G42] &amp; IF([.H8]=&quot;|&quot;; &quot;&lt;regel-oder&gt; | &lt;/regel-oder&gt;&quot; ;    IF(AND(CODE([.H8]) &gt;= 65; CODE([.H8]) &lt;= 90)  ; &quot;&lt;grammatik-nts&gt;&quot; &amp; [.H8] &amp; &quot;&lt;/grammatik-nts&gt;&quot;   ;   &quot;&lt;grammatik-ts&gt;&quot; &amp; [.H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</text:p>
          </table:table-cell>
          <table:table-cell table:formula="of:=IF(ISBLANK([.I8]);[.H42];[.H42] &amp; IF([.I8]=&quot;|&quot;; &quot;&lt;regel-oder&gt; | &lt;/regel-oder&gt;&quot; ;    IF(AND(CODE([.I8]) &gt;= 65; CODE([.I8]) &lt;= 90)  ; &quot;&lt;grammatik-nts&gt;&quot; &amp; [.I8] &amp; &quot;&lt;/grammatik-nts&gt;&quot;   ;   &quot;&lt;grammatik-ts&gt;&quot; &amp; [.I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</text:p>
          </table:table-cell>
          <table:table-cell table:formula="of:=IF(ISBLANK([.J8]);[.I42];[.I42] &amp; IF([.J8]=&quot;|&quot;; &quot;&lt;regel-oder&gt; | &lt;/regel-oder&gt;&quot; ;    IF(AND(CODE([.J8]) &gt;= 65; CODE([.J8]) &lt;= 90)  ; &quot;&lt;grammatik-nts&gt;&quot; &amp; [.J8] &amp; &quot;&lt;/grammatik-nts&gt;&quot;   ;   &quot;&lt;grammatik-ts&gt;&quot; &amp; [.J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</text:p>
          </table:table-cell>
          <table:table-cell table:formula="of:=IF(ISBLANK([.K8]);[.J42];[.J42] &amp; IF([.K8]=&quot;|&quot;; &quot;&lt;regel-oder&gt; | &lt;/regel-oder&gt;&quot; ;    IF(AND(CODE([.K8]) &gt;= 65; CODE([.K8]) &lt;= 90)  ; &quot;&lt;grammatik-nts&gt;&quot; &amp; [.K8] &amp; &quot;&lt;/grammatik-nts&gt;&quot;   ;   &quot;&lt;grammatik-ts&gt;&quot; &amp; [.K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L8]);[.K42];[.K42] &amp; IF([.L8]=&quot;|&quot;; &quot;&lt;regel-oder&gt; | &lt;/regel-oder&gt;&quot; ;    IF(AND(CODE([.L8]) &gt;= 65; CODE([.L8]) &lt;= 90)  ; &quot;&lt;grammatik-nts&gt;&quot; &amp; [.L8] &amp; &quot;&lt;/grammatik-nts&gt;&quot;   ;   &quot;&lt;grammatik-ts&gt;&quot; &amp; [.L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M8]);[.L42];[.L42] &amp; IF([.M8]=&quot;|&quot;; &quot;&lt;regel-oder&gt; | &lt;/regel-oder&gt;&quot; ;    IF(AND(CODE([.M8]) &gt;= 65; CODE([.M8]) &lt;= 90)  ; &quot;&lt;grammatik-nts&gt;&quot; &amp; [.M8] &amp; &quot;&lt;/grammatik-nts&gt;&quot;   ;   &quot;&lt;grammatik-ts&gt;&quot; &amp; [.M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N8]);[.M42];[.M42] &amp; IF([.N8]=&quot;|&quot;; &quot;&lt;regel-oder&gt; | &lt;/regel-oder&gt;&quot; ;    IF(AND(CODE([.N8]) &gt;= 65; CODE([.N8]) &lt;= 90)  ; &quot;&lt;grammatik-nts&gt;&quot; &amp; [.N8] &amp; &quot;&lt;/grammatik-nts&gt;&quot;   ;   &quot;&lt;grammatik-ts&gt;&quot; &amp; [.N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</text:p>
          </table:table-cell>
          <table:table-cell table:formula="of:=IF(ISBLANK([.O8]);[.N42];[.N42] &amp; IF([.O8]=&quot;|&quot;; &quot;&lt;regel-oder&gt; | &lt;/regel-oder&gt;&quot; ;    IF(AND(CODE([.O8]) &gt;= 65; CODE([.O8]) &lt;= 90)  ; &quot;&lt;grammatik-nts&gt;&quot; &amp; [.O8] &amp; &quot;&lt;/grammatik-nts&gt;&quot;   ;   &quot;&lt;grammatik-ts&gt;&quot; &amp; [.O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</text:p>
          </table:table-cell>
          <table:table-cell table:formula="of:=IF(ISBLANK([.P8]);[.O42];[.O42] &amp; IF([.P8]=&quot;|&quot;; &quot;&lt;regel-oder&gt; | &lt;/regel-oder&gt;&quot; ;    IF(AND(CODE([.P8]) &gt;= 65; CODE([.P8]) &lt;= 90)  ; &quot;&lt;grammatik-nts&gt;&quot; &amp; [.P8] &amp; &quot;&lt;/grammatik-nts&gt;&quot;   ;   &quot;&lt;grammatik-ts&gt;&quot; &amp; [.P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Q8]);[.P42];[.P42] &amp; IF([.Q8]=&quot;|&quot;; &quot;&lt;regel-oder&gt; | &lt;/regel-oder&gt;&quot; ;    IF(AND(CODE([.Q8]) &gt;= 65; CODE([.Q8]) &lt;= 90)  ; &quot;&lt;grammatik-nts&gt;&quot; &amp; [.Q8] &amp; &quot;&lt;/grammatik-nts&gt;&quot;   ;   &quot;&lt;grammatik-ts&gt;&quot; &amp; [.Q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</text:p>
          </table:table-cell>
          <table:table-cell table:formula="of:=IF(ISBLANK([.R8]);[.Q42];[.Q42] &amp; IF([.R8]=&quot;|&quot;; &quot;&lt;regel-oder&gt; | &lt;/regel-oder&gt;&quot; ;    IF(AND(CODE([.R8]) &gt;= 65; CODE([.R8]) &lt;= 90)  ; &quot;&lt;grammatik-nts&gt;&quot; &amp; [.R8] &amp; &quot;&lt;/grammatik-nts&gt;&quot;   ;   &quot;&lt;grammatik-ts&gt;&quot; &amp; [.R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</text:p>
          </table:table-cell>
          <table:table-cell table:formula="of:=IF(ISBLANK([.S8]);[.R42];[.R42] &amp; IF([.S8]=&quot;|&quot;; &quot;&lt;regel-oder&gt; | &lt;/regel-oder&gt;&quot; ;    IF(AND(CODE([.S8]) &gt;= 65; CODE([.S8]) &lt;= 90)  ; &quot;&lt;grammatik-nts&gt;&quot; &amp; [.S8] &amp; &quot;&lt;/grammatik-nts&gt;&quot;   ;   &quot;&lt;grammatik-ts&gt;&quot; &amp; [.S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</text:p>
          </table:table-cell>
          <table:table-cell table:formula="of:=IF(ISBLANK([.T8]);[.S42];[.S42] &amp; IF([.T8]=&quot;|&quot;; &quot;&lt;regel-oder&gt; | &lt;/regel-oder&gt;&quot; ;    IF(AND(CODE([.T8]) &gt;= 65; CODE([.T8]) &lt;= 90)  ; &quot;&lt;grammatik-nts&gt;&quot; &amp; [.T8] &amp; &quot;&lt;/grammatik-nts&gt;&quot;   ;   &quot;&lt;grammatik-ts&gt;&quot; &amp; [.T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</text:p>
          </table:table-cell>
          <table:table-cell table:formula="of:=IF(ISBLANK([.U8]);[.T42];[.T42] &amp; IF([.U8]=&quot;|&quot;; &quot;&lt;regel-oder&gt; | &lt;/regel-oder&gt;&quot; ;    IF(AND(CODE([.U8]) &gt;= 65; CODE([.U8]) &lt;= 90)  ; &quot;&lt;grammatik-nts&gt;&quot; &amp; [.U8] &amp; &quot;&lt;/grammatik-nts&gt;&quot;   ;   &quot;&lt;grammatik-ts&gt;&quot; &amp; [.U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V8]);[.U42];[.U42] &amp; IF([.V8]=&quot;|&quot;; &quot;&lt;regel-oder&gt; | &lt;/regel-oder&gt;&quot; ;    IF(AND(CODE([.V8]) &gt;= 65; CODE([.V8]) &lt;= 90)  ; &quot;&lt;grammatik-nts&gt;&quot; &amp; [.V8] &amp; &quot;&lt;/grammatik-nts&gt;&quot;   ;   &quot;&lt;grammatik-ts&gt;&quot; &amp; [.V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</text:p>
          </table:table-cell>
          <table:table-cell table:formula="of:=IF(ISBLANK([.W8]);[.V42];[.V42] &amp; IF([.W8]=&quot;|&quot;; &quot;&lt;regel-oder&gt; | &lt;/regel-oder&gt;&quot; ;    IF(AND(CODE([.W8]) &gt;= 65; CODE([.W8]) &lt;= 90)  ; &quot;&lt;grammatik-nts&gt;&quot; &amp; [.W8] &amp; &quot;&lt;/grammatik-nts&gt;&quot;   ;   &quot;&lt;grammatik-ts&gt;&quot; &amp; [.W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</text:p>
          </table:table-cell>
          <table:table-cell table:formula="of:=IF(ISBLANK([.X8]);[.W42];[.W42] &amp; IF([.X8]=&quot;|&quot;; &quot;&lt;regel-oder&gt; | &lt;/regel-oder&gt;&quot; ;    IF(AND(CODE([.X8]) &gt;= 65; CODE([.X8]) &lt;= 90)  ; &quot;&lt;grammatik-nts&gt;&quot; &amp; [.X8] &amp; &quot;&lt;/grammatik-nts&gt;&quot;   ;   &quot;&lt;grammatik-ts&gt;&quot; &amp; [.X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</text:p>
          </table:table-cell>
          <table:table-cell table:formula="of:=IF(ISBLANK([.Y8]);[.X42];[.X42] &amp; IF([.Y8]=&quot;|&quot;; &quot;&lt;regel-oder&gt; | &lt;/regel-oder&gt;&quot; ;    IF(AND(CODE([.Y8]) &gt;= 65; CODE([.Y8]) &lt;= 90)  ; &quot;&lt;grammatik-nts&gt;&quot; &amp; [.Y8] &amp; &quot;&lt;/grammatik-nts&gt;&quot;   ;   &quot;&lt;grammatik-ts&gt;&quot; &amp; [.Y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</text:p>
          </table:table-cell>
          <table:table-cell table:formula="of:=IF(ISBLANK([.Z8]);[.Y42];[.Y42] &amp; IF([.Z8]=&quot;|&quot;; &quot;&lt;regel-oder&gt; | &lt;/regel-oder&gt;&quot; ;    IF(AND(CODE([.Z8]) &gt;= 65; CODE([.Z8]) &lt;= 90)  ; &quot;&lt;grammatik-nts&gt;&quot; &amp; [.Z8] &amp; &quot;&lt;/grammatik-nts&gt;&quot;   ;   &quot;&lt;grammatik-ts&gt;&quot; &amp; [.Z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A8]);[.Z42];[.Z42] &amp; IF([.AA8]=&quot;|&quot;; &quot;&lt;regel-oder&gt; | &lt;/regel-oder&gt;&quot; ;    IF(AND(CODE([.AA8]) &gt;= 65; CODE([.AA8]) &lt;= 90)  ; &quot;&lt;grammatik-nts&gt;&quot; &amp; [.AA8] &amp; &quot;&lt;/grammatik-nts&gt;&quot;   ;   &quot;&lt;grammatik-ts&gt;&quot; &amp; [.AA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B8]);[.AA42];[.AA42] &amp; IF([.AB8]=&quot;|&quot;; &quot;&lt;regel-oder&gt; | &lt;/regel-oder&gt;&quot; ;    IF(AND(CODE([.AB8]) &gt;= 65; CODE([.AB8]) &lt;= 90)  ; &quot;&lt;grammatik-nts&gt;&quot; &amp; [.AB8] &amp; &quot;&lt;/grammatik-nts&gt;&quot;   ;   &quot;&lt;grammatik-ts&gt;&quot; &amp; [.AB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C8]);[.AB42];[.AB42] &amp; IF([.AC8]=&quot;|&quot;; &quot;&lt;regel-oder&gt; | &lt;/regel-oder&gt;&quot; ;    IF(AND(CODE([.AC8]) &gt;= 65; CODE([.AC8]) &lt;= 90)  ; &quot;&lt;grammatik-nts&gt;&quot; &amp; [.AC8] &amp; &quot;&lt;/grammatik-nts&gt;&quot;   ;   &quot;&lt;grammatik-ts&gt;&quot; &amp; [.AC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IF(ISBLANK([.AD8]);[.AC42];[.AC42] &amp; IF([.AD8]=&quot;|&quot;; &quot;&lt;regel-oder&gt; | &lt;/regel-oder&gt;&quot; ;    IF(AND(CODE([.AD8]) &gt;= 65; CODE([.AD8]) &lt;= 90)  ; &quot;&lt;grammatik-nts&gt;&quot; &amp; [.AD8] &amp; &quot;&lt;/grammatik-nts&gt;&quot;   ;   &quot;&lt;grammatik-ts&gt;&quot; &amp; [.AD8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</text:p>
          </table:table-cell>
          <table:table-cell table:formula="of:=CONCATENATE([.AD42];&quot;&lt;/grammatik-rechts&gt;&lt;/grammatik-regel&gt;&lt;br /&gt;&quot; &amp; CHAR(13))" office:value-type="string" office:string-value="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&lt;/grammatik-rechts&gt;&lt;/grammatik-regel&gt;&lt;br /&gt;&#13;" calcext:value-type="string">
            <text:p>&lt;grammatik-regel&gt;&lt;grammatik-links&gt;&lt;grammatik-nts&gt;C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ts&gt;a&lt;/grammatik-ts&gt;&lt;grammatik-ts&gt;b&lt;/grammatik-ts&gt;&lt;grammatik-ts&gt;d&lt;/grammatik-ts&gt;&lt;grammatik-ts&gt;d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9];&quot;&lt;/grammatik-nts&gt;&lt;/grammatik-links&gt;&lt;grammatik-pfeil&gt;&amp;rarr;&lt;/grammatik-pfeil&gt;&lt;grammatik-rechts&gt;&quot;)" office:value-type="string" office:string-value="&lt;grammatik-regel&gt;&lt;grammatik-links&gt;&lt;grammatik-nts&gt;D&lt;/grammatik-nts&gt;&lt;/grammatik-links&gt;&lt;grammatik-pfeil&gt;&amp;rarr;&lt;/grammatik-pfeil&gt;&lt;grammatik-rechts&gt;" calcext:value-type="string">
            <text:p>&lt;grammatik-regel&gt;&lt;grammatik-links&gt;&lt;grammatik-nts&gt;D&lt;/grammatik-nts&gt;&lt;/grammatik-links&gt;&lt;grammatik-pfeil&gt;&amp;rarr;&lt;/grammatik-pfeil&gt;&lt;grammatik-rechts&gt;</text:p>
          </table:table-cell>
          <table:table-cell table:formula="of:=IF(ISBLANK([.B9]);[.A43];[.A43] &amp; IF([.B9]=&quot;|&quot;;&quot;|&quot;;    IF(AND(CODE([.B9]) &gt;= 65; CODE([.B9]) &lt;= 90)  ; &quot;&lt;grammatik-nts&gt;&quot; &amp; [.B9] &amp; &quot;&lt;/grammatik-nts&gt;&quot;   ;   &quot;&lt;grammatik-ts&gt;&quot; &amp; [.B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</text:p>
          </table:table-cell>
          <table:table-cell table:formula="of:=IF(ISBLANK([.C9]);[.B43];[.B43] &amp; IF([.C9]=&quot;|&quot;; &quot;&lt;regel-oder&gt; | &lt;/regel-oder&gt;&quot; ;    IF(AND(CODE([.C9]) &gt;= 65; CODE([.C9]) &lt;= 90)  ; &quot;&lt;grammatik-nts&gt;&quot; &amp; [.C9] &amp; &quot;&lt;/grammatik-nts&gt;&quot;   ;   &quot;&lt;grammatik-ts&gt;&quot; &amp; [.C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</text:p>
          </table:table-cell>
          <table:table-cell table:formula="of:=IF(ISBLANK([.D9]);[.C43];[.C43] &amp; IF([.D9]=&quot;|&quot;; &quot;&lt;regel-oder&gt; | &lt;/regel-oder&gt;&quot; ;    IF(AND(CODE([.D9]) &gt;= 65; CODE([.D9]) &lt;= 90)  ; &quot;&lt;grammatik-nts&gt;&quot; &amp; [.D9] &amp; &quot;&lt;/grammatik-nts&gt;&quot;   ;   &quot;&lt;grammatik-ts&gt;&quot; &amp; [.D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</text:p>
          </table:table-cell>
          <table:table-cell table:formula="of:=IF(ISBLANK([.E9]);[.D43];[.D43] &amp; IF([.E9]=&quot;|&quot;; &quot;&lt;regel-oder&gt; | &lt;/regel-oder&gt;&quot; ;    IF(AND(CODE([.E9]) &gt;= 65; CODE([.E9]) &lt;= 90)  ; &quot;&lt;grammatik-nts&gt;&quot; &amp; [.E9] &amp; &quot;&lt;/grammatik-nts&gt;&quot;   ;   &quot;&lt;grammatik-ts&gt;&quot; &amp; [.E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</text:p>
          </table:table-cell>
          <table:table-cell table:formula="of:=IF(ISBLANK([.F9]);[.E43];[.E43] &amp; IF([.F9]=&quot;|&quot;; &quot;&lt;regel-oder&gt; | &lt;/regel-oder&gt;&quot; ;    IF(AND(CODE([.F9]) &gt;= 65; CODE([.F9]) &lt;= 90)  ; &quot;&lt;grammatik-nts&gt;&quot; &amp; [.F9] &amp; &quot;&lt;/grammatik-nts&gt;&quot;   ;   &quot;&lt;grammatik-ts&gt;&quot; &amp; [.F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</text:p>
          </table:table-cell>
          <table:table-cell table:formula="of:=IF(ISBLANK([.G9]);[.F43];[.F43] &amp; IF([.G9]=&quot;|&quot;; &quot;&lt;regel-oder&gt; | &lt;/regel-oder&gt;&quot; ;    IF(AND(CODE([.G9]) &gt;= 65; CODE([.G9]) &lt;= 90)  ; &quot;&lt;grammatik-nts&gt;&quot; &amp; [.G9] &amp; &quot;&lt;/grammatik-nts&gt;&quot;   ;   &quot;&lt;grammatik-ts&gt;&quot; &amp; [.G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</text:p>
          </table:table-cell>
          <table:table-cell table:formula="of:=IF(ISBLANK([.H9]);[.G43];[.G43] &amp; IF([.H9]=&quot;|&quot;; &quot;&lt;regel-oder&gt; | &lt;/regel-oder&gt;&quot; ;    IF(AND(CODE([.H9]) &gt;= 65; CODE([.H9]) &lt;= 90)  ; &quot;&lt;grammatik-nts&gt;&quot; &amp; [.H9] &amp; &quot;&lt;/grammatik-nts&gt;&quot;   ;   &quot;&lt;grammatik-ts&gt;&quot; &amp; [.H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</text:p>
          </table:table-cell>
          <table:table-cell table:formula="of:=IF(ISBLANK([.I9]);[.H43];[.H43] &amp; IF([.I9]=&quot;|&quot;; &quot;&lt;regel-oder&gt; | &lt;/regel-oder&gt;&quot; ;    IF(AND(CODE([.I9]) &gt;= 65; CODE([.I9]) &lt;= 90)  ; &quot;&lt;grammatik-nts&gt;&quot; &amp; [.I9] &amp; &quot;&lt;/grammatik-nts&gt;&quot;   ;   &quot;&lt;grammatik-ts&gt;&quot; &amp; [.I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</text:p>
          </table:table-cell>
          <table:table-cell table:formula="of:=IF(ISBLANK([.J9]);[.I43];[.I43] &amp; IF([.J9]=&quot;|&quot;; &quot;&lt;regel-oder&gt; | &lt;/regel-oder&gt;&quot; ;    IF(AND(CODE([.J9]) &gt;= 65; CODE([.J9]) &lt;= 90)  ; &quot;&lt;grammatik-nts&gt;&quot; &amp; [.J9] &amp; &quot;&lt;/grammatik-nts&gt;&quot;   ;   &quot;&lt;grammatik-ts&gt;&quot; &amp; [.J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</text:p>
          </table:table-cell>
          <table:table-cell table:formula="of:=IF(ISBLANK([.K9]);[.J43];[.J43] &amp; IF([.K9]=&quot;|&quot;; &quot;&lt;regel-oder&gt; | &lt;/regel-oder&gt;&quot; ;    IF(AND(CODE([.K9]) &gt;= 65; CODE([.K9]) &lt;= 90)  ; &quot;&lt;grammatik-nts&gt;&quot; &amp; [.K9] &amp; &quot;&lt;/grammatik-nts&gt;&quot;   ;   &quot;&lt;grammatik-ts&gt;&quot; &amp; [.K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L9]);[.K43];[.K43] &amp; IF([.L9]=&quot;|&quot;; &quot;&lt;regel-oder&gt; | &lt;/regel-oder&gt;&quot; ;    IF(AND(CODE([.L9]) &gt;= 65; CODE([.L9]) &lt;= 90)  ; &quot;&lt;grammatik-nts&gt;&quot; &amp; [.L9] &amp; &quot;&lt;/grammatik-nts&gt;&quot;   ;   &quot;&lt;grammatik-ts&gt;&quot; &amp; [.L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M9]);[.L43];[.L43] &amp; IF([.M9]=&quot;|&quot;; &quot;&lt;regel-oder&gt; | &lt;/regel-oder&gt;&quot; ;    IF(AND(CODE([.M9]) &gt;= 65; CODE([.M9]) &lt;= 90)  ; &quot;&lt;grammatik-nts&gt;&quot; &amp; [.M9] &amp; &quot;&lt;/grammatik-nts&gt;&quot;   ;   &quot;&lt;grammatik-ts&gt;&quot; &amp; [.M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N9]);[.M43];[.M43] &amp; IF([.N9]=&quot;|&quot;; &quot;&lt;regel-oder&gt; | &lt;/regel-oder&gt;&quot; ;    IF(AND(CODE([.N9]) &gt;= 65; CODE([.N9]) &lt;= 90)  ; &quot;&lt;grammatik-nts&gt;&quot; &amp; [.N9] &amp; &quot;&lt;/grammatik-nts&gt;&quot;   ;   &quot;&lt;grammatik-ts&gt;&quot; &amp; [.N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</text:p>
          </table:table-cell>
          <table:table-cell table:formula="of:=IF(ISBLANK([.O9]);[.N43];[.N43] &amp; IF([.O9]=&quot;|&quot;; &quot;&lt;regel-oder&gt; | &lt;/regel-oder&gt;&quot; ;    IF(AND(CODE([.O9]) &gt;= 65; CODE([.O9]) &lt;= 90)  ; &quot;&lt;grammatik-nts&gt;&quot; &amp; [.O9] &amp; &quot;&lt;/grammatik-nts&gt;&quot;   ;   &quot;&lt;grammatik-ts&gt;&quot; &amp; [.O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</text:p>
          </table:table-cell>
          <table:table-cell table:formula="of:=IF(ISBLANK([.P9]);[.O43];[.O43] &amp; IF([.P9]=&quot;|&quot;; &quot;&lt;regel-oder&gt; | &lt;/regel-oder&gt;&quot; ;    IF(AND(CODE([.P9]) &gt;= 65; CODE([.P9]) &lt;= 90)  ; &quot;&lt;grammatik-nts&gt;&quot; &amp; [.P9] &amp; &quot;&lt;/grammatik-nts&gt;&quot;   ;   &quot;&lt;grammatik-ts&gt;&quot; &amp; [.P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Q9]);[.P43];[.P43] &amp; IF([.Q9]=&quot;|&quot;; &quot;&lt;regel-oder&gt; | &lt;/regel-oder&gt;&quot; ;    IF(AND(CODE([.Q9]) &gt;= 65; CODE([.Q9]) &lt;= 90)  ; &quot;&lt;grammatik-nts&gt;&quot; &amp; [.Q9] &amp; &quot;&lt;/grammatik-nts&gt;&quot;   ;   &quot;&lt;grammatik-ts&gt;&quot; &amp; [.Q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</text:p>
          </table:table-cell>
          <table:table-cell table:formula="of:=IF(ISBLANK([.R9]);[.Q43];[.Q43] &amp; IF([.R9]=&quot;|&quot;; &quot;&lt;regel-oder&gt; | &lt;/regel-oder&gt;&quot; ;    IF(AND(CODE([.R9]) &gt;= 65; CODE([.R9]) &lt;= 90)  ; &quot;&lt;grammatik-nts&gt;&quot; &amp; [.R9] &amp; &quot;&lt;/grammatik-nts&gt;&quot;   ;   &quot;&lt;grammatik-ts&gt;&quot; &amp; [.R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</text:p>
          </table:table-cell>
          <table:table-cell table:formula="of:=IF(ISBLANK([.S9]);[.R43];[.R43] &amp; IF([.S9]=&quot;|&quot;; &quot;&lt;regel-oder&gt; | &lt;/regel-oder&gt;&quot; ;    IF(AND(CODE([.S9]) &gt;= 65; CODE([.S9]) &lt;= 90)  ; &quot;&lt;grammatik-nts&gt;&quot; &amp; [.S9] &amp; &quot;&lt;/grammatik-nts&gt;&quot;   ;   &quot;&lt;grammatik-ts&gt;&quot; &amp; [.S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</text:p>
          </table:table-cell>
          <table:table-cell table:formula="of:=IF(ISBLANK([.T9]);[.S43];[.S43] &amp; IF([.T9]=&quot;|&quot;; &quot;&lt;regel-oder&gt; | &lt;/regel-oder&gt;&quot; ;    IF(AND(CODE([.T9]) &gt;= 65; CODE([.T9]) &lt;= 90)  ; &quot;&lt;grammatik-nts&gt;&quot; &amp; [.T9] &amp; &quot;&lt;/grammatik-nts&gt;&quot;   ;   &quot;&lt;grammatik-ts&gt;&quot; &amp; [.T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</text:p>
          </table:table-cell>
          <table:table-cell table:formula="of:=IF(ISBLANK([.U9]);[.T43];[.T43] &amp; IF([.U9]=&quot;|&quot;; &quot;&lt;regel-oder&gt; | &lt;/regel-oder&gt;&quot; ;    IF(AND(CODE([.U9]) &gt;= 65; CODE([.U9]) &lt;= 90)  ; &quot;&lt;grammatik-nts&gt;&quot; &amp; [.U9] &amp; &quot;&lt;/grammatik-nts&gt;&quot;   ;   &quot;&lt;grammatik-ts&gt;&quot; &amp; [.U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V9]);[.U43];[.U43] &amp; IF([.V9]=&quot;|&quot;; &quot;&lt;regel-oder&gt; | &lt;/regel-oder&gt;&quot; ;    IF(AND(CODE([.V9]) &gt;= 65; CODE([.V9]) &lt;= 90)  ; &quot;&lt;grammatik-nts&gt;&quot; &amp; [.V9] &amp; &quot;&lt;/grammatik-nts&gt;&quot;   ;   &quot;&lt;grammatik-ts&gt;&quot; &amp; [.V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W9]);[.V43];[.V43] &amp; IF([.W9]=&quot;|&quot;; &quot;&lt;regel-oder&gt; | &lt;/regel-oder&gt;&quot; ;    IF(AND(CODE([.W9]) &gt;= 65; CODE([.W9]) &lt;= 90)  ; &quot;&lt;grammatik-nts&gt;&quot; &amp; [.W9] &amp; &quot;&lt;/grammatik-nts&gt;&quot;   ;   &quot;&lt;grammatik-ts&gt;&quot; &amp; [.W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X9]);[.W43];[.W43] &amp; IF([.X9]=&quot;|&quot;; &quot;&lt;regel-oder&gt; | &lt;/regel-oder&gt;&quot; ;    IF(AND(CODE([.X9]) &gt;= 65; CODE([.X9]) &lt;= 90)  ; &quot;&lt;grammatik-nts&gt;&quot; &amp; [.X9] &amp; &quot;&lt;/grammatik-nts&gt;&quot;   ;   &quot;&lt;grammatik-ts&gt;&quot; &amp; [.X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Y9]);[.X43];[.X43] &amp; IF([.Y9]=&quot;|&quot;; &quot;&lt;regel-oder&gt; | &lt;/regel-oder&gt;&quot; ;    IF(AND(CODE([.Y9]) &gt;= 65; CODE([.Y9]) &lt;= 90)  ; &quot;&lt;grammatik-nts&gt;&quot; &amp; [.Y9] &amp; &quot;&lt;/grammatik-nts&gt;&quot;   ;   &quot;&lt;grammatik-ts&gt;&quot; &amp; [.Y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Z9]);[.Y43];[.Y43] &amp; IF([.Z9]=&quot;|&quot;; &quot;&lt;regel-oder&gt; | &lt;/regel-oder&gt;&quot; ;    IF(AND(CODE([.Z9]) &gt;= 65; CODE([.Z9]) &lt;= 90)  ; &quot;&lt;grammatik-nts&gt;&quot; &amp; [.Z9] &amp; &quot;&lt;/grammatik-nts&gt;&quot;   ;   &quot;&lt;grammatik-ts&gt;&quot; &amp; [.Z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A9]);[.Z43];[.Z43] &amp; IF([.AA9]=&quot;|&quot;; &quot;&lt;regel-oder&gt; | &lt;/regel-oder&gt;&quot; ;    IF(AND(CODE([.AA9]) &gt;= 65; CODE([.AA9]) &lt;= 90)  ; &quot;&lt;grammatik-nts&gt;&quot; &amp; [.AA9] &amp; &quot;&lt;/grammatik-nts&gt;&quot;   ;   &quot;&lt;grammatik-ts&gt;&quot; &amp; [.AA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B9]);[.AA43];[.AA43] &amp; IF([.AB9]=&quot;|&quot;; &quot;&lt;regel-oder&gt; | &lt;/regel-oder&gt;&quot; ;    IF(AND(CODE([.AB9]) &gt;= 65; CODE([.AB9]) &lt;= 90)  ; &quot;&lt;grammatik-nts&gt;&quot; &amp; [.AB9] &amp; &quot;&lt;/grammatik-nts&gt;&quot;   ;   &quot;&lt;grammatik-ts&gt;&quot; &amp; [.AB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C9]);[.AB43];[.AB43] &amp; IF([.AC9]=&quot;|&quot;; &quot;&lt;regel-oder&gt; | &lt;/regel-oder&gt;&quot; ;    IF(AND(CODE([.AC9]) &gt;= 65; CODE([.AC9]) &lt;= 90)  ; &quot;&lt;grammatik-nts&gt;&quot; &amp; [.AC9] &amp; &quot;&lt;/grammatik-nts&gt;&quot;   ;   &quot;&lt;grammatik-ts&gt;&quot; &amp; [.AC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D9]);[.AC43];[.AC43] &amp; IF([.AD9]=&quot;|&quot;; &quot;&lt;regel-oder&gt; | &lt;/regel-oder&gt;&quot; ;    IF(AND(CODE([.AD9]) &gt;= 65; CODE([.AD9]) &lt;= 90)  ; &quot;&lt;grammatik-nts&gt;&quot; &amp; [.AD9] &amp; &quot;&lt;/grammatik-nts&gt;&quot;   ;   &quot;&lt;grammatik-ts&gt;&quot; &amp; [.AD9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CONCATENATE([.AD43];&quot;&lt;/grammatik-rechts&gt;&lt;/grammatik-regel&gt;&lt;br /&gt;&quot; &amp; CHAR(13))" office:value-type="string" office:string-value="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/grammatik-rechts&gt;&lt;/grammatik-regel&gt;&lt;br /&gt;&#13;" calcext:value-type="string">
            <text:p>&lt;grammatik-regel&gt;&lt;grammatik-links&gt;&lt;grammatik-nts&gt;D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regel-oder&gt; | &lt;/regel-oder&gt;&lt;grammatik-ts&gt;d&lt;/grammatik-ts&gt;&lt;regel-oder&gt; | &lt;/regel-oder&gt;&lt;grammatik-nts&gt;C&lt;/grammatik-nts&gt;&lt;grammatik-nts&gt;C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0];&quot;&lt;/grammatik-nts&gt;&lt;/grammatik-links&gt;&lt;grammatik-pfeil&gt;&amp;rarr;&lt;/grammatik-pfeil&gt;&lt;grammatik-rechts&gt;&quot;)" office:value-type="string" office:string-value="&lt;grammatik-regel&gt;&lt;grammatik-links&gt;&lt;grammatik-nts&gt;S&lt;/grammatik-nts&gt;&lt;/grammatik-links&gt;&lt;grammatik-pfeil&gt;&amp;rarr;&lt;/grammatik-pfeil&gt;&lt;grammatik-rechts&gt;" calcext:value-type="string">
            <text:p>&lt;grammatik-regel&gt;&lt;grammatik-links&gt;&lt;grammatik-nts&gt;S&lt;/grammatik-nts&gt;&lt;/grammatik-links&gt;&lt;grammatik-pfeil&gt;&amp;rarr;&lt;/grammatik-pfeil&gt;&lt;grammatik-rechts&gt;</text:p>
          </table:table-cell>
          <table:table-cell table:formula="of:=IF(ISBLANK([.B10]);[.A44];[.A44] &amp; IF([.B10]=&quot;|&quot;;&quot;|&quot;;    IF(AND(CODE([.B10]) &gt;= 65; CODE([.B10]) &lt;= 90)  ; &quot;&lt;grammatik-nts&gt;&quot; &amp; [.B10] &amp; &quot;&lt;/grammatik-nts&gt;&quot;   ;   &quot;&lt;grammatik-ts&gt;&quot; &amp; [.B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</text:p>
          </table:table-cell>
          <table:table-cell table:formula="of:=IF(ISBLANK([.C10]);[.B44];[.B44] &amp; IF([.C10]=&quot;|&quot;; &quot;&lt;regel-oder&gt; | &lt;/regel-oder&gt;&quot; ;    IF(AND(CODE([.C10]) &gt;= 65; CODE([.C10]) &lt;= 90)  ; &quot;&lt;grammatik-nts&gt;&quot; &amp; [.C10] &amp; &quot;&lt;/grammatik-nts&gt;&quot;   ;   &quot;&lt;grammatik-ts&gt;&quot; &amp; [.C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</text:p>
          </table:table-cell>
          <table:table-cell table:formula="of:=IF(ISBLANK([.D10]);[.C44];[.C44] &amp; IF([.D10]=&quot;|&quot;; &quot;&lt;regel-oder&gt; | &lt;/regel-oder&gt;&quot; ;    IF(AND(CODE([.D10]) &gt;= 65; CODE([.D10]) &lt;= 90)  ; &quot;&lt;grammatik-nts&gt;&quot; &amp; [.D10] &amp; &quot;&lt;/grammatik-nts&gt;&quot;   ;   &quot;&lt;grammatik-ts&gt;&quot; &amp; [.D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</text:p>
          </table:table-cell>
          <table:table-cell table:formula="of:=IF(ISBLANK([.E10]);[.D44];[.D44] &amp; IF([.E10]=&quot;|&quot;; &quot;&lt;regel-oder&gt; | &lt;/regel-oder&gt;&quot; ;    IF(AND(CODE([.E10]) &gt;= 65; CODE([.E10]) &lt;= 90)  ; &quot;&lt;grammatik-nts&gt;&quot; &amp; [.E10] &amp; &quot;&lt;/grammatik-nts&gt;&quot;   ;   &quot;&lt;grammatik-ts&gt;&quot; &amp; [.E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</text:p>
          </table:table-cell>
          <table:table-cell table:formula="of:=IF(ISBLANK([.F10]);[.E44];[.E44] &amp; IF([.F10]=&quot;|&quot;; &quot;&lt;regel-oder&gt; | &lt;/regel-oder&gt;&quot; ;    IF(AND(CODE([.F10]) &gt;= 65; CODE([.F10]) &lt;= 90)  ; &quot;&lt;grammatik-nts&gt;&quot; &amp; [.F10] &amp; &quot;&lt;/grammatik-nts&gt;&quot;   ;   &quot;&lt;grammatik-ts&gt;&quot; &amp; [.F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</text:p>
          </table:table-cell>
          <table:table-cell table:formula="of:=IF(ISBLANK([.G10]);[.F44];[.F44] &amp; IF([.G10]=&quot;|&quot;; &quot;&lt;regel-oder&gt; | &lt;/regel-oder&gt;&quot; ;    IF(AND(CODE([.G10]) &gt;= 65; CODE([.G10]) &lt;= 90)  ; &quot;&lt;grammatik-nts&gt;&quot; &amp; [.G10] &amp; &quot;&lt;/grammatik-nts&gt;&quot;   ;   &quot;&lt;grammatik-ts&gt;&quot; &amp; [.G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</text:p>
          </table:table-cell>
          <table:table-cell table:formula="of:=IF(ISBLANK([.H10]);[.G44];[.G44] &amp; IF([.H10]=&quot;|&quot;; &quot;&lt;regel-oder&gt; | &lt;/regel-oder&gt;&quot; ;    IF(AND(CODE([.H10]) &gt;= 65; CODE([.H10]) &lt;= 90)  ; &quot;&lt;grammatik-nts&gt;&quot; &amp; [.H10] &amp; &quot;&lt;/grammatik-nts&gt;&quot;   ;   &quot;&lt;grammatik-ts&gt;&quot; &amp; [.H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</text:p>
          </table:table-cell>
          <table:table-cell table:formula="of:=IF(ISBLANK([.I10]);[.H44];[.H44] &amp; IF([.I10]=&quot;|&quot;; &quot;&lt;regel-oder&gt; | &lt;/regel-oder&gt;&quot; ;    IF(AND(CODE([.I10]) &gt;= 65; CODE([.I10]) &lt;= 90)  ; &quot;&lt;grammatik-nts&gt;&quot; &amp; [.I10] &amp; &quot;&lt;/grammatik-nts&gt;&quot;   ;   &quot;&lt;grammatik-ts&gt;&quot; &amp; [.I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</text:p>
          </table:table-cell>
          <table:table-cell table:formula="of:=IF(ISBLANK([.J10]);[.I44];[.I44] &amp; IF([.J10]=&quot;|&quot;; &quot;&lt;regel-oder&gt; | &lt;/regel-oder&gt;&quot; ;    IF(AND(CODE([.J10]) &gt;= 65; CODE([.J10]) &lt;= 90)  ; &quot;&lt;grammatik-nts&gt;&quot; &amp; [.J10] &amp; &quot;&lt;/grammatik-nts&gt;&quot;   ;   &quot;&lt;grammatik-ts&gt;&quot; &amp; [.J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</text:p>
          </table:table-cell>
          <table:table-cell table:formula="of:=IF(ISBLANK([.K10]);[.J44];[.J44] &amp; IF([.K10]=&quot;|&quot;; &quot;&lt;regel-oder&gt; | &lt;/regel-oder&gt;&quot; ;    IF(AND(CODE([.K10]) &gt;= 65; CODE([.K10]) &lt;= 90)  ; &quot;&lt;grammatik-nts&gt;&quot; &amp; [.K10] &amp; &quot;&lt;/grammatik-nts&gt;&quot;   ;   &quot;&lt;grammatik-ts&gt;&quot; &amp; [.K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L10]);[.K44];[.K44] &amp; IF([.L10]=&quot;|&quot;; &quot;&lt;regel-oder&gt; | &lt;/regel-oder&gt;&quot; ;    IF(AND(CODE([.L10]) &gt;= 65; CODE([.L10]) &lt;= 90)  ; &quot;&lt;grammatik-nts&gt;&quot; &amp; [.L10] &amp; &quot;&lt;/grammatik-nts&gt;&quot;   ;   &quot;&lt;grammatik-ts&gt;&quot; &amp; [.L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M10]);[.L44];[.L44] &amp; IF([.M10]=&quot;|&quot;; &quot;&lt;regel-oder&gt; | &lt;/regel-oder&gt;&quot; ;    IF(AND(CODE([.M10]) &gt;= 65; CODE([.M10]) &lt;= 90)  ; &quot;&lt;grammatik-nts&gt;&quot; &amp; [.M10] &amp; &quot;&lt;/grammatik-nts&gt;&quot;   ;   &quot;&lt;grammatik-ts&gt;&quot; &amp; [.M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N10]);[.M44];[.M44] &amp; IF([.N10]=&quot;|&quot;; &quot;&lt;regel-oder&gt; | &lt;/regel-oder&gt;&quot; ;    IF(AND(CODE([.N10]) &gt;= 65; CODE([.N10]) &lt;= 90)  ; &quot;&lt;grammatik-nts&gt;&quot; &amp; [.N10] &amp; &quot;&lt;/grammatik-nts&gt;&quot;   ;   &quot;&lt;grammatik-ts&gt;&quot; &amp; [.N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</text:p>
          </table:table-cell>
          <table:table-cell table:formula="of:=IF(ISBLANK([.O10]);[.N44];[.N44] &amp; IF([.O10]=&quot;|&quot;; &quot;&lt;regel-oder&gt; | &lt;/regel-oder&gt;&quot; ;    IF(AND(CODE([.O10]) &gt;= 65; CODE([.O10]) &lt;= 90)  ; &quot;&lt;grammatik-nts&gt;&quot; &amp; [.O10] &amp; &quot;&lt;/grammatik-nts&gt;&quot;   ;   &quot;&lt;grammatik-ts&gt;&quot; &amp; [.O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</text:p>
          </table:table-cell>
          <table:table-cell table:formula="of:=IF(ISBLANK([.P10]);[.O44];[.O44] &amp; IF([.P10]=&quot;|&quot;; &quot;&lt;regel-oder&gt; | &lt;/regel-oder&gt;&quot; ;    IF(AND(CODE([.P10]) &gt;= 65; CODE([.P10]) &lt;= 90)  ; &quot;&lt;grammatik-nts&gt;&quot; &amp; [.P10] &amp; &quot;&lt;/grammatik-nts&gt;&quot;   ;   &quot;&lt;grammatik-ts&gt;&quot; &amp; [.P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Q10]);[.P44];[.P44] &amp; IF([.Q10]=&quot;|&quot;; &quot;&lt;regel-oder&gt; | &lt;/regel-oder&gt;&quot; ;    IF(AND(CODE([.Q10]) &gt;= 65; CODE([.Q10]) &lt;= 90)  ; &quot;&lt;grammatik-nts&gt;&quot; &amp; [.Q10] &amp; &quot;&lt;/grammatik-nts&gt;&quot;   ;   &quot;&lt;grammatik-ts&gt;&quot; &amp; [.Q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R10]);[.Q44];[.Q44] &amp; IF([.R10]=&quot;|&quot;; &quot;&lt;regel-oder&gt; | &lt;/regel-oder&gt;&quot; ;    IF(AND(CODE([.R10]) &gt;= 65; CODE([.R10]) &lt;= 90)  ; &quot;&lt;grammatik-nts&gt;&quot; &amp; [.R10] &amp; &quot;&lt;/grammatik-nts&gt;&quot;   ;   &quot;&lt;grammatik-ts&gt;&quot; &amp; [.R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S10]);[.R44];[.R44] &amp; IF([.S10]=&quot;|&quot;; &quot;&lt;regel-oder&gt; | &lt;/regel-oder&gt;&quot; ;    IF(AND(CODE([.S10]) &gt;= 65; CODE([.S10]) &lt;= 90)  ; &quot;&lt;grammatik-nts&gt;&quot; &amp; [.S10] &amp; &quot;&lt;/grammatik-nts&gt;&quot;   ;   &quot;&lt;grammatik-ts&gt;&quot; &amp; [.S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T10]);[.S44];[.S44] &amp; IF([.T10]=&quot;|&quot;; &quot;&lt;regel-oder&gt; | &lt;/regel-oder&gt;&quot; ;    IF(AND(CODE([.T10]) &gt;= 65; CODE([.T10]) &lt;= 90)  ; &quot;&lt;grammatik-nts&gt;&quot; &amp; [.T10] &amp; &quot;&lt;/grammatik-nts&gt;&quot;   ;   &quot;&lt;grammatik-ts&gt;&quot; &amp; [.T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U10]);[.T44];[.T44] &amp; IF([.U10]=&quot;|&quot;; &quot;&lt;regel-oder&gt; | &lt;/regel-oder&gt;&quot; ;    IF(AND(CODE([.U10]) &gt;= 65; CODE([.U10]) &lt;= 90)  ; &quot;&lt;grammatik-nts&gt;&quot; &amp; [.U10] &amp; &quot;&lt;/grammatik-nts&gt;&quot;   ;   &quot;&lt;grammatik-ts&gt;&quot; &amp; [.U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V10]);[.U44];[.U44] &amp; IF([.V10]=&quot;|&quot;; &quot;&lt;regel-oder&gt; | &lt;/regel-oder&gt;&quot; ;    IF(AND(CODE([.V10]) &gt;= 65; CODE([.V10]) &lt;= 90)  ; &quot;&lt;grammatik-nts&gt;&quot; &amp; [.V10] &amp; &quot;&lt;/grammatik-nts&gt;&quot;   ;   &quot;&lt;grammatik-ts&gt;&quot; &amp; [.V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W10]);[.V44];[.V44] &amp; IF([.W10]=&quot;|&quot;; &quot;&lt;regel-oder&gt; | &lt;/regel-oder&gt;&quot; ;    IF(AND(CODE([.W10]) &gt;= 65; CODE([.W10]) &lt;= 90)  ; &quot;&lt;grammatik-nts&gt;&quot; &amp; [.W10] &amp; &quot;&lt;/grammatik-nts&gt;&quot;   ;   &quot;&lt;grammatik-ts&gt;&quot; &amp; [.W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X10]);[.W44];[.W44] &amp; IF([.X10]=&quot;|&quot;; &quot;&lt;regel-oder&gt; | &lt;/regel-oder&gt;&quot; ;    IF(AND(CODE([.X10]) &gt;= 65; CODE([.X10]) &lt;= 90)  ; &quot;&lt;grammatik-nts&gt;&quot; &amp; [.X10] &amp; &quot;&lt;/grammatik-nts&gt;&quot;   ;   &quot;&lt;grammatik-ts&gt;&quot; &amp; [.X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Y10]);[.X44];[.X44] &amp; IF([.Y10]=&quot;|&quot;; &quot;&lt;regel-oder&gt; | &lt;/regel-oder&gt;&quot; ;    IF(AND(CODE([.Y10]) &gt;= 65; CODE([.Y10]) &lt;= 90)  ; &quot;&lt;grammatik-nts&gt;&quot; &amp; [.Y10] &amp; &quot;&lt;/grammatik-nts&gt;&quot;   ;   &quot;&lt;grammatik-ts&gt;&quot; &amp; [.Y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Z10]);[.Y44];[.Y44] &amp; IF([.Z10]=&quot;|&quot;; &quot;&lt;regel-oder&gt; | &lt;/regel-oder&gt;&quot; ;    IF(AND(CODE([.Z10]) &gt;= 65; CODE([.Z10]) &lt;= 90)  ; &quot;&lt;grammatik-nts&gt;&quot; &amp; [.Z10] &amp; &quot;&lt;/grammatik-nts&gt;&quot;   ;   &quot;&lt;grammatik-ts&gt;&quot; &amp; [.Z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AA10]);[.Z44];[.Z44] &amp; IF([.AA10]=&quot;|&quot;; &quot;&lt;regel-oder&gt; | &lt;/regel-oder&gt;&quot; ;    IF(AND(CODE([.AA10]) &gt;= 65; CODE([.AA10]) &lt;= 90)  ; &quot;&lt;grammatik-nts&gt;&quot; &amp; [.AA10] &amp; &quot;&lt;/grammatik-nts&gt;&quot;   ;   &quot;&lt;grammatik-ts&gt;&quot; &amp; [.AA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AB10]);[.AA44];[.AA44] &amp; IF([.AB10]=&quot;|&quot;; &quot;&lt;regel-oder&gt; | &lt;/regel-oder&gt;&quot; ;    IF(AND(CODE([.AB10]) &gt;= 65; CODE([.AB10]) &lt;= 90)  ; &quot;&lt;grammatik-nts&gt;&quot; &amp; [.AB10] &amp; &quot;&lt;/grammatik-nts&gt;&quot;   ;   &quot;&lt;grammatik-ts&gt;&quot; &amp; [.AB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AC10]);[.AB44];[.AB44] &amp; IF([.AC10]=&quot;|&quot;; &quot;&lt;regel-oder&gt; | &lt;/regel-oder&gt;&quot; ;    IF(AND(CODE([.AC10]) &gt;= 65; CODE([.AC10]) &lt;= 90)  ; &quot;&lt;grammatik-nts&gt;&quot; &amp; [.AC10] &amp; &quot;&lt;/grammatik-nts&gt;&quot;   ;   &quot;&lt;grammatik-ts&gt;&quot; &amp; [.AC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IF(ISBLANK([.AD10]);[.AC44];[.AC44] &amp; IF([.AD10]=&quot;|&quot;; &quot;&lt;regel-oder&gt; | &lt;/regel-oder&gt;&quot; ;    IF(AND(CODE([.AD10]) &gt;= 65; CODE([.AD10]) &lt;= 90)  ; &quot;&lt;grammatik-nts&gt;&quot; &amp; [.AD10] &amp; &quot;&lt;/grammatik-nts&gt;&quot;   ;   &quot;&lt;grammatik-ts&gt;&quot; &amp; [.AD10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</text:p>
          </table:table-cell>
          <table:table-cell table:formula="of:=CONCATENATE([.AD44];&quot;&lt;/grammatik-rechts&gt;&lt;/grammatik-regel&gt;&lt;br /&gt;&quot; &amp; CHAR(13))" office:value-type="string" office:string-value="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/grammatik-rechts&gt;&lt;/grammatik-regel&gt;&lt;br /&gt;&#13;" calcext:value-type="string">
            <text:p>&lt;grammatik-regel&gt;&lt;grammatik-links&gt;&lt;grammatik-nts&gt;S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ts&gt;a&lt;/grammatik-ts&gt;&lt;grammatik-nts&gt;A&lt;/grammatik-nts&gt;&lt;grammatik-nts&gt;D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1];&quot;&lt;/grammatik-nts&gt;&lt;/grammatik-links&gt;&lt;grammatik-pfeil&gt;&amp;rarr;&lt;/grammatik-pfeil&gt;&lt;grammatik-rechts&gt;&quot;)" office:value-type="string" office:string-value="&lt;grammatik-regel&gt;&lt;grammatik-links&gt;&lt;grammatik-nts&gt;A&lt;/grammatik-nts&gt;&lt;/grammatik-links&gt;&lt;grammatik-pfeil&gt;&amp;rarr;&lt;/grammatik-pfeil&gt;&lt;grammatik-rechts&gt;" calcext:value-type="string">
            <text:p>&lt;grammatik-regel&gt;&lt;grammatik-links&gt;&lt;grammatik-nts&gt;A&lt;/grammatik-nts&gt;&lt;/grammatik-links&gt;&lt;grammatik-pfeil&gt;&amp;rarr;&lt;/grammatik-pfeil&gt;&lt;grammatik-rechts&gt;</text:p>
          </table:table-cell>
          <table:table-cell table:formula="of:=IF(ISBLANK([.B11]);[.A45];[.A45] &amp; IF([.B11]=&quot;|&quot;;&quot;|&quot;;    IF(AND(CODE([.B11]) &gt;= 65; CODE([.B11]) &lt;= 90)  ; &quot;&lt;grammatik-nts&gt;&quot; &amp; [.B11] &amp; &quot;&lt;/grammatik-nts&gt;&quot;   ;   &quot;&lt;grammatik-ts&gt;&quot; &amp; [.B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C11]);[.B45];[.B45] &amp; IF([.C11]=&quot;|&quot;; &quot;&lt;regel-oder&gt; | &lt;/regel-oder&gt;&quot; ;    IF(AND(CODE([.C11]) &gt;= 65; CODE([.C11]) &lt;= 90)  ; &quot;&lt;grammatik-nts&gt;&quot; &amp; [.C11] &amp; &quot;&lt;/grammatik-nts&gt;&quot;   ;   &quot;&lt;grammatik-ts&gt;&quot; &amp; [.C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</text:p>
          </table:table-cell>
          <table:table-cell table:formula="of:=IF(ISBLANK([.D11]);[.C45];[.C45] &amp; IF([.D11]=&quot;|&quot;; &quot;&lt;regel-oder&gt; | &lt;/regel-oder&gt;&quot; ;    IF(AND(CODE([.D11]) &gt;= 65; CODE([.D11]) &lt;= 90)  ; &quot;&lt;grammatik-nts&gt;&quot; &amp; [.D11] &amp; &quot;&lt;/grammatik-nts&gt;&quot;   ;   &quot;&lt;grammatik-ts&gt;&quot; &amp; [.D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</text:p>
          </table:table-cell>
          <table:table-cell table:formula="of:=IF(ISBLANK([.E11]);[.D45];[.D45] &amp; IF([.E11]=&quot;|&quot;; &quot;&lt;regel-oder&gt; | &lt;/regel-oder&gt;&quot; ;    IF(AND(CODE([.E11]) &gt;= 65; CODE([.E11]) &lt;= 90)  ; &quot;&lt;grammatik-nts&gt;&quot; &amp; [.E11] &amp; &quot;&lt;/grammatik-nts&gt;&quot;   ;   &quot;&lt;grammatik-ts&gt;&quot; &amp; [.E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</text:p>
          </table:table-cell>
          <table:table-cell table:formula="of:=IF(ISBLANK([.F11]);[.E45];[.E45] &amp; IF([.F11]=&quot;|&quot;; &quot;&lt;regel-oder&gt; | &lt;/regel-oder&gt;&quot; ;    IF(AND(CODE([.F11]) &gt;= 65; CODE([.F11]) &lt;= 90)  ; &quot;&lt;grammatik-nts&gt;&quot; &amp; [.F11] &amp; &quot;&lt;/grammatik-nts&gt;&quot;   ;   &quot;&lt;grammatik-ts&gt;&quot; &amp; [.F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</text:p>
          </table:table-cell>
          <table:table-cell table:formula="of:=IF(ISBLANK([.G11]);[.F45];[.F45] &amp; IF([.G11]=&quot;|&quot;; &quot;&lt;regel-oder&gt; | &lt;/regel-oder&gt;&quot; ;    IF(AND(CODE([.G11]) &gt;= 65; CODE([.G11]) &lt;= 90)  ; &quot;&lt;grammatik-nts&gt;&quot; &amp; [.G11] &amp; &quot;&lt;/grammatik-nts&gt;&quot;   ;   &quot;&lt;grammatik-ts&gt;&quot; &amp; [.G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</text:p>
          </table:table-cell>
          <table:table-cell table:formula="of:=IF(ISBLANK([.H11]);[.G45];[.G45] &amp; IF([.H11]=&quot;|&quot;; &quot;&lt;regel-oder&gt; | &lt;/regel-oder&gt;&quot; ;    IF(AND(CODE([.H11]) &gt;= 65; CODE([.H11]) &lt;= 90)  ; &quot;&lt;grammatik-nts&gt;&quot; &amp; [.H11] &amp; &quot;&lt;/grammatik-nts&gt;&quot;   ;   &quot;&lt;grammatik-ts&gt;&quot; &amp; [.H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</text:p>
          </table:table-cell>
          <table:table-cell table:formula="of:=IF(ISBLANK([.I11]);[.H45];[.H45] &amp; IF([.I11]=&quot;|&quot;; &quot;&lt;regel-oder&gt; | &lt;/regel-oder&gt;&quot; ;    IF(AND(CODE([.I11]) &gt;= 65; CODE([.I11]) &lt;= 90)  ; &quot;&lt;grammatik-nts&gt;&quot; &amp; [.I11] &amp; &quot;&lt;/grammatik-nts&gt;&quot;   ;   &quot;&lt;grammatik-ts&gt;&quot; &amp; [.I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</text:p>
          </table:table-cell>
          <table:table-cell table:formula="of:=IF(ISBLANK([.J11]);[.I45];[.I45] &amp; IF([.J11]=&quot;|&quot;; &quot;&lt;regel-oder&gt; | &lt;/regel-oder&gt;&quot; ;    IF(AND(CODE([.J11]) &gt;= 65; CODE([.J11]) &lt;= 90)  ; &quot;&lt;grammatik-nts&gt;&quot; &amp; [.J11] &amp; &quot;&lt;/grammatik-nts&gt;&quot;   ;   &quot;&lt;grammatik-ts&gt;&quot; &amp; [.J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</text:p>
          </table:table-cell>
          <table:table-cell table:formula="of:=IF(ISBLANK([.K11]);[.J45];[.J45] &amp; IF([.K11]=&quot;|&quot;; &quot;&lt;regel-oder&gt; | &lt;/regel-oder&gt;&quot; ;    IF(AND(CODE([.K11]) &gt;= 65; CODE([.K11]) &lt;= 90)  ; &quot;&lt;grammatik-nts&gt;&quot; &amp; [.K11] &amp; &quot;&lt;/grammatik-nts&gt;&quot;   ;   &quot;&lt;grammatik-ts&gt;&quot; &amp; [.K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L11]);[.K45];[.K45] &amp; IF([.L11]=&quot;|&quot;; &quot;&lt;regel-oder&gt; | &lt;/regel-oder&gt;&quot; ;    IF(AND(CODE([.L11]) &gt;= 65; CODE([.L11]) &lt;= 90)  ; &quot;&lt;grammatik-nts&gt;&quot; &amp; [.L11] &amp; &quot;&lt;/grammatik-nts&gt;&quot;   ;   &quot;&lt;grammatik-ts&gt;&quot; &amp; [.L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M11]);[.L45];[.L45] &amp; IF([.M11]=&quot;|&quot;; &quot;&lt;regel-oder&gt; | &lt;/regel-oder&gt;&quot; ;    IF(AND(CODE([.M11]) &gt;= 65; CODE([.M11]) &lt;= 90)  ; &quot;&lt;grammatik-nts&gt;&quot; &amp; [.M11] &amp; &quot;&lt;/grammatik-nts&gt;&quot;   ;   &quot;&lt;grammatik-ts&gt;&quot; &amp; [.M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N11]);[.M45];[.M45] &amp; IF([.N11]=&quot;|&quot;; &quot;&lt;regel-oder&gt; | &lt;/regel-oder&gt;&quot; ;    IF(AND(CODE([.N11]) &gt;= 65; CODE([.N11]) &lt;= 90)  ; &quot;&lt;grammatik-nts&gt;&quot; &amp; [.N11] &amp; &quot;&lt;/grammatik-nts&gt;&quot;   ;   &quot;&lt;grammatik-ts&gt;&quot; &amp; [.N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O11]);[.N45];[.N45] &amp; IF([.O11]=&quot;|&quot;; &quot;&lt;regel-oder&gt; | &lt;/regel-oder&gt;&quot; ;    IF(AND(CODE([.O11]) &gt;= 65; CODE([.O11]) &lt;= 90)  ; &quot;&lt;grammatik-nts&gt;&quot; &amp; [.O11] &amp; &quot;&lt;/grammatik-nts&gt;&quot;   ;   &quot;&lt;grammatik-ts&gt;&quot; &amp; [.O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P11]);[.O45];[.O45] &amp; IF([.P11]=&quot;|&quot;; &quot;&lt;regel-oder&gt; | &lt;/regel-oder&gt;&quot; ;    IF(AND(CODE([.P11]) &gt;= 65; CODE([.P11]) &lt;= 90)  ; &quot;&lt;grammatik-nts&gt;&quot; &amp; [.P11] &amp; &quot;&lt;/grammatik-nts&gt;&quot;   ;   &quot;&lt;grammatik-ts&gt;&quot; &amp; [.P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Q11]);[.P45];[.P45] &amp; IF([.Q11]=&quot;|&quot;; &quot;&lt;regel-oder&gt; | &lt;/regel-oder&gt;&quot; ;    IF(AND(CODE([.Q11]) &gt;= 65; CODE([.Q11]) &lt;= 90)  ; &quot;&lt;grammatik-nts&gt;&quot; &amp; [.Q11] &amp; &quot;&lt;/grammatik-nts&gt;&quot;   ;   &quot;&lt;grammatik-ts&gt;&quot; &amp; [.Q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R11]);[.Q45];[.Q45] &amp; IF([.R11]=&quot;|&quot;; &quot;&lt;regel-oder&gt; | &lt;/regel-oder&gt;&quot; ;    IF(AND(CODE([.R11]) &gt;= 65; CODE([.R11]) &lt;= 90)  ; &quot;&lt;grammatik-nts&gt;&quot; &amp; [.R11] &amp; &quot;&lt;/grammatik-nts&gt;&quot;   ;   &quot;&lt;grammatik-ts&gt;&quot; &amp; [.R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S11]);[.R45];[.R45] &amp; IF([.S11]=&quot;|&quot;; &quot;&lt;regel-oder&gt; | &lt;/regel-oder&gt;&quot; ;    IF(AND(CODE([.S11]) &gt;= 65; CODE([.S11]) &lt;= 90)  ; &quot;&lt;grammatik-nts&gt;&quot; &amp; [.S11] &amp; &quot;&lt;/grammatik-nts&gt;&quot;   ;   &quot;&lt;grammatik-ts&gt;&quot; &amp; [.S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T11]);[.S45];[.S45] &amp; IF([.T11]=&quot;|&quot;; &quot;&lt;regel-oder&gt; | &lt;/regel-oder&gt;&quot; ;    IF(AND(CODE([.T11]) &gt;= 65; CODE([.T11]) &lt;= 90)  ; &quot;&lt;grammatik-nts&gt;&quot; &amp; [.T11] &amp; &quot;&lt;/grammatik-nts&gt;&quot;   ;   &quot;&lt;grammatik-ts&gt;&quot; &amp; [.T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U11]);[.T45];[.T45] &amp; IF([.U11]=&quot;|&quot;; &quot;&lt;regel-oder&gt; | &lt;/regel-oder&gt;&quot; ;    IF(AND(CODE([.U11]) &gt;= 65; CODE([.U11]) &lt;= 90)  ; &quot;&lt;grammatik-nts&gt;&quot; &amp; [.U11] &amp; &quot;&lt;/grammatik-nts&gt;&quot;   ;   &quot;&lt;grammatik-ts&gt;&quot; &amp; [.U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V11]);[.U45];[.U45] &amp; IF([.V11]=&quot;|&quot;; &quot;&lt;regel-oder&gt; | &lt;/regel-oder&gt;&quot; ;    IF(AND(CODE([.V11]) &gt;= 65; CODE([.V11]) &lt;= 90)  ; &quot;&lt;grammatik-nts&gt;&quot; &amp; [.V11] &amp; &quot;&lt;/grammatik-nts&gt;&quot;   ;   &quot;&lt;grammatik-ts&gt;&quot; &amp; [.V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W11]);[.V45];[.V45] &amp; IF([.W11]=&quot;|&quot;; &quot;&lt;regel-oder&gt; | &lt;/regel-oder&gt;&quot; ;    IF(AND(CODE([.W11]) &gt;= 65; CODE([.W11]) &lt;= 90)  ; &quot;&lt;grammatik-nts&gt;&quot; &amp; [.W11] &amp; &quot;&lt;/grammatik-nts&gt;&quot;   ;   &quot;&lt;grammatik-ts&gt;&quot; &amp; [.W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X11]);[.W45];[.W45] &amp; IF([.X11]=&quot;|&quot;; &quot;&lt;regel-oder&gt; | &lt;/regel-oder&gt;&quot; ;    IF(AND(CODE([.X11]) &gt;= 65; CODE([.X11]) &lt;= 90)  ; &quot;&lt;grammatik-nts&gt;&quot; &amp; [.X11] &amp; &quot;&lt;/grammatik-nts&gt;&quot;   ;   &quot;&lt;grammatik-ts&gt;&quot; &amp; [.X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Y11]);[.X45];[.X45] &amp; IF([.Y11]=&quot;|&quot;; &quot;&lt;regel-oder&gt; | &lt;/regel-oder&gt;&quot; ;    IF(AND(CODE([.Y11]) &gt;= 65; CODE([.Y11]) &lt;= 90)  ; &quot;&lt;grammatik-nts&gt;&quot; &amp; [.Y11] &amp; &quot;&lt;/grammatik-nts&gt;&quot;   ;   &quot;&lt;grammatik-ts&gt;&quot; &amp; [.Y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Z11]);[.Y45];[.Y45] &amp; IF([.Z11]=&quot;|&quot;; &quot;&lt;regel-oder&gt; | &lt;/regel-oder&gt;&quot; ;    IF(AND(CODE([.Z11]) &gt;= 65; CODE([.Z11]) &lt;= 90)  ; &quot;&lt;grammatik-nts&gt;&quot; &amp; [.Z11] &amp; &quot;&lt;/grammatik-nts&gt;&quot;   ;   &quot;&lt;grammatik-ts&gt;&quot; &amp; [.Z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A11]);[.Z45];[.Z45] &amp; IF([.AA11]=&quot;|&quot;; &quot;&lt;regel-oder&gt; | &lt;/regel-oder&gt;&quot; ;    IF(AND(CODE([.AA11]) &gt;= 65; CODE([.AA11]) &lt;= 90)  ; &quot;&lt;grammatik-nts&gt;&quot; &amp; [.AA11] &amp; &quot;&lt;/grammatik-nts&gt;&quot;   ;   &quot;&lt;grammatik-ts&gt;&quot; &amp; [.AA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B11]);[.AA45];[.AA45] &amp; IF([.AB11]=&quot;|&quot;; &quot;&lt;regel-oder&gt; | &lt;/regel-oder&gt;&quot; ;    IF(AND(CODE([.AB11]) &gt;= 65; CODE([.AB11]) &lt;= 90)  ; &quot;&lt;grammatik-nts&gt;&quot; &amp; [.AB11] &amp; &quot;&lt;/grammatik-nts&gt;&quot;   ;   &quot;&lt;grammatik-ts&gt;&quot; &amp; [.AB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C11]);[.AB45];[.AB45] &amp; IF([.AC11]=&quot;|&quot;; &quot;&lt;regel-oder&gt; | &lt;/regel-oder&gt;&quot; ;    IF(AND(CODE([.AC11]) &gt;= 65; CODE([.AC11]) &lt;= 90)  ; &quot;&lt;grammatik-nts&gt;&quot; &amp; [.AC11] &amp; &quot;&lt;/grammatik-nts&gt;&quot;   ;   &quot;&lt;grammatik-ts&gt;&quot; &amp; [.AC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D11]);[.AC45];[.AC45] &amp; IF([.AD11]=&quot;|&quot;; &quot;&lt;regel-oder&gt; | &lt;/regel-oder&gt;&quot; ;    IF(AND(CODE([.AD11]) &gt;= 65; CODE([.AD11]) &lt;= 90)  ; &quot;&lt;grammatik-nts&gt;&quot; &amp; [.AD11] &amp; &quot;&lt;/grammatik-nts&gt;&quot;   ;   &quot;&lt;grammatik-ts&gt;&quot; &amp; [.AD11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CONCATENATE([.AD45];&quot;&lt;/grammatik-rechts&gt;&lt;/grammatik-regel&gt;&lt;br /&gt;&quot; &amp; CHAR(13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/grammatik-rechts&gt;&lt;/grammatik-regel&gt;&lt;br /&gt;&#13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grammatik-nts&gt;A&lt;/grammatik-nts&gt;&lt;regel-oder&gt; | &lt;/regel-oder&gt;&lt;grammatik-ts&gt;b&lt;/grammatik-ts&gt;&lt;grammatik-nts&gt;A&lt;/grammatik-nts&gt;&lt;grammatik-nts&gt;A&lt;/grammatik-nts&gt;&lt;regel-oder&gt; | &lt;/regel-oder&gt;&lt;grammatik-ts&gt;b&lt;/grammatik-ts&gt;&lt;regel-oder&gt; | &lt;/regel-oder&gt;&lt;grammatik-nts&gt;A&lt;/grammatik-nts&gt;&lt;grammatik-nts&gt;A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formula="of:=CONCATENATE(&quot;&lt;grammatik-regel&gt;&lt;grammatik-links&gt;&lt;grammatik-nts&gt;&quot;;[.A13];&quot;&lt;/grammatik-nts&gt;&lt;/grammatik-links&gt;&lt;grammatik-pfeil&gt;&amp;rarr;&lt;/grammatik-pfeil&gt;&lt;grammatik-rechts&gt;&quot;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B13]);[.A47];[.A47] &amp; IF([.B13]=&quot;|&quot;;&quot;|&quot;;    IF(AND(CODE([.B13]) &gt;= 65; CODE([.B13]) &lt;= 90)  ; &quot;&lt;grammatik-nts&gt;&quot; &amp; [.B13] &amp; &quot;&lt;/grammatik-nts&gt;&quot;   ;   &quot;&lt;grammatik-ts&gt;&quot; &amp; [.B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C13]);[.B47];[.B47] &amp; IF([.C13]=&quot;|&quot;; &quot;&lt;regel-oder&gt; | &lt;/regel-oder&gt;&quot; ;    IF(AND(CODE([.C13]) &gt;= 65; CODE([.C13]) &lt;= 90)  ; &quot;&lt;grammatik-nts&gt;&quot; &amp; [.C13] &amp; &quot;&lt;/grammatik-nts&gt;&quot;   ;   &quot;&lt;grammatik-ts&gt;&quot; &amp; [.C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D13]);[.C47];[.C47] &amp; IF([.D13]=&quot;|&quot;; &quot;&lt;regel-oder&gt; | &lt;/regel-oder&gt;&quot; ;    IF(AND(CODE([.D13]) &gt;= 65; CODE([.D13]) &lt;= 90)  ; &quot;&lt;grammatik-nts&gt;&quot; &amp; [.D13] &amp; &quot;&lt;/grammatik-nts&gt;&quot;   ;   &quot;&lt;grammatik-ts&gt;&quot; &amp; [.D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E13]);[.D47];[.D47] &amp; IF([.E13]=&quot;|&quot;; &quot;&lt;regel-oder&gt; | &lt;/regel-oder&gt;&quot; ;    IF(AND(CODE([.E13]) &gt;= 65; CODE([.E13]) &lt;= 90)  ; &quot;&lt;grammatik-nts&gt;&quot; &amp; [.E13] &amp; &quot;&lt;/grammatik-nts&gt;&quot;   ;   &quot;&lt;grammatik-ts&gt;&quot; &amp; [.E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F13]);[.E47];[.E47] &amp; IF([.F13]=&quot;|&quot;; &quot;&lt;regel-oder&gt; | &lt;/regel-oder&gt;&quot; ;    IF(AND(CODE([.F13]) &gt;= 65; CODE([.F13]) &lt;= 90)  ; &quot;&lt;grammatik-nts&gt;&quot; &amp; [.F13] &amp; &quot;&lt;/grammatik-nts&gt;&quot;   ;   &quot;&lt;grammatik-ts&gt;&quot; &amp; [.F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G13]);[.F47];[.F47] &amp; IF([.G13]=&quot;|&quot;; &quot;&lt;regel-oder&gt; | &lt;/regel-oder&gt;&quot; ;    IF(AND(CODE([.G13]) &gt;= 65; CODE([.G13]) &lt;= 90)  ; &quot;&lt;grammatik-nts&gt;&quot; &amp; [.G13] &amp; &quot;&lt;/grammatik-nts&gt;&quot;   ;   &quot;&lt;grammatik-ts&gt;&quot; &amp; [.G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H13]);[.G47];[.G47] &amp; IF([.H13]=&quot;|&quot;; &quot;&lt;regel-oder&gt; | &lt;/regel-oder&gt;&quot; ;    IF(AND(CODE([.H13]) &gt;= 65; CODE([.H13]) &lt;= 90)  ; &quot;&lt;grammatik-nts&gt;&quot; &amp; [.H13] &amp; &quot;&lt;/grammatik-nts&gt;&quot;   ;   &quot;&lt;grammatik-ts&gt;&quot; &amp; [.H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I13]);[.H47];[.H47] &amp; IF([.I13]=&quot;|&quot;; &quot;&lt;regel-oder&gt; | &lt;/regel-oder&gt;&quot; ;    IF(AND(CODE([.I13]) &gt;= 65; CODE([.I13]) &lt;= 90)  ; &quot;&lt;grammatik-nts&gt;&quot; &amp; [.I13] &amp; &quot;&lt;/grammatik-nts&gt;&quot;   ;   &quot;&lt;grammatik-ts&gt;&quot; &amp; [.I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J13]);[.I47];[.I47] &amp; IF([.J13]=&quot;|&quot;; &quot;&lt;regel-oder&gt; | &lt;/regel-oder&gt;&quot; ;    IF(AND(CODE([.J13]) &gt;= 65; CODE([.J13]) &lt;= 90)  ; &quot;&lt;grammatik-nts&gt;&quot; &amp; [.J13] &amp; &quot;&lt;/grammatik-nts&gt;&quot;   ;   &quot;&lt;grammatik-ts&gt;&quot; &amp; [.J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K13]);[.J47];[.J47] &amp; IF([.K13]=&quot;|&quot;; &quot;&lt;regel-oder&gt; | &lt;/regel-oder&gt;&quot; ;    IF(AND(CODE([.K13]) &gt;= 65; CODE([.K13]) &lt;= 90)  ; &quot;&lt;grammatik-nts&gt;&quot; &amp; [.K13] &amp; &quot;&lt;/grammatik-nts&gt;&quot;   ;   &quot;&lt;grammatik-ts&gt;&quot; &amp; [.K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L13]);[.K47];[.K47] &amp; IF([.L13]=&quot;|&quot;; &quot;&lt;regel-oder&gt; | &lt;/regel-oder&gt;&quot; ;    IF(AND(CODE([.L13]) &gt;= 65; CODE([.L13]) &lt;= 90)  ; &quot;&lt;grammatik-nts&gt;&quot; &amp; [.L13] &amp; &quot;&lt;/grammatik-nts&gt;&quot;   ;   &quot;&lt;grammatik-ts&gt;&quot; &amp; [.L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M13]);[.L47];[.L47] &amp; IF([.M13]=&quot;|&quot;; &quot;&lt;regel-oder&gt; | &lt;/regel-oder&gt;&quot; ;    IF(AND(CODE([.M13]) &gt;= 65; CODE([.M13]) &lt;= 90)  ; &quot;&lt;grammatik-nts&gt;&quot; &amp; [.M13] &amp; &quot;&lt;/grammatik-nts&gt;&quot;   ;   &quot;&lt;grammatik-ts&gt;&quot; &amp; [.M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N13]);[.M47];[.M47] &amp; IF([.N13]=&quot;|&quot;; &quot;&lt;regel-oder&gt; | &lt;/regel-oder&gt;&quot; ;    IF(AND(CODE([.N13]) &gt;= 65; CODE([.N13]) &lt;= 90)  ; &quot;&lt;grammatik-nts&gt;&quot; &amp; [.N13] &amp; &quot;&lt;/grammatik-nts&gt;&quot;   ;   &quot;&lt;grammatik-ts&gt;&quot; &amp; [.N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O13]);[.N47];[.N47] &amp; IF([.O13]=&quot;|&quot;; &quot;&lt;regel-oder&gt; | &lt;/regel-oder&gt;&quot; ;    IF(AND(CODE([.O13]) &gt;= 65; CODE([.O13]) &lt;= 90)  ; &quot;&lt;grammatik-nts&gt;&quot; &amp; [.O13] &amp; &quot;&lt;/grammatik-nts&gt;&quot;   ;   &quot;&lt;grammatik-ts&gt;&quot; &amp; [.O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P13]);[.O47];[.O47] &amp; IF([.P13]=&quot;|&quot;; &quot;&lt;regel-oder&gt; | &lt;/regel-oder&gt;&quot; ;    IF(AND(CODE([.P13]) &gt;= 65; CODE([.P13]) &lt;= 90)  ; &quot;&lt;grammatik-nts&gt;&quot; &amp; [.P13] &amp; &quot;&lt;/grammatik-nts&gt;&quot;   ;   &quot;&lt;grammatik-ts&gt;&quot; &amp; [.P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Q13]);[.P47];[.P47] &amp; IF([.Q13]=&quot;|&quot;; &quot;&lt;regel-oder&gt; | &lt;/regel-oder&gt;&quot; ;    IF(AND(CODE([.Q13]) &gt;= 65; CODE([.Q13]) &lt;= 90)  ; &quot;&lt;grammatik-nts&gt;&quot; &amp; [.Q13] &amp; &quot;&lt;/grammatik-nts&gt;&quot;   ;   &quot;&lt;grammatik-ts&gt;&quot; &amp; [.Q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R13]);[.Q47];[.Q47] &amp; IF([.R13]=&quot;|&quot;; &quot;&lt;regel-oder&gt; | &lt;/regel-oder&gt;&quot; ;    IF(AND(CODE([.R13]) &gt;= 65; CODE([.R13]) &lt;= 90)  ; &quot;&lt;grammatik-nts&gt;&quot; &amp; [.R13] &amp; &quot;&lt;/grammatik-nts&gt;&quot;   ;   &quot;&lt;grammatik-ts&gt;&quot; &amp; [.R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S13]);[.R47];[.R47] &amp; IF([.S13]=&quot;|&quot;; &quot;&lt;regel-oder&gt; | &lt;/regel-oder&gt;&quot; ;    IF(AND(CODE([.S13]) &gt;= 65; CODE([.S13]) &lt;= 90)  ; &quot;&lt;grammatik-nts&gt;&quot; &amp; [.S13] &amp; &quot;&lt;/grammatik-nts&gt;&quot;   ;   &quot;&lt;grammatik-ts&gt;&quot; &amp; [.S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T13]);[.S47];[.S47] &amp; IF([.T13]=&quot;|&quot;; &quot;&lt;regel-oder&gt; | &lt;/regel-oder&gt;&quot; ;    IF(AND(CODE([.T13]) &gt;= 65; CODE([.T13]) &lt;= 90)  ; &quot;&lt;grammatik-nts&gt;&quot; &amp; [.T13] &amp; &quot;&lt;/grammatik-nts&gt;&quot;   ;   &quot;&lt;grammatik-ts&gt;&quot; &amp; [.T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U13]);[.T47];[.T47] &amp; IF([.U13]=&quot;|&quot;; &quot;&lt;regel-oder&gt; | &lt;/regel-oder&gt;&quot; ;    IF(AND(CODE([.U13]) &gt;= 65; CODE([.U13]) &lt;= 90)  ; &quot;&lt;grammatik-nts&gt;&quot; &amp; [.U13] &amp; &quot;&lt;/grammatik-nts&gt;&quot;   ;   &quot;&lt;grammatik-ts&gt;&quot; &amp; [.U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V13]);[.U47];[.U47] &amp; IF([.V13]=&quot;|&quot;; &quot;&lt;regel-oder&gt; | &lt;/regel-oder&gt;&quot; ;    IF(AND(CODE([.V13]) &gt;= 65; CODE([.V13]) &lt;= 90)  ; &quot;&lt;grammatik-nts&gt;&quot; &amp; [.V13] &amp; &quot;&lt;/grammatik-nts&gt;&quot;   ;   &quot;&lt;grammatik-ts&gt;&quot; &amp; [.V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W13]);[.V47];[.V47] &amp; IF([.W13]=&quot;|&quot;; &quot;&lt;regel-oder&gt; | &lt;/regel-oder&gt;&quot; ;    IF(AND(CODE([.W13]) &gt;= 65; CODE([.W13]) &lt;= 90)  ; &quot;&lt;grammatik-nts&gt;&quot; &amp; [.W13] &amp; &quot;&lt;/grammatik-nts&gt;&quot;   ;   &quot;&lt;grammatik-ts&gt;&quot; &amp; [.W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X13]);[.W47];[.W47] &amp; IF([.X13]=&quot;|&quot;; &quot;&lt;regel-oder&gt; | &lt;/regel-oder&gt;&quot; ;    IF(AND(CODE([.X13]) &gt;= 65; CODE([.X13]) &lt;= 90)  ; &quot;&lt;grammatik-nts&gt;&quot; &amp; [.X13] &amp; &quot;&lt;/grammatik-nts&gt;&quot;   ;   &quot;&lt;grammatik-ts&gt;&quot; &amp; [.X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Y13]);[.X47];[.X47] &amp; IF([.Y13]=&quot;|&quot;; &quot;&lt;regel-oder&gt; | &lt;/regel-oder&gt;&quot; ;    IF(AND(CODE([.Y13]) &gt;= 65; CODE([.Y13]) &lt;= 90)  ; &quot;&lt;grammatik-nts&gt;&quot; &amp; [.Y13] &amp; &quot;&lt;/grammatik-nts&gt;&quot;   ;   &quot;&lt;grammatik-ts&gt;&quot; &amp; [.Y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Z13]);[.Y47];[.Y47] &amp; IF([.Z13]=&quot;|&quot;; &quot;&lt;regel-oder&gt; | &lt;/regel-oder&gt;&quot; ;    IF(AND(CODE([.Z13]) &gt;= 65; CODE([.Z13]) &lt;= 90)  ; &quot;&lt;grammatik-nts&gt;&quot; &amp; [.Z13] &amp; &quot;&lt;/grammatik-nts&gt;&quot;   ;   &quot;&lt;grammatik-ts&gt;&quot; &amp; [.Z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A13]);[.Z47];[.Z47] &amp; IF([.AA13]=&quot;|&quot;; &quot;&lt;regel-oder&gt; | &lt;/regel-oder&gt;&quot; ;    IF(AND(CODE([.AA13]) &gt;= 65; CODE([.AA13]) &lt;= 90)  ; &quot;&lt;grammatik-nts&gt;&quot; &amp; [.AA13] &amp; &quot;&lt;/grammatik-nts&gt;&quot;   ;   &quot;&lt;grammatik-ts&gt;&quot; &amp; [.AA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B13]);[.AA47];[.AA47] &amp; IF([.AB13]=&quot;|&quot;; &quot;&lt;regel-oder&gt; | &lt;/regel-oder&gt;&quot; ;    IF(AND(CODE([.AB13]) &gt;= 65; CODE([.AB13]) &lt;= 90)  ; &quot;&lt;grammatik-nts&gt;&quot; &amp; [.AB13] &amp; &quot;&lt;/grammatik-nts&gt;&quot;   ;   &quot;&lt;grammatik-ts&gt;&quot; &amp; [.AB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C13]);[.AB47];[.AB47] &amp; IF([.AC13]=&quot;|&quot;; &quot;&lt;regel-oder&gt; | &lt;/regel-oder&gt;&quot; ;    IF(AND(CODE([.AC13]) &gt;= 65; CODE([.AC13]) &lt;= 90)  ; &quot;&lt;grammatik-nts&gt;&quot; &amp; [.AC13] &amp; &quot;&lt;/grammatik-nts&gt;&quot;   ;   &quot;&lt;grammatik-ts&gt;&quot; &amp; [.AC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IF(ISBLANK([.AD13]);[.AC47];[.AC47] &amp; IF([.AD13]=&quot;|&quot;; &quot;&lt;regel-oder&gt; | &lt;/regel-oder&gt;&quot; ;    IF(AND(CODE([.AD13]) &gt;= 65; CODE([.AD13]) &lt;= 90)  ; &quot;&lt;grammatik-nts&gt;&quot; &amp; [.AD13] &amp; &quot;&lt;/grammatik-nts&gt;&quot;   ;   &quot;&lt;grammatik-ts&gt;&quot; &amp; [.AD13] &amp; &quot;&lt;/grammatik-ts&gt;&quot;      )))" office:value-type="string" office:string-value="&lt;grammatik-regel&gt;&lt;grammatik-links&gt;&lt;grammatik-nts&gt;&lt;/grammatik-nts&gt;&lt;/grammatik-links&gt;&lt;grammatik-pfeil&gt;&amp;rarr;&lt;/grammatik-pfeil&gt;&lt;grammatik-rechts&gt;" calcext:value-type="string">
            <text:p>&lt;grammatik-regel&gt;&lt;grammatik-links&gt;&lt;grammatik-nts&gt;&lt;/grammatik-nts&gt;&lt;/grammatik-links&gt;&lt;grammatik-pfeil&gt;&amp;rarr;&lt;/grammatik-pfeil&gt;&lt;grammatik-rechts&gt;</text:p>
          </table:table-cell>
          <table:table-cell table:formula="of:=CONCATENATE([.AD47];&quot;&lt;/grammatik-rechts&gt;&lt;/grammatik-regel&gt;&lt;br /&gt;&quot; &amp; CHAR(13))" office:value-type="string" office:string-value="&lt;grammatik-regel&gt;&lt;grammatik-links&gt;&lt;grammatik-nts&gt;&lt;/grammatik-nts&gt;&lt;/grammatik-links&gt;&lt;grammatik-pfeil&gt;&amp;rarr;&lt;/grammatik-pfeil&gt;&lt;grammatik-rechts&gt;&lt;/grammatik-rechts&gt;&lt;/grammatik-regel&gt;&lt;br /&gt;&#13;" calcext:value-type="string">
            <text:p>&lt;grammatik-regel&gt;&lt;grammatik-links&gt;&lt;grammatik-nts&gt;&lt;/grammatik-nts&gt;&lt;/grammatik-links&gt;&lt;grammatik-pfeil&gt;&amp;rarr;&lt;/grammatik-pfeil&gt;&lt;grammatik-rech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4];&quot;&lt;/grammatik-nts&gt;&lt;/grammatik-links&gt;&lt;grammatik-pfeil&gt;&amp;rarr;&lt;/grammatik-pfeil&gt;&lt;grammatik-rechts&gt;&quot;)" office:value-type="string" office:string-value="&lt;grammatik-regel&gt;&lt;grammatik-links&gt;&lt;grammatik-nts&gt;C&lt;/grammatik-nts&gt;&lt;/grammatik-links&gt;&lt;grammatik-pfeil&gt;&amp;rarr;&lt;/grammatik-pfeil&gt;&lt;grammatik-rechts&gt;" calcext:value-type="string">
            <text:p>&lt;grammatik-regel&gt;&lt;grammatik-links&gt;&lt;grammatik-nts&gt;C&lt;/grammatik-nts&gt;&lt;/grammatik-links&gt;&lt;grammatik-pfeil&gt;&amp;rarr;&lt;/grammatik-pfeil&gt;&lt;grammatik-rechts&gt;</text:p>
          </table:table-cell>
          <table:table-cell table:formula="of:=IF(ISBLANK([.B14]);[.A48];[.A48] &amp; IF([.B14]=&quot;|&quot;;&quot;|&quot;;    IF(AND(CODE([.B14]) &gt;= 65; CODE([.B14]) &lt;= 90)  ; &quot;&lt;grammatik-nts&gt;&quot; &amp; [.B14] &amp; &quot;&lt;/grammatik-nts&gt;&quot;   ;   &quot;&lt;grammatik-ts&gt;&quot; &amp; [.B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</text:p>
          </table:table-cell>
          <table:table-cell table:formula="of:=IF(ISBLANK([.C14]);[.B48];[.B48] &amp; IF([.C14]=&quot;|&quot;; &quot;&lt;regel-oder&gt; | &lt;/regel-oder&gt;&quot; ;    IF(AND(CODE([.C14]) &gt;= 65; CODE([.C14]) &lt;= 90)  ; &quot;&lt;grammatik-nts&gt;&quot; &amp; [.C14] &amp; &quot;&lt;/grammatik-nts&gt;&quot;   ;   &quot;&lt;grammatik-ts&gt;&quot; &amp; [.C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</text:p>
          </table:table-cell>
          <table:table-cell table:formula="of:=IF(ISBLANK([.D14]);[.C48];[.C48] &amp; IF([.D14]=&quot;|&quot;; &quot;&lt;regel-oder&gt; | &lt;/regel-oder&gt;&quot; ;    IF(AND(CODE([.D14]) &gt;= 65; CODE([.D14]) &lt;= 90)  ; &quot;&lt;grammatik-nts&gt;&quot; &amp; [.D14] &amp; &quot;&lt;/grammatik-nts&gt;&quot;   ;   &quot;&lt;grammatik-ts&gt;&quot; &amp; [.D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</text:p>
          </table:table-cell>
          <table:table-cell table:formula="of:=IF(ISBLANK([.E14]);[.D48];[.D48] &amp; IF([.E14]=&quot;|&quot;; &quot;&lt;regel-oder&gt; | &lt;/regel-oder&gt;&quot; ;    IF(AND(CODE([.E14]) &gt;= 65; CODE([.E14]) &lt;= 90)  ; &quot;&lt;grammatik-nts&gt;&quot; &amp; [.E14] &amp; &quot;&lt;/grammatik-nts&gt;&quot;   ;   &quot;&lt;grammatik-ts&gt;&quot; &amp; [.E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</text:p>
          </table:table-cell>
          <table:table-cell table:formula="of:=IF(ISBLANK([.F14]);[.E48];[.E48] &amp; IF([.F14]=&quot;|&quot;; &quot;&lt;regel-oder&gt; | &lt;/regel-oder&gt;&quot; ;    IF(AND(CODE([.F14]) &gt;= 65; CODE([.F14]) &lt;= 90)  ; &quot;&lt;grammatik-nts&gt;&quot; &amp; [.F14] &amp; &quot;&lt;/grammatik-nts&gt;&quot;   ;   &quot;&lt;grammatik-ts&gt;&quot; &amp; [.F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</text:p>
          </table:table-cell>
          <table:table-cell table:formula="of:=IF(ISBLANK([.G14]);[.F48];[.F48] &amp; IF([.G14]=&quot;|&quot;; &quot;&lt;regel-oder&gt; | &lt;/regel-oder&gt;&quot; ;    IF(AND(CODE([.G14]) &gt;= 65; CODE([.G14]) &lt;= 90)  ; &quot;&lt;grammatik-nts&gt;&quot; &amp; [.G14] &amp; &quot;&lt;/grammatik-nts&gt;&quot;   ;   &quot;&lt;grammatik-ts&gt;&quot; &amp; [.G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</text:p>
          </table:table-cell>
          <table:table-cell table:formula="of:=IF(ISBLANK([.H14]);[.G48];[.G48] &amp; IF([.H14]=&quot;|&quot;; &quot;&lt;regel-oder&gt; | &lt;/regel-oder&gt;&quot; ;    IF(AND(CODE([.H14]) &gt;= 65; CODE([.H14]) &lt;= 90)  ; &quot;&lt;grammatik-nts&gt;&quot; &amp; [.H14] &amp; &quot;&lt;/grammatik-nts&gt;&quot;   ;   &quot;&lt;grammatik-ts&gt;&quot; &amp; [.H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</text:p>
          </table:table-cell>
          <table:table-cell table:formula="of:=IF(ISBLANK([.I14]);[.H48];[.H48] &amp; IF([.I14]=&quot;|&quot;; &quot;&lt;regel-oder&gt; | &lt;/regel-oder&gt;&quot; ;    IF(AND(CODE([.I14]) &gt;= 65; CODE([.I14]) &lt;= 90)  ; &quot;&lt;grammatik-nts&gt;&quot; &amp; [.I14] &amp; &quot;&lt;/grammatik-nts&gt;&quot;   ;   &quot;&lt;grammatik-ts&gt;&quot; &amp; [.I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</text:p>
          </table:table-cell>
          <table:table-cell table:formula="of:=IF(ISBLANK([.J14]);[.I48];[.I48] &amp; IF([.J14]=&quot;|&quot;; &quot;&lt;regel-oder&gt; | &lt;/regel-oder&gt;&quot; ;    IF(AND(CODE([.J14]) &gt;= 65; CODE([.J14]) &lt;= 90)  ; &quot;&lt;grammatik-nts&gt;&quot; &amp; [.J14] &amp; &quot;&lt;/grammatik-nts&gt;&quot;   ;   &quot;&lt;grammatik-ts&gt;&quot; &amp; [.J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K14]);[.J48];[.J48] &amp; IF([.K14]=&quot;|&quot;; &quot;&lt;regel-oder&gt; | &lt;/regel-oder&gt;&quot; ;    IF(AND(CODE([.K14]) &gt;= 65; CODE([.K14]) &lt;= 90)  ; &quot;&lt;grammatik-nts&gt;&quot; &amp; [.K14] &amp; &quot;&lt;/grammatik-nts&gt;&quot;   ;   &quot;&lt;grammatik-ts&gt;&quot; &amp; [.K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L14]);[.K48];[.K48] &amp; IF([.L14]=&quot;|&quot;; &quot;&lt;regel-oder&gt; | &lt;/regel-oder&gt;&quot; ;    IF(AND(CODE([.L14]) &gt;= 65; CODE([.L14]) &lt;= 90)  ; &quot;&lt;grammatik-nts&gt;&quot; &amp; [.L14] &amp; &quot;&lt;/grammatik-nts&gt;&quot;   ;   &quot;&lt;grammatik-ts&gt;&quot; &amp; [.L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M14]);[.L48];[.L48] &amp; IF([.M14]=&quot;|&quot;; &quot;&lt;regel-oder&gt; | &lt;/regel-oder&gt;&quot; ;    IF(AND(CODE([.M14]) &gt;= 65; CODE([.M14]) &lt;= 90)  ; &quot;&lt;grammatik-nts&gt;&quot; &amp; [.M14] &amp; &quot;&lt;/grammatik-nts&gt;&quot;   ;   &quot;&lt;grammatik-ts&gt;&quot; &amp; [.M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</text:p>
          </table:table-cell>
          <table:table-cell table:formula="of:=IF(ISBLANK([.N14]);[.M48];[.M48] &amp; IF([.N14]=&quot;|&quot;; &quot;&lt;regel-oder&gt; | &lt;/regel-oder&gt;&quot; ;    IF(AND(CODE([.N14]) &gt;= 65; CODE([.N14]) &lt;= 90)  ; &quot;&lt;grammatik-nts&gt;&quot; &amp; [.N14] &amp; &quot;&lt;/grammatik-nts&gt;&quot;   ;   &quot;&lt;grammatik-ts&gt;&quot; &amp; [.N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O14]);[.N48];[.N48] &amp; IF([.O14]=&quot;|&quot;; &quot;&lt;regel-oder&gt; | &lt;/regel-oder&gt;&quot; ;    IF(AND(CODE([.O14]) &gt;= 65; CODE([.O14]) &lt;= 90)  ; &quot;&lt;grammatik-nts&gt;&quot; &amp; [.O14] &amp; &quot;&lt;/grammatik-nts&gt;&quot;   ;   &quot;&lt;grammatik-ts&gt;&quot; &amp; [.O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</text:p>
          </table:table-cell>
          <table:table-cell table:formula="of:=IF(ISBLANK([.P14]);[.O48];[.O48] &amp; IF([.P14]=&quot;|&quot;; &quot;&lt;regel-oder&gt; | &lt;/regel-oder&gt;&quot; ;    IF(AND(CODE([.P14]) &gt;= 65; CODE([.P14]) &lt;= 90)  ; &quot;&lt;grammatik-nts&gt;&quot; &amp; [.P14] &amp; &quot;&lt;/grammatik-nts&gt;&quot;   ;   &quot;&lt;grammatik-ts&gt;&quot; &amp; [.P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</text:p>
          </table:table-cell>
          <table:table-cell table:formula="of:=IF(ISBLANK([.Q14]);[.P48];[.P48] &amp; IF([.Q14]=&quot;|&quot;; &quot;&lt;regel-oder&gt; | &lt;/regel-oder&gt;&quot; ;    IF(AND(CODE([.Q14]) &gt;= 65; CODE([.Q14]) &lt;= 90)  ; &quot;&lt;grammatik-nts&gt;&quot; &amp; [.Q14] &amp; &quot;&lt;/grammatik-nts&gt;&quot;   ;   &quot;&lt;grammatik-ts&gt;&quot; &amp; [.Q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</text:p>
          </table:table-cell>
          <table:table-cell table:formula="of:=IF(ISBLANK([.R14]);[.Q48];[.Q48] &amp; IF([.R14]=&quot;|&quot;; &quot;&lt;regel-oder&gt; | &lt;/regel-oder&gt;&quot; ;    IF(AND(CODE([.R14]) &gt;= 65; CODE([.R14]) &lt;= 90)  ; &quot;&lt;grammatik-nts&gt;&quot; &amp; [.R14] &amp; &quot;&lt;/grammatik-nts&gt;&quot;   ;   &quot;&lt;grammatik-ts&gt;&quot; &amp; [.R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</text:p>
          </table:table-cell>
          <table:table-cell table:formula="of:=IF(ISBLANK([.S14]);[.R48];[.R48] &amp; IF([.S14]=&quot;|&quot;; &quot;&lt;regel-oder&gt; | &lt;/regel-oder&gt;&quot; ;    IF(AND(CODE([.S14]) &gt;= 65; CODE([.S14]) &lt;= 90)  ; &quot;&lt;grammatik-nts&gt;&quot; &amp; [.S14] &amp; &quot;&lt;/grammatik-nts&gt;&quot;   ;   &quot;&lt;grammatik-ts&gt;&quot; &amp; [.S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T14]);[.S48];[.S48] &amp; IF([.T14]=&quot;|&quot;; &quot;&lt;regel-oder&gt; | &lt;/regel-oder&gt;&quot; ;    IF(AND(CODE([.T14]) &gt;= 65; CODE([.T14]) &lt;= 90)  ; &quot;&lt;grammatik-nts&gt;&quot; &amp; [.T14] &amp; &quot;&lt;/grammatik-nts&gt;&quot;   ;   &quot;&lt;grammatik-ts&gt;&quot; &amp; [.T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</text:p>
          </table:table-cell>
          <table:table-cell table:formula="of:=IF(ISBLANK([.U14]);[.T48];[.T48] &amp; IF([.U14]=&quot;|&quot;; &quot;&lt;regel-oder&gt; | &lt;/regel-oder&gt;&quot; ;    IF(AND(CODE([.U14]) &gt;= 65; CODE([.U14]) &lt;= 90)  ; &quot;&lt;grammatik-nts&gt;&quot; &amp; [.U14] &amp; &quot;&lt;/grammatik-nts&gt;&quot;   ;   &quot;&lt;grammatik-ts&gt;&quot; &amp; [.U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</text:p>
          </table:table-cell>
          <table:table-cell table:formula="of:=IF(ISBLANK([.V14]);[.U48];[.U48] &amp; IF([.V14]=&quot;|&quot;; &quot;&lt;regel-oder&gt; | &lt;/regel-oder&gt;&quot; ;    IF(AND(CODE([.V14]) &gt;= 65; CODE([.V14]) &lt;= 90)  ; &quot;&lt;grammatik-nts&gt;&quot; &amp; [.V14] &amp; &quot;&lt;/grammatik-nts&gt;&quot;   ;   &quot;&lt;grammatik-ts&gt;&quot; &amp; [.V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W14]);[.V48];[.V48] &amp; IF([.W14]=&quot;|&quot;; &quot;&lt;regel-oder&gt; | &lt;/regel-oder&gt;&quot; ;    IF(AND(CODE([.W14]) &gt;= 65; CODE([.W14]) &lt;= 90)  ; &quot;&lt;grammatik-nts&gt;&quot; &amp; [.W14] &amp; &quot;&lt;/grammatik-nts&gt;&quot;   ;   &quot;&lt;grammatik-ts&gt;&quot; &amp; [.W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X14]);[.W48];[.W48] &amp; IF([.X14]=&quot;|&quot;; &quot;&lt;regel-oder&gt; | &lt;/regel-oder&gt;&quot; ;    IF(AND(CODE([.X14]) &gt;= 65; CODE([.X14]) &lt;= 90)  ; &quot;&lt;grammatik-nts&gt;&quot; &amp; [.X14] &amp; &quot;&lt;/grammatik-nts&gt;&quot;   ;   &quot;&lt;grammatik-ts&gt;&quot; &amp; [.X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Y14]);[.X48];[.X48] &amp; IF([.Y14]=&quot;|&quot;; &quot;&lt;regel-oder&gt; | &lt;/regel-oder&gt;&quot; ;    IF(AND(CODE([.Y14]) &gt;= 65; CODE([.Y14]) &lt;= 90)  ; &quot;&lt;grammatik-nts&gt;&quot; &amp; [.Y14] &amp; &quot;&lt;/grammatik-nts&gt;&quot;   ;   &quot;&lt;grammatik-ts&gt;&quot; &amp; [.Y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Z14]);[.Y48];[.Y48] &amp; IF([.Z14]=&quot;|&quot;; &quot;&lt;regel-oder&gt; | &lt;/regel-oder&gt;&quot; ;    IF(AND(CODE([.Z14]) &gt;= 65; CODE([.Z14]) &lt;= 90)  ; &quot;&lt;grammatik-nts&gt;&quot; &amp; [.Z14] &amp; &quot;&lt;/grammatik-nts&gt;&quot;   ;   &quot;&lt;grammatik-ts&gt;&quot; &amp; [.Z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AA14]);[.Z48];[.Z48] &amp; IF([.AA14]=&quot;|&quot;; &quot;&lt;regel-oder&gt; | &lt;/regel-oder&gt;&quot; ;    IF(AND(CODE([.AA14]) &gt;= 65; CODE([.AA14]) &lt;= 90)  ; &quot;&lt;grammatik-nts&gt;&quot; &amp; [.AA14] &amp; &quot;&lt;/grammatik-nts&gt;&quot;   ;   &quot;&lt;grammatik-ts&gt;&quot; &amp; [.AA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AB14]);[.AA48];[.AA48] &amp; IF([.AB14]=&quot;|&quot;; &quot;&lt;regel-oder&gt; | &lt;/regel-oder&gt;&quot; ;    IF(AND(CODE([.AB14]) &gt;= 65; CODE([.AB14]) &lt;= 90)  ; &quot;&lt;grammatik-nts&gt;&quot; &amp; [.AB14] &amp; &quot;&lt;/grammatik-nts&gt;&quot;   ;   &quot;&lt;grammatik-ts&gt;&quot; &amp; [.AB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AC14]);[.AB48];[.AB48] &amp; IF([.AC14]=&quot;|&quot;; &quot;&lt;regel-oder&gt; | &lt;/regel-oder&gt;&quot; ;    IF(AND(CODE([.AC14]) &gt;= 65; CODE([.AC14]) &lt;= 90)  ; &quot;&lt;grammatik-nts&gt;&quot; &amp; [.AC14] &amp; &quot;&lt;/grammatik-nts&gt;&quot;   ;   &quot;&lt;grammatik-ts&gt;&quot; &amp; [.AC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IF(ISBLANK([.AD14]);[.AC48];[.AC48] &amp; IF([.AD14]=&quot;|&quot;; &quot;&lt;regel-oder&gt; | &lt;/regel-oder&gt;&quot; ;    IF(AND(CODE([.AD14]) &gt;= 65; CODE([.AD14]) &lt;= 90)  ; &quot;&lt;grammatik-nts&gt;&quot; &amp; [.AD14] &amp; &quot;&lt;/grammatik-nts&gt;&quot;   ;   &quot;&lt;grammatik-ts&gt;&quot; &amp; [.AD14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</text:p>
          </table:table-cell>
          <table:table-cell table:formula="of:=CONCATENATE([.AD48];&quot;&lt;/grammatik-rechts&gt;&lt;/grammatik-regel&gt;&lt;br /&gt;&quot; &amp; CHAR(13))" office:value-type="string" office:string-value="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&lt;/grammatik-rechts&gt;&lt;/grammatik-regel&gt;&lt;br /&gt;&#13;" calcext:value-type="string">
            <text:p>&lt;grammatik-regel&gt;&lt;grammatik-links&gt;&lt;grammatik-nts&gt;C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regel-oder&gt; | &lt;/regel-oder&gt;&lt;grammatik-nts&gt;X&lt;/grammatik-nts&gt;&lt;grammatik-nts&gt;H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5];&quot;&lt;/grammatik-nts&gt;&lt;/grammatik-links&gt;&lt;grammatik-pfeil&gt;&amp;rarr;&lt;/grammatik-pfeil&gt;&lt;grammatik-rechts&gt;&quot;)" office:value-type="string" office:string-value="&lt;grammatik-regel&gt;&lt;grammatik-links&gt;&lt;grammatik-nts&gt;D&lt;/grammatik-nts&gt;&lt;/grammatik-links&gt;&lt;grammatik-pfeil&gt;&amp;rarr;&lt;/grammatik-pfeil&gt;&lt;grammatik-rechts&gt;" calcext:value-type="string">
            <text:p>&lt;grammatik-regel&gt;&lt;grammatik-links&gt;&lt;grammatik-nts&gt;D&lt;/grammatik-nts&gt;&lt;/grammatik-links&gt;&lt;grammatik-pfeil&gt;&amp;rarr;&lt;/grammatik-pfeil&gt;&lt;grammatik-rechts&gt;</text:p>
          </table:table-cell>
          <table:table-cell table:formula="of:=IF(ISBLANK([.B15]);[.A49];[.A49] &amp; IF([.B15]=&quot;|&quot;;&quot;|&quot;;    IF(AND(CODE([.B15]) &gt;= 65; CODE([.B15]) &lt;= 90)  ; &quot;&lt;grammatik-nts&gt;&quot; &amp; [.B15] &amp; &quot;&lt;/grammatik-nts&gt;&quot;   ;   &quot;&lt;grammatik-ts&gt;&quot; &amp; [.B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</text:p>
          </table:table-cell>
          <table:table-cell table:formula="of:=IF(ISBLANK([.C15]);[.B49];[.B49] &amp; IF([.C15]=&quot;|&quot;; &quot;&lt;regel-oder&gt; | &lt;/regel-oder&gt;&quot; ;    IF(AND(CODE([.C15]) &gt;= 65; CODE([.C15]) &lt;= 90)  ; &quot;&lt;grammatik-nts&gt;&quot; &amp; [.C15] &amp; &quot;&lt;/grammatik-nts&gt;&quot;   ;   &quot;&lt;grammatik-ts&gt;&quot; &amp; [.C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</text:p>
          </table:table-cell>
          <table:table-cell table:formula="of:=IF(ISBLANK([.D15]);[.C49];[.C49] &amp; IF([.D15]=&quot;|&quot;; &quot;&lt;regel-oder&gt; | &lt;/regel-oder&gt;&quot; ;    IF(AND(CODE([.D15]) &gt;= 65; CODE([.D15]) &lt;= 90)  ; &quot;&lt;grammatik-nts&gt;&quot; &amp; [.D15] &amp; &quot;&lt;/grammatik-nts&gt;&quot;   ;   &quot;&lt;grammatik-ts&gt;&quot; &amp; [.D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</text:p>
          </table:table-cell>
          <table:table-cell table:formula="of:=IF(ISBLANK([.E15]);[.D49];[.D49] &amp; IF([.E15]=&quot;|&quot;; &quot;&lt;regel-oder&gt; | &lt;/regel-oder&gt;&quot; ;    IF(AND(CODE([.E15]) &gt;= 65; CODE([.E15]) &lt;= 90)  ; &quot;&lt;grammatik-nts&gt;&quot; &amp; [.E15] &amp; &quot;&lt;/grammatik-nts&gt;&quot;   ;   &quot;&lt;grammatik-ts&gt;&quot; &amp; [.E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</text:p>
          </table:table-cell>
          <table:table-cell table:formula="of:=IF(ISBLANK([.F15]);[.E49];[.E49] &amp; IF([.F15]=&quot;|&quot;; &quot;&lt;regel-oder&gt; | &lt;/regel-oder&gt;&quot; ;    IF(AND(CODE([.F15]) &gt;= 65; CODE([.F15]) &lt;= 90)  ; &quot;&lt;grammatik-nts&gt;&quot; &amp; [.F15] &amp; &quot;&lt;/grammatik-nts&gt;&quot;   ;   &quot;&lt;grammatik-ts&gt;&quot; &amp; [.F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</text:p>
          </table:table-cell>
          <table:table-cell table:formula="of:=IF(ISBLANK([.G15]);[.F49];[.F49] &amp; IF([.G15]=&quot;|&quot;; &quot;&lt;regel-oder&gt; | &lt;/regel-oder&gt;&quot; ;    IF(AND(CODE([.G15]) &gt;= 65; CODE([.G15]) &lt;= 90)  ; &quot;&lt;grammatik-nts&gt;&quot; &amp; [.G15] &amp; &quot;&lt;/grammatik-nts&gt;&quot;   ;   &quot;&lt;grammatik-ts&gt;&quot; &amp; [.G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</text:p>
          </table:table-cell>
          <table:table-cell table:formula="of:=IF(ISBLANK([.H15]);[.G49];[.G49] &amp; IF([.H15]=&quot;|&quot;; &quot;&lt;regel-oder&gt; | &lt;/regel-oder&gt;&quot; ;    IF(AND(CODE([.H15]) &gt;= 65; CODE([.H15]) &lt;= 90)  ; &quot;&lt;grammatik-nts&gt;&quot; &amp; [.H15] &amp; &quot;&lt;/grammatik-nts&gt;&quot;   ;   &quot;&lt;grammatik-ts&gt;&quot; &amp; [.H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</text:p>
          </table:table-cell>
          <table:table-cell table:formula="of:=IF(ISBLANK([.I15]);[.H49];[.H49] &amp; IF([.I15]=&quot;|&quot;; &quot;&lt;regel-oder&gt; | &lt;/regel-oder&gt;&quot; ;    IF(AND(CODE([.I15]) &gt;= 65; CODE([.I15]) &lt;= 90)  ; &quot;&lt;grammatik-nts&gt;&quot; &amp; [.I15] &amp; &quot;&lt;/grammatik-nts&gt;&quot;   ;   &quot;&lt;grammatik-ts&gt;&quot; &amp; [.I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</text:p>
          </table:table-cell>
          <table:table-cell table:formula="of:=IF(ISBLANK([.J15]);[.I49];[.I49] &amp; IF([.J15]=&quot;|&quot;; &quot;&lt;regel-oder&gt; | &lt;/regel-oder&gt;&quot; ;    IF(AND(CODE([.J15]) &gt;= 65; CODE([.J15]) &lt;= 90)  ; &quot;&lt;grammatik-nts&gt;&quot; &amp; [.J15] &amp; &quot;&lt;/grammatik-nts&gt;&quot;   ;   &quot;&lt;grammatik-ts&gt;&quot; &amp; [.J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K15]);[.J49];[.J49] &amp; IF([.K15]=&quot;|&quot;; &quot;&lt;regel-oder&gt; | &lt;/regel-oder&gt;&quot; ;    IF(AND(CODE([.K15]) &gt;= 65; CODE([.K15]) &lt;= 90)  ; &quot;&lt;grammatik-nts&gt;&quot; &amp; [.K15] &amp; &quot;&lt;/grammatik-nts&gt;&quot;   ;   &quot;&lt;grammatik-ts&gt;&quot; &amp; [.K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L15]);[.K49];[.K49] &amp; IF([.L15]=&quot;|&quot;; &quot;&lt;regel-oder&gt; | &lt;/regel-oder&gt;&quot; ;    IF(AND(CODE([.L15]) &gt;= 65; CODE([.L15]) &lt;= 90)  ; &quot;&lt;grammatik-nts&gt;&quot; &amp; [.L15] &amp; &quot;&lt;/grammatik-nts&gt;&quot;   ;   &quot;&lt;grammatik-ts&gt;&quot; &amp; [.L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M15]);[.L49];[.L49] &amp; IF([.M15]=&quot;|&quot;; &quot;&lt;regel-oder&gt; | &lt;/regel-oder&gt;&quot; ;    IF(AND(CODE([.M15]) &gt;= 65; CODE([.M15]) &lt;= 90)  ; &quot;&lt;grammatik-nts&gt;&quot; &amp; [.M15] &amp; &quot;&lt;/grammatik-nts&gt;&quot;   ;   &quot;&lt;grammatik-ts&gt;&quot; &amp; [.M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</text:p>
          </table:table-cell>
          <table:table-cell table:formula="of:=IF(ISBLANK([.N15]);[.M49];[.M49] &amp; IF([.N15]=&quot;|&quot;; &quot;&lt;regel-oder&gt; | &lt;/regel-oder&gt;&quot; ;    IF(AND(CODE([.N15]) &gt;= 65; CODE([.N15]) &lt;= 90)  ; &quot;&lt;grammatik-nts&gt;&quot; &amp; [.N15] &amp; &quot;&lt;/grammatik-nts&gt;&quot;   ;   &quot;&lt;grammatik-ts&gt;&quot; &amp; [.N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O15]);[.N49];[.N49] &amp; IF([.O15]=&quot;|&quot;; &quot;&lt;regel-oder&gt; | &lt;/regel-oder&gt;&quot; ;    IF(AND(CODE([.O15]) &gt;= 65; CODE([.O15]) &lt;= 90)  ; &quot;&lt;grammatik-nts&gt;&quot; &amp; [.O15] &amp; &quot;&lt;/grammatik-nts&gt;&quot;   ;   &quot;&lt;grammatik-ts&gt;&quot; &amp; [.O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</text:p>
          </table:table-cell>
          <table:table-cell table:formula="of:=IF(ISBLANK([.P15]);[.O49];[.O49] &amp; IF([.P15]=&quot;|&quot;; &quot;&lt;regel-oder&gt; | &lt;/regel-oder&gt;&quot; ;    IF(AND(CODE([.P15]) &gt;= 65; CODE([.P15]) &lt;= 90)  ; &quot;&lt;grammatik-nts&gt;&quot; &amp; [.P15] &amp; &quot;&lt;/grammatik-nts&gt;&quot;   ;   &quot;&lt;grammatik-ts&gt;&quot; &amp; [.P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</text:p>
          </table:table-cell>
          <table:table-cell table:formula="of:=IF(ISBLANK([.Q15]);[.P49];[.P49] &amp; IF([.Q15]=&quot;|&quot;; &quot;&lt;regel-oder&gt; | &lt;/regel-oder&gt;&quot; ;    IF(AND(CODE([.Q15]) &gt;= 65; CODE([.Q15]) &lt;= 90)  ; &quot;&lt;grammatik-nts&gt;&quot; &amp; [.Q15] &amp; &quot;&lt;/grammatik-nts&gt;&quot;   ;   &quot;&lt;grammatik-ts&gt;&quot; &amp; [.Q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</text:p>
          </table:table-cell>
          <table:table-cell table:formula="of:=IF(ISBLANK([.R15]);[.Q49];[.Q49] &amp; IF([.R15]=&quot;|&quot;; &quot;&lt;regel-oder&gt; | &lt;/regel-oder&gt;&quot; ;    IF(AND(CODE([.R15]) &gt;= 65; CODE([.R15]) &lt;= 90)  ; &quot;&lt;grammatik-nts&gt;&quot; &amp; [.R15] &amp; &quot;&lt;/grammatik-nts&gt;&quot;   ;   &quot;&lt;grammatik-ts&gt;&quot; &amp; [.R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</text:p>
          </table:table-cell>
          <table:table-cell table:formula="of:=IF(ISBLANK([.S15]);[.R49];[.R49] &amp; IF([.S15]=&quot;|&quot;; &quot;&lt;regel-oder&gt; | &lt;/regel-oder&gt;&quot; ;    IF(AND(CODE([.S15]) &gt;= 65; CODE([.S15]) &lt;= 90)  ; &quot;&lt;grammatik-nts&gt;&quot; &amp; [.S15] &amp; &quot;&lt;/grammatik-nts&gt;&quot;   ;   &quot;&lt;grammatik-ts&gt;&quot; &amp; [.S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T15]);[.S49];[.S49] &amp; IF([.T15]=&quot;|&quot;; &quot;&lt;regel-oder&gt; | &lt;/regel-oder&gt;&quot; ;    IF(AND(CODE([.T15]) &gt;= 65; CODE([.T15]) &lt;= 90)  ; &quot;&lt;grammatik-nts&gt;&quot; &amp; [.T15] &amp; &quot;&lt;/grammatik-nts&gt;&quot;   ;   &quot;&lt;grammatik-ts&gt;&quot; &amp; [.T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U15]);[.T49];[.T49] &amp; IF([.U15]=&quot;|&quot;; &quot;&lt;regel-oder&gt; | &lt;/regel-oder&gt;&quot; ;    IF(AND(CODE([.U15]) &gt;= 65; CODE([.U15]) &lt;= 90)  ; &quot;&lt;grammatik-nts&gt;&quot; &amp; [.U15] &amp; &quot;&lt;/grammatik-nts&gt;&quot;   ;   &quot;&lt;grammatik-ts&gt;&quot; &amp; [.U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V15]);[.U49];[.U49] &amp; IF([.V15]=&quot;|&quot;; &quot;&lt;regel-oder&gt; | &lt;/regel-oder&gt;&quot; ;    IF(AND(CODE([.V15]) &gt;= 65; CODE([.V15]) &lt;= 90)  ; &quot;&lt;grammatik-nts&gt;&quot; &amp; [.V15] &amp; &quot;&lt;/grammatik-nts&gt;&quot;   ;   &quot;&lt;grammatik-ts&gt;&quot; &amp; [.V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W15]);[.V49];[.V49] &amp; IF([.W15]=&quot;|&quot;; &quot;&lt;regel-oder&gt; | &lt;/regel-oder&gt;&quot; ;    IF(AND(CODE([.W15]) &gt;= 65; CODE([.W15]) &lt;= 90)  ; &quot;&lt;grammatik-nts&gt;&quot; &amp; [.W15] &amp; &quot;&lt;/grammatik-nts&gt;&quot;   ;   &quot;&lt;grammatik-ts&gt;&quot; &amp; [.W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X15]);[.W49];[.W49] &amp; IF([.X15]=&quot;|&quot;; &quot;&lt;regel-oder&gt; | &lt;/regel-oder&gt;&quot; ;    IF(AND(CODE([.X15]) &gt;= 65; CODE([.X15]) &lt;= 90)  ; &quot;&lt;grammatik-nts&gt;&quot; &amp; [.X15] &amp; &quot;&lt;/grammatik-nts&gt;&quot;   ;   &quot;&lt;grammatik-ts&gt;&quot; &amp; [.X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Y15]);[.X49];[.X49] &amp; IF([.Y15]=&quot;|&quot;; &quot;&lt;regel-oder&gt; | &lt;/regel-oder&gt;&quot; ;    IF(AND(CODE([.Y15]) &gt;= 65; CODE([.Y15]) &lt;= 90)  ; &quot;&lt;grammatik-nts&gt;&quot; &amp; [.Y15] &amp; &quot;&lt;/grammatik-nts&gt;&quot;   ;   &quot;&lt;grammatik-ts&gt;&quot; &amp; [.Y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Z15]);[.Y49];[.Y49] &amp; IF([.Z15]=&quot;|&quot;; &quot;&lt;regel-oder&gt; | &lt;/regel-oder&gt;&quot; ;    IF(AND(CODE([.Z15]) &gt;= 65; CODE([.Z15]) &lt;= 90)  ; &quot;&lt;grammatik-nts&gt;&quot; &amp; [.Z15] &amp; &quot;&lt;/grammatik-nts&gt;&quot;   ;   &quot;&lt;grammatik-ts&gt;&quot; &amp; [.Z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A15]);[.Z49];[.Z49] &amp; IF([.AA15]=&quot;|&quot;; &quot;&lt;regel-oder&gt; | &lt;/regel-oder&gt;&quot; ;    IF(AND(CODE([.AA15]) &gt;= 65; CODE([.AA15]) &lt;= 90)  ; &quot;&lt;grammatik-nts&gt;&quot; &amp; [.AA15] &amp; &quot;&lt;/grammatik-nts&gt;&quot;   ;   &quot;&lt;grammatik-ts&gt;&quot; &amp; [.AA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B15]);[.AA49];[.AA49] &amp; IF([.AB15]=&quot;|&quot;; &quot;&lt;regel-oder&gt; | &lt;/regel-oder&gt;&quot; ;    IF(AND(CODE([.AB15]) &gt;= 65; CODE([.AB15]) &lt;= 90)  ; &quot;&lt;grammatik-nts&gt;&quot; &amp; [.AB15] &amp; &quot;&lt;/grammatik-nts&gt;&quot;   ;   &quot;&lt;grammatik-ts&gt;&quot; &amp; [.AB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C15]);[.AB49];[.AB49] &amp; IF([.AC15]=&quot;|&quot;; &quot;&lt;regel-oder&gt; | &lt;/regel-oder&gt;&quot; ;    IF(AND(CODE([.AC15]) &gt;= 65; CODE([.AC15]) &lt;= 90)  ; &quot;&lt;grammatik-nts&gt;&quot; &amp; [.AC15] &amp; &quot;&lt;/grammatik-nts&gt;&quot;   ;   &quot;&lt;grammatik-ts&gt;&quot; &amp; [.AC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IF(ISBLANK([.AD15]);[.AC49];[.AC49] &amp; IF([.AD15]=&quot;|&quot;; &quot;&lt;regel-oder&gt; | &lt;/regel-oder&gt;&quot; ;    IF(AND(CODE([.AD15]) &gt;= 65; CODE([.AD15]) &lt;= 90)  ; &quot;&lt;grammatik-nts&gt;&quot; &amp; [.AD15] &amp; &quot;&lt;/grammatik-nts&gt;&quot;   ;   &quot;&lt;grammatik-ts&gt;&quot; &amp; [.AD15] &amp; &quot;&lt;/grammatik-ts&gt;&quot;      )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</text:p>
          </table:table-cell>
          <table:table-cell table:formula="of:=CONCATENATE([.AD49];&quot;&lt;/grammatik-rechts&gt;&lt;/grammatik-regel&gt;&lt;br /&gt;&quot; &amp; CHAR(13))" office:value-type="string" office:string-value="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/grammatik-rechts&gt;&lt;/grammatik-regel&gt;&lt;br /&gt;&#13;" calcext:value-type="string">
            <text:p>&lt;grammatik-regel&gt;&lt;grammatik-links&gt;&lt;grammatik-nts&gt;D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regel-oder&gt; | &lt;/regel-oder&gt;&lt;grammatik-ts&gt;d&lt;/grammatik-ts&gt;&lt;regel-oder&gt; | &lt;/regel-oder&gt;&lt;grammatik-nts&gt;C&lt;/grammatik-nts&gt;&lt;grammatik-nts&gt;C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6];&quot;&lt;/grammatik-nts&gt;&lt;/grammatik-links&gt;&lt;grammatik-pfeil&gt;&amp;rarr;&lt;/grammatik-pfeil&gt;&lt;grammatik-rechts&gt;&quot;)" office:value-type="string" office:string-value="&lt;grammatik-regel&gt;&lt;grammatik-links&gt;&lt;grammatik-nts&gt;S&lt;/grammatik-nts&gt;&lt;/grammatik-links&gt;&lt;grammatik-pfeil&gt;&amp;rarr;&lt;/grammatik-pfeil&gt;&lt;grammatik-rechts&gt;" calcext:value-type="string">
            <text:p>&lt;grammatik-regel&gt;&lt;grammatik-links&gt;&lt;grammatik-nts&gt;S&lt;/grammatik-nts&gt;&lt;/grammatik-links&gt;&lt;grammatik-pfeil&gt;&amp;rarr;&lt;/grammatik-pfeil&gt;&lt;grammatik-rechts&gt;</text:p>
          </table:table-cell>
          <table:table-cell table:formula="of:=IF(ISBLANK([.B16]);[.A50];[.A50] &amp; IF([.B16]=&quot;|&quot;;&quot;|&quot;;    IF(AND(CODE([.B16]) &gt;= 65; CODE([.B16]) &lt;= 90)  ; &quot;&lt;grammatik-nts&gt;&quot; &amp; [.B16] &amp; &quot;&lt;/grammatik-nts&gt;&quot;   ;   &quot;&lt;grammatik-ts&gt;&quot; &amp; [.B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</text:p>
          </table:table-cell>
          <table:table-cell table:formula="of:=IF(ISBLANK([.C16]);[.B50];[.B50] &amp; IF([.C16]=&quot;|&quot;; &quot;&lt;regel-oder&gt; | &lt;/regel-oder&gt;&quot; ;    IF(AND(CODE([.C16]) &gt;= 65; CODE([.C16]) &lt;= 90)  ; &quot;&lt;grammatik-nts&gt;&quot; &amp; [.C16] &amp; &quot;&lt;/grammatik-nts&gt;&quot;   ;   &quot;&lt;grammatik-ts&gt;&quot; &amp; [.C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</text:p>
          </table:table-cell>
          <table:table-cell table:formula="of:=IF(ISBLANK([.D16]);[.C50];[.C50] &amp; IF([.D16]=&quot;|&quot;; &quot;&lt;regel-oder&gt; | &lt;/regel-oder&gt;&quot; ;    IF(AND(CODE([.D16]) &gt;= 65; CODE([.D16]) &lt;= 90)  ; &quot;&lt;grammatik-nts&gt;&quot; &amp; [.D16] &amp; &quot;&lt;/grammatik-nts&gt;&quot;   ;   &quot;&lt;grammatik-ts&gt;&quot; &amp; [.D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</text:p>
          </table:table-cell>
          <table:table-cell table:formula="of:=IF(ISBLANK([.E16]);[.D50];[.D50] &amp; IF([.E16]=&quot;|&quot;; &quot;&lt;regel-oder&gt; | &lt;/regel-oder&gt;&quot; ;    IF(AND(CODE([.E16]) &gt;= 65; CODE([.E16]) &lt;= 90)  ; &quot;&lt;grammatik-nts&gt;&quot; &amp; [.E16] &amp; &quot;&lt;/grammatik-nts&gt;&quot;   ;   &quot;&lt;grammatik-ts&gt;&quot; &amp; [.E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</text:p>
          </table:table-cell>
          <table:table-cell table:formula="of:=IF(ISBLANK([.F16]);[.E50];[.E50] &amp; IF([.F16]=&quot;|&quot;; &quot;&lt;regel-oder&gt; | &lt;/regel-oder&gt;&quot; ;    IF(AND(CODE([.F16]) &gt;= 65; CODE([.F16]) &lt;= 90)  ; &quot;&lt;grammatik-nts&gt;&quot; &amp; [.F16] &amp; &quot;&lt;/grammatik-nts&gt;&quot;   ;   &quot;&lt;grammatik-ts&gt;&quot; &amp; [.F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</text:p>
          </table:table-cell>
          <table:table-cell table:formula="of:=IF(ISBLANK([.G16]);[.F50];[.F50] &amp; IF([.G16]=&quot;|&quot;; &quot;&lt;regel-oder&gt; | &lt;/regel-oder&gt;&quot; ;    IF(AND(CODE([.G16]) &gt;= 65; CODE([.G16]) &lt;= 90)  ; &quot;&lt;grammatik-nts&gt;&quot; &amp; [.G16] &amp; &quot;&lt;/grammatik-nts&gt;&quot;   ;   &quot;&lt;grammatik-ts&gt;&quot; &amp; [.G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</text:p>
          </table:table-cell>
          <table:table-cell table:formula="of:=IF(ISBLANK([.H16]);[.G50];[.G50] &amp; IF([.H16]=&quot;|&quot;; &quot;&lt;regel-oder&gt; | &lt;/regel-oder&gt;&quot; ;    IF(AND(CODE([.H16]) &gt;= 65; CODE([.H16]) &lt;= 90)  ; &quot;&lt;grammatik-nts&gt;&quot; &amp; [.H16] &amp; &quot;&lt;/grammatik-nts&gt;&quot;   ;   &quot;&lt;grammatik-ts&gt;&quot; &amp; [.H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</text:p>
          </table:table-cell>
          <table:table-cell table:formula="of:=IF(ISBLANK([.I16]);[.H50];[.H50] &amp; IF([.I16]=&quot;|&quot;; &quot;&lt;regel-oder&gt; | &lt;/regel-oder&gt;&quot; ;    IF(AND(CODE([.I16]) &gt;= 65; CODE([.I16]) &lt;= 90)  ; &quot;&lt;grammatik-nts&gt;&quot; &amp; [.I16] &amp; &quot;&lt;/grammatik-nts&gt;&quot;   ;   &quot;&lt;grammatik-ts&gt;&quot; &amp; [.I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</text:p>
          </table:table-cell>
          <table:table-cell table:formula="of:=IF(ISBLANK([.J16]);[.I50];[.I50] &amp; IF([.J16]=&quot;|&quot;; &quot;&lt;regel-oder&gt; | &lt;/regel-oder&gt;&quot; ;    IF(AND(CODE([.J16]) &gt;= 65; CODE([.J16]) &lt;= 90)  ; &quot;&lt;grammatik-nts&gt;&quot; &amp; [.J16] &amp; &quot;&lt;/grammatik-nts&gt;&quot;   ;   &quot;&lt;grammatik-ts&gt;&quot; &amp; [.J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K16]);[.J50];[.J50] &amp; IF([.K16]=&quot;|&quot;; &quot;&lt;regel-oder&gt; | &lt;/regel-oder&gt;&quot; ;    IF(AND(CODE([.K16]) &gt;= 65; CODE([.K16]) &lt;= 90)  ; &quot;&lt;grammatik-nts&gt;&quot; &amp; [.K16] &amp; &quot;&lt;/grammatik-nts&gt;&quot;   ;   &quot;&lt;grammatik-ts&gt;&quot; &amp; [.K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L16]);[.K50];[.K50] &amp; IF([.L16]=&quot;|&quot;; &quot;&lt;regel-oder&gt; | &lt;/regel-oder&gt;&quot; ;    IF(AND(CODE([.L16]) &gt;= 65; CODE([.L16]) &lt;= 90)  ; &quot;&lt;grammatik-nts&gt;&quot; &amp; [.L16] &amp; &quot;&lt;/grammatik-nts&gt;&quot;   ;   &quot;&lt;grammatik-ts&gt;&quot; &amp; [.L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</text:p>
          </table:table-cell>
          <table:table-cell table:formula="of:=IF(ISBLANK([.M16]);[.L50];[.L50] &amp; IF([.M16]=&quot;|&quot;; &quot;&lt;regel-oder&gt; | &lt;/regel-oder&gt;&quot; ;    IF(AND(CODE([.M16]) &gt;= 65; CODE([.M16]) &lt;= 90)  ; &quot;&lt;grammatik-nts&gt;&quot; &amp; [.M16] &amp; &quot;&lt;/grammatik-nts&gt;&quot;   ;   &quot;&lt;grammatik-ts&gt;&quot; &amp; [.M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</text:p>
          </table:table-cell>
          <table:table-cell table:formula="of:=IF(ISBLANK([.N16]);[.M50];[.M50] &amp; IF([.N16]=&quot;|&quot;; &quot;&lt;regel-oder&gt; | &lt;/regel-oder&gt;&quot; ;    IF(AND(CODE([.N16]) &gt;= 65; CODE([.N16]) &lt;= 90)  ; &quot;&lt;grammatik-nts&gt;&quot; &amp; [.N16] &amp; &quot;&lt;/grammatik-nts&gt;&quot;   ;   &quot;&lt;grammatik-ts&gt;&quot; &amp; [.N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O16]);[.N50];[.N50] &amp; IF([.O16]=&quot;|&quot;; &quot;&lt;regel-oder&gt; | &lt;/regel-oder&gt;&quot; ;    IF(AND(CODE([.O16]) &gt;= 65; CODE([.O16]) &lt;= 90)  ; &quot;&lt;grammatik-nts&gt;&quot; &amp; [.O16] &amp; &quot;&lt;/grammatik-nts&gt;&quot;   ;   &quot;&lt;grammatik-ts&gt;&quot; &amp; [.O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P16]);[.O50];[.O50] &amp; IF([.P16]=&quot;|&quot;; &quot;&lt;regel-oder&gt; | &lt;/regel-oder&gt;&quot; ;    IF(AND(CODE([.P16]) &gt;= 65; CODE([.P16]) &lt;= 90)  ; &quot;&lt;grammatik-nts&gt;&quot; &amp; [.P16] &amp; &quot;&lt;/grammatik-nts&gt;&quot;   ;   &quot;&lt;grammatik-ts&gt;&quot; &amp; [.P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Q16]);[.P50];[.P50] &amp; IF([.Q16]=&quot;|&quot;; &quot;&lt;regel-oder&gt; | &lt;/regel-oder&gt;&quot; ;    IF(AND(CODE([.Q16]) &gt;= 65; CODE([.Q16]) &lt;= 90)  ; &quot;&lt;grammatik-nts&gt;&quot; &amp; [.Q16] &amp; &quot;&lt;/grammatik-nts&gt;&quot;   ;   &quot;&lt;grammatik-ts&gt;&quot; &amp; [.Q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R16]);[.Q50];[.Q50] &amp; IF([.R16]=&quot;|&quot;; &quot;&lt;regel-oder&gt; | &lt;/regel-oder&gt;&quot; ;    IF(AND(CODE([.R16]) &gt;= 65; CODE([.R16]) &lt;= 90)  ; &quot;&lt;grammatik-nts&gt;&quot; &amp; [.R16] &amp; &quot;&lt;/grammatik-nts&gt;&quot;   ;   &quot;&lt;grammatik-ts&gt;&quot; &amp; [.R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S16]);[.R50];[.R50] &amp; IF([.S16]=&quot;|&quot;; &quot;&lt;regel-oder&gt; | &lt;/regel-oder&gt;&quot; ;    IF(AND(CODE([.S16]) &gt;= 65; CODE([.S16]) &lt;= 90)  ; &quot;&lt;grammatik-nts&gt;&quot; &amp; [.S16] &amp; &quot;&lt;/grammatik-nts&gt;&quot;   ;   &quot;&lt;grammatik-ts&gt;&quot; &amp; [.S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T16]);[.S50];[.S50] &amp; IF([.T16]=&quot;|&quot;; &quot;&lt;regel-oder&gt; | &lt;/regel-oder&gt;&quot; ;    IF(AND(CODE([.T16]) &gt;= 65; CODE([.T16]) &lt;= 90)  ; &quot;&lt;grammatik-nts&gt;&quot; &amp; [.T16] &amp; &quot;&lt;/grammatik-nts&gt;&quot;   ;   &quot;&lt;grammatik-ts&gt;&quot; &amp; [.T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U16]);[.T50];[.T50] &amp; IF([.U16]=&quot;|&quot;; &quot;&lt;regel-oder&gt; | &lt;/regel-oder&gt;&quot; ;    IF(AND(CODE([.U16]) &gt;= 65; CODE([.U16]) &lt;= 90)  ; &quot;&lt;grammatik-nts&gt;&quot; &amp; [.U16] &amp; &quot;&lt;/grammatik-nts&gt;&quot;   ;   &quot;&lt;grammatik-ts&gt;&quot; &amp; [.U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V16]);[.U50];[.U50] &amp; IF([.V16]=&quot;|&quot;; &quot;&lt;regel-oder&gt; | &lt;/regel-oder&gt;&quot; ;    IF(AND(CODE([.V16]) &gt;= 65; CODE([.V16]) &lt;= 90)  ; &quot;&lt;grammatik-nts&gt;&quot; &amp; [.V16] &amp; &quot;&lt;/grammatik-nts&gt;&quot;   ;   &quot;&lt;grammatik-ts&gt;&quot; &amp; [.V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W16]);[.V50];[.V50] &amp; IF([.W16]=&quot;|&quot;; &quot;&lt;regel-oder&gt; | &lt;/regel-oder&gt;&quot; ;    IF(AND(CODE([.W16]) &gt;= 65; CODE([.W16]) &lt;= 90)  ; &quot;&lt;grammatik-nts&gt;&quot; &amp; [.W16] &amp; &quot;&lt;/grammatik-nts&gt;&quot;   ;   &quot;&lt;grammatik-ts&gt;&quot; &amp; [.W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X16]);[.W50];[.W50] &amp; IF([.X16]=&quot;|&quot;; &quot;&lt;regel-oder&gt; | &lt;/regel-oder&gt;&quot; ;    IF(AND(CODE([.X16]) &gt;= 65; CODE([.X16]) &lt;= 90)  ; &quot;&lt;grammatik-nts&gt;&quot; &amp; [.X16] &amp; &quot;&lt;/grammatik-nts&gt;&quot;   ;   &quot;&lt;grammatik-ts&gt;&quot; &amp; [.X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Y16]);[.X50];[.X50] &amp; IF([.Y16]=&quot;|&quot;; &quot;&lt;regel-oder&gt; | &lt;/regel-oder&gt;&quot; ;    IF(AND(CODE([.Y16]) &gt;= 65; CODE([.Y16]) &lt;= 90)  ; &quot;&lt;grammatik-nts&gt;&quot; &amp; [.Y16] &amp; &quot;&lt;/grammatik-nts&gt;&quot;   ;   &quot;&lt;grammatik-ts&gt;&quot; &amp; [.Y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Z16]);[.Y50];[.Y50] &amp; IF([.Z16]=&quot;|&quot;; &quot;&lt;regel-oder&gt; | &lt;/regel-oder&gt;&quot; ;    IF(AND(CODE([.Z16]) &gt;= 65; CODE([.Z16]) &lt;= 90)  ; &quot;&lt;grammatik-nts&gt;&quot; &amp; [.Z16] &amp; &quot;&lt;/grammatik-nts&gt;&quot;   ;   &quot;&lt;grammatik-ts&gt;&quot; &amp; [.Z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AA16]);[.Z50];[.Z50] &amp; IF([.AA16]=&quot;|&quot;; &quot;&lt;regel-oder&gt; | &lt;/regel-oder&gt;&quot; ;    IF(AND(CODE([.AA16]) &gt;= 65; CODE([.AA16]) &lt;= 90)  ; &quot;&lt;grammatik-nts&gt;&quot; &amp; [.AA16] &amp; &quot;&lt;/grammatik-nts&gt;&quot;   ;   &quot;&lt;grammatik-ts&gt;&quot; &amp; [.AA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AB16]);[.AA50];[.AA50] &amp; IF([.AB16]=&quot;|&quot;; &quot;&lt;regel-oder&gt; | &lt;/regel-oder&gt;&quot; ;    IF(AND(CODE([.AB16]) &gt;= 65; CODE([.AB16]) &lt;= 90)  ; &quot;&lt;grammatik-nts&gt;&quot; &amp; [.AB16] &amp; &quot;&lt;/grammatik-nts&gt;&quot;   ;   &quot;&lt;grammatik-ts&gt;&quot; &amp; [.AB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AC16]);[.AB50];[.AB50] &amp; IF([.AC16]=&quot;|&quot;; &quot;&lt;regel-oder&gt; | &lt;/regel-oder&gt;&quot; ;    IF(AND(CODE([.AC16]) &gt;= 65; CODE([.AC16]) &lt;= 90)  ; &quot;&lt;grammatik-nts&gt;&quot; &amp; [.AC16] &amp; &quot;&lt;/grammatik-nts&gt;&quot;   ;   &quot;&lt;grammatik-ts&gt;&quot; &amp; [.AC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IF(ISBLANK([.AD16]);[.AC50];[.AC50] &amp; IF([.AD16]=&quot;|&quot;; &quot;&lt;regel-oder&gt; | &lt;/regel-oder&gt;&quot; ;    IF(AND(CODE([.AD16]) &gt;= 65; CODE([.AD16]) &lt;= 90)  ; &quot;&lt;grammatik-nts&gt;&quot; &amp; [.AD16] &amp; &quot;&lt;/grammatik-nts&gt;&quot;   ;   &quot;&lt;grammatik-ts&gt;&quot; &amp; [.AD16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</text:p>
          </table:table-cell>
          <table:table-cell table:formula="of:=CONCATENATE([.AD50];&quot;&lt;/grammatik-rechts&gt;&lt;/grammatik-regel&gt;&lt;br /&gt;&quot; &amp; CHAR(13))" office:value-type="string" office:string-value="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/grammatik-rechts&gt;&lt;/grammatik-regel&gt;&lt;br /&gt;&#13;" calcext:value-type="string">
            <text:p>&lt;grammatik-regel&gt;&lt;grammatik-links&gt;&lt;grammatik-nts&gt;S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regel-oder&gt; | &lt;/regel-oder&gt;&lt;grammatik-nts&gt;X&lt;/grammatik-nts&gt;&lt;grammatik-nts&gt;G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7];&quot;&lt;/grammatik-nts&gt;&lt;/grammatik-links&gt;&lt;grammatik-pfeil&gt;&amp;rarr;&lt;/grammatik-pfeil&gt;&lt;grammatik-rechts&gt;&quot;)" office:value-type="string" office:string-value="&lt;grammatik-regel&gt;&lt;grammatik-links&gt;&lt;grammatik-nts&gt;A&lt;/grammatik-nts&gt;&lt;/grammatik-links&gt;&lt;grammatik-pfeil&gt;&amp;rarr;&lt;/grammatik-pfeil&gt;&lt;grammatik-rechts&gt;" calcext:value-type="string">
            <text:p>&lt;grammatik-regel&gt;&lt;grammatik-links&gt;&lt;grammatik-nts&gt;A&lt;/grammatik-nts&gt;&lt;/grammatik-links&gt;&lt;grammatik-pfeil&gt;&amp;rarr;&lt;/grammatik-pfeil&gt;&lt;grammatik-rechts&gt;</text:p>
          </table:table-cell>
          <table:table-cell table:formula="of:=IF(ISBLANK([.B17]);[.A51];[.A51] &amp; IF([.B17]=&quot;|&quot;;&quot;|&quot;;    IF(AND(CODE([.B17]) &gt;= 65; CODE([.B17]) &lt;= 90)  ; &quot;&lt;grammatik-nts&gt;&quot; &amp; [.B17] &amp; &quot;&lt;/grammatik-nts&gt;&quot;   ;   &quot;&lt;grammatik-ts&gt;&quot; &amp; [.B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</text:p>
          </table:table-cell>
          <table:table-cell table:formula="of:=IF(ISBLANK([.C17]);[.B51];[.B51] &amp; IF([.C17]=&quot;|&quot;; &quot;&lt;regel-oder&gt; | &lt;/regel-oder&gt;&quot; ;    IF(AND(CODE([.C17]) &gt;= 65; CODE([.C17]) &lt;= 90)  ; &quot;&lt;grammatik-nts&gt;&quot; &amp; [.C17] &amp; &quot;&lt;/grammatik-nts&gt;&quot;   ;   &quot;&lt;grammatik-ts&gt;&quot; &amp; [.C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</text:p>
          </table:table-cell>
          <table:table-cell table:formula="of:=IF(ISBLANK([.D17]);[.C51];[.C51] &amp; IF([.D17]=&quot;|&quot;; &quot;&lt;regel-oder&gt; | &lt;/regel-oder&gt;&quot; ;    IF(AND(CODE([.D17]) &gt;= 65; CODE([.D17]) &lt;= 90)  ; &quot;&lt;grammatik-nts&gt;&quot; &amp; [.D17] &amp; &quot;&lt;/grammatik-nts&gt;&quot;   ;   &quot;&lt;grammatik-ts&gt;&quot; &amp; [.D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</text:p>
          </table:table-cell>
          <table:table-cell table:formula="of:=IF(ISBLANK([.E17]);[.D51];[.D51] &amp; IF([.E17]=&quot;|&quot;; &quot;&lt;regel-oder&gt; | &lt;/regel-oder&gt;&quot; ;    IF(AND(CODE([.E17]) &gt;= 65; CODE([.E17]) &lt;= 90)  ; &quot;&lt;grammatik-nts&gt;&quot; &amp; [.E17] &amp; &quot;&lt;/grammatik-nts&gt;&quot;   ;   &quot;&lt;grammatik-ts&gt;&quot; &amp; [.E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</text:p>
          </table:table-cell>
          <table:table-cell table:formula="of:=IF(ISBLANK([.F17]);[.E51];[.E51] &amp; IF([.F17]=&quot;|&quot;; &quot;&lt;regel-oder&gt; | &lt;/regel-oder&gt;&quot; ;    IF(AND(CODE([.F17]) &gt;= 65; CODE([.F17]) &lt;= 90)  ; &quot;&lt;grammatik-nts&gt;&quot; &amp; [.F17] &amp; &quot;&lt;/grammatik-nts&gt;&quot;   ;   &quot;&lt;grammatik-ts&gt;&quot; &amp; [.F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</text:p>
          </table:table-cell>
          <table:table-cell table:formula="of:=IF(ISBLANK([.G17]);[.F51];[.F51] &amp; IF([.G17]=&quot;|&quot;; &quot;&lt;regel-oder&gt; | &lt;/regel-oder&gt;&quot; ;    IF(AND(CODE([.G17]) &gt;= 65; CODE([.G17]) &lt;= 90)  ; &quot;&lt;grammatik-nts&gt;&quot; &amp; [.G17] &amp; &quot;&lt;/grammatik-nts&gt;&quot;   ;   &quot;&lt;grammatik-ts&gt;&quot; &amp; [.G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</text:p>
          </table:table-cell>
          <table:table-cell table:formula="of:=IF(ISBLANK([.H17]);[.G51];[.G51] &amp; IF([.H17]=&quot;|&quot;; &quot;&lt;regel-oder&gt; | &lt;/regel-oder&gt;&quot; ;    IF(AND(CODE([.H17]) &gt;= 65; CODE([.H17]) &lt;= 90)  ; &quot;&lt;grammatik-nts&gt;&quot; &amp; [.H17] &amp; &quot;&lt;/grammatik-nts&gt;&quot;   ;   &quot;&lt;grammatik-ts&gt;&quot; &amp; [.H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</text:p>
          </table:table-cell>
          <table:table-cell table:formula="of:=IF(ISBLANK([.I17]);[.H51];[.H51] &amp; IF([.I17]=&quot;|&quot;; &quot;&lt;regel-oder&gt; | &lt;/regel-oder&gt;&quot; ;    IF(AND(CODE([.I17]) &gt;= 65; CODE([.I17]) &lt;= 90)  ; &quot;&lt;grammatik-nts&gt;&quot; &amp; [.I17] &amp; &quot;&lt;/grammatik-nts&gt;&quot;   ;   &quot;&lt;grammatik-ts&gt;&quot; &amp; [.I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</text:p>
          </table:table-cell>
          <table:table-cell table:formula="of:=IF(ISBLANK([.J17]);[.I51];[.I51] &amp; IF([.J17]=&quot;|&quot;; &quot;&lt;regel-oder&gt; | &lt;/regel-oder&gt;&quot; ;    IF(AND(CODE([.J17]) &gt;= 65; CODE([.J17]) &lt;= 90)  ; &quot;&lt;grammatik-nts&gt;&quot; &amp; [.J17] &amp; &quot;&lt;/grammatik-nts&gt;&quot;   ;   &quot;&lt;grammatik-ts&gt;&quot; &amp; [.J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</text:p>
          </table:table-cell>
          <table:table-cell table:formula="of:=IF(ISBLANK([.K17]);[.J51];[.J51] &amp; IF([.K17]=&quot;|&quot;; &quot;&lt;regel-oder&gt; | &lt;/regel-oder&gt;&quot; ;    IF(AND(CODE([.K17]) &gt;= 65; CODE([.K17]) &lt;= 90)  ; &quot;&lt;grammatik-nts&gt;&quot; &amp; [.K17] &amp; &quot;&lt;/grammatik-nts&gt;&quot;   ;   &quot;&lt;grammatik-ts&gt;&quot; &amp; [.K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L17]);[.K51];[.K51] &amp; IF([.L17]=&quot;|&quot;; &quot;&lt;regel-oder&gt; | &lt;/regel-oder&gt;&quot; ;    IF(AND(CODE([.L17]) &gt;= 65; CODE([.L17]) &lt;= 90)  ; &quot;&lt;grammatik-nts&gt;&quot; &amp; [.L17] &amp; &quot;&lt;/grammatik-nts&gt;&quot;   ;   &quot;&lt;grammatik-ts&gt;&quot; &amp; [.L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M17]);[.L51];[.L51] &amp; IF([.M17]=&quot;|&quot;; &quot;&lt;regel-oder&gt; | &lt;/regel-oder&gt;&quot; ;    IF(AND(CODE([.M17]) &gt;= 65; CODE([.M17]) &lt;= 90)  ; &quot;&lt;grammatik-nts&gt;&quot; &amp; [.M17] &amp; &quot;&lt;/grammatik-nts&gt;&quot;   ;   &quot;&lt;grammatik-ts&gt;&quot; &amp; [.M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N17]);[.M51];[.M51] &amp; IF([.N17]=&quot;|&quot;; &quot;&lt;regel-oder&gt; | &lt;/regel-oder&gt;&quot; ;    IF(AND(CODE([.N17]) &gt;= 65; CODE([.N17]) &lt;= 90)  ; &quot;&lt;grammatik-nts&gt;&quot; &amp; [.N17] &amp; &quot;&lt;/grammatik-nts&gt;&quot;   ;   &quot;&lt;grammatik-ts&gt;&quot; &amp; [.N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O17]);[.N51];[.N51] &amp; IF([.O17]=&quot;|&quot;; &quot;&lt;regel-oder&gt; | &lt;/regel-oder&gt;&quot; ;    IF(AND(CODE([.O17]) &gt;= 65; CODE([.O17]) &lt;= 90)  ; &quot;&lt;grammatik-nts&gt;&quot; &amp; [.O17] &amp; &quot;&lt;/grammatik-nts&gt;&quot;   ;   &quot;&lt;grammatik-ts&gt;&quot; &amp; [.O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P17]);[.O51];[.O51] &amp; IF([.P17]=&quot;|&quot;; &quot;&lt;regel-oder&gt; | &lt;/regel-oder&gt;&quot; ;    IF(AND(CODE([.P17]) &gt;= 65; CODE([.P17]) &lt;= 90)  ; &quot;&lt;grammatik-nts&gt;&quot; &amp; [.P17] &amp; &quot;&lt;/grammatik-nts&gt;&quot;   ;   &quot;&lt;grammatik-ts&gt;&quot; &amp; [.P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Q17]);[.P51];[.P51] &amp; IF([.Q17]=&quot;|&quot;; &quot;&lt;regel-oder&gt; | &lt;/regel-oder&gt;&quot; ;    IF(AND(CODE([.Q17]) &gt;= 65; CODE([.Q17]) &lt;= 90)  ; &quot;&lt;grammatik-nts&gt;&quot; &amp; [.Q17] &amp; &quot;&lt;/grammatik-nts&gt;&quot;   ;   &quot;&lt;grammatik-ts&gt;&quot; &amp; [.Q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R17]);[.Q51];[.Q51] &amp; IF([.R17]=&quot;|&quot;; &quot;&lt;regel-oder&gt; | &lt;/regel-oder&gt;&quot; ;    IF(AND(CODE([.R17]) &gt;= 65; CODE([.R17]) &lt;= 90)  ; &quot;&lt;grammatik-nts&gt;&quot; &amp; [.R17] &amp; &quot;&lt;/grammatik-nts&gt;&quot;   ;   &quot;&lt;grammatik-ts&gt;&quot; &amp; [.R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S17]);[.R51];[.R51] &amp; IF([.S17]=&quot;|&quot;; &quot;&lt;regel-oder&gt; | &lt;/regel-oder&gt;&quot; ;    IF(AND(CODE([.S17]) &gt;= 65; CODE([.S17]) &lt;= 90)  ; &quot;&lt;grammatik-nts&gt;&quot; &amp; [.S17] &amp; &quot;&lt;/grammatik-nts&gt;&quot;   ;   &quot;&lt;grammatik-ts&gt;&quot; &amp; [.S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T17]);[.S51];[.S51] &amp; IF([.T17]=&quot;|&quot;; &quot;&lt;regel-oder&gt; | &lt;/regel-oder&gt;&quot; ;    IF(AND(CODE([.T17]) &gt;= 65; CODE([.T17]) &lt;= 90)  ; &quot;&lt;grammatik-nts&gt;&quot; &amp; [.T17] &amp; &quot;&lt;/grammatik-nts&gt;&quot;   ;   &quot;&lt;grammatik-ts&gt;&quot; &amp; [.T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U17]);[.T51];[.T51] &amp; IF([.U17]=&quot;|&quot;; &quot;&lt;regel-oder&gt; | &lt;/regel-oder&gt;&quot; ;    IF(AND(CODE([.U17]) &gt;= 65; CODE([.U17]) &lt;= 90)  ; &quot;&lt;grammatik-nts&gt;&quot; &amp; [.U17] &amp; &quot;&lt;/grammatik-nts&gt;&quot;   ;   &quot;&lt;grammatik-ts&gt;&quot; &amp; [.U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V17]);[.U51];[.U51] &amp; IF([.V17]=&quot;|&quot;; &quot;&lt;regel-oder&gt; | &lt;/regel-oder&gt;&quot; ;    IF(AND(CODE([.V17]) &gt;= 65; CODE([.V17]) &lt;= 90)  ; &quot;&lt;grammatik-nts&gt;&quot; &amp; [.V17] &amp; &quot;&lt;/grammatik-nts&gt;&quot;   ;   &quot;&lt;grammatik-ts&gt;&quot; &amp; [.V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W17]);[.V51];[.V51] &amp; IF([.W17]=&quot;|&quot;; &quot;&lt;regel-oder&gt; | &lt;/regel-oder&gt;&quot; ;    IF(AND(CODE([.W17]) &gt;= 65; CODE([.W17]) &lt;= 90)  ; &quot;&lt;grammatik-nts&gt;&quot; &amp; [.W17] &amp; &quot;&lt;/grammatik-nts&gt;&quot;   ;   &quot;&lt;grammatik-ts&gt;&quot; &amp; [.W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X17]);[.W51];[.W51] &amp; IF([.X17]=&quot;|&quot;; &quot;&lt;regel-oder&gt; | &lt;/regel-oder&gt;&quot; ;    IF(AND(CODE([.X17]) &gt;= 65; CODE([.X17]) &lt;= 90)  ; &quot;&lt;grammatik-nts&gt;&quot; &amp; [.X17] &amp; &quot;&lt;/grammatik-nts&gt;&quot;   ;   &quot;&lt;grammatik-ts&gt;&quot; &amp; [.X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Y17]);[.X51];[.X51] &amp; IF([.Y17]=&quot;|&quot;; &quot;&lt;regel-oder&gt; | &lt;/regel-oder&gt;&quot; ;    IF(AND(CODE([.Y17]) &gt;= 65; CODE([.Y17]) &lt;= 90)  ; &quot;&lt;grammatik-nts&gt;&quot; &amp; [.Y17] &amp; &quot;&lt;/grammatik-nts&gt;&quot;   ;   &quot;&lt;grammatik-ts&gt;&quot; &amp; [.Y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Z17]);[.Y51];[.Y51] &amp; IF([.Z17]=&quot;|&quot;; &quot;&lt;regel-oder&gt; | &lt;/regel-oder&gt;&quot; ;    IF(AND(CODE([.Z17]) &gt;= 65; CODE([.Z17]) &lt;= 90)  ; &quot;&lt;grammatik-nts&gt;&quot; &amp; [.Z17] &amp; &quot;&lt;/grammatik-nts&gt;&quot;   ;   &quot;&lt;grammatik-ts&gt;&quot; &amp; [.Z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A17]);[.Z51];[.Z51] &amp; IF([.AA17]=&quot;|&quot;; &quot;&lt;regel-oder&gt; | &lt;/regel-oder&gt;&quot; ;    IF(AND(CODE([.AA17]) &gt;= 65; CODE([.AA17]) &lt;= 90)  ; &quot;&lt;grammatik-nts&gt;&quot; &amp; [.AA17] &amp; &quot;&lt;/grammatik-nts&gt;&quot;   ;   &quot;&lt;grammatik-ts&gt;&quot; &amp; [.AA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B17]);[.AA51];[.AA51] &amp; IF([.AB17]=&quot;|&quot;; &quot;&lt;regel-oder&gt; | &lt;/regel-oder&gt;&quot; ;    IF(AND(CODE([.AB17]) &gt;= 65; CODE([.AB17]) &lt;= 90)  ; &quot;&lt;grammatik-nts&gt;&quot; &amp; [.AB17] &amp; &quot;&lt;/grammatik-nts&gt;&quot;   ;   &quot;&lt;grammatik-ts&gt;&quot; &amp; [.AB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C17]);[.AB51];[.AB51] &amp; IF([.AC17]=&quot;|&quot;; &quot;&lt;regel-oder&gt; | &lt;/regel-oder&gt;&quot; ;    IF(AND(CODE([.AC17]) &gt;= 65; CODE([.AC17]) &lt;= 90)  ; &quot;&lt;grammatik-nts&gt;&quot; &amp; [.AC17] &amp; &quot;&lt;/grammatik-nts&gt;&quot;   ;   &quot;&lt;grammatik-ts&gt;&quot; &amp; [.AC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IF(ISBLANK([.AD17]);[.AC51];[.AC51] &amp; IF([.AD17]=&quot;|&quot;; &quot;&lt;regel-oder&gt; | &lt;/regel-oder&gt;&quot; ;    IF(AND(CODE([.AD17]) &gt;= 65; CODE([.AD17]) &lt;= 90)  ; &quot;&lt;grammatik-nts&gt;&quot; &amp; [.AD17] &amp; &quot;&lt;/grammatik-nts&gt;&quot;   ;   &quot;&lt;grammatik-ts&gt;&quot; &amp; [.AD17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</text:p>
          </table:table-cell>
          <table:table-cell table:formula="of:=CONCATENATE([.AD51];&quot;&lt;/grammatik-rechts&gt;&lt;/grammatik-regel&gt;&lt;br /&gt;&quot; &amp; CHAR(13))" office:value-type="string" office:string-value="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/grammatik-rechts&gt;&lt;/grammatik-regel&gt;&lt;br /&gt;&#13;" calcext:value-type="string">
            <text:p>&lt;grammatik-regel&gt;&lt;grammatik-links&gt;&lt;grammatik-nts&gt;A&lt;/grammatik-nts&gt;&lt;/grammatik-links&gt;&lt;grammatik-pfeil&gt;&amp;rarr;&lt;/grammatik-pfeil&gt;&lt;grammatik-rechts&gt;&lt;grammatik-nts&gt;X&lt;/grammatik-nts&gt;&lt;grammatik-nts&gt;A&lt;/grammatik-nts&gt;&lt;regel-oder&gt; | &lt;/regel-oder&gt;&lt;grammatik-nts&gt;Y&lt;/grammatik-nts&gt;&lt;grammatik-nts&gt;F&lt;/grammatik-nts&gt;&lt;regel-oder&gt; | &lt;/regel-oder&gt;&lt;grammatik-ts&gt;b&lt;/grammatik-ts&gt;&lt;regel-oder&gt; | &lt;/regel-oder&gt;&lt;grammatik-nts&gt;A&lt;/grammatik-nts&gt;&lt;grammatik-nts&gt;A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8];&quot;&lt;/grammatik-nts&gt;&lt;/grammatik-links&gt;&lt;grammatik-pfeil&gt;&amp;rarr;&lt;/grammatik-pfeil&gt;&lt;grammatik-rechts&gt;&quot;)" office:value-type="string" office:string-value="&lt;grammatik-regel&gt;&lt;grammatik-links&gt;&lt;grammatik-nts&gt;X&lt;/grammatik-nts&gt;&lt;/grammatik-links&gt;&lt;grammatik-pfeil&gt;&amp;rarr;&lt;/grammatik-pfeil&gt;&lt;grammatik-rechts&gt;" calcext:value-type="string">
            <text:p>&lt;grammatik-regel&gt;&lt;grammatik-links&gt;&lt;grammatik-nts&gt;X&lt;/grammatik-nts&gt;&lt;/grammatik-links&gt;&lt;grammatik-pfeil&gt;&amp;rarr;&lt;/grammatik-pfeil&gt;&lt;grammatik-rechts&gt;</text:p>
          </table:table-cell>
          <table:table-cell table:formula="of:=IF(ISBLANK([.B18]);[.A52];[.A52] &amp; IF([.B18]=&quot;|&quot;;&quot;|&quot;;    IF(AND(CODE([.B18]) &gt;= 65; CODE([.B18]) &lt;= 90)  ; &quot;&lt;grammatik-nts&gt;&quot; &amp; [.B18] &amp; &quot;&lt;/grammatik-nts&gt;&quot;   ;   &quot;&lt;grammatik-ts&gt;&quot; &amp; [.B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C18]);[.B52];[.B52] &amp; IF([.C18]=&quot;|&quot;; &quot;&lt;regel-oder&gt; | &lt;/regel-oder&gt;&quot; ;    IF(AND(CODE([.C18]) &gt;= 65; CODE([.C18]) &lt;= 90)  ; &quot;&lt;grammatik-nts&gt;&quot; &amp; [.C18] &amp; &quot;&lt;/grammatik-nts&gt;&quot;   ;   &quot;&lt;grammatik-ts&gt;&quot; &amp; [.C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D18]);[.C52];[.C52] &amp; IF([.D18]=&quot;|&quot;; &quot;&lt;regel-oder&gt; | &lt;/regel-oder&gt;&quot; ;    IF(AND(CODE([.D18]) &gt;= 65; CODE([.D18]) &lt;= 90)  ; &quot;&lt;grammatik-nts&gt;&quot; &amp; [.D18] &amp; &quot;&lt;/grammatik-nts&gt;&quot;   ;   &quot;&lt;grammatik-ts&gt;&quot; &amp; [.D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E18]);[.D52];[.D52] &amp; IF([.E18]=&quot;|&quot;; &quot;&lt;regel-oder&gt; | &lt;/regel-oder&gt;&quot; ;    IF(AND(CODE([.E18]) &gt;= 65; CODE([.E18]) &lt;= 90)  ; &quot;&lt;grammatik-nts&gt;&quot; &amp; [.E18] &amp; &quot;&lt;/grammatik-nts&gt;&quot;   ;   &quot;&lt;grammatik-ts&gt;&quot; &amp; [.E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F18]);[.E52];[.E52] &amp; IF([.F18]=&quot;|&quot;; &quot;&lt;regel-oder&gt; | &lt;/regel-oder&gt;&quot; ;    IF(AND(CODE([.F18]) &gt;= 65; CODE([.F18]) &lt;= 90)  ; &quot;&lt;grammatik-nts&gt;&quot; &amp; [.F18] &amp; &quot;&lt;/grammatik-nts&gt;&quot;   ;   &quot;&lt;grammatik-ts&gt;&quot; &amp; [.F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G18]);[.F52];[.F52] &amp; IF([.G18]=&quot;|&quot;; &quot;&lt;regel-oder&gt; | &lt;/regel-oder&gt;&quot; ;    IF(AND(CODE([.G18]) &gt;= 65; CODE([.G18]) &lt;= 90)  ; &quot;&lt;grammatik-nts&gt;&quot; &amp; [.G18] &amp; &quot;&lt;/grammatik-nts&gt;&quot;   ;   &quot;&lt;grammatik-ts&gt;&quot; &amp; [.G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H18]);[.G52];[.G52] &amp; IF([.H18]=&quot;|&quot;; &quot;&lt;regel-oder&gt; | &lt;/regel-oder&gt;&quot; ;    IF(AND(CODE([.H18]) &gt;= 65; CODE([.H18]) &lt;= 90)  ; &quot;&lt;grammatik-nts&gt;&quot; &amp; [.H18] &amp; &quot;&lt;/grammatik-nts&gt;&quot;   ;   &quot;&lt;grammatik-ts&gt;&quot; &amp; [.H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I18]);[.H52];[.H52] &amp; IF([.I18]=&quot;|&quot;; &quot;&lt;regel-oder&gt; | &lt;/regel-oder&gt;&quot; ;    IF(AND(CODE([.I18]) &gt;= 65; CODE([.I18]) &lt;= 90)  ; &quot;&lt;grammatik-nts&gt;&quot; &amp; [.I18] &amp; &quot;&lt;/grammatik-nts&gt;&quot;   ;   &quot;&lt;grammatik-ts&gt;&quot; &amp; [.I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J18]);[.I52];[.I52] &amp; IF([.J18]=&quot;|&quot;; &quot;&lt;regel-oder&gt; | &lt;/regel-oder&gt;&quot; ;    IF(AND(CODE([.J18]) &gt;= 65; CODE([.J18]) &lt;= 90)  ; &quot;&lt;grammatik-nts&gt;&quot; &amp; [.J18] &amp; &quot;&lt;/grammatik-nts&gt;&quot;   ;   &quot;&lt;grammatik-ts&gt;&quot; &amp; [.J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K18]);[.J52];[.J52] &amp; IF([.K18]=&quot;|&quot;; &quot;&lt;regel-oder&gt; | &lt;/regel-oder&gt;&quot; ;    IF(AND(CODE([.K18]) &gt;= 65; CODE([.K18]) &lt;= 90)  ; &quot;&lt;grammatik-nts&gt;&quot; &amp; [.K18] &amp; &quot;&lt;/grammatik-nts&gt;&quot;   ;   &quot;&lt;grammatik-ts&gt;&quot; &amp; [.K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L18]);[.K52];[.K52] &amp; IF([.L18]=&quot;|&quot;; &quot;&lt;regel-oder&gt; | &lt;/regel-oder&gt;&quot; ;    IF(AND(CODE([.L18]) &gt;= 65; CODE([.L18]) &lt;= 90)  ; &quot;&lt;grammatik-nts&gt;&quot; &amp; [.L18] &amp; &quot;&lt;/grammatik-nts&gt;&quot;   ;   &quot;&lt;grammatik-ts&gt;&quot; &amp; [.L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M18]);[.L52];[.L52] &amp; IF([.M18]=&quot;|&quot;; &quot;&lt;regel-oder&gt; | &lt;/regel-oder&gt;&quot; ;    IF(AND(CODE([.M18]) &gt;= 65; CODE([.M18]) &lt;= 90)  ; &quot;&lt;grammatik-nts&gt;&quot; &amp; [.M18] &amp; &quot;&lt;/grammatik-nts&gt;&quot;   ;   &quot;&lt;grammatik-ts&gt;&quot; &amp; [.M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N18]);[.M52];[.M52] &amp; IF([.N18]=&quot;|&quot;; &quot;&lt;regel-oder&gt; | &lt;/regel-oder&gt;&quot; ;    IF(AND(CODE([.N18]) &gt;= 65; CODE([.N18]) &lt;= 90)  ; &quot;&lt;grammatik-nts&gt;&quot; &amp; [.N18] &amp; &quot;&lt;/grammatik-nts&gt;&quot;   ;   &quot;&lt;grammatik-ts&gt;&quot; &amp; [.N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O18]);[.N52];[.N52] &amp; IF([.O18]=&quot;|&quot;; &quot;&lt;regel-oder&gt; | &lt;/regel-oder&gt;&quot; ;    IF(AND(CODE([.O18]) &gt;= 65; CODE([.O18]) &lt;= 90)  ; &quot;&lt;grammatik-nts&gt;&quot; &amp; [.O18] &amp; &quot;&lt;/grammatik-nts&gt;&quot;   ;   &quot;&lt;grammatik-ts&gt;&quot; &amp; [.O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P18]);[.O52];[.O52] &amp; IF([.P18]=&quot;|&quot;; &quot;&lt;regel-oder&gt; | &lt;/regel-oder&gt;&quot; ;    IF(AND(CODE([.P18]) &gt;= 65; CODE([.P18]) &lt;= 90)  ; &quot;&lt;grammatik-nts&gt;&quot; &amp; [.P18] &amp; &quot;&lt;/grammatik-nts&gt;&quot;   ;   &quot;&lt;grammatik-ts&gt;&quot; &amp; [.P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Q18]);[.P52];[.P52] &amp; IF([.Q18]=&quot;|&quot;; &quot;&lt;regel-oder&gt; | &lt;/regel-oder&gt;&quot; ;    IF(AND(CODE([.Q18]) &gt;= 65; CODE([.Q18]) &lt;= 90)  ; &quot;&lt;grammatik-nts&gt;&quot; &amp; [.Q18] &amp; &quot;&lt;/grammatik-nts&gt;&quot;   ;   &quot;&lt;grammatik-ts&gt;&quot; &amp; [.Q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R18]);[.Q52];[.Q52] &amp; IF([.R18]=&quot;|&quot;; &quot;&lt;regel-oder&gt; | &lt;/regel-oder&gt;&quot; ;    IF(AND(CODE([.R18]) &gt;= 65; CODE([.R18]) &lt;= 90)  ; &quot;&lt;grammatik-nts&gt;&quot; &amp; [.R18] &amp; &quot;&lt;/grammatik-nts&gt;&quot;   ;   &quot;&lt;grammatik-ts&gt;&quot; &amp; [.R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S18]);[.R52];[.R52] &amp; IF([.S18]=&quot;|&quot;; &quot;&lt;regel-oder&gt; | &lt;/regel-oder&gt;&quot; ;    IF(AND(CODE([.S18]) &gt;= 65; CODE([.S18]) &lt;= 90)  ; &quot;&lt;grammatik-nts&gt;&quot; &amp; [.S18] &amp; &quot;&lt;/grammatik-nts&gt;&quot;   ;   &quot;&lt;grammatik-ts&gt;&quot; &amp; [.S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T18]);[.S52];[.S52] &amp; IF([.T18]=&quot;|&quot;; &quot;&lt;regel-oder&gt; | &lt;/regel-oder&gt;&quot; ;    IF(AND(CODE([.T18]) &gt;= 65; CODE([.T18]) &lt;= 90)  ; &quot;&lt;grammatik-nts&gt;&quot; &amp; [.T18] &amp; &quot;&lt;/grammatik-nts&gt;&quot;   ;   &quot;&lt;grammatik-ts&gt;&quot; &amp; [.T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U18]);[.T52];[.T52] &amp; IF([.U18]=&quot;|&quot;; &quot;&lt;regel-oder&gt; | &lt;/regel-oder&gt;&quot; ;    IF(AND(CODE([.U18]) &gt;= 65; CODE([.U18]) &lt;= 90)  ; &quot;&lt;grammatik-nts&gt;&quot; &amp; [.U18] &amp; &quot;&lt;/grammatik-nts&gt;&quot;   ;   &quot;&lt;grammatik-ts&gt;&quot; &amp; [.U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V18]);[.U52];[.U52] &amp; IF([.V18]=&quot;|&quot;; &quot;&lt;regel-oder&gt; | &lt;/regel-oder&gt;&quot; ;    IF(AND(CODE([.V18]) &gt;= 65; CODE([.V18]) &lt;= 90)  ; &quot;&lt;grammatik-nts&gt;&quot; &amp; [.V18] &amp; &quot;&lt;/grammatik-nts&gt;&quot;   ;   &quot;&lt;grammatik-ts&gt;&quot; &amp; [.V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W18]);[.V52];[.V52] &amp; IF([.W18]=&quot;|&quot;; &quot;&lt;regel-oder&gt; | &lt;/regel-oder&gt;&quot; ;    IF(AND(CODE([.W18]) &gt;= 65; CODE([.W18]) &lt;= 90)  ; &quot;&lt;grammatik-nts&gt;&quot; &amp; [.W18] &amp; &quot;&lt;/grammatik-nts&gt;&quot;   ;   &quot;&lt;grammatik-ts&gt;&quot; &amp; [.W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X18]);[.W52];[.W52] &amp; IF([.X18]=&quot;|&quot;; &quot;&lt;regel-oder&gt; | &lt;/regel-oder&gt;&quot; ;    IF(AND(CODE([.X18]) &gt;= 65; CODE([.X18]) &lt;= 90)  ; &quot;&lt;grammatik-nts&gt;&quot; &amp; [.X18] &amp; &quot;&lt;/grammatik-nts&gt;&quot;   ;   &quot;&lt;grammatik-ts&gt;&quot; &amp; [.X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Y18]);[.X52];[.X52] &amp; IF([.Y18]=&quot;|&quot;; &quot;&lt;regel-oder&gt; | &lt;/regel-oder&gt;&quot; ;    IF(AND(CODE([.Y18]) &gt;= 65; CODE([.Y18]) &lt;= 90)  ; &quot;&lt;grammatik-nts&gt;&quot; &amp; [.Y18] &amp; &quot;&lt;/grammatik-nts&gt;&quot;   ;   &quot;&lt;grammatik-ts&gt;&quot; &amp; [.Y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Z18]);[.Y52];[.Y52] &amp; IF([.Z18]=&quot;|&quot;; &quot;&lt;regel-oder&gt; | &lt;/regel-oder&gt;&quot; ;    IF(AND(CODE([.Z18]) &gt;= 65; CODE([.Z18]) &lt;= 90)  ; &quot;&lt;grammatik-nts&gt;&quot; &amp; [.Z18] &amp; &quot;&lt;/grammatik-nts&gt;&quot;   ;   &quot;&lt;grammatik-ts&gt;&quot; &amp; [.Z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AA18]);[.Z52];[.Z52] &amp; IF([.AA18]=&quot;|&quot;; &quot;&lt;regel-oder&gt; | &lt;/regel-oder&gt;&quot; ;    IF(AND(CODE([.AA18]) &gt;= 65; CODE([.AA18]) &lt;= 90)  ; &quot;&lt;grammatik-nts&gt;&quot; &amp; [.AA18] &amp; &quot;&lt;/grammatik-nts&gt;&quot;   ;   &quot;&lt;grammatik-ts&gt;&quot; &amp; [.AA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AB18]);[.AA52];[.AA52] &amp; IF([.AB18]=&quot;|&quot;; &quot;&lt;regel-oder&gt; | &lt;/regel-oder&gt;&quot; ;    IF(AND(CODE([.AB18]) &gt;= 65; CODE([.AB18]) &lt;= 90)  ; &quot;&lt;grammatik-nts&gt;&quot; &amp; [.AB18] &amp; &quot;&lt;/grammatik-nts&gt;&quot;   ;   &quot;&lt;grammatik-ts&gt;&quot; &amp; [.AB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AC18]);[.AB52];[.AB52] &amp; IF([.AC18]=&quot;|&quot;; &quot;&lt;regel-oder&gt; | &lt;/regel-oder&gt;&quot; ;    IF(AND(CODE([.AC18]) &gt;= 65; CODE([.AC18]) &lt;= 90)  ; &quot;&lt;grammatik-nts&gt;&quot; &amp; [.AC18] &amp; &quot;&lt;/grammatik-nts&gt;&quot;   ;   &quot;&lt;grammatik-ts&gt;&quot; &amp; [.AC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IF(ISBLANK([.AD18]);[.AC52];[.AC52] &amp; IF([.AD18]=&quot;|&quot;; &quot;&lt;regel-oder&gt; | &lt;/regel-oder&gt;&quot; ;    IF(AND(CODE([.AD18]) &gt;= 65; CODE([.AD18]) &lt;= 90)  ; &quot;&lt;grammatik-nts&gt;&quot; &amp; [.AD18] &amp; &quot;&lt;/grammatik-nts&gt;&quot;   ;   &quot;&lt;grammatik-ts&gt;&quot; &amp; [.AD18] &amp; &quot;&lt;/grammatik-ts&gt;&quot;      )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</text:p>
          </table:table-cell>
          <table:table-cell table:formula="of:=CONCATENATE([.AD52];&quot;&lt;/grammatik-rechts&gt;&lt;/grammatik-regel&gt;&lt;br /&gt;&quot; &amp; CHAR(13))" office:value-type="string" office:string-value="&lt;grammatik-regel&gt;&lt;grammatik-links&gt;&lt;grammatik-nts&gt;X&lt;/grammatik-nts&gt;&lt;/grammatik-links&gt;&lt;grammatik-pfeil&gt;&amp;rarr;&lt;/grammatik-pfeil&gt;&lt;grammatik-rechts&gt;&lt;grammatik-ts&gt;a&lt;/grammatik-ts&gt;&lt;/grammatik-rechts&gt;&lt;/grammatik-regel&gt;&lt;br /&gt;&#13;" calcext:value-type="string">
            <text:p>&lt;grammatik-regel&gt;&lt;grammatik-links&gt;&lt;grammatik-nts&gt;X&lt;/grammatik-nts&gt;&lt;/grammatik-links&gt;&lt;grammatik-pfeil&gt;&amp;rarr;&lt;/grammatik-pfeil&gt;&lt;grammatik-rechts&gt;&lt;grammatik-ts&gt;a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19];&quot;&lt;/grammatik-nts&gt;&lt;/grammatik-links&gt;&lt;grammatik-pfeil&gt;&amp;rarr;&lt;/grammatik-pfeil&gt;&lt;grammatik-rechts&gt;&quot;)" office:value-type="string" office:string-value="&lt;grammatik-regel&gt;&lt;grammatik-links&gt;&lt;grammatik-nts&gt;Y&lt;/grammatik-nts&gt;&lt;/grammatik-links&gt;&lt;grammatik-pfeil&gt;&amp;rarr;&lt;/grammatik-pfeil&gt;&lt;grammatik-rechts&gt;" calcext:value-type="string">
            <text:p>&lt;grammatik-regel&gt;&lt;grammatik-links&gt;&lt;grammatik-nts&gt;Y&lt;/grammatik-nts&gt;&lt;/grammatik-links&gt;&lt;grammatik-pfeil&gt;&amp;rarr;&lt;/grammatik-pfeil&gt;&lt;grammatik-rechts&gt;</text:p>
          </table:table-cell>
          <table:table-cell table:formula="of:=IF(ISBLANK([.B19]);[.A53];[.A53] &amp; IF([.B19]=&quot;|&quot;;&quot;|&quot;;    IF(AND(CODE([.B19]) &gt;= 65; CODE([.B19]) &lt;= 90)  ; &quot;&lt;grammatik-nts&gt;&quot; &amp; [.B19] &amp; &quot;&lt;/grammatik-nts&gt;&quot;   ;   &quot;&lt;grammatik-ts&gt;&quot; &amp; [.B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C19]);[.B53];[.B53] &amp; IF([.C19]=&quot;|&quot;; &quot;&lt;regel-oder&gt; | &lt;/regel-oder&gt;&quot; ;    IF(AND(CODE([.C19]) &gt;= 65; CODE([.C19]) &lt;= 90)  ; &quot;&lt;grammatik-nts&gt;&quot; &amp; [.C19] &amp; &quot;&lt;/grammatik-nts&gt;&quot;   ;   &quot;&lt;grammatik-ts&gt;&quot; &amp; [.C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D19]);[.C53];[.C53] &amp; IF([.D19]=&quot;|&quot;; &quot;&lt;regel-oder&gt; | &lt;/regel-oder&gt;&quot; ;    IF(AND(CODE([.D19]) &gt;= 65; CODE([.D19]) &lt;= 90)  ; &quot;&lt;grammatik-nts&gt;&quot; &amp; [.D19] &amp; &quot;&lt;/grammatik-nts&gt;&quot;   ;   &quot;&lt;grammatik-ts&gt;&quot; &amp; [.D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E19]);[.D53];[.D53] &amp; IF([.E19]=&quot;|&quot;; &quot;&lt;regel-oder&gt; | &lt;/regel-oder&gt;&quot; ;    IF(AND(CODE([.E19]) &gt;= 65; CODE([.E19]) &lt;= 90)  ; &quot;&lt;grammatik-nts&gt;&quot; &amp; [.E19] &amp; &quot;&lt;/grammatik-nts&gt;&quot;   ;   &quot;&lt;grammatik-ts&gt;&quot; &amp; [.E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F19]);[.E53];[.E53] &amp; IF([.F19]=&quot;|&quot;; &quot;&lt;regel-oder&gt; | &lt;/regel-oder&gt;&quot; ;    IF(AND(CODE([.F19]) &gt;= 65; CODE([.F19]) &lt;= 90)  ; &quot;&lt;grammatik-nts&gt;&quot; &amp; [.F19] &amp; &quot;&lt;/grammatik-nts&gt;&quot;   ;   &quot;&lt;grammatik-ts&gt;&quot; &amp; [.F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G19]);[.F53];[.F53] &amp; IF([.G19]=&quot;|&quot;; &quot;&lt;regel-oder&gt; | &lt;/regel-oder&gt;&quot; ;    IF(AND(CODE([.G19]) &gt;= 65; CODE([.G19]) &lt;= 90)  ; &quot;&lt;grammatik-nts&gt;&quot; &amp; [.G19] &amp; &quot;&lt;/grammatik-nts&gt;&quot;   ;   &quot;&lt;grammatik-ts&gt;&quot; &amp; [.G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H19]);[.G53];[.G53] &amp; IF([.H19]=&quot;|&quot;; &quot;&lt;regel-oder&gt; | &lt;/regel-oder&gt;&quot; ;    IF(AND(CODE([.H19]) &gt;= 65; CODE([.H19]) &lt;= 90)  ; &quot;&lt;grammatik-nts&gt;&quot; &amp; [.H19] &amp; &quot;&lt;/grammatik-nts&gt;&quot;   ;   &quot;&lt;grammatik-ts&gt;&quot; &amp; [.H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I19]);[.H53];[.H53] &amp; IF([.I19]=&quot;|&quot;; &quot;&lt;regel-oder&gt; | &lt;/regel-oder&gt;&quot; ;    IF(AND(CODE([.I19]) &gt;= 65; CODE([.I19]) &lt;= 90)  ; &quot;&lt;grammatik-nts&gt;&quot; &amp; [.I19] &amp; &quot;&lt;/grammatik-nts&gt;&quot;   ;   &quot;&lt;grammatik-ts&gt;&quot; &amp; [.I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J19]);[.I53];[.I53] &amp; IF([.J19]=&quot;|&quot;; &quot;&lt;regel-oder&gt; | &lt;/regel-oder&gt;&quot; ;    IF(AND(CODE([.J19]) &gt;= 65; CODE([.J19]) &lt;= 90)  ; &quot;&lt;grammatik-nts&gt;&quot; &amp; [.J19] &amp; &quot;&lt;/grammatik-nts&gt;&quot;   ;   &quot;&lt;grammatik-ts&gt;&quot; &amp; [.J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K19]);[.J53];[.J53] &amp; IF([.K19]=&quot;|&quot;; &quot;&lt;regel-oder&gt; | &lt;/regel-oder&gt;&quot; ;    IF(AND(CODE([.K19]) &gt;= 65; CODE([.K19]) &lt;= 90)  ; &quot;&lt;grammatik-nts&gt;&quot; &amp; [.K19] &amp; &quot;&lt;/grammatik-nts&gt;&quot;   ;   &quot;&lt;grammatik-ts&gt;&quot; &amp; [.K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L19]);[.K53];[.K53] &amp; IF([.L19]=&quot;|&quot;; &quot;&lt;regel-oder&gt; | &lt;/regel-oder&gt;&quot; ;    IF(AND(CODE([.L19]) &gt;= 65; CODE([.L19]) &lt;= 90)  ; &quot;&lt;grammatik-nts&gt;&quot; &amp; [.L19] &amp; &quot;&lt;/grammatik-nts&gt;&quot;   ;   &quot;&lt;grammatik-ts&gt;&quot; &amp; [.L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M19]);[.L53];[.L53] &amp; IF([.M19]=&quot;|&quot;; &quot;&lt;regel-oder&gt; | &lt;/regel-oder&gt;&quot; ;    IF(AND(CODE([.M19]) &gt;= 65; CODE([.M19]) &lt;= 90)  ; &quot;&lt;grammatik-nts&gt;&quot; &amp; [.M19] &amp; &quot;&lt;/grammatik-nts&gt;&quot;   ;   &quot;&lt;grammatik-ts&gt;&quot; &amp; [.M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N19]);[.M53];[.M53] &amp; IF([.N19]=&quot;|&quot;; &quot;&lt;regel-oder&gt; | &lt;/regel-oder&gt;&quot; ;    IF(AND(CODE([.N19]) &gt;= 65; CODE([.N19]) &lt;= 90)  ; &quot;&lt;grammatik-nts&gt;&quot; &amp; [.N19] &amp; &quot;&lt;/grammatik-nts&gt;&quot;   ;   &quot;&lt;grammatik-ts&gt;&quot; &amp; [.N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O19]);[.N53];[.N53] &amp; IF([.O19]=&quot;|&quot;; &quot;&lt;regel-oder&gt; | &lt;/regel-oder&gt;&quot; ;    IF(AND(CODE([.O19]) &gt;= 65; CODE([.O19]) &lt;= 90)  ; &quot;&lt;grammatik-nts&gt;&quot; &amp; [.O19] &amp; &quot;&lt;/grammatik-nts&gt;&quot;   ;   &quot;&lt;grammatik-ts&gt;&quot; &amp; [.O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P19]);[.O53];[.O53] &amp; IF([.P19]=&quot;|&quot;; &quot;&lt;regel-oder&gt; | &lt;/regel-oder&gt;&quot; ;    IF(AND(CODE([.P19]) &gt;= 65; CODE([.P19]) &lt;= 90)  ; &quot;&lt;grammatik-nts&gt;&quot; &amp; [.P19] &amp; &quot;&lt;/grammatik-nts&gt;&quot;   ;   &quot;&lt;grammatik-ts&gt;&quot; &amp; [.P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Q19]);[.P53];[.P53] &amp; IF([.Q19]=&quot;|&quot;; &quot;&lt;regel-oder&gt; | &lt;/regel-oder&gt;&quot; ;    IF(AND(CODE([.Q19]) &gt;= 65; CODE([.Q19]) &lt;= 90)  ; &quot;&lt;grammatik-nts&gt;&quot; &amp; [.Q19] &amp; &quot;&lt;/grammatik-nts&gt;&quot;   ;   &quot;&lt;grammatik-ts&gt;&quot; &amp; [.Q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R19]);[.Q53];[.Q53] &amp; IF([.R19]=&quot;|&quot;; &quot;&lt;regel-oder&gt; | &lt;/regel-oder&gt;&quot; ;    IF(AND(CODE([.R19]) &gt;= 65; CODE([.R19]) &lt;= 90)  ; &quot;&lt;grammatik-nts&gt;&quot; &amp; [.R19] &amp; &quot;&lt;/grammatik-nts&gt;&quot;   ;   &quot;&lt;grammatik-ts&gt;&quot; &amp; [.R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S19]);[.R53];[.R53] &amp; IF([.S19]=&quot;|&quot;; &quot;&lt;regel-oder&gt; | &lt;/regel-oder&gt;&quot; ;    IF(AND(CODE([.S19]) &gt;= 65; CODE([.S19]) &lt;= 90)  ; &quot;&lt;grammatik-nts&gt;&quot; &amp; [.S19] &amp; &quot;&lt;/grammatik-nts&gt;&quot;   ;   &quot;&lt;grammatik-ts&gt;&quot; &amp; [.S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T19]);[.S53];[.S53] &amp; IF([.T19]=&quot;|&quot;; &quot;&lt;regel-oder&gt; | &lt;/regel-oder&gt;&quot; ;    IF(AND(CODE([.T19]) &gt;= 65; CODE([.T19]) &lt;= 90)  ; &quot;&lt;grammatik-nts&gt;&quot; &amp; [.T19] &amp; &quot;&lt;/grammatik-nts&gt;&quot;   ;   &quot;&lt;grammatik-ts&gt;&quot; &amp; [.T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U19]);[.T53];[.T53] &amp; IF([.U19]=&quot;|&quot;; &quot;&lt;regel-oder&gt; | &lt;/regel-oder&gt;&quot; ;    IF(AND(CODE([.U19]) &gt;= 65; CODE([.U19]) &lt;= 90)  ; &quot;&lt;grammatik-nts&gt;&quot; &amp; [.U19] &amp; &quot;&lt;/grammatik-nts&gt;&quot;   ;   &quot;&lt;grammatik-ts&gt;&quot; &amp; [.U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V19]);[.U53];[.U53] &amp; IF([.V19]=&quot;|&quot;; &quot;&lt;regel-oder&gt; | &lt;/regel-oder&gt;&quot; ;    IF(AND(CODE([.V19]) &gt;= 65; CODE([.V19]) &lt;= 90)  ; &quot;&lt;grammatik-nts&gt;&quot; &amp; [.V19] &amp; &quot;&lt;/grammatik-nts&gt;&quot;   ;   &quot;&lt;grammatik-ts&gt;&quot; &amp; [.V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W19]);[.V53];[.V53] &amp; IF([.W19]=&quot;|&quot;; &quot;&lt;regel-oder&gt; | &lt;/regel-oder&gt;&quot; ;    IF(AND(CODE([.W19]) &gt;= 65; CODE([.W19]) &lt;= 90)  ; &quot;&lt;grammatik-nts&gt;&quot; &amp; [.W19] &amp; &quot;&lt;/grammatik-nts&gt;&quot;   ;   &quot;&lt;grammatik-ts&gt;&quot; &amp; [.W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X19]);[.W53];[.W53] &amp; IF([.X19]=&quot;|&quot;; &quot;&lt;regel-oder&gt; | &lt;/regel-oder&gt;&quot; ;    IF(AND(CODE([.X19]) &gt;= 65; CODE([.X19]) &lt;= 90)  ; &quot;&lt;grammatik-nts&gt;&quot; &amp; [.X19] &amp; &quot;&lt;/grammatik-nts&gt;&quot;   ;   &quot;&lt;grammatik-ts&gt;&quot; &amp; [.X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Y19]);[.X53];[.X53] &amp; IF([.Y19]=&quot;|&quot;; &quot;&lt;regel-oder&gt; | &lt;/regel-oder&gt;&quot; ;    IF(AND(CODE([.Y19]) &gt;= 65; CODE([.Y19]) &lt;= 90)  ; &quot;&lt;grammatik-nts&gt;&quot; &amp; [.Y19] &amp; &quot;&lt;/grammatik-nts&gt;&quot;   ;   &quot;&lt;grammatik-ts&gt;&quot; &amp; [.Y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Z19]);[.Y53];[.Y53] &amp; IF([.Z19]=&quot;|&quot;; &quot;&lt;regel-oder&gt; | &lt;/regel-oder&gt;&quot; ;    IF(AND(CODE([.Z19]) &gt;= 65; CODE([.Z19]) &lt;= 90)  ; &quot;&lt;grammatik-nts&gt;&quot; &amp; [.Z19] &amp; &quot;&lt;/grammatik-nts&gt;&quot;   ;   &quot;&lt;grammatik-ts&gt;&quot; &amp; [.Z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AA19]);[.Z53];[.Z53] &amp; IF([.AA19]=&quot;|&quot;; &quot;&lt;regel-oder&gt; | &lt;/regel-oder&gt;&quot; ;    IF(AND(CODE([.AA19]) &gt;= 65; CODE([.AA19]) &lt;= 90)  ; &quot;&lt;grammatik-nts&gt;&quot; &amp; [.AA19] &amp; &quot;&lt;/grammatik-nts&gt;&quot;   ;   &quot;&lt;grammatik-ts&gt;&quot; &amp; [.AA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AB19]);[.AA53];[.AA53] &amp; IF([.AB19]=&quot;|&quot;; &quot;&lt;regel-oder&gt; | &lt;/regel-oder&gt;&quot; ;    IF(AND(CODE([.AB19]) &gt;= 65; CODE([.AB19]) &lt;= 90)  ; &quot;&lt;grammatik-nts&gt;&quot; &amp; [.AB19] &amp; &quot;&lt;/grammatik-nts&gt;&quot;   ;   &quot;&lt;grammatik-ts&gt;&quot; &amp; [.AB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AC19]);[.AB53];[.AB53] &amp; IF([.AC19]=&quot;|&quot;; &quot;&lt;regel-oder&gt; | &lt;/regel-oder&gt;&quot; ;    IF(AND(CODE([.AC19]) &gt;= 65; CODE([.AC19]) &lt;= 90)  ; &quot;&lt;grammatik-nts&gt;&quot; &amp; [.AC19] &amp; &quot;&lt;/grammatik-nts&gt;&quot;   ;   &quot;&lt;grammatik-ts&gt;&quot; &amp; [.AC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IF(ISBLANK([.AD19]);[.AC53];[.AC53] &amp; IF([.AD19]=&quot;|&quot;; &quot;&lt;regel-oder&gt; | &lt;/regel-oder&gt;&quot; ;    IF(AND(CODE([.AD19]) &gt;= 65; CODE([.AD19]) &lt;= 90)  ; &quot;&lt;grammatik-nts&gt;&quot; &amp; [.AD19] &amp; &quot;&lt;/grammatik-nts&gt;&quot;   ;   &quot;&lt;grammatik-ts&gt;&quot; &amp; [.AD19] &amp; &quot;&lt;/grammatik-ts&gt;&quot;      )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</text:p>
          </table:table-cell>
          <table:table-cell table:formula="of:=CONCATENATE([.AD53];&quot;&lt;/grammatik-rechts&gt;&lt;/grammatik-regel&gt;&lt;br /&gt;&quot; &amp; CHAR(13))" office:value-type="string" office:string-value="&lt;grammatik-regel&gt;&lt;grammatik-links&gt;&lt;grammatik-nts&gt;Y&lt;/grammatik-nts&gt;&lt;/grammatik-links&gt;&lt;grammatik-pfeil&gt;&amp;rarr;&lt;/grammatik-pfeil&gt;&lt;grammatik-rechts&gt;&lt;grammatik-ts&gt;b&lt;/grammatik-ts&gt;&lt;/grammatik-rechts&gt;&lt;/grammatik-regel&gt;&lt;br /&gt;&#13;" calcext:value-type="string">
            <text:p>&lt;grammatik-regel&gt;&lt;grammatik-links&gt;&lt;grammatik-nts&gt;Y&lt;/grammatik-nts&gt;&lt;/grammatik-links&gt;&lt;grammatik-pfeil&gt;&amp;rarr;&lt;/grammatik-pfeil&gt;&lt;grammatik-rechts&gt;&lt;grammatik-ts&gt;b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0];&quot;&lt;/grammatik-nts&gt;&lt;/grammatik-links&gt;&lt;grammatik-pfeil&gt;&amp;rarr;&lt;/grammatik-pfeil&gt;&lt;grammatik-rechts&gt;&quot;)" office:value-type="string" office:string-value="&lt;grammatik-regel&gt;&lt;grammatik-links&gt;&lt;grammatik-nts&gt;Z&lt;/grammatik-nts&gt;&lt;/grammatik-links&gt;&lt;grammatik-pfeil&gt;&amp;rarr;&lt;/grammatik-pfeil&gt;&lt;grammatik-rechts&gt;" calcext:value-type="string">
            <text:p>&lt;grammatik-regel&gt;&lt;grammatik-links&gt;&lt;grammatik-nts&gt;Z&lt;/grammatik-nts&gt;&lt;/grammatik-links&gt;&lt;grammatik-pfeil&gt;&amp;rarr;&lt;/grammatik-pfeil&gt;&lt;grammatik-rechts&gt;</text:p>
          </table:table-cell>
          <table:table-cell table:formula="of:=IF(ISBLANK([.B20]);[.A54];[.A54] &amp; IF([.B20]=&quot;|&quot;;&quot;|&quot;;    IF(AND(CODE([.B20]) &gt;= 65; CODE([.B20]) &lt;= 90)  ; &quot;&lt;grammatik-nts&gt;&quot; &amp; [.B20] &amp; &quot;&lt;/grammatik-nts&gt;&quot;   ;   &quot;&lt;grammatik-ts&gt;&quot; &amp; [.B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C20]);[.B54];[.B54] &amp; IF([.C20]=&quot;|&quot;; &quot;&lt;regel-oder&gt; | &lt;/regel-oder&gt;&quot; ;    IF(AND(CODE([.C20]) &gt;= 65; CODE([.C20]) &lt;= 90)  ; &quot;&lt;grammatik-nts&gt;&quot; &amp; [.C20] &amp; &quot;&lt;/grammatik-nts&gt;&quot;   ;   &quot;&lt;grammatik-ts&gt;&quot; &amp; [.C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D20]);[.C54];[.C54] &amp; IF([.D20]=&quot;|&quot;; &quot;&lt;regel-oder&gt; | &lt;/regel-oder&gt;&quot; ;    IF(AND(CODE([.D20]) &gt;= 65; CODE([.D20]) &lt;= 90)  ; &quot;&lt;grammatik-nts&gt;&quot; &amp; [.D20] &amp; &quot;&lt;/grammatik-nts&gt;&quot;   ;   &quot;&lt;grammatik-ts&gt;&quot; &amp; [.D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E20]);[.D54];[.D54] &amp; IF([.E20]=&quot;|&quot;; &quot;&lt;regel-oder&gt; | &lt;/regel-oder&gt;&quot; ;    IF(AND(CODE([.E20]) &gt;= 65; CODE([.E20]) &lt;= 90)  ; &quot;&lt;grammatik-nts&gt;&quot; &amp; [.E20] &amp; &quot;&lt;/grammatik-nts&gt;&quot;   ;   &quot;&lt;grammatik-ts&gt;&quot; &amp; [.E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F20]);[.E54];[.E54] &amp; IF([.F20]=&quot;|&quot;; &quot;&lt;regel-oder&gt; | &lt;/regel-oder&gt;&quot; ;    IF(AND(CODE([.F20]) &gt;= 65; CODE([.F20]) &lt;= 90)  ; &quot;&lt;grammatik-nts&gt;&quot; &amp; [.F20] &amp; &quot;&lt;/grammatik-nts&gt;&quot;   ;   &quot;&lt;grammatik-ts&gt;&quot; &amp; [.F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G20]);[.F54];[.F54] &amp; IF([.G20]=&quot;|&quot;; &quot;&lt;regel-oder&gt; | &lt;/regel-oder&gt;&quot; ;    IF(AND(CODE([.G20]) &gt;= 65; CODE([.G20]) &lt;= 90)  ; &quot;&lt;grammatik-nts&gt;&quot; &amp; [.G20] &amp; &quot;&lt;/grammatik-nts&gt;&quot;   ;   &quot;&lt;grammatik-ts&gt;&quot; &amp; [.G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H20]);[.G54];[.G54] &amp; IF([.H20]=&quot;|&quot;; &quot;&lt;regel-oder&gt; | &lt;/regel-oder&gt;&quot; ;    IF(AND(CODE([.H20]) &gt;= 65; CODE([.H20]) &lt;= 90)  ; &quot;&lt;grammatik-nts&gt;&quot; &amp; [.H20] &amp; &quot;&lt;/grammatik-nts&gt;&quot;   ;   &quot;&lt;grammatik-ts&gt;&quot; &amp; [.H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I20]);[.H54];[.H54] &amp; IF([.I20]=&quot;|&quot;; &quot;&lt;regel-oder&gt; | &lt;/regel-oder&gt;&quot; ;    IF(AND(CODE([.I20]) &gt;= 65; CODE([.I20]) &lt;= 90)  ; &quot;&lt;grammatik-nts&gt;&quot; &amp; [.I20] &amp; &quot;&lt;/grammatik-nts&gt;&quot;   ;   &quot;&lt;grammatik-ts&gt;&quot; &amp; [.I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J20]);[.I54];[.I54] &amp; IF([.J20]=&quot;|&quot;; &quot;&lt;regel-oder&gt; | &lt;/regel-oder&gt;&quot; ;    IF(AND(CODE([.J20]) &gt;= 65; CODE([.J20]) &lt;= 90)  ; &quot;&lt;grammatik-nts&gt;&quot; &amp; [.J20] &amp; &quot;&lt;/grammatik-nts&gt;&quot;   ;   &quot;&lt;grammatik-ts&gt;&quot; &amp; [.J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K20]);[.J54];[.J54] &amp; IF([.K20]=&quot;|&quot;; &quot;&lt;regel-oder&gt; | &lt;/regel-oder&gt;&quot; ;    IF(AND(CODE([.K20]) &gt;= 65; CODE([.K20]) &lt;= 90)  ; &quot;&lt;grammatik-nts&gt;&quot; &amp; [.K20] &amp; &quot;&lt;/grammatik-nts&gt;&quot;   ;   &quot;&lt;grammatik-ts&gt;&quot; &amp; [.K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L20]);[.K54];[.K54] &amp; IF([.L20]=&quot;|&quot;; &quot;&lt;regel-oder&gt; | &lt;/regel-oder&gt;&quot; ;    IF(AND(CODE([.L20]) &gt;= 65; CODE([.L20]) &lt;= 90)  ; &quot;&lt;grammatik-nts&gt;&quot; &amp; [.L20] &amp; &quot;&lt;/grammatik-nts&gt;&quot;   ;   &quot;&lt;grammatik-ts&gt;&quot; &amp; [.L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M20]);[.L54];[.L54] &amp; IF([.M20]=&quot;|&quot;; &quot;&lt;regel-oder&gt; | &lt;/regel-oder&gt;&quot; ;    IF(AND(CODE([.M20]) &gt;= 65; CODE([.M20]) &lt;= 90)  ; &quot;&lt;grammatik-nts&gt;&quot; &amp; [.M20] &amp; &quot;&lt;/grammatik-nts&gt;&quot;   ;   &quot;&lt;grammatik-ts&gt;&quot; &amp; [.M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N20]);[.M54];[.M54] &amp; IF([.N20]=&quot;|&quot;; &quot;&lt;regel-oder&gt; | &lt;/regel-oder&gt;&quot; ;    IF(AND(CODE([.N20]) &gt;= 65; CODE([.N20]) &lt;= 90)  ; &quot;&lt;grammatik-nts&gt;&quot; &amp; [.N20] &amp; &quot;&lt;/grammatik-nts&gt;&quot;   ;   &quot;&lt;grammatik-ts&gt;&quot; &amp; [.N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O20]);[.N54];[.N54] &amp; IF([.O20]=&quot;|&quot;; &quot;&lt;regel-oder&gt; | &lt;/regel-oder&gt;&quot; ;    IF(AND(CODE([.O20]) &gt;= 65; CODE([.O20]) &lt;= 90)  ; &quot;&lt;grammatik-nts&gt;&quot; &amp; [.O20] &amp; &quot;&lt;/grammatik-nts&gt;&quot;   ;   &quot;&lt;grammatik-ts&gt;&quot; &amp; [.O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P20]);[.O54];[.O54] &amp; IF([.P20]=&quot;|&quot;; &quot;&lt;regel-oder&gt; | &lt;/regel-oder&gt;&quot; ;    IF(AND(CODE([.P20]) &gt;= 65; CODE([.P20]) &lt;= 90)  ; &quot;&lt;grammatik-nts&gt;&quot; &amp; [.P20] &amp; &quot;&lt;/grammatik-nts&gt;&quot;   ;   &quot;&lt;grammatik-ts&gt;&quot; &amp; [.P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Q20]);[.P54];[.P54] &amp; IF([.Q20]=&quot;|&quot;; &quot;&lt;regel-oder&gt; | &lt;/regel-oder&gt;&quot; ;    IF(AND(CODE([.Q20]) &gt;= 65; CODE([.Q20]) &lt;= 90)  ; &quot;&lt;grammatik-nts&gt;&quot; &amp; [.Q20] &amp; &quot;&lt;/grammatik-nts&gt;&quot;   ;   &quot;&lt;grammatik-ts&gt;&quot; &amp; [.Q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R20]);[.Q54];[.Q54] &amp; IF([.R20]=&quot;|&quot;; &quot;&lt;regel-oder&gt; | &lt;/regel-oder&gt;&quot; ;    IF(AND(CODE([.R20]) &gt;= 65; CODE([.R20]) &lt;= 90)  ; &quot;&lt;grammatik-nts&gt;&quot; &amp; [.R20] &amp; &quot;&lt;/grammatik-nts&gt;&quot;   ;   &quot;&lt;grammatik-ts&gt;&quot; &amp; [.R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S20]);[.R54];[.R54] &amp; IF([.S20]=&quot;|&quot;; &quot;&lt;regel-oder&gt; | &lt;/regel-oder&gt;&quot; ;    IF(AND(CODE([.S20]) &gt;= 65; CODE([.S20]) &lt;= 90)  ; &quot;&lt;grammatik-nts&gt;&quot; &amp; [.S20] &amp; &quot;&lt;/grammatik-nts&gt;&quot;   ;   &quot;&lt;grammatik-ts&gt;&quot; &amp; [.S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T20]);[.S54];[.S54] &amp; IF([.T20]=&quot;|&quot;; &quot;&lt;regel-oder&gt; | &lt;/regel-oder&gt;&quot; ;    IF(AND(CODE([.T20]) &gt;= 65; CODE([.T20]) &lt;= 90)  ; &quot;&lt;grammatik-nts&gt;&quot; &amp; [.T20] &amp; &quot;&lt;/grammatik-nts&gt;&quot;   ;   &quot;&lt;grammatik-ts&gt;&quot; &amp; [.T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U20]);[.T54];[.T54] &amp; IF([.U20]=&quot;|&quot;; &quot;&lt;regel-oder&gt; | &lt;/regel-oder&gt;&quot; ;    IF(AND(CODE([.U20]) &gt;= 65; CODE([.U20]) &lt;= 90)  ; &quot;&lt;grammatik-nts&gt;&quot; &amp; [.U20] &amp; &quot;&lt;/grammatik-nts&gt;&quot;   ;   &quot;&lt;grammatik-ts&gt;&quot; &amp; [.U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V20]);[.U54];[.U54] &amp; IF([.V20]=&quot;|&quot;; &quot;&lt;regel-oder&gt; | &lt;/regel-oder&gt;&quot; ;    IF(AND(CODE([.V20]) &gt;= 65; CODE([.V20]) &lt;= 90)  ; &quot;&lt;grammatik-nts&gt;&quot; &amp; [.V20] &amp; &quot;&lt;/grammatik-nts&gt;&quot;   ;   &quot;&lt;grammatik-ts&gt;&quot; &amp; [.V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W20]);[.V54];[.V54] &amp; IF([.W20]=&quot;|&quot;; &quot;&lt;regel-oder&gt; | &lt;/regel-oder&gt;&quot; ;    IF(AND(CODE([.W20]) &gt;= 65; CODE([.W20]) &lt;= 90)  ; &quot;&lt;grammatik-nts&gt;&quot; &amp; [.W20] &amp; &quot;&lt;/grammatik-nts&gt;&quot;   ;   &quot;&lt;grammatik-ts&gt;&quot; &amp; [.W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X20]);[.W54];[.W54] &amp; IF([.X20]=&quot;|&quot;; &quot;&lt;regel-oder&gt; | &lt;/regel-oder&gt;&quot; ;    IF(AND(CODE([.X20]) &gt;= 65; CODE([.X20]) &lt;= 90)  ; &quot;&lt;grammatik-nts&gt;&quot; &amp; [.X20] &amp; &quot;&lt;/grammatik-nts&gt;&quot;   ;   &quot;&lt;grammatik-ts&gt;&quot; &amp; [.X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Y20]);[.X54];[.X54] &amp; IF([.Y20]=&quot;|&quot;; &quot;&lt;regel-oder&gt; | &lt;/regel-oder&gt;&quot; ;    IF(AND(CODE([.Y20]) &gt;= 65; CODE([.Y20]) &lt;= 90)  ; &quot;&lt;grammatik-nts&gt;&quot; &amp; [.Y20] &amp; &quot;&lt;/grammatik-nts&gt;&quot;   ;   &quot;&lt;grammatik-ts&gt;&quot; &amp; [.Y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Z20]);[.Y54];[.Y54] &amp; IF([.Z20]=&quot;|&quot;; &quot;&lt;regel-oder&gt; | &lt;/regel-oder&gt;&quot; ;    IF(AND(CODE([.Z20]) &gt;= 65; CODE([.Z20]) &lt;= 90)  ; &quot;&lt;grammatik-nts&gt;&quot; &amp; [.Z20] &amp; &quot;&lt;/grammatik-nts&gt;&quot;   ;   &quot;&lt;grammatik-ts&gt;&quot; &amp; [.Z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AA20]);[.Z54];[.Z54] &amp; IF([.AA20]=&quot;|&quot;; &quot;&lt;regel-oder&gt; | &lt;/regel-oder&gt;&quot; ;    IF(AND(CODE([.AA20]) &gt;= 65; CODE([.AA20]) &lt;= 90)  ; &quot;&lt;grammatik-nts&gt;&quot; &amp; [.AA20] &amp; &quot;&lt;/grammatik-nts&gt;&quot;   ;   &quot;&lt;grammatik-ts&gt;&quot; &amp; [.AA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AB20]);[.AA54];[.AA54] &amp; IF([.AB20]=&quot;|&quot;; &quot;&lt;regel-oder&gt; | &lt;/regel-oder&gt;&quot; ;    IF(AND(CODE([.AB20]) &gt;= 65; CODE([.AB20]) &lt;= 90)  ; &quot;&lt;grammatik-nts&gt;&quot; &amp; [.AB20] &amp; &quot;&lt;/grammatik-nts&gt;&quot;   ;   &quot;&lt;grammatik-ts&gt;&quot; &amp; [.AB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AC20]);[.AB54];[.AB54] &amp; IF([.AC20]=&quot;|&quot;; &quot;&lt;regel-oder&gt; | &lt;/regel-oder&gt;&quot; ;    IF(AND(CODE([.AC20]) &gt;= 65; CODE([.AC20]) &lt;= 90)  ; &quot;&lt;grammatik-nts&gt;&quot; &amp; [.AC20] &amp; &quot;&lt;/grammatik-nts&gt;&quot;   ;   &quot;&lt;grammatik-ts&gt;&quot; &amp; [.AC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IF(ISBLANK([.AD20]);[.AC54];[.AC54] &amp; IF([.AD20]=&quot;|&quot;; &quot;&lt;regel-oder&gt; | &lt;/regel-oder&gt;&quot; ;    IF(AND(CODE([.AD20]) &gt;= 65; CODE([.AD20]) &lt;= 90)  ; &quot;&lt;grammatik-nts&gt;&quot; &amp; [.AD20] &amp; &quot;&lt;/grammatik-nts&gt;&quot;   ;   &quot;&lt;grammatik-ts&gt;&quot; &amp; [.AD20] &amp; &quot;&lt;/grammatik-ts&gt;&quot;      )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</text:p>
          </table:table-cell>
          <table:table-cell table:formula="of:=CONCATENATE([.AD54];&quot;&lt;/grammatik-rechts&gt;&lt;/grammatik-regel&gt;&lt;br /&gt;&quot; &amp; CHAR(13))" office:value-type="string" office:string-value="&lt;grammatik-regel&gt;&lt;grammatik-links&gt;&lt;grammatik-nts&gt;Z&lt;/grammatik-nts&gt;&lt;/grammatik-links&gt;&lt;grammatik-pfeil&gt;&amp;rarr;&lt;/grammatik-pfeil&gt;&lt;grammatik-rechts&gt;&lt;grammatik-ts&gt;d&lt;/grammatik-ts&gt;&lt;/grammatik-rechts&gt;&lt;/grammatik-regel&gt;&lt;br /&gt;&#13;" calcext:value-type="string">
            <text:p>&lt;grammatik-regel&gt;&lt;grammatik-links&gt;&lt;grammatik-nts&gt;Z&lt;/grammatik-nts&gt;&lt;/grammatik-links&gt;&lt;grammatik-pfeil&gt;&amp;rarr;&lt;/grammatik-pfeil&gt;&lt;grammatik-rechts&gt;&lt;grammatik-ts&gt;d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1];&quot;&lt;/grammatik-nts&gt;&lt;/grammatik-links&gt;&lt;grammatik-pfeil&gt;&amp;rarr;&lt;/grammatik-pfeil&gt;&lt;grammatik-rechts&gt;&quot;)" office:value-type="string" office:string-value="&lt;grammatik-regel&gt;&lt;grammatik-links&gt;&lt;grammatik-nts&gt;F&lt;/grammatik-nts&gt;&lt;/grammatik-links&gt;&lt;grammatik-pfeil&gt;&amp;rarr;&lt;/grammatik-pfeil&gt;&lt;grammatik-rechts&gt;" calcext:value-type="string">
            <text:p>&lt;grammatik-regel&gt;&lt;grammatik-links&gt;&lt;grammatik-nts&gt;F&lt;/grammatik-nts&gt;&lt;/grammatik-links&gt;&lt;grammatik-pfeil&gt;&amp;rarr;&lt;/grammatik-pfeil&gt;&lt;grammatik-rechts&gt;</text:p>
          </table:table-cell>
          <table:table-cell table:formula="of:=IF(ISBLANK([.B21]);[.A55];[.A55] &amp; IF([.B21]=&quot;|&quot;;&quot;|&quot;;    IF(AND(CODE([.B21]) &gt;= 65; CODE([.B21]) &lt;= 90)  ; &quot;&lt;grammatik-nts&gt;&quot; &amp; [.B21] &amp; &quot;&lt;/grammatik-nts&gt;&quot;   ;   &quot;&lt;grammatik-ts&gt;&quot; &amp; [.B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</text:p>
          </table:table-cell>
          <table:table-cell table:formula="of:=IF(ISBLANK([.C21]);[.B55];[.B55] &amp; IF([.C21]=&quot;|&quot;; &quot;&lt;regel-oder&gt; | &lt;/regel-oder&gt;&quot; ;    IF(AND(CODE([.C21]) &gt;= 65; CODE([.C21]) &lt;= 90)  ; &quot;&lt;grammatik-nts&gt;&quot; &amp; [.C21] &amp; &quot;&lt;/grammatik-nts&gt;&quot;   ;   &quot;&lt;grammatik-ts&gt;&quot; &amp; [.C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D21]);[.C55];[.C55] &amp; IF([.D21]=&quot;|&quot;; &quot;&lt;regel-oder&gt; | &lt;/regel-oder&gt;&quot; ;    IF(AND(CODE([.D21]) &gt;= 65; CODE([.D21]) &lt;= 90)  ; &quot;&lt;grammatik-nts&gt;&quot; &amp; [.D21] &amp; &quot;&lt;/grammatik-nts&gt;&quot;   ;   &quot;&lt;grammatik-ts&gt;&quot; &amp; [.D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E21]);[.D55];[.D55] &amp; IF([.E21]=&quot;|&quot;; &quot;&lt;regel-oder&gt; | &lt;/regel-oder&gt;&quot; ;    IF(AND(CODE([.E21]) &gt;= 65; CODE([.E21]) &lt;= 90)  ; &quot;&lt;grammatik-nts&gt;&quot; &amp; [.E21] &amp; &quot;&lt;/grammatik-nts&gt;&quot;   ;   &quot;&lt;grammatik-ts&gt;&quot; &amp; [.E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F21]);[.E55];[.E55] &amp; IF([.F21]=&quot;|&quot;; &quot;&lt;regel-oder&gt; | &lt;/regel-oder&gt;&quot; ;    IF(AND(CODE([.F21]) &gt;= 65; CODE([.F21]) &lt;= 90)  ; &quot;&lt;grammatik-nts&gt;&quot; &amp; [.F21] &amp; &quot;&lt;/grammatik-nts&gt;&quot;   ;   &quot;&lt;grammatik-ts&gt;&quot; &amp; [.F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G21]);[.F55];[.F55] &amp; IF([.G21]=&quot;|&quot;; &quot;&lt;regel-oder&gt; | &lt;/regel-oder&gt;&quot; ;    IF(AND(CODE([.G21]) &gt;= 65; CODE([.G21]) &lt;= 90)  ; &quot;&lt;grammatik-nts&gt;&quot; &amp; [.G21] &amp; &quot;&lt;/grammatik-nts&gt;&quot;   ;   &quot;&lt;grammatik-ts&gt;&quot; &amp; [.G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H21]);[.G55];[.G55] &amp; IF([.H21]=&quot;|&quot;; &quot;&lt;regel-oder&gt; | &lt;/regel-oder&gt;&quot; ;    IF(AND(CODE([.H21]) &gt;= 65; CODE([.H21]) &lt;= 90)  ; &quot;&lt;grammatik-nts&gt;&quot; &amp; [.H21] &amp; &quot;&lt;/grammatik-nts&gt;&quot;   ;   &quot;&lt;grammatik-ts&gt;&quot; &amp; [.H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I21]);[.H55];[.H55] &amp; IF([.I21]=&quot;|&quot;; &quot;&lt;regel-oder&gt; | &lt;/regel-oder&gt;&quot; ;    IF(AND(CODE([.I21]) &gt;= 65; CODE([.I21]) &lt;= 90)  ; &quot;&lt;grammatik-nts&gt;&quot; &amp; [.I21] &amp; &quot;&lt;/grammatik-nts&gt;&quot;   ;   &quot;&lt;grammatik-ts&gt;&quot; &amp; [.I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J21]);[.I55];[.I55] &amp; IF([.J21]=&quot;|&quot;; &quot;&lt;regel-oder&gt; | &lt;/regel-oder&gt;&quot; ;    IF(AND(CODE([.J21]) &gt;= 65; CODE([.J21]) &lt;= 90)  ; &quot;&lt;grammatik-nts&gt;&quot; &amp; [.J21] &amp; &quot;&lt;/grammatik-nts&gt;&quot;   ;   &quot;&lt;grammatik-ts&gt;&quot; &amp; [.J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K21]);[.J55];[.J55] &amp; IF([.K21]=&quot;|&quot;; &quot;&lt;regel-oder&gt; | &lt;/regel-oder&gt;&quot; ;    IF(AND(CODE([.K21]) &gt;= 65; CODE([.K21]) &lt;= 90)  ; &quot;&lt;grammatik-nts&gt;&quot; &amp; [.K21] &amp; &quot;&lt;/grammatik-nts&gt;&quot;   ;   &quot;&lt;grammatik-ts&gt;&quot; &amp; [.K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L21]);[.K55];[.K55] &amp; IF([.L21]=&quot;|&quot;; &quot;&lt;regel-oder&gt; | &lt;/regel-oder&gt;&quot; ;    IF(AND(CODE([.L21]) &gt;= 65; CODE([.L21]) &lt;= 90)  ; &quot;&lt;grammatik-nts&gt;&quot; &amp; [.L21] &amp; &quot;&lt;/grammatik-nts&gt;&quot;   ;   &quot;&lt;grammatik-ts&gt;&quot; &amp; [.L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M21]);[.L55];[.L55] &amp; IF([.M21]=&quot;|&quot;; &quot;&lt;regel-oder&gt; | &lt;/regel-oder&gt;&quot; ;    IF(AND(CODE([.M21]) &gt;= 65; CODE([.M21]) &lt;= 90)  ; &quot;&lt;grammatik-nts&gt;&quot; &amp; [.M21] &amp; &quot;&lt;/grammatik-nts&gt;&quot;   ;   &quot;&lt;grammatik-ts&gt;&quot; &amp; [.M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N21]);[.M55];[.M55] &amp; IF([.N21]=&quot;|&quot;; &quot;&lt;regel-oder&gt; | &lt;/regel-oder&gt;&quot; ;    IF(AND(CODE([.N21]) &gt;= 65; CODE([.N21]) &lt;= 90)  ; &quot;&lt;grammatik-nts&gt;&quot; &amp; [.N21] &amp; &quot;&lt;/grammatik-nts&gt;&quot;   ;   &quot;&lt;grammatik-ts&gt;&quot; &amp; [.N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O21]);[.N55];[.N55] &amp; IF([.O21]=&quot;|&quot;; &quot;&lt;regel-oder&gt; | &lt;/regel-oder&gt;&quot; ;    IF(AND(CODE([.O21]) &gt;= 65; CODE([.O21]) &lt;= 90)  ; &quot;&lt;grammatik-nts&gt;&quot; &amp; [.O21] &amp; &quot;&lt;/grammatik-nts&gt;&quot;   ;   &quot;&lt;grammatik-ts&gt;&quot; &amp; [.O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P21]);[.O55];[.O55] &amp; IF([.P21]=&quot;|&quot;; &quot;&lt;regel-oder&gt; | &lt;/regel-oder&gt;&quot; ;    IF(AND(CODE([.P21]) &gt;= 65; CODE([.P21]) &lt;= 90)  ; &quot;&lt;grammatik-nts&gt;&quot; &amp; [.P21] &amp; &quot;&lt;/grammatik-nts&gt;&quot;   ;   &quot;&lt;grammatik-ts&gt;&quot; &amp; [.P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Q21]);[.P55];[.P55] &amp; IF([.Q21]=&quot;|&quot;; &quot;&lt;regel-oder&gt; | &lt;/regel-oder&gt;&quot; ;    IF(AND(CODE([.Q21]) &gt;= 65; CODE([.Q21]) &lt;= 90)  ; &quot;&lt;grammatik-nts&gt;&quot; &amp; [.Q21] &amp; &quot;&lt;/grammatik-nts&gt;&quot;   ;   &quot;&lt;grammatik-ts&gt;&quot; &amp; [.Q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R21]);[.Q55];[.Q55] &amp; IF([.R21]=&quot;|&quot;; &quot;&lt;regel-oder&gt; | &lt;/regel-oder&gt;&quot; ;    IF(AND(CODE([.R21]) &gt;= 65; CODE([.R21]) &lt;= 90)  ; &quot;&lt;grammatik-nts&gt;&quot; &amp; [.R21] &amp; &quot;&lt;/grammatik-nts&gt;&quot;   ;   &quot;&lt;grammatik-ts&gt;&quot; &amp; [.R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S21]);[.R55];[.R55] &amp; IF([.S21]=&quot;|&quot;; &quot;&lt;regel-oder&gt; | &lt;/regel-oder&gt;&quot; ;    IF(AND(CODE([.S21]) &gt;= 65; CODE([.S21]) &lt;= 90)  ; &quot;&lt;grammatik-nts&gt;&quot; &amp; [.S21] &amp; &quot;&lt;/grammatik-nts&gt;&quot;   ;   &quot;&lt;grammatik-ts&gt;&quot; &amp; [.S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T21]);[.S55];[.S55] &amp; IF([.T21]=&quot;|&quot;; &quot;&lt;regel-oder&gt; | &lt;/regel-oder&gt;&quot; ;    IF(AND(CODE([.T21]) &gt;= 65; CODE([.T21]) &lt;= 90)  ; &quot;&lt;grammatik-nts&gt;&quot; &amp; [.T21] &amp; &quot;&lt;/grammatik-nts&gt;&quot;   ;   &quot;&lt;grammatik-ts&gt;&quot; &amp; [.T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U21]);[.T55];[.T55] &amp; IF([.U21]=&quot;|&quot;; &quot;&lt;regel-oder&gt; | &lt;/regel-oder&gt;&quot; ;    IF(AND(CODE([.U21]) &gt;= 65; CODE([.U21]) &lt;= 90)  ; &quot;&lt;grammatik-nts&gt;&quot; &amp; [.U21] &amp; &quot;&lt;/grammatik-nts&gt;&quot;   ;   &quot;&lt;grammatik-ts&gt;&quot; &amp; [.U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V21]);[.U55];[.U55] &amp; IF([.V21]=&quot;|&quot;; &quot;&lt;regel-oder&gt; | &lt;/regel-oder&gt;&quot; ;    IF(AND(CODE([.V21]) &gt;= 65; CODE([.V21]) &lt;= 90)  ; &quot;&lt;grammatik-nts&gt;&quot; &amp; [.V21] &amp; &quot;&lt;/grammatik-nts&gt;&quot;   ;   &quot;&lt;grammatik-ts&gt;&quot; &amp; [.V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W21]);[.V55];[.V55] &amp; IF([.W21]=&quot;|&quot;; &quot;&lt;regel-oder&gt; | &lt;/regel-oder&gt;&quot; ;    IF(AND(CODE([.W21]) &gt;= 65; CODE([.W21]) &lt;= 90)  ; &quot;&lt;grammatik-nts&gt;&quot; &amp; [.W21] &amp; &quot;&lt;/grammatik-nts&gt;&quot;   ;   &quot;&lt;grammatik-ts&gt;&quot; &amp; [.W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X21]);[.W55];[.W55] &amp; IF([.X21]=&quot;|&quot;; &quot;&lt;regel-oder&gt; | &lt;/regel-oder&gt;&quot; ;    IF(AND(CODE([.X21]) &gt;= 65; CODE([.X21]) &lt;= 90)  ; &quot;&lt;grammatik-nts&gt;&quot; &amp; [.X21] &amp; &quot;&lt;/grammatik-nts&gt;&quot;   ;   &quot;&lt;grammatik-ts&gt;&quot; &amp; [.X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Y21]);[.X55];[.X55] &amp; IF([.Y21]=&quot;|&quot;; &quot;&lt;regel-oder&gt; | &lt;/regel-oder&gt;&quot; ;    IF(AND(CODE([.Y21]) &gt;= 65; CODE([.Y21]) &lt;= 90)  ; &quot;&lt;grammatik-nts&gt;&quot; &amp; [.Y21] &amp; &quot;&lt;/grammatik-nts&gt;&quot;   ;   &quot;&lt;grammatik-ts&gt;&quot; &amp; [.Y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Z21]);[.Y55];[.Y55] &amp; IF([.Z21]=&quot;|&quot;; &quot;&lt;regel-oder&gt; | &lt;/regel-oder&gt;&quot; ;    IF(AND(CODE([.Z21]) &gt;= 65; CODE([.Z21]) &lt;= 90)  ; &quot;&lt;grammatik-nts&gt;&quot; &amp; [.Z21] &amp; &quot;&lt;/grammatik-nts&gt;&quot;   ;   &quot;&lt;grammatik-ts&gt;&quot; &amp; [.Z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AA21]);[.Z55];[.Z55] &amp; IF([.AA21]=&quot;|&quot;; &quot;&lt;regel-oder&gt; | &lt;/regel-oder&gt;&quot; ;    IF(AND(CODE([.AA21]) &gt;= 65; CODE([.AA21]) &lt;= 90)  ; &quot;&lt;grammatik-nts&gt;&quot; &amp; [.AA21] &amp; &quot;&lt;/grammatik-nts&gt;&quot;   ;   &quot;&lt;grammatik-ts&gt;&quot; &amp; [.AA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AB21]);[.AA55];[.AA55] &amp; IF([.AB21]=&quot;|&quot;; &quot;&lt;regel-oder&gt; | &lt;/regel-oder&gt;&quot; ;    IF(AND(CODE([.AB21]) &gt;= 65; CODE([.AB21]) &lt;= 90)  ; &quot;&lt;grammatik-nts&gt;&quot; &amp; [.AB21] &amp; &quot;&lt;/grammatik-nts&gt;&quot;   ;   &quot;&lt;grammatik-ts&gt;&quot; &amp; [.AB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AC21]);[.AB55];[.AB55] &amp; IF([.AC21]=&quot;|&quot;; &quot;&lt;regel-oder&gt; | &lt;/regel-oder&gt;&quot; ;    IF(AND(CODE([.AC21]) &gt;= 65; CODE([.AC21]) &lt;= 90)  ; &quot;&lt;grammatik-nts&gt;&quot; &amp; [.AC21] &amp; &quot;&lt;/grammatik-nts&gt;&quot;   ;   &quot;&lt;grammatik-ts&gt;&quot; &amp; [.AC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IF(ISBLANK([.AD21]);[.AC55];[.AC55] &amp; IF([.AD21]=&quot;|&quot;; &quot;&lt;regel-oder&gt; | &lt;/regel-oder&gt;&quot; ;    IF(AND(CODE([.AD21]) &gt;= 65; CODE([.AD21]) &lt;= 90)  ; &quot;&lt;grammatik-nts&gt;&quot; &amp; [.AD21] &amp; &quot;&lt;/grammatik-nts&gt;&quot;   ;   &quot;&lt;grammatik-ts&gt;&quot; &amp; [.AD21] &amp; &quot;&lt;/grammatik-ts&gt;&quot;      )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</text:p>
          </table:table-cell>
          <table:table-cell table:formula="of:=CONCATENATE([.AD55];&quot;&lt;/grammatik-rechts&gt;&lt;/grammatik-regel&gt;&lt;br /&gt;&quot; &amp; CHAR(13))" office:value-type="string" office:string-value="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&lt;/grammatik-rechts&gt;&lt;/grammatik-regel&gt;&lt;br /&gt;&#13;" calcext:value-type="string">
            <text:p>&lt;grammatik-regel&gt;&lt;grammatik-links&gt;&lt;grammatik-nts&gt;F&lt;/grammatik-nts&gt;&lt;/grammatik-links&gt;&lt;grammatik-pfeil&gt;&amp;rarr;&lt;/grammatik-pfeil&gt;&lt;grammatik-rechts&gt;&lt;grammatik-nts&gt;A&lt;/grammatik-nts&gt;&lt;grammatik-nts&gt;A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2];&quot;&lt;/grammatik-nts&gt;&lt;/grammatik-links&gt;&lt;grammatik-pfeil&gt;&amp;rarr;&lt;/grammatik-pfeil&gt;&lt;grammatik-rechts&gt;&quot;)" office:value-type="string" office:string-value="&lt;grammatik-regel&gt;&lt;grammatik-links&gt;&lt;grammatik-nts&gt;G&lt;/grammatik-nts&gt;&lt;/grammatik-links&gt;&lt;grammatik-pfeil&gt;&amp;rarr;&lt;/grammatik-pfeil&gt;&lt;grammatik-rechts&gt;" calcext:value-type="string">
            <text:p>&lt;grammatik-regel&gt;&lt;grammatik-links&gt;&lt;grammatik-nts&gt;G&lt;/grammatik-nts&gt;&lt;/grammatik-links&gt;&lt;grammatik-pfeil&gt;&amp;rarr;&lt;/grammatik-pfeil&gt;&lt;grammatik-rechts&gt;</text:p>
          </table:table-cell>
          <table:table-cell table:formula="of:=IF(ISBLANK([.B22]);[.A56];[.A56] &amp; IF([.B22]=&quot;|&quot;;&quot;|&quot;;    IF(AND(CODE([.B22]) &gt;= 65; CODE([.B22]) &lt;= 90)  ; &quot;&lt;grammatik-nts&gt;&quot; &amp; [.B22] &amp; &quot;&lt;/grammatik-nts&gt;&quot;   ;   &quot;&lt;grammatik-ts&gt;&quot; &amp; [.B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</text:p>
          </table:table-cell>
          <table:table-cell table:formula="of:=IF(ISBLANK([.C22]);[.B56];[.B56] &amp; IF([.C22]=&quot;|&quot;; &quot;&lt;regel-oder&gt; | &lt;/regel-oder&gt;&quot; ;    IF(AND(CODE([.C22]) &gt;= 65; CODE([.C22]) &lt;= 90)  ; &quot;&lt;grammatik-nts&gt;&quot; &amp; [.C22] &amp; &quot;&lt;/grammatik-nts&gt;&quot;   ;   &quot;&lt;grammatik-ts&gt;&quot; &amp; [.C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D22]);[.C56];[.C56] &amp; IF([.D22]=&quot;|&quot;; &quot;&lt;regel-oder&gt; | &lt;/regel-oder&gt;&quot; ;    IF(AND(CODE([.D22]) &gt;= 65; CODE([.D22]) &lt;= 90)  ; &quot;&lt;grammatik-nts&gt;&quot; &amp; [.D22] &amp; &quot;&lt;/grammatik-nts&gt;&quot;   ;   &quot;&lt;grammatik-ts&gt;&quot; &amp; [.D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E22]);[.D56];[.D56] &amp; IF([.E22]=&quot;|&quot;; &quot;&lt;regel-oder&gt; | &lt;/regel-oder&gt;&quot; ;    IF(AND(CODE([.E22]) &gt;= 65; CODE([.E22]) &lt;= 90)  ; &quot;&lt;grammatik-nts&gt;&quot; &amp; [.E22] &amp; &quot;&lt;/grammatik-nts&gt;&quot;   ;   &quot;&lt;grammatik-ts&gt;&quot; &amp; [.E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F22]);[.E56];[.E56] &amp; IF([.F22]=&quot;|&quot;; &quot;&lt;regel-oder&gt; | &lt;/regel-oder&gt;&quot; ;    IF(AND(CODE([.F22]) &gt;= 65; CODE([.F22]) &lt;= 90)  ; &quot;&lt;grammatik-nts&gt;&quot; &amp; [.F22] &amp; &quot;&lt;/grammatik-nts&gt;&quot;   ;   &quot;&lt;grammatik-ts&gt;&quot; &amp; [.F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G22]);[.F56];[.F56] &amp; IF([.G22]=&quot;|&quot;; &quot;&lt;regel-oder&gt; | &lt;/regel-oder&gt;&quot; ;    IF(AND(CODE([.G22]) &gt;= 65; CODE([.G22]) &lt;= 90)  ; &quot;&lt;grammatik-nts&gt;&quot; &amp; [.G22] &amp; &quot;&lt;/grammatik-nts&gt;&quot;   ;   &quot;&lt;grammatik-ts&gt;&quot; &amp; [.G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H22]);[.G56];[.G56] &amp; IF([.H22]=&quot;|&quot;; &quot;&lt;regel-oder&gt; | &lt;/regel-oder&gt;&quot; ;    IF(AND(CODE([.H22]) &gt;= 65; CODE([.H22]) &lt;= 90)  ; &quot;&lt;grammatik-nts&gt;&quot; &amp; [.H22] &amp; &quot;&lt;/grammatik-nts&gt;&quot;   ;   &quot;&lt;grammatik-ts&gt;&quot; &amp; [.H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I22]);[.H56];[.H56] &amp; IF([.I22]=&quot;|&quot;; &quot;&lt;regel-oder&gt; | &lt;/regel-oder&gt;&quot; ;    IF(AND(CODE([.I22]) &gt;= 65; CODE([.I22]) &lt;= 90)  ; &quot;&lt;grammatik-nts&gt;&quot; &amp; [.I22] &amp; &quot;&lt;/grammatik-nts&gt;&quot;   ;   &quot;&lt;grammatik-ts&gt;&quot; &amp; [.I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J22]);[.I56];[.I56] &amp; IF([.J22]=&quot;|&quot;; &quot;&lt;regel-oder&gt; | &lt;/regel-oder&gt;&quot; ;    IF(AND(CODE([.J22]) &gt;= 65; CODE([.J22]) &lt;= 90)  ; &quot;&lt;grammatik-nts&gt;&quot; &amp; [.J22] &amp; &quot;&lt;/grammatik-nts&gt;&quot;   ;   &quot;&lt;grammatik-ts&gt;&quot; &amp; [.J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K22]);[.J56];[.J56] &amp; IF([.K22]=&quot;|&quot;; &quot;&lt;regel-oder&gt; | &lt;/regel-oder&gt;&quot; ;    IF(AND(CODE([.K22]) &gt;= 65; CODE([.K22]) &lt;= 90)  ; &quot;&lt;grammatik-nts&gt;&quot; &amp; [.K22] &amp; &quot;&lt;/grammatik-nts&gt;&quot;   ;   &quot;&lt;grammatik-ts&gt;&quot; &amp; [.K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L22]);[.K56];[.K56] &amp; IF([.L22]=&quot;|&quot;; &quot;&lt;regel-oder&gt; | &lt;/regel-oder&gt;&quot; ;    IF(AND(CODE([.L22]) &gt;= 65; CODE([.L22]) &lt;= 90)  ; &quot;&lt;grammatik-nts&gt;&quot; &amp; [.L22] &amp; &quot;&lt;/grammatik-nts&gt;&quot;   ;   &quot;&lt;grammatik-ts&gt;&quot; &amp; [.L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M22]);[.L56];[.L56] &amp; IF([.M22]=&quot;|&quot;; &quot;&lt;regel-oder&gt; | &lt;/regel-oder&gt;&quot; ;    IF(AND(CODE([.M22]) &gt;= 65; CODE([.M22]) &lt;= 90)  ; &quot;&lt;grammatik-nts&gt;&quot; &amp; [.M22] &amp; &quot;&lt;/grammatik-nts&gt;&quot;   ;   &quot;&lt;grammatik-ts&gt;&quot; &amp; [.M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N22]);[.M56];[.M56] &amp; IF([.N22]=&quot;|&quot;; &quot;&lt;regel-oder&gt; | &lt;/regel-oder&gt;&quot; ;    IF(AND(CODE([.N22]) &gt;= 65; CODE([.N22]) &lt;= 90)  ; &quot;&lt;grammatik-nts&gt;&quot; &amp; [.N22] &amp; &quot;&lt;/grammatik-nts&gt;&quot;   ;   &quot;&lt;grammatik-ts&gt;&quot; &amp; [.N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O22]);[.N56];[.N56] &amp; IF([.O22]=&quot;|&quot;; &quot;&lt;regel-oder&gt; | &lt;/regel-oder&gt;&quot; ;    IF(AND(CODE([.O22]) &gt;= 65; CODE([.O22]) &lt;= 90)  ; &quot;&lt;grammatik-nts&gt;&quot; &amp; [.O22] &amp; &quot;&lt;/grammatik-nts&gt;&quot;   ;   &quot;&lt;grammatik-ts&gt;&quot; &amp; [.O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P22]);[.O56];[.O56] &amp; IF([.P22]=&quot;|&quot;; &quot;&lt;regel-oder&gt; | &lt;/regel-oder&gt;&quot; ;    IF(AND(CODE([.P22]) &gt;= 65; CODE([.P22]) &lt;= 90)  ; &quot;&lt;grammatik-nts&gt;&quot; &amp; [.P22] &amp; &quot;&lt;/grammatik-nts&gt;&quot;   ;   &quot;&lt;grammatik-ts&gt;&quot; &amp; [.P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Q22]);[.P56];[.P56] &amp; IF([.Q22]=&quot;|&quot;; &quot;&lt;regel-oder&gt; | &lt;/regel-oder&gt;&quot; ;    IF(AND(CODE([.Q22]) &gt;= 65; CODE([.Q22]) &lt;= 90)  ; &quot;&lt;grammatik-nts&gt;&quot; &amp; [.Q22] &amp; &quot;&lt;/grammatik-nts&gt;&quot;   ;   &quot;&lt;grammatik-ts&gt;&quot; &amp; [.Q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R22]);[.Q56];[.Q56] &amp; IF([.R22]=&quot;|&quot;; &quot;&lt;regel-oder&gt; | &lt;/regel-oder&gt;&quot; ;    IF(AND(CODE([.R22]) &gt;= 65; CODE([.R22]) &lt;= 90)  ; &quot;&lt;grammatik-nts&gt;&quot; &amp; [.R22] &amp; &quot;&lt;/grammatik-nts&gt;&quot;   ;   &quot;&lt;grammatik-ts&gt;&quot; &amp; [.R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S22]);[.R56];[.R56] &amp; IF([.S22]=&quot;|&quot;; &quot;&lt;regel-oder&gt; | &lt;/regel-oder&gt;&quot; ;    IF(AND(CODE([.S22]) &gt;= 65; CODE([.S22]) &lt;= 90)  ; &quot;&lt;grammatik-nts&gt;&quot; &amp; [.S22] &amp; &quot;&lt;/grammatik-nts&gt;&quot;   ;   &quot;&lt;grammatik-ts&gt;&quot; &amp; [.S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T22]);[.S56];[.S56] &amp; IF([.T22]=&quot;|&quot;; &quot;&lt;regel-oder&gt; | &lt;/regel-oder&gt;&quot; ;    IF(AND(CODE([.T22]) &gt;= 65; CODE([.T22]) &lt;= 90)  ; &quot;&lt;grammatik-nts&gt;&quot; &amp; [.T22] &amp; &quot;&lt;/grammatik-nts&gt;&quot;   ;   &quot;&lt;grammatik-ts&gt;&quot; &amp; [.T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U22]);[.T56];[.T56] &amp; IF([.U22]=&quot;|&quot;; &quot;&lt;regel-oder&gt; | &lt;/regel-oder&gt;&quot; ;    IF(AND(CODE([.U22]) &gt;= 65; CODE([.U22]) &lt;= 90)  ; &quot;&lt;grammatik-nts&gt;&quot; &amp; [.U22] &amp; &quot;&lt;/grammatik-nts&gt;&quot;   ;   &quot;&lt;grammatik-ts&gt;&quot; &amp; [.U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V22]);[.U56];[.U56] &amp; IF([.V22]=&quot;|&quot;; &quot;&lt;regel-oder&gt; | &lt;/regel-oder&gt;&quot; ;    IF(AND(CODE([.V22]) &gt;= 65; CODE([.V22]) &lt;= 90)  ; &quot;&lt;grammatik-nts&gt;&quot; &amp; [.V22] &amp; &quot;&lt;/grammatik-nts&gt;&quot;   ;   &quot;&lt;grammatik-ts&gt;&quot; &amp; [.V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W22]);[.V56];[.V56] &amp; IF([.W22]=&quot;|&quot;; &quot;&lt;regel-oder&gt; | &lt;/regel-oder&gt;&quot; ;    IF(AND(CODE([.W22]) &gt;= 65; CODE([.W22]) &lt;= 90)  ; &quot;&lt;grammatik-nts&gt;&quot; &amp; [.W22] &amp; &quot;&lt;/grammatik-nts&gt;&quot;   ;   &quot;&lt;grammatik-ts&gt;&quot; &amp; [.W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X22]);[.W56];[.W56] &amp; IF([.X22]=&quot;|&quot;; &quot;&lt;regel-oder&gt; | &lt;/regel-oder&gt;&quot; ;    IF(AND(CODE([.X22]) &gt;= 65; CODE([.X22]) &lt;= 90)  ; &quot;&lt;grammatik-nts&gt;&quot; &amp; [.X22] &amp; &quot;&lt;/grammatik-nts&gt;&quot;   ;   &quot;&lt;grammatik-ts&gt;&quot; &amp; [.X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Y22]);[.X56];[.X56] &amp; IF([.Y22]=&quot;|&quot;; &quot;&lt;regel-oder&gt; | &lt;/regel-oder&gt;&quot; ;    IF(AND(CODE([.Y22]) &gt;= 65; CODE([.Y22]) &lt;= 90)  ; &quot;&lt;grammatik-nts&gt;&quot; &amp; [.Y22] &amp; &quot;&lt;/grammatik-nts&gt;&quot;   ;   &quot;&lt;grammatik-ts&gt;&quot; &amp; [.Y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Z22]);[.Y56];[.Y56] &amp; IF([.Z22]=&quot;|&quot;; &quot;&lt;regel-oder&gt; | &lt;/regel-oder&gt;&quot; ;    IF(AND(CODE([.Z22]) &gt;= 65; CODE([.Z22]) &lt;= 90)  ; &quot;&lt;grammatik-nts&gt;&quot; &amp; [.Z22] &amp; &quot;&lt;/grammatik-nts&gt;&quot;   ;   &quot;&lt;grammatik-ts&gt;&quot; &amp; [.Z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AA22]);[.Z56];[.Z56] &amp; IF([.AA22]=&quot;|&quot;; &quot;&lt;regel-oder&gt; | &lt;/regel-oder&gt;&quot; ;    IF(AND(CODE([.AA22]) &gt;= 65; CODE([.AA22]) &lt;= 90)  ; &quot;&lt;grammatik-nts&gt;&quot; &amp; [.AA22] &amp; &quot;&lt;/grammatik-nts&gt;&quot;   ;   &quot;&lt;grammatik-ts&gt;&quot; &amp; [.AA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AB22]);[.AA56];[.AA56] &amp; IF([.AB22]=&quot;|&quot;; &quot;&lt;regel-oder&gt; | &lt;/regel-oder&gt;&quot; ;    IF(AND(CODE([.AB22]) &gt;= 65; CODE([.AB22]) &lt;= 90)  ; &quot;&lt;grammatik-nts&gt;&quot; &amp; [.AB22] &amp; &quot;&lt;/grammatik-nts&gt;&quot;   ;   &quot;&lt;grammatik-ts&gt;&quot; &amp; [.AB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AC22]);[.AB56];[.AB56] &amp; IF([.AC22]=&quot;|&quot;; &quot;&lt;regel-oder&gt; | &lt;/regel-oder&gt;&quot; ;    IF(AND(CODE([.AC22]) &gt;= 65; CODE([.AC22]) &lt;= 90)  ; &quot;&lt;grammatik-nts&gt;&quot; &amp; [.AC22] &amp; &quot;&lt;/grammatik-nts&gt;&quot;   ;   &quot;&lt;grammatik-ts&gt;&quot; &amp; [.AC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IF(ISBLANK([.AD22]);[.AC56];[.AC56] &amp; IF([.AD22]=&quot;|&quot;; &quot;&lt;regel-oder&gt; | &lt;/regel-oder&gt;&quot; ;    IF(AND(CODE([.AD22]) &gt;= 65; CODE([.AD22]) &lt;= 90)  ; &quot;&lt;grammatik-nts&gt;&quot; &amp; [.AD22] &amp; &quot;&lt;/grammatik-nts&gt;&quot;   ;   &quot;&lt;grammatik-ts&gt;&quot; &amp; [.AD22] &amp; &quot;&lt;/grammatik-ts&gt;&quot;      )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</text:p>
          </table:table-cell>
          <table:table-cell table:formula="of:=CONCATENATE([.AD56];&quot;&lt;/grammatik-rechts&gt;&lt;/grammatik-regel&gt;&lt;br /&gt;&quot; &amp; CHAR(13))" office:value-type="string" office:string-value="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&lt;/grammatik-rechts&gt;&lt;/grammatik-regel&gt;&lt;br /&gt;&#13;" calcext:value-type="string">
            <text:p>&lt;grammatik-regel&gt;&lt;grammatik-links&gt;&lt;grammatik-nts&gt;G&lt;/grammatik-nts&gt;&lt;/grammatik-links&gt;&lt;grammatik-pfeil&gt;&amp;rarr;&lt;/grammatik-pfeil&gt;&lt;grammatik-rechts&gt;&lt;grammatik-nts&gt;A&lt;/grammatik-nts&gt;&lt;grammatik-nts&gt;D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3];&quot;&lt;/grammatik-nts&gt;&lt;/grammatik-links&gt;&lt;grammatik-pfeil&gt;&amp;rarr;&lt;/grammatik-pfeil&gt;&lt;grammatik-rechts&gt;&quot;)" office:value-type="string" office:string-value="&lt;grammatik-regel&gt;&lt;grammatik-links&gt;&lt;grammatik-nts&gt;H&lt;/grammatik-nts&gt;&lt;/grammatik-links&gt;&lt;grammatik-pfeil&gt;&amp;rarr;&lt;/grammatik-pfeil&gt;&lt;grammatik-rechts&gt;" calcext:value-type="string">
            <text:p>&lt;grammatik-regel&gt;&lt;grammatik-links&gt;&lt;grammatik-nts&gt;H&lt;/grammatik-nts&gt;&lt;/grammatik-links&gt;&lt;grammatik-pfeil&gt;&amp;rarr;&lt;/grammatik-pfeil&gt;&lt;grammatik-rechts&gt;</text:p>
          </table:table-cell>
          <table:table-cell table:formula="of:=IF(ISBLANK([.B23]);[.A57];[.A57] &amp; IF([.B23]=&quot;|&quot;;&quot;|&quot;;    IF(AND(CODE([.B23]) &gt;= 65; CODE([.B23]) &lt;= 90)  ; &quot;&lt;grammatik-nts&gt;&quot; &amp; [.B23] &amp; &quot;&lt;/grammatik-nts&gt;&quot;   ;   &quot;&lt;grammatik-ts&gt;&quot; &amp; [.B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</text:p>
          </table:table-cell>
          <table:table-cell table:formula="of:=IF(ISBLANK([.C23]);[.B57];[.B57] &amp; IF([.C23]=&quot;|&quot;; &quot;&lt;regel-oder&gt; | &lt;/regel-oder&gt;&quot; ;    IF(AND(CODE([.C23]) &gt;= 65; CODE([.C23]) &lt;= 90)  ; &quot;&lt;grammatik-nts&gt;&quot; &amp; [.C23] &amp; &quot;&lt;/grammatik-nts&gt;&quot;   ;   &quot;&lt;grammatik-ts&gt;&quot; &amp; [.C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D23]);[.C57];[.C57] &amp; IF([.D23]=&quot;|&quot;; &quot;&lt;regel-oder&gt; | &lt;/regel-oder&gt;&quot; ;    IF(AND(CODE([.D23]) &gt;= 65; CODE([.D23]) &lt;= 90)  ; &quot;&lt;grammatik-nts&gt;&quot; &amp; [.D23] &amp; &quot;&lt;/grammatik-nts&gt;&quot;   ;   &quot;&lt;grammatik-ts&gt;&quot; &amp; [.D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E23]);[.D57];[.D57] &amp; IF([.E23]=&quot;|&quot;; &quot;&lt;regel-oder&gt; | &lt;/regel-oder&gt;&quot; ;    IF(AND(CODE([.E23]) &gt;= 65; CODE([.E23]) &lt;= 90)  ; &quot;&lt;grammatik-nts&gt;&quot; &amp; [.E23] &amp; &quot;&lt;/grammatik-nts&gt;&quot;   ;   &quot;&lt;grammatik-ts&gt;&quot; &amp; [.E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F23]);[.E57];[.E57] &amp; IF([.F23]=&quot;|&quot;; &quot;&lt;regel-oder&gt; | &lt;/regel-oder&gt;&quot; ;    IF(AND(CODE([.F23]) &gt;= 65; CODE([.F23]) &lt;= 90)  ; &quot;&lt;grammatik-nts&gt;&quot; &amp; [.F23] &amp; &quot;&lt;/grammatik-nts&gt;&quot;   ;   &quot;&lt;grammatik-ts&gt;&quot; &amp; [.F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G23]);[.F57];[.F57] &amp; IF([.G23]=&quot;|&quot;; &quot;&lt;regel-oder&gt; | &lt;/regel-oder&gt;&quot; ;    IF(AND(CODE([.G23]) &gt;= 65; CODE([.G23]) &lt;= 90)  ; &quot;&lt;grammatik-nts&gt;&quot; &amp; [.G23] &amp; &quot;&lt;/grammatik-nts&gt;&quot;   ;   &quot;&lt;grammatik-ts&gt;&quot; &amp; [.G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H23]);[.G57];[.G57] &amp; IF([.H23]=&quot;|&quot;; &quot;&lt;regel-oder&gt; | &lt;/regel-oder&gt;&quot; ;    IF(AND(CODE([.H23]) &gt;= 65; CODE([.H23]) &lt;= 90)  ; &quot;&lt;grammatik-nts&gt;&quot; &amp; [.H23] &amp; &quot;&lt;/grammatik-nts&gt;&quot;   ;   &quot;&lt;grammatik-ts&gt;&quot; &amp; [.H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I23]);[.H57];[.H57] &amp; IF([.I23]=&quot;|&quot;; &quot;&lt;regel-oder&gt; | &lt;/regel-oder&gt;&quot; ;    IF(AND(CODE([.I23]) &gt;= 65; CODE([.I23]) &lt;= 90)  ; &quot;&lt;grammatik-nts&gt;&quot; &amp; [.I23] &amp; &quot;&lt;/grammatik-nts&gt;&quot;   ;   &quot;&lt;grammatik-ts&gt;&quot; &amp; [.I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J23]);[.I57];[.I57] &amp; IF([.J23]=&quot;|&quot;; &quot;&lt;regel-oder&gt; | &lt;/regel-oder&gt;&quot; ;    IF(AND(CODE([.J23]) &gt;= 65; CODE([.J23]) &lt;= 90)  ; &quot;&lt;grammatik-nts&gt;&quot; &amp; [.J23] &amp; &quot;&lt;/grammatik-nts&gt;&quot;   ;   &quot;&lt;grammatik-ts&gt;&quot; &amp; [.J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K23]);[.J57];[.J57] &amp; IF([.K23]=&quot;|&quot;; &quot;&lt;regel-oder&gt; | &lt;/regel-oder&gt;&quot; ;    IF(AND(CODE([.K23]) &gt;= 65; CODE([.K23]) &lt;= 90)  ; &quot;&lt;grammatik-nts&gt;&quot; &amp; [.K23] &amp; &quot;&lt;/grammatik-nts&gt;&quot;   ;   &quot;&lt;grammatik-ts&gt;&quot; &amp; [.K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L23]);[.K57];[.K57] &amp; IF([.L23]=&quot;|&quot;; &quot;&lt;regel-oder&gt; | &lt;/regel-oder&gt;&quot; ;    IF(AND(CODE([.L23]) &gt;= 65; CODE([.L23]) &lt;= 90)  ; &quot;&lt;grammatik-nts&gt;&quot; &amp; [.L23] &amp; &quot;&lt;/grammatik-nts&gt;&quot;   ;   &quot;&lt;grammatik-ts&gt;&quot; &amp; [.L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M23]);[.L57];[.L57] &amp; IF([.M23]=&quot;|&quot;; &quot;&lt;regel-oder&gt; | &lt;/regel-oder&gt;&quot; ;    IF(AND(CODE([.M23]) &gt;= 65; CODE([.M23]) &lt;= 90)  ; &quot;&lt;grammatik-nts&gt;&quot; &amp; [.M23] &amp; &quot;&lt;/grammatik-nts&gt;&quot;   ;   &quot;&lt;grammatik-ts&gt;&quot; &amp; [.M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N23]);[.M57];[.M57] &amp; IF([.N23]=&quot;|&quot;; &quot;&lt;regel-oder&gt; | &lt;/regel-oder&gt;&quot; ;    IF(AND(CODE([.N23]) &gt;= 65; CODE([.N23]) &lt;= 90)  ; &quot;&lt;grammatik-nts&gt;&quot; &amp; [.N23] &amp; &quot;&lt;/grammatik-nts&gt;&quot;   ;   &quot;&lt;grammatik-ts&gt;&quot; &amp; [.N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O23]);[.N57];[.N57] &amp; IF([.O23]=&quot;|&quot;; &quot;&lt;regel-oder&gt; | &lt;/regel-oder&gt;&quot; ;    IF(AND(CODE([.O23]) &gt;= 65; CODE([.O23]) &lt;= 90)  ; &quot;&lt;grammatik-nts&gt;&quot; &amp; [.O23] &amp; &quot;&lt;/grammatik-nts&gt;&quot;   ;   &quot;&lt;grammatik-ts&gt;&quot; &amp; [.O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P23]);[.O57];[.O57] &amp; IF([.P23]=&quot;|&quot;; &quot;&lt;regel-oder&gt; | &lt;/regel-oder&gt;&quot; ;    IF(AND(CODE([.P23]) &gt;= 65; CODE([.P23]) &lt;= 90)  ; &quot;&lt;grammatik-nts&gt;&quot; &amp; [.P23] &amp; &quot;&lt;/grammatik-nts&gt;&quot;   ;   &quot;&lt;grammatik-ts&gt;&quot; &amp; [.P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Q23]);[.P57];[.P57] &amp; IF([.Q23]=&quot;|&quot;; &quot;&lt;regel-oder&gt; | &lt;/regel-oder&gt;&quot; ;    IF(AND(CODE([.Q23]) &gt;= 65; CODE([.Q23]) &lt;= 90)  ; &quot;&lt;grammatik-nts&gt;&quot; &amp; [.Q23] &amp; &quot;&lt;/grammatik-nts&gt;&quot;   ;   &quot;&lt;grammatik-ts&gt;&quot; &amp; [.Q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R23]);[.Q57];[.Q57] &amp; IF([.R23]=&quot;|&quot;; &quot;&lt;regel-oder&gt; | &lt;/regel-oder&gt;&quot; ;    IF(AND(CODE([.R23]) &gt;= 65; CODE([.R23]) &lt;= 90)  ; &quot;&lt;grammatik-nts&gt;&quot; &amp; [.R23] &amp; &quot;&lt;/grammatik-nts&gt;&quot;   ;   &quot;&lt;grammatik-ts&gt;&quot; &amp; [.R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S23]);[.R57];[.R57] &amp; IF([.S23]=&quot;|&quot;; &quot;&lt;regel-oder&gt; | &lt;/regel-oder&gt;&quot; ;    IF(AND(CODE([.S23]) &gt;= 65; CODE([.S23]) &lt;= 90)  ; &quot;&lt;grammatik-nts&gt;&quot; &amp; [.S23] &amp; &quot;&lt;/grammatik-nts&gt;&quot;   ;   &quot;&lt;grammatik-ts&gt;&quot; &amp; [.S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T23]);[.S57];[.S57] &amp; IF([.T23]=&quot;|&quot;; &quot;&lt;regel-oder&gt; | &lt;/regel-oder&gt;&quot; ;    IF(AND(CODE([.T23]) &gt;= 65; CODE([.T23]) &lt;= 90)  ; &quot;&lt;grammatik-nts&gt;&quot; &amp; [.T23] &amp; &quot;&lt;/grammatik-nts&gt;&quot;   ;   &quot;&lt;grammatik-ts&gt;&quot; &amp; [.T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U23]);[.T57];[.T57] &amp; IF([.U23]=&quot;|&quot;; &quot;&lt;regel-oder&gt; | &lt;/regel-oder&gt;&quot; ;    IF(AND(CODE([.U23]) &gt;= 65; CODE([.U23]) &lt;= 90)  ; &quot;&lt;grammatik-nts&gt;&quot; &amp; [.U23] &amp; &quot;&lt;/grammatik-nts&gt;&quot;   ;   &quot;&lt;grammatik-ts&gt;&quot; &amp; [.U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V23]);[.U57];[.U57] &amp; IF([.V23]=&quot;|&quot;; &quot;&lt;regel-oder&gt; | &lt;/regel-oder&gt;&quot; ;    IF(AND(CODE([.V23]) &gt;= 65; CODE([.V23]) &lt;= 90)  ; &quot;&lt;grammatik-nts&gt;&quot; &amp; [.V23] &amp; &quot;&lt;/grammatik-nts&gt;&quot;   ;   &quot;&lt;grammatik-ts&gt;&quot; &amp; [.V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W23]);[.V57];[.V57] &amp; IF([.W23]=&quot;|&quot;; &quot;&lt;regel-oder&gt; | &lt;/regel-oder&gt;&quot; ;    IF(AND(CODE([.W23]) &gt;= 65; CODE([.W23]) &lt;= 90)  ; &quot;&lt;grammatik-nts&gt;&quot; &amp; [.W23] &amp; &quot;&lt;/grammatik-nts&gt;&quot;   ;   &quot;&lt;grammatik-ts&gt;&quot; &amp; [.W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X23]);[.W57];[.W57] &amp; IF([.X23]=&quot;|&quot;; &quot;&lt;regel-oder&gt; | &lt;/regel-oder&gt;&quot; ;    IF(AND(CODE([.X23]) &gt;= 65; CODE([.X23]) &lt;= 90)  ; &quot;&lt;grammatik-nts&gt;&quot; &amp; [.X23] &amp; &quot;&lt;/grammatik-nts&gt;&quot;   ;   &quot;&lt;grammatik-ts&gt;&quot; &amp; [.X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Y23]);[.X57];[.X57] &amp; IF([.Y23]=&quot;|&quot;; &quot;&lt;regel-oder&gt; | &lt;/regel-oder&gt;&quot; ;    IF(AND(CODE([.Y23]) &gt;= 65; CODE([.Y23]) &lt;= 90)  ; &quot;&lt;grammatik-nts&gt;&quot; &amp; [.Y23] &amp; &quot;&lt;/grammatik-nts&gt;&quot;   ;   &quot;&lt;grammatik-ts&gt;&quot; &amp; [.Y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Z23]);[.Y57];[.Y57] &amp; IF([.Z23]=&quot;|&quot;; &quot;&lt;regel-oder&gt; | &lt;/regel-oder&gt;&quot; ;    IF(AND(CODE([.Z23]) &gt;= 65; CODE([.Z23]) &lt;= 90)  ; &quot;&lt;grammatik-nts&gt;&quot; &amp; [.Z23] &amp; &quot;&lt;/grammatik-nts&gt;&quot;   ;   &quot;&lt;grammatik-ts&gt;&quot; &amp; [.Z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AA23]);[.Z57];[.Z57] &amp; IF([.AA23]=&quot;|&quot;; &quot;&lt;regel-oder&gt; | &lt;/regel-oder&gt;&quot; ;    IF(AND(CODE([.AA23]) &gt;= 65; CODE([.AA23]) &lt;= 90)  ; &quot;&lt;grammatik-nts&gt;&quot; &amp; [.AA23] &amp; &quot;&lt;/grammatik-nts&gt;&quot;   ;   &quot;&lt;grammatik-ts&gt;&quot; &amp; [.AA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AB23]);[.AA57];[.AA57] &amp; IF([.AB23]=&quot;|&quot;; &quot;&lt;regel-oder&gt; | &lt;/regel-oder&gt;&quot; ;    IF(AND(CODE([.AB23]) &gt;= 65; CODE([.AB23]) &lt;= 90)  ; &quot;&lt;grammatik-nts&gt;&quot; &amp; [.AB23] &amp; &quot;&lt;/grammatik-nts&gt;&quot;   ;   &quot;&lt;grammatik-ts&gt;&quot; &amp; [.AB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AC23]);[.AB57];[.AB57] &amp; IF([.AC23]=&quot;|&quot;; &quot;&lt;regel-oder&gt; | &lt;/regel-oder&gt;&quot; ;    IF(AND(CODE([.AC23]) &gt;= 65; CODE([.AC23]) &lt;= 90)  ; &quot;&lt;grammatik-nts&gt;&quot; &amp; [.AC23] &amp; &quot;&lt;/grammatik-nts&gt;&quot;   ;   &quot;&lt;grammatik-ts&gt;&quot; &amp; [.AC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IF(ISBLANK([.AD23]);[.AC57];[.AC57] &amp; IF([.AD23]=&quot;|&quot;; &quot;&lt;regel-oder&gt; | &lt;/regel-oder&gt;&quot; ;    IF(AND(CODE([.AD23]) &gt;= 65; CODE([.AD23]) &lt;= 90)  ; &quot;&lt;grammatik-nts&gt;&quot; &amp; [.AD23] &amp; &quot;&lt;/grammatik-nts&gt;&quot;   ;   &quot;&lt;grammatik-ts&gt;&quot; &amp; [.AD23] &amp; &quot;&lt;/grammatik-ts&gt;&quot;      )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</text:p>
          </table:table-cell>
          <table:table-cell table:formula="of:=CONCATENATE([.AD57];&quot;&lt;/grammatik-rechts&gt;&lt;/grammatik-regel&gt;&lt;br /&gt;&quot; &amp; CHAR(13))" office:value-type="string" office:string-value="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&lt;/grammatik-rechts&gt;&lt;/grammatik-regel&gt;&lt;br /&gt;&#13;" calcext:value-type="string">
            <text:p>&lt;grammatik-regel&gt;&lt;grammatik-links&gt;&lt;grammatik-nts&gt;H&lt;/grammatik-nts&gt;&lt;/grammatik-links&gt;&lt;grammatik-pfeil&gt;&amp;rarr;&lt;/grammatik-pfeil&gt;&lt;grammatik-rechts&gt;&lt;grammatik-nts&gt;Y&lt;/grammatik-nts&gt;&lt;grammatik-nts&gt;J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4];&quot;&lt;/grammatik-nts&gt;&lt;/grammatik-links&gt;&lt;grammatik-pfeil&gt;&amp;rarr;&lt;/grammatik-pfeil&gt;&lt;grammatik-rechts&gt;&quot;)" office:value-type="string" office:string-value="&lt;grammatik-regel&gt;&lt;grammatik-links&gt;&lt;grammatik-nts&gt;J&lt;/grammatik-nts&gt;&lt;/grammatik-links&gt;&lt;grammatik-pfeil&gt;&amp;rarr;&lt;/grammatik-pfeil&gt;&lt;grammatik-rechts&gt;" calcext:value-type="string">
            <text:p>&lt;grammatik-regel&gt;&lt;grammatik-links&gt;&lt;grammatik-nts&gt;J&lt;/grammatik-nts&gt;&lt;/grammatik-links&gt;&lt;grammatik-pfeil&gt;&amp;rarr;&lt;/grammatik-pfeil&gt;&lt;grammatik-rechts&gt;</text:p>
          </table:table-cell>
          <table:table-cell table:formula="of:=IF(ISBLANK([.B24]);[.A58];[.A58] &amp; IF([.B24]=&quot;|&quot;;&quot;|&quot;;    IF(AND(CODE([.B24]) &gt;= 65; CODE([.B24]) &lt;= 90)  ; &quot;&lt;grammatik-nts&gt;&quot; &amp; [.B24] &amp; &quot;&lt;/grammatik-nts&gt;&quot;   ;   &quot;&lt;grammatik-ts&gt;&quot; &amp; [.B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</text:p>
          </table:table-cell>
          <table:table-cell table:formula="of:=IF(ISBLANK([.C24]);[.B58];[.B58] &amp; IF([.C24]=&quot;|&quot;; &quot;&lt;regel-oder&gt; | &lt;/regel-oder&gt;&quot; ;    IF(AND(CODE([.C24]) &gt;= 65; CODE([.C24]) &lt;= 90)  ; &quot;&lt;grammatik-nts&gt;&quot; &amp; [.C24] &amp; &quot;&lt;/grammatik-nts&gt;&quot;   ;   &quot;&lt;grammatik-ts&gt;&quot; &amp; [.C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D24]);[.C58];[.C58] &amp; IF([.D24]=&quot;|&quot;; &quot;&lt;regel-oder&gt; | &lt;/regel-oder&gt;&quot; ;    IF(AND(CODE([.D24]) &gt;= 65; CODE([.D24]) &lt;= 90)  ; &quot;&lt;grammatik-nts&gt;&quot; &amp; [.D24] &amp; &quot;&lt;/grammatik-nts&gt;&quot;   ;   &quot;&lt;grammatik-ts&gt;&quot; &amp; [.D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E24]);[.D58];[.D58] &amp; IF([.E24]=&quot;|&quot;; &quot;&lt;regel-oder&gt; | &lt;/regel-oder&gt;&quot; ;    IF(AND(CODE([.E24]) &gt;= 65; CODE([.E24]) &lt;= 90)  ; &quot;&lt;grammatik-nts&gt;&quot; &amp; [.E24] &amp; &quot;&lt;/grammatik-nts&gt;&quot;   ;   &quot;&lt;grammatik-ts&gt;&quot; &amp; [.E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F24]);[.E58];[.E58] &amp; IF([.F24]=&quot;|&quot;; &quot;&lt;regel-oder&gt; | &lt;/regel-oder&gt;&quot; ;    IF(AND(CODE([.F24]) &gt;= 65; CODE([.F24]) &lt;= 90)  ; &quot;&lt;grammatik-nts&gt;&quot; &amp; [.F24] &amp; &quot;&lt;/grammatik-nts&gt;&quot;   ;   &quot;&lt;grammatik-ts&gt;&quot; &amp; [.F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G24]);[.F58];[.F58] &amp; IF([.G24]=&quot;|&quot;; &quot;&lt;regel-oder&gt; | &lt;/regel-oder&gt;&quot; ;    IF(AND(CODE([.G24]) &gt;= 65; CODE([.G24]) &lt;= 90)  ; &quot;&lt;grammatik-nts&gt;&quot; &amp; [.G24] &amp; &quot;&lt;/grammatik-nts&gt;&quot;   ;   &quot;&lt;grammatik-ts&gt;&quot; &amp; [.G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H24]);[.G58];[.G58] &amp; IF([.H24]=&quot;|&quot;; &quot;&lt;regel-oder&gt; | &lt;/regel-oder&gt;&quot; ;    IF(AND(CODE([.H24]) &gt;= 65; CODE([.H24]) &lt;= 90)  ; &quot;&lt;grammatik-nts&gt;&quot; &amp; [.H24] &amp; &quot;&lt;/grammatik-nts&gt;&quot;   ;   &quot;&lt;grammatik-ts&gt;&quot; &amp; [.H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I24]);[.H58];[.H58] &amp; IF([.I24]=&quot;|&quot;; &quot;&lt;regel-oder&gt; | &lt;/regel-oder&gt;&quot; ;    IF(AND(CODE([.I24]) &gt;= 65; CODE([.I24]) &lt;= 90)  ; &quot;&lt;grammatik-nts&gt;&quot; &amp; [.I24] &amp; &quot;&lt;/grammatik-nts&gt;&quot;   ;   &quot;&lt;grammatik-ts&gt;&quot; &amp; [.I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J24]);[.I58];[.I58] &amp; IF([.J24]=&quot;|&quot;; &quot;&lt;regel-oder&gt; | &lt;/regel-oder&gt;&quot; ;    IF(AND(CODE([.J24]) &gt;= 65; CODE([.J24]) &lt;= 90)  ; &quot;&lt;grammatik-nts&gt;&quot; &amp; [.J24] &amp; &quot;&lt;/grammatik-nts&gt;&quot;   ;   &quot;&lt;grammatik-ts&gt;&quot; &amp; [.J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K24]);[.J58];[.J58] &amp; IF([.K24]=&quot;|&quot;; &quot;&lt;regel-oder&gt; | &lt;/regel-oder&gt;&quot; ;    IF(AND(CODE([.K24]) &gt;= 65; CODE([.K24]) &lt;= 90)  ; &quot;&lt;grammatik-nts&gt;&quot; &amp; [.K24] &amp; &quot;&lt;/grammatik-nts&gt;&quot;   ;   &quot;&lt;grammatik-ts&gt;&quot; &amp; [.K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L24]);[.K58];[.K58] &amp; IF([.L24]=&quot;|&quot;; &quot;&lt;regel-oder&gt; | &lt;/regel-oder&gt;&quot; ;    IF(AND(CODE([.L24]) &gt;= 65; CODE([.L24]) &lt;= 90)  ; &quot;&lt;grammatik-nts&gt;&quot; &amp; [.L24] &amp; &quot;&lt;/grammatik-nts&gt;&quot;   ;   &quot;&lt;grammatik-ts&gt;&quot; &amp; [.L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M24]);[.L58];[.L58] &amp; IF([.M24]=&quot;|&quot;; &quot;&lt;regel-oder&gt; | &lt;/regel-oder&gt;&quot; ;    IF(AND(CODE([.M24]) &gt;= 65; CODE([.M24]) &lt;= 90)  ; &quot;&lt;grammatik-nts&gt;&quot; &amp; [.M24] &amp; &quot;&lt;/grammatik-nts&gt;&quot;   ;   &quot;&lt;grammatik-ts&gt;&quot; &amp; [.M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N24]);[.M58];[.M58] &amp; IF([.N24]=&quot;|&quot;; &quot;&lt;regel-oder&gt; | &lt;/regel-oder&gt;&quot; ;    IF(AND(CODE([.N24]) &gt;= 65; CODE([.N24]) &lt;= 90)  ; &quot;&lt;grammatik-nts&gt;&quot; &amp; [.N24] &amp; &quot;&lt;/grammatik-nts&gt;&quot;   ;   &quot;&lt;grammatik-ts&gt;&quot; &amp; [.N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O24]);[.N58];[.N58] &amp; IF([.O24]=&quot;|&quot;; &quot;&lt;regel-oder&gt; | &lt;/regel-oder&gt;&quot; ;    IF(AND(CODE([.O24]) &gt;= 65; CODE([.O24]) &lt;= 90)  ; &quot;&lt;grammatik-nts&gt;&quot; &amp; [.O24] &amp; &quot;&lt;/grammatik-nts&gt;&quot;   ;   &quot;&lt;grammatik-ts&gt;&quot; &amp; [.O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P24]);[.O58];[.O58] &amp; IF([.P24]=&quot;|&quot;; &quot;&lt;regel-oder&gt; | &lt;/regel-oder&gt;&quot; ;    IF(AND(CODE([.P24]) &gt;= 65; CODE([.P24]) &lt;= 90)  ; &quot;&lt;grammatik-nts&gt;&quot; &amp; [.P24] &amp; &quot;&lt;/grammatik-nts&gt;&quot;   ;   &quot;&lt;grammatik-ts&gt;&quot; &amp; [.P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Q24]);[.P58];[.P58] &amp; IF([.Q24]=&quot;|&quot;; &quot;&lt;regel-oder&gt; | &lt;/regel-oder&gt;&quot; ;    IF(AND(CODE([.Q24]) &gt;= 65; CODE([.Q24]) &lt;= 90)  ; &quot;&lt;grammatik-nts&gt;&quot; &amp; [.Q24] &amp; &quot;&lt;/grammatik-nts&gt;&quot;   ;   &quot;&lt;grammatik-ts&gt;&quot; &amp; [.Q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R24]);[.Q58];[.Q58] &amp; IF([.R24]=&quot;|&quot;; &quot;&lt;regel-oder&gt; | &lt;/regel-oder&gt;&quot; ;    IF(AND(CODE([.R24]) &gt;= 65; CODE([.R24]) &lt;= 90)  ; &quot;&lt;grammatik-nts&gt;&quot; &amp; [.R24] &amp; &quot;&lt;/grammatik-nts&gt;&quot;   ;   &quot;&lt;grammatik-ts&gt;&quot; &amp; [.R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S24]);[.R58];[.R58] &amp; IF([.S24]=&quot;|&quot;; &quot;&lt;regel-oder&gt; | &lt;/regel-oder&gt;&quot; ;    IF(AND(CODE([.S24]) &gt;= 65; CODE([.S24]) &lt;= 90)  ; &quot;&lt;grammatik-nts&gt;&quot; &amp; [.S24] &amp; &quot;&lt;/grammatik-nts&gt;&quot;   ;   &quot;&lt;grammatik-ts&gt;&quot; &amp; [.S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T24]);[.S58];[.S58] &amp; IF([.T24]=&quot;|&quot;; &quot;&lt;regel-oder&gt; | &lt;/regel-oder&gt;&quot; ;    IF(AND(CODE([.T24]) &gt;= 65; CODE([.T24]) &lt;= 90)  ; &quot;&lt;grammatik-nts&gt;&quot; &amp; [.T24] &amp; &quot;&lt;/grammatik-nts&gt;&quot;   ;   &quot;&lt;grammatik-ts&gt;&quot; &amp; [.T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U24]);[.T58];[.T58] &amp; IF([.U24]=&quot;|&quot;; &quot;&lt;regel-oder&gt; | &lt;/regel-oder&gt;&quot; ;    IF(AND(CODE([.U24]) &gt;= 65; CODE([.U24]) &lt;= 90)  ; &quot;&lt;grammatik-nts&gt;&quot; &amp; [.U24] &amp; &quot;&lt;/grammatik-nts&gt;&quot;   ;   &quot;&lt;grammatik-ts&gt;&quot; &amp; [.U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V24]);[.U58];[.U58] &amp; IF([.V24]=&quot;|&quot;; &quot;&lt;regel-oder&gt; | &lt;/regel-oder&gt;&quot; ;    IF(AND(CODE([.V24]) &gt;= 65; CODE([.V24]) &lt;= 90)  ; &quot;&lt;grammatik-nts&gt;&quot; &amp; [.V24] &amp; &quot;&lt;/grammatik-nts&gt;&quot;   ;   &quot;&lt;grammatik-ts&gt;&quot; &amp; [.V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W24]);[.V58];[.V58] &amp; IF([.W24]=&quot;|&quot;; &quot;&lt;regel-oder&gt; | &lt;/regel-oder&gt;&quot; ;    IF(AND(CODE([.W24]) &gt;= 65; CODE([.W24]) &lt;= 90)  ; &quot;&lt;grammatik-nts&gt;&quot; &amp; [.W24] &amp; &quot;&lt;/grammatik-nts&gt;&quot;   ;   &quot;&lt;grammatik-ts&gt;&quot; &amp; [.W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X24]);[.W58];[.W58] &amp; IF([.X24]=&quot;|&quot;; &quot;&lt;regel-oder&gt; | &lt;/regel-oder&gt;&quot; ;    IF(AND(CODE([.X24]) &gt;= 65; CODE([.X24]) &lt;= 90)  ; &quot;&lt;grammatik-nts&gt;&quot; &amp; [.X24] &amp; &quot;&lt;/grammatik-nts&gt;&quot;   ;   &quot;&lt;grammatik-ts&gt;&quot; &amp; [.X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Y24]);[.X58];[.X58] &amp; IF([.Y24]=&quot;|&quot;; &quot;&lt;regel-oder&gt; | &lt;/regel-oder&gt;&quot; ;    IF(AND(CODE([.Y24]) &gt;= 65; CODE([.Y24]) &lt;= 90)  ; &quot;&lt;grammatik-nts&gt;&quot; &amp; [.Y24] &amp; &quot;&lt;/grammatik-nts&gt;&quot;   ;   &quot;&lt;grammatik-ts&gt;&quot; &amp; [.Y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Z24]);[.Y58];[.Y58] &amp; IF([.Z24]=&quot;|&quot;; &quot;&lt;regel-oder&gt; | &lt;/regel-oder&gt;&quot; ;    IF(AND(CODE([.Z24]) &gt;= 65; CODE([.Z24]) &lt;= 90)  ; &quot;&lt;grammatik-nts&gt;&quot; &amp; [.Z24] &amp; &quot;&lt;/grammatik-nts&gt;&quot;   ;   &quot;&lt;grammatik-ts&gt;&quot; &amp; [.Z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AA24]);[.Z58];[.Z58] &amp; IF([.AA24]=&quot;|&quot;; &quot;&lt;regel-oder&gt; | &lt;/regel-oder&gt;&quot; ;    IF(AND(CODE([.AA24]) &gt;= 65; CODE([.AA24]) &lt;= 90)  ; &quot;&lt;grammatik-nts&gt;&quot; &amp; [.AA24] &amp; &quot;&lt;/grammatik-nts&gt;&quot;   ;   &quot;&lt;grammatik-ts&gt;&quot; &amp; [.AA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AB24]);[.AA58];[.AA58] &amp; IF([.AB24]=&quot;|&quot;; &quot;&lt;regel-oder&gt; | &lt;/regel-oder&gt;&quot; ;    IF(AND(CODE([.AB24]) &gt;= 65; CODE([.AB24]) &lt;= 90)  ; &quot;&lt;grammatik-nts&gt;&quot; &amp; [.AB24] &amp; &quot;&lt;/grammatik-nts&gt;&quot;   ;   &quot;&lt;grammatik-ts&gt;&quot; &amp; [.AB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AC24]);[.AB58];[.AB58] &amp; IF([.AC24]=&quot;|&quot;; &quot;&lt;regel-oder&gt; | &lt;/regel-oder&gt;&quot; ;    IF(AND(CODE([.AC24]) &gt;= 65; CODE([.AC24]) &lt;= 90)  ; &quot;&lt;grammatik-nts&gt;&quot; &amp; [.AC24] &amp; &quot;&lt;/grammatik-nts&gt;&quot;   ;   &quot;&lt;grammatik-ts&gt;&quot; &amp; [.AC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IF(ISBLANK([.AD24]);[.AC58];[.AC58] &amp; IF([.AD24]=&quot;|&quot;; &quot;&lt;regel-oder&gt; | &lt;/regel-oder&gt;&quot; ;    IF(AND(CODE([.AD24]) &gt;= 65; CODE([.AD24]) &lt;= 90)  ; &quot;&lt;grammatik-nts&gt;&quot; &amp; [.AD24] &amp; &quot;&lt;/grammatik-nts&gt;&quot;   ;   &quot;&lt;grammatik-ts&gt;&quot; &amp; [.AD24] &amp; &quot;&lt;/grammatik-ts&gt;&quot;      )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</text:p>
          </table:table-cell>
          <table:table-cell table:formula="of:=CONCATENATE([.AD58];&quot;&lt;/grammatik-rechts&gt;&lt;/grammatik-regel&gt;&lt;br /&gt;&quot; &amp; CHAR(13))" office:value-type="string" office:string-value="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&lt;/grammatik-rechts&gt;&lt;/grammatik-regel&gt;&lt;br /&gt;&#13;" calcext:value-type="string">
            <text:p>&lt;grammatik-regel&gt;&lt;grammatik-links&gt;&lt;grammatik-nts&gt;J&lt;/grammatik-nts&gt;&lt;/grammatik-links&gt;&lt;grammatik-pfeil&gt;&amp;rarr;&lt;/grammatik-pfeil&gt;&lt;grammatik-rechts&gt;&lt;grammatik-nts&gt;Z&lt;/grammatik-nts&gt;&lt;grammatik-nts&gt;Z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1" table:number-rows-spanned="1">
            <text:p>(Aufgabe 3)</text:p>
          </table:table-cell>
          <table:covered-table-cell table:number-columns-repeated="30"/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7];&quot;&lt;/grammatik-nts&gt;&lt;/grammatik-links&gt;&lt;grammatik-pfeil&gt;&amp;rarr;&lt;/grammatik-pfeil&gt;&lt;grammatik-rechts&gt;&quot;)" office:value-type="string" office:string-value="&lt;grammatik-regel&gt;&lt;grammatik-links&gt;&lt;grammatik-nts&gt;S&lt;/grammatik-nts&gt;&lt;/grammatik-links&gt;&lt;grammatik-pfeil&gt;&amp;rarr;&lt;/grammatik-pfeil&gt;&lt;grammatik-rechts&gt;" calcext:value-type="string">
            <text:p>&lt;grammatik-regel&gt;&lt;grammatik-links&gt;&lt;grammatik-nts&gt;S&lt;/grammatik-nts&gt;&lt;/grammatik-links&gt;&lt;grammatik-pfeil&gt;&amp;rarr;&lt;/grammatik-pfeil&gt;&lt;grammatik-rechts&gt;</text:p>
          </table:table-cell>
          <table:table-cell table:formula="of:=IF(ISBLANK([.B27]);[.A61];[.A61] &amp; IF([.B27]=&quot;|&quot;;&quot;|&quot;;    IF(AND(CODE([.B27]) &gt;= 65; CODE([.B27]) &lt;= 90)  ; &quot;&lt;grammatik-nts&gt;&quot; &amp; [.B27] &amp; &quot;&lt;/grammatik-nts&gt;&quot;   ;   &quot;&lt;grammatik-ts&gt;&quot; &amp; [.B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</text:p>
          </table:table-cell>
          <table:table-cell table:formula="of:=IF(ISBLANK([.C27]);[.B61];[.B61] &amp; IF([.C27]=&quot;|&quot;; &quot;&lt;regel-oder&gt; | &lt;/regel-oder&gt;&quot; ;    IF(AND(CODE([.C27]) &gt;= 65; CODE([.C27]) &lt;= 90)  ; &quot;&lt;grammatik-nts&gt;&quot; &amp; [.C27] &amp; &quot;&lt;/grammatik-nts&gt;&quot;   ;   &quot;&lt;grammatik-ts&gt;&quot; &amp; [.C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D27]);[.C61];[.C61] &amp; IF([.D27]=&quot;|&quot;; &quot;&lt;regel-oder&gt; | &lt;/regel-oder&gt;&quot; ;    IF(AND(CODE([.D27]) &gt;= 65; CODE([.D27]) &lt;= 90)  ; &quot;&lt;grammatik-nts&gt;&quot; &amp; [.D27] &amp; &quot;&lt;/grammatik-nts&gt;&quot;   ;   &quot;&lt;grammatik-ts&gt;&quot; &amp; [.D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E27]);[.D61];[.D61] &amp; IF([.E27]=&quot;|&quot;; &quot;&lt;regel-oder&gt; | &lt;/regel-oder&gt;&quot; ;    IF(AND(CODE([.E27]) &gt;= 65; CODE([.E27]) &lt;= 90)  ; &quot;&lt;grammatik-nts&gt;&quot; &amp; [.E27] &amp; &quot;&lt;/grammatik-nts&gt;&quot;   ;   &quot;&lt;grammatik-ts&gt;&quot; &amp; [.E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F27]);[.E61];[.E61] &amp; IF([.F27]=&quot;|&quot;; &quot;&lt;regel-oder&gt; | &lt;/regel-oder&gt;&quot; ;    IF(AND(CODE([.F27]) &gt;= 65; CODE([.F27]) &lt;= 90)  ; &quot;&lt;grammatik-nts&gt;&quot; &amp; [.F27] &amp; &quot;&lt;/grammatik-nts&gt;&quot;   ;   &quot;&lt;grammatik-ts&gt;&quot; &amp; [.F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G27]);[.F61];[.F61] &amp; IF([.G27]=&quot;|&quot;; &quot;&lt;regel-oder&gt; | &lt;/regel-oder&gt;&quot; ;    IF(AND(CODE([.G27]) &gt;= 65; CODE([.G27]) &lt;= 90)  ; &quot;&lt;grammatik-nts&gt;&quot; &amp; [.G27] &amp; &quot;&lt;/grammatik-nts&gt;&quot;   ;   &quot;&lt;grammatik-ts&gt;&quot; &amp; [.G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H27]);[.G61];[.G61] &amp; IF([.H27]=&quot;|&quot;; &quot;&lt;regel-oder&gt; | &lt;/regel-oder&gt;&quot; ;    IF(AND(CODE([.H27]) &gt;= 65; CODE([.H27]) &lt;= 90)  ; &quot;&lt;grammatik-nts&gt;&quot; &amp; [.H27] &amp; &quot;&lt;/grammatik-nts&gt;&quot;   ;   &quot;&lt;grammatik-ts&gt;&quot; &amp; [.H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I27]);[.H61];[.H61] &amp; IF([.I27]=&quot;|&quot;; &quot;&lt;regel-oder&gt; | &lt;/regel-oder&gt;&quot; ;    IF(AND(CODE([.I27]) &gt;= 65; CODE([.I27]) &lt;= 90)  ; &quot;&lt;grammatik-nts&gt;&quot; &amp; [.I27] &amp; &quot;&lt;/grammatik-nts&gt;&quot;   ;   &quot;&lt;grammatik-ts&gt;&quot; &amp; [.I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J27]);[.I61];[.I61] &amp; IF([.J27]=&quot;|&quot;; &quot;&lt;regel-oder&gt; | &lt;/regel-oder&gt;&quot; ;    IF(AND(CODE([.J27]) &gt;= 65; CODE([.J27]) &lt;= 90)  ; &quot;&lt;grammatik-nts&gt;&quot; &amp; [.J27] &amp; &quot;&lt;/grammatik-nts&gt;&quot;   ;   &quot;&lt;grammatik-ts&gt;&quot; &amp; [.J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K27]);[.J61];[.J61] &amp; IF([.K27]=&quot;|&quot;; &quot;&lt;regel-oder&gt; | &lt;/regel-oder&gt;&quot; ;    IF(AND(CODE([.K27]) &gt;= 65; CODE([.K27]) &lt;= 90)  ; &quot;&lt;grammatik-nts&gt;&quot; &amp; [.K27] &amp; &quot;&lt;/grammatik-nts&gt;&quot;   ;   &quot;&lt;grammatik-ts&gt;&quot; &amp; [.K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L27]);[.K61];[.K61] &amp; IF([.L27]=&quot;|&quot;; &quot;&lt;regel-oder&gt; | &lt;/regel-oder&gt;&quot; ;    IF(AND(CODE([.L27]) &gt;= 65; CODE([.L27]) &lt;= 90)  ; &quot;&lt;grammatik-nts&gt;&quot; &amp; [.L27] &amp; &quot;&lt;/grammatik-nts&gt;&quot;   ;   &quot;&lt;grammatik-ts&gt;&quot; &amp; [.L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M27]);[.L61];[.L61] &amp; IF([.M27]=&quot;|&quot;; &quot;&lt;regel-oder&gt; | &lt;/regel-oder&gt;&quot; ;    IF(AND(CODE([.M27]) &gt;= 65; CODE([.M27]) &lt;= 90)  ; &quot;&lt;grammatik-nts&gt;&quot; &amp; [.M27] &amp; &quot;&lt;/grammatik-nts&gt;&quot;   ;   &quot;&lt;grammatik-ts&gt;&quot; &amp; [.M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N27]);[.M61];[.M61] &amp; IF([.N27]=&quot;|&quot;; &quot;&lt;regel-oder&gt; | &lt;/regel-oder&gt;&quot; ;    IF(AND(CODE([.N27]) &gt;= 65; CODE([.N27]) &lt;= 90)  ; &quot;&lt;grammatik-nts&gt;&quot; &amp; [.N27] &amp; &quot;&lt;/grammatik-nts&gt;&quot;   ;   &quot;&lt;grammatik-ts&gt;&quot; &amp; [.N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O27]);[.N61];[.N61] &amp; IF([.O27]=&quot;|&quot;; &quot;&lt;regel-oder&gt; | &lt;/regel-oder&gt;&quot; ;    IF(AND(CODE([.O27]) &gt;= 65; CODE([.O27]) &lt;= 90)  ; &quot;&lt;grammatik-nts&gt;&quot; &amp; [.O27] &amp; &quot;&lt;/grammatik-nts&gt;&quot;   ;   &quot;&lt;grammatik-ts&gt;&quot; &amp; [.O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P27]);[.O61];[.O61] &amp; IF([.P27]=&quot;|&quot;; &quot;&lt;regel-oder&gt; | &lt;/regel-oder&gt;&quot; ;    IF(AND(CODE([.P27]) &gt;= 65; CODE([.P27]) &lt;= 90)  ; &quot;&lt;grammatik-nts&gt;&quot; &amp; [.P27] &amp; &quot;&lt;/grammatik-nts&gt;&quot;   ;   &quot;&lt;grammatik-ts&gt;&quot; &amp; [.P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Q27]);[.P61];[.P61] &amp; IF([.Q27]=&quot;|&quot;; &quot;&lt;regel-oder&gt; | &lt;/regel-oder&gt;&quot; ;    IF(AND(CODE([.Q27]) &gt;= 65; CODE([.Q27]) &lt;= 90)  ; &quot;&lt;grammatik-nts&gt;&quot; &amp; [.Q27] &amp; &quot;&lt;/grammatik-nts&gt;&quot;   ;   &quot;&lt;grammatik-ts&gt;&quot; &amp; [.Q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R27]);[.Q61];[.Q61] &amp; IF([.R27]=&quot;|&quot;; &quot;&lt;regel-oder&gt; | &lt;/regel-oder&gt;&quot; ;    IF(AND(CODE([.R27]) &gt;= 65; CODE([.R27]) &lt;= 90)  ; &quot;&lt;grammatik-nts&gt;&quot; &amp; [.R27] &amp; &quot;&lt;/grammatik-nts&gt;&quot;   ;   &quot;&lt;grammatik-ts&gt;&quot; &amp; [.R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S27]);[.R61];[.R61] &amp; IF([.S27]=&quot;|&quot;; &quot;&lt;regel-oder&gt; | &lt;/regel-oder&gt;&quot; ;    IF(AND(CODE([.S27]) &gt;= 65; CODE([.S27]) &lt;= 90)  ; &quot;&lt;grammatik-nts&gt;&quot; &amp; [.S27] &amp; &quot;&lt;/grammatik-nts&gt;&quot;   ;   &quot;&lt;grammatik-ts&gt;&quot; &amp; [.S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T27]);[.S61];[.S61] &amp; IF([.T27]=&quot;|&quot;; &quot;&lt;regel-oder&gt; | &lt;/regel-oder&gt;&quot; ;    IF(AND(CODE([.T27]) &gt;= 65; CODE([.T27]) &lt;= 90)  ; &quot;&lt;grammatik-nts&gt;&quot; &amp; [.T27] &amp; &quot;&lt;/grammatik-nts&gt;&quot;   ;   &quot;&lt;grammatik-ts&gt;&quot; &amp; [.T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U27]);[.T61];[.T61] &amp; IF([.U27]=&quot;|&quot;; &quot;&lt;regel-oder&gt; | &lt;/regel-oder&gt;&quot; ;    IF(AND(CODE([.U27]) &gt;= 65; CODE([.U27]) &lt;= 90)  ; &quot;&lt;grammatik-nts&gt;&quot; &amp; [.U27] &amp; &quot;&lt;/grammatik-nts&gt;&quot;   ;   &quot;&lt;grammatik-ts&gt;&quot; &amp; [.U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V27]);[.U61];[.U61] &amp; IF([.V27]=&quot;|&quot;; &quot;&lt;regel-oder&gt; | &lt;/regel-oder&gt;&quot; ;    IF(AND(CODE([.V27]) &gt;= 65; CODE([.V27]) &lt;= 90)  ; &quot;&lt;grammatik-nts&gt;&quot; &amp; [.V27] &amp; &quot;&lt;/grammatik-nts&gt;&quot;   ;   &quot;&lt;grammatik-ts&gt;&quot; &amp; [.V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W27]);[.V61];[.V61] &amp; IF([.W27]=&quot;|&quot;; &quot;&lt;regel-oder&gt; | &lt;/regel-oder&gt;&quot; ;    IF(AND(CODE([.W27]) &gt;= 65; CODE([.W27]) &lt;= 90)  ; &quot;&lt;grammatik-nts&gt;&quot; &amp; [.W27] &amp; &quot;&lt;/grammatik-nts&gt;&quot;   ;   &quot;&lt;grammatik-ts&gt;&quot; &amp; [.W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X27]);[.W61];[.W61] &amp; IF([.X27]=&quot;|&quot;; &quot;&lt;regel-oder&gt; | &lt;/regel-oder&gt;&quot; ;    IF(AND(CODE([.X27]) &gt;= 65; CODE([.X27]) &lt;= 90)  ; &quot;&lt;grammatik-nts&gt;&quot; &amp; [.X27] &amp; &quot;&lt;/grammatik-nts&gt;&quot;   ;   &quot;&lt;grammatik-ts&gt;&quot; &amp; [.X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Y27]);[.X61];[.X61] &amp; IF([.Y27]=&quot;|&quot;; &quot;&lt;regel-oder&gt; | &lt;/regel-oder&gt;&quot; ;    IF(AND(CODE([.Y27]) &gt;= 65; CODE([.Y27]) &lt;= 90)  ; &quot;&lt;grammatik-nts&gt;&quot; &amp; [.Y27] &amp; &quot;&lt;/grammatik-nts&gt;&quot;   ;   &quot;&lt;grammatik-ts&gt;&quot; &amp; [.Y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Z27]);[.Y61];[.Y61] &amp; IF([.Z27]=&quot;|&quot;; &quot;&lt;regel-oder&gt; | &lt;/regel-oder&gt;&quot; ;    IF(AND(CODE([.Z27]) &gt;= 65; CODE([.Z27]) &lt;= 90)  ; &quot;&lt;grammatik-nts&gt;&quot; &amp; [.Z27] &amp; &quot;&lt;/grammatik-nts&gt;&quot;   ;   &quot;&lt;grammatik-ts&gt;&quot; &amp; [.Z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AA27]);[.Z61];[.Z61] &amp; IF([.AA27]=&quot;|&quot;; &quot;&lt;regel-oder&gt; | &lt;/regel-oder&gt;&quot; ;    IF(AND(CODE([.AA27]) &gt;= 65; CODE([.AA27]) &lt;= 90)  ; &quot;&lt;grammatik-nts&gt;&quot; &amp; [.AA27] &amp; &quot;&lt;/grammatik-nts&gt;&quot;   ;   &quot;&lt;grammatik-ts&gt;&quot; &amp; [.AA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AB27]);[.AA61];[.AA61] &amp; IF([.AB27]=&quot;|&quot;; &quot;&lt;regel-oder&gt; | &lt;/regel-oder&gt;&quot; ;    IF(AND(CODE([.AB27]) &gt;= 65; CODE([.AB27]) &lt;= 90)  ; &quot;&lt;grammatik-nts&gt;&quot; &amp; [.AB27] &amp; &quot;&lt;/grammatik-nts&gt;&quot;   ;   &quot;&lt;grammatik-ts&gt;&quot; &amp; [.AB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AC27]);[.AB61];[.AB61] &amp; IF([.AC27]=&quot;|&quot;; &quot;&lt;regel-oder&gt; | &lt;/regel-oder&gt;&quot; ;    IF(AND(CODE([.AC27]) &gt;= 65; CODE([.AC27]) &lt;= 90)  ; &quot;&lt;grammatik-nts&gt;&quot; &amp; [.AC27] &amp; &quot;&lt;/grammatik-nts&gt;&quot;   ;   &quot;&lt;grammatik-ts&gt;&quot; &amp; [.AC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IF(ISBLANK([.AD27]);[.AC61];[.AC61] &amp; IF([.AD27]=&quot;|&quot;; &quot;&lt;regel-oder&gt; | &lt;/regel-oder&gt;&quot; ;    IF(AND(CODE([.AD27]) &gt;= 65; CODE([.AD27]) &lt;= 90)  ; &quot;&lt;grammatik-nts&gt;&quot; &amp; [.AD27] &amp; &quot;&lt;/grammatik-nts&gt;&quot;   ;   &quot;&lt;grammatik-ts&gt;&quot; &amp; [.AD27] &amp; &quot;&lt;/grammatik-ts&gt;&quot;      )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</text:p>
          </table:table-cell>
          <table:table-cell table:formula="of:=CONCATENATE([.AD61];&quot;&lt;/grammatik-rechts&gt;&lt;/grammatik-regel&gt;&lt;br /&gt;&quot; &amp; CHAR(13))" office:value-type="string" office:string-value="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&lt;/grammatik-rechts&gt;&lt;/grammatik-regel&gt;&lt;br /&gt;&#13;" calcext:value-type="string">
            <text:p>&lt;grammatik-regel&gt;&lt;grammatik-links&gt;&lt;grammatik-nts&gt;S&lt;/grammatik-nts&gt;&lt;/grammatik-links&gt;&lt;grammatik-pfeil&gt;&amp;rarr;&lt;/grammatik-pfeil&gt;&lt;grammatik-rechts&gt;&lt;grammatik-nts&gt;A&lt;/grammatik-nts&gt;&lt;grammatik-nts&gt;B&lt;/grammatik-n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8];&quot;&lt;/grammatik-nts&gt;&lt;/grammatik-links&gt;&lt;grammatik-pfeil&gt;&amp;rarr;&lt;/grammatik-pfeil&gt;&lt;grammatik-rechts&gt;&quot;)" office:value-type="string" office:string-value="&lt;grammatik-regel&gt;&lt;grammatik-links&gt;&lt;grammatik-nts&gt;A&lt;/grammatik-nts&gt;&lt;/grammatik-links&gt;&lt;grammatik-pfeil&gt;&amp;rarr;&lt;/grammatik-pfeil&gt;&lt;grammatik-rechts&gt;" calcext:value-type="string">
            <text:p>&lt;grammatik-regel&gt;&lt;grammatik-links&gt;&lt;grammatik-nts&gt;A&lt;/grammatik-nts&gt;&lt;/grammatik-links&gt;&lt;grammatik-pfeil&gt;&amp;rarr;&lt;/grammatik-pfeil&gt;&lt;grammatik-rechts&gt;</text:p>
          </table:table-cell>
          <table:table-cell table:formula="of:=IF(ISBLANK([.B28]);[.A62];[.A62] &amp; IF([.B28]=&quot;|&quot;;&quot;|&quot;;    IF(AND(CODE([.B28]) &gt;= 65; CODE([.B28]) &lt;= 90)  ; &quot;&lt;grammatik-nts&gt;&quot; &amp; [.B28] &amp; &quot;&lt;/grammatik-nts&gt;&quot;   ;   &quot;&lt;grammatik-ts&gt;&quot; &amp; [.B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C28]);[.B62];[.B62] &amp; IF([.C28]=&quot;|&quot;; &quot;&lt;regel-oder&gt; | &lt;/regel-oder&gt;&quot; ;    IF(AND(CODE([.C28]) &gt;= 65; CODE([.C28]) &lt;= 90)  ; &quot;&lt;grammatik-nts&gt;&quot; &amp; [.C28] &amp; &quot;&lt;/grammatik-nts&gt;&quot;   ;   &quot;&lt;grammatik-ts&gt;&quot; &amp; [.C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D28]);[.C62];[.C62] &amp; IF([.D28]=&quot;|&quot;; &quot;&lt;regel-oder&gt; | &lt;/regel-oder&gt;&quot; ;    IF(AND(CODE([.D28]) &gt;= 65; CODE([.D28]) &lt;= 90)  ; &quot;&lt;grammatik-nts&gt;&quot; &amp; [.D28] &amp; &quot;&lt;/grammatik-nts&gt;&quot;   ;   &quot;&lt;grammatik-ts&gt;&quot; &amp; [.D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E28]);[.D62];[.D62] &amp; IF([.E28]=&quot;|&quot;; &quot;&lt;regel-oder&gt; | &lt;/regel-oder&gt;&quot; ;    IF(AND(CODE([.E28]) &gt;= 65; CODE([.E28]) &lt;= 90)  ; &quot;&lt;grammatik-nts&gt;&quot; &amp; [.E28] &amp; &quot;&lt;/grammatik-nts&gt;&quot;   ;   &quot;&lt;grammatik-ts&gt;&quot; &amp; [.E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F28]);[.E62];[.E62] &amp; IF([.F28]=&quot;|&quot;; &quot;&lt;regel-oder&gt; | &lt;/regel-oder&gt;&quot; ;    IF(AND(CODE([.F28]) &gt;= 65; CODE([.F28]) &lt;= 90)  ; &quot;&lt;grammatik-nts&gt;&quot; &amp; [.F28] &amp; &quot;&lt;/grammatik-nts&gt;&quot;   ;   &quot;&lt;grammatik-ts&gt;&quot; &amp; [.F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G28]);[.F62];[.F62] &amp; IF([.G28]=&quot;|&quot;; &quot;&lt;regel-oder&gt; | &lt;/regel-oder&gt;&quot; ;    IF(AND(CODE([.G28]) &gt;= 65; CODE([.G28]) &lt;= 90)  ; &quot;&lt;grammatik-nts&gt;&quot; &amp; [.G28] &amp; &quot;&lt;/grammatik-nts&gt;&quot;   ;   &quot;&lt;grammatik-ts&gt;&quot; &amp; [.G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H28]);[.G62];[.G62] &amp; IF([.H28]=&quot;|&quot;; &quot;&lt;regel-oder&gt; | &lt;/regel-oder&gt;&quot; ;    IF(AND(CODE([.H28]) &gt;= 65; CODE([.H28]) &lt;= 90)  ; &quot;&lt;grammatik-nts&gt;&quot; &amp; [.H28] &amp; &quot;&lt;/grammatik-nts&gt;&quot;   ;   &quot;&lt;grammatik-ts&gt;&quot; &amp; [.H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I28]);[.H62];[.H62] &amp; IF([.I28]=&quot;|&quot;; &quot;&lt;regel-oder&gt; | &lt;/regel-oder&gt;&quot; ;    IF(AND(CODE([.I28]) &gt;= 65; CODE([.I28]) &lt;= 90)  ; &quot;&lt;grammatik-nts&gt;&quot; &amp; [.I28] &amp; &quot;&lt;/grammatik-nts&gt;&quot;   ;   &quot;&lt;grammatik-ts&gt;&quot; &amp; [.I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J28]);[.I62];[.I62] &amp; IF([.J28]=&quot;|&quot;; &quot;&lt;regel-oder&gt; | &lt;/regel-oder&gt;&quot; ;    IF(AND(CODE([.J28]) &gt;= 65; CODE([.J28]) &lt;= 90)  ; &quot;&lt;grammatik-nts&gt;&quot; &amp; [.J28] &amp; &quot;&lt;/grammatik-nts&gt;&quot;   ;   &quot;&lt;grammatik-ts&gt;&quot; &amp; [.J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K28]);[.J62];[.J62] &amp; IF([.K28]=&quot;|&quot;; &quot;&lt;regel-oder&gt; | &lt;/regel-oder&gt;&quot; ;    IF(AND(CODE([.K28]) &gt;= 65; CODE([.K28]) &lt;= 90)  ; &quot;&lt;grammatik-nts&gt;&quot; &amp; [.K28] &amp; &quot;&lt;/grammatik-nts&gt;&quot;   ;   &quot;&lt;grammatik-ts&gt;&quot; &amp; [.K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L28]);[.K62];[.K62] &amp; IF([.L28]=&quot;|&quot;; &quot;&lt;regel-oder&gt; | &lt;/regel-oder&gt;&quot; ;    IF(AND(CODE([.L28]) &gt;= 65; CODE([.L28]) &lt;= 90)  ; &quot;&lt;grammatik-nts&gt;&quot; &amp; [.L28] &amp; &quot;&lt;/grammatik-nts&gt;&quot;   ;   &quot;&lt;grammatik-ts&gt;&quot; &amp; [.L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M28]);[.L62];[.L62] &amp; IF([.M28]=&quot;|&quot;; &quot;&lt;regel-oder&gt; | &lt;/regel-oder&gt;&quot; ;    IF(AND(CODE([.M28]) &gt;= 65; CODE([.M28]) &lt;= 90)  ; &quot;&lt;grammatik-nts&gt;&quot; &amp; [.M28] &amp; &quot;&lt;/grammatik-nts&gt;&quot;   ;   &quot;&lt;grammatik-ts&gt;&quot; &amp; [.M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N28]);[.M62];[.M62] &amp; IF([.N28]=&quot;|&quot;; &quot;&lt;regel-oder&gt; | &lt;/regel-oder&gt;&quot; ;    IF(AND(CODE([.N28]) &gt;= 65; CODE([.N28]) &lt;= 90)  ; &quot;&lt;grammatik-nts&gt;&quot; &amp; [.N28] &amp; &quot;&lt;/grammatik-nts&gt;&quot;   ;   &quot;&lt;grammatik-ts&gt;&quot; &amp; [.N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O28]);[.N62];[.N62] &amp; IF([.O28]=&quot;|&quot;; &quot;&lt;regel-oder&gt; | &lt;/regel-oder&gt;&quot; ;    IF(AND(CODE([.O28]) &gt;= 65; CODE([.O28]) &lt;= 90)  ; &quot;&lt;grammatik-nts&gt;&quot; &amp; [.O28] &amp; &quot;&lt;/grammatik-nts&gt;&quot;   ;   &quot;&lt;grammatik-ts&gt;&quot; &amp; [.O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P28]);[.O62];[.O62] &amp; IF([.P28]=&quot;|&quot;; &quot;&lt;regel-oder&gt; | &lt;/regel-oder&gt;&quot; ;    IF(AND(CODE([.P28]) &gt;= 65; CODE([.P28]) &lt;= 90)  ; &quot;&lt;grammatik-nts&gt;&quot; &amp; [.P28] &amp; &quot;&lt;/grammatik-nts&gt;&quot;   ;   &quot;&lt;grammatik-ts&gt;&quot; &amp; [.P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Q28]);[.P62];[.P62] &amp; IF([.Q28]=&quot;|&quot;; &quot;&lt;regel-oder&gt; | &lt;/regel-oder&gt;&quot; ;    IF(AND(CODE([.Q28]) &gt;= 65; CODE([.Q28]) &lt;= 90)  ; &quot;&lt;grammatik-nts&gt;&quot; &amp; [.Q28] &amp; &quot;&lt;/grammatik-nts&gt;&quot;   ;   &quot;&lt;grammatik-ts&gt;&quot; &amp; [.Q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R28]);[.Q62];[.Q62] &amp; IF([.R28]=&quot;|&quot;; &quot;&lt;regel-oder&gt; | &lt;/regel-oder&gt;&quot; ;    IF(AND(CODE([.R28]) &gt;= 65; CODE([.R28]) &lt;= 90)  ; &quot;&lt;grammatik-nts&gt;&quot; &amp; [.R28] &amp; &quot;&lt;/grammatik-nts&gt;&quot;   ;   &quot;&lt;grammatik-ts&gt;&quot; &amp; [.R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S28]);[.R62];[.R62] &amp; IF([.S28]=&quot;|&quot;; &quot;&lt;regel-oder&gt; | &lt;/regel-oder&gt;&quot; ;    IF(AND(CODE([.S28]) &gt;= 65; CODE([.S28]) &lt;= 90)  ; &quot;&lt;grammatik-nts&gt;&quot; &amp; [.S28] &amp; &quot;&lt;/grammatik-nts&gt;&quot;   ;   &quot;&lt;grammatik-ts&gt;&quot; &amp; [.S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T28]);[.S62];[.S62] &amp; IF([.T28]=&quot;|&quot;; &quot;&lt;regel-oder&gt; | &lt;/regel-oder&gt;&quot; ;    IF(AND(CODE([.T28]) &gt;= 65; CODE([.T28]) &lt;= 90)  ; &quot;&lt;grammatik-nts&gt;&quot; &amp; [.T28] &amp; &quot;&lt;/grammatik-nts&gt;&quot;   ;   &quot;&lt;grammatik-ts&gt;&quot; &amp; [.T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U28]);[.T62];[.T62] &amp; IF([.U28]=&quot;|&quot;; &quot;&lt;regel-oder&gt; | &lt;/regel-oder&gt;&quot; ;    IF(AND(CODE([.U28]) &gt;= 65; CODE([.U28]) &lt;= 90)  ; &quot;&lt;grammatik-nts&gt;&quot; &amp; [.U28] &amp; &quot;&lt;/grammatik-nts&gt;&quot;   ;   &quot;&lt;grammatik-ts&gt;&quot; &amp; [.U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V28]);[.U62];[.U62] &amp; IF([.V28]=&quot;|&quot;; &quot;&lt;regel-oder&gt; | &lt;/regel-oder&gt;&quot; ;    IF(AND(CODE([.V28]) &gt;= 65; CODE([.V28]) &lt;= 90)  ; &quot;&lt;grammatik-nts&gt;&quot; &amp; [.V28] &amp; &quot;&lt;/grammatik-nts&gt;&quot;   ;   &quot;&lt;grammatik-ts&gt;&quot; &amp; [.V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W28]);[.V62];[.V62] &amp; IF([.W28]=&quot;|&quot;; &quot;&lt;regel-oder&gt; | &lt;/regel-oder&gt;&quot; ;    IF(AND(CODE([.W28]) &gt;= 65; CODE([.W28]) &lt;= 90)  ; &quot;&lt;grammatik-nts&gt;&quot; &amp; [.W28] &amp; &quot;&lt;/grammatik-nts&gt;&quot;   ;   &quot;&lt;grammatik-ts&gt;&quot; &amp; [.W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X28]);[.W62];[.W62] &amp; IF([.X28]=&quot;|&quot;; &quot;&lt;regel-oder&gt; | &lt;/regel-oder&gt;&quot; ;    IF(AND(CODE([.X28]) &gt;= 65; CODE([.X28]) &lt;= 90)  ; &quot;&lt;grammatik-nts&gt;&quot; &amp; [.X28] &amp; &quot;&lt;/grammatik-nts&gt;&quot;   ;   &quot;&lt;grammatik-ts&gt;&quot; &amp; [.X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Y28]);[.X62];[.X62] &amp; IF([.Y28]=&quot;|&quot;; &quot;&lt;regel-oder&gt; | &lt;/regel-oder&gt;&quot; ;    IF(AND(CODE([.Y28]) &gt;= 65; CODE([.Y28]) &lt;= 90)  ; &quot;&lt;grammatik-nts&gt;&quot; &amp; [.Y28] &amp; &quot;&lt;/grammatik-nts&gt;&quot;   ;   &quot;&lt;grammatik-ts&gt;&quot; &amp; [.Y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Z28]);[.Y62];[.Y62] &amp; IF([.Z28]=&quot;|&quot;; &quot;&lt;regel-oder&gt; | &lt;/regel-oder&gt;&quot; ;    IF(AND(CODE([.Z28]) &gt;= 65; CODE([.Z28]) &lt;= 90)  ; &quot;&lt;grammatik-nts&gt;&quot; &amp; [.Z28] &amp; &quot;&lt;/grammatik-nts&gt;&quot;   ;   &quot;&lt;grammatik-ts&gt;&quot; &amp; [.Z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AA28]);[.Z62];[.Z62] &amp; IF([.AA28]=&quot;|&quot;; &quot;&lt;regel-oder&gt; | &lt;/regel-oder&gt;&quot; ;    IF(AND(CODE([.AA28]) &gt;= 65; CODE([.AA28]) &lt;= 90)  ; &quot;&lt;grammatik-nts&gt;&quot; &amp; [.AA28] &amp; &quot;&lt;/grammatik-nts&gt;&quot;   ;   &quot;&lt;grammatik-ts&gt;&quot; &amp; [.AA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AB28]);[.AA62];[.AA62] &amp; IF([.AB28]=&quot;|&quot;; &quot;&lt;regel-oder&gt; | &lt;/regel-oder&gt;&quot; ;    IF(AND(CODE([.AB28]) &gt;= 65; CODE([.AB28]) &lt;= 90)  ; &quot;&lt;grammatik-nts&gt;&quot; &amp; [.AB28] &amp; &quot;&lt;/grammatik-nts&gt;&quot;   ;   &quot;&lt;grammatik-ts&gt;&quot; &amp; [.AB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AC28]);[.AB62];[.AB62] &amp; IF([.AC28]=&quot;|&quot;; &quot;&lt;regel-oder&gt; | &lt;/regel-oder&gt;&quot; ;    IF(AND(CODE([.AC28]) &gt;= 65; CODE([.AC28]) &lt;= 90)  ; &quot;&lt;grammatik-nts&gt;&quot; &amp; [.AC28] &amp; &quot;&lt;/grammatik-nts&gt;&quot;   ;   &quot;&lt;grammatik-ts&gt;&quot; &amp; [.AC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IF(ISBLANK([.AD28]);[.AC62];[.AC62] &amp; IF([.AD28]=&quot;|&quot;; &quot;&lt;regel-oder&gt; | &lt;/regel-oder&gt;&quot; ;    IF(AND(CODE([.AD28]) &gt;= 65; CODE([.AD28]) &lt;= 90)  ; &quot;&lt;grammatik-nts&gt;&quot; &amp; [.AD28] &amp; &quot;&lt;/grammatik-nts&gt;&quot;   ;   &quot;&lt;grammatik-ts&gt;&quot; &amp; [.AD28] &amp; &quot;&lt;/grammatik-ts&gt;&quot;      )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</text:p>
          </table:table-cell>
          <table:table-cell table:formula="of:=CONCATENATE([.AD62];&quot;&lt;/grammatik-rechts&gt;&lt;/grammatik-regel&gt;&lt;br /&gt;&quot; &amp; CHAR(13))" office:value-type="string" office:string-value="&lt;grammatik-regel&gt;&lt;grammatik-links&gt;&lt;grammatik-nts&gt;A&lt;/grammatik-nts&gt;&lt;/grammatik-links&gt;&lt;grammatik-pfeil&gt;&amp;rarr;&lt;/grammatik-pfeil&gt;&lt;grammatik-rechts&gt;&lt;grammatik-ts&gt;a&lt;/grammatik-ts&gt;&lt;/grammatik-rechts&gt;&lt;/grammatik-regel&gt;&lt;br /&gt;&#13;" calcext:value-type="string">
            <text:p>&lt;grammatik-regel&gt;&lt;grammatik-links&gt;&lt;grammatik-nts&gt;A&lt;/grammatik-nts&gt;&lt;/grammatik-links&gt;&lt;grammatik-pfeil&gt;&amp;rarr;&lt;/grammatik-pfeil&gt;&lt;grammatik-rechts&gt;&lt;grammatik-ts&gt;a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29];&quot;&lt;/grammatik-nts&gt;&lt;/grammatik-links&gt;&lt;grammatik-pfeil&gt;&amp;rarr;&lt;/grammatik-pfeil&gt;&lt;grammatik-rechts&gt;&quot;)" office:value-type="string" office:string-value="&lt;grammatik-regel&gt;&lt;grammatik-links&gt;&lt;grammatik-nts&gt;B&lt;/grammatik-nts&gt;&lt;/grammatik-links&gt;&lt;grammatik-pfeil&gt;&amp;rarr;&lt;/grammatik-pfeil&gt;&lt;grammatik-rechts&gt;" calcext:value-type="string">
            <text:p>&lt;grammatik-regel&gt;&lt;grammatik-links&gt;&lt;grammatik-nts&gt;B&lt;/grammatik-nts&gt;&lt;/grammatik-links&gt;&lt;grammatik-pfeil&gt;&amp;rarr;&lt;/grammatik-pfeil&gt;&lt;grammatik-rechts&gt;</text:p>
          </table:table-cell>
          <table:table-cell table:formula="of:=IF(ISBLANK([.B29]);[.A63];[.A63] &amp; IF([.B29]=&quot;|&quot;;&quot;|&quot;;    IF(AND(CODE([.B29]) &gt;= 65; CODE([.B29]) &lt;= 90)  ; &quot;&lt;grammatik-nts&gt;&quot; &amp; [.B29] &amp; &quot;&lt;/grammatik-nts&gt;&quot;   ;   &quot;&lt;grammatik-ts&gt;&quot; &amp; [.B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</text:p>
          </table:table-cell>
          <table:table-cell table:formula="of:=IF(ISBLANK([.C29]);[.B63];[.B63] &amp; IF([.C29]=&quot;|&quot;; &quot;&lt;regel-oder&gt; | &lt;/regel-oder&gt;&quot; ;    IF(AND(CODE([.C29]) &gt;= 65; CODE([.C29]) &lt;= 90)  ; &quot;&lt;grammatik-nts&gt;&quot; &amp; [.C29] &amp; &quot;&lt;/grammatik-nts&gt;&quot;   ;   &quot;&lt;grammatik-ts&gt;&quot; &amp; [.C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</text:p>
          </table:table-cell>
          <table:table-cell table:formula="of:=IF(ISBLANK([.D29]);[.C63];[.C63] &amp; IF([.D29]=&quot;|&quot;; &quot;&lt;regel-oder&gt; | &lt;/regel-oder&gt;&quot; ;    IF(AND(CODE([.D29]) &gt;= 65; CODE([.D29]) &lt;= 90)  ; &quot;&lt;grammatik-nts&gt;&quot; &amp; [.D29] &amp; &quot;&lt;/grammatik-nts&gt;&quot;   ;   &quot;&lt;grammatik-ts&gt;&quot; &amp; [.D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</text:p>
          </table:table-cell>
          <table:table-cell table:formula="of:=IF(ISBLANK([.E29]);[.D63];[.D63] &amp; IF([.E29]=&quot;|&quot;; &quot;&lt;regel-oder&gt; | &lt;/regel-oder&gt;&quot; ;    IF(AND(CODE([.E29]) &gt;= 65; CODE([.E29]) &lt;= 90)  ; &quot;&lt;grammatik-nts&gt;&quot; &amp; [.E29] &amp; &quot;&lt;/grammatik-nts&gt;&quot;   ;   &quot;&lt;grammatik-ts&gt;&quot; &amp; [.E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</text:p>
          </table:table-cell>
          <table:table-cell table:formula="of:=IF(ISBLANK([.F29]);[.E63];[.E63] &amp; IF([.F29]=&quot;|&quot;; &quot;&lt;regel-oder&gt; | &lt;/regel-oder&gt;&quot; ;    IF(AND(CODE([.F29]) &gt;= 65; CODE([.F29]) &lt;= 90)  ; &quot;&lt;grammatik-nts&gt;&quot; &amp; [.F29] &amp; &quot;&lt;/grammatik-nts&gt;&quot;   ;   &quot;&lt;grammatik-ts&gt;&quot; &amp; [.F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</text:p>
          </table:table-cell>
          <table:table-cell table:formula="of:=IF(ISBLANK([.G29]);[.F63];[.F63] &amp; IF([.G29]=&quot;|&quot;; &quot;&lt;regel-oder&gt; | &lt;/regel-oder&gt;&quot; ;    IF(AND(CODE([.G29]) &gt;= 65; CODE([.G29]) &lt;= 90)  ; &quot;&lt;grammatik-nts&gt;&quot; &amp; [.G29] &amp; &quot;&lt;/grammatik-nts&gt;&quot;   ;   &quot;&lt;grammatik-ts&gt;&quot; &amp; [.G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</text:p>
          </table:table-cell>
          <table:table-cell table:formula="of:=IF(ISBLANK([.H29]);[.G63];[.G63] &amp; IF([.H29]=&quot;|&quot;; &quot;&lt;regel-oder&gt; | &lt;/regel-oder&gt;&quot; ;    IF(AND(CODE([.H29]) &gt;= 65; CODE([.H29]) &lt;= 90)  ; &quot;&lt;grammatik-nts&gt;&quot; &amp; [.H29] &amp; &quot;&lt;/grammatik-nts&gt;&quot;   ;   &quot;&lt;grammatik-ts&gt;&quot; &amp; [.H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</text:p>
          </table:table-cell>
          <table:table-cell table:formula="of:=IF(ISBLANK([.I29]);[.H63];[.H63] &amp; IF([.I29]=&quot;|&quot;; &quot;&lt;regel-oder&gt; | &lt;/regel-oder&gt;&quot; ;    IF(AND(CODE([.I29]) &gt;= 65; CODE([.I29]) &lt;= 90)  ; &quot;&lt;grammatik-nts&gt;&quot; &amp; [.I29] &amp; &quot;&lt;/grammatik-nts&gt;&quot;   ;   &quot;&lt;grammatik-ts&gt;&quot; &amp; [.I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</text:p>
          </table:table-cell>
          <table:table-cell table:formula="of:=IF(ISBLANK([.J29]);[.I63];[.I63] &amp; IF([.J29]=&quot;|&quot;; &quot;&lt;regel-oder&gt; | &lt;/regel-oder&gt;&quot; ;    IF(AND(CODE([.J29]) &gt;= 65; CODE([.J29]) &lt;= 90)  ; &quot;&lt;grammatik-nts&gt;&quot; &amp; [.J29] &amp; &quot;&lt;/grammatik-nts&gt;&quot;   ;   &quot;&lt;grammatik-ts&gt;&quot; &amp; [.J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</text:p>
          </table:table-cell>
          <table:table-cell table:formula="of:=IF(ISBLANK([.K29]);[.J63];[.J63] &amp; IF([.K29]=&quot;|&quot;; &quot;&lt;regel-oder&gt; | &lt;/regel-oder&gt;&quot; ;    IF(AND(CODE([.K29]) &gt;= 65; CODE([.K29]) &lt;= 90)  ; &quot;&lt;grammatik-nts&gt;&quot; &amp; [.K29] &amp; &quot;&lt;/grammatik-nts&gt;&quot;   ;   &quot;&lt;grammatik-ts&gt;&quot; &amp; [.K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L29]);[.K63];[.K63] &amp; IF([.L29]=&quot;|&quot;; &quot;&lt;regel-oder&gt; | &lt;/regel-oder&gt;&quot; ;    IF(AND(CODE([.L29]) &gt;= 65; CODE([.L29]) &lt;= 90)  ; &quot;&lt;grammatik-nts&gt;&quot; &amp; [.L29] &amp; &quot;&lt;/grammatik-nts&gt;&quot;   ;   &quot;&lt;grammatik-ts&gt;&quot; &amp; [.L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M29]);[.L63];[.L63] &amp; IF([.M29]=&quot;|&quot;; &quot;&lt;regel-oder&gt; | &lt;/regel-oder&gt;&quot; ;    IF(AND(CODE([.M29]) &gt;= 65; CODE([.M29]) &lt;= 90)  ; &quot;&lt;grammatik-nts&gt;&quot; &amp; [.M29] &amp; &quot;&lt;/grammatik-nts&gt;&quot;   ;   &quot;&lt;grammatik-ts&gt;&quot; &amp; [.M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N29]);[.M63];[.M63] &amp; IF([.N29]=&quot;|&quot;; &quot;&lt;regel-oder&gt; | &lt;/regel-oder&gt;&quot; ;    IF(AND(CODE([.N29]) &gt;= 65; CODE([.N29]) &lt;= 90)  ; &quot;&lt;grammatik-nts&gt;&quot; &amp; [.N29] &amp; &quot;&lt;/grammatik-nts&gt;&quot;   ;   &quot;&lt;grammatik-ts&gt;&quot; &amp; [.N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O29]);[.N63];[.N63] &amp; IF([.O29]=&quot;|&quot;; &quot;&lt;regel-oder&gt; | &lt;/regel-oder&gt;&quot; ;    IF(AND(CODE([.O29]) &gt;= 65; CODE([.O29]) &lt;= 90)  ; &quot;&lt;grammatik-nts&gt;&quot; &amp; [.O29] &amp; &quot;&lt;/grammatik-nts&gt;&quot;   ;   &quot;&lt;grammatik-ts&gt;&quot; &amp; [.O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P29]);[.O63];[.O63] &amp; IF([.P29]=&quot;|&quot;; &quot;&lt;regel-oder&gt; | &lt;/regel-oder&gt;&quot; ;    IF(AND(CODE([.P29]) &gt;= 65; CODE([.P29]) &lt;= 90)  ; &quot;&lt;grammatik-nts&gt;&quot; &amp; [.P29] &amp; &quot;&lt;/grammatik-nts&gt;&quot;   ;   &quot;&lt;grammatik-ts&gt;&quot; &amp; [.P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Q29]);[.P63];[.P63] &amp; IF([.Q29]=&quot;|&quot;; &quot;&lt;regel-oder&gt; | &lt;/regel-oder&gt;&quot; ;    IF(AND(CODE([.Q29]) &gt;= 65; CODE([.Q29]) &lt;= 90)  ; &quot;&lt;grammatik-nts&gt;&quot; &amp; [.Q29] &amp; &quot;&lt;/grammatik-nts&gt;&quot;   ;   &quot;&lt;grammatik-ts&gt;&quot; &amp; [.Q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R29]);[.Q63];[.Q63] &amp; IF([.R29]=&quot;|&quot;; &quot;&lt;regel-oder&gt; | &lt;/regel-oder&gt;&quot; ;    IF(AND(CODE([.R29]) &gt;= 65; CODE([.R29]) &lt;= 90)  ; &quot;&lt;grammatik-nts&gt;&quot; &amp; [.R29] &amp; &quot;&lt;/grammatik-nts&gt;&quot;   ;   &quot;&lt;grammatik-ts&gt;&quot; &amp; [.R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S29]);[.R63];[.R63] &amp; IF([.S29]=&quot;|&quot;; &quot;&lt;regel-oder&gt; | &lt;/regel-oder&gt;&quot; ;    IF(AND(CODE([.S29]) &gt;= 65; CODE([.S29]) &lt;= 90)  ; &quot;&lt;grammatik-nts&gt;&quot; &amp; [.S29] &amp; &quot;&lt;/grammatik-nts&gt;&quot;   ;   &quot;&lt;grammatik-ts&gt;&quot; &amp; [.S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T29]);[.S63];[.S63] &amp; IF([.T29]=&quot;|&quot;; &quot;&lt;regel-oder&gt; | &lt;/regel-oder&gt;&quot; ;    IF(AND(CODE([.T29]) &gt;= 65; CODE([.T29]) &lt;= 90)  ; &quot;&lt;grammatik-nts&gt;&quot; &amp; [.T29] &amp; &quot;&lt;/grammatik-nts&gt;&quot;   ;   &quot;&lt;grammatik-ts&gt;&quot; &amp; [.T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U29]);[.T63];[.T63] &amp; IF([.U29]=&quot;|&quot;; &quot;&lt;regel-oder&gt; | &lt;/regel-oder&gt;&quot; ;    IF(AND(CODE([.U29]) &gt;= 65; CODE([.U29]) &lt;= 90)  ; &quot;&lt;grammatik-nts&gt;&quot; &amp; [.U29] &amp; &quot;&lt;/grammatik-nts&gt;&quot;   ;   &quot;&lt;grammatik-ts&gt;&quot; &amp; [.U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V29]);[.U63];[.U63] &amp; IF([.V29]=&quot;|&quot;; &quot;&lt;regel-oder&gt; | &lt;/regel-oder&gt;&quot; ;    IF(AND(CODE([.V29]) &gt;= 65; CODE([.V29]) &lt;= 90)  ; &quot;&lt;grammatik-nts&gt;&quot; &amp; [.V29] &amp; &quot;&lt;/grammatik-nts&gt;&quot;   ;   &quot;&lt;grammatik-ts&gt;&quot; &amp; [.V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W29]);[.V63];[.V63] &amp; IF([.W29]=&quot;|&quot;; &quot;&lt;regel-oder&gt; | &lt;/regel-oder&gt;&quot; ;    IF(AND(CODE([.W29]) &gt;= 65; CODE([.W29]) &lt;= 90)  ; &quot;&lt;grammatik-nts&gt;&quot; &amp; [.W29] &amp; &quot;&lt;/grammatik-nts&gt;&quot;   ;   &quot;&lt;grammatik-ts&gt;&quot; &amp; [.W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X29]);[.W63];[.W63] &amp; IF([.X29]=&quot;|&quot;; &quot;&lt;regel-oder&gt; | &lt;/regel-oder&gt;&quot; ;    IF(AND(CODE([.X29]) &gt;= 65; CODE([.X29]) &lt;= 90)  ; &quot;&lt;grammatik-nts&gt;&quot; &amp; [.X29] &amp; &quot;&lt;/grammatik-nts&gt;&quot;   ;   &quot;&lt;grammatik-ts&gt;&quot; &amp; [.X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Y29]);[.X63];[.X63] &amp; IF([.Y29]=&quot;|&quot;; &quot;&lt;regel-oder&gt; | &lt;/regel-oder&gt;&quot; ;    IF(AND(CODE([.Y29]) &gt;= 65; CODE([.Y29]) &lt;= 90)  ; &quot;&lt;grammatik-nts&gt;&quot; &amp; [.Y29] &amp; &quot;&lt;/grammatik-nts&gt;&quot;   ;   &quot;&lt;grammatik-ts&gt;&quot; &amp; [.Y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Z29]);[.Y63];[.Y63] &amp; IF([.Z29]=&quot;|&quot;; &quot;&lt;regel-oder&gt; | &lt;/regel-oder&gt;&quot; ;    IF(AND(CODE([.Z29]) &gt;= 65; CODE([.Z29]) &lt;= 90)  ; &quot;&lt;grammatik-nts&gt;&quot; &amp; [.Z29] &amp; &quot;&lt;/grammatik-nts&gt;&quot;   ;   &quot;&lt;grammatik-ts&gt;&quot; &amp; [.Z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AA29]);[.Z63];[.Z63] &amp; IF([.AA29]=&quot;|&quot;; &quot;&lt;regel-oder&gt; | &lt;/regel-oder&gt;&quot; ;    IF(AND(CODE([.AA29]) &gt;= 65; CODE([.AA29]) &lt;= 90)  ; &quot;&lt;grammatik-nts&gt;&quot; &amp; [.AA29] &amp; &quot;&lt;/grammatik-nts&gt;&quot;   ;   &quot;&lt;grammatik-ts&gt;&quot; &amp; [.AA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AB29]);[.AA63];[.AA63] &amp; IF([.AB29]=&quot;|&quot;; &quot;&lt;regel-oder&gt; | &lt;/regel-oder&gt;&quot; ;    IF(AND(CODE([.AB29]) &gt;= 65; CODE([.AB29]) &lt;= 90)  ; &quot;&lt;grammatik-nts&gt;&quot; &amp; [.AB29] &amp; &quot;&lt;/grammatik-nts&gt;&quot;   ;   &quot;&lt;grammatik-ts&gt;&quot; &amp; [.AB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AC29]);[.AB63];[.AB63] &amp; IF([.AC29]=&quot;|&quot;; &quot;&lt;regel-oder&gt; | &lt;/regel-oder&gt;&quot; ;    IF(AND(CODE([.AC29]) &gt;= 65; CODE([.AC29]) &lt;= 90)  ; &quot;&lt;grammatik-nts&gt;&quot; &amp; [.AC29] &amp; &quot;&lt;/grammatik-nts&gt;&quot;   ;   &quot;&lt;grammatik-ts&gt;&quot; &amp; [.AC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IF(ISBLANK([.AD29]);[.AC63];[.AC63] &amp; IF([.AD29]=&quot;|&quot;; &quot;&lt;regel-oder&gt; | &lt;/regel-oder&gt;&quot; ;    IF(AND(CODE([.AD29]) &gt;= 65; CODE([.AD29]) &lt;= 90)  ; &quot;&lt;grammatik-nts&gt;&quot; &amp; [.AD29] &amp; &quot;&lt;/grammatik-nts&gt;&quot;   ;   &quot;&lt;grammatik-ts&gt;&quot; &amp; [.AD29] &amp; &quot;&lt;/grammatik-ts&gt;&quot;      )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</text:p>
          </table:table-cell>
          <table:table-cell table:formula="of:=CONCATENATE([.AD63];&quot;&lt;/grammatik-rechts&gt;&lt;/grammatik-regel&gt;&lt;br /&gt;&quot; &amp; CHAR(13))" office:value-type="string" office:string-value="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&lt;/grammatik-rechts&gt;&lt;/grammatik-regel&gt;&lt;br /&gt;&#13;" calcext:value-type="string">
            <text:p>&lt;grammatik-regel&gt;&lt;grammatik-links&gt;&lt;grammatik-nts&gt;B&lt;/grammatik-nts&gt;&lt;/grammatik-links&gt;&lt;grammatik-pfeil&gt;&amp;rarr;&lt;/grammatik-pfeil&gt;&lt;grammatik-rechts&gt;&lt;grammatik-nts&gt;B&lt;/grammatik-nts&gt;&lt;grammatik-nts&gt;R&lt;/grammatik-nts&gt;&lt;regel-oder&gt; | &lt;/regel-oder&gt;&lt;grammatik-nts&gt;C&lt;/grammatik-nts&gt;&lt;grammatik-nts&gt;B&lt;/grammatik-nts&gt;&lt;regel-oder&gt; | &lt;/regel-oder&gt;&lt;grammatik-nts&gt;A&lt;/grammatik-nts&gt;&lt;grammatik-nts&gt;B&lt;/grammatik-nts&gt;&lt;regel-oder&gt; | &lt;/regel-oder&gt;&lt;grammatik-ts&gt;b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30];&quot;&lt;/grammatik-nts&gt;&lt;/grammatik-links&gt;&lt;grammatik-pfeil&gt;&amp;rarr;&lt;/grammatik-pfeil&gt;&lt;grammatik-rechts&gt;&quot;)" office:value-type="string" office:string-value="&lt;grammatik-regel&gt;&lt;grammatik-links&gt;&lt;grammatik-nts&gt;C&lt;/grammatik-nts&gt;&lt;/grammatik-links&gt;&lt;grammatik-pfeil&gt;&amp;rarr;&lt;/grammatik-pfeil&gt;&lt;grammatik-rechts&gt;" calcext:value-type="string">
            <text:p>&lt;grammatik-regel&gt;&lt;grammatik-links&gt;&lt;grammatik-nts&gt;C&lt;/grammatik-nts&gt;&lt;/grammatik-links&gt;&lt;grammatik-pfeil&gt;&amp;rarr;&lt;/grammatik-pfeil&gt;&lt;grammatik-rechts&gt;</text:p>
          </table:table-cell>
          <table:table-cell table:formula="of:=IF(ISBLANK([.B30]);[.A64];[.A64] &amp; IF([.B30]=&quot;|&quot;;&quot;|&quot;;    IF(AND(CODE([.B30]) &gt;= 65; CODE([.B30]) &lt;= 90)  ; &quot;&lt;grammatik-nts&gt;&quot; &amp; [.B30] &amp; &quot;&lt;/grammatik-nts&gt;&quot;   ;   &quot;&lt;grammatik-ts&gt;&quot; &amp; [.B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C30]);[.B64];[.B64] &amp; IF([.C30]=&quot;|&quot;; &quot;&lt;regel-oder&gt; | &lt;/regel-oder&gt;&quot; ;    IF(AND(CODE([.C30]) &gt;= 65; CODE([.C30]) &lt;= 90)  ; &quot;&lt;grammatik-nts&gt;&quot; &amp; [.C30] &amp; &quot;&lt;/grammatik-nts&gt;&quot;   ;   &quot;&lt;grammatik-ts&gt;&quot; &amp; [.C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D30]);[.C64];[.C64] &amp; IF([.D30]=&quot;|&quot;; &quot;&lt;regel-oder&gt; | &lt;/regel-oder&gt;&quot; ;    IF(AND(CODE([.D30]) &gt;= 65; CODE([.D30]) &lt;= 90)  ; &quot;&lt;grammatik-nts&gt;&quot; &amp; [.D30] &amp; &quot;&lt;/grammatik-nts&gt;&quot;   ;   &quot;&lt;grammatik-ts&gt;&quot; &amp; [.D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E30]);[.D64];[.D64] &amp; IF([.E30]=&quot;|&quot;; &quot;&lt;regel-oder&gt; | &lt;/regel-oder&gt;&quot; ;    IF(AND(CODE([.E30]) &gt;= 65; CODE([.E30]) &lt;= 90)  ; &quot;&lt;grammatik-nts&gt;&quot; &amp; [.E30] &amp; &quot;&lt;/grammatik-nts&gt;&quot;   ;   &quot;&lt;grammatik-ts&gt;&quot; &amp; [.E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F30]);[.E64];[.E64] &amp; IF([.F30]=&quot;|&quot;; &quot;&lt;regel-oder&gt; | &lt;/regel-oder&gt;&quot; ;    IF(AND(CODE([.F30]) &gt;= 65; CODE([.F30]) &lt;= 90)  ; &quot;&lt;grammatik-nts&gt;&quot; &amp; [.F30] &amp; &quot;&lt;/grammatik-nts&gt;&quot;   ;   &quot;&lt;grammatik-ts&gt;&quot; &amp; [.F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G30]);[.F64];[.F64] &amp; IF([.G30]=&quot;|&quot;; &quot;&lt;regel-oder&gt; | &lt;/regel-oder&gt;&quot; ;    IF(AND(CODE([.G30]) &gt;= 65; CODE([.G30]) &lt;= 90)  ; &quot;&lt;grammatik-nts&gt;&quot; &amp; [.G30] &amp; &quot;&lt;/grammatik-nts&gt;&quot;   ;   &quot;&lt;grammatik-ts&gt;&quot; &amp; [.G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H30]);[.G64];[.G64] &amp; IF([.H30]=&quot;|&quot;; &quot;&lt;regel-oder&gt; | &lt;/regel-oder&gt;&quot; ;    IF(AND(CODE([.H30]) &gt;= 65; CODE([.H30]) &lt;= 90)  ; &quot;&lt;grammatik-nts&gt;&quot; &amp; [.H30] &amp; &quot;&lt;/grammatik-nts&gt;&quot;   ;   &quot;&lt;grammatik-ts&gt;&quot; &amp; [.H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I30]);[.H64];[.H64] &amp; IF([.I30]=&quot;|&quot;; &quot;&lt;regel-oder&gt; | &lt;/regel-oder&gt;&quot; ;    IF(AND(CODE([.I30]) &gt;= 65; CODE([.I30]) &lt;= 90)  ; &quot;&lt;grammatik-nts&gt;&quot; &amp; [.I30] &amp; &quot;&lt;/grammatik-nts&gt;&quot;   ;   &quot;&lt;grammatik-ts&gt;&quot; &amp; [.I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J30]);[.I64];[.I64] &amp; IF([.J30]=&quot;|&quot;; &quot;&lt;regel-oder&gt; | &lt;/regel-oder&gt;&quot; ;    IF(AND(CODE([.J30]) &gt;= 65; CODE([.J30]) &lt;= 90)  ; &quot;&lt;grammatik-nts&gt;&quot; &amp; [.J30] &amp; &quot;&lt;/grammatik-nts&gt;&quot;   ;   &quot;&lt;grammatik-ts&gt;&quot; &amp; [.J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K30]);[.J64];[.J64] &amp; IF([.K30]=&quot;|&quot;; &quot;&lt;regel-oder&gt; | &lt;/regel-oder&gt;&quot; ;    IF(AND(CODE([.K30]) &gt;= 65; CODE([.K30]) &lt;= 90)  ; &quot;&lt;grammatik-nts&gt;&quot; &amp; [.K30] &amp; &quot;&lt;/grammatik-nts&gt;&quot;   ;   &quot;&lt;grammatik-ts&gt;&quot; &amp; [.K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L30]);[.K64];[.K64] &amp; IF([.L30]=&quot;|&quot;; &quot;&lt;regel-oder&gt; | &lt;/regel-oder&gt;&quot; ;    IF(AND(CODE([.L30]) &gt;= 65; CODE([.L30]) &lt;= 90)  ; &quot;&lt;grammatik-nts&gt;&quot; &amp; [.L30] &amp; &quot;&lt;/grammatik-nts&gt;&quot;   ;   &quot;&lt;grammatik-ts&gt;&quot; &amp; [.L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M30]);[.L64];[.L64] &amp; IF([.M30]=&quot;|&quot;; &quot;&lt;regel-oder&gt; | &lt;/regel-oder&gt;&quot; ;    IF(AND(CODE([.M30]) &gt;= 65; CODE([.M30]) &lt;= 90)  ; &quot;&lt;grammatik-nts&gt;&quot; &amp; [.M30] &amp; &quot;&lt;/grammatik-nts&gt;&quot;   ;   &quot;&lt;grammatik-ts&gt;&quot; &amp; [.M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N30]);[.M64];[.M64] &amp; IF([.N30]=&quot;|&quot;; &quot;&lt;regel-oder&gt; | &lt;/regel-oder&gt;&quot; ;    IF(AND(CODE([.N30]) &gt;= 65; CODE([.N30]) &lt;= 90)  ; &quot;&lt;grammatik-nts&gt;&quot; &amp; [.N30] &amp; &quot;&lt;/grammatik-nts&gt;&quot;   ;   &quot;&lt;grammatik-ts&gt;&quot; &amp; [.N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O30]);[.N64];[.N64] &amp; IF([.O30]=&quot;|&quot;; &quot;&lt;regel-oder&gt; | &lt;/regel-oder&gt;&quot; ;    IF(AND(CODE([.O30]) &gt;= 65; CODE([.O30]) &lt;= 90)  ; &quot;&lt;grammatik-nts&gt;&quot; &amp; [.O30] &amp; &quot;&lt;/grammatik-nts&gt;&quot;   ;   &quot;&lt;grammatik-ts&gt;&quot; &amp; [.O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P30]);[.O64];[.O64] &amp; IF([.P30]=&quot;|&quot;; &quot;&lt;regel-oder&gt; | &lt;/regel-oder&gt;&quot; ;    IF(AND(CODE([.P30]) &gt;= 65; CODE([.P30]) &lt;= 90)  ; &quot;&lt;grammatik-nts&gt;&quot; &amp; [.P30] &amp; &quot;&lt;/grammatik-nts&gt;&quot;   ;   &quot;&lt;grammatik-ts&gt;&quot; &amp; [.P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Q30]);[.P64];[.P64] &amp; IF([.Q30]=&quot;|&quot;; &quot;&lt;regel-oder&gt; | &lt;/regel-oder&gt;&quot; ;    IF(AND(CODE([.Q30]) &gt;= 65; CODE([.Q30]) &lt;= 90)  ; &quot;&lt;grammatik-nts&gt;&quot; &amp; [.Q30] &amp; &quot;&lt;/grammatik-nts&gt;&quot;   ;   &quot;&lt;grammatik-ts&gt;&quot; &amp; [.Q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R30]);[.Q64];[.Q64] &amp; IF([.R30]=&quot;|&quot;; &quot;&lt;regel-oder&gt; | &lt;/regel-oder&gt;&quot; ;    IF(AND(CODE([.R30]) &gt;= 65; CODE([.R30]) &lt;= 90)  ; &quot;&lt;grammatik-nts&gt;&quot; &amp; [.R30] &amp; &quot;&lt;/grammatik-nts&gt;&quot;   ;   &quot;&lt;grammatik-ts&gt;&quot; &amp; [.R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S30]);[.R64];[.R64] &amp; IF([.S30]=&quot;|&quot;; &quot;&lt;regel-oder&gt; | &lt;/regel-oder&gt;&quot; ;    IF(AND(CODE([.S30]) &gt;= 65; CODE([.S30]) &lt;= 90)  ; &quot;&lt;grammatik-nts&gt;&quot; &amp; [.S30] &amp; &quot;&lt;/grammatik-nts&gt;&quot;   ;   &quot;&lt;grammatik-ts&gt;&quot; &amp; [.S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T30]);[.S64];[.S64] &amp; IF([.T30]=&quot;|&quot;; &quot;&lt;regel-oder&gt; | &lt;/regel-oder&gt;&quot; ;    IF(AND(CODE([.T30]) &gt;= 65; CODE([.T30]) &lt;= 90)  ; &quot;&lt;grammatik-nts&gt;&quot; &amp; [.T30] &amp; &quot;&lt;/grammatik-nts&gt;&quot;   ;   &quot;&lt;grammatik-ts&gt;&quot; &amp; [.T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U30]);[.T64];[.T64] &amp; IF([.U30]=&quot;|&quot;; &quot;&lt;regel-oder&gt; | &lt;/regel-oder&gt;&quot; ;    IF(AND(CODE([.U30]) &gt;= 65; CODE([.U30]) &lt;= 90)  ; &quot;&lt;grammatik-nts&gt;&quot; &amp; [.U30] &amp; &quot;&lt;/grammatik-nts&gt;&quot;   ;   &quot;&lt;grammatik-ts&gt;&quot; &amp; [.U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V30]);[.U64];[.U64] &amp; IF([.V30]=&quot;|&quot;; &quot;&lt;regel-oder&gt; | &lt;/regel-oder&gt;&quot; ;    IF(AND(CODE([.V30]) &gt;= 65; CODE([.V30]) &lt;= 90)  ; &quot;&lt;grammatik-nts&gt;&quot; &amp; [.V30] &amp; &quot;&lt;/grammatik-nts&gt;&quot;   ;   &quot;&lt;grammatik-ts&gt;&quot; &amp; [.V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W30]);[.V64];[.V64] &amp; IF([.W30]=&quot;|&quot;; &quot;&lt;regel-oder&gt; | &lt;/regel-oder&gt;&quot; ;    IF(AND(CODE([.W30]) &gt;= 65; CODE([.W30]) &lt;= 90)  ; &quot;&lt;grammatik-nts&gt;&quot; &amp; [.W30] &amp; &quot;&lt;/grammatik-nts&gt;&quot;   ;   &quot;&lt;grammatik-ts&gt;&quot; &amp; [.W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X30]);[.W64];[.W64] &amp; IF([.X30]=&quot;|&quot;; &quot;&lt;regel-oder&gt; | &lt;/regel-oder&gt;&quot; ;    IF(AND(CODE([.X30]) &gt;= 65; CODE([.X30]) &lt;= 90)  ; &quot;&lt;grammatik-nts&gt;&quot; &amp; [.X30] &amp; &quot;&lt;/grammatik-nts&gt;&quot;   ;   &quot;&lt;grammatik-ts&gt;&quot; &amp; [.X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Y30]);[.X64];[.X64] &amp; IF([.Y30]=&quot;|&quot;; &quot;&lt;regel-oder&gt; | &lt;/regel-oder&gt;&quot; ;    IF(AND(CODE([.Y30]) &gt;= 65; CODE([.Y30]) &lt;= 90)  ; &quot;&lt;grammatik-nts&gt;&quot; &amp; [.Y30] &amp; &quot;&lt;/grammatik-nts&gt;&quot;   ;   &quot;&lt;grammatik-ts&gt;&quot; &amp; [.Y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Z30]);[.Y64];[.Y64] &amp; IF([.Z30]=&quot;|&quot;; &quot;&lt;regel-oder&gt; | &lt;/regel-oder&gt;&quot; ;    IF(AND(CODE([.Z30]) &gt;= 65; CODE([.Z30]) &lt;= 90)  ; &quot;&lt;grammatik-nts&gt;&quot; &amp; [.Z30] &amp; &quot;&lt;/grammatik-nts&gt;&quot;   ;   &quot;&lt;grammatik-ts&gt;&quot; &amp; [.Z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AA30]);[.Z64];[.Z64] &amp; IF([.AA30]=&quot;|&quot;; &quot;&lt;regel-oder&gt; | &lt;/regel-oder&gt;&quot; ;    IF(AND(CODE([.AA30]) &gt;= 65; CODE([.AA30]) &lt;= 90)  ; &quot;&lt;grammatik-nts&gt;&quot; &amp; [.AA30] &amp; &quot;&lt;/grammatik-nts&gt;&quot;   ;   &quot;&lt;grammatik-ts&gt;&quot; &amp; [.AA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AB30]);[.AA64];[.AA64] &amp; IF([.AB30]=&quot;|&quot;; &quot;&lt;regel-oder&gt; | &lt;/regel-oder&gt;&quot; ;    IF(AND(CODE([.AB30]) &gt;= 65; CODE([.AB30]) &lt;= 90)  ; &quot;&lt;grammatik-nts&gt;&quot; &amp; [.AB30] &amp; &quot;&lt;/grammatik-nts&gt;&quot;   ;   &quot;&lt;grammatik-ts&gt;&quot; &amp; [.AB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AC30]);[.AB64];[.AB64] &amp; IF([.AC30]=&quot;|&quot;; &quot;&lt;regel-oder&gt; | &lt;/regel-oder&gt;&quot; ;    IF(AND(CODE([.AC30]) &gt;= 65; CODE([.AC30]) &lt;= 90)  ; &quot;&lt;grammatik-nts&gt;&quot; &amp; [.AC30] &amp; &quot;&lt;/grammatik-nts&gt;&quot;   ;   &quot;&lt;grammatik-ts&gt;&quot; &amp; [.AC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IF(ISBLANK([.AD30]);[.AC64];[.AC64] &amp; IF([.AD30]=&quot;|&quot;; &quot;&lt;regel-oder&gt; | &lt;/regel-oder&gt;&quot; ;    IF(AND(CODE([.AD30]) &gt;= 65; CODE([.AD30]) &lt;= 90)  ; &quot;&lt;grammatik-nts&gt;&quot; &amp; [.AD30] &amp; &quot;&lt;/grammatik-nts&gt;&quot;   ;   &quot;&lt;grammatik-ts&gt;&quot; &amp; [.AD30] &amp; &quot;&lt;/grammatik-ts&gt;&quot;      )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</text:p>
          </table:table-cell>
          <table:table-cell table:formula="of:=CONCATENATE([.AD64];&quot;&lt;/grammatik-rechts&gt;&lt;/grammatik-regel&gt;&lt;br /&gt;&quot; &amp; CHAR(13))" office:value-type="string" office:string-value="&lt;grammatik-regel&gt;&lt;grammatik-links&gt;&lt;grammatik-nts&gt;C&lt;/grammatik-nts&gt;&lt;/grammatik-links&gt;&lt;grammatik-pfeil&gt;&amp;rarr;&lt;/grammatik-pfeil&gt;&lt;grammatik-rechts&gt;&lt;grammatik-ts&gt;c&lt;/grammatik-ts&gt;&lt;/grammatik-rechts&gt;&lt;/grammatik-regel&gt;&lt;br /&gt;&#13;" calcext:value-type="string">
            <text:p>&lt;grammatik-regel&gt;&lt;grammatik-links&gt;&lt;grammatik-nts&gt;C&lt;/grammatik-nts&gt;&lt;/grammatik-links&gt;&lt;grammatik-pfeil&gt;&amp;rarr;&lt;/grammatik-pfeil&gt;&lt;grammatik-rechts&gt;&lt;grammatik-ts&gt;c&lt;/grammatik-ts&gt;&lt;/grammatik-rechts&gt;&lt;/grammatik-regel&gt;&lt;br /&gt;</text:p>
          </table:table-cell>
          <table:table-cell table:number-columns-repeated="993"/>
        </table:table-row>
        <table:table-row table:style-name="ro1">
          <table:table-cell table:formula="of:=CONCATENATE(&quot;&lt;grammatik-regel&gt;&lt;grammatik-links&gt;&lt;grammatik-nts&gt;&quot;;[.A31];&quot;&lt;/grammatik-nts&gt;&lt;/grammatik-links&gt;&lt;grammatik-pfeil&gt;&amp;rarr;&lt;/grammatik-pfeil&gt;&lt;grammatik-rechts&gt;&quot;)" office:value-type="string" office:string-value="&lt;grammatik-regel&gt;&lt;grammatik-links&gt;&lt;grammatik-nts&gt;R&lt;/grammatik-nts&gt;&lt;/grammatik-links&gt;&lt;grammatik-pfeil&gt;&amp;rarr;&lt;/grammatik-pfeil&gt;&lt;grammatik-rechts&gt;" calcext:value-type="string">
            <text:p>&lt;grammatik-regel&gt;&lt;grammatik-links&gt;&lt;grammatik-nts&gt;R&lt;/grammatik-nts&gt;&lt;/grammatik-links&gt;&lt;grammatik-pfeil&gt;&amp;rarr;&lt;/grammatik-pfeil&gt;&lt;grammatik-rechts&gt;</text:p>
          </table:table-cell>
          <table:table-cell table:formula="of:=IF(ISBLANK([.B31]);[.A65];[.A65] &amp; IF([.B31]=&quot;|&quot;;&quot;|&quot;;    IF(AND(CODE([.B31]) &gt;= 65; CODE([.B31]) &lt;= 90)  ; &quot;&lt;grammatik-nts&gt;&quot; &amp; [.B31] &amp; &quot;&lt;/grammatik-nts&gt;&quot;   ;   &quot;&lt;grammatik-ts&gt;&quot; &amp; [.B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C31]);[.B65];[.B65] &amp; IF([.C31]=&quot;|&quot;; &quot;&lt;regel-oder&gt; | &lt;/regel-oder&gt;&quot; ;    IF(AND(CODE([.C31]) &gt;= 65; CODE([.C31]) &lt;= 90)  ; &quot;&lt;grammatik-nts&gt;&quot; &amp; [.C31] &amp; &quot;&lt;/grammatik-nts&gt;&quot;   ;   &quot;&lt;grammatik-ts&gt;&quot; &amp; [.C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D31]);[.C65];[.C65] &amp; IF([.D31]=&quot;|&quot;; &quot;&lt;regel-oder&gt; | &lt;/regel-oder&gt;&quot; ;    IF(AND(CODE([.D31]) &gt;= 65; CODE([.D31]) &lt;= 90)  ; &quot;&lt;grammatik-nts&gt;&quot; &amp; [.D31] &amp; &quot;&lt;/grammatik-nts&gt;&quot;   ;   &quot;&lt;grammatik-ts&gt;&quot; &amp; [.D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E31]);[.D65];[.D65] &amp; IF([.E31]=&quot;|&quot;; &quot;&lt;regel-oder&gt; | &lt;/regel-oder&gt;&quot; ;    IF(AND(CODE([.E31]) &gt;= 65; CODE([.E31]) &lt;= 90)  ; &quot;&lt;grammatik-nts&gt;&quot; &amp; [.E31] &amp; &quot;&lt;/grammatik-nts&gt;&quot;   ;   &quot;&lt;grammatik-ts&gt;&quot; &amp; [.E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F31]);[.E65];[.E65] &amp; IF([.F31]=&quot;|&quot;; &quot;&lt;regel-oder&gt; | &lt;/regel-oder&gt;&quot; ;    IF(AND(CODE([.F31]) &gt;= 65; CODE([.F31]) &lt;= 90)  ; &quot;&lt;grammatik-nts&gt;&quot; &amp; [.F31] &amp; &quot;&lt;/grammatik-nts&gt;&quot;   ;   &quot;&lt;grammatik-ts&gt;&quot; &amp; [.F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G31]);[.F65];[.F65] &amp; IF([.G31]=&quot;|&quot;; &quot;&lt;regel-oder&gt; | &lt;/regel-oder&gt;&quot; ;    IF(AND(CODE([.G31]) &gt;= 65; CODE([.G31]) &lt;= 90)  ; &quot;&lt;grammatik-nts&gt;&quot; &amp; [.G31] &amp; &quot;&lt;/grammatik-nts&gt;&quot;   ;   &quot;&lt;grammatik-ts&gt;&quot; &amp; [.G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H31]);[.G65];[.G65] &amp; IF([.H31]=&quot;|&quot;; &quot;&lt;regel-oder&gt; | &lt;/regel-oder&gt;&quot; ;    IF(AND(CODE([.H31]) &gt;= 65; CODE([.H31]) &lt;= 90)  ; &quot;&lt;grammatik-nts&gt;&quot; &amp; [.H31] &amp; &quot;&lt;/grammatik-nts&gt;&quot;   ;   &quot;&lt;grammatik-ts&gt;&quot; &amp; [.H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I31]);[.H65];[.H65] &amp; IF([.I31]=&quot;|&quot;; &quot;&lt;regel-oder&gt; | &lt;/regel-oder&gt;&quot; ;    IF(AND(CODE([.I31]) &gt;= 65; CODE([.I31]) &lt;= 90)  ; &quot;&lt;grammatik-nts&gt;&quot; &amp; [.I31] &amp; &quot;&lt;/grammatik-nts&gt;&quot;   ;   &quot;&lt;grammatik-ts&gt;&quot; &amp; [.I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J31]);[.I65];[.I65] &amp; IF([.J31]=&quot;|&quot;; &quot;&lt;regel-oder&gt; | &lt;/regel-oder&gt;&quot; ;    IF(AND(CODE([.J31]) &gt;= 65; CODE([.J31]) &lt;= 90)  ; &quot;&lt;grammatik-nts&gt;&quot; &amp; [.J31] &amp; &quot;&lt;/grammatik-nts&gt;&quot;   ;   &quot;&lt;grammatik-ts&gt;&quot; &amp; [.J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K31]);[.J65];[.J65] &amp; IF([.K31]=&quot;|&quot;; &quot;&lt;regel-oder&gt; | &lt;/regel-oder&gt;&quot; ;    IF(AND(CODE([.K31]) &gt;= 65; CODE([.K31]) &lt;= 90)  ; &quot;&lt;grammatik-nts&gt;&quot; &amp; [.K31] &amp; &quot;&lt;/grammatik-nts&gt;&quot;   ;   &quot;&lt;grammatik-ts&gt;&quot; &amp; [.K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L31]);[.K65];[.K65] &amp; IF([.L31]=&quot;|&quot;; &quot;&lt;regel-oder&gt; | &lt;/regel-oder&gt;&quot; ;    IF(AND(CODE([.L31]) &gt;= 65; CODE([.L31]) &lt;= 90)  ; &quot;&lt;grammatik-nts&gt;&quot; &amp; [.L31] &amp; &quot;&lt;/grammatik-nts&gt;&quot;   ;   &quot;&lt;grammatik-ts&gt;&quot; &amp; [.L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M31]);[.L65];[.L65] &amp; IF([.M31]=&quot;|&quot;; &quot;&lt;regel-oder&gt; | &lt;/regel-oder&gt;&quot; ;    IF(AND(CODE([.M31]) &gt;= 65; CODE([.M31]) &lt;= 90)  ; &quot;&lt;grammatik-nts&gt;&quot; &amp; [.M31] &amp; &quot;&lt;/grammatik-nts&gt;&quot;   ;   &quot;&lt;grammatik-ts&gt;&quot; &amp; [.M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N31]);[.M65];[.M65] &amp; IF([.N31]=&quot;|&quot;; &quot;&lt;regel-oder&gt; | &lt;/regel-oder&gt;&quot; ;    IF(AND(CODE([.N31]) &gt;= 65; CODE([.N31]) &lt;= 90)  ; &quot;&lt;grammatik-nts&gt;&quot; &amp; [.N31] &amp; &quot;&lt;/grammatik-nts&gt;&quot;   ;   &quot;&lt;grammatik-ts&gt;&quot; &amp; [.N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O31]);[.N65];[.N65] &amp; IF([.O31]=&quot;|&quot;; &quot;&lt;regel-oder&gt; | &lt;/regel-oder&gt;&quot; ;    IF(AND(CODE([.O31]) &gt;= 65; CODE([.O31]) &lt;= 90)  ; &quot;&lt;grammatik-nts&gt;&quot; &amp; [.O31] &amp; &quot;&lt;/grammatik-nts&gt;&quot;   ;   &quot;&lt;grammatik-ts&gt;&quot; &amp; [.O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P31]);[.O65];[.O65] &amp; IF([.P31]=&quot;|&quot;; &quot;&lt;regel-oder&gt; | &lt;/regel-oder&gt;&quot; ;    IF(AND(CODE([.P31]) &gt;= 65; CODE([.P31]) &lt;= 90)  ; &quot;&lt;grammatik-nts&gt;&quot; &amp; [.P31] &amp; &quot;&lt;/grammatik-nts&gt;&quot;   ;   &quot;&lt;grammatik-ts&gt;&quot; &amp; [.P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Q31]);[.P65];[.P65] &amp; IF([.Q31]=&quot;|&quot;; &quot;&lt;regel-oder&gt; | &lt;/regel-oder&gt;&quot; ;    IF(AND(CODE([.Q31]) &gt;= 65; CODE([.Q31]) &lt;= 90)  ; &quot;&lt;grammatik-nts&gt;&quot; &amp; [.Q31] &amp; &quot;&lt;/grammatik-nts&gt;&quot;   ;   &quot;&lt;grammatik-ts&gt;&quot; &amp; [.Q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R31]);[.Q65];[.Q65] &amp; IF([.R31]=&quot;|&quot;; &quot;&lt;regel-oder&gt; | &lt;/regel-oder&gt;&quot; ;    IF(AND(CODE([.R31]) &gt;= 65; CODE([.R31]) &lt;= 90)  ; &quot;&lt;grammatik-nts&gt;&quot; &amp; [.R31] &amp; &quot;&lt;/grammatik-nts&gt;&quot;   ;   &quot;&lt;grammatik-ts&gt;&quot; &amp; [.R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S31]);[.R65];[.R65] &amp; IF([.S31]=&quot;|&quot;; &quot;&lt;regel-oder&gt; | &lt;/regel-oder&gt;&quot; ;    IF(AND(CODE([.S31]) &gt;= 65; CODE([.S31]) &lt;= 90)  ; &quot;&lt;grammatik-nts&gt;&quot; &amp; [.S31] &amp; &quot;&lt;/grammatik-nts&gt;&quot;   ;   &quot;&lt;grammatik-ts&gt;&quot; &amp; [.S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T31]);[.S65];[.S65] &amp; IF([.T31]=&quot;|&quot;; &quot;&lt;regel-oder&gt; | &lt;/regel-oder&gt;&quot; ;    IF(AND(CODE([.T31]) &gt;= 65; CODE([.T31]) &lt;= 90)  ; &quot;&lt;grammatik-nts&gt;&quot; &amp; [.T31] &amp; &quot;&lt;/grammatik-nts&gt;&quot;   ;   &quot;&lt;grammatik-ts&gt;&quot; &amp; [.T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U31]);[.T65];[.T65] &amp; IF([.U31]=&quot;|&quot;; &quot;&lt;regel-oder&gt; | &lt;/regel-oder&gt;&quot; ;    IF(AND(CODE([.U31]) &gt;= 65; CODE([.U31]) &lt;= 90)  ; &quot;&lt;grammatik-nts&gt;&quot; &amp; [.U31] &amp; &quot;&lt;/grammatik-nts&gt;&quot;   ;   &quot;&lt;grammatik-ts&gt;&quot; &amp; [.U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V31]);[.U65];[.U65] &amp; IF([.V31]=&quot;|&quot;; &quot;&lt;regel-oder&gt; | &lt;/regel-oder&gt;&quot; ;    IF(AND(CODE([.V31]) &gt;= 65; CODE([.V31]) &lt;= 90)  ; &quot;&lt;grammatik-nts&gt;&quot; &amp; [.V31] &amp; &quot;&lt;/grammatik-nts&gt;&quot;   ;   &quot;&lt;grammatik-ts&gt;&quot; &amp; [.V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W31]);[.V65];[.V65] &amp; IF([.W31]=&quot;|&quot;; &quot;&lt;regel-oder&gt; | &lt;/regel-oder&gt;&quot; ;    IF(AND(CODE([.W31]) &gt;= 65; CODE([.W31]) &lt;= 90)  ; &quot;&lt;grammatik-nts&gt;&quot; &amp; [.W31] &amp; &quot;&lt;/grammatik-nts&gt;&quot;   ;   &quot;&lt;grammatik-ts&gt;&quot; &amp; [.W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X31]);[.W65];[.W65] &amp; IF([.X31]=&quot;|&quot;; &quot;&lt;regel-oder&gt; | &lt;/regel-oder&gt;&quot; ;    IF(AND(CODE([.X31]) &gt;= 65; CODE([.X31]) &lt;= 90)  ; &quot;&lt;grammatik-nts&gt;&quot; &amp; [.X31] &amp; &quot;&lt;/grammatik-nts&gt;&quot;   ;   &quot;&lt;grammatik-ts&gt;&quot; &amp; [.X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Y31]);[.X65];[.X65] &amp; IF([.Y31]=&quot;|&quot;; &quot;&lt;regel-oder&gt; | &lt;/regel-oder&gt;&quot; ;    IF(AND(CODE([.Y31]) &gt;= 65; CODE([.Y31]) &lt;= 90)  ; &quot;&lt;grammatik-nts&gt;&quot; &amp; [.Y31] &amp; &quot;&lt;/grammatik-nts&gt;&quot;   ;   &quot;&lt;grammatik-ts&gt;&quot; &amp; [.Y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Z31]);[.Y65];[.Y65] &amp; IF([.Z31]=&quot;|&quot;; &quot;&lt;regel-oder&gt; | &lt;/regel-oder&gt;&quot; ;    IF(AND(CODE([.Z31]) &gt;= 65; CODE([.Z31]) &lt;= 90)  ; &quot;&lt;grammatik-nts&gt;&quot; &amp; [.Z31] &amp; &quot;&lt;/grammatik-nts&gt;&quot;   ;   &quot;&lt;grammatik-ts&gt;&quot; &amp; [.Z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AA31]);[.Z65];[.Z65] &amp; IF([.AA31]=&quot;|&quot;; &quot;&lt;regel-oder&gt; | &lt;/regel-oder&gt;&quot; ;    IF(AND(CODE([.AA31]) &gt;= 65; CODE([.AA31]) &lt;= 90)  ; &quot;&lt;grammatik-nts&gt;&quot; &amp; [.AA31] &amp; &quot;&lt;/grammatik-nts&gt;&quot;   ;   &quot;&lt;grammatik-ts&gt;&quot; &amp; [.AA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AB31]);[.AA65];[.AA65] &amp; IF([.AB31]=&quot;|&quot;; &quot;&lt;regel-oder&gt; | &lt;/regel-oder&gt;&quot; ;    IF(AND(CODE([.AB31]) &gt;= 65; CODE([.AB31]) &lt;= 90)  ; &quot;&lt;grammatik-nts&gt;&quot; &amp; [.AB31] &amp; &quot;&lt;/grammatik-nts&gt;&quot;   ;   &quot;&lt;grammatik-ts&gt;&quot; &amp; [.AB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AC31]);[.AB65];[.AB65] &amp; IF([.AC31]=&quot;|&quot;; &quot;&lt;regel-oder&gt; | &lt;/regel-oder&gt;&quot; ;    IF(AND(CODE([.AC31]) &gt;= 65; CODE([.AC31]) &lt;= 90)  ; &quot;&lt;grammatik-nts&gt;&quot; &amp; [.AC31] &amp; &quot;&lt;/grammatik-nts&gt;&quot;   ;   &quot;&lt;grammatik-ts&gt;&quot; &amp; [.AC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IF(ISBLANK([.AD31]);[.AC65];[.AC65] &amp; IF([.AD31]=&quot;|&quot;; &quot;&lt;regel-oder&gt; | &lt;/regel-oder&gt;&quot; ;    IF(AND(CODE([.AD31]) &gt;= 65; CODE([.AD31]) &lt;= 90)  ; &quot;&lt;grammatik-nts&gt;&quot; &amp; [.AD31] &amp; &quot;&lt;/grammatik-nts&gt;&quot;   ;   &quot;&lt;grammatik-ts&gt;&quot; &amp; [.AD31] &amp; &quot;&lt;/grammatik-ts&gt;&quot;      )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</text:p>
          </table:table-cell>
          <table:table-cell table:formula="of:=CONCATENATE([.AD65];&quot;&lt;/grammatik-rechts&gt;&lt;/grammatik-regel&gt;&lt;br /&gt;&quot; &amp; CHAR(13))" office:value-type="string" office:string-value="&lt;grammatik-regel&gt;&lt;grammatik-links&gt;&lt;grammatik-nts&gt;R&lt;/grammatik-nts&gt;&lt;/grammatik-links&gt;&lt;grammatik-pfeil&gt;&amp;rarr;&lt;/grammatik-pfeil&gt;&lt;grammatik-rechts&gt;&lt;grammatik-ts&gt;r&lt;/grammatik-ts&gt;&lt;/grammatik-rechts&gt;&lt;/grammatik-regel&gt;&lt;br /&gt;&#13;" calcext:value-type="string">
            <text:p>&lt;grammatik-regel&gt;&lt;grammatik-links&gt;&lt;grammatik-nts&gt;R&lt;/grammatik-nts&gt;&lt;/grammatik-links&gt;&lt;grammatik-pfeil&gt;&amp;rarr;&lt;/grammatik-pfeil&gt;&lt;grammatik-rechts&gt;&lt;grammatik-ts&gt;r&lt;/grammatik-ts&gt;&lt;/grammatik-rechts&gt;&lt;/grammatik-regel&gt;&lt;br /&gt;</text:p>
          </table:table-cell>
          <table:table-cell table:number-columns-repeated="99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Text</text:p>
          </table:table-cell>
          <table:table-cell/>
          <table:table-cell table:style-name="Default" office:value-type="string" calcext:value-type="string">
            <text:p>html-Tag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table:number-columns-repeated="2"/>
          <table:table-cell office:value-type="string" calcext:value-type="string">
            <text:p>senkrecht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  <table:table-cell table:formula="of:=IF(ISERROR(FIND(&quot;x&quot;;[.D2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2])&gt;=65;CODE([.C2])&lt;=90);&quot;&lt;grammatik-nts&gt;&quot;&amp;[.C2]&amp;&quot;&lt;/grammatik-nts&gt;&quot;;&quot;&lt;grammatik-ts&gt;&quot;&amp;[.C2]&amp;&quot;&lt;/grammatik-ts&gt;&quot;)" office:value-type="string" office:string-value="&lt;grammatik-nts&gt;S&lt;/grammatik-nts&gt;" calcext:value-type="string">
            <text:p>&lt;grammatik-nts&gt;S&lt;/grammatik-nts&gt;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2]);&quot;&quot;;CONCATENATE(&quot;&lt;&quot;;[.E2]  ;&quot;  data-line=&quot;&quot;&quot;;[.B2];&quot;_NODE_&quot;;TEXT(ROW();&quot;#.000&quot;);&quot;&quot;&quot; &quot;;        &quot; style=&quot;&quot;left: &quot;;[.G2];&quot;pt; top: &quot;;[.H2];&quot;pt; &quot;&quot;&gt;&quot;;[.F2];&quot;&lt;/&quot;;[.E2];&quot;&gt;&quot;))" office:value-type="string" office:string-value="&lt;Baum-Knoten  data-line=&quot;_NODE_002&quot;  style=&quot;left: 160pt; top: 10pt; &quot;&gt;&lt;grammatik-nts&gt;S&lt;/grammatik-nts&gt;&lt;/Baum-Knoten&gt;" calcext:value-type="string">
            <text:p>&lt;Baum-Knoten <text:s/>data-line="_NODE_002" <text:s/>style="left: 160pt; top: 10pt; "&gt;&lt;grammatik-nts&gt;S&lt;/grammatik-nts&gt;&lt;/Baum-Knoten&gt;</text:p>
          </table:table-cell>
          <table:table-cell table:formula="of:=CONCATENATE(&quot;&lt;Baum-Linie-Senkrecht style=&quot;&quot;left: &quot;;[.G2]+15;&quot;pt; top: &quot;;[.H2]+33;&quot;pt;&quot;&quot;&gt; &lt;/Baum-Linie-Senkrecht&gt;&quot;)" office:value-type="string" office:string-value="&lt;Baum-Linie-Senkrecht style=&quot;left: 175pt; top: 43pt;&quot;&gt; &lt;/Baum-Linie-Senkrecht&gt;" calcext:value-type="string">
            <text:p>&lt;Baum-Linie-Senkrecht style="left: 175pt; top: 43pt;"&gt; &lt;/Baum-Linie-Senkrecht&gt;</text:p>
          </table:table-cell>
          <table:table-cell table:formula="of:=CONCATENATE(&quot;&lt;Baum-Linie-links style=&quot;&quot;left: &quot;;[.G2]-33;&quot;pt; top: &quot;;[.H2]+46;&quot;pt; &quot;&quot;&gt; &lt;/Baum-Linie-links&gt;&quot;)" office:value-type="string" office:string-value="&lt;Baum-Linie-links style=&quot;left: 127pt; top: 56pt; &quot;&gt; &lt;/Baum-Linie-links&gt;" calcext:value-type="string">
            <text:p>&lt;Baum-Linie-links style="left: 127pt; top: 5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3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3])&gt;=65;CODE([.C3])&lt;=90);&quot;&lt;grammatik-nts&gt;&quot;&amp;[.C3]&amp;&quot;&lt;/grammatik-nts&gt;&quot;;&quot;&lt;grammatik-ts&gt;&quot;&amp;[.C3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2]-70" office:value-type="float" office:value="90" calcext:value-type="float">
            <text:p>90</text:p>
          </table:table-cell>
          <table:table-cell table:formula="of:=[.H2]+70" office:value-type="float" office:value="80" calcext:value-type="float">
            <text:p>80</text:p>
          </table:table-cell>
          <table:table-cell/>
          <table:table-cell table:formula="of:=IF(ISBLANK([.C3]);&quot;&quot;;CONCATENATE(&quot;&lt;&quot;;[.E3]  ;&quot;  data-line=&quot;&quot;&quot;;[.B3];&quot;_NODE_&quot;;TEXT(ROW();&quot;#.000&quot;);&quot;&quot;&quot; &quot;;        &quot; style=&quot;&quot;left: &quot;;[.G3];&quot;pt; top: &quot;;[.H3];&quot;pt; &quot;&quot;&gt;&quot;;[.F3];&quot;&lt;/&quot;;[.E3];&quot;&gt;&quot;))" office:value-type="string" office:string-value="&lt;Baum-Knoten  data-line=&quot;_NODE_003&quot;  style=&quot;left: 90pt; top: 80pt; &quot;&gt;&lt;grammatik-nts&gt;A&lt;/grammatik-nts&gt;&lt;/Baum-Knoten&gt;" calcext:value-type="string">
            <text:p>&lt;Baum-Knoten <text:s/>data-line="_NODE_003" <text:s/>style="left: 90pt; top: 80pt; "&gt;&lt;grammatik-nts&gt;A&lt;/grammatik-nts&gt;&lt;/Baum-Knoten&gt;</text:p>
          </table:table-cell>
          <table:table-cell/>
          <table:table-cell table:formula="of:=CONCATENATE(&quot;&lt;Baum-Linie-links style=&quot;&quot;left: &quot;;[.G3]-33;&quot;pt; top: &quot;;[.H3]+46;&quot;pt; &quot;&quot;&gt; &lt;/Baum-Linie-links&gt;&quot;)" office:value-type="string" office:string-value="&lt;Baum-Linie-links style=&quot;left: 57pt; top: 126pt; &quot;&gt; &lt;/Baum-Linie-links&gt;" calcext:value-type="string">
            <text:p>&lt;Baum-Linie-links style="left: 57pt; top: 12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4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4])&gt;=65;CODE([.C4])&lt;=90);&quot;&lt;grammatik-nts&gt;&quot;&amp;[.C4]&amp;&quot;&lt;/grammatik-nts&gt;&quot;;&quot;&lt;grammatik-ts&gt;&quot;&amp;[.C4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2]" office:value-type="float" office:value="160" calcext:value-type="float">
            <text:p>160</text:p>
          </table:table-cell>
          <table:table-cell table:formula="of:=[.H3]" office:value-type="float" office:value="80" calcext:value-type="float">
            <text:p>80</text:p>
          </table:table-cell>
          <table:table-cell/>
          <table:table-cell table:formula="of:=IF(ISBLANK([.C4]);&quot;&quot;;CONCATENATE(&quot;&lt;&quot;;[.E4]  ;&quot;  data-line=&quot;&quot;&quot;;[.B4];&quot;_NODE_&quot;;TEXT(ROW();&quot;#.000&quot;);&quot;&quot;&quot; &quot;;        &quot; style=&quot;&quot;left: &quot;;[.G4];&quot;pt; top: &quot;;[.H4];&quot;pt; &quot;&quot;&gt;&quot;;[.F4];&quot;&lt;/&quot;;[.E4];&quot;&gt;&quot;))" office:value-type="string" office:string-value="&lt;Baum-Knoten  data-line=&quot;_NODE_004&quot;  style=&quot;left: 160pt; top: 80pt; &quot;&gt;&lt;grammatik-nts&gt;B&lt;/grammatik-nts&gt;&lt;/Baum-Knoten&gt;" calcext:value-type="string">
            <text:p>&lt;Baum-Knoten <text:s/>data-line="_NODE_004" <text:s/>style="left: 160pt; top: 80pt; "&gt;&lt;grammatik-nts&gt;B&lt;/grammatik-nts&gt;&lt;/Baum-Knoten&gt;</text:p>
          </table:table-cell>
          <table:table-cell table:formula="of:=CONCATENATE(&quot;&lt;Baum-Linie-Senkrecht style=&quot;&quot;left: &quot;;[.G4]+15;&quot;pt; top: &quot;;[.H4]+33;&quot;pt;&quot;&quot;&gt; &lt;/Baum-Linie-Senkrecht&gt;&quot;)" office:value-type="string" office:string-value="&lt;Baum-Linie-Senkrecht style=&quot;left: 175pt; top: 113pt;&quot;&gt; &lt;/Baum-Linie-Senkrecht&gt;" calcext:value-type="string">
            <text:p>&lt;Baum-Linie-Senkrecht style="left: 175pt; top: 113pt;"&gt; &lt;/Baum-Linie-Senkrecht&gt;</text:p>
          </table:table-cell>
          <table:table-cell/>
          <table:table-cell table:formula="of:=CONCATENATE(&quot;&lt;Baum-Linie-rechts style=&quot;&quot;left: &quot;;[.G4]-6;&quot;pt; top: &quot;;[.H4]+46;&quot;pt; &quot;&quot;&gt; &lt;/Baum-Linie-rechts&gt;&quot;)" office:value-type="string" office:string-value="&lt;Baum-Linie-rechts style=&quot;left: 154pt; top: 126pt; &quot;&gt; &lt;/Baum-Linie-rechts&gt;" calcext:value-type="string">
            <text:p>&lt;Baum-Linie-rechts style="left: 154pt; top: 12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5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5])&gt;=65;CODE([.C5])&lt;=90);&quot;&lt;grammatik-nts&gt;&quot;&amp;[.C5]&amp;&quot;&lt;/grammatik-nts&gt;&quot;;&quot;&lt;grammatik-ts&gt;&quot;&amp;[.C5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4]" office:value-type="float" office:value="160" calcext:value-type="float">
            <text:p>160</text:p>
          </table:table-cell>
          <table:table-cell table:formula="of:=[.H4]+70" office:value-type="float" office:value="150" calcext:value-type="float">
            <text:p>150</text:p>
          </table:table-cell>
          <table:table-cell/>
          <table:table-cell table:formula="of:=IF(ISBLANK([.C5]);&quot;&quot;;CONCATENATE(&quot;&lt;&quot;;[.E5]  ;&quot;  data-line=&quot;&quot;&quot;;[.B5];&quot;_NODE_&quot;;TEXT(ROW();&quot;#.000&quot;);&quot;&quot;&quot; &quot;;        &quot; style=&quot;&quot;left: &quot;;[.G5];&quot;pt; top: &quot;;[.H5];&quot;pt; &quot;&quot;&gt;&quot;;[.F5];&quot;&lt;/&quot;;[.E5];&quot;&gt;&quot;))" office:value-type="string" office:string-value="&lt;Baum-Knoten  data-line=&quot;_NODE_005&quot;  style=&quot;left: 160pt; top: 150pt; &quot;&gt;&lt;grammatik-nts&gt;B&lt;/grammatik-nts&gt;&lt;/Baum-Knoten&gt;" calcext:value-type="string">
            <text:p>&lt;Baum-Knoten <text:s/>data-line="_NODE_005" <text:s/>style="left: 160pt; top: 150pt; "&gt;&lt;grammatik-nts&gt;B&lt;/grammatik-nts&gt;&lt;/Baum-Knoten&gt;</text:p>
          </table:table-cell>
          <table:table-cell table:formula="of:=CONCATENATE(&quot;&lt;Baum-Linie-Senkrecht style=&quot;&quot;left: &quot;;[.G5]+15;&quot;pt; top: &quot;;[.H5]+33;&quot;pt;&quot;&quot;&gt; &lt;/Baum-Linie-Senkrecht&gt;&quot;)" office:value-type="string" office:string-value="&lt;Baum-Linie-Senkrecht style=&quot;left: 175pt; top: 183pt;&quot;&gt; &lt;/Baum-Linie-Senkrecht&gt;" calcext:value-type="string">
            <text:p>&lt;Baum-Linie-Senkrecht style="left: 175pt; top: 183pt;"&gt; &lt;/Baum-Linie-Senkrecht&gt;</text:p>
          </table:table-cell>
          <table:table-cell table:formula="of:=CONCATENATE(&quot;&lt;Baum-Linie-links style=&quot;&quot;left: &quot;;[.G5]-33;&quot;pt; top: &quot;;[.H5]+46;&quot;pt; &quot;&quot;&gt; &lt;/Baum-Linie-links&gt;&quot;)" office:value-type="string" office:string-value="&lt;Baum-Linie-links style=&quot;left: 127pt; top: 196pt; &quot;&gt; &lt;/Baum-Linie-links&gt;" calcext:value-type="string">
            <text:p>&lt;Baum-Linie-links style="left: 127pt; top: 19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table:formula="of:=IF(ISERROR(FIND(&quot;x&quot;;[.D6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6])&gt;=65;CODE([.C6])&lt;=90);&quot;&lt;grammatik-nts&gt;&quot;&amp;[.C6]&amp;&quot;&lt;/grammatik-nts&gt;&quot;;&quot;&lt;grammatik-ts&gt;&quot;&amp;[.C6]&amp;&quot;&lt;/grammatik-ts&gt;&quot;)" office:value-type="string" office:string-value="&lt;grammatik-nts&gt;R&lt;/grammatik-nts&gt;" calcext:value-type="string">
            <text:p>&lt;grammatik-nts&gt;R&lt;/grammatik-nts&gt;</text:p>
          </table:table-cell>
          <table:table-cell table:formula="of:=[.G2]+70" office:value-type="float" office:value="230" calcext:value-type="float">
            <text:p>230</text:p>
          </table:table-cell>
          <table:table-cell table:formula="of:=[.H5]" office:value-type="float" office:value="150" calcext:value-type="float">
            <text:p>150</text:p>
          </table:table-cell>
          <table:table-cell/>
          <table:table-cell table:formula="of:=IF(ISBLANK([.C6]);&quot;&quot;;CONCATENATE(&quot;&lt;&quot;;[.E6]  ;&quot;  data-line=&quot;&quot;&quot;;[.B6];&quot;_NODE_&quot;;TEXT(ROW();&quot;#.000&quot;);&quot;&quot;&quot; &quot;;        &quot; style=&quot;&quot;left: &quot;;[.G6];&quot;pt; top: &quot;;[.H6];&quot;pt; &quot;&quot;&gt;&quot;;[.F6];&quot;&lt;/&quot;;[.E6];&quot;&gt;&quot;))" office:value-type="string" office:string-value="&lt;Baum-Knoten  data-line=&quot;_NODE_006&quot;  style=&quot;left: 230pt; top: 150pt; &quot;&gt;&lt;grammatik-nts&gt;R&lt;/grammatik-nts&gt;&lt;/Baum-Knoten&gt;" calcext:value-type="string">
            <text:p>&lt;Baum-Knoten <text:s/>data-line="_NODE_006" <text:s/>style="left: 230pt; top: 150pt; "&gt;&lt;grammatik-nts&gt;R&lt;/grammatik-nts&gt;&lt;/Baum-Knoten&gt;</text:p>
          </table:table-cell>
          <table:table-cell table:number-columns-repeated="2"/>
          <table:table-cell table:formula="of:=CONCATENATE(&quot;&lt;Baum-Linie-rechts style=&quot;&quot;left: &quot;;[.G6]-6;&quot;pt; top: &quot;;[.H6]+46;&quot;pt; &quot;&quot;&gt; &lt;/Baum-Linie-rechts&gt;&quot;)" office:value-type="string" office:string-value="&lt;Baum-Linie-rechts style=&quot;left: 224pt; top: 196pt; &quot;&gt; &lt;/Baum-Linie-rechts&gt;" calcext:value-type="string">
            <text:p>&lt;Baum-Linie-rechts style="left: 224pt; top: 19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table:formula="of:=IF(ISERROR(FIND(&quot;x&quot;;[.D7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7])&gt;=65;CODE([.C7])&lt;=90);&quot;&lt;grammatik-nts&gt;&quot;&amp;[.C7]&amp;&quot;&lt;/grammatik-nts&gt;&quot;;&quot;&lt;grammatik-ts&gt;&quot;&amp;[.C7]&amp;&quot;&lt;/grammatik-ts&gt;&quot;)" office:value-type="string" office:string-value="&lt;grammatik-nts&gt;C&lt;/grammatik-nts&gt;" calcext:value-type="string">
            <text:p>&lt;grammatik-nts&gt;C&lt;/grammatik-nts&gt;</text:p>
          </table:table-cell>
          <table:table-cell table:formula="of:=[.G3]" office:value-type="float" office:value="90" calcext:value-type="float">
            <text:p>90</text:p>
          </table:table-cell>
          <table:table-cell table:formula="of:=[.H6]+70" office:value-type="float" office:value="220" calcext:value-type="float">
            <text:p>220</text:p>
          </table:table-cell>
          <table:table-cell/>
          <table:table-cell table:formula="of:=IF(ISBLANK([.C7]);&quot;&quot;;CONCATENATE(&quot;&lt;&quot;;[.E7]  ;&quot;  data-line=&quot;&quot;&quot;;[.B7];&quot;_NODE_&quot;;TEXT(ROW();&quot;#.000&quot;);&quot;&quot;&quot; &quot;;        &quot; style=&quot;&quot;left: &quot;;[.G7];&quot;pt; top: &quot;;[.H7];&quot;pt; &quot;&quot;&gt;&quot;;[.F7];&quot;&lt;/&quot;;[.E7];&quot;&gt;&quot;))" office:value-type="string" office:string-value="&lt;Baum-Knoten  data-line=&quot;_NODE_007&quot;  style=&quot;left: 90pt; top: 220pt; &quot;&gt;&lt;grammatik-nts&gt;C&lt;/grammatik-nts&gt;&lt;/Baum-Knoten&gt;" calcext:value-type="string">
            <text:p>&lt;Baum-Knoten <text:s/>data-line="_NODE_007" <text:s/>style="left: 90pt; top: 220pt; "&gt;&lt;grammatik-nts&gt;C&lt;/grammatik-nts&gt;&lt;/Baum-Knoten&gt;</text:p>
          </table:table-cell>
          <table:table-cell/>
          <table:table-cell table:formula="of:=CONCATENATE(&quot;&lt;Baum-Linie-links style=&quot;&quot;left: &quot;;[.G7]-33;&quot;pt; top: &quot;;[.H7]+46;&quot;pt; &quot;&quot;&gt; &lt;/Baum-Linie-links&gt;&quot;)" office:value-type="string" office:string-value="&lt;Baum-Linie-links style=&quot;left: 57pt; top: 266pt; &quot;&gt; &lt;/Baum-Linie-links&gt;" calcext:value-type="string">
            <text:p>&lt;Baum-Linie-links style="left: 57pt; top: 26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8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8])&gt;=65;CODE([.C8])&lt;=90);&quot;&lt;grammatik-nts&gt;&quot;&amp;[.C8]&amp;&quot;&lt;/grammatik-nts&gt;&quot;;&quot;&lt;grammatik-ts&gt;&quot;&amp;[.C8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4]" office:value-type="float" office:value="160" calcext:value-type="float">
            <text:p>160</text:p>
          </table:table-cell>
          <table:table-cell table:formula="of:=[.H7]" office:value-type="float" office:value="220" calcext:value-type="float">
            <text:p>220</text:p>
          </table:table-cell>
          <table:table-cell/>
          <table:table-cell table:formula="of:=IF(ISBLANK([.C8]);&quot;&quot;;CONCATENATE(&quot;&lt;&quot;;[.E8]  ;&quot;  data-line=&quot;&quot;&quot;;[.B8];&quot;_NODE_&quot;;TEXT(ROW();&quot;#.000&quot;);&quot;&quot;&quot; &quot;;        &quot; style=&quot;&quot;left: &quot;;[.G8];&quot;pt; top: &quot;;[.H8];&quot;pt; &quot;&quot;&gt;&quot;;[.F8];&quot;&lt;/&quot;;[.E8];&quot;&gt;&quot;))" office:value-type="string" office:string-value="&lt;Baum-Knoten  data-line=&quot;_NODE_008&quot;  style=&quot;left: 160pt; top: 220pt; &quot;&gt;&lt;grammatik-nts&gt;B&lt;/grammatik-nts&gt;&lt;/Baum-Knoten&gt;" calcext:value-type="string">
            <text:p>&lt;Baum-Knoten <text:s/>data-line="_NODE_008" <text:s/>style="left: 160pt; top: 220pt; "&gt;&lt;grammatik-nts&gt;B&lt;/grammatik-nts&gt;&lt;/Baum-Knoten&gt;</text:p>
          </table:table-cell>
          <table:table-cell table:formula="of:=CONCATENATE(&quot;&lt;Baum-Linie-Senkrecht style=&quot;&quot;left: &quot;;[.G8]+15;&quot;pt; top: &quot;;[.H8]+33;&quot;pt;&quot;&quot;&gt; &lt;/Baum-Linie-Senkrecht&gt;&quot;)" office:value-type="string" office:string-value="&lt;Baum-Linie-Senkrecht style=&quot;left: 175pt; top: 253pt;&quot;&gt; &lt;/Baum-Linie-Senkrecht&gt;" calcext:value-type="string">
            <text:p>&lt;Baum-Linie-Senkrecht style="left: 175pt; top: 253pt;"&gt; &lt;/Baum-Linie-Senkrecht&gt;</text:p>
          </table:table-cell>
          <table:table-cell table:formula="of:=CONCATENATE(&quot;&lt;Baum-Linie-links style=&quot;&quot;left: &quot;;[.G8]-33;&quot;pt; top: &quot;;[.H8]+46;&quot;pt; &quot;&quot;&gt; &lt;/Baum-Linie-links&gt;&quot;)" office:value-type="string" office:string-value="&lt;Baum-Linie-links style=&quot;left: 127pt; top: 266pt; &quot;&gt; &lt;/Baum-Linie-links&gt;" calcext:value-type="string">
            <text:p>&lt;Baum-Linie-links style="left: 127pt; top: 26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9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9])&gt;=65;CODE([.C9])&lt;=90);&quot;&lt;grammatik-nts&gt;&quot;&amp;[.C9]&amp;&quot;&lt;/grammatik-nts&gt;&quot;;&quot;&lt;grammatik-ts&gt;&quot;&amp;[.C9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7]" office:value-type="float" office:value="90" calcext:value-type="float">
            <text:p>90</text:p>
          </table:table-cell>
          <table:table-cell table:formula="of:=[.H8]+70" office:value-type="float" office:value="290" calcext:value-type="float">
            <text:p>290</text:p>
          </table:table-cell>
          <table:table-cell/>
          <table:table-cell table:formula="of:=IF(ISBLANK([.C9]);&quot;&quot;;CONCATENATE(&quot;&lt;&quot;;[.E9]  ;&quot;  data-line=&quot;&quot;&quot;;[.B9];&quot;_NODE_&quot;;TEXT(ROW();&quot;#.000&quot;);&quot;&quot;&quot; &quot;;        &quot; style=&quot;&quot;left: &quot;;[.G9];&quot;pt; top: &quot;;[.H9];&quot;pt; &quot;&quot;&gt;&quot;;[.F9];&quot;&lt;/&quot;;[.E9];&quot;&gt;&quot;))" office:value-type="string" office:string-value="&lt;Baum-Knoten  data-line=&quot;_NODE_009&quot;  style=&quot;left: 90pt; top: 290pt; &quot;&gt;&lt;grammatik-nts&gt;A&lt;/grammatik-nts&gt;&lt;/Baum-Knoten&gt;" calcext:value-type="string">
            <text:p>&lt;Baum-Knoten <text:s/>data-line="_NODE_009" <text:s/>style="left: 90pt; top: 290pt; "&gt;&lt;grammatik-nts&gt;A&lt;/grammatik-nts&gt;&lt;/Baum-Knoten&gt;</text:p>
          </table:table-cell>
          <table:table-cell/>
          <table:table-cell table:formula="of:=CONCATENATE(&quot;&lt;Baum-Linie-links style=&quot;&quot;left: &quot;;[.G9]-33;&quot;pt; top: &quot;;[.H9]+46;&quot;pt; &quot;&quot;&gt; &lt;/Baum-Linie-links&gt;&quot;)" office:value-type="string" office:string-value="&lt;Baum-Linie-links style=&quot;left: 57pt; top: 336pt; &quot;&gt; &lt;/Baum-Linie-links&gt;" calcext:value-type="string">
            <text:p>&lt;Baum-Linie-links style="left: 57pt; top: 33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10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10])&gt;=65;CODE([.C10])&lt;=90);&quot;&lt;grammatik-nts&gt;&quot;&amp;[.C10]&amp;&quot;&lt;/grammatik-nts&gt;&quot;;&quot;&lt;grammatik-ts&gt;&quot;&amp;[.C10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8]" office:value-type="float" office:value="160" calcext:value-type="float">
            <text:p>160</text:p>
          </table:table-cell>
          <table:table-cell table:formula="of:=[.H9]" office:value-type="float" office:value="290" calcext:value-type="float">
            <text:p>290</text:p>
          </table:table-cell>
          <table:table-cell/>
          <table:table-cell table:formula="of:=IF(ISBLANK([.C10]);&quot;&quot;;CONCATENATE(&quot;&lt;&quot;;[.E10]  ;&quot;  data-line=&quot;&quot;&quot;;[.B10];&quot;_NODE_&quot;;TEXT(ROW();&quot;#.000&quot;);&quot;&quot;&quot; &quot;;        &quot; style=&quot;&quot;left: &quot;;[.G10];&quot;pt; top: &quot;;[.H10];&quot;pt; &quot;&quot;&gt;&quot;;[.F10];&quot;&lt;/&quot;;[.E10];&quot;&gt;&quot;))" office:value-type="string" office:string-value="&lt;Baum-Knoten  data-line=&quot;_NODE_010&quot;  style=&quot;left: 160pt; top: 290pt; &quot;&gt;&lt;grammatik-nts&gt;B&lt;/grammatik-nts&gt;&lt;/Baum-Knoten&gt;" calcext:value-type="string">
            <text:p>&lt;Baum-Knoten <text:s/>data-line="_NODE_010" <text:s/>style="left: 160pt; top: 290pt; "&gt;&lt;grammatik-nts&gt;B&lt;/grammatik-nts&gt;&lt;/Baum-Knoten&gt;</text:p>
          </table:table-cell>
          <table:table-cell table:number-columns-repeated="2"/>
          <table:table-cell table:formula="of:=CONCATENATE(&quot;&lt;Baum-Linie-rechts style=&quot;&quot;left: &quot;;[.G10]-6;&quot;pt; top: &quot;;[.H10]+46;&quot;pt; &quot;&quot;&gt; &lt;/Baum-Linie-rechts&gt;&quot;)" office:value-type="string" office:string-value="&lt;Baum-Linie-rechts style=&quot;left: 154pt; top: 336pt; &quot;&gt; &lt;/Baum-Linie-rechts&gt;" calcext:value-type="string">
            <text:p>&lt;Baum-Linie-rechts style="left: 154pt; top: 336pt; "&gt; &lt;/Baum-Linie-rechts&gt;</text:p>
          </table:table-cell>
        </table:table-row>
        <table:table-row table:style-name="ro1">
          <table:table-cell table:number-columns-repeated="4"/>
          <table:table-cell table:formula="of:=IF(ISERROR(FIND(&quot;x&quot;;[.D11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1]);&quot;&quot;;CONCATENATE(&quot;&lt;&quot;;[.E11]  ;&quot;  data-line=&quot;&quot;&quot;;[.B11];&quot;_NODE_&quot;;TEXT(ROW();&quot;#.000&quot;);&quot;&quot;&quot; &quot;;        &quot; style=&quot;&quot;left: &quot;;[.G11];&quot;pt; top: &quot;;[.H11];&quot;pt; &quot;&quot;&gt;&quot;;[.F11];&quot;&lt;/&quot;;[.E11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12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12])&gt;=65;CODE([.C12])&lt;=90);&quot;&lt;grammatik-nts&gt;&quot;&amp;[.C12]&amp;&quot;&lt;/grammatik-nts&gt;&quot;;&quot;&lt;grammatik-ts&gt;&quot;&amp;[.C12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3]-70" office:value-type="float" office:value="20" calcext:value-type="float">
            <text:p>20</text:p>
          </table:table-cell>
          <table:table-cell table:formula="of:=[.H5]" office:value-type="float" office:value="150" calcext:value-type="float">
            <text:p>150</text:p>
          </table:table-cell>
          <table:table-cell/>
          <table:table-cell table:formula="of:=IF(ISBLANK([.C12]);&quot;&quot;;CONCATENATE(&quot;&lt;&quot;;[.E12]  ;&quot;  data-line=&quot;&quot;&quot;;[.B12];&quot;_NODE_&quot;;TEXT(ROW();&quot;#.000&quot;);&quot;&quot;&quot; &quot;;        &quot; style=&quot;&quot;left: &quot;;[.G12];&quot;pt; top: &quot;;[.H12];&quot;pt; &quot;&quot;&gt;&quot;;[.F12];&quot;&lt;/&quot;;[.E12];&quot;&gt;&quot;))" office:value-type="string" office:string-value="&lt;Baum-Knoten  data-line=&quot;_NODE_012&quot;  style=&quot;left: 20pt; top: 150pt; &quot;&gt;&lt;grammatik-ts&gt;a&lt;/grammatik-ts&gt;&lt;/Baum-Knoten&gt;" calcext:value-type="string">
            <text:p>&lt;Baum-Knoten <text:s/>data-line="_NODE_012" <text:s/>style="left: 20pt; top: 150pt; "&gt;&lt;grammatik-ts&gt;a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table:formula="of:=IF(ISERROR(FIND(&quot;x&quot;;[.D13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13])&gt;=65;CODE([.C13])&lt;=90);&quot;&lt;grammatik-nts&gt;&quot;&amp;[.C13]&amp;&quot;&lt;/grammatik-nts&gt;&quot;;&quot;&lt;grammatik-ts&gt;&quot;&amp;[.C13]&amp;&quot;&lt;/grammatik-ts&gt;&quot;)" office:value-type="string" office:string-value="&lt;grammatik-ts&gt;c&lt;/grammatik-ts&gt;" calcext:value-type="string">
            <text:p>&lt;grammatik-ts&gt;c&lt;/grammatik-ts&gt;</text:p>
          </table:table-cell>
          <table:table-cell table:formula="of:=[.G12]" office:value-type="float" office:value="20" calcext:value-type="float">
            <text:p>20</text:p>
          </table:table-cell>
          <table:table-cell table:formula="of:=[.H9]" office:value-type="float" office:value="290" calcext:value-type="float">
            <text:p>290</text:p>
          </table:table-cell>
          <table:table-cell/>
          <table:table-cell table:formula="of:=IF(ISBLANK([.C13]);&quot;&quot;;CONCATENATE(&quot;&lt;&quot;;[.E13]  ;&quot;  data-line=&quot;&quot;&quot;;[.B13];&quot;_NODE_&quot;;TEXT(ROW();&quot;#.000&quot;);&quot;&quot;&quot; &quot;;        &quot; style=&quot;&quot;left: &quot;;[.G13];&quot;pt; top: &quot;;[.H13];&quot;pt; &quot;&quot;&gt;&quot;;[.F13];&quot;&lt;/&quot;;[.E13];&quot;&gt;&quot;))" office:value-type="string" office:string-value="&lt;Baum-Knoten  data-line=&quot;_NODE_013&quot;  style=&quot;left: 20pt; top: 290pt; &quot;&gt;&lt;grammatik-ts&gt;c&lt;/grammatik-ts&gt;&lt;/Baum-Knoten&gt;" calcext:value-type="string">
            <text:p>&lt;Baum-Knoten <text:s/>data-line="_NODE_013" <text:s/>style="left: 20pt; top: 290pt; "&gt;&lt;grammatik-ts&gt;c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14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14])&gt;=65;CODE([.C14])&lt;=90);&quot;&lt;grammatik-nts&gt;&quot;&amp;[.C14]&amp;&quot;&lt;/grammatik-nts&gt;&quot;;&quot;&lt;grammatik-ts&gt;&quot;&amp;[.C14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13]" office:value-type="float" office:value="20" calcext:value-type="float">
            <text:p>20</text:p>
          </table:table-cell>
          <table:table-cell table:formula="of:=[.H13]+70" office:value-type="float" office:value="360" calcext:value-type="float">
            <text:p>360</text:p>
          </table:table-cell>
          <table:table-cell/>
          <table:table-cell table:formula="of:=IF(ISBLANK([.C14]);&quot;&quot;;CONCATENATE(&quot;&lt;&quot;;[.E14]  ;&quot;  data-line=&quot;&quot;&quot;;[.B14];&quot;_NODE_&quot;;TEXT(ROW();&quot;#.000&quot;);&quot;&quot;&quot; &quot;;        &quot; style=&quot;&quot;left: &quot;;[.G14];&quot;pt; top: &quot;;[.H14];&quot;pt; &quot;&quot;&gt;&quot;;[.F14];&quot;&lt;/&quot;;[.E14];&quot;&gt;&quot;))" office:value-type="string" office:string-value="&lt;Baum-Knoten  data-line=&quot;_NODE_014&quot;  style=&quot;left: 20pt; top: 360pt; &quot;&gt;&lt;grammatik-ts&gt;a&lt;/grammatik-ts&gt;&lt;/Baum-Knoten&gt;" calcext:value-type="string">
            <text:p>&lt;Baum-Knoten <text:s/>data-line="_NODE_014" <text:s/>style="left: 20pt; top: 360pt; "&gt;&lt;grammatik-ts&gt;a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15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15])&gt;=65;CODE([.C15])&lt;=90);&quot;&lt;grammatik-nts&gt;&quot;&amp;[.C15]&amp;&quot;&lt;/grammatik-nts&gt;&quot;;&quot;&lt;grammatik-ts&gt;&quot;&amp;[.C15]&amp;&quot;&lt;/grammatik-ts&gt;&quot;)" office:value-type="string" office:string-value="&lt;grammatik-ts&gt;b&lt;/grammatik-ts&gt;" calcext:value-type="string">
            <text:p>&lt;grammatik-ts&gt;b&lt;/grammatik-ts&gt;</text:p>
          </table:table-cell>
          <table:table-cell table:formula="of:=[.G6]" office:value-type="float" office:value="230" calcext:value-type="float">
            <text:p>230</text:p>
          </table:table-cell>
          <table:table-cell table:formula="of:=[.H14]" office:value-type="float" office:value="360" calcext:value-type="float">
            <text:p>360</text:p>
          </table:table-cell>
          <table:table-cell/>
          <table:table-cell table:formula="of:=IF(ISBLANK([.C15]);&quot;&quot;;CONCATENATE(&quot;&lt;&quot;;[.E15]  ;&quot;  data-line=&quot;&quot;&quot;;[.B15];&quot;_NODE_&quot;;TEXT(ROW();&quot;#.000&quot;);&quot;&quot;&quot; &quot;;        &quot; style=&quot;&quot;left: &quot;;[.G15];&quot;pt; top: &quot;;[.H15];&quot;pt; &quot;&quot;&gt;&quot;;[.F15];&quot;&lt;/&quot;;[.E15];&quot;&gt;&quot;))" office:value-type="string" office:string-value="&lt;Baum-Knoten  data-line=&quot;_NODE_015&quot;  style=&quot;left: 230pt; top: 360pt; &quot;&gt;&lt;grammatik-ts&gt;b&lt;/grammatik-ts&gt;&lt;/Baum-Knoten&gt;" calcext:value-type="string">
            <text:p>&lt;Baum-Knoten <text:s/>data-line="_NODE_015" <text:s/>style="left: 230pt; top: 360pt; "&gt;&lt;grammatik-ts&gt;b&lt;/grammatik-ts&gt;&lt;/Baum-Knoten&gt;</text:p>
          </table:table-cell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table:formula="of:=IF(ISERROR(FIND(&quot;x&quot;;[.D16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16])&gt;=65;CODE([.C16])&lt;=90);&quot;&lt;grammatik-nts&gt;&quot;&amp;[.C16]&amp;&quot;&lt;/grammatik-nts&gt;&quot;;&quot;&lt;grammatik-ts&gt;&quot;&amp;[.C16]&amp;&quot;&lt;/grammatik-ts&gt;&quot;)" office:value-type="string" office:string-value="&lt;grammatik-ts&gt;r&lt;/grammatik-ts&gt;" calcext:value-type="string">
            <text:p>&lt;grammatik-ts&gt;r&lt;/grammatik-ts&gt;</text:p>
          </table:table-cell>
          <table:table-cell table:formula="of:=[.G15]+70" office:value-type="float" office:value="300" calcext:value-type="float">
            <text:p>300</text:p>
          </table:table-cell>
          <table:table-cell table:formula="of:=[.H7]" office:value-type="float" office:value="220" calcext:value-type="float">
            <text:p>220</text:p>
          </table:table-cell>
          <table:table-cell/>
          <table:table-cell table:formula="of:=IF(ISBLANK([.C16]);&quot;&quot;;CONCATENATE(&quot;&lt;&quot;;[.E16]  ;&quot;  data-line=&quot;&quot;&quot;;[.B16];&quot;_NODE_&quot;;TEXT(ROW();&quot;#.000&quot;);&quot;&quot;&quot; &quot;;        &quot; style=&quot;&quot;left: &quot;;[.G16];&quot;pt; top: &quot;;[.H16];&quot;pt; &quot;&quot;&gt;&quot;;[.F16];&quot;&lt;/&quot;;[.E16];&quot;&gt;&quot;))" office:value-type="string" office:string-value="&lt;Baum-Knoten  data-line=&quot;_NODE_016&quot;  style=&quot;left: 300pt; top: 220pt; &quot;&gt;&lt;grammatik-ts&gt;r&lt;/grammatik-ts&gt;&lt;/Baum-Knoten&gt;" calcext:value-type="string">
            <text:p>&lt;Baum-Knoten <text:s/>data-line="_NODE_016" <text:s/>style="left: 300pt; top: 220pt; "&gt;&lt;grammatik-ts&gt;r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(ISERROR(FIND(&quot;x&quot;;[.D17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17])&gt;=65;CODE([.C17])&lt;=90);&quot;&lt;grammatik-nts&gt;&quot;&amp;[.C17]&amp;&quot;&lt;/grammatik-nts&gt;&quot;;&quot;&lt;grammatik-ts&gt;&quot;&amp;[.C17]&amp;&quot;&lt;/grammatik-ts&gt;&quot;)" office:value-type="string" office:string-value="&lt;grammatik-ts&gt;&lt;/grammatik-ts&gt;" calcext:value-type="string">
            <text:p>&lt;grammatik-ts&gt;&lt;/grammatik-ts&gt;</text:p>
          </table:table-cell>
          <table:table-cell table:number-columns-repeated="3"/>
          <table:table-cell table:formula="of:=IF(ISBLANK([.C17]);&quot;&quot;;CONCATENATE(&quot;&lt;&quot;;[.E17]  ;&quot;  data-line=&quot;&quot;&quot;;[.B17];&quot;_NODE_&quot;;TEXT(ROW();&quot;#.000&quot;);&quot;&quot;&quot; &quot;;        &quot; style=&quot;&quot;left: &quot;;[.G17];&quot;pt; top: &quot;;[.H17];&quot;pt; &quot;&quot;&gt;&quot;;[.F17];&quot;&lt;/&quot;;[.E17];&quot;&gt;&quot;))">
            <text:p/>
          </table:table-cell>
          <table:table-cell table:formula="of:=CONCATENATE(&quot;&lt;Baum-Linie-Senkrecht style=&quot;&quot;left: &quot;;[.G17]+15;&quot;pt; top: &quot;;[.H17]+33;&quot;pt;&quot;&quot;&gt; &lt;/Baum-Linie-Senkrecht&gt;&quot;)" office:value-type="string" office:string-value="&lt;Baum-Linie-Senkrecht style=&quot;left: 15pt; top: 33pt;&quot;&gt; &lt;/Baum-Linie-Senkrecht&gt;" calcext:value-type="string">
            <text:p>&lt;Baum-Linie-Senkrecht style="left: 15pt; top: 33pt;"&gt; &lt;/Baum-Linie-Senkrecht&gt;</text:p>
          </table:table-cell>
          <table:table-cell table:formula="of:=CONCATENATE(&quot;&lt;Baum-Linie-links style=&quot;&quot;left: &quot;;[.G17]-33;&quot;pt; top: &quot;;[.H17]+46;&quot;pt; &quot;&quot;&gt; &lt;/Baum-Linie-links&gt;&quot;)" office:value-type="string" office:string-value="&lt;Baum-Linie-links style=&quot;left: -33pt; top: 46pt; &quot;&gt; &lt;/Baum-Linie-links&gt;" calcext:value-type="string">
            <text:p>&lt;Baum-Linie-links style="left: -33pt; top: 46pt; "&gt; &lt;/Baum-Linie-links&gt;</text:p>
          </table:table-cell>
          <table:table-cell table:formula="of:=CONCATENATE(&quot;&lt;Baum-Linie-rechts style=&quot;&quot;left: &quot;;[.G17]-6;&quot;pt; top: &quot;;[.H17]+46;&quot;pt; &quot;&quot;&gt; &lt;/Baum-Linie-rechts&gt;&quot;)" office:value-type="string" office:string-value="&lt;Baum-Linie-rechts style=&quot;left: -6pt; top: 46pt; &quot;&gt; &lt;/Baum-Linie-rechts&gt;" calcext:value-type="string">
            <text:p>&lt;Baum-Linie-rechts style="left: -6pt; top: 46pt; "&gt; &lt;/Baum-Linie-rechts&gt;</text:p>
          </table:table-cell>
        </table:table-row>
        <table:table-row table:style-name="ro1">
          <table:table-cell table:number-columns-repeated="4"/>
          <table:table-cell table:formula="of:=IF(ISERROR(FIND(&quot;x&quot;;[.D18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8]);&quot;&quot;;CONCATENATE(&quot;&lt;&quot;;[.E18]  ;&quot;  data-line=&quot;&quot;&quot;;[.B18];&quot;_NODE_&quot;;TEXT(ROW();&quot;#.000&quot;);&quot;&quot;&quot; &quot;;        &quot; style=&quot;&quot;left: &quot;;[.G18];&quot;pt; top: &quot;;[.H18];&quot;pt; &quot;&quot;&gt;&quot;;[.F18];&quot;&lt;/&quot;;[.E18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19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9]);&quot;&quot;;CONCATENATE(&quot;&lt;&quot;;[.E19]  ;&quot;  data-line=&quot;&quot;&quot;;[.B19];&quot;_NODE_&quot;;TEXT(ROW();&quot;#.000&quot;);&quot;&quot;&quot; &quot;;        &quot; style=&quot;&quot;left: &quot;;[.G19];&quot;pt; top: &quot;;[.H19];&quot;pt; &quot;&quot;&gt;&quot;;[.F19];&quot;&lt;/&quot;;[.E19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  <table:table-cell table:formula="of:=IF(ISERROR(FIND(&quot;x&quot;;[.D20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20])&gt;=65;CODE([.C20])&lt;=90);&quot;&lt;grammatik-nts&gt;&quot;&amp;[.C20]&amp;&quot;&lt;/grammatik-nts&gt;&quot;;&quot;&lt;grammatik-ts&gt;&quot;&amp;[.C20]&amp;&quot;&lt;/grammatik-ts&gt;&quot;)" office:value-type="string" office:string-value="&lt;grammatik-nts&gt;S&lt;/grammatik-nts&gt;" calcext:value-type="string">
            <text:p>&lt;grammatik-nts&gt;S&lt;/grammatik-nts&gt;</text:p>
          </table:table-cell>
          <table:table-cell table:formula="of:=[.G2]+400"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20]);&quot;&quot;;CONCATENATE(&quot;&lt;&quot;;[.E20]  ;&quot;  data-line=&quot;&quot;&quot;;[.B20];&quot;_NODE_&quot;;TEXT(ROW();&quot;#.000&quot;);&quot;&quot;&quot; &quot;;        &quot; style=&quot;&quot;left: &quot;;[.G20];&quot;pt; top: &quot;;[.H20];&quot;pt; &quot;&quot;&gt;&quot;;[.F20];&quot;&lt;/&quot;;[.E20];&quot;&gt;&quot;))" office:value-type="string" office:string-value="&lt;Baum-Knoten  data-line=&quot;_NODE_020&quot;  style=&quot;left: 560pt; top: 10pt; &quot;&gt;&lt;grammatik-nts&gt;S&lt;/grammatik-nts&gt;&lt;/Baum-Knoten&gt;" calcext:value-type="string">
            <text:p>&lt;Baum-Knoten <text:s/>data-line="_NODE_020" <text:s/>style="left: 560pt; top: 10pt; "&gt;&lt;grammatik-nts&gt;S&lt;/grammatik-nts&gt;&lt;/Baum-Knoten&gt;</text:p>
          </table:table-cell>
          <table:table-cell table:formula="of:=CONCATENATE(&quot;&lt;Baum-Linie-Senkrecht style=&quot;&quot;left: &quot;;[.G20]+15;&quot;pt; top: &quot;;[.H20]+33;&quot;pt;&quot;&quot;&gt; &lt;/Baum-Linie-Senkrecht&gt;&quot;)" office:value-type="string" office:string-value="&lt;Baum-Linie-Senkrecht style=&quot;left: 575pt; top: 43pt;&quot;&gt; &lt;/Baum-Linie-Senkrecht&gt;" calcext:value-type="string">
            <text:p>&lt;Baum-Linie-Senkrecht style="left: 575pt; top: 43pt;"&gt; &lt;/Baum-Linie-Senkrecht&gt;</text:p>
          </table:table-cell>
          <table:table-cell table:formula="of:=CONCATENATE(&quot;&lt;Baum-Linie-links style=&quot;&quot;left: &quot;;[.G20]-33;&quot;pt; top: &quot;;[.H20]+46;&quot;pt; &quot;&quot;&gt; &lt;/Baum-Linie-links&gt;&quot;)" office:value-type="string" office:string-value="&lt;Baum-Linie-links style=&quot;left: 527pt; top: 56pt; &quot;&gt; &lt;/Baum-Linie-links&gt;" calcext:value-type="string">
            <text:p>&lt;Baum-Linie-links style="left: 527pt; top: 5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21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21])&gt;=65;CODE([.C21])&lt;=90);&quot;&lt;grammatik-nts&gt;&quot;&amp;[.C21]&amp;&quot;&lt;/grammatik-nts&gt;&quot;;&quot;&lt;grammatik-ts&gt;&quot;&amp;[.C21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3]+400" office:value-type="float" office:value="490" calcext:value-type="float">
            <text:p>4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ISBLANK([.C21]);&quot;&quot;;CONCATENATE(&quot;&lt;&quot;;[.E21]  ;&quot;  data-line=&quot;&quot;&quot;;[.B21];&quot;_NODE_&quot;;TEXT(ROW();&quot;#.000&quot;);&quot;&quot;&quot; &quot;;        &quot; style=&quot;&quot;left: &quot;;[.G21];&quot;pt; top: &quot;;[.H21];&quot;pt; &quot;&quot;&gt;&quot;;[.F21];&quot;&lt;/&quot;;[.E21];&quot;&gt;&quot;))" office:value-type="string" office:string-value="&lt;Baum-Knoten  data-line=&quot;_NODE_021&quot;  style=&quot;left: 490pt; top: 80pt; &quot;&gt;&lt;grammatik-nts&gt;A&lt;/grammatik-nts&gt;&lt;/Baum-Knoten&gt;" calcext:value-type="string">
            <text:p>&lt;Baum-Knoten <text:s/>data-line="_NODE_021" <text:s/>style="left: 490pt; top: 80pt; "&gt;&lt;grammatik-nts&gt;A&lt;/grammatik-nts&gt;&lt;/Baum-Knoten&gt;</text:p>
          </table:table-cell>
          <table:table-cell/>
          <table:table-cell table:formula="of:=CONCATENATE(&quot;&lt;Baum-Linie-links style=&quot;&quot;left: &quot;;[.G21]-33;&quot;pt; top: &quot;;[.H21]+46;&quot;pt; &quot;&quot;&gt; &lt;/Baum-Linie-links&gt;&quot;)" office:value-type="string" office:string-value="&lt;Baum-Linie-links style=&quot;left: 457pt; top: 126pt; &quot;&gt; &lt;/Baum-Linie-links&gt;" calcext:value-type="string">
            <text:p>&lt;Baum-Linie-links style="left: 457pt; top: 12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22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22])&gt;=65;CODE([.C22])&lt;=90);&quot;&lt;grammatik-nts&gt;&quot;&amp;[.C22]&amp;&quot;&lt;/grammatik-nts&gt;&quot;;&quot;&lt;grammatik-ts&gt;&quot;&amp;[.C22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4]+400" office:value-type="float" office:value="560" calcext:value-type="float">
            <text:p>5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ISBLANK([.C22]);&quot;&quot;;CONCATENATE(&quot;&lt;&quot;;[.E22]  ;&quot;  data-line=&quot;&quot;&quot;;[.B22];&quot;_NODE_&quot;;TEXT(ROW();&quot;#.000&quot;);&quot;&quot;&quot; &quot;;        &quot; style=&quot;&quot;left: &quot;;[.G22];&quot;pt; top: &quot;;[.H22];&quot;pt; &quot;&quot;&gt;&quot;;[.F22];&quot;&lt;/&quot;;[.E22];&quot;&gt;&quot;))" office:value-type="string" office:string-value="&lt;Baum-Knoten  data-line=&quot;_NODE_022&quot;  style=&quot;left: 560pt; top: 80pt; &quot;&gt;&lt;grammatik-nts&gt;B&lt;/grammatik-nts&gt;&lt;/Baum-Knoten&gt;" calcext:value-type="string">
            <text:p>&lt;Baum-Knoten <text:s/>data-line="_NODE_022" <text:s/>style="left: 560pt; top: 80pt; "&gt;&lt;grammatik-nts&gt;B&lt;/grammatik-nts&gt;&lt;/Baum-Knoten&gt;</text:p>
          </table:table-cell>
          <table:table-cell table:formula="of:=CONCATENATE(&quot;&lt;Baum-Linie-Senkrecht style=&quot;&quot;left: &quot;;[.G22]+15;&quot;pt; top: &quot;;[.H22]+33;&quot;pt;&quot;&quot;&gt; &lt;/Baum-Linie-Senkrecht&gt;&quot;)" office:value-type="string" office:string-value="&lt;Baum-Linie-Senkrecht style=&quot;left: 575pt; top: 113pt;&quot;&gt; &lt;/Baum-Linie-Senkrecht&gt;" calcext:value-type="string">
            <text:p>&lt;Baum-Linie-Senkrecht style="left: 575pt; top: 113pt;"&gt; &lt;/Baum-Linie-Senkrecht&gt;</text:p>
          </table:table-cell>
          <table:table-cell/>
          <table:table-cell table:formula="of:=CONCATENATE(&quot;&lt;Baum-Linie-rechts style=&quot;&quot;left: &quot;;[.G22]-6;&quot;pt; top: &quot;;[.H22]+46;&quot;pt; &quot;&quot;&gt; &lt;/Baum-Linie-rechts&gt;&quot;)" office:value-type="string" office:string-value="&lt;Baum-Linie-rechts style=&quot;left: 554pt; top: 126pt; &quot;&gt; &lt;/Baum-Linie-rechts&gt;" calcext:value-type="string">
            <text:p>&lt;Baum-Linie-rechts style="left: 554pt; top: 12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23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23])&gt;=65;CODE([.C23])&lt;=90);&quot;&lt;grammatik-nts&gt;&quot;&amp;[.C23]&amp;&quot;&lt;/grammatik-nts&gt;&quot;;&quot;&lt;grammatik-ts&gt;&quot;&amp;[.C23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5]+400" office:value-type="float" office:value="560" calcext:value-type="float">
            <text:p>56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ISBLANK([.C23]);&quot;&quot;;CONCATENATE(&quot;&lt;&quot;;[.E23]  ;&quot;  data-line=&quot;&quot;&quot;;[.B23];&quot;_NODE_&quot;;TEXT(ROW();&quot;#.000&quot;);&quot;&quot;&quot; &quot;;        &quot; style=&quot;&quot;left: &quot;;[.G23];&quot;pt; top: &quot;;[.H23];&quot;pt; &quot;&quot;&gt;&quot;;[.F23];&quot;&lt;/&quot;;[.E23];&quot;&gt;&quot;))" office:value-type="string" office:string-value="&lt;Baum-Knoten  data-line=&quot;_NODE_023&quot;  style=&quot;left: 560pt; top: 150pt; &quot;&gt;&lt;grammatik-nts&gt;B&lt;/grammatik-nts&gt;&lt;/Baum-Knoten&gt;" calcext:value-type="string">
            <text:p>&lt;Baum-Knoten <text:s/>data-line="_NODE_023" <text:s/>style="left: 560pt; top: 150pt; "&gt;&lt;grammatik-nts&gt;B&lt;/grammatik-nts&gt;&lt;/Baum-Knoten&gt;</text:p>
          </table:table-cell>
          <table:table-cell table:formula="of:=CONCATENATE(&quot;&lt;Baum-Linie-Senkrecht style=&quot;&quot;left: &quot;;[.G23]+15;&quot;pt; top: &quot;;[.H23]+33;&quot;pt;&quot;&quot;&gt; &lt;/Baum-Linie-Senkrecht&gt;&quot;)" office:value-type="string" office:string-value="&lt;Baum-Linie-Senkrecht style=&quot;left: 575pt; top: 183pt;&quot;&gt; &lt;/Baum-Linie-Senkrecht&gt;" calcext:value-type="string">
            <text:p>&lt;Baum-Linie-Senkrecht style="left: 575pt; top: 183pt;"&gt; &lt;/Baum-Linie-Senkrecht&gt;</text:p>
          </table:table-cell>
          <table:table-cell table:formula="of:=CONCATENATE(&quot;&lt;Baum-Linie-links style=&quot;&quot;left: &quot;;[.G23]-33;&quot;pt; top: &quot;;[.H23]+46;&quot;pt; &quot;&quot;&gt; &lt;/Baum-Linie-links&gt;&quot;)" office:value-type="string" office:string-value="&lt;Baum-Linie-links style=&quot;left: 527pt; top: 196pt; &quot;&gt; &lt;/Baum-Linie-links&gt;" calcext:value-type="string">
            <text:p>&lt;Baum-Linie-links style="left: 527pt; top: 19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table:formula="of:=IF(ISERROR(FIND(&quot;x&quot;;[.D24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24])&gt;=65;CODE([.C24])&lt;=90);&quot;&lt;grammatik-nts&gt;&quot;&amp;[.C24]&amp;&quot;&lt;/grammatik-nts&gt;&quot;;&quot;&lt;grammatik-ts&gt;&quot;&amp;[.C24]&amp;&quot;&lt;/grammatik-ts&gt;&quot;)" office:value-type="string" office:string-value="&lt;grammatik-nts&gt;R&lt;/grammatik-nts&gt;" calcext:value-type="string">
            <text:p>&lt;grammatik-nts&gt;R&lt;/grammatik-nts&gt;</text:p>
          </table:table-cell>
          <table:table-cell table:formula="of:=[.G6]+400" office:value-type="float" office:value="630" calcext:value-type="float">
            <text:p>63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ISBLANK([.C24]);&quot;&quot;;CONCATENATE(&quot;&lt;&quot;;[.E24]  ;&quot;  data-line=&quot;&quot;&quot;;[.B24];&quot;_NODE_&quot;;TEXT(ROW();&quot;#.000&quot;);&quot;&quot;&quot; &quot;;        &quot; style=&quot;&quot;left: &quot;;[.G24];&quot;pt; top: &quot;;[.H24];&quot;pt; &quot;&quot;&gt;&quot;;[.F24];&quot;&lt;/&quot;;[.E24];&quot;&gt;&quot;))" office:value-type="string" office:string-value="&lt;Baum-Knoten  data-line=&quot;_NODE_024&quot;  style=&quot;left: 630pt; top: 150pt; &quot;&gt;&lt;grammatik-nts&gt;R&lt;/grammatik-nts&gt;&lt;/Baum-Knoten&gt;" calcext:value-type="string">
            <text:p>&lt;Baum-Knoten <text:s/>data-line="_NODE_024" <text:s/>style="left: 630pt; top: 150pt; "&gt;&lt;grammatik-nts&gt;R&lt;/grammatik-nts&gt;&lt;/Baum-Knoten&gt;</text:p>
          </table:table-cell>
          <table:table-cell table:number-columns-repeated="2"/>
          <table:table-cell table:formula="of:=CONCATENATE(&quot;&lt;Baum-Linie-rechts style=&quot;&quot;left: &quot;;[.G24]-6;&quot;pt; top: &quot;;[.H24]+46;&quot;pt; &quot;&quot;&gt; &lt;/Baum-Linie-rechts&gt;&quot;)" office:value-type="string" office:string-value="&lt;Baum-Linie-rechts style=&quot;left: 624pt; top: 196pt; &quot;&gt; &lt;/Baum-Linie-rechts&gt;" calcext:value-type="string">
            <text:p>&lt;Baum-Linie-rechts style="left: 624pt; top: 19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table:formula="of:=IF(ISERROR(FIND(&quot;x&quot;;[.D25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25])&gt;=65;CODE([.C25])&lt;=90);&quot;&lt;grammatik-nts&gt;&quot;&amp;[.C25]&amp;&quot;&lt;/grammatik-nts&gt;&quot;;&quot;&lt;grammatik-ts&gt;&quot;&amp;[.C25]&amp;&quot;&lt;/grammatik-ts&gt;&quot;)" office:value-type="string" office:string-value="&lt;grammatik-nts&gt;C&lt;/grammatik-nts&gt;" calcext:value-type="string">
            <text:p>&lt;grammatik-nts&gt;C&lt;/grammatik-nts&gt;</text:p>
          </table:table-cell>
          <table:table-cell table:formula="of:=[.G7]+400" office:value-type="float" office:value="490" calcext:value-type="float">
            <text:p>49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IF(ISBLANK([.C25]);&quot;&quot;;CONCATENATE(&quot;&lt;&quot;;[.E25]  ;&quot;  data-line=&quot;&quot;&quot;;[.B25];&quot;_NODE_&quot;;TEXT(ROW();&quot;#.000&quot;);&quot;&quot;&quot; &quot;;        &quot; style=&quot;&quot;left: &quot;;[.G25];&quot;pt; top: &quot;;[.H25];&quot;pt; &quot;&quot;&gt;&quot;;[.F25];&quot;&lt;/&quot;;[.E25];&quot;&gt;&quot;))" office:value-type="string" office:string-value="&lt;Baum-Knoten  data-line=&quot;_NODE_025&quot;  style=&quot;left: 490pt; top: 220pt; &quot;&gt;&lt;grammatik-nts&gt;C&lt;/grammatik-nts&gt;&lt;/Baum-Knoten&gt;" calcext:value-type="string">
            <text:p>&lt;Baum-Knoten <text:s/>data-line="_NODE_025" <text:s/>style="left: 490pt; top: 220pt; "&gt;&lt;grammatik-nts&gt;C&lt;/grammatik-nts&gt;&lt;/Baum-Knoten&gt;</text:p>
          </table:table-cell>
          <table:table-cell/>
          <table:table-cell table:formula="of:=CONCATENATE(&quot;&lt;Baum-Linie-links style=&quot;&quot;left: &quot;;[.G25]-33;&quot;pt; top: &quot;;[.H25]+46;&quot;pt; &quot;&quot;&gt; &lt;/Baum-Linie-links&gt;&quot;)" office:value-type="string" office:string-value="&lt;Baum-Linie-links style=&quot;left: 457pt; top: 266pt; &quot;&gt; &lt;/Baum-Linie-links&gt;" calcext:value-type="string">
            <text:p>&lt;Baum-Linie-links style="left: 457pt; top: 26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6" office:value-type="string" calcext:value-type="string">
            <text:p>Baum-Knoten-Gelb</text:p>
          </table:table-cell>
          <table:table-cell table:formula="of:=IF(AND(CODE([.C26])&gt;=65;CODE([.C26])&lt;=90);&quot;&lt;grammatik-nts&gt;&quot;&amp;[.C26]&amp;&quot;&lt;/grammatik-nts&gt;&quot;;&quot;&lt;grammatik-ts&gt;&quot;&amp;[.C26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8]+400" office:value-type="float" office:value="560" calcext:value-type="float">
            <text:p>56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IF(ISBLANK([.C26]);&quot;&quot;;CONCATENATE(&quot;&lt;&quot;;[.E26]  ;&quot;  data-line=&quot;&quot;&quot;;[.B26];&quot;_NODE_&quot;;TEXT(ROW();&quot;#.000&quot;);&quot;&quot;&quot; &quot;;        &quot; style=&quot;&quot;left: &quot;;[.G26];&quot;pt; top: &quot;;[.H26];&quot;pt; &quot;&quot;&gt;&quot;;[.F26];&quot;&lt;/&quot;;[.E26];&quot;&gt;&quot;))" office:value-type="string" office:string-value="&lt;Baum-Knoten-Gelb  data-line=&quot;_NODE_026&quot;  style=&quot;left: 560pt; top: 220pt; &quot;&gt;&lt;grammatik-nts&gt;B&lt;/grammatik-nts&gt;&lt;/Baum-Knoten-Gelb&gt;" calcext:value-type="string">
            <text:p>&lt;Baum-Knoten-Gelb <text:s/>data-line="_NODE_026" <text:s/>style="left: 560pt; top: 220pt; "&gt;&lt;grammatik-nts&gt;B&lt;/grammatik-nts&gt;&lt;/Baum-Knoten-Gelb&gt;</text:p>
          </table:table-cell>
          <table:table-cell table:formula="of:=CONCATENATE(&quot;&lt;Baum-Linie-Senkrecht style=&quot;&quot;left: &quot;;[.G26]+15;&quot;pt; top: &quot;;[.H26]+33;&quot;pt;&quot;&quot;&gt; &lt;/Baum-Linie-Senkrecht&gt;&quot;)" office:value-type="string" office:string-value="&lt;Baum-Linie-Senkrecht style=&quot;left: 575pt; top: 253pt;&quot;&gt; &lt;/Baum-Linie-Senkrecht&gt;" calcext:value-type="string">
            <text:p>&lt;Baum-Linie-Senkrecht style="left: 575pt; top: 253pt;"&gt; &lt;/Baum-Linie-Senkrecht&gt;</text:p>
          </table:table-cell>
          <table:table-cell table:formula="of:=CONCATENATE(&quot;&lt;Baum-Linie-links style=&quot;&quot;left: &quot;;[.G26]-33;&quot;pt; top: &quot;;[.H26]+46;&quot;pt; &quot;&quot;&gt; &lt;/Baum-Linie-links&gt;&quot;)" office:value-type="string" office:string-value="&lt;Baum-Linie-links style=&quot;left: 527pt; top: 266pt; &quot;&gt; &lt;/Baum-Linie-links&gt;" calcext:value-type="string">
            <text:p>&lt;Baum-Linie-links style="left: 527pt; top: 26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27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27])&gt;=65;CODE([.C27])&lt;=90);&quot;&lt;grammatik-nts&gt;&quot;&amp;[.C27]&amp;&quot;&lt;/grammatik-nts&gt;&quot;;&quot;&lt;grammatik-ts&gt;&quot;&amp;[.C27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9]+400" office:value-type="float" office:value="490" calcext:value-type="float">
            <text:p>490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IF(ISBLANK([.C27]);&quot;&quot;;CONCATENATE(&quot;&lt;&quot;;[.E27]  ;&quot;  data-line=&quot;&quot;&quot;;[.B27];&quot;_NODE_&quot;;TEXT(ROW();&quot;#.000&quot;);&quot;&quot;&quot; &quot;;        &quot; style=&quot;&quot;left: &quot;;[.G27];&quot;pt; top: &quot;;[.H27];&quot;pt; &quot;&quot;&gt;&quot;;[.F27];&quot;&lt;/&quot;;[.E27];&quot;&gt;&quot;))" office:value-type="string" office:string-value="&lt;Baum-Knoten  data-line=&quot;_NODE_027&quot;  style=&quot;left: 490pt; top: 290pt; &quot;&gt;&lt;grammatik-nts&gt;A&lt;/grammatik-nts&gt;&lt;/Baum-Knoten&gt;" calcext:value-type="string">
            <text:p>&lt;Baum-Knoten <text:s/>data-line="_NODE_027" <text:s/>style="left: 490pt; top: 290pt; "&gt;&lt;grammatik-nts&gt;A&lt;/grammatik-nts&gt;&lt;/Baum-Knoten&gt;</text:p>
          </table:table-cell>
          <table:table-cell/>
          <table:table-cell table:formula="of:=CONCATENATE(&quot;&lt;Baum-Linie-links style=&quot;&quot;left: &quot;;[.G27]-33;&quot;pt; top: &quot;;[.H27]+46;&quot;pt; &quot;&quot;&gt; &lt;/Baum-Linie-links&gt;&quot;)" office:value-type="string" office:string-value="&lt;Baum-Linie-links style=&quot;left: 457pt; top: 336pt; &quot;&gt; &lt;/Baum-Linie-links&gt;" calcext:value-type="string">
            <text:p>&lt;Baum-Linie-links style="left: 457pt; top: 33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28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28])&gt;=65;CODE([.C28])&lt;=90);&quot;&lt;grammatik-nts&gt;&quot;&amp;[.C28]&amp;&quot;&lt;/grammatik-nts&gt;&quot;;&quot;&lt;grammatik-ts&gt;&quot;&amp;[.C28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10]+400" office:value-type="float" office:value="560" calcext:value-type="float">
            <text:p>560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IF(ISBLANK([.C28]);&quot;&quot;;CONCATENATE(&quot;&lt;&quot;;[.E28]  ;&quot;  data-line=&quot;&quot;&quot;;[.B28];&quot;_NODE_&quot;;TEXT(ROW();&quot;#.000&quot;);&quot;&quot;&quot; &quot;;        &quot; style=&quot;&quot;left: &quot;;[.G28];&quot;pt; top: &quot;;[.H28];&quot;pt; &quot;&quot;&gt;&quot;;[.F28];&quot;&lt;/&quot;;[.E28];&quot;&gt;&quot;))" office:value-type="string" office:string-value="&lt;Baum-Knoten  data-line=&quot;_NODE_028&quot;  style=&quot;left: 560pt; top: 290pt; &quot;&gt;&lt;grammatik-nts&gt;B&lt;/grammatik-nts&gt;&lt;/Baum-Knoten&gt;" calcext:value-type="string">
            <text:p>&lt;Baum-Knoten <text:s/>data-line="_NODE_028" <text:s/>style="left: 560pt; top: 290pt; "&gt;&lt;grammatik-nts&gt;B&lt;/grammatik-nts&gt;&lt;/Baum-Knoten&gt;</text:p>
          </table:table-cell>
          <table:table-cell table:formula="of:=CONCATENATE(&quot;&lt;Baum-Linie-Senkrecht style=&quot;&quot;left: &quot;;[.G28]+15;&quot;pt; top: &quot;;[.H28]+33;&quot;pt;&quot;&quot;&gt; &lt;/Baum-Linie-Senkrecht&gt;&quot;)" office:value-type="string" office:string-value="&lt;Baum-Linie-Senkrecht style=&quot;left: 575pt; top: 323pt;&quot;&gt; &lt;/Baum-Linie-Senkrecht&gt;" calcext:value-type="string">
            <text:p>&lt;Baum-Linie-Senkrecht style="left: 575pt; top: 323pt;"&gt; &lt;/Baum-Linie-Senkrecht&gt;</text:p>
          </table:table-cell>
          <table:table-cell table:formula="of:=CONCATENATE(&quot;&lt;Baum-Linie-links style=&quot;&quot;left: &quot;;[.G28]-33;&quot;pt; top: &quot;;[.H28]+46;&quot;pt; &quot;&quot;&gt; &lt;/Baum-Linie-links&gt;&quot;)" office:value-type="string" office:string-value="&lt;Baum-Linie-links style=&quot;left: 527pt; top: 336pt; &quot;&gt; &lt;/Baum-Linie-links&gt;" calcext:value-type="string">
            <text:p>&lt;Baum-Linie-links style="left: 527pt; top: 33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29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29])&gt;=65;CODE([.C29])&lt;=90);&quot;&lt;grammatik-nts&gt;&quot;&amp;[.C29]&amp;&quot;&lt;/grammatik-nts&gt;&quot;;&quot;&lt;grammatik-ts&gt;&quot;&amp;[.C29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12]+400" office:value-type="float" office:value="420" calcext:value-type="float">
            <text:p>42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ISBLANK([.C29]);&quot;&quot;;CONCATENATE(&quot;&lt;&quot;;[.E29]  ;&quot;  data-line=&quot;&quot;&quot;;[.B29];&quot;_NODE_&quot;;TEXT(ROW();&quot;#.000&quot;);&quot;&quot;&quot; &quot;;        &quot; style=&quot;&quot;left: &quot;;[.G29];&quot;pt; top: &quot;;[.H29];&quot;pt; &quot;&quot;&gt;&quot;;[.F29];&quot;&lt;/&quot;;[.E29];&quot;&gt;&quot;))" office:value-type="string" office:string-value="&lt;Baum-Knoten  data-line=&quot;_NODE_029&quot;  style=&quot;left: 420pt; top: 150pt; &quot;&gt;&lt;grammatik-ts&gt;a&lt;/grammatik-ts&gt;&lt;/Baum-Knoten&gt;" calcext:value-type="string">
            <text:p>&lt;Baum-Knoten <text:s/>data-line="_NODE_029" <text:s/>style="left: 420pt; top: 150pt; "&gt;&lt;grammatik-ts&gt;a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table:formula="of:=IF(ISERROR(FIND(&quot;x&quot;;[.D30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30])&gt;=65;CODE([.C30])&lt;=90);&quot;&lt;grammatik-nts&gt;&quot;&amp;[.C30]&amp;&quot;&lt;/grammatik-nts&gt;&quot;;&quot;&lt;grammatik-ts&gt;&quot;&amp;[.C30]&amp;&quot;&lt;/grammatik-ts&gt;&quot;)" office:value-type="string" office:string-value="&lt;grammatik-ts&gt;c&lt;/grammatik-ts&gt;" calcext:value-type="string">
            <text:p>&lt;grammatik-ts&gt;c&lt;/grammatik-ts&gt;</text:p>
          </table:table-cell>
          <table:table-cell table:formula="of:=[.G13]+400" office:value-type="float" office:value="420" calcext:value-type="float">
            <text:p>420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IF(ISBLANK([.C30]);&quot;&quot;;CONCATENATE(&quot;&lt;&quot;;[.E30]  ;&quot;  data-line=&quot;&quot;&quot;;[.B30];&quot;_NODE_&quot;;TEXT(ROW();&quot;#.000&quot;);&quot;&quot;&quot; &quot;;        &quot; style=&quot;&quot;left: &quot;;[.G30];&quot;pt; top: &quot;;[.H30];&quot;pt; &quot;&quot;&gt;&quot;;[.F30];&quot;&lt;/&quot;;[.E30];&quot;&gt;&quot;))" office:value-type="string" office:string-value="&lt;Baum-Knoten  data-line=&quot;_NODE_030&quot;  style=&quot;left: 420pt; top: 290pt; &quot;&gt;&lt;grammatik-ts&gt;c&lt;/grammatik-ts&gt;&lt;/Baum-Knoten&gt;" calcext:value-type="string">
            <text:p>&lt;Baum-Knoten <text:s/>data-line="_NODE_030" <text:s/>style="left: 420pt; top: 290pt; "&gt;&lt;grammatik-ts&gt;c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31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31])&gt;=65;CODE([.C31])&lt;=90);&quot;&lt;grammatik-nts&gt;&quot;&amp;[.C31]&amp;&quot;&lt;/grammatik-nts&gt;&quot;;&quot;&lt;grammatik-ts&gt;&quot;&amp;[.C31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14]+400"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ISBLANK([.C31]);&quot;&quot;;CONCATENATE(&quot;&lt;&quot;;[.E31]  ;&quot;  data-line=&quot;&quot;&quot;;[.B31];&quot;_NODE_&quot;;TEXT(ROW();&quot;#.000&quot;);&quot;&quot;&quot; &quot;;        &quot; style=&quot;&quot;left: &quot;;[.G31];&quot;pt; top: &quot;;[.H31];&quot;pt; &quot;&quot;&gt;&quot;;[.F31];&quot;&lt;/&quot;;[.E31];&quot;&gt;&quot;))" office:value-type="string" office:string-value="&lt;Baum-Knoten  data-line=&quot;_NODE_031&quot;  style=&quot;left: 420pt; top: 360pt; &quot;&gt;&lt;grammatik-ts&gt;a&lt;/grammatik-ts&gt;&lt;/Baum-Knoten&gt;" calcext:value-type="string">
            <text:p>&lt;Baum-Knoten <text:s/>data-line="_NODE_031" <text:s/>style="left: 420pt; top: 360pt; "&gt;&lt;grammatik-ts&gt;a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(ISERROR(FIND(&quot;x&quot;;[.D32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32]);&quot;&quot;;CONCATENATE(&quot;&lt;&quot;;[.E32]  ;&quot;  data-line=&quot;&quot;&quot;;[.B32];&quot;_NODE_&quot;;TEXT(ROW();&quot;#.000&quot;);&quot;&quot;&quot; &quot;;        &quot; style=&quot;&quot;left: &quot;;[.G32];&quot;pt; top: &quot;;[.H32];&quot;pt; &quot;&quot;&gt;&quot;;[.F32];&quot;&lt;/&quot;;[.E32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table:formula="of:=IF(ISERROR(FIND(&quot;x&quot;;[.D33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33])&gt;=65;CODE([.C33])&lt;=90);&quot;&lt;grammatik-nts&gt;&quot;&amp;[.C33]&amp;&quot;&lt;/grammatik-nts&gt;&quot;;&quot;&lt;grammatik-ts&gt;&quot;&amp;[.C33]&amp;&quot;&lt;/grammatik-ts&gt;&quot;)" office:value-type="string" office:string-value="&lt;grammatik-ts&gt;r&lt;/grammatik-ts&gt;" calcext:value-type="string">
            <text:p>&lt;grammatik-ts&gt;r&lt;/grammatik-ts&gt;</text:p>
          </table:table-cell>
          <table:table-cell table:formula="of:=[.G16]+400" office:value-type="float" office:value="700" calcext:value-type="float">
            <text:p>70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IF(ISBLANK([.C33]);&quot;&quot;;CONCATENATE(&quot;&lt;&quot;;[.E33]  ;&quot;  data-line=&quot;&quot;&quot;;[.B33];&quot;_NODE_&quot;;TEXT(ROW();&quot;#.000&quot;);&quot;&quot;&quot; &quot;;        &quot; style=&quot;&quot;left: &quot;;[.G33];&quot;pt; top: &quot;;[.H33];&quot;pt; &quot;&quot;&gt;&quot;;[.F33];&quot;&lt;/&quot;;[.E33];&quot;&gt;&quot;))" office:value-type="string" office:string-value="&lt;Baum-Knoten  data-line=&quot;_NODE_033&quot;  style=&quot;left: 700pt; top: 220pt; &quot;&gt;&lt;grammatik-ts&gt;r&lt;/grammatik-ts&gt;&lt;/Baum-Knoten&gt;" calcext:value-type="string">
            <text:p>&lt;Baum-Knoten <text:s/>data-line="_NODE_033" <text:s/>style="left: 700pt; top: 220pt; "&gt;&lt;grammatik-ts&gt;r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(ISERROR(FIND(&quot;x&quot;;[.D34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34]);&quot;&quot;;CONCATENATE(&quot;&lt;&quot;;[.E34]  ;&quot;  data-line=&quot;&quot;&quot;;[.B34];&quot;_NODE_&quot;;TEXT(ROW();&quot;#.000&quot;);&quot;&quot;&quot; &quot;;        &quot; style=&quot;&quot;left: &quot;;[.G34];&quot;pt; top: &quot;;[.H34];&quot;pt; &quot;&quot;&gt;&quot;;[.F34];&quot;&lt;/&quot;;[.E34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IF(ISERROR(FIND(&quot;x&quot;;[.D35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35])&gt;=65;CODE([.C35])&lt;=90);&quot;&lt;grammatik-nts&gt;&quot;&amp;[.C35]&amp;&quot;&lt;/grammatik-nts&gt;&quot;;&quot;&lt;grammatik-ts&gt;&quot;&amp;[.C35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21]" office:value-type="float" office:value="490" calcext:value-type="float">
            <text:p>49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ISBLANK([.C35]);&quot;&quot;;CONCATENATE(&quot;&lt;&quot;;[.E35]  ;&quot;  data-line=&quot;&quot;&quot;;[.B35];&quot;_NODE_&quot;;TEXT(ROW();&quot;#.000&quot;);&quot;&quot;&quot; &quot;;        &quot; style=&quot;&quot;left: &quot;;[.G35];&quot;pt; top: &quot;;[.H35];&quot;pt; &quot;&quot;&gt;&quot;;[.F35];&quot;&lt;/&quot;;[.E35];&quot;&gt;&quot;))" office:value-type="string" office:string-value="&lt;Baum-Knoten-Changed  data-line=&quot;_NODE_035&quot;  style=&quot;left: 490pt; top: 360pt; &quot;&gt;&lt;grammatik-nts&gt;A&lt;/grammatik-nts&gt;&lt;/Baum-Knoten-Changed&gt;" calcext:value-type="string">
            <text:p>&lt;Baum-Knoten-Changed <text:s/>data-line="_NODE_035" <text:s/>style="left: 490pt; top: 360pt; "&gt;&lt;grammatik-nts&gt;A&lt;/grammatik-nts&gt;&lt;/Baum-Knoten-Changed&gt;</text:p>
          </table:table-cell>
          <table:table-cell/>
          <table:table-cell table:formula="of:=CONCATENATE(&quot;&lt;Baum-Linie-links style=&quot;&quot;left: &quot;;[.G35]-33;&quot;pt; top: &quot;;[.H35]+46;&quot;pt; &quot;&quot;&gt; &lt;/Baum-Linie-links&gt;&quot;)" office:value-type="string" office:string-value="&lt;Baum-Linie-links style=&quot;left: 457pt; top: 406pt; &quot;&gt; &lt;/Baum-Linie-links&gt;" calcext:value-type="string">
            <text:p>&lt;Baum-Linie-links style="left: 457pt; top: 40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36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36])&gt;=65;CODE([.C36])&lt;=90);&quot;&lt;grammatik-nts&gt;&quot;&amp;[.C36]&amp;&quot;&lt;/grammatik-nts&gt;&quot;;&quot;&lt;grammatik-ts&gt;&quot;&amp;[.C36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20]" office:value-type="float" office:value="560" calcext:value-type="float">
            <text:p>5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ISBLANK([.C36]);&quot;&quot;;CONCATENATE(&quot;&lt;&quot;;[.E36]  ;&quot;  data-line=&quot;&quot;&quot;;[.B36];&quot;_NODE_&quot;;TEXT(ROW();&quot;#.000&quot;);&quot;&quot;&quot; &quot;;        &quot; style=&quot;&quot;left: &quot;;[.G36];&quot;pt; top: &quot;;[.H36];&quot;pt; &quot;&quot;&gt;&quot;;[.F36];&quot;&lt;/&quot;;[.E36];&quot;&gt;&quot;))" office:value-type="string" office:string-value="&lt;Baum-Knoten-Changed  data-line=&quot;_NODE_036&quot;  style=&quot;left: 560pt; top: 360pt; &quot;&gt;&lt;grammatik-nts&gt;B&lt;/grammatik-nts&gt;&lt;/Baum-Knoten-Changed&gt;" calcext:value-type="string">
            <text:p>&lt;Baum-Knoten-Changed <text:s/>data-line="_NODE_036" <text:s/>style="left: 560pt; top: 360pt; "&gt;&lt;grammatik-nts&gt;B&lt;/grammatik-nts&gt;&lt;/Baum-Knoten-Changed&gt;</text:p>
          </table:table-cell>
          <table:table-cell table:number-columns-repeated="2"/>
          <table:table-cell table:formula="of:=CONCATENATE(&quot;&lt;Baum-Linie-rechts style=&quot;&quot;left: &quot;;[.G36]-6;&quot;pt; top: &quot;;[.H36]+46;&quot;pt; &quot;&quot;&gt; &lt;/Baum-Linie-rechts&gt;&quot;)" office:value-type="string" office:string-value="&lt;Baum-Linie-rechts style=&quot;left: 554pt; top: 406pt; &quot;&gt; &lt;/Baum-Linie-rechts&gt;" calcext:value-type="string">
            <text:p>&lt;Baum-Linie-rechts style="left: 554pt; top: 40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IF(ISERROR(FIND(&quot;x&quot;;[.D37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37])&gt;=65;CODE([.C37])&lt;=90);&quot;&lt;grammatik-nts&gt;&quot;&amp;[.C37]&amp;&quot;&lt;/grammatik-nts&gt;&quot;;&quot;&lt;grammatik-ts&gt;&quot;&amp;[.C37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31]" office:value-type="float" office:value="420" calcext:value-type="float">
            <text:p>420</text:p>
          </table:table-cell>
          <table:table-cell table:formula="of:=[.H36]+70" office:value-type="float" office:value="430" calcext:value-type="float">
            <text:p>430</text:p>
          </table:table-cell>
          <table:table-cell/>
          <table:table-cell table:formula="of:=IF(ISBLANK([.C37]);&quot;&quot;;CONCATENATE(&quot;&lt;&quot;;[.E37]  ;&quot;  data-line=&quot;&quot;&quot;;[.B37];&quot;_NODE_&quot;;TEXT(ROW();&quot;#.000&quot;);&quot;&quot;&quot; &quot;;        &quot; style=&quot;&quot;left: &quot;;[.G37];&quot;pt; top: &quot;;[.H37];&quot;pt; &quot;&quot;&gt;&quot;;[.F37];&quot;&lt;/&quot;;[.E37];&quot;&gt;&quot;))" office:value-type="string" office:string-value="&lt;Baum-Knoten-Changed  data-line=&quot;_NODE_037&quot;  style=&quot;left: 420pt; top: 430pt; &quot;&gt;&lt;grammatik-ts&gt;a&lt;/grammatik-ts&gt;&lt;/Baum-Knoten-Changed&gt;" calcext:value-type="string">
            <text:p>&lt;Baum-Knoten-Changed <text:s/>data-line="_NODE_037" <text:s/>style="left: 420pt; top: 430pt; "&gt;&lt;grammatik-ts&gt;a&lt;/grammatik-ts&gt;&lt;/Baum-Knoten-Changed&gt;</text:p>
          </table:table-cell>
          <table:table-cell table:formula="of:=CONCATENATE(&quot;&lt;Baum-Linie-Senkrecht style=&quot;&quot;left: &quot;;[.G37]+15;&quot;pt; top: &quot;;[.H37]+33;&quot;pt;&quot;&quot;&gt; &lt;/Baum-Linie-Senkrecht&gt;&quot;)" office:value-type="string" office:string-value="&lt;Baum-Linie-Senkrecht style=&quot;left: 435pt; top: 463pt;&quot;&gt; &lt;/Baum-Linie-Senkrecht&gt;" calcext:value-type="string">
            <text:p>&lt;Baum-Linie-Senkrecht style="left: 435pt; top: 463pt;"&gt; &lt;/Baum-Linie-Senkrecht&gt;</text:p>
          </table:table-cell>
          <table:table-cell table:formula="of:=CONCATENATE(&quot;&lt;Baum-Linie-links style=&quot;&quot;left: &quot;;[.G37]-33;&quot;pt; top: &quot;;[.H37]+46;&quot;pt; &quot;&quot;&gt; &lt;/Baum-Linie-links&gt;&quot;)" office:value-type="string" office:string-value="&lt;Baum-Linie-links style=&quot;left: 387pt; top: 476pt; &quot;&gt; &lt;/Baum-Linie-links&gt;" calcext:value-type="string">
            <text:p>&lt;Baum-Linie-links style="left: 387pt; top: 476pt; "&gt; &lt;/Baum-Linie-links&gt;</text:p>
          </table:table-cell>
          <table:table-cell table:formula="of:=CONCATENATE(&quot;&lt;Baum-Linie-rechts style=&quot;&quot;left: &quot;;[.G37]-6;&quot;pt; top: &quot;;[.H37]+46;&quot;pt; &quot;&quot;&gt; &lt;/Baum-Linie-rechts&gt;&quot;)" office:value-type="string" office:string-value="&lt;Baum-Linie-rechts style=&quot;left: 414pt; top: 476pt; &quot;&gt; &lt;/Baum-Linie-rechts&gt;" calcext:value-type="string">
            <text:p>&lt;Baum-Linie-rechts style="left: 414pt; top: 47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38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38])&gt;=65;CODE([.C38])&lt;=90);&quot;&lt;grammatik-nts&gt;&quot;&amp;[.C38]&amp;&quot;&lt;/grammatik-nts&gt;&quot;;&quot;&lt;grammatik-ts&gt;&quot;&amp;[.C38]&amp;&quot;&lt;/grammatik-ts&gt;&quot;)" office:value-type="string" office:string-value="&lt;grammatik-ts&gt;b&lt;/grammatik-ts&gt;" calcext:value-type="string">
            <text:p>&lt;grammatik-ts&gt;b&lt;/grammatik-ts&gt;</text:p>
          </table:table-cell>
          <table:table-cell table:formula="of:=[.G24]" office:value-type="float" office:value="630" calcext:value-type="float">
            <text:p>630</text:p>
          </table:table-cell>
          <table:table-cell table:formula="of:=[.H37]" office:value-type="float" office:value="430" calcext:value-type="float">
            <text:p>430</text:p>
          </table:table-cell>
          <table:table-cell/>
          <table:table-cell table:formula="of:=IF(ISBLANK([.C38]);&quot;&quot;;CONCATENATE(&quot;&lt;&quot;;[.E38]  ;&quot;  data-line=&quot;&quot;&quot;;[.B38];&quot;_NODE_&quot;;TEXT(ROW();&quot;#.000&quot;);&quot;&quot;&quot; &quot;;        &quot; style=&quot;&quot;left: &quot;;[.G38];&quot;pt; top: &quot;;[.H38];&quot;pt; &quot;&quot;&gt;&quot;;[.F38];&quot;&lt;/&quot;;[.E38];&quot;&gt;&quot;))" office:value-type="string" office:string-value="&lt;Baum-Knoten-Changed  data-line=&quot;_NODE_038&quot;  style=&quot;left: 630pt; top: 430pt; &quot;&gt;&lt;grammatik-ts&gt;b&lt;/grammatik-ts&gt;&lt;/Baum-Knoten-Changed&gt;" calcext:value-type="string">
            <text:p>&lt;Baum-Knoten-Changed <text:s/>data-line="_NODE_038" <text:s/>style="left: 630pt; top: 430pt; "&gt;&lt;grammatik-ts&gt;b&lt;/grammatik-ts&gt;&lt;/Baum-Knoten-Changed&gt;</text:p>
          </table:table-cell>
          <table:table-cell table:formula="of:=CONCATENATE(&quot;&lt;Baum-Linie-Senkrecht style=&quot;&quot;left: &quot;;[.G38]+15;&quot;pt; top: &quot;;[.H38]+33;&quot;pt;&quot;&quot;&gt; &lt;/Baum-Linie-Senkrecht&gt;&quot;)" office:value-type="string" office:string-value="&lt;Baum-Linie-Senkrecht style=&quot;left: 645pt; top: 463pt;&quot;&gt; &lt;/Baum-Linie-Senkrecht&gt;" calcext:value-type="string">
            <text:p>&lt;Baum-Linie-Senkrecht style="left: 645pt; top: 463pt;"&gt; &lt;/Baum-Linie-Senkrecht&gt;</text:p>
          </table:table-cell>
          <table:table-cell table:formula="of:=CONCATENATE(&quot;&lt;Baum-Linie-links style=&quot;&quot;left: &quot;;[.G38]-33;&quot;pt; top: &quot;;[.H38]+46;&quot;pt; &quot;&quot;&gt; &lt;/Baum-Linie-links&gt;&quot;)" office:value-type="string" office:string-value="&lt;Baum-Linie-links style=&quot;left: 597pt; top: 476pt; &quot;&gt; &lt;/Baum-Linie-links&gt;" calcext:value-type="string">
            <text:p>&lt;Baum-Linie-links style="left: 597pt; top: 476pt; "&gt; &lt;/Baum-Linie-links&gt;</text:p>
          </table:table-cell>
          <table:table-cell table:formula="of:=CONCATENATE(&quot;&lt;Baum-Linie-rechts style=&quot;&quot;left: &quot;;[.G38]-6;&quot;pt; top: &quot;;[.H38]+46;&quot;pt; &quot;&quot;&gt; &lt;/Baum-Linie-rechts&gt;&quot;)" office:value-type="string" office:string-value="&lt;Baum-Linie-rechts style=&quot;left: 624pt; top: 476pt; &quot;&gt; &lt;/Baum-Linie-rechts&gt;" calcext:value-type="string">
            <text:p>&lt;Baum-Linie-rechts style="left: 624pt; top: 476pt; "&gt; &lt;/Baum-Linie-rechts&gt;</text:p>
          </table:table-cell>
        </table:table-row>
        <table:table-row table:style-name="ro1">
          <table:table-cell table:number-columns-repeated="4"/>
          <table:table-cell table:formula="of:=IF(ISERROR(FIND(&quot;x&quot;;[.D39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39])&gt;=65;CODE([.C39])&lt;=90);&quot;&lt;grammatik-nts&gt;&quot;&amp;[.C39]&amp;&quot;&lt;/grammatik-nts&gt;&quot;;&quot;&lt;grammatik-ts&gt;&quot;&amp;[.C39]&amp;&quot;&lt;/grammatik-ts&gt;&quot;)" office:value-type="string" office:string-value="&lt;grammatik-ts&gt;&lt;/grammatik-ts&gt;" calcext:value-type="string">
            <text:p>&lt;grammatik-ts&gt;&lt;/grammatik-ts&gt;</text:p>
          </table:table-cell>
          <table:table-cell table:number-columns-repeated="3"/>
          <table:table-cell table:formula="of:=IF(ISBLANK([.C39]);&quot;&quot;;CONCATENATE(&quot;&lt;&quot;;[.E39]  ;&quot;  data-line=&quot;&quot;&quot;;[.B39];&quot;_NODE_&quot;;TEXT(ROW();&quot;#.000&quot;);&quot;&quot;&quot; &quot;;        &quot; style=&quot;&quot;left: &quot;;[.G39];&quot;pt; top: &quot;;[.H39];&quot;pt; &quot;&quot;&gt;&quot;;[.F39];&quot;&lt;/&quot;;[.E39];&quot;&gt;&quot;))">
            <text:p/>
          </table:table-cell>
          <table:table-cell table:formula="of:=CONCATENATE(&quot;&lt;Baum-Linie-Senkrecht style=&quot;&quot;left: &quot;;[.G39]+15;&quot;pt; top: &quot;;[.H39]+33;&quot;pt;&quot;&quot;&gt; &lt;/Baum-Linie-Senkrecht&gt;&quot;)" office:value-type="string" office:string-value="&lt;Baum-Linie-Senkrecht style=&quot;left: 15pt; top: 33pt;&quot;&gt; &lt;/Baum-Linie-Senkrecht&gt;" calcext:value-type="string">
            <text:p>&lt;Baum-Linie-Senkrecht style="left: 15pt; top: 33pt;"&gt; &lt;/Baum-Linie-Senkrecht&gt;</text:p>
          </table:table-cell>
          <table:table-cell table:formula="of:=CONCATENATE(&quot;&lt;Baum-Linie-links style=&quot;&quot;left: &quot;;[.G39]-33;&quot;pt; top: &quot;;[.H39]+46;&quot;pt; &quot;&quot;&gt; &lt;/Baum-Linie-links&gt;&quot;)" office:value-type="string" office:string-value="&lt;Baum-Linie-links style=&quot;left: -33pt; top: 46pt; &quot;&gt; &lt;/Baum-Linie-links&gt;" calcext:value-type="string">
            <text:p>&lt;Baum-Linie-links style="left: -33pt; top: 46pt; "&gt; &lt;/Baum-Linie-links&gt;</text:p>
          </table:table-cell>
          <table:table-cell table:formula="of:=CONCATENATE(&quot;&lt;Baum-Linie-rechts style=&quot;&quot;left: &quot;;[.G39]-6;&quot;pt; top: &quot;;[.H39]+46;&quot;pt; &quot;&quot;&gt; &lt;/Baum-Linie-rechts&gt;&quot;)" office:value-type="string" office:string-value="&lt;Baum-Linie-rechts style=&quot;left: -6pt; top: 46pt; &quot;&gt; &lt;/Baum-Linie-rechts&gt;" calcext:value-type="string">
            <text:p>&lt;Baum-Linie-rechts style="left: -6pt; top: 46pt; "&gt; &lt;/Baum-Linie-rechts&gt;</text:p>
          </table:table-cell>
        </table:table-row>
        <table:table-row table:style-name="ro1">
          <table:table-cell table:number-columns-repeated="4"/>
          <table:table-cell table:formula="of:=IF(ISERROR(FIND(&quot;x&quot;;[.D40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40]);&quot;&quot;;CONCATENATE(&quot;&lt;&quot;;[.E40]  ;&quot;  data-line=&quot;&quot;&quot;;[.B40];&quot;_NODE_&quot;;TEXT(ROW();&quot;#.000&quot;);&quot;&quot;&quot; &quot;;        &quot; style=&quot;&quot;left: &quot;;[.G40];&quot;pt; top: &quot;;[.H40];&quot;pt; &quot;&quot;&gt;&quot;;[.F40];&quot;&lt;/&quot;;[.E40];&quot;&gt;&quot;)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  <table:table-cell table:formula="of:=IF(ISERROR(FIND(&quot;x&quot;;[.D41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41]);&quot;&quot;;CONCATENATE(&quot;&lt;&quot;;[.E41]  ;&quot;  data-line=&quot;&quot;&quot;;[.B41];&quot;_NODE_&quot;;TEXT(ROW();&quot;#.000&quot;);&quot;&quot;&quot; &quot;;        &quot; style=&quot;&quot;left: &quot;;[.G41];&quot;pt; top: &quot;;[.H41];&quot;pt; &quot;&quot;&gt;&quot;;[.F41];&quot;&lt;/&quot;;[.E41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  <table:table-cell table:formula="of:=IF(ISERROR(FIND(&quot;x&quot;;[.D42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42])&gt;=65;CODE([.C42])&lt;=90);&quot;&lt;grammatik-nts&gt;&quot;&amp;[.C42]&amp;&quot;&lt;/grammatik-nts&gt;&quot;;&quot;&lt;grammatik-ts&gt;&quot;&amp;[.C42]&amp;&quot;&lt;/grammatik-ts&gt;&quot;)" office:value-type="string" office:string-value="&lt;grammatik-nts&gt;S&lt;/grammatik-nts&gt;" calcext:value-type="string">
            <text:p>&lt;grammatik-nts&gt;S&lt;/grammatik-nts&gt;</text:p>
          </table:table-cell>
          <table:table-cell office:value-type="float" office:value="160" calcext:value-type="float">
            <text:p>16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IF(ISBLANK([.C42]);&quot;&quot;;CONCATENATE(&quot;&lt;&quot;;[.E42]  ;&quot;  data-line=&quot;&quot;&quot;;[.B42];&quot;_NODE_&quot;;TEXT(ROW();&quot;#.000&quot;);&quot;&quot;&quot; &quot;;        &quot; style=&quot;&quot;left: &quot;;[.G42];&quot;pt; top: &quot;;[.H42];&quot;pt; &quot;&quot;&gt;&quot;;[.F42];&quot;&lt;/&quot;;[.E42];&quot;&gt;&quot;))" office:value-type="string" office:string-value="&lt;Baum-Knoten  data-line=&quot;_NODE_042&quot;  style=&quot;left: 160pt; top: 550pt; &quot;&gt;&lt;grammatik-nts&gt;S&lt;/grammatik-nts&gt;&lt;/Baum-Knoten&gt;" calcext:value-type="string">
            <text:p>&lt;Baum-Knoten <text:s/>data-line="_NODE_042" <text:s/>style="left: 160pt; top: 550pt; "&gt;&lt;grammatik-nts&gt;S&lt;/grammatik-nts&gt;&lt;/Baum-Knoten&gt;</text:p>
          </table:table-cell>
          <table:table-cell table:formula="of:=CONCATENATE(&quot;&lt;Baum-Linie-Senkrecht style=&quot;&quot;left: &quot;;[.G42]+15;&quot;pt; top: &quot;;[.H42]+33;&quot;pt;&quot;&quot;&gt; &lt;/Baum-Linie-Senkrecht&gt;&quot;)" office:value-type="string" office:string-value="&lt;Baum-Linie-Senkrecht style=&quot;left: 175pt; top: 583pt;&quot;&gt; &lt;/Baum-Linie-Senkrecht&gt;" calcext:value-type="string">
            <text:p>&lt;Baum-Linie-Senkrecht style="left: 175pt; top: 583pt;"&gt; &lt;/Baum-Linie-Senkrecht&gt;</text:p>
          </table:table-cell>
          <table:table-cell table:formula="of:=CONCATENATE(&quot;&lt;Baum-Linie-links style=&quot;&quot;left: &quot;;[.G42]-33;&quot;pt; top: &quot;;[.H42]+46;&quot;pt; &quot;&quot;&gt; &lt;/Baum-Linie-links&gt;&quot;)" office:value-type="string" office:string-value="&lt;Baum-Linie-links style=&quot;left: 127pt; top: 596pt; &quot;&gt; &lt;/Baum-Linie-links&gt;" calcext:value-type="string">
            <text:p>&lt;Baum-Linie-links style="left: 127pt; top: 596pt; "&gt; &lt;/Baum-Linie-links&gt;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43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43])&gt;=65;CODE([.C43])&lt;=90);&quot;&lt;grammatik-nts&gt;&quot;&amp;[.C43]&amp;&quot;&lt;/grammatik-nts&gt;&quot;;&quot;&lt;grammatik-ts&gt;&quot;&amp;[.C43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42]-70" office:value-type="float" office:value="90" calcext:value-type="float">
            <text:p>90</text:p>
          </table:table-cell>
          <table:table-cell table:formula="of:=[.H42]+70" office:value-type="float" office:value="620" calcext:value-type="float">
            <text:p>620</text:p>
          </table:table-cell>
          <table:table-cell/>
          <table:table-cell table:formula="of:=IF(ISBLANK([.C43]);&quot;&quot;;CONCATENATE(&quot;&lt;&quot;;[.E43]  ;&quot;  data-line=&quot;&quot;&quot;;[.B43];&quot;_NODE_&quot;;TEXT(ROW();&quot;#.000&quot;);&quot;&quot;&quot; &quot;;        &quot; style=&quot;&quot;left: &quot;;[.G43];&quot;pt; top: &quot;;[.H43];&quot;pt; &quot;&quot;&gt;&quot;;[.F43];&quot;&lt;/&quot;;[.E43];&quot;&gt;&quot;))" office:value-type="string" office:string-value="&lt;Baum-Knoten  data-line=&quot;_NODE_043&quot;  style=&quot;left: 90pt; top: 620pt; &quot;&gt;&lt;grammatik-nts&gt;A&lt;/grammatik-nts&gt;&lt;/Baum-Knoten&gt;" calcext:value-type="string">
            <text:p>&lt;Baum-Knoten <text:s/>data-line="_NODE_043" <text:s/>style="left: 90pt; top: 620pt; "&gt;&lt;grammatik-nts&gt;A&lt;/grammatik-nts&gt;&lt;/Baum-Knoten&gt;</text:p>
          </table:table-cell>
          <table:table-cell office:value-type="string" calcext:value-type="string">
            <text:p><text:s/></text:p>
          </table:table-cell>
          <table:table-cell table:formula="of:=CONCATENATE(&quot;&lt;Baum-Linie-links style=&quot;&quot;left: &quot;;[.G43]-33;&quot;pt; top: &quot;;[.H43]+46;&quot;pt; &quot;&quot;&gt; &lt;/Baum-Linie-links&gt;&quot;)" office:value-type="string" office:string-value="&lt;Baum-Linie-links style=&quot;left: 57pt; top: 666pt; &quot;&gt; &lt;/Baum-Linie-links&gt;" calcext:value-type="string">
            <text:p>&lt;Baum-Linie-links style="left: 57pt; top: 666pt; "&gt; &lt;/Baum-Linie-links&gt;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44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44])&gt;=65;CODE([.C44])&lt;=90);&quot;&lt;grammatik-nts&gt;&quot;&amp;[.C44]&amp;&quot;&lt;/grammatik-nts&gt;&quot;;&quot;&lt;grammatik-ts&gt;&quot;&amp;[.C44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42]" office:value-type="float" office:value="160" calcext:value-type="float">
            <text:p>160</text:p>
          </table:table-cell>
          <table:table-cell table:formula="of:=[.H43]" office:value-type="float" office:value="620" calcext:value-type="float">
            <text:p>620</text:p>
          </table:table-cell>
          <table:table-cell/>
          <table:table-cell table:formula="of:=IF(ISBLANK([.C44]);&quot;&quot;;CONCATENATE(&quot;&lt;&quot;;[.E44]  ;&quot;  data-line=&quot;&quot;&quot;;[.B44];&quot;_NODE_&quot;;TEXT(ROW();&quot;#.000&quot;);&quot;&quot;&quot; &quot;;        &quot; style=&quot;&quot;left: &quot;;[.G44];&quot;pt; top: &quot;;[.H44];&quot;pt; &quot;&quot;&gt;&quot;;[.F44];&quot;&lt;/&quot;;[.E44];&quot;&gt;&quot;))" office:value-type="string" office:string-value="&lt;Baum-Knoten  data-line=&quot;_NODE_044&quot;  style=&quot;left: 160pt; top: 620pt; &quot;&gt;&lt;grammatik-nts&gt;B&lt;/grammatik-nts&gt;&lt;/Baum-Knoten&gt;" calcext:value-type="string">
            <text:p>&lt;Baum-Knoten <text:s/>data-line="_NODE_044" <text:s/>style="left: 160pt; top: 620pt; "&gt;&lt;grammatik-nts&gt;B&lt;/grammatik-nts&gt;&lt;/Baum-Knoten&gt;</text:p>
          </table:table-cell>
          <table:table-cell table:formula="of:=CONCATENATE(&quot;&lt;Baum-Linie-Senkrecht style=&quot;&quot;left: &quot;;[.G44]+15;&quot;pt; top: &quot;;[.H44]+33;&quot;pt;&quot;&quot;&gt; &lt;/Baum-Linie-Senkrecht&gt;&quot;)" office:value-type="string" office:string-value="&lt;Baum-Linie-Senkrecht style=&quot;left: 175pt; top: 653pt;&quot;&gt; &lt;/Baum-Linie-Senkrecht&gt;" calcext:value-type="string">
            <text:p>&lt;Baum-Linie-Senkrecht style="left: 175pt; top: 653pt;"&gt; &lt;/Baum-Linie-Senkrecht&gt;</text:p>
          </table:table-cell>
          <table:table-cell table:formula="of:=CONCATENATE(&quot;&lt;Baum-Linie-links style=&quot;&quot;left: &quot;;[.G44]-33;&quot;pt; top: &quot;;[.H44]+46;&quot;pt; &quot;&quot;&gt; &lt;/Baum-Linie-links&gt;&quot;)" office:value-type="string" office:string-value="&lt;Baum-Linie-links style=&quot;left: 127pt; top: 666pt; &quot;&gt; &lt;/Baum-Linie-links&gt;" calcext:value-type="string">
            <text:p>&lt;Baum-Linie-links style="left: 127pt; top: 666pt; "&gt; &lt;/Baum-Linie-links&gt;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IF(ISERROR(FIND(&quot;x&quot;;[.D45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45])&gt;=65;CODE([.C45])&lt;=90);&quot;&lt;grammatik-nts&gt;&quot;&amp;[.C45]&amp;&quot;&lt;/grammatik-nts&gt;&quot;;&quot;&lt;grammatik-ts&gt;&quot;&amp;[.C45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43]" office:value-type="float" office:value="90" calcext:value-type="float">
            <text:p>90</text:p>
          </table:table-cell>
          <table:table-cell table:formula="of:=[.H44]+70" office:value-type="float" office:value="690" calcext:value-type="float">
            <text:p>690</text:p>
          </table:table-cell>
          <table:table-cell/>
          <table:table-cell table:formula="of:=IF(ISBLANK([.C45]);&quot;&quot;;CONCATENATE(&quot;&lt;&quot;;[.E45]  ;&quot;  data-line=&quot;&quot;&quot;;[.B45];&quot;_NODE_&quot;;TEXT(ROW();&quot;#.000&quot;);&quot;&quot;&quot; &quot;;        &quot; style=&quot;&quot;left: &quot;;[.G45];&quot;pt; top: &quot;;[.H45];&quot;pt; &quot;&quot;&gt;&quot;;[.F45];&quot;&lt;/&quot;;[.E45];&quot;&gt;&quot;))" office:value-type="string" office:string-value="&lt;Baum-Knoten-Changed  data-line=&quot;_NODE_045&quot;  style=&quot;left: 90pt; top: 690pt; &quot;&gt;&lt;grammatik-nts&gt;A&lt;/grammatik-nts&gt;&lt;/Baum-Knoten-Changed&gt;" calcext:value-type="string">
            <text:p>&lt;Baum-Knoten-Changed <text:s/>data-line="_NODE_045" <text:s/>style="left: 90pt; top: 690pt; "&gt;&lt;grammatik-nts&gt;A&lt;/grammatik-nts&gt;&lt;/Baum-Knoten-Changed&gt;</text:p>
          </table:table-cell>
          <table:table-cell office:value-type="string" calcext:value-type="string">
            <text:p><text:s/></text:p>
          </table:table-cell>
          <table:table-cell table:formula="of:=CONCATENATE(&quot;&lt;Baum-Linie-links style=&quot;&quot;left: &quot;;[.G45]-33;&quot;pt; top: &quot;;[.H45]+46;&quot;pt; &quot;&quot;&gt; &lt;/Baum-Linie-links&gt;&quot;)" office:value-type="string" office:string-value="&lt;Baum-Linie-links style=&quot;left: 57pt; top: 736pt; &quot;&gt; &lt;/Baum-Linie-links&gt;" calcext:value-type="string">
            <text:p>&lt;Baum-Linie-links style="left: 57pt; top: 736pt; "&gt; &lt;/Baum-Linie-links&gt;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46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46])&gt;=65;CODE([.C46])&lt;=90);&quot;&lt;grammatik-nts&gt;&quot;&amp;[.C46]&amp;&quot;&lt;/grammatik-nts&gt;&quot;;&quot;&lt;grammatik-ts&gt;&quot;&amp;[.C46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44]" office:value-type="float" office:value="160" calcext:value-type="float">
            <text:p>160</text:p>
          </table:table-cell>
          <table:table-cell table:formula="of:=[.H45]" office:value-type="float" office:value="690" calcext:value-type="float">
            <text:p>690</text:p>
          </table:table-cell>
          <table:table-cell/>
          <table:table-cell table:formula="of:=IF(ISBLANK([.C46]);&quot;&quot;;CONCATENATE(&quot;&lt;&quot;;[.E46]  ;&quot;  data-line=&quot;&quot;&quot;;[.B46];&quot;_NODE_&quot;;TEXT(ROW();&quot;#.000&quot;);&quot;&quot;&quot; &quot;;        &quot; style=&quot;&quot;left: &quot;;[.G46];&quot;pt; top: &quot;;[.H46];&quot;pt; &quot;&quot;&gt;&quot;;[.F46];&quot;&lt;/&quot;;[.E46];&quot;&gt;&quot;))" office:value-type="string" office:string-value="&lt;Baum-Knoten-Changed  data-line=&quot;_NODE_046&quot;  style=&quot;left: 160pt; top: 690pt; &quot;&gt;&lt;grammatik-nts&gt;B&lt;/grammatik-nts&gt;&lt;/Baum-Knoten-Changed&gt;" calcext:value-type="string">
            <text:p>&lt;Baum-Knoten-Changed <text:s/>data-line="_NODE_046" <text:s/>style="left: 160pt; top: 690pt; "&gt;&lt;grammatik-nts&gt;B&lt;/grammatik-nts&gt;&lt;/Baum-Knoten-Changed&gt;</text:p>
          </table:table-cell>
          <table:table-cell table:number-columns-repeated="2" office:value-type="string" calcext:value-type="string">
            <text:p><text:s/></text:p>
          </table:table-cell>
          <table:table-cell table:formula="of:=CONCATENATE(&quot;&lt;Baum-Linie-rechts style=&quot;&quot;left: &quot;;[.G46]-6;&quot;pt; top: &quot;;[.H46]+46;&quot;pt; &quot;&quot;&gt; &lt;/Baum-Linie-rechts&gt;&quot;)" office:value-type="string" office:string-value="&lt;Baum-Linie-rechts style=&quot;left: 154pt; top: 736pt; &quot;&gt; &lt;/Baum-Linie-rechts&gt;" calcext:value-type="string">
            <text:p>&lt;Baum-Linie-rechts style="left: 154pt; top: 73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47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47])&gt;=65;CODE([.C47])&lt;=90);&quot;&lt;grammatik-nts&gt;&quot;&amp;[.C47]&amp;&quot;&lt;/grammatik-nts&gt;&quot;;&quot;&lt;grammatik-ts&gt;&quot;&amp;[.C47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45]-70" office:value-type="float" office:value="20" calcext:value-type="float">
            <text:p>20</text:p>
          </table:table-cell>
          <table:table-cell table:formula="of:=[.H46]" office:value-type="float" office:value="690" calcext:value-type="float">
            <text:p>690</text:p>
          </table:table-cell>
          <table:table-cell/>
          <table:table-cell table:formula="of:=IF(ISBLANK([.C47]);&quot;&quot;;CONCATENATE(&quot;&lt;&quot;;[.E47]  ;&quot;  data-line=&quot;&quot;&quot;;[.B47];&quot;_NODE_&quot;;TEXT(ROW();&quot;#.000&quot;);&quot;&quot;&quot; &quot;;        &quot; style=&quot;&quot;left: &quot;;[.G47];&quot;pt; top: &quot;;[.H47];&quot;pt; &quot;&quot;&gt;&quot;;[.F47];&quot;&lt;/&quot;;[.E47];&quot;&gt;&quot;))" office:value-type="string" office:string-value="&lt;Baum-Knoten  data-line=&quot;_NODE_047&quot;  style=&quot;left: 20pt; top: 690pt; &quot;&gt;&lt;grammatik-ts&gt;a&lt;/grammatik-ts&gt;&lt;/Baum-Knoten&gt;" calcext:value-type="string">
            <text:p>&lt;Baum-Knoten <text:s/>data-line="_NODE_047" <text:s/>style="left: 20pt; top: 690pt; "&gt;&lt;grammatik-ts&gt;a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IF(ISERROR(FIND(&quot;x&quot;;[.D48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48])&gt;=65;CODE([.C48])&lt;=90);&quot;&lt;grammatik-nts&gt;&quot;&amp;[.C48]&amp;&quot;&lt;/grammatik-nts&gt;&quot;;&quot;&lt;grammatik-ts&gt;&quot;&amp;[.C48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47]" office:value-type="float" office:value="20" calcext:value-type="float">
            <text:p>20</text:p>
          </table:table-cell>
          <table:table-cell table:formula="of:=[.H47]+70" office:value-type="float" office:value="760" calcext:value-type="float">
            <text:p>760</text:p>
          </table:table-cell>
          <table:table-cell/>
          <table:table-cell table:formula="of:=IF(ISBLANK([.C48]);&quot;&quot;;CONCATENATE(&quot;&lt;&quot;;[.E48]  ;&quot;  data-line=&quot;&quot;&quot;;[.B48];&quot;_NODE_&quot;;TEXT(ROW();&quot;#.000&quot;);&quot;&quot;&quot; &quot;;        &quot; style=&quot;&quot;left: &quot;;[.G48];&quot;pt; top: &quot;;[.H48];&quot;pt; &quot;&quot;&gt;&quot;;[.F48];&quot;&lt;/&quot;;[.E48];&quot;&gt;&quot;))" office:value-type="string" office:string-value="&lt;Baum-Knoten-Changed  data-line=&quot;_NODE_048&quot;  style=&quot;left: 20pt; top: 760pt; &quot;&gt;&lt;grammatik-ts&gt;a&lt;/grammatik-ts&gt;&lt;/Baum-Knoten-Changed&gt;" calcext:value-type="string">
            <text:p>&lt;Baum-Knoten-Changed <text:s/>data-line="_NODE_048" <text:s/>style="left: 20pt; top: 760pt; "&gt;&lt;grammatik-ts&gt;a&lt;/grammatik-ts&gt;&lt;/Baum-Knoten-Changed&gt;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49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49])&gt;=65;CODE([.C49])&lt;=90);&quot;&lt;grammatik-nts&gt;&quot;&amp;[.C49]&amp;&quot;&lt;/grammatik-nts&gt;&quot;;&quot;&lt;grammatik-ts&gt;&quot;&amp;[.C49]&amp;&quot;&lt;/grammatik-ts&gt;&quot;)" office:value-type="string" office:string-value="&lt;grammatik-ts&gt;b&lt;/grammatik-ts&gt;" calcext:value-type="string">
            <text:p>&lt;grammatik-ts&gt;b&lt;/grammatik-ts&gt;</text:p>
          </table:table-cell>
          <table:table-cell table:formula="of:=[.G46]+70" office:value-type="float" office:value="230" calcext:value-type="float">
            <text:p>230</text:p>
          </table:table-cell>
          <table:table-cell table:formula="of:=[.H48]" office:value-type="float" office:value="760" calcext:value-type="float">
            <text:p>760</text:p>
          </table:table-cell>
          <table:table-cell/>
          <table:table-cell table:formula="of:=IF(ISBLANK([.C49]);&quot;&quot;;CONCATENATE(&quot;&lt;&quot;;[.E49]  ;&quot;  data-line=&quot;&quot;&quot;;[.B49];&quot;_NODE_&quot;;TEXT(ROW();&quot;#.000&quot;);&quot;&quot;&quot; &quot;;        &quot; style=&quot;&quot;left: &quot;;[.G49];&quot;pt; top: &quot;;[.H49];&quot;pt; &quot;&quot;&gt;&quot;;[.F49];&quot;&lt;/&quot;;[.E49];&quot;&gt;&quot;))" office:value-type="string" office:string-value="&lt;Baum-Knoten-Changed  data-line=&quot;_NODE_049&quot;  style=&quot;left: 230pt; top: 760pt; &quot;&gt;&lt;grammatik-ts&gt;b&lt;/grammatik-ts&gt;&lt;/Baum-Knoten-Changed&gt;" calcext:value-type="string">
            <text:p>&lt;Baum-Knoten-Changed <text:s/>data-line="_NODE_049" <text:s/>style="left: 230pt; top: 760pt; "&gt;&lt;grammatik-ts&gt;b&lt;/grammatik-ts&gt;&lt;/Baum-Knoten-Changed&gt;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table:formula="of:=IF(ISERROR(FIND(&quot;x&quot;;[.D50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50]);&quot;&quot;;CONCATENATE(&quot;&lt;&quot;;[.E50]  ;&quot;  data-line=&quot;&quot;&quot;;[.B50];&quot;_NODE_&quot;;TEXT(ROW();&quot;#.000&quot;);&quot;&quot;&quot; &quot;;        &quot; style=&quot;&quot;left: &quot;;[.G50];&quot;pt; top: &quot;;[.H50];&quot;pt; &quot;&quot;&gt;&quot;;[.F50];&quot;&lt;/&quot;;[.E50];&quot;&gt;&quot;)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cacabrr</text:p>
          </table:table-cell>
          <table:table-cell table:formula="of:=IF(ISERROR(FIND(&quot;x&quot;;[.D51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51]);&quot;&quot;;CONCATENATE(&quot;&lt;&quot;;[.E51]  ;&quot;  data-line=&quot;&quot;&quot;;[.B51];&quot;_NODE_&quot;;TEXT(ROW();&quot;#.000&quot;);&quot;&quot;&quot; &quot;;        &quot; style=&quot;&quot;left: &quot;;[.G51];&quot;pt; top: &quot;;[.H51];&quot;pt; &quot;&quot;&gt;&quot;;[.F51];&quot;&lt;/&quot;;[.E51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  <table:table-cell table:formula="of:=IF(ISERROR(FIND(&quot;x&quot;;[.D52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52])&gt;=65;CODE([.C52])&lt;=90);&quot;&lt;grammatik-nts&gt;&quot;&amp;[.C52]&amp;&quot;&lt;/grammatik-nts&gt;&quot;;&quot;&lt;grammatik-ts&gt;&quot;&amp;[.C52]&amp;&quot;&lt;/grammatik-ts&gt;&quot;)" office:value-type="string" office:string-value="&lt;grammatik-nts&gt;S&lt;/grammatik-nts&gt;" calcext:value-type="string">
            <text:p>&lt;grammatik-nts&gt;S&lt;/grammatik-nts&gt;</text:p>
          </table:table-cell>
          <table:table-cell office:value-type="float" office:value="160" calcext:value-type="float">
            <text:p>16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IF(ISBLANK([.C52]);&quot;&quot;;CONCATENATE(&quot;&lt;&quot;;[.E52]  ;&quot;  data-line=&quot;&quot;&quot;;[.B52];&quot;_NODE_&quot;;TEXT(ROW();&quot;#.000&quot;);&quot;&quot;&quot; &quot;;        &quot; style=&quot;&quot;left: &quot;;[.G52];&quot;pt; top: &quot;;[.H52];&quot;pt; &quot;&quot;&gt;&quot;;[.F52];&quot;&lt;/&quot;;[.E52];&quot;&gt;&quot;))" office:value-type="string" office:string-value="&lt;Baum-Knoten  data-line=&quot;_NODE_052&quot;  style=&quot;left: 160pt; top: 900pt; &quot;&gt;&lt;grammatik-nts&gt;S&lt;/grammatik-nts&gt;&lt;/Baum-Knoten&gt;" calcext:value-type="string">
            <text:p>&lt;Baum-Knoten <text:s/>data-line="_NODE_052" <text:s/>style="left: 160pt; top: 900pt; "&gt;&lt;grammatik-nts&gt;S&lt;/grammatik-nts&gt;&lt;/Baum-Knoten&gt;</text:p>
          </table:table-cell>
          <table:table-cell table:formula="of:=CONCATENATE(&quot;&lt;Baum-Linie-Senkrecht style=&quot;&quot;left: &quot;;[.G52]+15;&quot;pt; top: &quot;;[.H52]+33;&quot;pt;&quot;&quot;&gt; &lt;/Baum-Linie-Senkrecht&gt;&quot;)" office:value-type="string" office:string-value="&lt;Baum-Linie-Senkrecht style=&quot;left: 175pt; top: 933pt;&quot;&gt; &lt;/Baum-Linie-Senkrecht&gt;" calcext:value-type="string">
            <text:p>&lt;Baum-Linie-Senkrecht style="left: 175pt; top: 933pt;"&gt; &lt;/Baum-Linie-Senkrecht&gt;</text:p>
          </table:table-cell>
          <table:table-cell table:formula="of:=CONCATENATE(&quot;&lt;Baum-Linie-links style=&quot;&quot;left: &quot;;[.G52]-33;&quot;pt; top: &quot;;[.H52]+46;&quot;pt; &quot;&quot;&gt; &lt;/Baum-Linie-links&gt;&quot;)" office:value-type="string" office:string-value="&lt;Baum-Linie-links style=&quot;left: 127pt; top: 946pt; &quot;&gt; &lt;/Baum-Linie-links&gt;" calcext:value-type="string">
            <text:p>&lt;Baum-Linie-links style="left: 127pt; top: 94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53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53])&gt;=65;CODE([.C53])&lt;=90);&quot;&lt;grammatik-nts&gt;&quot;&amp;[.C53]&amp;&quot;&lt;/grammatik-nts&gt;&quot;;&quot;&lt;grammatik-ts&gt;&quot;&amp;[.C53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52]-70" office:value-type="float" office:value="90" calcext:value-type="float">
            <text:p>90</text:p>
          </table:table-cell>
          <table:table-cell table:formula="of:=[.H52]+70" office:value-type="float" office:value="970" calcext:value-type="float">
            <text:p>970</text:p>
          </table:table-cell>
          <table:table-cell/>
          <table:table-cell table:formula="of:=IF(ISBLANK([.C53]);&quot;&quot;;CONCATENATE(&quot;&lt;&quot;;[.E53]  ;&quot;  data-line=&quot;&quot;&quot;;[.B53];&quot;_NODE_&quot;;TEXT(ROW();&quot;#.000&quot;);&quot;&quot;&quot; &quot;;        &quot; style=&quot;&quot;left: &quot;;[.G53];&quot;pt; top: &quot;;[.H53];&quot;pt; &quot;&quot;&gt;&quot;;[.F53];&quot;&lt;/&quot;;[.E53];&quot;&gt;&quot;))" office:value-type="string" office:string-value="&lt;Baum-Knoten  data-line=&quot;_NODE_053&quot;  style=&quot;left: 90pt; top: 970pt; &quot;&gt;&lt;grammatik-nts&gt;A&lt;/grammatik-nts&gt;&lt;/Baum-Knoten&gt;" calcext:value-type="string">
            <text:p>&lt;Baum-Knoten <text:s/>data-line="_NODE_053" <text:s/>style="left: 90pt; top: 970pt; "&gt;&lt;grammatik-nts&gt;A&lt;/grammatik-nts&gt;&lt;/Baum-Knoten&gt;</text:p>
          </table:table-cell>
          <table:table-cell/>
          <table:table-cell table:formula="of:=CONCATENATE(&quot;&lt;Baum-Linie-links style=&quot;&quot;left: &quot;;[.G53]-33;&quot;pt; top: &quot;;[.H53]+46;&quot;pt; &quot;&quot;&gt; &lt;/Baum-Linie-links&gt;&quot;)" office:value-type="string" office:string-value="&lt;Baum-Linie-links style=&quot;left: 57pt; top: 1016pt; &quot;&gt; &lt;/Baum-Linie-links&gt;" calcext:value-type="string">
            <text:p>&lt;Baum-Linie-links style="left: 57pt; top: 101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6" office:value-type="string" calcext:value-type="string">
            <text:p>Baum-Knoten-Gelb</text:p>
          </table:table-cell>
          <table:table-cell table:formula="of:=IF(AND(CODE([.C54])&gt;=65;CODE([.C54])&lt;=90);&quot;&lt;grammatik-nts&gt;&quot;&amp;[.C54]&amp;&quot;&lt;/grammatik-nts&gt;&quot;;&quot;&lt;grammatik-ts&gt;&quot;&amp;[.C54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52]" office:value-type="float" office:value="160" calcext:value-type="float">
            <text:p>160</text:p>
          </table:table-cell>
          <table:table-cell table:formula="of:=[.H53]" office:value-type="float" office:value="970" calcext:value-type="float">
            <text:p>970</text:p>
          </table:table-cell>
          <table:table-cell/>
          <table:table-cell table:formula="of:=IF(ISBLANK([.C54]);&quot;&quot;;CONCATENATE(&quot;&lt;&quot;;[.E54]  ;&quot;  data-line=&quot;&quot;&quot;;[.B54];&quot;_NODE_&quot;;TEXT(ROW();&quot;#.000&quot;);&quot;&quot;&quot; &quot;;        &quot; style=&quot;&quot;left: &quot;;[.G54];&quot;pt; top: &quot;;[.H54];&quot;pt; &quot;&quot;&gt;&quot;;[.F54];&quot;&lt;/&quot;;[.E54];&quot;&gt;&quot;))" office:value-type="string" office:string-value="&lt;Baum-Knoten-Gelb  data-line=&quot;_NODE_054&quot;  style=&quot;left: 160pt; top: 970pt; &quot;&gt;&lt;grammatik-nts&gt;B&lt;/grammatik-nts&gt;&lt;/Baum-Knoten-Gelb&gt;" calcext:value-type="string">
            <text:p>&lt;Baum-Knoten-Gelb <text:s/>data-line="_NODE_054" <text:s/>style="left: 160pt; top: 970pt; "&gt;&lt;grammatik-nts&gt;B&lt;/grammatik-nts&gt;&lt;/Baum-Knoten-Gelb&gt;</text:p>
          </table:table-cell>
          <table:table-cell table:formula="of:=CONCATENATE(&quot;&lt;Baum-Linie-Senkrecht style=&quot;&quot;left: &quot;;[.G54]+15;&quot;pt; top: &quot;;[.H54]+33;&quot;pt;&quot;&quot;&gt; &lt;/Baum-Linie-Senkrecht&gt;&quot;)" office:value-type="string" office:string-value="&lt;Baum-Linie-Senkrecht style=&quot;left: 175pt; top: 1003pt;&quot;&gt; &lt;/Baum-Linie-Senkrecht&gt;" calcext:value-type="string">
            <text:p>&lt;Baum-Linie-Senkrecht style="left: 175pt; top: 1003pt;"&gt; &lt;/Baum-Linie-Senkrecht&gt;</text:p>
          </table:table-cell>
          <table:table-cell/>
          <table:table-cell table:formula="of:=CONCATENATE(&quot;&lt;Baum-Linie-rechts style=&quot;&quot;left: &quot;;[.G54]-6;&quot;pt; top: &quot;;[.H54]+46;&quot;pt; &quot;&quot;&gt; &lt;/Baum-Linie-rechts&gt;&quot;)" office:value-type="string" office:string-value="&lt;Baum-Linie-rechts style=&quot;left: 154pt; top: 1016pt; &quot;&gt; &lt;/Baum-Linie-rechts&gt;" calcext:value-type="string">
            <text:p>&lt;Baum-Linie-rechts style="left: 154pt; top: 101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55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55])&gt;=65;CODE([.C55])&lt;=90);&quot;&lt;grammatik-nts&gt;&quot;&amp;[.C55]&amp;&quot;&lt;/grammatik-nts&gt;&quot;;&quot;&lt;grammatik-ts&gt;&quot;&amp;[.C55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54]" office:value-type="float" office:value="160" calcext:value-type="float">
            <text:p>160</text:p>
          </table:table-cell>
          <table:table-cell table:formula="of:=[.H54]+70" office:value-type="float" office:value="1040" calcext:value-type="float">
            <text:p>1040</text:p>
          </table:table-cell>
          <table:table-cell/>
          <table:table-cell table:formula="of:=IF(ISBLANK([.C55]);&quot;&quot;;CONCATENATE(&quot;&lt;&quot;;[.E55]  ;&quot;  data-line=&quot;&quot;&quot;;[.B55];&quot;_NODE_&quot;;TEXT(ROW();&quot;#.000&quot;);&quot;&quot;&quot; &quot;;        &quot; style=&quot;&quot;left: &quot;;[.G55];&quot;pt; top: &quot;;[.H55];&quot;pt; &quot;&quot;&gt;&quot;;[.F55];&quot;&lt;/&quot;;[.E55];&quot;&gt;&quot;))" office:value-type="string" office:string-value="&lt;Baum-Knoten  data-line=&quot;_NODE_055&quot;  style=&quot;left: 160pt; top: 1040pt; &quot;&gt;&lt;grammatik-nts&gt;B&lt;/grammatik-nts&gt;&lt;/Baum-Knoten&gt;" calcext:value-type="string">
            <text:p>&lt;Baum-Knoten <text:s/>data-line="_NODE_055" <text:s/>style="left: 160pt; top: 1040pt; "&gt;&lt;grammatik-nts&gt;B&lt;/grammatik-nts&gt;&lt;/Baum-Knoten&gt;</text:p>
          </table:table-cell>
          <table:table-cell table:formula="of:=CONCATENATE(&quot;&lt;Baum-Linie-Senkrecht style=&quot;&quot;left: &quot;;[.G55]+15;&quot;pt; top: &quot;;[.H55]+33;&quot;pt;&quot;&quot;&gt; &lt;/Baum-Linie-Senkrecht&gt;&quot;)" office:value-type="string" office:string-value="&lt;Baum-Linie-Senkrecht style=&quot;left: 175pt; top: 1073pt;&quot;&gt; &lt;/Baum-Linie-Senkrecht&gt;" calcext:value-type="string">
            <text:p>&lt;Baum-Linie-Senkrecht style="left: 175pt; top: 1073pt;"&gt; &lt;/Baum-Linie-Senkrecht&gt;</text:p>
          </table:table-cell>
          <table:table-cell table:formula="of:=CONCATENATE(&quot;&lt;Baum-Linie-links style=&quot;&quot;left: &quot;;[.G55]-33;&quot;pt; top: &quot;;[.H55]+46;&quot;pt; &quot;&quot;&gt; &lt;/Baum-Linie-links&gt;&quot;)" office:value-type="string" office:string-value="&lt;Baum-Linie-links style=&quot;left: 127pt; top: 1086pt; &quot;&gt; &lt;/Baum-Linie-links&gt;" calcext:value-type="string">
            <text:p>&lt;Baum-Linie-links style="left: 127pt; top: 108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table:formula="of:=IF(ISERROR(FIND(&quot;x&quot;;[.D56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56])&gt;=65;CODE([.C56])&lt;=90);&quot;&lt;grammatik-nts&gt;&quot;&amp;[.C56]&amp;&quot;&lt;/grammatik-nts&gt;&quot;;&quot;&lt;grammatik-ts&gt;&quot;&amp;[.C56]&amp;&quot;&lt;/grammatik-ts&gt;&quot;)" office:value-type="string" office:string-value="&lt;grammatik-nts&gt;R&lt;/grammatik-nts&gt;" calcext:value-type="string">
            <text:p>&lt;grammatik-nts&gt;R&lt;/grammatik-nts&gt;</text:p>
          </table:table-cell>
          <table:table-cell table:formula="of:=[.G54]+70" office:value-type="float" office:value="230" calcext:value-type="float">
            <text:p>230</text:p>
          </table:table-cell>
          <table:table-cell table:formula="of:=[.H55]" office:value-type="float" office:value="1040" calcext:value-type="float">
            <text:p>1040</text:p>
          </table:table-cell>
          <table:table-cell/>
          <table:table-cell table:formula="of:=IF(ISBLANK([.C56]);&quot;&quot;;CONCATENATE(&quot;&lt;&quot;;[.E56]  ;&quot;  data-line=&quot;&quot;&quot;;[.B56];&quot;_NODE_&quot;;TEXT(ROW();&quot;#.000&quot;);&quot;&quot;&quot; &quot;;        &quot; style=&quot;&quot;left: &quot;;[.G56];&quot;pt; top: &quot;;[.H56];&quot;pt; &quot;&quot;&gt;&quot;;[.F56];&quot;&lt;/&quot;;[.E56];&quot;&gt;&quot;))" office:value-type="string" office:string-value="&lt;Baum-Knoten  data-line=&quot;_NODE_056&quot;  style=&quot;left: 230pt; top: 1040pt; &quot;&gt;&lt;grammatik-nts&gt;R&lt;/grammatik-nts&gt;&lt;/Baum-Knoten&gt;" calcext:value-type="string">
            <text:p>&lt;Baum-Knoten <text:s/>data-line="_NODE_056" <text:s/>style="left: 230pt; top: 1040pt; "&gt;&lt;grammatik-nts&gt;R&lt;/grammatik-nts&gt;&lt;/Baum-Knoten&gt;</text:p>
          </table:table-cell>
          <table:table-cell table:number-columns-repeated="2"/>
          <table:table-cell table:formula="of:=CONCATENATE(&quot;&lt;Baum-Linie-rechts style=&quot;&quot;left: &quot;;[.G56]-6;&quot;pt; top: &quot;;[.H56]+46;&quot;pt; &quot;&quot;&gt; &lt;/Baum-Linie-rechts&gt;&quot;)" office:value-type="string" office:string-value="&lt;Baum-Linie-rechts style=&quot;left: 224pt; top: 1086pt; &quot;&gt; &lt;/Baum-Linie-rechts&gt;" calcext:value-type="string">
            <text:p>&lt;Baum-Linie-rechts style="left: 224pt; top: 108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table:formula="of:=IF(ISERROR(FIND(&quot;x&quot;;[.D57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57])&gt;=65;CODE([.C57])&lt;=90);&quot;&lt;grammatik-nts&gt;&quot;&amp;[.C57]&amp;&quot;&lt;/grammatik-nts&gt;&quot;;&quot;&lt;grammatik-ts&gt;&quot;&amp;[.C57]&amp;&quot;&lt;/grammatik-ts&gt;&quot;)" office:value-type="string" office:string-value="&lt;grammatik-nts&gt;C&lt;/grammatik-nts&gt;" calcext:value-type="string">
            <text:p>&lt;grammatik-nts&gt;C&lt;/grammatik-nts&gt;</text:p>
          </table:table-cell>
          <table:table-cell table:formula="of:=[.G53]" office:value-type="float" office:value="90" calcext:value-type="float">
            <text:p>90</text:p>
          </table:table-cell>
          <table:table-cell table:formula="of:=[.H56]+70" office:value-type="float" office:value="1110" calcext:value-type="float">
            <text:p>1110</text:p>
          </table:table-cell>
          <table:table-cell/>
          <table:table-cell table:formula="of:=IF(ISBLANK([.C57]);&quot;&quot;;CONCATENATE(&quot;&lt;&quot;;[.E57]  ;&quot;  data-line=&quot;&quot;&quot;;[.B57];&quot;_NODE_&quot;;TEXT(ROW();&quot;#.000&quot;);&quot;&quot;&quot; &quot;;        &quot; style=&quot;&quot;left: &quot;;[.G57];&quot;pt; top: &quot;;[.H57];&quot;pt; &quot;&quot;&gt;&quot;;[.F57];&quot;&lt;/&quot;;[.E57];&quot;&gt;&quot;))" office:value-type="string" office:string-value="&lt;Baum-Knoten  data-line=&quot;_NODE_057&quot;  style=&quot;left: 90pt; top: 1110pt; &quot;&gt;&lt;grammatik-nts&gt;C&lt;/grammatik-nts&gt;&lt;/Baum-Knoten&gt;" calcext:value-type="string">
            <text:p>&lt;Baum-Knoten <text:s/>data-line="_NODE_057" <text:s/>style="left: 90pt; top: 1110pt; "&gt;&lt;grammatik-nts&gt;C&lt;/grammatik-nts&gt;&lt;/Baum-Knoten&gt;</text:p>
          </table:table-cell>
          <table:table-cell/>
          <table:table-cell table:formula="of:=CONCATENATE(&quot;&lt;Baum-Linie-links style=&quot;&quot;left: &quot;;[.G57]-33;&quot;pt; top: &quot;;[.H57]+46;&quot;pt; &quot;&quot;&gt; &lt;/Baum-Linie-links&gt;&quot;)" office:value-type="string" office:string-value="&lt;Baum-Linie-links style=&quot;left: 57pt; top: 1156pt; &quot;&gt; &lt;/Baum-Linie-links&gt;" calcext:value-type="string">
            <text:p>&lt;Baum-Linie-links style="left: 57pt; top: 115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58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58])&gt;=65;CODE([.C58])&lt;=90);&quot;&lt;grammatik-nts&gt;&quot;&amp;[.C58]&amp;&quot;&lt;/grammatik-nts&gt;&quot;;&quot;&lt;grammatik-ts&gt;&quot;&amp;[.C58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54]" office:value-type="float" office:value="160" calcext:value-type="float">
            <text:p>160</text:p>
          </table:table-cell>
          <table:table-cell table:formula="of:=[.H57]" office:value-type="float" office:value="1110" calcext:value-type="float">
            <text:p>1110</text:p>
          </table:table-cell>
          <table:table-cell/>
          <table:table-cell table:formula="of:=IF(ISBLANK([.C58]);&quot;&quot;;CONCATENATE(&quot;&lt;&quot;;[.E58]  ;&quot;  data-line=&quot;&quot;&quot;;[.B58];&quot;_NODE_&quot;;TEXT(ROW();&quot;#.000&quot;);&quot;&quot;&quot; &quot;;        &quot; style=&quot;&quot;left: &quot;;[.G58];&quot;pt; top: &quot;;[.H58];&quot;pt; &quot;&quot;&gt;&quot;;[.F58];&quot;&lt;/&quot;;[.E58];&quot;&gt;&quot;))" office:value-type="string" office:string-value="&lt;Baum-Knoten  data-line=&quot;_NODE_058&quot;  style=&quot;left: 160pt; top: 1110pt; &quot;&gt;&lt;grammatik-nts&gt;B&lt;/grammatik-nts&gt;&lt;/Baum-Knoten&gt;" calcext:value-type="string">
            <text:p>&lt;Baum-Knoten <text:s/>data-line="_NODE_058" <text:s/>style="left: 160pt; top: 1110pt; "&gt;&lt;grammatik-nts&gt;B&lt;/grammatik-nts&gt;&lt;/Baum-Knoten&gt;</text:p>
          </table:table-cell>
          <table:table-cell table:formula="of:=CONCATENATE(&quot;&lt;Baum-Linie-Senkrecht style=&quot;&quot;left: &quot;;[.G58]+15;&quot;pt; top: &quot;;[.H58]+33;&quot;pt;&quot;&quot;&gt; &lt;/Baum-Linie-Senkrecht&gt;&quot;)" office:value-type="string" office:string-value="&lt;Baum-Linie-Senkrecht style=&quot;left: 175pt; top: 1143pt;&quot;&gt; &lt;/Baum-Linie-Senkrecht&gt;" calcext:value-type="string">
            <text:p>&lt;Baum-Linie-Senkrecht style="left: 175pt; top: 1143pt;"&gt; &lt;/Baum-Linie-Senkrecht&gt;</text:p>
          </table:table-cell>
          <table:table-cell table:formula="of:=CONCATENATE(&quot;&lt;Baum-Linie-links style=&quot;&quot;left: &quot;;[.G58]-33;&quot;pt; top: &quot;;[.H58]+46;&quot;pt; &quot;&quot;&gt; &lt;/Baum-Linie-links&gt;&quot;)" office:value-type="string" office:string-value="&lt;Baum-Linie-links style=&quot;left: 127pt; top: 1156pt; &quot;&gt; &lt;/Baum-Linie-links&gt;" calcext:value-type="string">
            <text:p>&lt;Baum-Linie-links style="left: 127pt; top: 115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59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59])&gt;=65;CODE([.C59])&lt;=90);&quot;&lt;grammatik-nts&gt;&quot;&amp;[.C59]&amp;&quot;&lt;/grammatik-nts&gt;&quot;;&quot;&lt;grammatik-ts&gt;&quot;&amp;[.C59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57]" office:value-type="float" office:value="90" calcext:value-type="float">
            <text:p>90</text:p>
          </table:table-cell>
          <table:table-cell table:formula="of:=[.H58]+70" office:value-type="float" office:value="1180" calcext:value-type="float">
            <text:p>1180</text:p>
          </table:table-cell>
          <table:table-cell/>
          <table:table-cell table:formula="of:=IF(ISBLANK([.C59]);&quot;&quot;;CONCATENATE(&quot;&lt;&quot;;[.E59]  ;&quot;  data-line=&quot;&quot;&quot;;[.B59];&quot;_NODE_&quot;;TEXT(ROW();&quot;#.000&quot;);&quot;&quot;&quot; &quot;;        &quot; style=&quot;&quot;left: &quot;;[.G59];&quot;pt; top: &quot;;[.H59];&quot;pt; &quot;&quot;&gt;&quot;;[.F59];&quot;&lt;/&quot;;[.E59];&quot;&gt;&quot;))" office:value-type="string" office:string-value="&lt;Baum-Knoten  data-line=&quot;_NODE_059&quot;  style=&quot;left: 90pt; top: 1180pt; &quot;&gt;&lt;grammatik-nts&gt;A&lt;/grammatik-nts&gt;&lt;/Baum-Knoten&gt;" calcext:value-type="string">
            <text:p>&lt;Baum-Knoten <text:s/>data-line="_NODE_059" <text:s/>style="left: 90pt; top: 1180pt; "&gt;&lt;grammatik-nts&gt;A&lt;/grammatik-nts&gt;&lt;/Baum-Knoten&gt;</text:p>
          </table:table-cell>
          <table:table-cell/>
          <table:table-cell table:formula="of:=CONCATENATE(&quot;&lt;Baum-Linie-links style=&quot;&quot;left: &quot;;[.G59]-33;&quot;pt; top: &quot;;[.H59]+46;&quot;pt; &quot;&quot;&gt; &lt;/Baum-Linie-links&gt;&quot;)" office:value-type="string" office:string-value="&lt;Baum-Linie-links style=&quot;left: 57pt; top: 1226pt; &quot;&gt; &lt;/Baum-Linie-links&gt;" calcext:value-type="string">
            <text:p>&lt;Baum-Linie-links style="left: 57pt; top: 122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60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60])&gt;=65;CODE([.C60])&lt;=90);&quot;&lt;grammatik-nts&gt;&quot;&amp;[.C60]&amp;&quot;&lt;/grammatik-nts&gt;&quot;;&quot;&lt;grammatik-ts&gt;&quot;&amp;[.C60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58]" office:value-type="float" office:value="160" calcext:value-type="float">
            <text:p>160</text:p>
          </table:table-cell>
          <table:table-cell table:formula="of:=[.H59]" office:value-type="float" office:value="1180" calcext:value-type="float">
            <text:p>1180</text:p>
          </table:table-cell>
          <table:table-cell/>
          <table:table-cell table:formula="of:=IF(ISBLANK([.C60]);&quot;&quot;;CONCATENATE(&quot;&lt;&quot;;[.E60]  ;&quot;  data-line=&quot;&quot;&quot;;[.B60];&quot;_NODE_&quot;;TEXT(ROW();&quot;#.000&quot;);&quot;&quot;&quot; &quot;;        &quot; style=&quot;&quot;left: &quot;;[.G60];&quot;pt; top: &quot;;[.H60];&quot;pt; &quot;&quot;&gt;&quot;;[.F60];&quot;&lt;/&quot;;[.E60];&quot;&gt;&quot;))" office:value-type="string" office:string-value="&lt;Baum-Knoten  data-line=&quot;_NODE_060&quot;  style=&quot;left: 160pt; top: 1180pt; &quot;&gt;&lt;grammatik-nts&gt;B&lt;/grammatik-nts&gt;&lt;/Baum-Knoten&gt;" calcext:value-type="string">
            <text:p>&lt;Baum-Knoten <text:s/>data-line="_NODE_060" <text:s/>style="left: 160pt; top: 1180pt; "&gt;&lt;grammatik-nts&gt;B&lt;/grammatik-nts&gt;&lt;/Baum-Knoten&gt;</text:p>
          </table:table-cell>
          <table:table-cell table:formula="of:=CONCATENATE(&quot;&lt;Baum-Linie-Senkrecht style=&quot;&quot;left: &quot;;[.G60]+15;&quot;pt; top: &quot;;[.H60]+33;&quot;pt;&quot;&quot;&gt; &lt;/Baum-Linie-Senkrecht&gt;&quot;)" office:value-type="string" office:string-value="&lt;Baum-Linie-Senkrecht style=&quot;left: 175pt; top: 1213pt;&quot;&gt; &lt;/Baum-Linie-Senkrecht&gt;" calcext:value-type="string">
            <text:p>&lt;Baum-Linie-Senkrecht style="left: 175pt; top: 1213pt;"&gt; &lt;/Baum-Linie-Senkrecht&gt;</text:p>
          </table:table-cell>
          <table:table-cell/>
          <table:table-cell table:formula="of:=CONCATENATE(&quot;&lt;Baum-Linie-rechts style=&quot;&quot;left: &quot;;[.G60]-6;&quot;pt; top: &quot;;[.H60]+46;&quot;pt; &quot;&quot;&gt; &lt;/Baum-Linie-rechts&gt;&quot;)" office:value-type="string" office:string-value="&lt;Baum-Linie-rechts style=&quot;left: 154pt; top: 1226pt; &quot;&gt; &lt;/Baum-Linie-rechts&gt;" calcext:value-type="string">
            <text:p>&lt;Baum-Linie-rechts style="left: 154pt; top: 122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61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61])&gt;=65;CODE([.C61])&lt;=90);&quot;&lt;grammatik-nts&gt;&quot;&amp;[.C61]&amp;&quot;&lt;/grammatik-nts&gt;&quot;;&quot;&lt;grammatik-ts&gt;&quot;&amp;[.C61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53]-70" office:value-type="float" office:value="20" calcext:value-type="float">
            <text:p>20</text:p>
          </table:table-cell>
          <table:table-cell table:formula="of:=[.H55]" office:value-type="float" office:value="1040" calcext:value-type="float">
            <text:p>1040</text:p>
          </table:table-cell>
          <table:table-cell/>
          <table:table-cell table:formula="of:=IF(ISBLANK([.C61]);&quot;&quot;;CONCATENATE(&quot;&lt;&quot;;[.E61]  ;&quot;  data-line=&quot;&quot;&quot;;[.B61];&quot;_NODE_&quot;;TEXT(ROW();&quot;#.000&quot;);&quot;&quot;&quot; &quot;;        &quot; style=&quot;&quot;left: &quot;;[.G61];&quot;pt; top: &quot;;[.H61];&quot;pt; &quot;&quot;&gt;&quot;;[.F61];&quot;&lt;/&quot;;[.E61];&quot;&gt;&quot;))" office:value-type="string" office:string-value="&lt;Baum-Knoten  data-line=&quot;_NODE_061&quot;  style=&quot;left: 20pt; top: 1040pt; &quot;&gt;&lt;grammatik-ts&gt;a&lt;/grammatik-ts&gt;&lt;/Baum-Knoten&gt;" calcext:value-type="string">
            <text:p>&lt;Baum-Knoten <text:s/>data-line="_NODE_061" <text:s/>style="left: 20pt; top: 1040pt; "&gt;&lt;grammatik-ts&gt;a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table:formula="of:=IF(ISERROR(FIND(&quot;x&quot;;[.D62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62])&gt;=65;CODE([.C62])&lt;=90);&quot;&lt;grammatik-nts&gt;&quot;&amp;[.C62]&amp;&quot;&lt;/grammatik-nts&gt;&quot;;&quot;&lt;grammatik-ts&gt;&quot;&amp;[.C62]&amp;&quot;&lt;/grammatik-ts&gt;&quot;)" office:value-type="string" office:string-value="&lt;grammatik-ts&gt;c&lt;/grammatik-ts&gt;" calcext:value-type="string">
            <text:p>&lt;grammatik-ts&gt;c&lt;/grammatik-ts&gt;</text:p>
          </table:table-cell>
          <table:table-cell table:formula="of:=[.G61]" office:value-type="float" office:value="20" calcext:value-type="float">
            <text:p>20</text:p>
          </table:table-cell>
          <table:table-cell table:formula="of:=[.H59]" office:value-type="float" office:value="1180" calcext:value-type="float">
            <text:p>1180</text:p>
          </table:table-cell>
          <table:table-cell/>
          <table:table-cell table:formula="of:=IF(ISBLANK([.C62]);&quot;&quot;;CONCATENATE(&quot;&lt;&quot;;[.E62]  ;&quot;  data-line=&quot;&quot;&quot;;[.B62];&quot;_NODE_&quot;;TEXT(ROW();&quot;#.000&quot;);&quot;&quot;&quot; &quot;;        &quot; style=&quot;&quot;left: &quot;;[.G62];&quot;pt; top: &quot;;[.H62];&quot;pt; &quot;&quot;&gt;&quot;;[.F62];&quot;&lt;/&quot;;[.E62];&quot;&gt;&quot;))" office:value-type="string" office:string-value="&lt;Baum-Knoten  data-line=&quot;_NODE_062&quot;  style=&quot;left: 20pt; top: 1180pt; &quot;&gt;&lt;grammatik-ts&gt;c&lt;/grammatik-ts&gt;&lt;/Baum-Knoten&gt;" calcext:value-type="string">
            <text:p>&lt;Baum-Knoten <text:s/>data-line="_NODE_062" <text:s/>style="left: 20pt; top: 1180pt; "&gt;&lt;grammatik-ts&gt;c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63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63])&gt;=65;CODE([.C63])&lt;=90);&quot;&lt;grammatik-nts&gt;&quot;&amp;[.C63]&amp;&quot;&lt;/grammatik-nts&gt;&quot;;&quot;&lt;grammatik-ts&gt;&quot;&amp;[.C63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62]" office:value-type="float" office:value="20" calcext:value-type="float">
            <text:p>20</text:p>
          </table:table-cell>
          <table:table-cell table:formula="of:=[.H62]+70" office:value-type="float" office:value="1250" calcext:value-type="float">
            <text:p>1250</text:p>
          </table:table-cell>
          <table:table-cell/>
          <table:table-cell table:formula="of:=IF(ISBLANK([.C63]);&quot;&quot;;CONCATENATE(&quot;&lt;&quot;;[.E63]  ;&quot;  data-line=&quot;&quot;&quot;;[.B63];&quot;_NODE_&quot;;TEXT(ROW();&quot;#.000&quot;);&quot;&quot;&quot; &quot;;        &quot; style=&quot;&quot;left: &quot;;[.G63];&quot;pt; top: &quot;;[.H63];&quot;pt; &quot;&quot;&gt;&quot;;[.F63];&quot;&lt;/&quot;;[.E63];&quot;&gt;&quot;))" office:value-type="string" office:string-value="&lt;Baum-Knoten  data-line=&quot;_NODE_063&quot;  style=&quot;left: 20pt; top: 1250pt; &quot;&gt;&lt;grammatik-ts&gt;a&lt;/grammatik-ts&gt;&lt;/Baum-Knoten&gt;" calcext:value-type="string">
            <text:p>&lt;Baum-Knoten <text:s/>data-line="_NODE_063" <text:s/>style="left: 20pt; top: 1250pt; "&gt;&lt;grammatik-ts&gt;a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(ISERROR(FIND(&quot;x&quot;;[.D64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64]);&quot;&quot;;CONCATENATE(&quot;&lt;&quot;;[.E64]  ;&quot;  data-line=&quot;&quot;&quot;;[.B64];&quot;_NODE_&quot;;TEXT(ROW();&quot;#.000&quot;);&quot;&quot;&quot; &quot;;        &quot; style=&quot;&quot;left: &quot;;[.G64];&quot;pt; top: &quot;;[.H64];&quot;pt; &quot;&quot;&gt;&quot;;[.F64];&quot;&lt;/&quot;;[.E64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table:formula="of:=IF(ISERROR(FIND(&quot;x&quot;;[.D65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65])&gt;=65;CODE([.C65])&lt;=90);&quot;&lt;grammatik-nts&gt;&quot;&amp;[.C65]&amp;&quot;&lt;/grammatik-nts&gt;&quot;;&quot;&lt;grammatik-ts&gt;&quot;&amp;[.C65]&amp;&quot;&lt;/grammatik-ts&gt;&quot;)" office:value-type="string" office:string-value="&lt;grammatik-ts&gt;r&lt;/grammatik-ts&gt;" calcext:value-type="string">
            <text:p>&lt;grammatik-ts&gt;r&lt;/grammatik-ts&gt;</text:p>
          </table:table-cell>
          <table:table-cell table:formula="of:=[.G56]+70" office:value-type="float" office:value="300" calcext:value-type="float">
            <text:p>300</text:p>
          </table:table-cell>
          <table:table-cell table:formula="of:=[.H57]" office:value-type="float" office:value="1110" calcext:value-type="float">
            <text:p>1110</text:p>
          </table:table-cell>
          <table:table-cell/>
          <table:table-cell table:formula="of:=IF(ISBLANK([.C65]);&quot;&quot;;CONCATENATE(&quot;&lt;&quot;;[.E65]  ;&quot;  data-line=&quot;&quot;&quot;;[.B65];&quot;_NODE_&quot;;TEXT(ROW();&quot;#.000&quot;);&quot;&quot;&quot; &quot;;        &quot; style=&quot;&quot;left: &quot;;[.G65];&quot;pt; top: &quot;;[.H65];&quot;pt; &quot;&quot;&gt;&quot;;[.F65];&quot;&lt;/&quot;;[.E65];&quot;&gt;&quot;))" office:value-type="string" office:string-value="&lt;Baum-Knoten  data-line=&quot;_NODE_065&quot;  style=&quot;left: 300pt; top: 1110pt; &quot;&gt;&lt;grammatik-ts&gt;r&lt;/grammatik-ts&gt;&lt;/Baum-Knoten&gt;" calcext:value-type="string">
            <text:p>&lt;Baum-Knoten <text:s/>data-line="_NODE_065" <text:s/>style="left: 300pt; top: 1110pt; "&gt;&lt;grammatik-ts&gt;r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(ISERROR(FIND(&quot;x&quot;;[.D66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66]);&quot;&quot;;CONCATENATE(&quot;&lt;&quot;;[.E66]  ;&quot;  data-line=&quot;&quot;&quot;;[.B66];&quot;_NODE_&quot;;TEXT(ROW();&quot;#.000&quot;);&quot;&quot;&quot; &quot;;        &quot; style=&quot;&quot;left: &quot;;[.G66];&quot;pt; top: &quot;;[.H66];&quot;pt; &quot;&quot;&gt;&quot;;[.F66];&quot;&lt;/&quot;;[.E66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67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67])&gt;=65;CODE([.C67])&lt;=90);&quot;&lt;grammatik-nts&gt;&quot;&amp;[.C67]&amp;&quot;&lt;/grammatik-nts&gt;&quot;;&quot;&lt;grammatik-ts&gt;&quot;&amp;[.C67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52]" office:value-type="float" office:value="160" calcext:value-type="float">
            <text:p>160</text:p>
          </table:table-cell>
          <table:table-cell table:formula="of:=[.H60]+70" office:value-type="float" office:value="1250" calcext:value-type="float">
            <text:p>1250</text:p>
          </table:table-cell>
          <table:table-cell/>
          <table:table-cell table:formula="of:=IF(ISBLANK([.C67]);&quot;&quot;;CONCATENATE(&quot;&lt;&quot;;[.E67]  ;&quot;  data-line=&quot;&quot;&quot;;[.B67];&quot;_NODE_&quot;;TEXT(ROW();&quot;#.000&quot;);&quot;&quot;&quot; &quot;;        &quot; style=&quot;&quot;left: &quot;;[.G67];&quot;pt; top: &quot;;[.H67];&quot;pt; &quot;&quot;&gt;&quot;;[.F67];&quot;&lt;/&quot;;[.E67];&quot;&gt;&quot;))" office:value-type="string" office:string-value="&lt;Baum-Knoten-Changed  data-line=&quot;_NODE_067&quot;  style=&quot;left: 160pt; top: 1250pt; &quot;&gt;&lt;grammatik-nts&gt;B&lt;/grammatik-nts&gt;&lt;/Baum-Knoten-Changed&gt;" calcext:value-type="string">
            <text:p>&lt;Baum-Knoten-Changed <text:s/>data-line="_NODE_067" <text:s/>style="left: 160pt; top: 1250pt; "&gt;&lt;grammatik-nts&gt;B&lt;/grammatik-nts&gt;&lt;/Baum-Knoten-Changed&gt;</text:p>
          </table:table-cell>
          <table:table-cell table:formula="of:=CONCATENATE(&quot;&lt;Baum-Linie-Senkrecht style=&quot;&quot;left: &quot;;[.G67]+15;&quot;pt; top: &quot;;[.H67]+33;&quot;pt;&quot;&quot;&gt; &lt;/Baum-Linie-Senkrecht&gt;&quot;)" office:value-type="string" office:string-value="&lt;Baum-Linie-Senkrecht style=&quot;left: 175pt; top: 1283pt;&quot;&gt; &lt;/Baum-Linie-Senkrecht&gt;" calcext:value-type="string">
            <text:p>&lt;Baum-Linie-Senkrecht style="left: 175pt; top: 1283pt;"&gt; &lt;/Baum-Linie-Senkrecht&gt;</text:p>
          </table:table-cell>
          <table:table-cell table:formula="of:=CONCATENATE(&quot;&lt;Baum-Linie-links style=&quot;&quot;left: &quot;;[.G67]-33;&quot;pt; top: &quot;;[.H67]+46;&quot;pt; &quot;&quot;&gt; &lt;/Baum-Linie-links&gt;&quot;)" office:value-type="string" office:string-value="&lt;Baum-Linie-links style=&quot;left: 127pt; top: 1296pt; &quot;&gt; &lt;/Baum-Linie-links&gt;" calcext:value-type="string">
            <text:p>&lt;Baum-Linie-links style="left: 127pt; top: 129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formula="of:=IF(ISERROR(FIND(&quot;x&quot;;[.D68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68])&gt;=65;CODE([.C68])&lt;=90);&quot;&lt;grammatik-nts&gt;&quot;&amp;[.C68]&amp;&quot;&lt;/grammatik-nts&gt;&quot;;&quot;&lt;grammatik-ts&gt;&quot;&amp;[.C68]&amp;&quot;&lt;/grammatik-ts&gt;&quot;)" office:value-type="string" office:string-value="&lt;grammatik-nts&gt;R&lt;/grammatik-nts&gt;" calcext:value-type="string">
            <text:p>&lt;grammatik-nts&gt;R&lt;/grammatik-nts&gt;</text:p>
          </table:table-cell>
          <table:table-cell table:formula="of:=[.G67]+70" office:value-type="float" office:value="230" calcext:value-type="float">
            <text:p>230</text:p>
          </table:table-cell>
          <table:table-cell table:formula="of:=[.H67]" office:value-type="float" office:value="1250" calcext:value-type="float">
            <text:p>1250</text:p>
          </table:table-cell>
          <table:table-cell/>
          <table:table-cell table:formula="of:=IF(ISBLANK([.C68]);&quot;&quot;;CONCATENATE(&quot;&lt;&quot;;[.E68]  ;&quot;  data-line=&quot;&quot;&quot;;[.B68];&quot;_NODE_&quot;;TEXT(ROW();&quot;#.000&quot;);&quot;&quot;&quot; &quot;;        &quot; style=&quot;&quot;left: &quot;;[.G68];&quot;pt; top: &quot;;[.H68];&quot;pt; &quot;&quot;&gt;&quot;;[.F68];&quot;&lt;/&quot;;[.E68];&quot;&gt;&quot;))" office:value-type="string" office:string-value="&lt;Baum-Knoten-Changed  data-line=&quot;_NODE_068&quot;  style=&quot;left: 230pt; top: 1250pt; &quot;&gt;&lt;grammatik-nts&gt;R&lt;/grammatik-nts&gt;&lt;/Baum-Knoten-Changed&gt;" calcext:value-type="string">
            <text:p>&lt;Baum-Knoten-Changed <text:s/>data-line="_NODE_068" <text:s/>style="left: 230pt; top: 1250pt; "&gt;&lt;grammatik-nts&gt;R&lt;/grammatik-nts&gt;&lt;/Baum-Knoten-Changed&gt;</text:p>
          </table:table-cell>
          <table:table-cell table:number-columns-repeated="2"/>
          <table:table-cell table:formula="of:=CONCATENATE(&quot;&lt;Baum-Linie-rechts style=&quot;&quot;left: &quot;;[.G68]-6;&quot;pt; top: &quot;;[.H68]+46;&quot;pt; &quot;&quot;&gt; &lt;/Baum-Linie-rechts&gt;&quot;)" office:value-type="string" office:string-value="&lt;Baum-Linie-rechts style=&quot;left: 224pt; top: 1296pt; &quot;&gt; &lt;/Baum-Linie-rechts&gt;" calcext:value-type="string">
            <text:p>&lt;Baum-Linie-rechts style="left: 224pt; top: 129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IF(ISERROR(FIND(&quot;x&quot;;[.D69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69])&gt;=65;CODE([.C69])&lt;=90);&quot;&lt;grammatik-nts&gt;&quot;&amp;[.C69]&amp;&quot;&lt;/grammatik-nts&gt;&quot;;&quot;&lt;grammatik-ts&gt;&quot;&amp;[.C69]&amp;&quot;&lt;/grammatik-ts&gt;&quot;)" office:value-type="string" office:string-value="&lt;grammatik-nts&gt;C&lt;/grammatik-nts&gt;" calcext:value-type="string">
            <text:p>&lt;grammatik-nts&gt;C&lt;/grammatik-nts&gt;</text:p>
          </table:table-cell>
          <table:table-cell table:formula="of:=[.G67]-70" office:value-type="float" office:value="90" calcext:value-type="float">
            <text:p>90</text:p>
          </table:table-cell>
          <table:table-cell table:formula="of:=[.H68]+70" office:value-type="float" office:value="1320" calcext:value-type="float">
            <text:p>1320</text:p>
          </table:table-cell>
          <table:table-cell/>
          <table:table-cell table:formula="of:=IF(ISBLANK([.C69]);&quot;&quot;;CONCATENATE(&quot;&lt;&quot;;[.E69]  ;&quot;  data-line=&quot;&quot;&quot;;[.B69];&quot;_NODE_&quot;;TEXT(ROW();&quot;#.000&quot;);&quot;&quot;&quot; &quot;;        &quot; style=&quot;&quot;left: &quot;;[.G69];&quot;pt; top: &quot;;[.H69];&quot;pt; &quot;&quot;&gt;&quot;;[.F69];&quot;&lt;/&quot;;[.E69];&quot;&gt;&quot;))" office:value-type="string" office:string-value="&lt;Baum-Knoten-Changed  data-line=&quot;_NODE_069&quot;  style=&quot;left: 90pt; top: 1320pt; &quot;&gt;&lt;grammatik-nts&gt;C&lt;/grammatik-nts&gt;&lt;/Baum-Knoten-Changed&gt;" calcext:value-type="string">
            <text:p>&lt;Baum-Knoten-Changed <text:s/>data-line="_NODE_069" <text:s/>style="left: 90pt; top: 1320pt; "&gt;&lt;grammatik-nts&gt;C&lt;/grammatik-nts&gt;&lt;/Baum-Knoten-Changed&gt;</text:p>
          </table:table-cell>
          <table:table-cell/>
          <table:table-cell table:formula="of:=CONCATENATE(&quot;&lt;Baum-Linie-links style=&quot;&quot;left: &quot;;[.G69]-33;&quot;pt; top: &quot;;[.H69]+46;&quot;pt; &quot;&quot;&gt; &lt;/Baum-Linie-links&gt;&quot;)" office:value-type="string" office:string-value="&lt;Baum-Linie-links style=&quot;left: 57pt; top: 1366pt; &quot;&gt; &lt;/Baum-Linie-links&gt;" calcext:value-type="string">
            <text:p>&lt;Baum-Linie-links style="left: 57pt; top: 136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70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70])&gt;=65;CODE([.C70])&lt;=90);&quot;&lt;grammatik-nts&gt;&quot;&amp;[.C70]&amp;&quot;&lt;/grammatik-nts&gt;&quot;;&quot;&lt;grammatik-ts&gt;&quot;&amp;[.C70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67]" office:value-type="float" office:value="160" calcext:value-type="float">
            <text:p>160</text:p>
          </table:table-cell>
          <table:table-cell table:formula="of:=[.H69]" office:value-type="float" office:value="1320" calcext:value-type="float">
            <text:p>1320</text:p>
          </table:table-cell>
          <table:table-cell/>
          <table:table-cell table:formula="of:=IF(ISBLANK([.C70]);&quot;&quot;;CONCATENATE(&quot;&lt;&quot;;[.E70]  ;&quot;  data-line=&quot;&quot;&quot;;[.B70];&quot;_NODE_&quot;;TEXT(ROW();&quot;#.000&quot;);&quot;&quot;&quot; &quot;;        &quot; style=&quot;&quot;left: &quot;;[.G70];&quot;pt; top: &quot;;[.H70];&quot;pt; &quot;&quot;&gt;&quot;;[.F70];&quot;&lt;/&quot;;[.E70];&quot;&gt;&quot;))" office:value-type="string" office:string-value="&lt;Baum-Knoten-Changed  data-line=&quot;_NODE_070&quot;  style=&quot;left: 160pt; top: 1320pt; &quot;&gt;&lt;grammatik-nts&gt;B&lt;/grammatik-nts&gt;&lt;/Baum-Knoten-Changed&gt;" calcext:value-type="string">
            <text:p>&lt;Baum-Knoten-Changed <text:s/>data-line="_NODE_070" <text:s/>style="left: 160pt; top: 1320pt; "&gt;&lt;grammatik-nts&gt;B&lt;/grammatik-nts&gt;&lt;/Baum-Knoten-Changed&gt;</text:p>
          </table:table-cell>
          <table:table-cell table:formula="of:=CONCATENATE(&quot;&lt;Baum-Linie-Senkrecht style=&quot;&quot;left: &quot;;[.G70]+15;&quot;pt; top: &quot;;[.H70]+33;&quot;pt;&quot;&quot;&gt; &lt;/Baum-Linie-Senkrecht&gt;&quot;)" office:value-type="string" office:string-value="&lt;Baum-Linie-Senkrecht style=&quot;left: 175pt; top: 1353pt;&quot;&gt; &lt;/Baum-Linie-Senkrecht&gt;" calcext:value-type="string">
            <text:p>&lt;Baum-Linie-Senkrecht style="left: 175pt; top: 1353pt;"&gt; &lt;/Baum-Linie-Senkrecht&gt;</text:p>
          </table:table-cell>
          <table:table-cell table:formula="of:=CONCATENATE(&quot;&lt;Baum-Linie-links style=&quot;&quot;left: &quot;;[.G70]-33;&quot;pt; top: &quot;;[.H70]+46;&quot;pt; &quot;&quot;&gt; &lt;/Baum-Linie-links&gt;&quot;)" office:value-type="string" office:string-value="&lt;Baum-Linie-links style=&quot;left: 127pt; top: 1366pt; &quot;&gt; &lt;/Baum-Linie-links&gt;" calcext:value-type="string">
            <text:p>&lt;Baum-Linie-links style="left: 127pt; top: 136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IF(ISERROR(FIND(&quot;x&quot;;[.D71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71])&gt;=65;CODE([.C71])&lt;=90);&quot;&lt;grammatik-nts&gt;&quot;&amp;[.C71]&amp;&quot;&lt;/grammatik-nts&gt;&quot;;&quot;&lt;grammatik-ts&gt;&quot;&amp;[.C71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69]" office:value-type="float" office:value="90" calcext:value-type="float">
            <text:p>90</text:p>
          </table:table-cell>
          <table:table-cell table:formula="of:=[.H70]+70" office:value-type="float" office:value="1390" calcext:value-type="float">
            <text:p>1390</text:p>
          </table:table-cell>
          <table:table-cell/>
          <table:table-cell table:formula="of:=IF(ISBLANK([.C71]);&quot;&quot;;CONCATENATE(&quot;&lt;&quot;;[.E71]  ;&quot;  data-line=&quot;&quot;&quot;;[.B71];&quot;_NODE_&quot;;TEXT(ROW();&quot;#.000&quot;);&quot;&quot;&quot; &quot;;        &quot; style=&quot;&quot;left: &quot;;[.G71];&quot;pt; top: &quot;;[.H71];&quot;pt; &quot;&quot;&gt;&quot;;[.F71];&quot;&lt;/&quot;;[.E71];&quot;&gt;&quot;))" office:value-type="string" office:string-value="&lt;Baum-Knoten-Changed  data-line=&quot;_NODE_071&quot;  style=&quot;left: 90pt; top: 1390pt; &quot;&gt;&lt;grammatik-nts&gt;A&lt;/grammatik-nts&gt;&lt;/Baum-Knoten-Changed&gt;" calcext:value-type="string">
            <text:p>&lt;Baum-Knoten-Changed <text:s/>data-line="_NODE_071" <text:s/>style="left: 90pt; top: 1390pt; "&gt;&lt;grammatik-nts&gt;A&lt;/grammatik-nts&gt;&lt;/Baum-Knoten-Changed&gt;</text:p>
          </table:table-cell>
          <table:table-cell/>
          <table:table-cell table:formula="of:=CONCATENATE(&quot;&lt;Baum-Linie-links style=&quot;&quot;left: &quot;;[.G71]-33;&quot;pt; top: &quot;;[.H71]+46;&quot;pt; &quot;&quot;&gt; &lt;/Baum-Linie-links&gt;&quot;)" office:value-type="string" office:string-value="&lt;Baum-Linie-links style=&quot;left: 57pt; top: 1436pt; &quot;&gt; &lt;/Baum-Linie-links&gt;" calcext:value-type="string">
            <text:p>&lt;Baum-Linie-links style="left: 57pt; top: 143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72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72])&gt;=65;CODE([.C72])&lt;=90);&quot;&lt;grammatik-nts&gt;&quot;&amp;[.C72]&amp;&quot;&lt;/grammatik-nts&gt;&quot;;&quot;&lt;grammatik-ts&gt;&quot;&amp;[.C72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70]" office:value-type="float" office:value="160" calcext:value-type="float">
            <text:p>160</text:p>
          </table:table-cell>
          <table:table-cell table:formula="of:=[.H71]" office:value-type="float" office:value="1390" calcext:value-type="float">
            <text:p>1390</text:p>
          </table:table-cell>
          <table:table-cell/>
          <table:table-cell table:formula="of:=IF(ISBLANK([.C72]);&quot;&quot;;CONCATENATE(&quot;&lt;&quot;;[.E72]  ;&quot;  data-line=&quot;&quot;&quot;;[.B72];&quot;_NODE_&quot;;TEXT(ROW();&quot;#.000&quot;);&quot;&quot;&quot; &quot;;        &quot; style=&quot;&quot;left: &quot;;[.G72];&quot;pt; top: &quot;;[.H72];&quot;pt; &quot;&quot;&gt;&quot;;[.F72];&quot;&lt;/&quot;;[.E72];&quot;&gt;&quot;))" office:value-type="string" office:string-value="&lt;Baum-Knoten-Changed  data-line=&quot;_NODE_072&quot;  style=&quot;left: 160pt; top: 1390pt; &quot;&gt;&lt;grammatik-nts&gt;B&lt;/grammatik-nts&gt;&lt;/Baum-Knoten-Changed&gt;" calcext:value-type="string">
            <text:p>&lt;Baum-Knoten-Changed <text:s/>data-line="_NODE_072" <text:s/>style="left: 160pt; top: 1390pt; "&gt;&lt;grammatik-nts&gt;B&lt;/grammatik-nts&gt;&lt;/Baum-Knoten-Changed&gt;</text:p>
          </table:table-cell>
          <table:table-cell/>
          <table:table-cell table:formula="of:=CONCATENATE(&quot;&lt;Baum-Linie-links style=&quot;&quot;left: &quot;;[.G72]-33;&quot;pt; top: &quot;;[.H72]+46;&quot;pt; &quot;&quot;&gt; &lt;/Baum-Linie-links&gt;&quot;)" office:value-type="string" office:string-value="&lt;Baum-Linie-links style=&quot;left: 127pt; top: 1436pt; &quot;&gt; &lt;/Baum-Linie-links&gt;" calcext:value-type="string">
            <text:p>&lt;Baum-Linie-links style="left: 127pt; top: 1436pt; "&gt; &lt;/Baum-Linie-links&gt;</text:p>
          </table:table-cell>
          <table:table-cell/>
        </table:table-row>
        <table:table-row table:style-name="ro1">
          <table:table-cell table:number-columns-repeated="4"/>
          <table:table-cell table:formula="of:=IF(ISERROR(FIND(&quot;x&quot;;[.D73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73]);&quot;&quot;;CONCATENATE(&quot;&lt;&quot;;[.E73]  ;&quot;  data-line=&quot;&quot;&quot;;[.B73];&quot;_NODE_&quot;;TEXT(ROW();&quot;#.000&quot;);&quot;&quot;&quot; &quot;;        &quot; style=&quot;&quot;left: &quot;;[.G73];&quot;pt; top: &quot;;[.H73];&quot;pt; &quot;&quot;&gt;&quot;;[.F73];&quot;&lt;/&quot;;[.E73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IF(ISERROR(FIND(&quot;x&quot;;[.D74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74])&gt;=65;CODE([.C74])&lt;=90);&quot;&lt;grammatik-nts&gt;&quot;&amp;[.C74]&amp;&quot;&lt;/grammatik-nts&gt;&quot;;&quot;&lt;grammatik-ts&gt;&quot;&amp;[.C74]&amp;&quot;&lt;/grammatik-ts&gt;&quot;)" office:value-type="string" office:string-value="&lt;grammatik-ts&gt;c&lt;/grammatik-ts&gt;" calcext:value-type="string">
            <text:p>&lt;grammatik-ts&gt;c&lt;/grammatik-ts&gt;</text:p>
          </table:table-cell>
          <table:table-cell table:formula="of:=[.G71]-70" office:value-type="float" office:value="20" calcext:value-type="float">
            <text:p>20</text:p>
          </table:table-cell>
          <table:table-cell table:formula="of:=[.H71]" office:value-type="float" office:value="1390" calcext:value-type="float">
            <text:p>1390</text:p>
          </table:table-cell>
          <table:table-cell/>
          <table:table-cell table:formula="of:=IF(ISBLANK([.C74]);&quot;&quot;;CONCATENATE(&quot;&lt;&quot;;[.E74]  ;&quot;  data-line=&quot;&quot;&quot;;[.B74];&quot;_NODE_&quot;;TEXT(ROW();&quot;#.000&quot;);&quot;&quot;&quot; &quot;;        &quot; style=&quot;&quot;left: &quot;;[.G74];&quot;pt; top: &quot;;[.H74];&quot;pt; &quot;&quot;&gt;&quot;;[.F74];&quot;&lt;/&quot;;[.E74];&quot;&gt;&quot;))" office:value-type="string" office:string-value="&lt;Baum-Knoten-Changed  data-line=&quot;_NODE_074&quot;  style=&quot;left: 20pt; top: 1390pt; &quot;&gt;&lt;grammatik-ts&gt;c&lt;/grammatik-ts&gt;&lt;/Baum-Knoten-Changed&gt;" calcext:value-type="string">
            <text:p>&lt;Baum-Knoten-Changed <text:s/>data-line="_NODE_074" <text:s/>style="left: 20pt; top: 1390pt; "&gt;&lt;grammatik-ts&gt;c&lt;/grammatik-ts&gt;&lt;/Baum-Knoten-Changed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IF(ISERROR(FIND(&quot;x&quot;;[.D75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75])&gt;=65;CODE([.C75])&lt;=90);&quot;&lt;grammatik-nts&gt;&quot;&amp;[.C75]&amp;&quot;&lt;/grammatik-nts&gt;&quot;;&quot;&lt;grammatik-ts&gt;&quot;&amp;[.C75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74]" office:value-type="float" office:value="20" calcext:value-type="float">
            <text:p>20</text:p>
          </table:table-cell>
          <table:table-cell table:formula="of:=[.H74]+70" office:value-type="float" office:value="1460" calcext:value-type="float">
            <text:p>1460</text:p>
          </table:table-cell>
          <table:table-cell/>
          <table:table-cell table:formula="of:=IF(ISBLANK([.C75]);&quot;&quot;;CONCATENATE(&quot;&lt;&quot;;[.E75]  ;&quot;  data-line=&quot;&quot;&quot;;[.B75];&quot;_NODE_&quot;;TEXT(ROW();&quot;#.000&quot;);&quot;&quot;&quot; &quot;;        &quot; style=&quot;&quot;left: &quot;;[.G75];&quot;pt; top: &quot;;[.H75];&quot;pt; &quot;&quot;&gt;&quot;;[.F75];&quot;&lt;/&quot;;[.E75];&quot;&gt;&quot;))" office:value-type="string" office:string-value="&lt;Baum-Knoten-Changed  data-line=&quot;_NODE_075&quot;  style=&quot;left: 20pt; top: 1460pt; &quot;&gt;&lt;grammatik-ts&gt;a&lt;/grammatik-ts&gt;&lt;/Baum-Knoten-Changed&gt;" calcext:value-type="string">
            <text:p>&lt;Baum-Knoten-Changed <text:s/>data-line="_NODE_075" <text:s/>style="left: 20pt; top: 1460pt; "&gt;&lt;grammatik-ts&gt;a&lt;/grammatik-ts&gt;&lt;/Baum-Knoten-Changed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76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76])&gt;=65;CODE([.C76])&lt;=90);&quot;&lt;grammatik-nts&gt;&quot;&amp;[.C76]&amp;&quot;&lt;/grammatik-nts&gt;&quot;;&quot;&lt;grammatik-ts&gt;&quot;&amp;[.C76]&amp;&quot;&lt;/grammatik-ts&gt;&quot;)" office:value-type="string" office:string-value="&lt;grammatik-ts&gt;b&lt;/grammatik-ts&gt;" calcext:value-type="string">
            <text:p>&lt;grammatik-ts&gt;b&lt;/grammatik-ts&gt;</text:p>
          </table:table-cell>
          <table:table-cell table:formula="of:=[.G75]+70" office:value-type="float" office:value="90" calcext:value-type="float">
            <text:p>90</text:p>
          </table:table-cell>
          <table:table-cell table:formula="of:=[.H75]" office:value-type="float" office:value="1460" calcext:value-type="float">
            <text:p>1460</text:p>
          </table:table-cell>
          <table:table-cell/>
          <table:table-cell table:formula="of:=IF(ISBLANK([.C76]);&quot;&quot;;CONCATENATE(&quot;&lt;&quot;;[.E76]  ;&quot;  data-line=&quot;&quot;&quot;;[.B76];&quot;_NODE_&quot;;TEXT(ROW();&quot;#.000&quot;);&quot;&quot;&quot; &quot;;        &quot; style=&quot;&quot;left: &quot;;[.G76];&quot;pt; top: &quot;;[.H76];&quot;pt; &quot;&quot;&gt;&quot;;[.F76];&quot;&lt;/&quot;;[.E76];&quot;&gt;&quot;))" office:value-type="string" office:string-value="&lt;Baum-Knoten-Changed  data-line=&quot;_NODE_076&quot;  style=&quot;left: 90pt; top: 1460pt; &quot;&gt;&lt;grammatik-ts&gt;b&lt;/grammatik-ts&gt;&lt;/Baum-Knoten-Changed&gt;" calcext:value-type="string">
            <text:p>&lt;Baum-Knoten-Changed <text:s/>data-line="_NODE_076" <text:s/>style="left: 90pt; top: 1460pt; "&gt;&lt;grammatik-ts&gt;b&lt;/grammatik-ts&gt;&lt;/Baum-Knoten-Changed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formula="of:=IF(ISERROR(FIND(&quot;x&quot;;[.D77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77])&gt;=65;CODE([.C77])&lt;=90);&quot;&lt;grammatik-nts&gt;&quot;&amp;[.C77]&amp;&quot;&lt;/grammatik-nts&gt;&quot;;&quot;&lt;grammatik-ts&gt;&quot;&amp;[.C77]&amp;&quot;&lt;/grammatik-ts&gt;&quot;)" office:value-type="string" office:string-value="&lt;grammatik-ts&gt;r&lt;/grammatik-ts&gt;" calcext:value-type="string">
            <text:p>&lt;grammatik-ts&gt;r&lt;/grammatik-ts&gt;</text:p>
          </table:table-cell>
          <table:table-cell table:formula="of:=[.G68]+70" office:value-type="float" office:value="300" calcext:value-type="float">
            <text:p>300</text:p>
          </table:table-cell>
          <table:table-cell table:formula="of:=[.H69]" office:value-type="float" office:value="1320" calcext:value-type="float">
            <text:p>1320</text:p>
          </table:table-cell>
          <table:table-cell/>
          <table:table-cell table:formula="of:=IF(ISBLANK([.C77]);&quot;&quot;;CONCATENATE(&quot;&lt;&quot;;[.E77]  ;&quot;  data-line=&quot;&quot;&quot;;[.B77];&quot;_NODE_&quot;;TEXT(ROW();&quot;#.000&quot;);&quot;&quot;&quot; &quot;;        &quot; style=&quot;&quot;left: &quot;;[.G77];&quot;pt; top: &quot;;[.H77];&quot;pt; &quot;&quot;&gt;&quot;;[.F77];&quot;&lt;/&quot;;[.E77];&quot;&gt;&quot;))" office:value-type="string" office:string-value="&lt;Baum-Knoten-Changed  data-line=&quot;_NODE_077&quot;  style=&quot;left: 300pt; top: 1320pt; &quot;&gt;&lt;grammatik-ts&gt;r&lt;/grammatik-ts&gt;&lt;/Baum-Knoten-Changed&gt;" calcext:value-type="string">
            <text:p>&lt;Baum-Knoten-Changed <text:s/>data-line="_NODE_077" <text:s/>style="left: 300pt; top: 1320pt; "&gt;&lt;grammatik-ts&gt;r&lt;/grammatik-ts&gt;&lt;/Baum-Knoten-Changed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(ISERROR(FIND(&quot;x&quot;;[.D78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78]);&quot;&quot;;CONCATENATE(&quot;&lt;&quot;;[.E78]  ;&quot;  data-line=&quot;&quot;&quot;;[.B78];&quot;_NODE_&quot;;TEXT(ROW();&quot;#.000&quot;);&quot;&quot;&quot; &quot;;        &quot; style=&quot;&quot;left: &quot;;[.G78];&quot;pt; top: &quot;;[.H78];&quot;pt; &quot;&quot;&gt;&quot;;[.F78];&quot;&lt;/&quot;;[.E78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79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79]);&quot;&quot;;CONCATENATE(&quot;&lt;&quot;;[.E79]  ;&quot;  data-line=&quot;&quot;&quot;;[.B79];&quot;_NODE_&quot;;TEXT(ROW();&quot;#.000&quot;);&quot;&quot;&quot; &quot;;        &quot; style=&quot;&quot;left: &quot;;[.G79];&quot;pt; top: &quot;;[.H79];&quot;pt; &quot;&quot;&gt;&quot;;[.F79];&quot;&lt;/&quot;;[.E79];&quot;&gt;&quot;)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cacabr</text:p>
          </table:table-cell>
          <table:table-cell table:formula="of:=IF(ISERROR(FIND(&quot;x&quot;;[.D80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80]);&quot;&quot;;CONCATENATE(&quot;&lt;&quot;;[.E80]  ;&quot;  data-line=&quot;&quot;&quot;;[.B80];&quot;_NODE_&quot;;TEXT(ROW();&quot;#.000&quot;);&quot;&quot;&quot; &quot;;        &quot; style=&quot;&quot;left: &quot;;[.G80];&quot;pt; top: &quot;;[.H80];&quot;pt; &quot;&quot;&gt;&quot;;[.F80];&quot;&lt;/&quot;;[.E80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  <table:table-cell table:formula="of:=IF(ISERROR(FIND(&quot;x&quot;;[.D81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81])&gt;=65;CODE([.C81])&lt;=90);&quot;&lt;grammatik-nts&gt;&quot;&amp;[.C81]&amp;&quot;&lt;/grammatik-nts&gt;&quot;;&quot;&lt;grammatik-ts&gt;&quot;&amp;[.C81]&amp;&quot;&lt;/grammatik-ts&gt;&quot;)" office:value-type="string" office:string-value="&lt;grammatik-nts&gt;S&lt;/grammatik-nts&gt;" calcext:value-type="string">
            <text:p>&lt;grammatik-nts&gt;S&lt;/grammatik-nts&gt;</text:p>
          </table:table-cell>
          <table:table-cell table:formula="of:=[.G2]+400" office:value-type="float" office:value="560" calcext:value-type="float">
            <text:p>56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IF(ISBLANK([.C81]);&quot;&quot;;CONCATENATE(&quot;&lt;&quot;;[.E81]  ;&quot;  data-line=&quot;&quot;&quot;;[.B81];&quot;_NODE_&quot;;TEXT(ROW();&quot;#.000&quot;);&quot;&quot;&quot; &quot;;        &quot; style=&quot;&quot;left: &quot;;[.G81];&quot;pt; top: &quot;;[.H81];&quot;pt; &quot;&quot;&gt;&quot;;[.F81];&quot;&lt;/&quot;;[.E81];&quot;&gt;&quot;))" office:value-type="string" office:string-value="&lt;Baum-Knoten  data-line=&quot;_NODE_081&quot;  style=&quot;left: 560pt; top: 900pt; &quot;&gt;&lt;grammatik-nts&gt;S&lt;/grammatik-nts&gt;&lt;/Baum-Knoten&gt;" calcext:value-type="string">
            <text:p>&lt;Baum-Knoten <text:s/>data-line="_NODE_081" <text:s/>style="left: 560pt; top: 900pt; "&gt;&lt;grammatik-nts&gt;S&lt;/grammatik-nts&gt;&lt;/Baum-Knoten&gt;</text:p>
          </table:table-cell>
          <table:table-cell table:formula="of:=CONCATENATE(&quot;&lt;Baum-Linie-Senkrecht style=&quot;&quot;left: &quot;;[.G81]+15;&quot;pt; top: &quot;;[.H81]+33;&quot;pt;&quot;&quot;&gt; &lt;/Baum-Linie-Senkrecht&gt;&quot;)" office:value-type="string" office:string-value="&lt;Baum-Linie-Senkrecht style=&quot;left: 575pt; top: 933pt;&quot;&gt; &lt;/Baum-Linie-Senkrecht&gt;" calcext:value-type="string">
            <text:p>&lt;Baum-Linie-Senkrecht style="left: 575pt; top: 933pt;"&gt; &lt;/Baum-Linie-Senkrecht&gt;</text:p>
          </table:table-cell>
          <table:table-cell table:formula="of:=CONCATENATE(&quot;&lt;Baum-Linie-links style=&quot;&quot;left: &quot;;[.G81]-33;&quot;pt; top: &quot;;[.H81]+46;&quot;pt; &quot;&quot;&gt; &lt;/Baum-Linie-links&gt;&quot;)" office:value-type="string" office:string-value="&lt;Baum-Linie-links style=&quot;left: 527pt; top: 946pt; &quot;&gt; &lt;/Baum-Linie-links&gt;" calcext:value-type="string">
            <text:p>&lt;Baum-Linie-links style="left: 527pt; top: 94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82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82])&gt;=65;CODE([.C82])&lt;=90);&quot;&lt;grammatik-nts&gt;&quot;&amp;[.C82]&amp;&quot;&lt;/grammatik-nts&gt;&quot;;&quot;&lt;grammatik-ts&gt;&quot;&amp;[.C82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81]-70" office:value-type="float" office:value="490" calcext:value-type="float">
            <text:p>490</text:p>
          </table:table-cell>
          <table:table-cell table:formula="of:=[.H81]+70" office:value-type="float" office:value="970" calcext:value-type="float">
            <text:p>970</text:p>
          </table:table-cell>
          <table:table-cell/>
          <table:table-cell table:formula="of:=IF(ISBLANK([.C82]);&quot;&quot;;CONCATENATE(&quot;&lt;&quot;;[.E82]  ;&quot;  data-line=&quot;&quot;&quot;;[.B82];&quot;_NODE_&quot;;TEXT(ROW();&quot;#.000&quot;);&quot;&quot;&quot; &quot;;        &quot; style=&quot;&quot;left: &quot;;[.G82];&quot;pt; top: &quot;;[.H82];&quot;pt; &quot;&quot;&gt;&quot;;[.F82];&quot;&lt;/&quot;;[.E82];&quot;&gt;&quot;))" office:value-type="string" office:string-value="&lt;Baum-Knoten  data-line=&quot;_NODE_082&quot;  style=&quot;left: 490pt; top: 970pt; &quot;&gt;&lt;grammatik-nts&gt;A&lt;/grammatik-nts&gt;&lt;/Baum-Knoten&gt;" calcext:value-type="string">
            <text:p>&lt;Baum-Knoten <text:s/>data-line="_NODE_082" <text:s/>style="left: 490pt; top: 970pt; "&gt;&lt;grammatik-nts&gt;A&lt;/grammatik-nts&gt;&lt;/Baum-Knoten&gt;</text:p>
          </table:table-cell>
          <table:table-cell/>
          <table:table-cell table:formula="of:=CONCATENATE(&quot;&lt;Baum-Linie-links style=&quot;&quot;left: &quot;;[.G82]-33;&quot;pt; top: &quot;;[.H82]+46;&quot;pt; &quot;&quot;&gt; &lt;/Baum-Linie-links&gt;&quot;)" office:value-type="string" office:string-value="&lt;Baum-Linie-links style=&quot;left: 457pt; top: 1016pt; &quot;&gt; &lt;/Baum-Linie-links&gt;" calcext:value-type="string">
            <text:p>&lt;Baum-Linie-links style="left: 457pt; top: 101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83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83])&gt;=65;CODE([.C83])&lt;=90);&quot;&lt;grammatik-nts&gt;&quot;&amp;[.C83]&amp;&quot;&lt;/grammatik-nts&gt;&quot;;&quot;&lt;grammatik-ts&gt;&quot;&amp;[.C83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81]" office:value-type="float" office:value="560" calcext:value-type="float">
            <text:p>560</text:p>
          </table:table-cell>
          <table:table-cell table:formula="of:=[.H82]" office:value-type="float" office:value="970" calcext:value-type="float">
            <text:p>970</text:p>
          </table:table-cell>
          <table:table-cell/>
          <table:table-cell table:formula="of:=IF(ISBLANK([.C83]);&quot;&quot;;CONCATENATE(&quot;&lt;&quot;;[.E83]  ;&quot;  data-line=&quot;&quot;&quot;;[.B83];&quot;_NODE_&quot;;TEXT(ROW();&quot;#.000&quot;);&quot;&quot;&quot; &quot;;        &quot; style=&quot;&quot;left: &quot;;[.G83];&quot;pt; top: &quot;;[.H83];&quot;pt; &quot;&quot;&gt;&quot;;[.F83];&quot;&lt;/&quot;;[.E83];&quot;&gt;&quot;))" office:value-type="string" office:string-value="&lt;Baum-Knoten  data-line=&quot;_NODE_083&quot;  style=&quot;left: 560pt; top: 970pt; &quot;&gt;&lt;grammatik-nts&gt;B&lt;/grammatik-nts&gt;&lt;/Baum-Knoten&gt;" calcext:value-type="string">
            <text:p>&lt;Baum-Knoten <text:s/>data-line="_NODE_083" <text:s/>style="left: 560pt; top: 970pt; "&gt;&lt;grammatik-nts&gt;B&lt;/grammatik-nts&gt;&lt;/Baum-Knoten&gt;</text:p>
          </table:table-cell>
          <table:table-cell table:formula="of:=CONCATENATE(&quot;&lt;Baum-Linie-Senkrecht style=&quot;&quot;left: &quot;;[.G83]+15;&quot;pt; top: &quot;;[.H83]+33;&quot;pt;&quot;&quot;&gt; &lt;/Baum-Linie-Senkrecht&gt;&quot;)" office:value-type="string" office:string-value="&lt;Baum-Linie-Senkrecht style=&quot;left: 575pt; top: 1003pt;&quot;&gt; &lt;/Baum-Linie-Senkrecht&gt;" calcext:value-type="string">
            <text:p>&lt;Baum-Linie-Senkrecht style="left: 575pt; top: 1003pt;"&gt; &lt;/Baum-Linie-Senkrecht&gt;</text:p>
          </table:table-cell>
          <table:table-cell/>
          <table:table-cell table:formula="of:=CONCATENATE(&quot;&lt;Baum-Linie-rechts style=&quot;&quot;left: &quot;;[.G83]-6;&quot;pt; top: &quot;;[.H83]+46;&quot;pt; &quot;&quot;&gt; &lt;/Baum-Linie-rechts&gt;&quot;)" office:value-type="string" office:string-value="&lt;Baum-Linie-rechts style=&quot;left: 554pt; top: 1016pt; &quot;&gt; &lt;/Baum-Linie-rechts&gt;" calcext:value-type="string">
            <text:p>&lt;Baum-Linie-rechts style="left: 554pt; top: 101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aum-Knoten-Gelb</text:p>
          </table:table-cell>
          <table:table-cell table:formula="of:=IF(AND(CODE([.C84])&gt;=65;CODE([.C84])&lt;=90);&quot;&lt;grammatik-nts&gt;&quot;&amp;[.C84]&amp;&quot;&lt;/grammatik-nts&gt;&quot;;&quot;&lt;grammatik-ts&gt;&quot;&amp;[.C84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83]" office:value-type="float" office:value="560" calcext:value-type="float">
            <text:p>560</text:p>
          </table:table-cell>
          <table:table-cell table:formula="of:=[.H83]+70" office:value-type="float" office:value="1040" calcext:value-type="float">
            <text:p>1040</text:p>
          </table:table-cell>
          <table:table-cell/>
          <table:table-cell table:formula="of:=IF(ISBLANK([.C84]);&quot;&quot;;CONCATENATE(&quot;&lt;&quot;;[.E84]  ;&quot;  data-line=&quot;&quot;&quot;;[.B84];&quot;_NODE_&quot;;TEXT(ROW();&quot;#.000&quot;);&quot;&quot;&quot; &quot;;        &quot; style=&quot;&quot;left: &quot;;[.G84];&quot;pt; top: &quot;;[.H84];&quot;pt; &quot;&quot;&gt;&quot;;[.F84];&quot;&lt;/&quot;;[.E84];&quot;&gt;&quot;))" office:value-type="string" office:string-value="&lt;Baum-Knoten-Gelb  data-line=&quot;_NODE_084&quot;  style=&quot;left: 560pt; top: 1040pt; &quot;&gt;&lt;grammatik-nts&gt;B&lt;/grammatik-nts&gt;&lt;/Baum-Knoten-Gelb&gt;" calcext:value-type="string">
            <text:p>&lt;Baum-Knoten-Gelb <text:s/>data-line="_NODE_084" <text:s/>style="left: 560pt; top: 1040pt; "&gt;&lt;grammatik-nts&gt;B&lt;/grammatik-nts&gt;&lt;/Baum-Knoten-Gelb&gt;</text:p>
          </table:table-cell>
          <table:table-cell table:formula="of:=CONCATENATE(&quot;&lt;Baum-Linie-Senkrecht style=&quot;&quot;left: &quot;;[.G84]+15;&quot;pt; top: &quot;;[.H84]+33;&quot;pt;&quot;&quot;&gt; &lt;/Baum-Linie-Senkrecht&gt;&quot;)" office:value-type="string" office:string-value="&lt;Baum-Linie-Senkrecht style=&quot;left: 575pt; top: 1073pt;&quot;&gt; &lt;/Baum-Linie-Senkrecht&gt;" calcext:value-type="string">
            <text:p>&lt;Baum-Linie-Senkrecht style="left: 575pt; top: 1073pt;"&gt; &lt;/Baum-Linie-Senkrecht&gt;</text:p>
          </table:table-cell>
          <table:table-cell table:formula="of:=CONCATENATE(&quot;&lt;Baum-Linie-links style=&quot;&quot;left: &quot;;[.G84]-33;&quot;pt; top: &quot;;[.H84]+46;&quot;pt; &quot;&quot;&gt; &lt;/Baum-Linie-links&gt;&quot;)" office:value-type="string" office:string-value="&lt;Baum-Linie-links style=&quot;left: 527pt; top: 1086pt; &quot;&gt; &lt;/Baum-Linie-links&gt;" calcext:value-type="string">
            <text:p>&lt;Baum-Linie-links style="left: 527pt; top: 108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table:formula="of:=IF(ISERROR(FIND(&quot;x&quot;;[.D85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85])&gt;=65;CODE([.C85])&lt;=90);&quot;&lt;grammatik-nts&gt;&quot;&amp;[.C85]&amp;&quot;&lt;/grammatik-nts&gt;&quot;;&quot;&lt;grammatik-ts&gt;&quot;&amp;[.C85]&amp;&quot;&lt;/grammatik-ts&gt;&quot;)" office:value-type="string" office:string-value="&lt;grammatik-nts&gt;R&lt;/grammatik-nts&gt;" calcext:value-type="string">
            <text:p>&lt;grammatik-nts&gt;R&lt;/grammatik-nts&gt;</text:p>
          </table:table-cell>
          <table:table-cell table:formula="of:=[.G83]+70" office:value-type="float" office:value="630" calcext:value-type="float">
            <text:p>630</text:p>
          </table:table-cell>
          <table:table-cell table:formula="of:=[.H84]" office:value-type="float" office:value="1040" calcext:value-type="float">
            <text:p>1040</text:p>
          </table:table-cell>
          <table:table-cell/>
          <table:table-cell table:formula="of:=IF(ISBLANK([.C85]);&quot;&quot;;CONCATENATE(&quot;&lt;&quot;;[.E85]  ;&quot;  data-line=&quot;&quot;&quot;;[.B85];&quot;_NODE_&quot;;TEXT(ROW();&quot;#.000&quot;);&quot;&quot;&quot; &quot;;        &quot; style=&quot;&quot;left: &quot;;[.G85];&quot;pt; top: &quot;;[.H85];&quot;pt; &quot;&quot;&gt;&quot;;[.F85];&quot;&lt;/&quot;;[.E85];&quot;&gt;&quot;))" office:value-type="string" office:string-value="&lt;Baum-Knoten  data-line=&quot;_NODE_085&quot;  style=&quot;left: 630pt; top: 1040pt; &quot;&gt;&lt;grammatik-nts&gt;R&lt;/grammatik-nts&gt;&lt;/Baum-Knoten&gt;" calcext:value-type="string">
            <text:p>&lt;Baum-Knoten <text:s/>data-line="_NODE_085" <text:s/>style="left: 630pt; top: 1040pt; "&gt;&lt;grammatik-nts&gt;R&lt;/grammatik-nts&gt;&lt;/Baum-Knoten&gt;</text:p>
          </table:table-cell>
          <table:table-cell table:number-columns-repeated="2"/>
          <table:table-cell table:formula="of:=CONCATENATE(&quot;&lt;Baum-Linie-rechts style=&quot;&quot;left: &quot;;[.G85]-6;&quot;pt; top: &quot;;[.H85]+46;&quot;pt; &quot;&quot;&gt; &lt;/Baum-Linie-rechts&gt;&quot;)" office:value-type="string" office:string-value="&lt;Baum-Linie-rechts style=&quot;left: 624pt; top: 1086pt; &quot;&gt; &lt;/Baum-Linie-rechts&gt;" calcext:value-type="string">
            <text:p>&lt;Baum-Linie-rechts style="left: 624pt; top: 1086pt; "&gt; &lt;/Baum-Linie-rechts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table:formula="of:=IF(ISERROR(FIND(&quot;x&quot;;[.D86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86])&gt;=65;CODE([.C86])&lt;=90);&quot;&lt;grammatik-nts&gt;&quot;&amp;[.C86]&amp;&quot;&lt;/grammatik-nts&gt;&quot;;&quot;&lt;grammatik-ts&gt;&quot;&amp;[.C86]&amp;&quot;&lt;/grammatik-ts&gt;&quot;)" office:value-type="string" office:string-value="&lt;grammatik-nts&gt;C&lt;/grammatik-nts&gt;" calcext:value-type="string">
            <text:p>&lt;grammatik-nts&gt;C&lt;/grammatik-nts&gt;</text:p>
          </table:table-cell>
          <table:table-cell table:formula="of:=[.G82]" office:value-type="float" office:value="490" calcext:value-type="float">
            <text:p>490</text:p>
          </table:table-cell>
          <table:table-cell table:formula="of:=[.H85]+70" office:value-type="float" office:value="1110" calcext:value-type="float">
            <text:p>1110</text:p>
          </table:table-cell>
          <table:table-cell/>
          <table:table-cell table:formula="of:=IF(ISBLANK([.C86]);&quot;&quot;;CONCATENATE(&quot;&lt;&quot;;[.E86]  ;&quot;  data-line=&quot;&quot;&quot;;[.B86];&quot;_NODE_&quot;;TEXT(ROW();&quot;#.000&quot;);&quot;&quot;&quot; &quot;;        &quot; style=&quot;&quot;left: &quot;;[.G86];&quot;pt; top: &quot;;[.H86];&quot;pt; &quot;&quot;&gt;&quot;;[.F86];&quot;&lt;/&quot;;[.E86];&quot;&gt;&quot;))" office:value-type="string" office:string-value="&lt;Baum-Knoten  data-line=&quot;_NODE_086&quot;  style=&quot;left: 490pt; top: 1110pt; &quot;&gt;&lt;grammatik-nts&gt;C&lt;/grammatik-nts&gt;&lt;/Baum-Knoten&gt;" calcext:value-type="string">
            <text:p>&lt;Baum-Knoten <text:s/>data-line="_NODE_086" <text:s/>style="left: 490pt; top: 1110pt; "&gt;&lt;grammatik-nts&gt;C&lt;/grammatik-nts&gt;&lt;/Baum-Knoten&gt;</text:p>
          </table:table-cell>
          <table:table-cell/>
          <table:table-cell table:formula="of:=CONCATENATE(&quot;&lt;Baum-Linie-links style=&quot;&quot;left: &quot;;[.G86]-33;&quot;pt; top: &quot;;[.H86]+46;&quot;pt; &quot;&quot;&gt; &lt;/Baum-Linie-links&gt;&quot;)" office:value-type="string" office:string-value="&lt;Baum-Linie-links style=&quot;left: 457pt; top: 1156pt; &quot;&gt; &lt;/Baum-Linie-links&gt;" calcext:value-type="string">
            <text:p>&lt;Baum-Linie-links style="left: 457pt; top: 115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87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87])&gt;=65;CODE([.C87])&lt;=90);&quot;&lt;grammatik-nts&gt;&quot;&amp;[.C87]&amp;&quot;&lt;/grammatik-nts&gt;&quot;;&quot;&lt;grammatik-ts&gt;&quot;&amp;[.C87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83]" office:value-type="float" office:value="560" calcext:value-type="float">
            <text:p>560</text:p>
          </table:table-cell>
          <table:table-cell table:formula="of:=[.H86]" office:value-type="float" office:value="1110" calcext:value-type="float">
            <text:p>1110</text:p>
          </table:table-cell>
          <table:table-cell/>
          <table:table-cell table:formula="of:=IF(ISBLANK([.C87]);&quot;&quot;;CONCATENATE(&quot;&lt;&quot;;[.E87]  ;&quot;  data-line=&quot;&quot;&quot;;[.B87];&quot;_NODE_&quot;;TEXT(ROW();&quot;#.000&quot;);&quot;&quot;&quot; &quot;;        &quot; style=&quot;&quot;left: &quot;;[.G87];&quot;pt; top: &quot;;[.H87];&quot;pt; &quot;&quot;&gt;&quot;;[.F87];&quot;&lt;/&quot;;[.E87];&quot;&gt;&quot;))" office:value-type="string" office:string-value="&lt;Baum-Knoten  data-line=&quot;_NODE_087&quot;  style=&quot;left: 560pt; top: 1110pt; &quot;&gt;&lt;grammatik-nts&gt;B&lt;/grammatik-nts&gt;&lt;/Baum-Knoten&gt;" calcext:value-type="string">
            <text:p>&lt;Baum-Knoten <text:s/>data-line="_NODE_087" <text:s/>style="left: 560pt; top: 1110pt; "&gt;&lt;grammatik-nts&gt;B&lt;/grammatik-nts&gt;&lt;/Baum-Knoten&gt;</text:p>
          </table:table-cell>
          <table:table-cell table:formula="of:=CONCATENATE(&quot;&lt;Baum-Linie-Senkrecht style=&quot;&quot;left: &quot;;[.G87]+15;&quot;pt; top: &quot;;[.H87]+33;&quot;pt;&quot;&quot;&gt; &lt;/Baum-Linie-Senkrecht&gt;&quot;)" office:value-type="string" office:string-value="&lt;Baum-Linie-Senkrecht style=&quot;left: 575pt; top: 1143pt;&quot;&gt; &lt;/Baum-Linie-Senkrecht&gt;" calcext:value-type="string">
            <text:p>&lt;Baum-Linie-Senkrecht style="left: 575pt; top: 1143pt;"&gt; &lt;/Baum-Linie-Senkrecht&gt;</text:p>
          </table:table-cell>
          <table:table-cell table:formula="of:=CONCATENATE(&quot;&lt;Baum-Linie-links style=&quot;&quot;left: &quot;;[.G87]-33;&quot;pt; top: &quot;;[.H87]+46;&quot;pt; &quot;&quot;&gt; &lt;/Baum-Linie-links&gt;&quot;)" office:value-type="string" office:string-value="&lt;Baum-Linie-links style=&quot;left: 527pt; top: 1156pt; &quot;&gt; &lt;/Baum-Linie-links&gt;" calcext:value-type="string">
            <text:p>&lt;Baum-Linie-links style="left: 527pt; top: 115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88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88])&gt;=65;CODE([.C88])&lt;=90);&quot;&lt;grammatik-nts&gt;&quot;&amp;[.C88]&amp;&quot;&lt;/grammatik-nts&gt;&quot;;&quot;&lt;grammatik-ts&gt;&quot;&amp;[.C88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86]" office:value-type="float" office:value="490" calcext:value-type="float">
            <text:p>490</text:p>
          </table:table-cell>
          <table:table-cell table:formula="of:=[.H87]+70" office:value-type="float" office:value="1180" calcext:value-type="float">
            <text:p>1180</text:p>
          </table:table-cell>
          <table:table-cell/>
          <table:table-cell table:formula="of:=IF(ISBLANK([.C88]);&quot;&quot;;CONCATENATE(&quot;&lt;&quot;;[.E88]  ;&quot;  data-line=&quot;&quot;&quot;;[.B88];&quot;_NODE_&quot;;TEXT(ROW();&quot;#.000&quot;);&quot;&quot;&quot; &quot;;        &quot; style=&quot;&quot;left: &quot;;[.G88];&quot;pt; top: &quot;;[.H88];&quot;pt; &quot;&quot;&gt;&quot;;[.F88];&quot;&lt;/&quot;;[.E88];&quot;&gt;&quot;))" office:value-type="string" office:string-value="&lt;Baum-Knoten  data-line=&quot;_NODE_088&quot;  style=&quot;left: 490pt; top: 1180pt; &quot;&gt;&lt;grammatik-nts&gt;A&lt;/grammatik-nts&gt;&lt;/Baum-Knoten&gt;" calcext:value-type="string">
            <text:p>&lt;Baum-Knoten <text:s/>data-line="_NODE_088" <text:s/>style="left: 490pt; top: 1180pt; "&gt;&lt;grammatik-nts&gt;A&lt;/grammatik-nts&gt;&lt;/Baum-Knoten&gt;</text:p>
          </table:table-cell>
          <table:table-cell/>
          <table:table-cell table:formula="of:=CONCATENATE(&quot;&lt;Baum-Linie-links style=&quot;&quot;left: &quot;;[.G88]-33;&quot;pt; top: &quot;;[.H88]+46;&quot;pt; &quot;&quot;&gt; &lt;/Baum-Linie-links&gt;&quot;)" office:value-type="string" office:string-value="&lt;Baum-Linie-links style=&quot;left: 457pt; top: 1226pt; &quot;&gt; &lt;/Baum-Linie-links&gt;" calcext:value-type="string">
            <text:p>&lt;Baum-Linie-links style="left: 457pt; top: 122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formula="of:=IF(ISERROR(FIND(&quot;x&quot;;[.D89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89])&gt;=65;CODE([.C89])&lt;=90);&quot;&lt;grammatik-nts&gt;&quot;&amp;[.C89]&amp;&quot;&lt;/grammatik-nts&gt;&quot;;&quot;&lt;grammatik-ts&gt;&quot;&amp;[.C89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87]" office:value-type="float" office:value="560" calcext:value-type="float">
            <text:p>560</text:p>
          </table:table-cell>
          <table:table-cell table:formula="of:=[.H88]" office:value-type="float" office:value="1180" calcext:value-type="float">
            <text:p>1180</text:p>
          </table:table-cell>
          <table:table-cell/>
          <table:table-cell table:formula="of:=IF(ISBLANK([.C89]);&quot;&quot;;CONCATENATE(&quot;&lt;&quot;;[.E89]  ;&quot;  data-line=&quot;&quot;&quot;;[.B89];&quot;_NODE_&quot;;TEXT(ROW();&quot;#.000&quot;);&quot;&quot;&quot; &quot;;        &quot; style=&quot;&quot;left: &quot;;[.G89];&quot;pt; top: &quot;;[.H89];&quot;pt; &quot;&quot;&gt;&quot;;[.F89];&quot;&lt;/&quot;;[.E89];&quot;&gt;&quot;))" office:value-type="string" office:string-value="&lt;Baum-Knoten  data-line=&quot;_NODE_089&quot;  style=&quot;left: 560pt; top: 1180pt; &quot;&gt;&lt;grammatik-nts&gt;B&lt;/grammatik-nts&gt;&lt;/Baum-Knoten&gt;" calcext:value-type="string">
            <text:p>&lt;Baum-Knoten <text:s/>data-line="_NODE_089" <text:s/>style="left: 560pt; top: 1180pt; "&gt;&lt;grammatik-nts&gt;B&lt;/grammatik-nts&gt;&lt;/Baum-Knoten&gt;</text:p>
          </table:table-cell>
          <table:table-cell table:formula="of:=CONCATENATE(&quot;&lt;Baum-Linie-Senkrecht style=&quot;&quot;left: &quot;;[.G89]+15;&quot;pt; top: &quot;;[.H89]+33;&quot;pt;&quot;&quot;&gt; &lt;/Baum-Linie-Senkrecht&gt;&quot;)" office:value-type="string" office:string-value="&lt;Baum-Linie-Senkrecht style=&quot;left: 575pt; top: 1213pt;&quot;&gt; &lt;/Baum-Linie-Senkrecht&gt;" calcext:value-type="string">
            <text:p>&lt;Baum-Linie-Senkrecht style="left: 575pt; top: 1213pt;"&gt; &lt;/Baum-Linie-Senkrecht&gt;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90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90])&gt;=65;CODE([.C90])&lt;=90);&quot;&lt;grammatik-nts&gt;&quot;&amp;[.C90]&amp;&quot;&lt;/grammatik-nts&gt;&quot;;&quot;&lt;grammatik-ts&gt;&quot;&amp;[.C90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82]-70" office:value-type="float" office:value="420" calcext:value-type="float">
            <text:p>420</text:p>
          </table:table-cell>
          <table:table-cell table:formula="of:=[.H84]" office:value-type="float" office:value="1040" calcext:value-type="float">
            <text:p>1040</text:p>
          </table:table-cell>
          <table:table-cell/>
          <table:table-cell table:formula="of:=IF(ISBLANK([.C90]);&quot;&quot;;CONCATENATE(&quot;&lt;&quot;;[.E90]  ;&quot;  data-line=&quot;&quot;&quot;;[.B90];&quot;_NODE_&quot;;TEXT(ROW();&quot;#.000&quot;);&quot;&quot;&quot; &quot;;        &quot; style=&quot;&quot;left: &quot;;[.G90];&quot;pt; top: &quot;;[.H90];&quot;pt; &quot;&quot;&gt;&quot;;[.F90];&quot;&lt;/&quot;;[.E90];&quot;&gt;&quot;))" office:value-type="string" office:string-value="&lt;Baum-Knoten  data-line=&quot;_NODE_090&quot;  style=&quot;left: 420pt; top: 1040pt; &quot;&gt;&lt;grammatik-ts&gt;a&lt;/grammatik-ts&gt;&lt;/Baum-Knoten&gt;" calcext:value-type="string">
            <text:p>&lt;Baum-Knoten <text:s/>data-line="_NODE_090" <text:s/>style="left: 420pt; top: 1040pt; "&gt;&lt;grammatik-ts&gt;a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table:formula="of:=IF(ISERROR(FIND(&quot;x&quot;;[.D91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91])&gt;=65;CODE([.C91])&lt;=90);&quot;&lt;grammatik-nts&gt;&quot;&amp;[.C91]&amp;&quot;&lt;/grammatik-nts&gt;&quot;;&quot;&lt;grammatik-ts&gt;&quot;&amp;[.C91]&amp;&quot;&lt;/grammatik-ts&gt;&quot;)" office:value-type="string" office:string-value="&lt;grammatik-ts&gt;c&lt;/grammatik-ts&gt;" calcext:value-type="string">
            <text:p>&lt;grammatik-ts&gt;c&lt;/grammatik-ts&gt;</text:p>
          </table:table-cell>
          <table:table-cell table:formula="of:=[.G90]" office:value-type="float" office:value="420" calcext:value-type="float">
            <text:p>420</text:p>
          </table:table-cell>
          <table:table-cell table:formula="of:=[.H88]" office:value-type="float" office:value="1180" calcext:value-type="float">
            <text:p>1180</text:p>
          </table:table-cell>
          <table:table-cell/>
          <table:table-cell table:formula="of:=IF(ISBLANK([.C91]);&quot;&quot;;CONCATENATE(&quot;&lt;&quot;;[.E91]  ;&quot;  data-line=&quot;&quot;&quot;;[.B91];&quot;_NODE_&quot;;TEXT(ROW();&quot;#.000&quot;);&quot;&quot;&quot; &quot;;        &quot; style=&quot;&quot;left: &quot;;[.G91];&quot;pt; top: &quot;;[.H91];&quot;pt; &quot;&quot;&gt;&quot;;[.F91];&quot;&lt;/&quot;;[.E91];&quot;&gt;&quot;))" office:value-type="string" office:string-value="&lt;Baum-Knoten  data-line=&quot;_NODE_091&quot;  style=&quot;left: 420pt; top: 1180pt; &quot;&gt;&lt;grammatik-ts&gt;c&lt;/grammatik-ts&gt;&lt;/Baum-Knoten&gt;" calcext:value-type="string">
            <text:p>&lt;Baum-Knoten <text:s/>data-line="_NODE_091" <text:s/>style="left: 420pt; top: 1180pt; "&gt;&lt;grammatik-ts&gt;c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table:formula="of:=IF(ISERROR(FIND(&quot;x&quot;;[.D92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92])&gt;=65;CODE([.C92])&lt;=90);&quot;&lt;grammatik-nts&gt;&quot;&amp;[.C92]&amp;&quot;&lt;/grammatik-nts&gt;&quot;;&quot;&lt;grammatik-ts&gt;&quot;&amp;[.C92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91]" office:value-type="float" office:value="420" calcext:value-type="float">
            <text:p>420</text:p>
          </table:table-cell>
          <table:table-cell table:formula="of:=[.H91]+70" office:value-type="float" office:value="1250" calcext:value-type="float">
            <text:p>1250</text:p>
          </table:table-cell>
          <table:table-cell/>
          <table:table-cell table:formula="of:=IF(ISBLANK([.C92]);&quot;&quot;;CONCATENATE(&quot;&lt;&quot;;[.E92]  ;&quot;  data-line=&quot;&quot;&quot;;[.B92];&quot;_NODE_&quot;;TEXT(ROW();&quot;#.000&quot;);&quot;&quot;&quot; &quot;;        &quot; style=&quot;&quot;left: &quot;;[.G92];&quot;pt; top: &quot;;[.H92];&quot;pt; &quot;&quot;&gt;&quot;;[.F92];&quot;&lt;/&quot;;[.E92];&quot;&gt;&quot;))" office:value-type="string" office:string-value="&lt;Baum-Knoten  data-line=&quot;_NODE_092&quot;  style=&quot;left: 420pt; top: 1250pt; &quot;&gt;&lt;grammatik-ts&gt;a&lt;/grammatik-ts&gt;&lt;/Baum-Knoten&gt;" calcext:value-type="string">
            <text:p>&lt;Baum-Knoten <text:s/>data-line="_NODE_092" <text:s/>style="left: 420pt; top: 1250pt; "&gt;&lt;grammatik-ts&gt;a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(ISERROR(FIND(&quot;x&quot;;[.D93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93]);&quot;&quot;;CONCATENATE(&quot;&lt;&quot;;[.E93]  ;&quot;  data-line=&quot;&quot;&quot;;[.B93];&quot;_NODE_&quot;;TEXT(ROW();&quot;#.000&quot;);&quot;&quot;&quot; &quot;;        &quot; style=&quot;&quot;left: &quot;;[.G93];&quot;pt; top: &quot;;[.H93];&quot;pt; &quot;&quot;&gt;&quot;;[.F93];&quot;&lt;/&quot;;[.E93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table:formula="of:=IF(ISERROR(FIND(&quot;x&quot;;[.D94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94])&gt;=65;CODE([.C94])&lt;=90);&quot;&lt;grammatik-nts&gt;&quot;&amp;[.C94]&amp;&quot;&lt;/grammatik-nts&gt;&quot;;&quot;&lt;grammatik-ts&gt;&quot;&amp;[.C94]&amp;&quot;&lt;/grammatik-ts&gt;&quot;)" office:value-type="string" office:string-value="&lt;grammatik-ts&gt;r&lt;/grammatik-ts&gt;" calcext:value-type="string">
            <text:p>&lt;grammatik-ts&gt;r&lt;/grammatik-ts&gt;</text:p>
          </table:table-cell>
          <table:table-cell table:formula="of:=[.G85]+70" office:value-type="float" office:value="700" calcext:value-type="float">
            <text:p>700</text:p>
          </table:table-cell>
          <table:table-cell table:formula="of:=[.H86]" office:value-type="float" office:value="1110" calcext:value-type="float">
            <text:p>1110</text:p>
          </table:table-cell>
          <table:table-cell/>
          <table:table-cell table:formula="of:=IF(ISBLANK([.C94]);&quot;&quot;;CONCATENATE(&quot;&lt;&quot;;[.E94]  ;&quot;  data-line=&quot;&quot;&quot;;[.B94];&quot;_NODE_&quot;;TEXT(ROW();&quot;#.000&quot;);&quot;&quot;&quot; &quot;;        &quot; style=&quot;&quot;left: &quot;;[.G94];&quot;pt; top: &quot;;[.H94];&quot;pt; &quot;&quot;&gt;&quot;;[.F94];&quot;&lt;/&quot;;[.E94];&quot;&gt;&quot;))" office:value-type="string" office:string-value="&lt;Baum-Knoten  data-line=&quot;_NODE_094&quot;  style=&quot;left: 700pt; top: 1110pt; &quot;&gt;&lt;grammatik-ts&gt;r&lt;/grammatik-ts&gt;&lt;/Baum-Knoten&gt;" calcext:value-type="string">
            <text:p>&lt;Baum-Knoten <text:s/>data-line="_NODE_094" <text:s/>style="left: 700pt; top: 1110pt; "&gt;&lt;grammatik-ts&gt;r&lt;/grammatik-ts&gt;&lt;/Baum-Knoten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(ISERROR(FIND(&quot;x&quot;;[.D95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95]);&quot;&quot;;CONCATENATE(&quot;&lt;&quot;;[.E95]  ;&quot;  data-line=&quot;&quot;&quot;;[.B95];&quot;_NODE_&quot;;TEXT(ROW();&quot;#.000&quot;);&quot;&quot;&quot; &quot;;        &quot; style=&quot;&quot;left: &quot;;[.G95];&quot;pt; top: &quot;;[.H95];&quot;pt; &quot;&quot;&gt;&quot;;[.F95];&quot;&lt;/&quot;;[.E95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96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96]);&quot;&quot;;CONCATENATE(&quot;&lt;&quot;;[.E96]  ;&quot;  data-line=&quot;&quot;&quot;;[.B96];&quot;_NODE_&quot;;TEXT(ROW();&quot;#.000&quot;);&quot;&quot;&quot; &quot;;        &quot; style=&quot;&quot;left: &quot;;[.G96];&quot;pt; top: &quot;;[.H96];&quot;pt; &quot;&quot;&gt;&quot;;[.F96];&quot;&lt;/&quot;;[.E96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97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97]);&quot;&quot;;CONCATENATE(&quot;&lt;&quot;;[.E97]  ;&quot;  data-line=&quot;&quot;&quot;;[.B97];&quot;_NODE_&quot;;TEXT(ROW();&quot;#.000&quot;);&quot;&quot;&quot; &quot;;        &quot; style=&quot;&quot;left: &quot;;[.G97];&quot;pt; top: &quot;;[.H97];&quot;pt; &quot;&quot;&gt;&quot;;[.F97];&quot;&lt;/&quot;;[.E97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IF(ISERROR(FIND(&quot;x&quot;;[.D98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98])&gt;=65;CODE([.C98])&lt;=90);&quot;&lt;grammatik-nts&gt;&quot;&amp;[.C98]&amp;&quot;&lt;/grammatik-nts&gt;&quot;;&quot;&lt;grammatik-ts&gt;&quot;&amp;[.C98]&amp;&quot;&lt;/grammatik-ts&gt;&quot;)" office:value-type="string" office:string-value="&lt;grammatik-nts&gt;C&lt;/grammatik-nts&gt;" calcext:value-type="string">
            <text:p>&lt;grammatik-nts&gt;C&lt;/grammatik-nts&gt;</text:p>
          </table:table-cell>
          <table:table-cell table:formula="of:=[.G89]-70" office:value-type="float" office:value="490" calcext:value-type="float">
            <text:p>490</text:p>
          </table:table-cell>
          <table:table-cell table:formula="of:=[.H89]+70+70" office:value-type="float" office:value="1320" calcext:value-type="float">
            <text:p>1320</text:p>
          </table:table-cell>
          <table:table-cell/>
          <table:table-cell table:formula="of:=IF(ISBLANK([.C98]);&quot;&quot;;CONCATENATE(&quot;&lt;&quot;;[.E98]  ;&quot;  data-line=&quot;&quot;&quot;;[.B98];&quot;_NODE_&quot;;TEXT(ROW();&quot;#.000&quot;);&quot;&quot;&quot; &quot;;        &quot; style=&quot;&quot;left: &quot;;[.G98];&quot;pt; top: &quot;;[.H98];&quot;pt; &quot;&quot;&gt;&quot;;[.F98];&quot;&lt;/&quot;;[.E98];&quot;&gt;&quot;))" office:value-type="string" office:string-value="&lt;Baum-Knoten-Changed  data-line=&quot;_NODE_098&quot;  style=&quot;left: 490pt; top: 1320pt; &quot;&gt;&lt;grammatik-nts&gt;C&lt;/grammatik-nts&gt;&lt;/Baum-Knoten-Changed&gt;" calcext:value-type="string">
            <text:p>&lt;Baum-Knoten-Changed <text:s/>data-line="_NODE_098" <text:s/>style="left: 490pt; top: 1320pt; "&gt;&lt;grammatik-nts&gt;C&lt;/grammatik-nts&gt;&lt;/Baum-Knoten-Changed&gt;</text:p>
          </table:table-cell>
          <table:table-cell/>
          <table:table-cell table:formula="of:=CONCATENATE(&quot;&lt;Baum-Linie-links style=&quot;&quot;left: &quot;;[.G98]-33;&quot;pt; top: &quot;;[.H98]+46;&quot;pt; &quot;&quot;&gt; &lt;/Baum-Linie-links&gt;&quot;)" office:value-type="string" office:string-value="&lt;Baum-Linie-links style=&quot;left: 457pt; top: 1366pt; &quot;&gt; &lt;/Baum-Linie-links&gt;" calcext:value-type="string">
            <text:p>&lt;Baum-Linie-links style="left: 457pt; top: 136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99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99])&gt;=65;CODE([.C99])&lt;=90);&quot;&lt;grammatik-nts&gt;&quot;&amp;[.C99]&amp;&quot;&lt;/grammatik-nts&gt;&quot;;&quot;&lt;grammatik-ts&gt;&quot;&amp;[.C99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98]+70" office:value-type="float" office:value="560" calcext:value-type="float">
            <text:p>560</text:p>
          </table:table-cell>
          <table:table-cell table:formula="of:=[.H98]" office:value-type="float" office:value="1320" calcext:value-type="float">
            <text:p>1320</text:p>
          </table:table-cell>
          <table:table-cell/>
          <table:table-cell table:formula="of:=IF(ISBLANK([.C99]);&quot;&quot;;CONCATENATE(&quot;&lt;&quot;;[.E99]  ;&quot;  data-line=&quot;&quot;&quot;;[.B99];&quot;_NODE_&quot;;TEXT(ROW();&quot;#.000&quot;);&quot;&quot;&quot; &quot;;        &quot; style=&quot;&quot;left: &quot;;[.G99];&quot;pt; top: &quot;;[.H99];&quot;pt; &quot;&quot;&gt;&quot;;[.F99];&quot;&lt;/&quot;;[.E99];&quot;&gt;&quot;))" office:value-type="string" office:string-value="&lt;Baum-Knoten-Changed  data-line=&quot;_NODE_099&quot;  style=&quot;left: 560pt; top: 1320pt; &quot;&gt;&lt;grammatik-nts&gt;B&lt;/grammatik-nts&gt;&lt;/Baum-Knoten-Changed&gt;" calcext:value-type="string">
            <text:p>&lt;Baum-Knoten-Changed <text:s/>data-line="_NODE_099" <text:s/>style="left: 560pt; top: 1320pt; "&gt;&lt;grammatik-nts&gt;B&lt;/grammatik-nts&gt;&lt;/Baum-Knoten-Changed&gt;</text:p>
          </table:table-cell>
          <table:table-cell table:formula="of:=CONCATENATE(&quot;&lt;Baum-Linie-Senkrecht style=&quot;&quot;left: &quot;;[.G99]+15;&quot;pt; top: &quot;;[.H99]+33;&quot;pt;&quot;&quot;&gt; &lt;/Baum-Linie-Senkrecht&gt;&quot;)" office:value-type="string" office:string-value="&lt;Baum-Linie-Senkrecht style=&quot;left: 575pt; top: 1353pt;&quot;&gt; &lt;/Baum-Linie-Senkrecht&gt;" calcext:value-type="string">
            <text:p>&lt;Baum-Linie-Senkrecht style="left: 575pt; top: 1353pt;"&gt; &lt;/Baum-Linie-Senkrecht&gt;</text:p>
          </table:table-cell>
          <table:table-cell table:formula="of:=CONCATENATE(&quot;&lt;Baum-Linie-links style=&quot;&quot;left: &quot;;[.G99]-33;&quot;pt; top: &quot;;[.H99]+46;&quot;pt; &quot;&quot;&gt; &lt;/Baum-Linie-links&gt;&quot;)" office:value-type="string" office:string-value="&lt;Baum-Linie-links style=&quot;left: 527pt; top: 1366pt; &quot;&gt; &lt;/Baum-Linie-links&gt;" calcext:value-type="string">
            <text:p>&lt;Baum-Linie-links style="left: 527pt; top: 136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IF(ISERROR(FIND(&quot;x&quot;;[.D100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100])&gt;=65;CODE([.C100])&lt;=90);&quot;&lt;grammatik-nts&gt;&quot;&amp;[.C100]&amp;&quot;&lt;/grammatik-nts&gt;&quot;;&quot;&lt;grammatik-ts&gt;&quot;&amp;[.C100]&amp;&quot;&lt;/grammatik-ts&gt;&quot;)" office:value-type="string" office:string-value="&lt;grammatik-nts&gt;A&lt;/grammatik-nts&gt;" calcext:value-type="string">
            <text:p>&lt;grammatik-nts&gt;A&lt;/grammatik-nts&gt;</text:p>
          </table:table-cell>
          <table:table-cell table:formula="of:=[.G98]" office:value-type="float" office:value="490" calcext:value-type="float">
            <text:p>490</text:p>
          </table:table-cell>
          <table:table-cell table:formula="of:=[.H99]+70" office:value-type="float" office:value="1390" calcext:value-type="float">
            <text:p>1390</text:p>
          </table:table-cell>
          <table:table-cell/>
          <table:table-cell table:formula="of:=IF(ISBLANK([.C100]);&quot;&quot;;CONCATENATE(&quot;&lt;&quot;;[.E100]  ;&quot;  data-line=&quot;&quot;&quot;;[.B100];&quot;_NODE_&quot;;TEXT(ROW();&quot;#.000&quot;);&quot;&quot;&quot; &quot;;        &quot; style=&quot;&quot;left: &quot;;[.G100];&quot;pt; top: &quot;;[.H100];&quot;pt; &quot;&quot;&gt;&quot;;[.F100];&quot;&lt;/&quot;;[.E100];&quot;&gt;&quot;))" office:value-type="string" office:string-value="&lt;Baum-Knoten-Changed  data-line=&quot;_NODE_100&quot;  style=&quot;left: 490pt; top: 1390pt; &quot;&gt;&lt;grammatik-nts&gt;A&lt;/grammatik-nts&gt;&lt;/Baum-Knoten-Changed&gt;" calcext:value-type="string">
            <text:p>&lt;Baum-Knoten-Changed <text:s/>data-line="_NODE_100" <text:s/>style="left: 490pt; top: 1390pt; "&gt;&lt;grammatik-nts&gt;A&lt;/grammatik-nts&gt;&lt;/Baum-Knoten-Changed&gt;</text:p>
          </table:table-cell>
          <table:table-cell/>
          <table:table-cell table:formula="of:=CONCATENATE(&quot;&lt;Baum-Linie-links style=&quot;&quot;left: &quot;;[.G100]-33;&quot;pt; top: &quot;;[.H100]+46;&quot;pt; &quot;&quot;&gt; &lt;/Baum-Linie-links&gt;&quot;)" office:value-type="string" office:string-value="&lt;Baum-Linie-links style=&quot;left: 457pt; top: 1436pt; &quot;&gt; &lt;/Baum-Linie-links&gt;" calcext:value-type="string">
            <text:p>&lt;Baum-Linie-links style="left: 457pt; top: 1436pt; "&gt; &lt;/Baum-Linie-links&g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101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101])&gt;=65;CODE([.C101])&lt;=90);&quot;&lt;grammatik-nts&gt;&quot;&amp;[.C101]&amp;&quot;&lt;/grammatik-nts&gt;&quot;;&quot;&lt;grammatik-ts&gt;&quot;&amp;[.C101]&amp;&quot;&lt;/grammatik-ts&gt;&quot;)" office:value-type="string" office:string-value="&lt;grammatik-nts&gt;B&lt;/grammatik-nts&gt;" calcext:value-type="string">
            <text:p>&lt;grammatik-nts&gt;B&lt;/grammatik-nts&gt;</text:p>
          </table:table-cell>
          <table:table-cell table:formula="of:=[.G99]" office:value-type="float" office:value="560" calcext:value-type="float">
            <text:p>560</text:p>
          </table:table-cell>
          <table:table-cell table:formula="of:=[.H100]" office:value-type="float" office:value="1390" calcext:value-type="float">
            <text:p>1390</text:p>
          </table:table-cell>
          <table:table-cell/>
          <table:table-cell table:formula="of:=IF(ISBLANK([.C101]);&quot;&quot;;CONCATENATE(&quot;&lt;&quot;;[.E101]  ;&quot;  data-line=&quot;&quot;&quot;;[.B101];&quot;_NODE_&quot;;TEXT(ROW();&quot;#.000&quot;);&quot;&quot;&quot; &quot;;        &quot; style=&quot;&quot;left: &quot;;[.G101];&quot;pt; top: &quot;;[.H101];&quot;pt; &quot;&quot;&gt;&quot;;[.F101];&quot;&lt;/&quot;;[.E101];&quot;&gt;&quot;))" office:value-type="string" office:string-value="&lt;Baum-Knoten-Changed  data-line=&quot;_NODE_101&quot;  style=&quot;left: 560pt; top: 1390pt; &quot;&gt;&lt;grammatik-nts&gt;B&lt;/grammatik-nts&gt;&lt;/Baum-Knoten-Changed&gt;" calcext:value-type="string">
            <text:p>&lt;Baum-Knoten-Changed <text:s/>data-line="_NODE_101" <text:s/>style="left: 560pt; top: 1390pt; "&gt;&lt;grammatik-nts&gt;B&lt;/grammatik-nts&gt;&lt;/Baum-Knoten-Changed&gt;</text:p>
          </table:table-cell>
          <table:table-cell/>
          <table:table-cell table:formula="of:=CONCATENATE(&quot;&lt;Baum-Linie-links style=&quot;&quot;left: &quot;;[.G101]-33;&quot;pt; top: &quot;;[.H101]+46;&quot;pt; &quot;&quot;&gt; &lt;/Baum-Linie-links&gt;&quot;)" office:value-type="string" office:string-value="&lt;Baum-Linie-links style=&quot;left: 527pt; top: 1436pt; &quot;&gt; &lt;/Baum-Linie-links&gt;" calcext:value-type="string">
            <text:p>&lt;Baum-Linie-links style="left: 527pt; top: 1436pt; "&gt; &lt;/Baum-Linie-links&gt;</text:p>
          </table:table-cell>
          <table:table-cell/>
        </table:table-row>
        <table:table-row table:style-name="ro1">
          <table:table-cell table:number-columns-repeated="4"/>
          <table:table-cell table:formula="of:=IF(ISERROR(FIND(&quot;x&quot;;[.D102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02]);&quot;&quot;;CONCATENATE(&quot;&lt;&quot;;[.E102]  ;&quot;  data-line=&quot;&quot;&quot;;[.B102];&quot;_NODE_&quot;;TEXT(ROW();&quot;#.000&quot;);&quot;&quot;&quot; &quot;;        &quot; style=&quot;&quot;left: &quot;;[.G102];&quot;pt; top: &quot;;[.H102];&quot;pt; &quot;&quot;&gt;&quot;;[.F102];&quot;&lt;/&quot;;[.E102];&quot;&gt;&quot;)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IF(ISERROR(FIND(&quot;x&quot;;[.D103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103])&gt;=65;CODE([.C103])&lt;=90);&quot;&lt;grammatik-nts&gt;&quot;&amp;[.C103]&amp;&quot;&lt;/grammatik-nts&gt;&quot;;&quot;&lt;grammatik-ts&gt;&quot;&amp;[.C103]&amp;&quot;&lt;/grammatik-ts&gt;&quot;)" office:value-type="string" office:string-value="&lt;grammatik-ts&gt;c&lt;/grammatik-ts&gt;" calcext:value-type="string">
            <text:p>&lt;grammatik-ts&gt;c&lt;/grammatik-ts&gt;</text:p>
          </table:table-cell>
          <table:table-cell table:formula="of:=[.G100]-70" office:value-type="float" office:value="420" calcext:value-type="float">
            <text:p>420</text:p>
          </table:table-cell>
          <table:table-cell table:formula="of:=[.H100]" office:value-type="float" office:value="1390" calcext:value-type="float">
            <text:p>1390</text:p>
          </table:table-cell>
          <table:table-cell/>
          <table:table-cell table:formula="of:=IF(ISBLANK([.C103]);&quot;&quot;;CONCATENATE(&quot;&lt;&quot;;[.E103]  ;&quot;  data-line=&quot;&quot;&quot;;[.B103];&quot;_NODE_&quot;;TEXT(ROW();&quot;#.000&quot;);&quot;&quot;&quot; &quot;;        &quot; style=&quot;&quot;left: &quot;;[.G103];&quot;pt; top: &quot;;[.H103];&quot;pt; &quot;&quot;&gt;&quot;;[.F103];&quot;&lt;/&quot;;[.E103];&quot;&gt;&quot;))" office:value-type="string" office:string-value="&lt;Baum-Knoten-Changed  data-line=&quot;_NODE_103&quot;  style=&quot;left: 420pt; top: 1390pt; &quot;&gt;&lt;grammatik-ts&gt;c&lt;/grammatik-ts&gt;&lt;/Baum-Knoten-Changed&gt;" calcext:value-type="string">
            <text:p>&lt;Baum-Knoten-Changed <text:s/>data-line="_NODE_103" <text:s/>style="left: 420pt; top: 1390pt; "&gt;&lt;grammatik-ts&gt;c&lt;/grammatik-ts&gt;&lt;/Baum-Knoten-Changed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IF(ISERROR(FIND(&quot;x&quot;;[.D104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104])&gt;=65;CODE([.C104])&lt;=90);&quot;&lt;grammatik-nts&gt;&quot;&amp;[.C104]&amp;&quot;&lt;/grammatik-nts&gt;&quot;;&quot;&lt;grammatik-ts&gt;&quot;&amp;[.C104]&amp;&quot;&lt;/grammatik-ts&gt;&quot;)" office:value-type="string" office:string-value="&lt;grammatik-ts&gt;a&lt;/grammatik-ts&gt;" calcext:value-type="string">
            <text:p>&lt;grammatik-ts&gt;a&lt;/grammatik-ts&gt;</text:p>
          </table:table-cell>
          <table:table-cell table:formula="of:=[.G103]" office:value-type="float" office:value="420" calcext:value-type="float">
            <text:p>420</text:p>
          </table:table-cell>
          <table:table-cell table:formula="of:=[.H103]+70" office:value-type="float" office:value="1460" calcext:value-type="float">
            <text:p>1460</text:p>
          </table:table-cell>
          <table:table-cell/>
          <table:table-cell table:formula="of:=IF(ISBLANK([.C104]);&quot;&quot;;CONCATENATE(&quot;&lt;&quot;;[.E104]  ;&quot;  data-line=&quot;&quot;&quot;;[.B104];&quot;_NODE_&quot;;TEXT(ROW();&quot;#.000&quot;);&quot;&quot;&quot; &quot;;        &quot; style=&quot;&quot;left: &quot;;[.G104];&quot;pt; top: &quot;;[.H104];&quot;pt; &quot;&quot;&gt;&quot;;[.F104];&quot;&lt;/&quot;;[.E104];&quot;&gt;&quot;))" office:value-type="string" office:string-value="&lt;Baum-Knoten-Changed  data-line=&quot;_NODE_104&quot;  style=&quot;left: 420pt; top: 1460pt; &quot;&gt;&lt;grammatik-ts&gt;a&lt;/grammatik-ts&gt;&lt;/Baum-Knoten-Changed&gt;" calcext:value-type="string">
            <text:p>&lt;Baum-Knoten-Changed <text:s/>data-line="_NODE_104" <text:s/>style="left: 420pt; top: 1460pt; "&gt;&lt;grammatik-ts&gt;a&lt;/grammatik-ts&gt;&lt;/Baum-Knoten-Changed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IF(ISERROR(FIND(&quot;x&quot;;[.D105]));&quot;Baum-Knoten&quot;;&quot;Baum-Knoten-Changed&quot;)" office:value-type="string" office:string-value="Baum-Knoten-Changed" calcext:value-type="string">
            <text:p>Baum-Knoten-Changed</text:p>
          </table:table-cell>
          <table:table-cell table:formula="of:=IF(AND(CODE([.C105])&gt;=65;CODE([.C105])&lt;=90);&quot;&lt;grammatik-nts&gt;&quot;&amp;[.C105]&amp;&quot;&lt;/grammatik-nts&gt;&quot;;&quot;&lt;grammatik-ts&gt;&quot;&amp;[.C105]&amp;&quot;&lt;/grammatik-ts&gt;&quot;)" office:value-type="string" office:string-value="&lt;grammatik-ts&gt;b&lt;/grammatik-ts&gt;" calcext:value-type="string">
            <text:p>&lt;grammatik-ts&gt;b&lt;/grammatik-ts&gt;</text:p>
          </table:table-cell>
          <table:table-cell table:formula="of:=[.G104]+70" office:value-type="float" office:value="490" calcext:value-type="float">
            <text:p>490</text:p>
          </table:table-cell>
          <table:table-cell table:formula="of:=[.H104]" office:value-type="float" office:value="1460" calcext:value-type="float">
            <text:p>1460</text:p>
          </table:table-cell>
          <table:table-cell/>
          <table:table-cell table:formula="of:=IF(ISBLANK([.C105]);&quot;&quot;;CONCATENATE(&quot;&lt;&quot;;[.E105]  ;&quot;  data-line=&quot;&quot;&quot;;[.B105];&quot;_NODE_&quot;;TEXT(ROW();&quot;#.000&quot;);&quot;&quot;&quot; &quot;;        &quot; style=&quot;&quot;left: &quot;;[.G105];&quot;pt; top: &quot;;[.H105];&quot;pt; &quot;&quot;&gt;&quot;;[.F105];&quot;&lt;/&quot;;[.E105];&quot;&gt;&quot;))" office:value-type="string" office:string-value="&lt;Baum-Knoten-Changed  data-line=&quot;_NODE_105&quot;  style=&quot;left: 490pt; top: 1460pt; &quot;&gt;&lt;grammatik-ts&gt;b&lt;/grammatik-ts&gt;&lt;/Baum-Knoten-Changed&gt;" calcext:value-type="string">
            <text:p>&lt;Baum-Knoten-Changed <text:s/>data-line="_NODE_105" <text:s/>style="left: 490pt; top: 1460pt; "&gt;&lt;grammatik-ts&gt;b&lt;/grammatik-ts&gt;&lt;/Baum-Knoten-Changed&gt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(ISERROR(FIND(&quot;x&quot;;[.D106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06]);&quot;&quot;;CONCATENATE(&quot;&lt;&quot;;[.E106]  ;&quot;  data-line=&quot;&quot;&quot;;[.B106];&quot;_NODE_&quot;;TEXT(ROW();&quot;#.000&quot;);&quot;&quot;&quot; &quot;;        &quot; style=&quot;&quot;left: &quot;;[.G106];&quot;pt; top: &quot;;[.H106];&quot;pt; &quot;&quot;&gt;&quot;;[.F106];&quot;&lt;/&quot;;[.E106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107]));&quot;Baum-Knoten&quot;;&quot;Baum-Knoten-Changed&quot;)" office:value-type="string" office:string-value="Baum-Knoten" calcext:value-type="string">
            <text:p>Baum-Knoten</text:p>
          </table:table-cell>
          <table:table-cell table:formula="of:=IF(AND(CODE([.C107])&gt;=65;CODE([.C107])&lt;=90);&quot;&lt;grammatik-nts&gt;&quot;&amp;[.C107]&amp;&quot;&lt;/grammatik-nts&gt;&quot;;&quot;&lt;grammatik-ts&gt;&quot;&amp;[.C107]&amp;&quot;&lt;/grammatik-ts&gt;&quot;)" office:value-type="string" office:string-value="&lt;grammatik-ts&gt;&lt;/grammatik-ts&gt;" calcext:value-type="string">
            <text:p>&lt;grammatik-ts&gt;&lt;/grammatik-ts&gt;</text:p>
          </table:table-cell>
          <table:table-cell table:number-columns-repeated="3"/>
          <table:table-cell table:formula="of:=IF(ISBLANK([.C107]);&quot;&quot;;CONCATENATE(&quot;&lt;&quot;;[.E107]  ;&quot;  data-line=&quot;&quot;&quot;;[.B107];&quot;_NODE_&quot;;TEXT(ROW();&quot;#.000&quot;);&quot;&quot;&quot; &quot;;        &quot; style=&quot;&quot;left: &quot;;[.G107];&quot;pt; top: &quot;;[.H107];&quot;pt; &quot;&quot;&gt;&quot;;[.F107];&quot;&lt;/&quot;;[.E107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108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08]);&quot;&quot;;CONCATENATE(&quot;&lt;&quot;;[.E108]  ;&quot;  data-line=&quot;&quot;&quot;;[.B108];&quot;_NODE_&quot;;TEXT(ROW();&quot;#.000&quot;);&quot;&quot;&quot; &quot;;        &quot; style=&quot;&quot;left: &quot;;[.G108];&quot;pt; top: &quot;;[.H108];&quot;pt; &quot;&quot;&gt;&quot;;[.F108];&quot;&lt;/&quot;;[.E108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109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09]);&quot;&quot;;CONCATENATE(&quot;&lt;&quot;;[.E109]  ;&quot;  data-line=&quot;&quot;&quot;;[.B109];&quot;_NODE_&quot;;TEXT(ROW();&quot;#.000&quot;);&quot;&quot;&quot; &quot;;        &quot; style=&quot;&quot;left: &quot;;[.G109];&quot;pt; top: &quot;;[.H109];&quot;pt; &quot;&quot;&gt;&quot;;[.F109];&quot;&lt;/&quot;;[.E109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110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10]);&quot;&quot;;CONCATENATE(&quot;&lt;&quot;;[.E110]  ;&quot;  data-line=&quot;&quot;&quot;;[.B110];&quot;_NODE_&quot;;TEXT(ROW();&quot;#.000&quot;);&quot;&quot;&quot; &quot;;        &quot; style=&quot;&quot;left: &quot;;[.G110];&quot;pt; top: &quot;;[.H110];&quot;pt; &quot;&quot;&gt;&quot;;[.F110];&quot;&lt;/&quot;;[.E110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111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11]);&quot;&quot;;CONCATENATE(&quot;&lt;&quot;;[.E111]  ;&quot;  data-line=&quot;&quot;&quot;;[.B111];&quot;_NODE_&quot;;TEXT(ROW();&quot;#.000&quot;);&quot;&quot;&quot; &quot;;        &quot; style=&quot;&quot;left: &quot;;[.G111];&quot;pt; top: &quot;;[.H111];&quot;pt; &quot;&quot;&gt;&quot;;[.F111];&quot;&lt;/&quot;;[.E111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112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12]);&quot;&quot;;CONCATENATE(&quot;&lt;&quot;;[.E112]  ;&quot;  data-line=&quot;&quot;&quot;;[.B112];&quot;_NODE_&quot;;TEXT(ROW();&quot;#.000&quot;);&quot;&quot;&quot; &quot;;        &quot; style=&quot;&quot;left: &quot;;[.G112];&quot;pt; top: &quot;;[.H112];&quot;pt; &quot;&quot;&gt;&quot;;[.F112];&quot;&lt;/&quot;;[.E112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113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13]);&quot;&quot;;CONCATENATE(&quot;&lt;&quot;;[.E113]  ;&quot;  data-line=&quot;&quot;&quot;;[.B113];&quot;_NODE_&quot;;TEXT(ROW();&quot;#.000&quot;);&quot;&quot;&quot; &quot;;        &quot; style=&quot;&quot;left: &quot;;[.G113];&quot;pt; top: &quot;;[.H113];&quot;pt; &quot;&quot;&gt;&quot;;[.F113];&quot;&lt;/&quot;;[.E113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114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14]);&quot;&quot;;CONCATENATE(&quot;&lt;&quot;;[.E114]  ;&quot;  data-line=&quot;&quot;&quot;;[.B114];&quot;_NODE_&quot;;TEXT(ROW();&quot;#.000&quot;);&quot;&quot;&quot; &quot;;        &quot; style=&quot;&quot;left: &quot;;[.G114];&quot;pt; top: &quot;;[.H114];&quot;pt; &quot;&quot;&gt;&quot;;[.F114];&quot;&lt;/&quot;;[.E114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ISERROR(FIND(&quot;x&quot;;[.D115]));&quot;Baum-Knoten&quot;;&quot;Baum-Knoten-Changed&quot;)" office:value-type="string" office:string-value="Baum-Knoten" calcext:value-type="string">
            <text:p>Baum-Knoten</text:p>
          </table:table-cell>
          <table:table-cell table:number-columns-repeated="4"/>
          <table:table-cell table:formula="of:=IF(ISBLANK([.C115]);&quot;&quot;;CONCATENATE(&quot;&lt;&quot;;[.E115]  ;&quot;  data-line=&quot;&quot;&quot;;[.B115];&quot;_NODE_&quot;;TEXT(ROW();&quot;#.000&quot;);&quot;&quot;&quot; &quot;;        &quot; style=&quot;&quot;left: &quot;;[.G115];&quot;pt; top: &quot;;[.H115];&quot;pt; &quot;&quot;&gt;&quot;;[.F115];&quot;&lt;/&quot;;[.E115]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formula="of:=IF(ISBLANK([.C116]);&quot;&quot;;CONCATENATE(&quot;&lt;Baum-Knoten&quot;;     IF(ISERROR(FIND(&quot;x&quot;;[.D115]));&quot;&quot;;&quot;-Changed&quot;)    ;&quot;  data-line=&quot;&quot;&quot;;[.B116];&quot;_NODE_&quot;;TEXT(ROW();&quot;#.000&quot;);&quot;&quot;&quot; &quot;;        &quot; style=&quot;&quot;left: &quot;;[.G116];&quot;pt; top: &quot;;[.H116];&quot;pt; &quot;&quot;&gt;&quot;;[.F116];&quot;&lt;/Baum-Knoten&quot;;IF([.D116]=&quot;x&quot;;&quot;-Changed&quot;;&quot;&quot;)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formula="of:=IF(ISBLANK([.C117]);&quot;&quot;;CONCATENATE(&quot;&lt;Baum-Knoten&quot;;     IF(ISERROR(FIND(&quot;x&quot;;[.D116]));&quot;&quot;;&quot;-Changed&quot;)    ;&quot;  data-line=&quot;&quot;&quot;;[.B117];&quot;_NODE_&quot;;TEXT(ROW();&quot;#.000&quot;);&quot;&quot;&quot; &quot;;        &quot; style=&quot;&quot;left: &quot;;[.G117];&quot;pt; top: &quot;;[.H117];&quot;pt; &quot;&quot;&gt;&quot;;[.F117];&quot;&lt;/Baum-Knoten&quot;;IF([.D117]=&quot;x&quot;;&quot;-Changed&quot;;&quot;&quot;);&quot;&gt;&quot;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formula="of:=IF(ISBLANK([.C118]);&quot;&quot;;CONCATENATE(&quot;&lt;Baum-Knoten&quot;;     IF(ISERROR(FIND(&quot;x&quot;;[.D117]));&quot;&quot;;&quot;-Changed&quot;)    ;&quot;  data-line=&quot;&quot;&quot;;[.B118];&quot;_NODE_&quot;;TEXT(ROW();&quot;#.000&quot;);&quot;&quot;&quot; &quot;;        &quot; style=&quot;&quot;left: &quot;;[.G118];&quot;pt; top: &quot;;[.H118];&quot;pt; &quot;&quot;&gt;&quot;;[.F118];&quot;&lt;/Baum-Knoten&quot;;IF([.D118]=&quot;x&quot;;&quot;-Changed&quot;;&quot;&quot;);&quot;&gt;&quot;))">
            <text:p/>
          </table:table-cell>
          <table:table-cell table:number-columns-repeated="3"/>
        </table:table-row>
      </table:table>
      <table:table table:name="Tabelle5" table:style-name="ta1"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S</text:p>
          </table:table-cell>
          <table:table-cell table:formula="of:=CONCATENATE(&quot;&lt;grammatik-nts&gt;&quot;;[.A1];&quot;&lt;/grammatik-nts&gt; &lt;grammatik-pfeil&gt;&amp;rArr;&lt;/grammatik-pfeil&gt;&quot;)" office:value-type="string" office:string-value="&lt;grammatik-nts&gt;S&lt;/grammatik-nts&gt; &lt;grammatik-pfeil&gt;&amp;rArr;&lt;/grammatik-pfeil&gt;" calcext:value-type="string">
            <text:p>&lt;grammatik-nts&gt;S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formula="of:=CONCATENATE(&quot;&lt;grammatik-nts&gt;&quot;;[.A2];&quot;&lt;/grammatik-nts&gt; &lt;grammatik-pfeil&gt;&amp;rArr;&lt;/grammatik-pfeil&gt;&quot;)" office:value-type="string" office:string-value="&lt;grammatik-nts&gt;AB&lt;/grammatik-nts&gt; &lt;grammatik-pfeil&gt;&amp;rArr;&lt;/grammatik-pfeil&gt;" calcext:value-type="string">
            <text:p>&lt;grammatik-nts&gt;AB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table:formula="of:=CONCATENATE(&quot;&lt;grammatik-nts&gt;&quot;;[.A3];&quot;&lt;/grammatik-nts&gt; &lt;grammatik-pfeil&gt;&amp;rArr;&lt;/grammatik-pfeil&gt;&quot;)" office:value-type="string" office:string-value="&lt;grammatik-nts&gt;ABR&lt;/grammatik-nts&gt; &lt;grammatik-pfeil&gt;&amp;rArr;&lt;/grammatik-pfeil&gt;" calcext:value-type="string">
            <text:p>&lt;grammatik-nts&gt;A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BR</text:p>
          </table:table-cell>
          <table:table-cell table:formula="of:=CONCATENATE(&quot;&lt;grammatik-nts&gt;&quot;;[.A4];&quot;&lt;/grammatik-nts&gt; &lt;grammatik-pfeil&gt;&amp;rArr;&lt;/grammatik-pfeil&gt;&quot;)" office:value-type="string" office:string-value="&lt;grammatik-nts&gt;ACBR&lt;/grammatik-nts&gt; &lt;grammatik-pfeil&gt;&amp;rArr;&lt;/grammatik-pfeil&gt;" calcext:value-type="string">
            <text:p>&lt;grammatik-nts&gt;AC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BR</text:p>
          </table:table-cell>
          <table:table-cell table:formula="of:=CONCATENATE(&quot;&lt;grammatik-nts&gt;&quot;;[.A5];&quot;&lt;/grammatik-nts&gt; &lt;grammatik-pfeil&gt;&amp;rArr;&lt;/grammatik-pfeil&gt;&quot;)" office:value-type="string" office:string-value="&lt;grammatik-nts&gt;ACABR&lt;/grammatik-nts&gt; &lt;grammatik-pfeil&gt;&amp;rArr;&lt;/grammatik-pfeil&gt;" calcext:value-type="string">
            <text:p>&lt;grammatik-nts&gt;ACA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ABR</text:p>
          </table:table-cell>
          <table:table-cell table:formula="of:=CONCATENATE(&quot;&lt;grammatik-nts&gt;&quot;;[.A6];&quot;&lt;/grammatik-nts&gt; &lt;grammatik-pfeil&gt;&amp;rArr;&lt;/grammatik-pfeil&gt;&quot;)" office:value-type="string" office:string-value="&lt;grammatik-nts&gt;ACAABR&lt;/grammatik-nts&gt; &lt;grammatik-pfeil&gt;&amp;rArr;&lt;/grammatik-pfeil&gt;" calcext:value-type="string">
            <text:p>&lt;grammatik-nts&gt;ACAA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abr</text:p>
          </table:table-cell>
          <table:table-cell table:formula="of:=CONCATENATE(&quot;&lt;grammatik-nts&gt;&quot;;[.A7];&quot;&lt;/grammatik-nts&gt; &lt;grammatik-pfeil&gt;&amp;rArr;&lt;/grammatik-pfeil&gt;&quot;)" office:value-type="string" office:string-value="&lt;grammatik-nts&gt;acaabr&lt;/grammatik-nts&gt; &lt;grammatik-pfeil&gt;&amp;rArr;&lt;/grammatik-pfeil&gt;" calcext:value-type="string">
            <text:p>&lt;grammatik-nts&gt;acaabr&lt;/grammatik-nts&gt; &lt;grammatik-pfeil&gt;&amp;rArr;&lt;/grammatik-pfeil&gt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formula="of:=CONCATENATE(&quot;&lt;grammatik-nts&gt;&quot;;[.A10];&quot;&lt;/grammatik-nts&gt; &lt;grammatik-pfeil&gt;&amp;rArr;&lt;/grammatik-pfeil&gt;&quot;)" office:value-type="string" office:string-value="&lt;grammatik-nts&gt;S&lt;/grammatik-nts&gt; &lt;grammatik-pfeil&gt;&amp;rArr;&lt;/grammatik-pfeil&gt;" calcext:value-type="string">
            <text:p>&lt;grammatik-nts&gt;S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formula="of:=CONCATENATE(&quot;&lt;grammatik-nts&gt;&quot;;[.A11];&quot;&lt;/grammatik-nts&gt; &lt;grammatik-pfeil&gt;&amp;rArr;&lt;/grammatik-pfeil&gt;&quot;)" office:value-type="string" office:string-value="&lt;grammatik-nts&gt;AB&lt;/grammatik-nts&gt; &lt;grammatik-pfeil&gt;&amp;rArr;&lt;/grammatik-pfeil&gt;" calcext:value-type="string">
            <text:p>&lt;grammatik-nts&gt;AB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AB</text:p>
          </table:table-cell>
          <table:table-cell table:formula="of:=CONCATENATE(&quot;&lt;grammatik-nts&gt;&quot;;[.A12];&quot;&lt;/grammatik-nts&gt; &lt;grammatik-pfeil&gt;&amp;rArr;&lt;/grammatik-pfeil&gt;&quot;)" office:value-type="string" office:string-value="&lt;grammatik-nts&gt;AAB&lt;/grammatik-nts&gt; &lt;grammatik-pfeil&gt;&amp;rArr;&lt;/grammatik-pfeil&gt;" calcext:value-type="string">
            <text:p>&lt;grammatik-nts&gt;AAB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ab</text:p>
          </table:table-cell>
          <table:table-cell table:formula="of:=CONCATENATE(&quot;&lt;grammatik-nts&gt;&quot;;[.A13];&quot;&lt;/grammatik-nts&gt; &lt;grammatik-pfeil&gt;&amp;rArr;&lt;/grammatik-pfeil&gt;&quot;)" office:value-type="string" office:string-value="&lt;grammatik-nts&gt;aab&lt;/grammatik-nts&gt; &lt;grammatik-pfeil&gt;&amp;rArr;&lt;/grammatik-pfeil&gt;" calcext:value-type="string">
            <text:p>&lt;grammatik-nts&gt;aab&lt;/grammatik-nts&gt; &lt;grammatik-pfeil&gt;&amp;rArr;&lt;/grammatik-pfeil&gt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formula="of:=CONCATENATE(&quot;&lt;grammatik-nts&gt;&quot;;[.A16];&quot;&lt;/grammatik-nts&gt; &lt;grammatik-pfeil&gt;&amp;rArr;&lt;/grammatik-pfeil&gt;&quot;)" office:value-type="string" office:string-value="&lt;grammatik-nts&gt;S&lt;/grammatik-nts&gt; &lt;grammatik-pfeil&gt;&amp;rArr;&lt;/grammatik-pfeil&gt;" calcext:value-type="string">
            <text:p>&lt;grammatik-nts&gt;S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formula="of:=CONCATENATE(&quot;&lt;grammatik-nts&gt;&quot;;[.A17];&quot;&lt;/grammatik-nts&gt; &lt;grammatik-pfeil&gt;&amp;rArr;&lt;/grammatik-pfeil&gt;&quot;)" office:value-type="string" office:string-value="&lt;grammatik-nts&gt;AB&lt;/grammatik-nts&gt; &lt;grammatik-pfeil&gt;&amp;rArr;&lt;/grammatik-pfeil&gt;" calcext:value-type="string">
            <text:p>&lt;grammatik-nts&gt;AB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table:formula="of:=CONCATENATE(&quot;&lt;grammatik-nts&gt;&quot;;[.A18];&quot;&lt;/grammatik-nts&gt; &lt;grammatik-pfeil&gt;&amp;rArr;&lt;/grammatik-pfeil&gt;&quot;)" office:value-type="string" office:string-value="&lt;grammatik-nts&gt;ABR&lt;/grammatik-nts&gt; &lt;grammatik-pfeil&gt;&amp;rArr;&lt;/grammatik-pfeil&gt;" calcext:value-type="string">
            <text:p>&lt;grammatik-nts&gt;A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BR</text:p>
          </table:table-cell>
          <table:table-cell table:formula="of:=CONCATENATE(&quot;&lt;grammatik-nts&gt;&quot;;[.A19];&quot;&lt;/grammatik-nts&gt; &lt;grammatik-pfeil&gt;&amp;rArr;&lt;/grammatik-pfeil&gt;&quot;)" office:value-type="string" office:string-value="&lt;grammatik-nts&gt;ACBR&lt;/grammatik-nts&gt; &lt;grammatik-pfeil&gt;&amp;rArr;&lt;/grammatik-pfeil&gt;" calcext:value-type="string">
            <text:p>&lt;grammatik-nts&gt;AC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BR</text:p>
          </table:table-cell>
          <table:table-cell table:formula="of:=CONCATENATE(&quot;&lt;grammatik-nts&gt;&quot;;[.A20];&quot;&lt;/grammatik-nts&gt; &lt;grammatik-pfeil&gt;&amp;rArr;&lt;/grammatik-pfeil&gt;&quot;)" office:value-type="string" office:string-value="&lt;grammatik-nts&gt;ACABR&lt;/grammatik-nts&gt; &lt;grammatik-pfeil&gt;&amp;rArr;&lt;/grammatik-pfeil&gt;" calcext:value-type="string">
            <text:p>&lt;grammatik-nts&gt;ACA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BRR</text:p>
          </table:table-cell>
          <table:table-cell table:formula="of:=CONCATENATE(&quot;&lt;grammatik-nts&gt;&quot;;[.A21];&quot;&lt;/grammatik-nts&gt; &lt;grammatik-pfeil&gt;&amp;rArr;&lt;/grammatik-pfeil&gt;&quot;)" office:value-type="string" office:string-value="&lt;grammatik-nts&gt;ACABRR&lt;/grammatik-nts&gt; &lt;grammatik-pfeil&gt;&amp;rArr;&lt;/grammatik-pfeil&gt;" calcext:value-type="string">
            <text:p>&lt;grammatik-nts&gt;ACABR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CBRR</text:p>
          </table:table-cell>
          <table:table-cell table:formula="of:=CONCATENATE(&quot;&lt;grammatik-nts&gt;&quot;;[.A22];&quot;&lt;/grammatik-nts&gt; &lt;grammatik-pfeil&gt;&amp;rArr;&lt;/grammatik-pfeil&gt;&quot;)" office:value-type="string" office:string-value="&lt;grammatik-nts&gt;ACACBRR&lt;/grammatik-nts&gt; &lt;grammatik-pfeil&gt;&amp;rArr;&lt;/grammatik-pfeil&gt;" calcext:value-type="string">
            <text:p>&lt;grammatik-nts&gt;ACACBR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CABRR</text:p>
          </table:table-cell>
          <table:table-cell table:formula="of:=CONCATENATE(&quot;&lt;grammatik-nts&gt;&quot;;[.A23];&quot;&lt;/grammatik-nts&gt; &lt;grammatik-pfeil&gt;&amp;rArr;&lt;/grammatik-pfeil&gt;&quot;)" office:value-type="string" office:string-value="&lt;grammatik-nts&gt;ACACABRR&lt;/grammatik-nts&gt; &lt;grammatik-pfeil&gt;&amp;rArr;&lt;/grammatik-pfeil&gt;" calcext:value-type="string">
            <text:p>&lt;grammatik-nts&gt;ACACABR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cabrr</text:p>
          </table:table-cell>
          <table:table-cell table:formula="of:=CONCATENATE(&quot;&lt;grammatik-nts&gt;&quot;;[.A24];&quot;&lt;/grammatik-nts&gt; &lt;grammatik-pfeil&gt;&amp;rArr;&lt;/grammatik-pfeil&gt;&quot;)" office:value-type="string" office:string-value="&lt;grammatik-nts&gt;acacabrr&lt;/grammatik-nts&gt; &lt;grammatik-pfeil&gt;&amp;rArr;&lt;/grammatik-pfeil&gt;" calcext:value-type="string">
            <text:p>&lt;grammatik-nts&gt;acacabrr&lt;/grammatik-nts&gt; &lt;grammatik-pfeil&gt;&amp;rArr;&lt;/grammatik-pfeil&gt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formula="of:=CONCATENATE(&quot;&lt;grammatik-nts&gt;&quot;;[.A27];&quot;&lt;/grammatik-nts&gt; &lt;grammatik-pfeil&gt;&amp;rArr;&lt;/grammatik-pfeil&gt;&quot;)" office:value-type="string" office:string-value="&lt;grammatik-nts&gt;S&lt;/grammatik-nts&gt; &lt;grammatik-pfeil&gt;&amp;rArr;&lt;/grammatik-pfeil&gt;" calcext:value-type="string">
            <text:p>&lt;grammatik-nts&gt;S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formula="of:=CONCATENATE(&quot;&lt;grammatik-nts&gt;&quot;;[.A28];&quot;&lt;/grammatik-nts&gt; &lt;grammatik-pfeil&gt;&amp;rArr;&lt;/grammatik-pfeil&gt;&quot;)" office:value-type="string" office:string-value="&lt;grammatik-nts&gt;AB&lt;/grammatik-nts&gt; &lt;grammatik-pfeil&gt;&amp;rArr;&lt;/grammatik-pfeil&gt;" calcext:value-type="string">
            <text:p>&lt;grammatik-nts&gt;AB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table:formula="of:=CONCATENATE(&quot;&lt;grammatik-nts&gt;&quot;;[.A29];&quot;&lt;/grammatik-nts&gt; &lt;grammatik-pfeil&gt;&amp;rArr;&lt;/grammatik-pfeil&gt;&quot;)" office:value-type="string" office:string-value="&lt;grammatik-nts&gt;ABR&lt;/grammatik-nts&gt; &lt;grammatik-pfeil&gt;&amp;rArr;&lt;/grammatik-pfeil&gt;" calcext:value-type="string">
            <text:p>&lt;grammatik-nts&gt;A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BR</text:p>
          </table:table-cell>
          <table:table-cell table:formula="of:=CONCATENATE(&quot;&lt;grammatik-nts&gt;&quot;;[.A30];&quot;&lt;/grammatik-nts&gt; &lt;grammatik-pfeil&gt;&amp;rArr;&lt;/grammatik-pfeil&gt;&quot;)" office:value-type="string" office:string-value="&lt;grammatik-nts&gt;ACBR&lt;/grammatik-nts&gt; &lt;grammatik-pfeil&gt;&amp;rArr;&lt;/grammatik-pfeil&gt;" calcext:value-type="string">
            <text:p>&lt;grammatik-nts&gt;AC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BR</text:p>
          </table:table-cell>
          <table:table-cell table:formula="of:=CONCATENATE(&quot;&lt;grammatik-nts&gt;&quot;;[.A31];&quot;&lt;/grammatik-nts&gt; &lt;grammatik-pfeil&gt;&amp;rArr;&lt;/grammatik-pfeil&gt;&quot;)" office:value-type="string" office:string-value="&lt;grammatik-nts&gt;ACABR&lt;/grammatik-nts&gt; &lt;grammatik-pfeil&gt;&amp;rArr;&lt;/grammatik-pfeil&gt;" calcext:value-type="string">
            <text:p>&lt;grammatik-nts&gt;ACA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CBR</text:p>
          </table:table-cell>
          <table:table-cell table:formula="of:=CONCATENATE(&quot;&lt;grammatik-nts&gt;&quot;;[.A32];&quot;&lt;/grammatik-nts&gt; &lt;grammatik-pfeil&gt;&amp;rArr;&lt;/grammatik-pfeil&gt;&quot;)" office:value-type="string" office:string-value="&lt;grammatik-nts&gt;ACACBR&lt;/grammatik-nts&gt; &lt;grammatik-pfeil&gt;&amp;rArr;&lt;/grammatik-pfeil&gt;" calcext:value-type="string">
            <text:p>&lt;grammatik-nts&gt;ACAC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CABR</text:p>
          </table:table-cell>
          <table:table-cell table:formula="of:=CONCATENATE(&quot;&lt;grammatik-nts&gt;&quot;;[.A33];&quot;&lt;/grammatik-nts&gt; &lt;grammatik-pfeil&gt;&amp;rArr;&lt;/grammatik-pfeil&gt;&quot;)" office:value-type="string" office:string-value="&lt;grammatik-nts&gt;ACACABR&lt;/grammatik-nts&gt; &lt;grammatik-pfeil&gt;&amp;rArr;&lt;/grammatik-pfeil&gt;" calcext:value-type="string">
            <text:p>&lt;grammatik-nts&gt;ACACABR&lt;/grammatik-nts&gt; &lt;grammatik-pfeil&gt;&amp;rArr;&lt;/grammatik-pfeil&gt;</text:p>
          </table:table-cell>
        </table:table-row>
        <table:table-row table:style-name="ro1">
          <table:table-cell office:value-type="string" calcext:value-type="string">
            <text:p>ACACABR</text:p>
          </table:table-cell>
          <table:table-cell table:formula="of:=CONCATENATE(&quot;&lt;grammatik-nts&gt;&quot;;[.A34];&quot;&lt;/grammatik-nts&gt; &lt;grammatik-pfeil&gt;&amp;rArr;&lt;/grammatik-pfeil&gt;&quot;)" office:value-type="string" office:string-value="&lt;grammatik-nts&gt;ACACABR&lt;/grammatik-nts&gt; &lt;grammatik-pfeil&gt;&amp;rArr;&lt;/grammatik-pfeil&gt;" calcext:value-type="string">
            <text:p>&lt;grammatik-nts&gt;ACACABR&lt;/grammatik-nts&gt; &lt;grammatik-pfeil&gt;&amp;rArr;&lt;/grammatik-pfeil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.00.0000</text:date>, <text:time style:data-style-name="N2" text:time-value="19:23:49.34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8:36:45.924000000</meta:creation-date>
    <dc:date>2018-05-29T20:06:48.529000000</dc:date>
    <meta:editing-duration>PT2H7M1S</meta:editing-duration>
    <meta:editing-cycles>18</meta:editing-cycles>
    <meta:generator>LibreOffice/6.0.3.2$Windows_X86_64 LibreOffice_project/8f48d515416608e3a835360314dac7e47fd0b821</meta:generator>
    <meta:document-statistic meta:table-count="5" meta:cell-count="2860" meta:object-count="0"/>
  </office:meta>
</office:document-meta>
</file>